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7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series_code</text:p>
          </table:table-cell>
          <table:table-cell office:value-type="string">
            <text:p>series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2" office:value-type="string">
            <text:p>..</text:p>
          </table:table-cell>
          <table:table-cell office:value-type="float" office:value="364.570572952">
            <text:p>364,570572952</text:p>
          </table:table-cell>
          <table:table-cell office:value-type="float" office:value="376.7587142045">
            <text:p>376,7587142045</text:p>
          </table:table-cell>
          <table:table-cell office:value-type="float" office:value="364.0954360218">
            <text:p>364,0954360218</text:p>
          </table:table-cell>
          <table:table-cell office:value-type="float" office:value="389.4163577911">
            <text:p>389,4163577911</text:p>
          </table:table-cell>
          <table:table-cell office:value-type="float" office:value="397.9859047419">
            <text:p>397,9859047419</text:p>
          </table:table-cell>
          <table:table-cell office:value-type="float" office:value="440.3681553436">
            <text:p>440,3681553436</text:p>
          </table:table-cell>
          <table:table-cell office:value-type="float" office:value="444.9501379324">
            <text:p>444,9501379324</text:p>
          </table:table-cell>
          <table:table-cell office:value-type="float" office:value="524.8235332116">
            <text:p>524,8235332116</text:p>
          </table:table-cell>
          <table:table-cell office:value-type="float" office:value="553.3002893831">
            <text:p>553,3002893831</text:p>
          </table:table-cell>
          <table:table-cell office:value-type="float" office:value="569.2333877214">
            <text:p>569,2333877214</text:p>
          </table:table-cell>
          <table:table-cell office:value-type="float" office:value="630.4274125674">
            <text:p>630,4274125674</text:p>
          </table:table-cell>
          <table:table-cell office:value-type="float" office:value="633.6584112613">
            <text:p>633,6584112613</text:p>
          </table:table-cell>
          <table:table-cell office:value-type="float" office:value="630.3200140243">
            <text:p>630,3200140243</text:p>
          </table:table-cell>
          <table:table-cell office:value-type="float" office:value="620.0565249236">
            <text:p>620,0565249236</text:p>
          </table:table-cell>
          <table:table-cell office:value-type="float" office:value="617.8899723592">
            <text:p>617,88997235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2110.6332178637">
            <text:p>2110,6332178637</text:p>
          </table:table-cell>
          <table:table-cell office:value-type="float" office:value="2187.642806099">
            <text:p>2187,642806099</text:p>
          </table:table-cell>
          <table:table-cell office:value-type="float" office:value="2205.0529441704">
            <text:p>2205,0529441704</text:p>
          </table:table-cell>
          <table:table-cell office:value-type="float" office:value="2182.6319179314">
            <text:p>2182,6319179314</text:p>
          </table:table-cell>
          <table:table-cell office:value-type="float" office:value="2110.4414282952">
            <text:p>2110,4414282952</text:p>
          </table:table-cell>
          <table:table-cell office:value-type="float" office:value="2104.3085836863">
            <text:p>2104,3085836863</text:p>
          </table:table-cell>
          <table:table-cell office:value-type="float" office:value="2180.3720905652">
            <text:p>2180,3720905652</text:p>
          </table:table-cell>
          <table:table-cell office:value-type="float" office:value="2120.4228388739">
            <text:p>2120,4228388739</text:p>
          </table:table-cell>
          <table:table-cell office:value-type="float" office:value="2051.243570188">
            <text:p>2051,243570188</text:p>
          </table:table-cell>
          <table:table-cell office:value-type="float" office:value="2193.2638245449">
            <text:p>2193,2638245449</text:p>
          </table:table-cell>
          <table:table-cell office:value-type="float" office:value="1947.8835449081">
            <text:p>1947,8835449081</text:p>
          </table:table-cell>
          <table:table-cell office:value-type="float" office:value="1379.8169783237">
            <text:p>1379,8169783237</text:p>
          </table:table-cell>
          <table:table-cell office:value-type="float" office:value="1288.2589649109">
            <text:p>1288,2589649109</text:p>
          </table:table-cell>
          <table:table-cell office:value-type="float" office:value="1420.5732879587">
            <text:p>1420,5732879587</text:p>
          </table:table-cell>
          <table:table-cell office:value-type="float" office:value="1547.9543529201">
            <text:p>1547,9543529201</text:p>
          </table:table-cell>
          <table:table-cell office:value-type="float" office:value="1764.6992963275">
            <text:p>1764,6992963275</text:p>
          </table:table-cell>
          <table:table-cell office:value-type="float" office:value="1937.2900719809">
            <text:p>1937,2900719809</text:p>
          </table:table-cell>
          <table:table-cell office:value-type="float" office:value="1738.1664604343">
            <text:p>1738,1664604343</text:p>
          </table:table-cell>
          <table:table-cell office:value-type="float" office:value="1906.7172614423">
            <text:p>1906,7172614423</text:p>
          </table:table-cell>
          <table:table-cell office:value-type="float" office:value="2177.8966330736">
            <text:p>2177,8966330736</text:p>
          </table:table-cell>
          <table:table-cell office:value-type="float" office:value="2337.9423863713">
            <text:p>2337,9423863713</text:p>
          </table:table-cell>
          <table:table-cell office:value-type="float" office:value="2547.3773160862">
            <text:p>2547,3773160862</text:p>
          </table:table-cell>
          <table:table-cell office:value-type="float" office:value="2663.1404769259">
            <text:p>2663,1404769259</text:p>
          </table:table-cell>
          <table:table-cell office:value-type="float" office:value="2827.455777507">
            <text:p>2827,455777507</text:p>
          </table:table-cell>
          <table:table-cell office:value-type="float" office:value="3001.4086179316">
            <text:p>3001,4086179316</text:p>
          </table:table-cell>
          <table:table-cell office:value-type="float" office:value="3189.3951111769">
            <text:p>3189,3951111769</text:p>
          </table:table-cell>
          <table:table-cell office:value-type="float" office:value="3383.893725612">
            <text:p>3383,893725612</text:p>
          </table:table-cell>
          <table:table-cell office:value-type="float" office:value="3610.7275537064">
            <text:p>3610,7275537064</text:p>
          </table:table-cell>
          <table:table-cell office:value-type="float" office:value="3775.3809877597">
            <text:p>3775,3809877597</text:p>
          </table:table-cell>
          <table:table-cell office:value-type="float" office:value="3928.3386382424">
            <text:p>3928,3386382424</text:p>
          </table:table-cell>
          <table:table-cell office:value-type="float" office:value="4094.3588319192">
            <text:p>4094,3588319192</text:p>
          </table:table-cell>
          <table:table-cell office:value-type="float" office:value="4210.0821985061">
            <text:p>4210,0821985061</text:p>
          </table:table-cell>
          <table:table-cell office:value-type="float" office:value="4276.9215501923">
            <text:p>4276,9215501923</text:p>
          </table:table-cell>
          <table:table-cell office:value-type="float" office:value="4327.6445180272">
            <text:p>4327,6445180272</text:p>
          </table:table-cell>
          <table:table-cell office:value-type="float" office:value="4413.5615829096">
            <text:p>4413,5615829096</text:p>
          </table:table-cell>
          <table:table-cell office:value-type="float" office:value="4524.9909928901">
            <text:p>4524,9909928901</text:p>
          </table:table-cell>
          <table:table-cell office:value-type="float" office:value="4684.9670340204">
            <text:p>4684,96703402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466.0382377392">
            <text:p>2466,0382377392</text:p>
          </table:table-cell>
          <table:table-cell office:value-type="float" office:value="2078.2219326415">
            <text:p>2078,2219326415</text:p>
          </table:table-cell>
          <table:table-cell office:value-type="float" office:value="1628.3887246985">
            <text:p>1628,3887246985</text:p>
          </table:table-cell>
          <table:table-cell office:value-type="float" office:value="2133.318606966">
            <text:p>2133,318606966</text:p>
          </table:table-cell>
          <table:table-cell office:value-type="float" office:value="2200.8138755243">
            <text:p>2200,8138755243</text:p>
          </table:table-cell>
          <table:table-cell office:value-type="float" office:value="2276.1469980644">
            <text:p>2276,1469980644</text:p>
          </table:table-cell>
          <table:table-cell office:value-type="float" office:value="2107.8003906998">
            <text:p>2107,8003906998</text:p>
          </table:table-cell>
          <table:table-cell office:value-type="float" office:value="2242.4504165852">
            <text:p>2242,4504165852</text:p>
          </table:table-cell>
          <table:table-cell office:value-type="float" office:value="2414.0166952307">
            <text:p>2414,0166952307</text:p>
          </table:table-cell>
          <table:table-cell office:value-type="float" office:value="2543.5632650632">
            <text:p>2543,5632650632</text:p>
          </table:table-cell>
          <table:table-cell office:value-type="float" office:value="2691.8023171658">
            <text:p>2691,8023171658</text:p>
          </table:table-cell>
          <table:table-cell office:value-type="float" office:value="2321.3504021634">
            <text:p>2321,3504021634</text:p>
          </table:table-cell>
          <table:table-cell office:value-type="float" office:value="2877.7452645898">
            <text:p>2877,7452645898</text:p>
          </table:table-cell>
          <table:table-cell office:value-type="float" office:value="2906.7005021337">
            <text:p>2906,7005021337</text:p>
          </table:table-cell>
          <table:table-cell office:value-type="float" office:value="3039.420570957">
            <text:p>3039,420570957</text:p>
          </table:table-cell>
          <table:table-cell office:value-type="float" office:value="3104.4935728375">
            <text:p>3104,4935728375</text:p>
          </table:table-cell>
          <table:table-cell office:value-type="float" office:value="3270.6803555066">
            <text:p>3270,6803555066</text:p>
          </table:table-cell>
          <table:table-cell office:value-type="float" office:value="3345.3780165806">
            <text:p>3345,3780165806</text:p>
          </table:table-cell>
          <table:table-cell office:value-type="float" office:value="3548.9000651624">
            <text:p>3548,9000651624</text:p>
          </table:table-cell>
          <table:table-cell office:value-type="float" office:value="3702.7774497619">
            <text:p>3702,7774497619</text:p>
          </table:table-cell>
          <table:table-cell office:value-type="float" office:value="3620.7035374405">
            <text:p>3620,7035374405</text:p>
          </table:table-cell>
          <table:table-cell office:value-type="float" office:value="3616.0163127638">
            <text:p>3616,0163127638</text:p>
          </table:table-cell>
          <table:table-cell office:value-type="float" office:value="3729.2571780429">
            <text:p>3729,2571780429</text:p>
          </table:table-cell>
          <table:table-cell office:value-type="float" office:value="3809.8037633882">
            <text:p>3809,8037633882</text:p>
          </table:table-cell>
          <table:table-cell office:value-type="float" office:value="3900.8504795364">
            <text:p>3900,8504795364</text:p>
          </table:table-cell>
          <table:table-cell office:value-type="float" office:value="3924.7092712565">
            <text:p>3924,7092712565</text:p>
          </table:table-cell>
          <table:table-cell office:value-type="float" office:value="3825.9040177309">
            <text:p>3825,9040177309</text:p>
          </table:table-cell>
          <table:table-cell office:value-type="float" office:value="3691.6475554057">
            <text:p>3691,6475554057</text:p>
          </table:table-cell>
          <table:table-cell office:value-type="float" office:value="3554.6227403699">
            <text:p>3554,6227403699</text:p>
          </table:table-cell>
          <table:table-cell office:value-type="float" office:value="3613.146593452">
            <text:p>3613,146593452</text:p>
          </table:table-cell>
          <table:table-cell office:value-type="float" office:value="3550.0326715417">
            <text:p>3550,0326715417</text:p>
          </table:table-cell>
          <table:table-cell office:value-type="float" office:value="3422.6386182094">
            <text:p>3422,6386182094</text:p>
          </table:table-cell>
          <table:table-cell office:value-type="float" office:value="3403.903452224">
            <text:p>3403,903452224</text:p>
          </table:table-cell>
          <table:table-cell office:value-type="float" office:value="3259.8436797717">
            <text:p>3259,8436797717</text:p>
          </table:table-cell>
          <table:table-cell office:value-type="float" office:value="3164.8985771543">
            <text:p>3164,8985771543</text:p>
          </table:table-cell>
          <table:table-cell office:value-type="float" office:value="3223.5575604032">
            <text:p>3223,5575604032</text:p>
          </table:table-cell>
          <table:table-cell office:value-type="float" office:value="3297.8633745583">
            <text:p>3297,8633745583</text:p>
          </table:table-cell>
          <table:table-cell office:value-type="float" office:value="3281.1021390954">
            <text:p>3281,1021390954</text:p>
          </table:table-cell>
          <table:table-cell office:value-type="float" office:value="3397.4101977919">
            <text:p>3397,4101977919</text:p>
          </table:table-cell>
          <table:table-cell office:value-type="float" office:value="3457.1370464976">
            <text:p>3457,1370464976</text:p>
          </table:table-cell>
          <table:table-cell office:value-type="float" office:value="3541.0720367973">
            <text:p>3541,0720367973</text:p>
          </table:table-cell>
          <table:table-cell office:value-type="float" office:value="3600.4372541096">
            <text:p>3600,4372541096</text:p>
          </table:table-cell>
          <table:table-cell office:value-type="float" office:value="3754.51627515">
            <text:p>3754,51627515</text:p>
          </table:table-cell>
          <table:table-cell office:value-type="float" office:value="3974.1750320223">
            <text:p>3974,1750320223</text:p>
          </table:table-cell>
          <table:table-cell office:value-type="float" office:value="4091.1442350798">
            <text:p>4091,1442350798</text:p>
          </table:table-cell>
          <table:table-cell office:value-type="float" office:value="4273.3127514677">
            <text:p>4273,3127514677</text:p>
          </table:table-cell>
          <table:table-cell office:value-type="float" office:value="4282.3282309175">
            <text:p>4282,3282309175</text:p>
          </table:table-cell>
          <table:table-cell office:value-type="float" office:value="4359.3757475225">
            <text:p>4359,3757475225</text:p>
          </table:table-cell>
          <table:table-cell office:value-type="float" office:value="4390.4996327596">
            <text:p>4390,4996327596</text:p>
          </table:table-cell>
          <table:table-cell office:value-type="float" office:value="4386.0388955889">
            <text:p>4386,0388955889</text:p>
          </table:table-cell>
          <table:table-cell office:value-type="float" office:value="4463.3946748895">
            <text:p>4463,3946748895</text:p>
          </table:table-cell>
          <table:table-cell office:value-type="float" office:value="4504.9200981321">
            <text:p>4504,9200981321</text:p>
          </table:table-cell>
          <table:table-cell office:value-type="float" office:value="4564.4350167897">
            <text:p>4564,4350167897</text:p>
          </table:table-cell>
          <table:table-cell office:value-type="float" office:value="4596.2196273881">
            <text:p>4596,2196273881</text:p>
          </table:table-cell>
          <table:table-cell office:value-type="float" office:value="4675.8850244767">
            <text:p>4675,8850244767</text:p>
          </table:table-cell>
          <table:table-cell office:value-type="float" office:value="4759.5952415194">
            <text:p>4759,5952415194</text:p>
          </table:table-cell>
          <table:table-cell office:value-type="float" office:value="4827.7242513873">
            <text:p>4827,724251387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2" office:value-type="string">
            <text:p>..</text:p>
          </table:table-cell>
          <table:table-cell office:value-type="float" office:value="10613.9115418862">
            <text:p>10613,9115418862</text:p>
          </table:table-cell>
          <table:table-cell office:value-type="float" office:value="10630.4536535068">
            <text:p>10630,4536535068</text:p>
          </table:table-cell>
          <table:table-cell office:value-type="float" office:value="10661.173537835">
            <text:p>10661,173537835</text:p>
          </table:table-cell>
          <table:table-cell office:value-type="float" office:value="10644.5810685804">
            <text:p>10644,5810685804</text:p>
          </table:table-cell>
          <table:table-cell office:value-type="float" office:value="10282.4565949728">
            <text:p>10282,4565949728</text:p>
          </table:table-cell>
          <table:table-cell office:value-type="float" office:value="10619.6136467331">
            <text:p>10619,6136467331</text:p>
          </table:table-cell>
          <table:table-cell office:value-type="float" office:value="10500.3858391248">
            <text:p>10500,3858391248</text:p>
          </table:table-cell>
          <table:table-cell office:value-type="float" office:value="10199.0601502139">
            <text:p>10199,0601502139</text:p>
          </table:table-cell>
          <table:table-cell office:value-type="float" office:value="10352.8227618312">
            <text:p>10352,8227618312</text:p>
          </table:table-cell>
          <table:table-cell office:value-type="float" office:value="10442.7264995652">
            <text:p>10442,7264995652</text:p>
          </table:table-cell>
          <table:table-cell office:value-type="float" office:value="10000.3110739949">
            <text:p>10000,3110739949</text:p>
          </table:table-cell>
          <table:table-cell office:value-type="float" office:value="9711.1127165317">
            <text:p>9711,1127165317</text:p>
          </table:table-cell>
          <table:table-cell office:value-type="float" office:value="9779.8834872208">
            <text:p>9779,8834872208</text:p>
          </table:table-cell>
          <table:table-cell office:value-type="float" office:value="9884.1118660505">
            <text:p>9884,1118660505</text:p>
          </table:table-cell>
          <table:table-cell office:value-type="float" office:value="9614.472671798">
            <text:p>9614,47267179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42137.5189947395">
            <text:p>42137,5189947395</text:p>
          </table:table-cell>
          <table:table-cell office:value-type="float" office:value="41883.1412123491">
            <text:p>41883,1412123491</text:p>
          </table:table-cell>
          <table:table-cell office:value-type="float" office:value="43051.2231750558">
            <text:p>43051,2231750558</text:p>
          </table:table-cell>
          <table:table-cell office:value-type="float" office:value="44201.7280770732">
            <text:p>44201,7280770732</text:p>
          </table:table-cell>
          <table:table-cell office:value-type="float" office:value="44648.3822216412">
            <text:p>44648,3822216412</text:p>
          </table:table-cell>
          <table:table-cell office:value-type="float" office:value="43158.00760544">
            <text:p>43158,00760544</text:p>
          </table:table-cell>
          <table:table-cell office:value-type="float" office:value="43079.8158044325">
            <text:p>43079,8158044325</text:p>
          </table:table-cell>
          <table:table-cell office:value-type="float" office:value="42958.8938568115">
            <text:p>42958,8938568115</text:p>
          </table:table-cell>
          <table:table-cell office:value-type="float" office:value="42339.3340715661">
            <text:p>42339,3340715661</text:p>
          </table:table-cell>
          <table:table-cell office:value-type="float" office:value="41041.8667765521">
            <text:p>41041,8667765521</text:p>
          </table:table-cell>
          <table:table-cell office:value-type="float" office:value="40495.698015877">
            <text:p>40495,698015877</text:p>
          </table:table-cell>
          <table:table-cell office:value-type="float" office:value="38896.6259416659">
            <text:p>38896,6259416659</text:p>
          </table:table-cell>
          <table:table-cell office:value-type="float" office:value="37756.4209028065">
            <text:p>37756,4209028065</text:p>
          </table:table-cell>
          <table:table-cell office:value-type="float" office:value="36776.5149572427">
            <text:p>36776,5149572427</text:p>
          </table:table-cell>
          <table:table-cell office:value-type="float" office:value="35820.9317453704">
            <text:p>35820,9317453704</text:p>
          </table:table-cell>
          <table:table-cell office:value-type="float" office:value="35095.9925402225">
            <text:p>35095,9925402225</text:p>
          </table:table-cell>
          <table:table-cell office:value-type="float" office:value="34744.3924512447">
            <text:p>34744,3924512447</text:p>
          </table:table-cell>
          <table:table-cell office:value-type="float" office:value="35204.9894579815">
            <text:p>35204,9894579815</text:p>
          </table:table-cell>
          <table:table-cell office:value-type="float" office:value="35546.6495470777">
            <text:p>35546,6495470777</text:p>
          </table:table-cell>
          <table:table-cell office:value-type="float" office:value="35831.6208246801">
            <text:p>35831,6208246801</text:p>
          </table:table-cell>
          <table:table-cell office:value-type="float" office:value="35780.5196725988">
            <text:p>35780,5196725988</text:p>
          </table:table-cell>
          <table:table-cell office:value-type="float" office:value="35291.7114092924">
            <text:p>35291,7114092924</text:p>
          </table:table-cell>
          <table:table-cell office:value-type="float" office:value="34278.6471002551">
            <text:p>34278,6471002551</text:p>
          </table:table-cell>
          <table:table-cell office:value-type="float" office:value="32766.0596707401">
            <text:p>32766,0596707401</text:p>
          </table:table-cell>
          <table:table-cell office:value-type="float" office:value="32633.8251274783">
            <text:p>32633,8251274783</text:p>
          </table:table-cell>
          <table:table-cell office:value-type="float" office:value="32917.6488213571">
            <text:p>32917,6488213571</text:p>
          </table:table-cell>
          <table:table-cell office:value-type="float" office:value="34175.2600684125">
            <text:p>34175,2600684125</text:p>
          </table:table-cell>
          <table:table-cell office:value-type="float" office:value="37293.2824132908">
            <text:p>37293,2824132908</text:p>
          </table:table-cell>
          <table:table-cell office:value-type="float" office:value="38595.7232096964">
            <text:p>38595,7232096964</text:p>
          </table:table-cell>
          <table:table-cell office:value-type="float" office:value="40035.4824490851">
            <text:p>40035,4824490851</text:p>
          </table:table-cell>
          <table:table-cell office:value-type="float" office:value="40801.5421300322">
            <text:p>40801,5421300322</text:p>
          </table:table-cell>
          <table:table-cell office:value-type="float" office:value="41420.8461776969">
            <text:p>41420,8461776969</text:p>
          </table:table-cell>
          <table:table-cell office:value-type="float" office:value="42396.3023980284">
            <text:p>42396,3023980284</text:p>
          </table:table-cell>
          <table:table-cell office:value-type="float" office:value="45519.4923839434">
            <text:p>45519,4923839434</text:p>
          </table:table-cell>
          <table:table-cell office:value-type="float" office:value="47032.8668884706">
            <text:p>47032,8668884706</text:p>
          </table:table-cell>
          <table:table-cell office:value-type="float" office:value="48831.9293599384">
            <text:p>48831,9293599384</text:p>
          </table:table-cell>
          <table:table-cell office:value-type="float" office:value="49708.4004893013">
            <text:p>49708,4004893013</text:p>
          </table:table-cell>
          <table:table-cell office:value-type="float" office:value="48710.6646202996">
            <text:p>48710,6646202996</text:p>
          </table:table-cell>
          <table:table-cell office:value-type="float" office:value="43900.9517028654">
            <text:p>43900,9517028654</text:p>
          </table:table-cell>
          <table:table-cell office:value-type="float" office:value="41979.8659013974">
            <text:p>41979,8659013974</text:p>
          </table:table-cell>
          <table:table-cell office:value-type="float" office:value="39736.3540626699">
            <text:p>39736,3540626699</text:p>
          </table:table-cell>
          <table:table-cell office:value-type="float" office:value="38205.7710887919">
            <text:p>38205,7710887919</text:p>
          </table:table-cell>
          <table:table-cell office:value-type="float" office:value="38190.5865853723">
            <text:p>38190,5865853723</text:p>
          </table:table-cell>
          <table:table-cell office:value-type="float" office:value="39104.301849019">
            <text:p>39104,301849019</text:p>
          </table:table-cell>
          <table:table-cell office:value-type="float" office:value="40785.0492283396">
            <text:p>40785,0492283396</text:p>
          </table:table-cell>
          <table:table-cell office:value-type="float" office:value="41765.9203531235">
            <text:p>41765,9203531235</text:p>
          </table:table-cell>
          <table:table-cell office:value-type="float" office:value="42681.6038239666">
            <text:p>42681,603823966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5" office:value-type="string">
            <text:p>..</text:p>
          </table:table-cell>
          <table:table-cell office:value-type="float" office:value="2574.0512428269">
            <text:p>2574,0512428269</text:p>
          </table:table-cell>
          <table:table-cell office:value-type="float" office:value="2570.5295059746">
            <text:p>2570,5295059746</text:p>
          </table:table-cell>
          <table:table-cell office:value-type="float" office:value="2700.1140305326">
            <text:p>2700,1140305326</text:p>
          </table:table-cell>
          <table:table-cell office:value-type="float" office:value="2778.0932322754">
            <text:p>2778,0932322754</text:p>
          </table:table-cell>
          <table:table-cell office:value-type="float" office:value="2715.3276872527">
            <text:p>2715,3276872527</text:p>
          </table:table-cell>
          <table:table-cell office:value-type="float" office:value="2630.623572963">
            <text:p>2630,623572963</text:p>
          </table:table-cell>
          <table:table-cell office:value-type="float" office:value="2519.96606028">
            <text:p>2519,96606028</text:p>
          </table:table-cell>
          <table:table-cell office:value-type="float" office:value="2271.0295004254">
            <text:p>2271,0295004254</text:p>
          </table:table-cell>
          <table:table-cell office:value-type="float" office:value="1654.5370891637">
            <text:p>1654,5370891637</text:p>
          </table:table-cell>
          <table:table-cell office:value-type="float" office:value="1658.3100938405">
            <text:p>1658,3100938405</text:p>
          </table:table-cell>
          <table:table-cell office:value-type="float" office:value="1775.8994612464">
            <text:p>1775,8994612464</text:p>
          </table:table-cell>
          <table:table-cell office:value-type="float" office:value="1919.2117663338">
            <text:p>1919,2117663338</text:p>
          </table:table-cell>
          <table:table-cell office:value-type="float" office:value="2015.0139215335">
            <text:p>2015,0139215335</text:p>
          </table:table-cell>
          <table:table-cell office:value-type="float" office:value="2094.4785275674">
            <text:p>2094,4785275674</text:p>
          </table:table-cell>
          <table:table-cell office:value-type="float" office:value="2101.9453340243">
            <text:p>2101,9453340243</text:p>
          </table:table-cell>
          <table:table-cell office:value-type="float" office:value="2100.572383295">
            <text:p>2100,572383295</text:p>
          </table:table-cell>
          <table:table-cell office:value-type="float" office:value="2119.3259315174">
            <text:p>2119,3259315174</text:p>
          </table:table-cell>
          <table:table-cell office:value-type="float" office:value="1906.0865798711">
            <text:p>1906,0865798711</text:p>
          </table:table-cell>
          <table:table-cell office:value-type="float" office:value="1936.5996605326">
            <text:p>1936,5996605326</text:p>
          </table:table-cell>
          <table:table-cell office:value-type="float" office:value="2071.9052652985">
            <text:p>2071,9052652985</text:p>
          </table:table-cell>
          <table:table-cell office:value-type="float" office:value="2364.194266479">
            <text:p>2364,194266479</text:p>
          </table:table-cell>
          <table:table-cell office:value-type="float" office:value="2754.4136365417">
            <text:p>2754,4136365417</text:p>
          </table:table-cell>
          <table:table-cell office:value-type="float" office:value="3258.4752788009">
            <text:p>3258,4752788009</text:p>
          </table:table-cell>
          <table:table-cell office:value-type="float" office:value="3578.8728059932">
            <text:p>3578,8728059932</text:p>
          </table:table-cell>
          <table:table-cell office:value-type="float" office:value="3536.7982956881">
            <text:p>3536,7982956881</text:p>
          </table:table-cell>
          <table:table-cell office:value-type="float" office:value="3529.0534817376">
            <text:p>3529,0534817376</text:p>
          </table:table-cell>
          <table:table-cell office:value-type="float" office:value="3538.7156851135">
            <text:p>3538,7156851135</text:p>
          </table:table-cell>
          <table:table-cell office:value-type="float" office:value="3591.0274381217">
            <text:p>3591,0274381217</text:p>
          </table:table-cell>
          <table:table-cell office:value-type="float" office:value="3702.5991801117">
            <text:p>3702,5991801117</text:p>
          </table:table-cell>
          <table:table-cell office:value-type="float" office:value="3747.5683597363">
            <text:p>3747,5683597363</text:p>
          </table:table-cell>
          <table:table-cell office:value-type="float" office:value="3730.1690627948">
            <text:p>3730,1690627948</text:p>
          </table:table-cell>
          <table:table-cell office:value-type="float" office:value="3582.6475623499">
            <text:p>3582,64756234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7" office:value-type="string">
            <text:p>..</text:p>
          </table:table-cell>
          <table:table-cell office:value-type="float" office:value="4429.5425525113">
            <text:p>4429,5425525113</text:p>
          </table:table-cell>
          <table:table-cell office:value-type="float" office:value="4595.4035568556">
            <text:p>4595,4035568556</text:p>
          </table:table-cell>
          <table:table-cell office:value-type="float" office:value="4952.9204473203">
            <text:p>4952,9204473203</text:p>
          </table:table-cell>
          <table:table-cell office:value-type="float" office:value="5363.4230258037">
            <text:p>5363,4230258037</text:p>
          </table:table-cell>
          <table:table-cell office:value-type="float" office:value="5596.6864331441">
            <text:p>5596,6864331441</text:p>
          </table:table-cell>
          <table:table-cell office:value-type="float" office:value="5639.6857834531">
            <text:p>5639,6857834531</text:p>
          </table:table-cell>
          <table:table-cell office:value-type="float" office:value="6009.3027320176">
            <text:p>6009,3027320176</text:p>
          </table:table-cell>
          <table:table-cell office:value-type="float" office:value="6705.7025477042">
            <text:p>6705,7025477042</text:p>
          </table:table-cell>
          <table:table-cell office:value-type="float" office:value="7315.8166233318">
            <text:p>7315,8166233318</text:p>
          </table:table-cell>
          <table:table-cell office:value-type="float" office:value="8272.0243580632">
            <text:p>8272,0243580632</text:p>
          </table:table-cell>
          <table:table-cell office:value-type="float" office:value="8945.4837546654">
            <text:p>8945,4837546654</text:p>
          </table:table-cell>
          <table:table-cell office:value-type="float" office:value="9522.2941783404">
            <text:p>9522,2941783404</text:p>
          </table:table-cell>
          <table:table-cell office:value-type="float" office:value="10087.2651462129">
            <text:p>10087,2651462129</text:p>
          </table:table-cell>
          <table:table-cell office:value-type="float" office:value="10380.307825656">
            <text:p>10380,307825656</text:p>
          </table:table-cell>
          <table:table-cell office:value-type="float" office:value="10509.9922411754">
            <text:p>10509,9922411754</text:p>
          </table:table-cell>
          <table:table-cell office:value-type="float" office:value="10457.7140897922">
            <text:p>10457,7140897922</text:p>
          </table:table-cell>
          <table:table-cell office:value-type="float" office:value="10772.0218720648">
            <text:p>10772,0218720648</text:p>
          </table:table-cell>
          <table:table-cell office:value-type="float" office:value="11205.8221937841">
            <text:p>11205,8221937841</text:p>
          </table:table-cell>
          <table:table-cell office:value-type="float" office:value="10440.7068934545">
            <text:p>10440,7068934545</text:p>
          </table:table-cell>
          <table:table-cell office:value-type="float" office:value="10834.6287714332">
            <text:p>10834,6287714332</text:p>
          </table:table-cell>
          <table:table-cell office:value-type="float" office:value="11117.0947807136">
            <text:p>11117,0947807136</text:p>
          </table:table-cell>
          <table:table-cell office:value-type="float" office:value="11335.1285555574">
            <text:p>11335,1285555574</text:p>
          </table:table-cell>
          <table:table-cell office:value-type="float" office:value="11470.9864981247">
            <text:p>11470,9864981247</text:p>
          </table:table-cell>
          <table:table-cell office:value-type="float" office:value="11981.9162572389">
            <text:p>11981,9162572389</text:p>
          </table:table-cell>
          <table:table-cell office:value-type="float" office:value="11191.1024034415">
            <text:p>11191,1024034415</text:p>
          </table:table-cell>
          <table:table-cell office:value-type="float" office:value="11147.2633922514">
            <text:p>11147,2633922514</text:p>
          </table:table-cell>
          <table:table-cell office:value-type="float" office:value="11683.4623449575">
            <text:p>11683,4623449575</text:p>
          </table:table-cell>
          <table:table-cell office:value-type="float" office:value="12218.7446732722">
            <text:p>12218,7446732722</text:p>
          </table:table-cell>
          <table:table-cell office:value-type="float" office:value="12857.1641591771">
            <text:p>12857,1641591771</text:p>
          </table:table-cell>
          <table:table-cell office:value-type="float" office:value="14325.4809859587">
            <text:p>14325,4809859587</text:p>
          </table:table-cell>
          <table:table-cell office:value-type="float" office:value="15466.9527742436">
            <text:p>15466,9527742436</text:p>
          </table:table-cell>
          <table:table-cell office:value-type="float" office:value="15278.8740470609">
            <text:p>15278,8740470609</text:p>
          </table:table-cell>
          <table:table-cell office:value-type="float" office:value="13270.6971014231">
            <text:p>13270,6971014231</text:p>
          </table:table-cell>
          <table:table-cell office:value-type="float" office:value="12174.6978594572">
            <text:p>12174,6978594572</text:p>
          </table:table-cell>
          <table:table-cell office:value-type="float" office:value="11789.7990769713">
            <text:p>11789,7990769713</text:p>
          </table:table-cell>
          <table:table-cell office:value-type="float" office:value="12069.8113772725">
            <text:p>12069,8113772725</text:p>
          </table:table-cell>
          <table:table-cell office:value-type="float" office:value="11928.2184658505">
            <text:p>11928,2184658505</text:p>
          </table:table-cell>
          <table:table-cell office:value-type="float" office:value="12403.5282209861">
            <text:p>12403,5282209861</text:p>
          </table:table-cell>
          <table:table-cell office:value-type="float" office:value="12771.7675773519">
            <text:p>12771,7675773519</text:p>
          </table:table-cell>
          <table:table-cell office:value-type="float" office:value="13315.5086311154">
            <text:p>13315,50863111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ab World</text:p>
          </table:table-cell>
          <table:table-cell office:value-type="string">
            <text:p>AR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5" office:value-type="string">
            <text:p>..</text:p>
          </table:table-cell>
          <table:table-cell office:value-type="float" office:value="4087.6626136559">
            <text:p>4087,6626136559</text:p>
          </table:table-cell>
          <table:table-cell office:value-type="float" office:value="4591.3890542699">
            <text:p>4591,3890542699</text:p>
          </table:table-cell>
          <table:table-cell office:value-type="float" office:value="4822.6074379999">
            <text:p>4822,6074379999</text:p>
          </table:table-cell>
          <table:table-cell office:value-type="float" office:value="4628.3948793621">
            <text:p>4628,3948793621</text:p>
          </table:table-cell>
          <table:table-cell office:value-type="float" office:value="4997.7718299403">
            <text:p>4997,7718299403</text:p>
          </table:table-cell>
          <table:table-cell office:value-type="float" office:value="5280.433792842">
            <text:p>5280,433792842</text:p>
          </table:table-cell>
          <table:table-cell office:value-type="float" office:value="5252.3342251872">
            <text:p>5252,3342251872</text:p>
          </table:table-cell>
          <table:table-cell office:value-type="float" office:value="4632.7291692769">
            <text:p>4632,7291692769</text:p>
          </table:table-cell>
          <table:table-cell office:value-type="float" office:value="4197.0262747143">
            <text:p>4197,0262747143</text:p>
          </table:table-cell>
          <table:table-cell office:value-type="float" office:value="4115.0589652644">
            <text:p>4115,0589652644</text:p>
          </table:table-cell>
          <table:table-cell office:value-type="float" office:value="3907.2822266678">
            <text:p>3907,2822266678</text:p>
          </table:table-cell>
          <table:table-cell office:value-type="float" office:value="3963.0919251401">
            <text:p>3963,0919251401</text:p>
          </table:table-cell>
          <table:table-cell office:value-type="float" office:value="3825.8748342965">
            <text:p>3825,8748342965</text:p>
          </table:table-cell>
          <table:table-cell office:value-type="float" office:value="3926.6103682682">
            <text:p>3926,6103682682</text:p>
          </table:table-cell>
          <table:table-cell office:value-type="float" office:value="3899.9735795695">
            <text:p>3899,9735795695</text:p>
          </table:table-cell>
          <table:table-cell office:value-type="float" office:value="4256.4300958865">
            <text:p>4256,4300958865</text:p>
          </table:table-cell>
          <table:table-cell office:value-type="float" office:value="4207.4389290124">
            <text:p>4207,4389290124</text:p>
          </table:table-cell>
          <table:table-cell office:value-type="float" office:value="4330.2747955371">
            <text:p>4330,2747955371</text:p>
          </table:table-cell>
          <table:table-cell office:value-type="float" office:value="4353.1475041537">
            <text:p>4353,1475041537</text:p>
          </table:table-cell>
          <table:table-cell office:value-type="float" office:value="4381.2094818779">
            <text:p>4381,2094818779</text:p>
          </table:table-cell>
          <table:table-cell office:value-type="float" office:value="4367.87669564">
            <text:p>4367,87669564</text:p>
          </table:table-cell>
          <table:table-cell office:value-type="float" office:value="4461.7854682341">
            <text:p>4461,7854682341</text:p>
          </table:table-cell>
          <table:table-cell office:value-type="float" office:value="4548.6692340584">
            <text:p>4548,6692340584</text:p>
          </table:table-cell>
          <table:table-cell office:value-type="float" office:value="4681.2701688711">
            <text:p>4681,2701688711</text:p>
          </table:table-cell>
          <table:table-cell office:value-type="float" office:value="4667.6910087862">
            <text:p>4667,6910087862</text:p>
          </table:table-cell>
          <table:table-cell office:value-type="float" office:value="4816.7118519669">
            <text:p>4816,7118519669</text:p>
          </table:table-cell>
          <table:table-cell office:value-type="float" office:value="4792.8134277098">
            <text:p>4792,8134277098</text:p>
          </table:table-cell>
          <table:table-cell office:value-type="float" office:value="4720.2362771315">
            <text:p>4720,2362771315</text:p>
          </table:table-cell>
          <table:table-cell office:value-type="float" office:value="4865.990156937">
            <text:p>4865,990156937</text:p>
          </table:table-cell>
          <table:table-cell office:value-type="float" office:value="5204.4915278079">
            <text:p>5204,4915278079</text:p>
          </table:table-cell>
          <table:table-cell office:value-type="float" office:value="5378.4339973391">
            <text:p>5378,4339973391</text:p>
          </table:table-cell>
          <table:table-cell office:value-type="float" office:value="5594.9499872469">
            <text:p>5594,9499872469</text:p>
          </table:table-cell>
          <table:table-cell office:value-type="float" office:value="5711.7168032141">
            <text:p>5711,7168032141</text:p>
          </table:table-cell>
          <table:table-cell office:value-type="float" office:value="5899.7653677122">
            <text:p>5899,7653677122</text:p>
          </table:table-cell>
          <table:table-cell office:value-type="float" office:value="5783.5282048143">
            <text:p>5783,5282048143</text:p>
          </table:table-cell>
          <table:table-cell office:value-type="float" office:value="5917.5743077876">
            <text:p>5917,5743077876</text:p>
          </table:table-cell>
          <table:table-cell office:value-type="float" office:value="5986.8212191259">
            <text:p>5986,8212191259</text:p>
          </table:table-cell>
          <table:table-cell office:value-type="float" office:value="6154.6265903117">
            <text:p>6154,6265903117</text:p>
          </table:table-cell>
          <table:table-cell office:value-type="float" office:value="6240.6528699062">
            <text:p>6240,6528699062</text:p>
          </table:table-cell>
          <table:table-cell office:value-type="float" office:value="6285.5266728469">
            <text:p>6285,5266728469</text:p>
          </table:table-cell>
          <table:table-cell office:value-type="float" office:value="6364.6730445306">
            <text:p>6364,6730445306</text:p>
          </table:table-cell>
          <table:table-cell office:value-type="float" office:value="6438.0452632576">
            <text:p>6438,045263257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605.1917221384">
            <text:p>5605,1917221384</text:p>
          </table:table-cell>
          <table:table-cell office:value-type="float" office:value="5815.2335573695">
            <text:p>5815,2335573695</text:p>
          </table:table-cell>
          <table:table-cell office:value-type="float" office:value="5675.0600428848">
            <text:p>5675,0600428848</text:p>
          </table:table-cell>
          <table:table-cell office:value-type="float" office:value="5290.766222176">
            <text:p>5290,766222176</text:p>
          </table:table-cell>
          <table:table-cell office:value-type="float" office:value="5738.5976902198">
            <text:p>5738,5976902198</text:p>
          </table:table-cell>
          <table:table-cell office:value-type="float" office:value="6251.3218203559">
            <text:p>6251,3218203559</text:p>
          </table:table-cell>
          <table:table-cell office:value-type="float" office:value="6120.7121838464">
            <text:p>6120,7121838464</text:p>
          </table:table-cell>
          <table:table-cell office:value-type="float" office:value="6226.9977550946">
            <text:p>6226,9977550946</text:p>
          </table:table-cell>
          <table:table-cell office:value-type="float" office:value="6434.9537767453">
            <text:p>6434,9537767453</text:p>
          </table:table-cell>
          <table:table-cell office:value-type="float" office:value="6954.7641154732">
            <text:p>6954,7641154732</text:p>
          </table:table-cell>
          <table:table-cell office:value-type="float" office:value="7056.8480638535">
            <text:p>7056,8480638535</text:p>
          </table:table-cell>
          <table:table-cell office:value-type="float" office:value="7335.7591360517">
            <text:p>7335,7591360517</text:p>
          </table:table-cell>
          <table:table-cell office:value-type="float" office:value="7329.9211577534">
            <text:p>7329,9211577534</text:p>
          </table:table-cell>
          <table:table-cell office:value-type="float" office:value="7407.3667535068">
            <text:p>7407,3667535068</text:p>
          </table:table-cell>
          <table:table-cell office:value-type="float" office:value="7685.8572120564">
            <text:p>7685,8572120564</text:p>
          </table:table-cell>
          <table:table-cell office:value-type="float" office:value="7559.143749205">
            <text:p>7559,143749205</text:p>
          </table:table-cell>
          <table:table-cell office:value-type="float" office:value="7291.8404286361">
            <text:p>7291,8404286361</text:p>
          </table:table-cell>
          <table:table-cell office:value-type="float" office:value="7681.0175707894">
            <text:p>7681,0175707894</text:p>
          </table:table-cell>
          <table:table-cell office:value-type="float" office:value="7227.5641243998">
            <text:p>7227,5641243998</text:p>
          </table:table-cell>
          <table:table-cell office:value-type="float" office:value="7849.3633396778">
            <text:p>7849,3633396778</text:p>
          </table:table-cell>
          <table:table-cell office:value-type="float" office:value="8052.6896545861">
            <text:p>8052,6896545861</text:p>
          </table:table-cell>
          <table:table-cell office:value-type="float" office:value="7478.1304322208">
            <text:p>7478,1304322208</text:p>
          </table:table-cell>
          <table:table-cell office:value-type="float" office:value="6996.9629184465">
            <text:p>6996,9629184465</text:p>
          </table:table-cell>
          <table:table-cell office:value-type="float" office:value="7154.4112545842">
            <text:p>7154,4112545842</text:p>
          </table:table-cell>
          <table:table-cell office:value-type="float" office:value="7198.7199419411">
            <text:p>7198,7199419411</text:p>
          </table:table-cell>
          <table:table-cell office:value-type="float" office:value="6550.1503229587">
            <text:p>6550,1503229587</text:p>
          </table:table-cell>
          <table:table-cell office:value-type="float" office:value="6958.7524703869">
            <text:p>6958,7524703869</text:p>
          </table:table-cell>
          <table:table-cell office:value-type="float" office:value="7053.9856408525">
            <text:p>7053,9856408525</text:p>
          </table:table-cell>
          <table:table-cell office:value-type="float" office:value="6772.2230166101">
            <text:p>6772,2230166101</text:p>
          </table:table-cell>
          <table:table-cell office:value-type="float" office:value="6173.6849809631">
            <text:p>6173,6849809631</text:p>
          </table:table-cell>
          <table:table-cell office:value-type="float" office:value="5939.7569156017">
            <text:p>5939,7569156017</text:p>
          </table:table-cell>
          <table:table-cell office:value-type="float" office:value="6598.7226348274">
            <text:p>6598,7226348274</text:p>
          </table:table-cell>
          <table:table-cell office:value-type="float" office:value="7285.4294277147">
            <text:p>7285,4294277147</text:p>
          </table:table-cell>
          <table:table-cell office:value-type="float" office:value="7612.6811532961">
            <text:p>7612,6811532961</text:p>
          </table:table-cell>
          <table:table-cell office:value-type="float" office:value="7952.7115517332">
            <text:p>7952,7115517332</text:p>
          </table:table-cell>
          <table:table-cell office:value-type="float" office:value="7630.022274099">
            <text:p>7630,022274099</text:p>
          </table:table-cell>
          <table:table-cell office:value-type="float" office:value="7955.1276517628">
            <text:p>7955,1276517628</text:p>
          </table:table-cell>
          <table:table-cell office:value-type="float" office:value="8500.9403618464">
            <text:p>8500,9403618464</text:p>
          </table:table-cell>
          <table:table-cell office:value-type="float" office:value="8728.9476511661">
            <text:p>8728,9476511661</text:p>
          </table:table-cell>
          <table:table-cell office:value-type="float" office:value="8339.8943886809">
            <text:p>8339,8943886809</text:p>
          </table:table-cell>
          <table:table-cell office:value-type="float" office:value="8182.6865023087">
            <text:p>8182,6865023087</text:p>
          </table:table-cell>
          <table:table-cell office:value-type="float" office:value="7735.4933643901">
            <text:p>7735,4933643901</text:p>
          </table:table-cell>
          <table:table-cell office:value-type="float" office:value="6816.7348553778">
            <text:p>6816,7348553778</text:p>
          </table:table-cell>
          <table:table-cell office:value-type="float" office:value="7337.792037833">
            <text:p>7337,792037833</text:p>
          </table:table-cell>
          <table:table-cell office:value-type="float" office:value="7913.7431236248">
            <text:p>7913,7431236248</text:p>
          </table:table-cell>
          <table:table-cell office:value-type="float" office:value="8522.5227323878">
            <text:p>8522,5227323878</text:p>
          </table:table-cell>
          <table:table-cell office:value-type="float" office:value="9112.1131633865">
            <text:p>9112,1131633865</text:p>
          </table:table-cell>
          <table:table-cell office:value-type="float" office:value="9830.680919822">
            <text:p>9830,680919822</text:p>
          </table:table-cell>
          <table:table-cell office:value-type="float" office:value="10125.1262721185">
            <text:p>10125,1262721185</text:p>
          </table:table-cell>
          <table:table-cell office:value-type="float" office:value="9428.5025411718">
            <text:p>9428,5025411718</text:p>
          </table:table-cell>
          <table:table-cell office:value-type="float" office:value="10276.2604977053">
            <text:p>10276,2604977053</text:p>
          </table:table-cell>
          <table:table-cell office:value-type="float" office:value="10780.0156577357">
            <text:p>10780,0156577357</text:p>
          </table:table-cell>
          <table:table-cell office:value-type="float" office:value="10557.8853892544">
            <text:p>10557,8853892544</text:p>
          </table:table-cell>
          <table:table-cell office:value-type="float" office:value="10699.1977159711">
            <text:p>10699,1977159711</text:p>
          </table:table-cell>
          <table:table-cell office:value-type="float" office:value="10323.20693976">
            <text:p>10323,20693976</text:p>
          </table:table-cell>
          <table:table-cell office:value-type="float" office:value="10490.0195683235">
            <text:p>10490,0195683235</text:p>
          </table:table-cell>
          <table:table-cell office:value-type="float" office:value="10153.9979117337">
            <text:p>10153,99791173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1796.9364316595">
            <text:p>1796,9364316595</text:p>
          </table:table-cell>
          <table:table-cell office:value-type="float" office:value="1601.5938225497">
            <text:p>1601,5938225497</text:p>
          </table:table-cell>
          <table:table-cell office:value-type="float" office:value="949.0332212788">
            <text:p>949,0332212788</text:p>
          </table:table-cell>
          <table:table-cell office:value-type="float" office:value="886.0327859252">
            <text:p>886,0327859252</text:p>
          </table:table-cell>
          <table:table-cell office:value-type="float" office:value="956.4708855063">
            <text:p>956,4708855063</text:p>
          </table:table-cell>
          <table:table-cell office:value-type="float" office:value="1043.5431409339">
            <text:p>1043,5431409339</text:p>
          </table:table-cell>
          <table:table-cell office:value-type="float" office:value="1121.8816286935">
            <text:p>1121,8816286935</text:p>
          </table:table-cell>
          <table:table-cell office:value-type="float" office:value="1172.1368024271">
            <text:p>1172,1368024271</text:p>
          </table:table-cell>
          <table:table-cell office:value-type="float" office:value="1267.5752826465">
            <text:p>1267,5752826465</text:p>
          </table:table-cell>
          <table:table-cell office:value-type="float" office:value="1317.7419234382">
            <text:p>1317,7419234382</text:p>
          </table:table-cell>
          <table:table-cell office:value-type="float" office:value="1404.3214620463">
            <text:p>1404,3214620463</text:p>
          </table:table-cell>
          <table:table-cell office:value-type="float" office:value="1548.0758512453">
            <text:p>1548,0758512453</text:p>
          </table:table-cell>
          <table:table-cell office:value-type="float" office:value="1761.8882720479">
            <text:p>1761,8882720479</text:p>
          </table:table-cell>
          <table:table-cell office:value-type="float" office:value="2019.9848673648">
            <text:p>2019,9848673648</text:p>
          </table:table-cell>
          <table:table-cell office:value-type="float" office:value="2244.2201707024">
            <text:p>2244,2201707024</text:p>
          </table:table-cell>
          <table:table-cell office:value-type="float" office:value="2571.9857555205">
            <text:p>2571,9857555205</text:p>
          </table:table-cell>
          <table:table-cell office:value-type="float" office:value="2933.8334784255">
            <text:p>2933,8334784255</text:p>
          </table:table-cell>
          <table:table-cell office:value-type="float" office:value="3366.1621873291">
            <text:p>3366,1621873291</text:p>
          </table:table-cell>
          <table:table-cell office:value-type="float" office:value="3629.1577021411">
            <text:p>3629,1577021411</text:p>
          </table:table-cell>
          <table:table-cell office:value-type="float" office:value="3136.8117272056">
            <text:p>3136,8117272056</text:p>
          </table:table-cell>
          <table:table-cell office:value-type="float" office:value="3218.3816548847">
            <text:p>3218,3816548847</text:p>
          </table:table-cell>
          <table:table-cell office:value-type="float" office:value="3371.6728305502">
            <text:p>3371,6728305502</text:p>
          </table:table-cell>
          <table:table-cell office:value-type="float" office:value="3606.4805535356">
            <text:p>3606,4805535356</text:p>
          </table:table-cell>
          <table:table-cell office:value-type="float" office:value="3710.5757426146">
            <text:p>3710,5757426146</text:p>
          </table:table-cell>
          <table:table-cell office:value-type="float" office:value="3827.3431954814">
            <text:p>3827,3431954814</text:p>
          </table:table-cell>
          <table:table-cell office:value-type="float" office:value="3935.2887724297">
            <text:p>3935,2887724297</text:p>
          </table:table-cell>
          <table:table-cell office:value-type="float" office:value="3932.554617334">
            <text:p>3932,55461733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0" office:value-type="string">
            <text:p>..</text:p>
          </table:table-cell>
          <table:table-cell office:value-type="float" office:value="24271.9404205267">
            <text:p>24271,9404205267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9306.5529749374">
            <text:p>19306,5529749374</text:p>
          </table:table-cell>
          <table:table-cell office:value-type="float" office:value="19394.6161728232">
            <text:p>19394,6161728232</text:p>
          </table:table-cell>
          <table:table-cell office:value-type="float" office:value="19178.0910100303">
            <text:p>19178,0910100303</text:p>
          </table:table-cell>
          <table:table-cell office:value-type="float" office:value="19982.6905301495">
            <text:p>19982,6905301495</text:p>
          </table:table-cell>
          <table:table-cell office:value-type="float" office:value="20961.1859037462">
            <text:p>20961,1859037462</text:p>
          </table:table-cell>
          <table:table-cell office:value-type="float" office:value="21783.2486768645">
            <text:p>21783,2486768645</text:p>
          </table:table-cell>
          <table:table-cell office:value-type="float" office:value="21794.9925819135">
            <text:p>21794,9925819135</text:p>
          </table:table-cell>
          <table:table-cell office:value-type="float" office:value="22876.9934362002">
            <text:p>22876,9934362002</text:p>
          </table:table-cell>
          <table:table-cell office:value-type="float" office:value="23621.3794608676">
            <text:p>23621,3794608676</text:p>
          </table:table-cell>
          <table:table-cell office:value-type="float" office:value="24763.0828899532">
            <text:p>24763,0828899532</text:p>
          </table:table-cell>
          <table:table-cell office:value-type="float" office:value="26020.2079448989">
            <text:p>26020,2079448989</text:p>
          </table:table-cell>
          <table:table-cell office:value-type="float" office:value="26162.3944449506">
            <text:p>26162,3944449506</text:p>
          </table:table-cell>
          <table:table-cell office:value-type="float" office:value="26690.66003826">
            <text:p>26690,66003826</text:p>
          </table:table-cell>
          <table:table-cell office:value-type="float" office:value="26968.9599418453">
            <text:p>26968,9599418453</text:p>
          </table:table-cell>
          <table:table-cell office:value-type="float" office:value="27372.1239058573">
            <text:p>27372,1239058573</text:p>
          </table:table-cell>
          <table:table-cell office:value-type="float" office:value="27397.5568726721">
            <text:p>27397,5568726721</text:p>
          </table:table-cell>
          <table:table-cell office:value-type="float" office:value="27827.0012360494">
            <text:p>27827,0012360494</text:p>
          </table:table-cell>
          <table:table-cell office:value-type="float" office:value="28507.9019111666">
            <text:p>28507,9019111666</text:p>
          </table:table-cell>
          <table:table-cell office:value-type="float" office:value="28431.4148379114">
            <text:p>28431,4148379114</text:p>
          </table:table-cell>
          <table:table-cell office:value-type="float" office:value="29266.6006557147">
            <text:p>29266,6006557147</text:p>
          </table:table-cell>
          <table:table-cell office:value-type="float" office:value="29794.5384628033">
            <text:p>29794,5384628033</text:p>
          </table:table-cell>
          <table:table-cell office:value-type="float" office:value="30309.7609697282">
            <text:p>30309,7609697282</text:p>
          </table:table-cell>
          <table:table-cell office:value-type="float" office:value="30797.9963904252">
            <text:p>30797,9963904252</text:p>
          </table:table-cell>
          <table:table-cell office:value-type="float" office:value="29736.6986278124">
            <text:p>29736,6986278124</text:p>
          </table:table-cell>
          <table:table-cell office:value-type="float" office:value="30763.4458550313">
            <text:p>30763,4458550313</text:p>
          </table:table-cell>
          <table:table-cell office:value-type="float" office:value="31938.6162017929">
            <text:p>31938,6162017929</text:p>
          </table:table-cell>
          <table:table-cell office:value-type="float" office:value="32707.6721962772">
            <text:p>32707,6721962772</text:p>
          </table:table-cell>
          <table:table-cell office:value-type="float" office:value="33044.5754166397">
            <text:p>33044,5754166397</text:p>
          </table:table-cell>
          <table:table-cell office:value-type="float" office:value="34386.2533573522">
            <text:p>34386,2533573522</text:p>
          </table:table-cell>
          <table:table-cell office:value-type="float" office:value="35121.2126875046">
            <text:p>35121,2126875046</text:p>
          </table:table-cell>
          <table:table-cell office:value-type="float" office:value="35827.0967196418">
            <text:p>35827,0967196418</text:p>
          </table:table-cell>
          <table:table-cell office:value-type="float" office:value="35240.582540066">
            <text:p>35240,582540066</text:p>
          </table:table-cell>
          <table:table-cell office:value-type="float" office:value="34967.5177240199">
            <text:p>34967,5177240199</text:p>
          </table:table-cell>
          <table:table-cell office:value-type="float" office:value="36033.6358843432">
            <text:p>36033,6358843432</text:p>
          </table:table-cell>
          <table:table-cell office:value-type="float" office:value="37098.7987775714">
            <text:p>37098,7987775714</text:p>
          </table:table-cell>
          <table:table-cell office:value-type="float" office:value="38078.9039470847">
            <text:p>38078,9039470847</text:p>
          </table:table-cell>
          <table:table-cell office:value-type="float" office:value="39065.9243827866">
            <text:p>39065,9243827866</text:p>
          </table:table-cell>
          <table:table-cell office:value-type="float" office:value="40156.3352495743">
            <text:p>40156,3352495743</text:p>
          </table:table-cell>
          <table:table-cell office:value-type="float" office:value="41504.4958976453">
            <text:p>41504,4958976453</text:p>
          </table:table-cell>
          <table:table-cell office:value-type="float" office:value="43087.4467189905">
            <text:p>43087,4467189905</text:p>
          </table:table-cell>
          <table:table-cell office:value-type="float" office:value="44223.5912367361">
            <text:p>44223,5912367361</text:p>
          </table:table-cell>
          <table:table-cell office:value-type="float" office:value="44473.4086078834">
            <text:p>44473,4086078834</text:p>
          </table:table-cell>
          <table:table-cell office:value-type="float" office:value="45626.6220312732">
            <text:p>45626,6220312732</text:p>
          </table:table-cell>
          <table:table-cell office:value-type="float" office:value="46449.8451866154">
            <text:p>46449,8451866154</text:p>
          </table:table-cell>
          <table:table-cell office:value-type="float" office:value="47817.8992322005">
            <text:p>47817,8992322005</text:p>
          </table:table-cell>
          <table:table-cell office:value-type="float" office:value="48702.734693348">
            <text:p>48702,734693348</text:p>
          </table:table-cell>
          <table:table-cell office:value-type="float" office:value="49418.6863195942">
            <text:p>49418,6863195942</text:p>
          </table:table-cell>
          <table:table-cell office:value-type="float" office:value="50952.467037889">
            <text:p>50952,467037889</text:p>
          </table:table-cell>
          <table:table-cell office:value-type="float" office:value="51788.440148049">
            <text:p>51788,440148049</text:p>
          </table:table-cell>
          <table:table-cell office:value-type="float" office:value="51651.2232575577">
            <text:p>51651,2232575577</text:p>
          </table:table-cell>
          <table:table-cell office:value-type="float" office:value="51874.0804819957">
            <text:p>51874,0804819957</text:p>
          </table:table-cell>
          <table:table-cell office:value-type="float" office:value="52372.1545375312">
            <text:p>52372,1545375312</text:p>
          </table:table-cell>
          <table:table-cell office:value-type="float" office:value="53315.0299153974">
            <text:p>53315,0299153974</text:p>
          </table:table-cell>
          <table:table-cell office:value-type="float" office:value="53732.0039694765">
            <text:p>53732,0039694765</text:p>
          </table:table-cell>
          <table:table-cell office:value-type="float" office:value="54293.7942049524">
            <text:p>54293,7942049524</text:p>
          </table:table-cell>
          <table:table-cell office:value-type="float" office:value="54800.3663958845">
            <text:p>54800,3663958845</text:p>
          </table:table-cell>
          <table:table-cell office:value-type="float" office:value="55478.5772943505">
            <text:p>55478,57729435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3031.0315898249">
            <text:p>13031,0315898249</text:p>
          </table:table-cell>
          <table:table-cell office:value-type="float" office:value="13677.4642130876">
            <text:p>13677,4642130876</text:p>
          </table:table-cell>
          <table:table-cell office:value-type="float" office:value="13953.9500033393">
            <text:p>13953,9500033393</text:p>
          </table:table-cell>
          <table:table-cell office:value-type="float" office:value="14438.3566555942">
            <text:p>14438,3566555942</text:p>
          </table:table-cell>
          <table:table-cell office:value-type="float" office:value="15220.8197176825">
            <text:p>15220,8197176825</text:p>
          </table:table-cell>
          <table:table-cell office:value-type="float" office:value="15648.5266978249">
            <text:p>15648,5266978249</text:p>
          </table:table-cell>
          <table:table-cell office:value-type="float" office:value="16416.0054041203">
            <text:p>16416,0054041203</text:p>
          </table:table-cell>
          <table:table-cell office:value-type="float" office:value="16783.8896871799">
            <text:p>16783,8896871799</text:p>
          </table:table-cell>
          <table:table-cell office:value-type="float" office:value="17443.704979075">
            <text:p>17443,704979075</text:p>
          </table:table-cell>
          <table:table-cell office:value-type="float" office:value="18474.5400142328">
            <text:p>18474,5400142328</text:p>
          </table:table-cell>
          <table:table-cell office:value-type="float" office:value="19598.9316270442">
            <text:p>19598,9316270442</text:p>
          </table:table-cell>
          <table:table-cell office:value-type="float" office:value="20509.6827627519">
            <text:p>20509,6827627519</text:p>
          </table:table-cell>
          <table:table-cell office:value-type="float" office:value="21656.6624478635">
            <text:p>21656,6624478635</text:p>
          </table:table-cell>
          <table:table-cell office:value-type="float" office:value="22590.2607930587">
            <text:p>22590,2607930587</text:p>
          </table:table-cell>
          <table:table-cell office:value-type="float" office:value="23440.8683908755">
            <text:p>23440,8683908755</text:p>
          </table:table-cell>
          <table:table-cell office:value-type="float" office:value="23417.6548141923">
            <text:p>23417,6548141923</text:p>
          </table:table-cell>
          <table:table-cell office:value-type="float" office:value="24533.1243177899">
            <text:p>24533,1243177899</text:p>
          </table:table-cell>
          <table:table-cell office:value-type="float" office:value="25769.5073945009">
            <text:p>25769,5073945009</text:p>
          </table:table-cell>
          <table:table-cell office:value-type="float" office:value="25736.0507663608">
            <text:p>25736,0507663608</text:p>
          </table:table-cell>
          <table:table-cell office:value-type="float" office:value="27160.913794742">
            <text:p>27160,913794742</text:p>
          </table:table-cell>
          <table:table-cell office:value-type="float" office:value="27631.1717765841">
            <text:p>27631,1717765841</text:p>
          </table:table-cell>
          <table:table-cell office:value-type="float" office:value="27521.0283124008">
            <text:p>27521,0283124008</text:p>
          </table:table-cell>
          <table:table-cell office:value-type="float" office:value="28054.4191937638">
            <text:p>28054,4191937638</text:p>
          </table:table-cell>
          <table:table-cell office:value-type="float" office:value="28935.2236090317">
            <text:p>28935,2236090317</text:p>
          </table:table-cell>
          <table:table-cell office:value-type="float" office:value="28951.8826477363">
            <text:p>28951,8826477363</text:p>
          </table:table-cell>
          <table:table-cell office:value-type="float" office:value="29661.3675451793">
            <text:p>29661,3675451793</text:p>
          </table:table-cell>
          <table:table-cell office:value-type="float" office:value="30324.7149327169">
            <text:p>30324,7149327169</text:p>
          </table:table-cell>
          <table:table-cell office:value-type="float" office:value="30716.8272249432">
            <text:p>30716,8272249432</text:p>
          </table:table-cell>
          <table:table-cell office:value-type="float" office:value="31684.3295042601">
            <text:p>31684,3295042601</text:p>
          </table:table-cell>
          <table:table-cell office:value-type="float" office:value="32767.9658148856">
            <text:p>32767,9658148856</text:p>
          </table:table-cell>
          <table:table-cell office:value-type="float" office:value="33932.3911441928">
            <text:p>33932,3911441928</text:p>
          </table:table-cell>
          <table:table-cell office:value-type="float" office:value="34751.5143445284">
            <text:p>34751,5143445284</text:p>
          </table:table-cell>
          <table:table-cell office:value-type="float" office:value="35090.7212116008">
            <text:p>35090,7212116008</text:p>
          </table:table-cell>
          <table:table-cell office:value-type="float" office:value="34985.8862482266">
            <text:p>34985,8862482266</text:p>
          </table:table-cell>
          <table:table-cell office:value-type="float" office:value="35688.6693159936">
            <text:p>35688,6693159936</text:p>
          </table:table-cell>
          <table:table-cell office:value-type="float" office:value="36584.7806788387">
            <text:p>36584,7806788387</text:p>
          </table:table-cell>
          <table:table-cell office:value-type="float" office:value="37411.6514385095">
            <text:p>37411,6514385095</text:p>
          </table:table-cell>
          <table:table-cell office:value-type="float" office:value="38193.2818499291">
            <text:p>38193,2818499291</text:p>
          </table:table-cell>
          <table:table-cell office:value-type="float" office:value="39509.5730398158">
            <text:p>39509,5730398158</text:p>
          </table:table-cell>
          <table:table-cell office:value-type="float" office:value="40848.4085441634">
            <text:p>40848,4085441634</text:p>
          </table:table-cell>
          <table:table-cell office:value-type="float" office:value="42122.9360005981">
            <text:p>42122,9360005981</text:p>
          </table:table-cell>
          <table:table-cell office:value-type="float" office:value="42528.7014138777">
            <text:p>42528,7014138777</text:p>
          </table:table-cell>
          <table:table-cell office:value-type="float" office:value="43020.7398882342">
            <text:p>43020,7398882342</text:p>
          </table:table-cell>
          <table:table-cell office:value-type="float" office:value="43135.4042363727">
            <text:p>43135,4042363727</text:p>
          </table:table-cell>
          <table:table-cell office:value-type="float" office:value="44028.529561821">
            <text:p>44028,529561821</text:p>
          </table:table-cell>
          <table:table-cell office:value-type="float" office:value="44665.7089068331">
            <text:p>44665,7089068331</text:p>
          </table:table-cell>
          <table:table-cell office:value-type="float" office:value="45934.5351997659">
            <text:p>45934,5351997659</text:p>
          </table:table-cell>
          <table:table-cell office:value-type="float" office:value="47444.0215135592">
            <text:p>47444,0215135592</text:p>
          </table:table-cell>
          <table:table-cell office:value-type="float" office:value="48027.5240737498">
            <text:p>48027,5240737498</text:p>
          </table:table-cell>
          <table:table-cell office:value-type="float" office:value="46082.0507456377">
            <text:p>46082,0507456377</text:p>
          </table:table-cell>
          <table:table-cell office:value-type="float" office:value="46858.0432733717">
            <text:p>46858,0432733717</text:p>
          </table:table-cell>
          <table:table-cell office:value-type="float" office:value="48065.3167058917">
            <text:p>48065,3167058917</text:p>
          </table:table-cell>
          <table:table-cell office:value-type="float" office:value="48172.2377048248">
            <text:p>48172,2377048248</text:p>
          </table:table-cell>
          <table:table-cell office:value-type="float" office:value="47903.8962534401">
            <text:p>47903,8962534401</text:p>
          </table:table-cell>
          <table:table-cell office:value-type="float" office:value="47949.1635547631">
            <text:p>47949,1635547631</text:p>
          </table:table-cell>
          <table:table-cell office:value-type="float" office:value="47958.4252217142">
            <text:p>47958,4252217142</text:p>
          </table:table-cell>
          <table:table-cell office:value-type="float" office:value="48106.4944709433">
            <text:p>48106,494470943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3118.5465867617">
            <text:p>3118,5465867617</text:p>
          </table:table-cell>
          <table:table-cell office:value-type="float" office:value="3049.0159948345">
            <text:p>3049,0159948345</text:p>
          </table:table-cell>
          <table:table-cell office:value-type="float" office:value="2324.4529766324">
            <text:p>2324,4529766324</text:p>
          </table:table-cell>
          <table:table-cell office:value-type="float" office:value="1760.5546508584">
            <text:p>1760,5546508584</text:p>
          </table:table-cell>
          <table:table-cell office:value-type="float" office:value="1394.7442089462">
            <text:p>1394,7442089462</text:p>
          </table:table-cell>
          <table:table-cell office:value-type="float" office:value="1216.0779171029">
            <text:p>1216,0779171029</text:p>
          </table:table-cell>
          <table:table-cell office:value-type="float" office:value="1219.5093489518">
            <text:p>1219,5093489518</text:p>
          </table:table-cell>
          <table:table-cell office:value-type="float" office:value="1277.8541240601">
            <text:p>1277,8541240601</text:p>
          </table:table-cell>
          <table:table-cell office:value-type="float" office:value="1392.361193551">
            <text:p>1392,361193551</text:p>
          </table:table-cell>
          <table:table-cell office:value-type="float" office:value="1482.329772807">
            <text:p>1482,329772807</text:p>
          </table:table-cell>
          <table:table-cell office:value-type="float" office:value="1633.3944354131">
            <text:p>1633,3944354131</text:p>
          </table:table-cell>
          <table:table-cell office:value-type="float" office:value="1781.246395071">
            <text:p>1781,246395071</text:p>
          </table:table-cell>
          <table:table-cell office:value-type="float" office:value="1955.4131504562">
            <text:p>1955,4131504562</text:p>
          </table:table-cell>
          <table:table-cell office:value-type="float" office:value="2158.0071706915">
            <text:p>2158,0071706915</text:p>
          </table:table-cell>
          <table:table-cell office:value-type="float" office:value="2357.3960263737">
            <text:p>2357,3960263737</text:p>
          </table:table-cell>
          <table:table-cell office:value-type="float" office:value="2949.4428184384">
            <text:p>2949,4428184384</text:p>
          </table:table-cell>
          <table:table-cell office:value-type="float" office:value="3923.658153549">
            <text:p>3923,658153549</text:p>
          </table:table-cell>
          <table:table-cell office:value-type="float" office:value="4851.1769087186">
            <text:p>4851,1769087186</text:p>
          </table:table-cell>
          <table:table-cell office:value-type="float" office:value="5262.1013555001">
            <text:p>5262,1013555001</text:p>
          </table:table-cell>
          <table:table-cell office:value-type="float" office:value="5639.001689405">
            <text:p>5639,001689405</text:p>
          </table:table-cell>
          <table:table-cell office:value-type="float" office:value="5842.8057835858">
            <text:p>5842,8057835858</text:p>
          </table:table-cell>
          <table:table-cell office:value-type="float" office:value="5770.9697027061">
            <text:p>5770,9697027061</text:p>
          </table:table-cell>
          <table:table-cell office:value-type="float" office:value="5820.0798474712">
            <text:p>5820,0798474712</text:p>
          </table:table-cell>
          <table:table-cell office:value-type="float" office:value="6078.3206485142">
            <text:p>6078,3206485142</text:p>
          </table:table-cell>
          <table:table-cell office:value-type="float" office:value="6122.9804892518">
            <text:p>6122,9804892518</text:p>
          </table:table-cell>
          <table:table-cell office:value-type="float" office:value="6117.030862367">
            <text:p>6117,030862367</text:p>
          </table:table-cell>
          <table:table-cell office:value-type="float" office:value="5861.5119620661">
            <text:p>5861,51196206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BH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3895.4735592249">
            <text:p>13895,4735592249</text:p>
          </table:table-cell>
          <table:table-cell office:value-type="float" office:value="14632.2637547002">
            <text:p>14632,2637547002</text:p>
          </table:table-cell>
          <table:table-cell office:value-type="float" office:value="15364.1072491338">
            <text:p>15364,1072491338</text:p>
          </table:table-cell>
          <table:table-cell office:value-type="float" office:value="16147.539016177">
            <text:p>16147,539016177</text:p>
          </table:table-cell>
          <table:table-cell office:value-type="float" office:value="16993.8132245417">
            <text:p>16993,8132245417</text:p>
          </table:table-cell>
          <table:table-cell office:value-type="float" office:value="17913.8935129113">
            <text:p>17913,8935129113</text:p>
          </table:table-cell>
          <table:table-cell office:value-type="float" office:value="18696.4130346827">
            <text:p>18696,4130346827</text:p>
          </table:table-cell>
          <table:table-cell office:value-type="float" office:value="19652.664116133">
            <text:p>19652,664116133</text:p>
          </table:table-cell>
          <table:table-cell office:value-type="float" office:value="20499.3898405667">
            <text:p>20499,3898405667</text:p>
          </table:table-cell>
          <table:table-cell office:value-type="float" office:value="21576.0224051116">
            <text:p>21576,0224051116</text:p>
          </table:table-cell>
          <table:table-cell office:value-type="float" office:value="19743.2903950452">
            <text:p>19743,2903950452</text:p>
          </table:table-cell>
          <table:table-cell office:value-type="float" office:value="19544.0618902346">
            <text:p>19544,0618902346</text:p>
          </table:table-cell>
          <table:table-cell office:value-type="float" office:value="18438.8696179374">
            <text:p>18438,8696179374</text:p>
          </table:table-cell>
          <table:table-cell office:value-type="float" office:value="19435.4562131575">
            <text:p>19435,4562131575</text:p>
          </table:table-cell>
          <table:table-cell office:value-type="float" office:value="15863.5638605894">
            <text:p>15863,5638605894</text:p>
          </table:table-cell>
          <table:table-cell office:value-type="float" office:value="13244.5717259706">
            <text:p>13244,5717259706</text:p>
          </table:table-cell>
          <table:table-cell office:value-type="float" office:value="13641.004018421">
            <text:p>13641,004018421</text:p>
          </table:table-cell>
          <table:table-cell office:value-type="float" office:value="14571.8790685356">
            <text:p>14571,8790685356</text:p>
          </table:table-cell>
          <table:table-cell office:value-type="float" office:value="16274.6465171963">
            <text:p>16274,6465171963</text:p>
          </table:table-cell>
          <table:table-cell office:value-type="float" office:value="20078.4580129694">
            <text:p>20078,4580129694</text:p>
          </table:table-cell>
          <table:table-cell office:value-type="float" office:value="20912.7555627732">
            <text:p>20912,7555627732</text:p>
          </table:table-cell>
          <table:table-cell office:value-type="float" office:value="18565.9554463542">
            <text:p>18565,9554463542</text:p>
          </table:table-cell>
          <table:table-cell office:value-type="float" office:value="19370.893838904">
            <text:p>19370,893838904</text:p>
          </table:table-cell>
          <table:table-cell office:value-type="float" office:value="19629.9391033896">
            <text:p>19629,9391033896</text:p>
          </table:table-cell>
          <table:table-cell office:value-type="float" office:value="21941.3062468978">
            <text:p>21941,3062468978</text:p>
          </table:table-cell>
          <table:table-cell office:value-type="float" office:value="22543.0042810344">
            <text:p>22543,0042810344</text:p>
          </table:table-cell>
          <table:table-cell office:value-type="float" office:value="22521.6355974645">
            <text:p>22521,6355974645</text:p>
          </table:table-cell>
          <table:table-cell office:value-type="float" office:value="22787.6567932101">
            <text:p>22787,6567932101</text:p>
          </table:table-cell>
          <table:table-cell office:value-type="float" office:value="22919.7983785394">
            <text:p>22919,7983785394</text:p>
          </table:table-cell>
          <table:table-cell office:value-type="float" office:value="24046.9505640449">
            <text:p>24046,9505640449</text:p>
          </table:table-cell>
          <table:table-cell office:value-type="float" office:value="23248.8936715994">
            <text:p>23248,8936715994</text:p>
          </table:table-cell>
          <table:table-cell office:value-type="float" office:value="21868.8772986471">
            <text:p>21868,8772986471</text:p>
          </table:table-cell>
          <table:table-cell office:value-type="float" office:value="20635.6985113897">
            <text:p>20635,6985113897</text:p>
          </table:table-cell>
          <table:table-cell office:value-type="float" office:value="20315.1782744707">
            <text:p>20315,1782744707</text:p>
          </table:table-cell>
          <table:table-cell office:value-type="float" office:value="20595.6313807486">
            <text:p>20595,6313807486</text:p>
          </table:table-cell>
          <table:table-cell office:value-type="float" office:value="21170.9531347603">
            <text:p>21170,9531347603</text:p>
          </table:table-cell>
          <table:table-cell office:value-type="float" office:value="21782.0991621408">
            <text:p>21782,0991621408</text:p>
          </table:table-cell>
          <table:table-cell office:value-type="float" office:value="21984.9465790558">
            <text:p>21984,9465790558</text:p>
          </table:table-cell>
          <table:table-cell office:value-type="float" office:value="22776.6096750456">
            <text:p>22776,6096750456</text:p>
          </table:table-cell>
          <table:table-cell office:value-type="float" office:value="24111.8577544435">
            <text:p>24111,8577544435</text:p>
          </table:table-cell>
          <table:table-cell office:value-type="float" office:value="24748.3079735458">
            <text:p>24748,3079735458</text:p>
          </table:table-cell>
          <table:table-cell office:value-type="float" office:value="24958.6549679116">
            <text:p>24958,6549679116</text:p>
          </table:table-cell>
          <table:table-cell office:value-type="float" office:value="25134.3811263706">
            <text:p>25134,3811263706</text:p>
          </table:table-cell>
          <table:table-cell office:value-type="float" office:value="24298.6237850202">
            <text:p>24298,6237850202</text:p>
          </table:table-cell>
          <table:table-cell office:value-type="float" office:value="23997.8477712196">
            <text:p>23997,8477712196</text:p>
          </table:table-cell>
          <table:table-cell office:value-type="float" office:value="24305.990666923">
            <text:p>24305,990666923</text:p>
          </table:table-cell>
          <table:table-cell office:value-type="float" office:value="24429.4457482206">
            <text:p>24429,4457482206</text:p>
          </table:table-cell>
          <table:table-cell office:value-type="float" office:value="24312.400634406">
            <text:p>24312,400634406</text:p>
          </table:table-cell>
          <table:table-cell office:value-type="float" office:value="23314.994167221">
            <text:p>23314,994167221</text:p>
          </table:table-cell>
          <table:table-cell office:value-type="float" office:value="21951.1466446952">
            <text:p>21951,1466446952</text:p>
          </table:table-cell>
          <table:table-cell office:value-type="float" office:value="21921.5590634977">
            <text:p>21921,5590634977</text:p>
          </table:table-cell>
          <table:table-cell office:value-type="float" office:value="21710.5899917159">
            <text:p>21710,5899917159</text:p>
          </table:table-cell>
          <table:table-cell office:value-type="float" office:value="22050.2021461459">
            <text:p>22050,2021461459</text:p>
          </table:table-cell>
          <table:table-cell office:value-type="float" office:value="21622.8655854331">
            <text:p>21622,8655854331</text:p>
          </table:table-cell>
          <table:table-cell office:value-type="float" office:value="21078.6804680605">
            <text:p>21078,6804680605</text:p>
          </table:table-cell>
          <table:table-cell office:value-type="float" office:value="20184.7356938325">
            <text:p>20184,7356938325</text:p>
          </table:table-cell>
          <table:table-cell office:value-type="float" office:value="19991.092229426">
            <text:p>19991,0922294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21184.9828376582">
            <text:p>21184,9828376582</text:p>
          </table:table-cell>
          <table:table-cell office:value-type="float" office:value="19295.58521837">
            <text:p>19295,58521837</text:p>
          </table:table-cell>
          <table:table-cell office:value-type="float" office:value="17290.8180745626">
            <text:p>17290,8180745626</text:p>
          </table:table-cell>
          <table:table-cell office:value-type="float" office:value="17906.0163509295">
            <text:p>17906,0163509295</text:p>
          </table:table-cell>
          <table:table-cell office:value-type="float" office:value="18304.5726983488">
            <text:p>18304,5726983488</text:p>
          </table:table-cell>
          <table:table-cell office:value-type="float" office:value="16926.3747444092">
            <text:p>16926,3747444092</text:p>
          </table:table-cell>
          <table:table-cell office:value-type="float" office:value="16571.426671545">
            <text:p>16571,426671545</text:p>
          </table:table-cell>
          <table:table-cell office:value-type="float" office:value="17663.4657118083">
            <text:p>17663,4657118083</text:p>
          </table:table-cell>
          <table:table-cell office:value-type="float" office:value="18240.5661888089">
            <text:p>18240,5661888089</text:p>
          </table:table-cell>
          <table:table-cell office:value-type="float" office:value="17702.3755890439">
            <text:p>17702,3755890439</text:p>
          </table:table-cell>
          <table:table-cell office:value-type="float" office:value="17934.7430502843">
            <text:p>17934,7430502843</text:p>
          </table:table-cell>
          <table:table-cell office:value-type="float" office:value="19407.4436493518">
            <text:p>19407,4436493518</text:p>
          </table:table-cell>
          <table:table-cell office:value-type="float" office:value="20178.4651617478">
            <text:p>20178,4651617478</text:p>
          </table:table-cell>
          <table:table-cell office:value-type="float" office:value="22217.9133183868">
            <text:p>22217,9133183868</text:p>
          </table:table-cell>
          <table:table-cell office:value-type="float" office:value="21623.0156816472">
            <text:p>21623,0156816472</text:p>
          </table:table-cell>
          <table:table-cell office:value-type="float" office:value="21910.2398805927">
            <text:p>21910,2398805927</text:p>
          </table:table-cell>
          <table:table-cell office:value-type="float" office:value="22220.6829070812">
            <text:p>22220,6829070812</text:p>
          </table:table-cell>
          <table:table-cell office:value-type="float" office:value="22281.7951076819">
            <text:p>22281,7951076819</text:p>
          </table:table-cell>
          <table:table-cell office:value-type="float" office:value="22634.8884697697">
            <text:p>22634,8884697697</text:p>
          </table:table-cell>
          <table:table-cell office:value-type="float" office:value="22760.9869862741">
            <text:p>22760,9869862741</text:p>
          </table:table-cell>
          <table:table-cell office:value-type="float" office:value="22955.0934939164">
            <text:p>22955,0934939164</text:p>
          </table:table-cell>
          <table:table-cell office:value-type="float" office:value="22416.0818465599">
            <text:p>22416,0818465599</text:p>
          </table:table-cell>
          <table:table-cell office:value-type="float" office:value="22038.331198939">
            <text:p>22038,331198939</text:p>
          </table:table-cell>
          <table:table-cell office:value-type="float" office:value="22058.7633255054">
            <text:p>22058,7633255054</text:p>
          </table:table-cell>
          <table:table-cell office:value-type="float" office:value="22144.4733857539">
            <text:p>22144,4733857539</text:p>
          </table:table-cell>
          <table:table-cell office:value-type="float" office:value="22066.0711292424">
            <text:p>22066,0711292424</text:p>
          </table:table-cell>
          <table:table-cell office:value-type="float" office:value="21796.0151385957">
            <text:p>21796,0151385957</text:p>
          </table:table-cell>
          <table:table-cell office:value-type="float" office:value="21838.0745654035">
            <text:p>21838,0745654035</text:p>
          </table:table-cell>
          <table:table-cell office:value-type="float" office:value="21563.650666009">
            <text:p>21563,650666009</text:p>
          </table:table-cell>
          <table:table-cell office:value-type="float" office:value="20797.0052179038">
            <text:p>20797,0052179038</text:p>
          </table:table-cell>
          <table:table-cell office:value-type="float" office:value="20722.1038895508">
            <text:p>20722,1038895508</text:p>
          </table:table-cell>
          <table:table-cell office:value-type="float" office:value="20514.7563869279">
            <text:p>20514,7563869279</text:p>
          </table:table-cell>
          <table:table-cell office:value-type="float" office:value="20921.199710437">
            <text:p>20921,199710437</text:p>
          </table:table-cell>
          <table:table-cell office:value-type="float" office:value="21799.6521659427">
            <text:p>21799,6521659427</text:p>
          </table:table-cell>
          <table:table-cell office:value-type="float" office:value="22390.6828514575">
            <text:p>22390,6828514575</text:p>
          </table:table-cell>
          <table:table-cell office:value-type="float" office:value="22436.2075318381">
            <text:p>22436,2075318381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70.5941715985">
            <text:p>370,5941715985</text:p>
          </table:table-cell>
          <table:table-cell office:value-type="float" office:value="382.0047722484">
            <text:p>382,0047722484</text:p>
          </table:table-cell>
          <table:table-cell office:value-type="float" office:value="391.4891838177">
            <text:p>391,4891838177</text:p>
          </table:table-cell>
          <table:table-cell office:value-type="float" office:value="378.5599523784">
            <text:p>378,5599523784</text:p>
          </table:table-cell>
          <table:table-cell office:value-type="float" office:value="407.6331236377">
            <text:p>407,6331236377</text:p>
          </table:table-cell>
          <table:table-cell office:value-type="float" office:value="401.5334159617">
            <text:p>401,5334159617</text:p>
          </table:table-cell>
          <table:table-cell office:value-type="float" office:value="398.7081568474">
            <text:p>398,7081568474</text:p>
          </table:table-cell>
          <table:table-cell office:value-type="float" office:value="378.4483267152">
            <text:p>378,4483267152</text:p>
          </table:table-cell>
          <table:table-cell office:value-type="float" office:value="401.1804456991">
            <text:p>401,1804456991</text:p>
          </table:table-cell>
          <table:table-cell office:value-type="float" office:value="394.3095963107">
            <text:p>394,3095963107</text:p>
          </table:table-cell>
          <table:table-cell office:value-type="float" office:value="406.0307091597">
            <text:p>406,0307091597</text:p>
          </table:table-cell>
          <table:table-cell office:value-type="float" office:value="375.8265809872">
            <text:p>375,8265809872</text:p>
          </table:table-cell>
          <table:table-cell office:value-type="float" office:value="317.7006036687">
            <text:p>317,7006036687</text:p>
          </table:table-cell>
          <table:table-cell office:value-type="float" office:value="323.0395868759">
            <text:p>323,0395868759</text:p>
          </table:table-cell>
          <table:table-cell office:value-type="float" office:value="347.9806292171">
            <text:p>347,9806292171</text:p>
          </table:table-cell>
          <table:table-cell office:value-type="float" office:value="327.1009504924">
            <text:p>327,1009504924</text:p>
          </table:table-cell>
          <table:table-cell office:value-type="float" office:value="337.6026860169">
            <text:p>337,6026860169</text:p>
          </table:table-cell>
          <table:table-cell office:value-type="float" office:value="337.713294109">
            <text:p>337,713294109</text:p>
          </table:table-cell>
          <table:table-cell office:value-type="float" office:value="351.707710949">
            <text:p>351,707710949</text:p>
          </table:table-cell>
          <table:table-cell office:value-type="float" office:value="358.3477903986">
            <text:p>358,3477903986</text:p>
          </table:table-cell>
          <table:table-cell office:value-type="float" office:value="351.3761041788">
            <text:p>351,3761041788</text:p>
          </table:table-cell>
          <table:table-cell office:value-type="float" office:value="366.6663073854">
            <text:p>366,6663073854</text:p>
          </table:table-cell>
          <table:table-cell office:value-type="float" office:value="364.5382182428">
            <text:p>364,5382182428</text:p>
          </table:table-cell>
          <table:table-cell office:value-type="float" office:value="368.6940260003">
            <text:p>368,6940260003</text:p>
          </table:table-cell>
          <table:table-cell office:value-type="float" office:value="376.2076611428">
            <text:p>376,2076611428</text:p>
          </table:table-cell>
          <table:table-cell office:value-type="float" office:value="378.4874579825">
            <text:p>378,4874579825</text:p>
          </table:table-cell>
          <table:table-cell office:value-type="float" office:value="383.8124796589">
            <text:p>383,8124796589</text:p>
          </table:table-cell>
          <table:table-cell office:value-type="float" office:value="387.7558742428">
            <text:p>387,7558742428</text:p>
          </table:table-cell>
          <table:table-cell office:value-type="float" office:value="386.7755991241">
            <text:p>386,7755991241</text:p>
          </table:table-cell>
          <table:table-cell office:value-type="float" office:value="387.6728688303">
            <text:p>387,6728688303</text:p>
          </table:table-cell>
          <table:table-cell office:value-type="float" office:value="399.4839408511">
            <text:p>399,4839408511</text:p>
          </table:table-cell>
          <table:table-cell office:value-type="float" office:value="403.7537989794">
            <text:p>403,7537989794</text:p>
          </table:table-cell>
          <table:table-cell office:value-type="float" office:value="416.1805240508">
            <text:p>416,1805240508</text:p>
          </table:table-cell>
          <table:table-cell office:value-type="float" office:value="426.3094413332">
            <text:p>426,3094413332</text:p>
          </table:table-cell>
          <table:table-cell office:value-type="float" office:value="433.4123440678">
            <text:p>433,4123440678</text:p>
          </table:table-cell>
          <table:table-cell office:value-type="float" office:value="445.9189172874">
            <text:p>445,9189172874</text:p>
          </table:table-cell>
          <table:table-cell office:value-type="float" office:value="456.2377101005">
            <text:p>456,2377101005</text:p>
          </table:table-cell>
          <table:table-cell office:value-type="float" office:value="466.7725442223">
            <text:p>466,7725442223</text:p>
          </table:table-cell>
          <table:table-cell office:value-type="float" office:value="480.8688330993">
            <text:p>480,8688330993</text:p>
          </table:table-cell>
          <table:table-cell office:value-type="float" office:value="493.2552198704">
            <text:p>493,2552198704</text:p>
          </table:table-cell>
          <table:table-cell office:value-type="float" office:value="509.2934347224">
            <text:p>509,2934347224</text:p>
          </table:table-cell>
          <table:table-cell office:value-type="float" office:value="525.0721107467">
            <text:p>525,0721107467</text:p>
          </table:table-cell>
          <table:table-cell office:value-type="float" office:value="535.2467233656">
            <text:p>535,2467233656</text:p>
          </table:table-cell>
          <table:table-cell office:value-type="float" office:value="550.8628057363">
            <text:p>550,8628057363</text:p>
          </table:table-cell>
          <table:table-cell office:value-type="float" office:value="570.3367359548">
            <text:p>570,3367359548</text:p>
          </table:table-cell>
          <table:table-cell office:value-type="float" office:value="598.6174259215">
            <text:p>598,6174259215</text:p>
          </table:table-cell>
          <table:table-cell office:value-type="float" office:value="630.0481800234">
            <text:p>630,0481800234</text:p>
          </table:table-cell>
          <table:table-cell office:value-type="float" office:value="666.4014472072">
            <text:p>666,4014472072</text:p>
          </table:table-cell>
          <table:table-cell office:value-type="float" office:value="698.5648920375">
            <text:p>698,5648920375</text:p>
          </table:table-cell>
          <table:table-cell office:value-type="float" office:value="725.7662599568">
            <text:p>725,7662599568</text:p>
          </table:table-cell>
          <table:table-cell office:value-type="float" office:value="757.6717571769">
            <text:p>757,6717571769</text:p>
          </table:table-cell>
          <table:table-cell office:value-type="float" office:value="797.4116803695">
            <text:p>797,4116803695</text:p>
          </table:table-cell>
          <table:table-cell office:value-type="float" office:value="839.5136871852">
            <text:p>839,5136871852</text:p>
          </table:table-cell>
          <table:table-cell office:value-type="float" office:value="879.5819661351">
            <text:p>879,5819661351</text:p>
          </table:table-cell>
          <table:table-cell office:value-type="float" office:value="922.1611279987">
            <text:p>922,1611279987</text:p>
          </table:table-cell>
          <table:table-cell office:value-type="float" office:value="971.6419880304">
            <text:p>971,6419880304</text:p>
          </table:table-cell>
          <table:table-cell office:value-type="float" office:value="1029.5782123924">
            <text:p>1029,578212392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13830.0119081306">
            <text:p>13830,0119081306</text:p>
          </table:table-cell>
          <table:table-cell office:value-type="float" office:value="13244.8079643431">
            <text:p>13244,8079643431</text:p>
          </table:table-cell>
          <table:table-cell office:value-type="float" office:value="12446.54903487">
            <text:p>12446,54903487</text:p>
          </table:table-cell>
          <table:table-cell office:value-type="float" office:value="12502.9648451095">
            <text:p>12502,9648451095</text:p>
          </table:table-cell>
          <table:table-cell office:value-type="float" office:value="12708.2942696018">
            <text:p>12708,2942696018</text:p>
          </table:table-cell>
          <table:table-cell office:value-type="float" office:value="12919.2229038363">
            <text:p>12919,2229038363</text:p>
          </table:table-cell>
          <table:table-cell office:value-type="float" office:value="13381.9875046244">
            <text:p>13381,9875046244</text:p>
          </table:table-cell>
          <table:table-cell office:value-type="float" office:value="13963.6496912725">
            <text:p>13963,6496912725</text:p>
          </table:table-cell>
          <table:table-cell office:value-type="float" office:value="14431.6216806745">
            <text:p>14431,6216806745</text:p>
          </table:table-cell>
          <table:table-cell office:value-type="float" office:value="14426.3179057437">
            <text:p>14426,3179057437</text:p>
          </table:table-cell>
          <table:table-cell office:value-type="float" office:value="15017.0768031104">
            <text:p>15017,0768031104</text:p>
          </table:table-cell>
          <table:table-cell office:value-type="float" office:value="14616.1817065074">
            <text:p>14616,1817065074</text:p>
          </table:table-cell>
          <table:table-cell office:value-type="float" office:value="14688.7813590316">
            <text:p>14688,7813590316</text:p>
          </table:table-cell>
          <table:table-cell office:value-type="float" office:value="14964.7160473718">
            <text:p>14964,7160473718</text:p>
          </table:table-cell>
          <table:table-cell office:value-type="float" office:value="15128.9458608363">
            <text:p>15128,9458608363</text:p>
          </table:table-cell>
          <table:table-cell office:value-type="float" office:value="15676.1091888706">
            <text:p>15676,1091888706</text:p>
          </table:table-cell>
          <table:table-cell office:value-type="float" office:value="16502.6900650941">
            <text:p>16502,6900650941</text:p>
          </table:table-cell>
          <table:table-cell office:value-type="float" office:value="16726.2798684695">
            <text:p>16726,2798684695</text:p>
          </table:table-cell>
          <table:table-cell office:value-type="float" office:value="16721.73309543">
            <text:p>16721,73309543</text:p>
          </table:table-cell>
          <table:table-cell office:value-type="float" office:value="15979.6809292206">
            <text:p>15979,6809292206</text:p>
          </table:table-cell>
          <table:table-cell office:value-type="float" office:value="15959.0297922874">
            <text:p>15959,0297922874</text:p>
          </table:table-cell>
          <table:table-cell office:value-type="float" office:value="15972.7676372964">
            <text:p>15972,7676372964</text:p>
          </table:table-cell>
          <table:table-cell office:value-type="float" office:value="15961.701817585">
            <text:p>15961,701817585</text:p>
          </table:table-cell>
          <table:table-cell office:value-type="float" office:value="15910.9348648734">
            <text:p>15910,9348648734</text:p>
          </table:table-cell>
          <table:table-cell office:value-type="float" office:value="15864.6197950218">
            <text:p>15864,6197950218</text:p>
          </table:table-cell>
          <table:table-cell office:value-type="float" office:value="15961.2001541015">
            <text:p>15961,2001541015</text:p>
          </table:table-cell>
          <table:table-cell office:value-type="float" office:value="16242.7699742254">
            <text:p>16242,76997422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3102.462776001">
            <text:p>3102,462776001</text:p>
          </table:table-cell>
          <table:table-cell office:value-type="float" office:value="3063.7297730097">
            <text:p>3063,7297730097</text:p>
          </table:table-cell>
          <table:table-cell office:value-type="float" office:value="2763.647398262">
            <text:p>2763,647398262</text:p>
          </table:table-cell>
          <table:table-cell office:value-type="float" office:value="2547.8739879041">
            <text:p>2547,8739879041</text:p>
          </table:table-cell>
          <table:table-cell office:value-type="float" office:value="2252.4125350517">
            <text:p>2252,4125350517</text:p>
          </table:table-cell>
          <table:table-cell office:value-type="float" office:value="2024.6948209314">
            <text:p>2024,6948209314</text:p>
          </table:table-cell>
          <table:table-cell office:value-type="float" office:value="2088.3515449237">
            <text:p>2088,3515449237</text:p>
          </table:table-cell>
          <table:table-cell office:value-type="float" office:value="2336.3115538052">
            <text:p>2336,3115538052</text:p>
          </table:table-cell>
          <table:table-cell office:value-type="float" office:value="2544.634716959">
            <text:p>2544,634716959</text:p>
          </table:table-cell>
          <table:table-cell office:value-type="float" office:value="2642.2424203982">
            <text:p>2642,2424203982</text:p>
          </table:table-cell>
          <table:table-cell office:value-type="float" office:value="2808.6939956479">
            <text:p>2808,6939956479</text:p>
          </table:table-cell>
          <table:table-cell office:value-type="float" office:value="2956.5406182076">
            <text:p>2956,5406182076</text:p>
          </table:table-cell>
          <table:table-cell office:value-type="float" office:value="3125.5389116145">
            <text:p>3125,5389116145</text:p>
          </table:table-cell>
          <table:table-cell office:value-type="float" office:value="3369.1721077532">
            <text:p>3369,1721077532</text:p>
          </table:table-cell>
          <table:table-cell office:value-type="float" office:value="3780.6362318424">
            <text:p>3780,6362318424</text:p>
          </table:table-cell>
          <table:table-cell office:value-type="float" office:value="4164.3619490171">
            <text:p>4164,3619490171</text:p>
          </table:table-cell>
          <table:table-cell office:value-type="float" office:value="4608.9322408995">
            <text:p>4608,9322408995</text:p>
          </table:table-cell>
          <table:table-cell office:value-type="float" office:value="5028.3198829677">
            <text:p>5028,3198829677</text:p>
          </table:table-cell>
          <table:table-cell office:value-type="float" office:value="5560.3819040841">
            <text:p>5560,3819040841</text:p>
          </table:table-cell>
          <table:table-cell office:value-type="float" office:value="5583.9385242609">
            <text:p>5583,9385242609</text:p>
          </table:table-cell>
          <table:table-cell office:value-type="float" office:value="6029.3967998293">
            <text:p>6029,3967998293</text:p>
          </table:table-cell>
          <table:table-cell office:value-type="float" office:value="6375.3450385955">
            <text:p>6375,3450385955</text:p>
          </table:table-cell>
          <table:table-cell office:value-type="float" office:value="6491.6733824729">
            <text:p>6491,6733824729</text:p>
          </table:table-cell>
          <table:table-cell office:value-type="float" office:value="6557.1065720622">
            <text:p>6557,1065720622</text:p>
          </table:table-cell>
          <table:table-cell office:value-type="float" office:value="6664.0972491867">
            <text:p>6664,0972491867</text:p>
          </table:table-cell>
          <table:table-cell office:value-type="float" office:value="6398.6897351514">
            <text:p>6398,6897351514</text:p>
          </table:table-cell>
          <table:table-cell office:value-type="float" office:value="6221.3725932252">
            <text:p>6221,372593225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3193.3149413605">
            <text:p>13193,3149413605</text:p>
          </table:table-cell>
          <table:table-cell office:value-type="float" office:value="13804.1993476581">
            <text:p>13804,1993476581</text:p>
          </table:table-cell>
          <table:table-cell office:value-type="float" office:value="14465.9774292721">
            <text:p>14465,9774292721</text:p>
          </table:table-cell>
          <table:table-cell office:value-type="float" office:value="14983.0426057267">
            <text:p>14983,0426057267</text:p>
          </table:table-cell>
          <table:table-cell office:value-type="float" office:value="15874.4046901559">
            <text:p>15874,4046901559</text:p>
          </table:table-cell>
          <table:table-cell office:value-type="float" office:value="16291.0196565313">
            <text:p>16291,0196565313</text:p>
          </table:table-cell>
          <table:table-cell office:value-type="float" office:value="16692.0169886591">
            <text:p>16692,0169886591</text:p>
          </table:table-cell>
          <table:table-cell office:value-type="float" office:value="17241.4473706698">
            <text:p>17241,4473706698</text:p>
          </table:table-cell>
          <table:table-cell office:value-type="float" office:value="17894.0438026985">
            <text:p>17894,0438026985</text:p>
          </table:table-cell>
          <table:table-cell office:value-type="float" office:value="19026.4296503728">
            <text:p>19026,4296503728</text:p>
          </table:table-cell>
          <table:table-cell office:value-type="float" office:value="20070.5479732956">
            <text:p>20070,5479732956</text:p>
          </table:table-cell>
          <table:table-cell office:value-type="float" office:value="20832.5240820801">
            <text:p>20832,5240820801</text:p>
          </table:table-cell>
          <table:table-cell office:value-type="float" office:value="21850.0028718164">
            <text:p>21850,0028718164</text:p>
          </table:table-cell>
          <table:table-cell office:value-type="float" office:value="23171.3793566533">
            <text:p>23171,3793566533</text:p>
          </table:table-cell>
          <table:table-cell office:value-type="float" office:value="24153.0991616343">
            <text:p>24153,0991616343</text:p>
          </table:table-cell>
          <table:table-cell office:value-type="float" office:value="23609.9371038687">
            <text:p>23609,9371038687</text:p>
          </table:table-cell>
          <table:table-cell office:value-type="float" office:value="24900.0171083108">
            <text:p>24900,0171083108</text:p>
          </table:table-cell>
          <table:table-cell office:value-type="float" office:value="25025.0098811635">
            <text:p>25025,0098811635</text:p>
          </table:table-cell>
          <table:table-cell office:value-type="float" office:value="25712.1941187834">
            <text:p>25712,1941187834</text:p>
          </table:table-cell>
          <table:table-cell office:value-type="float" office:value="26290.4941793372">
            <text:p>26290,4941793372</text:p>
          </table:table-cell>
          <table:table-cell office:value-type="float" office:value="27428.6118861353">
            <text:p>27428,6118861353</text:p>
          </table:table-cell>
          <table:table-cell office:value-type="float" office:value="27352.7295955632">
            <text:p>27352,7295955632</text:p>
          </table:table-cell>
          <table:table-cell office:value-type="float" office:value="27522.9536289161">
            <text:p>27522,9536289161</text:p>
          </table:table-cell>
          <table:table-cell office:value-type="float" office:value="27610.9754180225">
            <text:p>27610,9754180225</text:p>
          </table:table-cell>
          <table:table-cell office:value-type="float" office:value="28292.3925990391">
            <text:p>28292,3925990391</text:p>
          </table:table-cell>
          <table:table-cell office:value-type="float" office:value="28751.1590966802">
            <text:p>28751,1590966802</text:p>
          </table:table-cell>
          <table:table-cell office:value-type="float" office:value="29264.7899111196">
            <text:p>29264,7899111196</text:p>
          </table:table-cell>
          <table:table-cell office:value-type="float" office:value="29914.3154726966">
            <text:p>29914,3154726966</text:p>
          </table:table-cell>
          <table:table-cell office:value-type="float" office:value="31227.7917487716">
            <text:p>31227,7917487716</text:p>
          </table:table-cell>
          <table:table-cell office:value-type="float" office:value="32193.9793055008">
            <text:p>32193,9793055008</text:p>
          </table:table-cell>
          <table:table-cell office:value-type="float" office:value="33105.1552433006">
            <text:p>33105,1552433006</text:p>
          </table:table-cell>
          <table:table-cell office:value-type="float" office:value="33586.9583104952">
            <text:p>33586,9583104952</text:p>
          </table:table-cell>
          <table:table-cell office:value-type="float" office:value="33962.9863856718">
            <text:p>33962,9863856718</text:p>
          </table:table-cell>
          <table:table-cell office:value-type="float" office:value="33505.1655027068">
            <text:p>33505,1655027068</text:p>
          </table:table-cell>
          <table:table-cell office:value-type="float" office:value="34479.937551965">
            <text:p>34479,937551965</text:p>
          </table:table-cell>
          <table:table-cell office:value-type="float" office:value="35228.3419165189">
            <text:p>35228,3419165189</text:p>
          </table:table-cell>
          <table:table-cell office:value-type="float" office:value="35719.8102344149">
            <text:p>35719,8102344149</text:p>
          </table:table-cell>
          <table:table-cell office:value-type="float" office:value="36955.6361964793">
            <text:p>36955,6361964793</text:p>
          </table:table-cell>
          <table:table-cell office:value-type="float" office:value="37605.2280552923">
            <text:p>37605,2280552923</text:p>
          </table:table-cell>
          <table:table-cell office:value-type="float" office:value="38856.0634985051">
            <text:p>38856,0634985051</text:p>
          </table:table-cell>
          <table:table-cell office:value-type="float" office:value="40170.4189271218">
            <text:p>40170,4189271218</text:p>
          </table:table-cell>
          <table:table-cell office:value-type="float" office:value="40357.370757271">
            <text:p>40357,370757271</text:p>
          </table:table-cell>
          <table:table-cell office:value-type="float" office:value="40892.2177249607">
            <text:p>40892,2177249607</text:p>
          </table:table-cell>
          <table:table-cell office:value-type="float" office:value="41036.7982641216">
            <text:p>41036,7982641216</text:p>
          </table:table-cell>
          <table:table-cell office:value-type="float" office:value="42344.6948333994">
            <text:p>42344,6948333994</text:p>
          </table:table-cell>
          <table:table-cell office:value-type="float" office:value="42994.3636536563">
            <text:p>42994,3636536563</text:p>
          </table:table-cell>
          <table:table-cell office:value-type="float" office:value="43782.1395544946">
            <text:p>43782,1395544946</text:p>
          </table:table-cell>
          <table:table-cell office:value-type="float" office:value="44960.7978629635">
            <text:p>44960,7978629635</text:p>
          </table:table-cell>
          <table:table-cell office:value-type="float" office:value="44956.3673344759">
            <text:p>44956,3673344759</text:p>
          </table:table-cell>
          <table:table-cell office:value-type="float" office:value="43591.2718827821">
            <text:p>43591,2718827821</text:p>
          </table:table-cell>
          <table:table-cell office:value-type="float" office:value="44380.1766327308">
            <text:p>44380,1766327308</text:p>
          </table:table-cell>
          <table:table-cell office:value-type="float" office:value="44556.0368071799">
            <text:p>44556,0368071799</text:p>
          </table:table-cell>
          <table:table-cell office:value-type="float" office:value="44337.5767700468">
            <text:p>44337,5767700468</text:p>
          </table:table-cell>
          <table:table-cell office:value-type="float" office:value="44209.7433543915">
            <text:p>44209,7433543915</text:p>
          </table:table-cell>
          <table:table-cell office:value-type="float" office:value="44702.3168947694">
            <text:p>44702,3168947694</text:p>
          </table:table-cell>
          <table:table-cell office:value-type="float" office:value="45068.2542754006">
            <text:p>45068,2542754006</text:p>
          </table:table-cell>
          <table:table-cell office:value-type="float" office:value="45469.7108326081">
            <text:p>45469,71083260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72.4663426044">
            <text:p>1072,4663426044</text:p>
          </table:table-cell>
          <table:table-cell office:value-type="float" office:value="1093.5868743635">
            <text:p>1093,5868743635</text:p>
          </table:table-cell>
          <table:table-cell office:value-type="float" office:value="1115.5126083685">
            <text:p>1115,5126083685</text:p>
          </table:table-cell>
          <table:table-cell office:value-type="float" office:value="1138.3072458189">
            <text:p>1138,3072458189</text:p>
          </table:table-cell>
          <table:table-cell office:value-type="float" office:value="1161.5339277152">
            <text:p>1161,5339277152</text:p>
          </table:table-cell>
          <table:table-cell office:value-type="float" office:value="1183.7738043707">
            <text:p>1183,7738043707</text:p>
          </table:table-cell>
          <table:table-cell office:value-type="float" office:value="1203.6367760374">
            <text:p>1203,6367760374</text:p>
          </table:table-cell>
          <table:table-cell office:value-type="float" office:value="1225.2904548155">
            <text:p>1225,2904548155</text:p>
          </table:table-cell>
          <table:table-cell office:value-type="float" office:value="1277.3724909044">
            <text:p>1277,3724909044</text:p>
          </table:table-cell>
          <table:table-cell office:value-type="float" office:value="1306.5754023189">
            <text:p>1306,5754023189</text:p>
          </table:table-cell>
          <table:table-cell office:value-type="float" office:value="1336.6535545218">
            <text:p>1336,6535545218</text:p>
          </table:table-cell>
          <table:table-cell office:value-type="float" office:value="1360.5039223617">
            <text:p>1360,5039223617</text:p>
          </table:table-cell>
          <table:table-cell office:value-type="float" office:value="1471.7274228985">
            <text:p>1471,7274228985</text:p>
          </table:table-cell>
          <table:table-cell office:value-type="float" office:value="1524.7818836248">
            <text:p>1524,7818836248</text:p>
          </table:table-cell>
          <table:table-cell office:value-type="float" office:value="1704.9967009674">
            <text:p>1704,9967009674</text:p>
          </table:table-cell>
          <table:table-cell office:value-type="float" office:value="1740.3687932192">
            <text:p>1740,3687932192</text:p>
          </table:table-cell>
          <table:table-cell office:value-type="float" office:value="1715.4849422233">
            <text:p>1715,4849422233</text:p>
          </table:table-cell>
          <table:table-cell office:value-type="float" office:value="1802.3674851147">
            <text:p>1802,3674851147</text:p>
          </table:table-cell>
          <table:table-cell office:value-type="float" office:value="1917.4709482007">
            <text:p>1917,4709482007</text:p>
          </table:table-cell>
          <table:table-cell office:value-type="float" office:value="2027.4675867459">
            <text:p>2027,4675867459</text:p>
          </table:table-cell>
          <table:table-cell office:value-type="float" office:value="2288.8006885756">
            <text:p>2288,8006885756</text:p>
          </table:table-cell>
          <table:table-cell office:value-type="float" office:value="2264.7522236662">
            <text:p>2264,7522236662</text:p>
          </table:table-cell>
          <table:table-cell office:value-type="float" office:value="2199.6971440665">
            <text:p>2199,6971440665</text:p>
          </table:table-cell>
          <table:table-cell office:value-type="float" office:value="2093.6435671057">
            <text:p>2093,6435671057</text:p>
          </table:table-cell>
          <table:table-cell office:value-type="float" office:value="2074.3964305648">
            <text:p>2074,3964305648</text:p>
          </table:table-cell>
          <table:table-cell office:value-type="float" office:value="2038.3810009377">
            <text:p>2038,3810009377</text:p>
          </table:table-cell>
          <table:table-cell office:value-type="float" office:value="2073.2048645723">
            <text:p>2073,2048645723</text:p>
          </table:table-cell>
          <table:table-cell office:value-type="float" office:value="2242.8762425829">
            <text:p>2242,8762425829</text:p>
          </table:table-cell>
          <table:table-cell office:value-type="float" office:value="2385.6333854209">
            <text:p>2385,6333854209</text:p>
          </table:table-cell>
          <table:table-cell office:value-type="float" office:value="2632.6274535804">
            <text:p>2632,6274535804</text:p>
          </table:table-cell>
          <table:table-cell office:value-type="float" office:value="2849.0345934725">
            <text:p>2849,0345934725</text:p>
          </table:table-cell>
          <table:table-cell office:value-type="float" office:value="3089.230440457">
            <text:p>3089,230440457</text:p>
          </table:table-cell>
          <table:table-cell office:value-type="float" office:value="3404.2068074894">
            <text:p>3404,2068074894</text:p>
          </table:table-cell>
          <table:table-cell office:value-type="float" office:value="3557.4772563526">
            <text:p>3557,4772563526</text:p>
          </table:table-cell>
          <table:table-cell office:value-type="float" office:value="3491.400761556">
            <text:p>3491,400761556</text:p>
          </table:table-cell>
          <table:table-cell office:value-type="float" office:value="3424.0861147929">
            <text:p>3424,0861147929</text:p>
          </table:table-cell>
          <table:table-cell office:value-type="float" office:value="3363.8963114581">
            <text:p>3363,8963114581</text:p>
          </table:table-cell>
          <table:table-cell office:value-type="float" office:value="3358.5105249687">
            <text:p>3358,5105249687</text:p>
          </table:table-cell>
          <table:table-cell office:value-type="float" office:value="3352.8545386655">
            <text:p>3352,8545386655</text:p>
          </table:table-cell>
          <table:table-cell office:value-type="float" office:value="3513.8552762873">
            <text:p>3513,8552762873</text:p>
          </table:table-cell>
          <table:table-cell office:value-type="float" office:value="3838.8924881726">
            <text:p>3838,8924881726</text:p>
          </table:table-cell>
          <table:table-cell office:value-type="float" office:value="3910.1872567279">
            <text:p>3910,1872567279</text:p>
          </table:table-cell>
          <table:table-cell office:value-type="float" office:value="3997.1206845264">
            <text:p>3997,1206845264</text:p>
          </table:table-cell>
          <table:table-cell office:value-type="float" office:value="4257.4873879165">
            <text:p>4257,4873879165</text:p>
          </table:table-cell>
          <table:table-cell office:value-type="float" office:value="4343.177240063">
            <text:p>4343,177240063</text:p>
          </table:table-cell>
          <table:table-cell office:value-type="float" office:value="4342.1288914111">
            <text:p>4342,1288914111</text:p>
          </table:table-cell>
          <table:table-cell office:value-type="float" office:value="4424.4373786672">
            <text:p>4424,4373786672</text:p>
          </table:table-cell>
          <table:table-cell office:value-type="float" office:value="4358.4690010743">
            <text:p>4358,4690010743</text:p>
          </table:table-cell>
          <table:table-cell office:value-type="float" office:value="4385.1759322825">
            <text:p>4385,1759322825</text:p>
          </table:table-cell>
          <table:table-cell office:value-type="float" office:value="4307.22111778">
            <text:p>4307,22111778</text:p>
          </table:table-cell>
          <table:table-cell office:value-type="float" office:value="4344.1501766125">
            <text:p>4344,1501766125</text:p>
          </table:table-cell>
          <table:table-cell office:value-type="float" office:value="4333.3617756864">
            <text:p>4333,3617756864</text:p>
          </table:table-cell>
          <table:table-cell office:value-type="float" office:value="4398.7644175811">
            <text:p>4398,7644175811</text:p>
          </table:table-cell>
          <table:table-cell office:value-type="float" office:value="4359.7141888159">
            <text:p>4359,7141888159</text:p>
          </table:table-cell>
          <table:table-cell office:value-type="float" office:value="4415.987093894">
            <text:p>4415,987093894</text:p>
          </table:table-cell>
          <table:table-cell office:value-type="float" office:value="4446.7933902328">
            <text:p>4446,7933902328</text:p>
          </table:table-cell>
          <table:table-cell office:value-type="float" office:value="4328.0207382017">
            <text:p>4328,020738201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20.404179985">
            <text:p>520,404179985</text:p>
          </table:table-cell>
          <table:table-cell office:value-type="float" office:value="529.2973386426">
            <text:p>529,2973386426</text:p>
          </table:table-cell>
          <table:table-cell office:value-type="float" office:value="503.5990840515">
            <text:p>503,5990840515</text:p>
          </table:table-cell>
          <table:table-cell office:value-type="float" office:value="519.1306560015">
            <text:p>519,1306560015</text:p>
          </table:table-cell>
          <table:table-cell office:value-type="float" office:value="544.4277628564">
            <text:p>544,4277628564</text:p>
          </table:table-cell>
          <table:table-cell office:value-type="float" office:value="563.1464387033">
            <text:p>563,1464387033</text:p>
          </table:table-cell>
          <table:table-cell office:value-type="float" office:value="572.453222995">
            <text:p>572,453222995</text:p>
          </table:table-cell>
          <table:table-cell office:value-type="float" office:value="567.383628665">
            <text:p>567,383628665</text:p>
          </table:table-cell>
          <table:table-cell office:value-type="float" office:value="577.3054948942">
            <text:p>577,3054948942</text:p>
          </table:table-cell>
          <table:table-cell office:value-type="float" office:value="581.6103742138">
            <text:p>581,6103742138</text:p>
          </table:table-cell>
          <table:table-cell office:value-type="float" office:value="581.2351189829">
            <text:p>581,2351189829</text:p>
          </table:table-cell>
          <table:table-cell office:value-type="float" office:value="560.1801106141">
            <text:p>560,1801106141</text:p>
          </table:table-cell>
          <table:table-cell office:value-type="float" office:value="583.0562430995">
            <text:p>583,0562430995</text:p>
          </table:table-cell>
          <table:table-cell office:value-type="float" office:value="591.0505322441">
            <text:p>591,0505322441</text:p>
          </table:table-cell>
          <table:table-cell office:value-type="float" office:value="596.6577081633">
            <text:p>596,6577081633</text:p>
          </table:table-cell>
          <table:table-cell office:value-type="float" office:value="553.9366482043">
            <text:p>553,9366482043</text:p>
          </table:table-cell>
          <table:table-cell office:value-type="float" office:value="545.1435766195">
            <text:p>545,1435766195</text:p>
          </table:table-cell>
          <table:table-cell office:value-type="float" office:value="557.9322269795">
            <text:p>557,9322269795</text:p>
          </table:table-cell>
          <table:table-cell office:value-type="float" office:value="550.4265035102">
            <text:p>550,4265035102</text:p>
          </table:table-cell>
          <table:table-cell office:value-type="float" office:value="571.072511283">
            <text:p>571,072511283</text:p>
          </table:table-cell>
          <table:table-cell office:value-type="float" office:value="593.6195624396">
            <text:p>593,6195624396</text:p>
          </table:table-cell>
          <table:table-cell office:value-type="float" office:value="635.1174934772">
            <text:p>635,1174934772</text:p>
          </table:table-cell>
          <table:table-cell office:value-type="float" office:value="631.5271358807">
            <text:p>631,5271358807</text:p>
          </table:table-cell>
          <table:table-cell office:value-type="float" office:value="587.287625985">
            <text:p>587,287625985</text:p>
          </table:table-cell>
          <table:table-cell office:value-type="float" office:value="616.0375005352">
            <text:p>616,0375005352</text:p>
          </table:table-cell>
          <table:table-cell office:value-type="float" office:value="643.5874763489">
            <text:p>643,5874763489</text:p>
          </table:table-cell>
          <table:table-cell office:value-type="float" office:value="638.7490428469">
            <text:p>638,7490428469</text:p>
          </table:table-cell>
          <table:table-cell office:value-type="float" office:value="611.0281363747">
            <text:p>611,0281363747</text:p>
          </table:table-cell>
          <table:table-cell office:value-type="float" office:value="613.2311802793">
            <text:p>613,2311802793</text:p>
          </table:table-cell>
          <table:table-cell office:value-type="float" office:value="577.5398832722">
            <text:p>577,5398832722</text:p>
          </table:table-cell>
          <table:table-cell office:value-type="float" office:value="609.3456238476">
            <text:p>609,3456238476</text:p>
          </table:table-cell>
          <table:table-cell office:value-type="float" office:value="614.0052941138">
            <text:p>614,0052941138</text:p>
          </table:table-cell>
          <table:table-cell office:value-type="float" office:value="610.5509018385">
            <text:p>610,5509018385</text:p>
          </table:table-cell>
          <table:table-cell office:value-type="float" office:value="623.9536552048">
            <text:p>623,9536552048</text:p>
          </table:table-cell>
          <table:table-cell office:value-type="float" office:value="615.1204456123">
            <text:p>615,1204456123</text:p>
          </table:table-cell>
          <table:table-cell office:value-type="float" office:value="631.1712235026">
            <text:p>631,1712235026</text:p>
          </table:table-cell>
          <table:table-cell office:value-type="float" office:value="638.076330738">
            <text:p>638,076330738</text:p>
          </table:table-cell>
          <table:table-cell office:value-type="float" office:value="654.5428115748">
            <text:p>654,5428115748</text:p>
          </table:table-cell>
          <table:table-cell office:value-type="float" office:value="660.6317813683">
            <text:p>660,6317813683</text:p>
          </table:table-cell>
          <table:table-cell office:value-type="float" office:value="675.6774815648">
            <text:p>675,6774815648</text:p>
          </table:table-cell>
          <table:table-cell office:value-type="float" office:value="694.2437488628">
            <text:p>694,2437488628</text:p>
          </table:table-cell>
          <table:table-cell office:value-type="float" office:value="709.4693621567">
            <text:p>709,4693621567</text:p>
          </table:table-cell>
          <table:table-cell office:value-type="float" office:value="720.168276979">
            <text:p>720,168276979</text:p>
          </table:table-cell>
          <table:table-cell office:value-type="float" office:value="722.6671953431">
            <text:p>722,6671953431</text:p>
          </table:table-cell>
          <table:table-cell office:value-type="float" office:value="732.3354225211">
            <text:p>732,3354225211</text:p>
          </table:table-cell>
          <table:table-cell office:value-type="float" office:value="723.1999593772">
            <text:p>723,1999593772</text:p>
          </table:table-cell>
          <table:table-cell office:value-type="float" office:value="730.2752555729">
            <text:p>730,2752555729</text:p>
          </table:table-cell>
          <table:table-cell office:value-type="float" office:value="752.2152146605">
            <text:p>752,2152146605</text:p>
          </table:table-cell>
          <table:table-cell office:value-type="float" office:value="767.0573788255">
            <text:p>767,0573788255</text:p>
          </table:table-cell>
          <table:table-cell office:value-type="float" office:value="763.1050140717">
            <text:p>763,1050140717</text:p>
          </table:table-cell>
          <table:table-cell office:value-type="float" office:value="757.6959074094">
            <text:p>757,6959074094</text:p>
          </table:table-cell>
          <table:table-cell office:value-type="float" office:value="758.5775214493">
            <text:p>758,5775214493</text:p>
          </table:table-cell>
          <table:table-cell office:value-type="float" office:value="773.1370262457">
            <text:p>773,1370262457</text:p>
          </table:table-cell>
          <table:table-cell office:value-type="float" office:value="805.944940706">
            <text:p>805,944940706</text:p>
          </table:table-cell>
          <table:table-cell office:value-type="float" office:value="833.6624874489">
            <text:p>833,6624874489</text:p>
          </table:table-cell>
          <table:table-cell office:value-type="float" office:value="827.8459673295">
            <text:p>827,8459673295</text:p>
          </table:table-cell>
          <table:table-cell office:value-type="float" office:value="837.3419564053">
            <text:p>837,34195640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7838.3930375774">
            <text:p>27838,3930375774</text:p>
          </table:table-cell>
          <table:table-cell office:value-type="float" office:value="28436.716583056">
            <text:p>28436,716583056</text:p>
          </table:table-cell>
          <table:table-cell office:value-type="float" office:value="29006.5798401619">
            <text:p>29006,5798401619</text:p>
          </table:table-cell>
          <table:table-cell office:value-type="float" office:value="28640.8780165917">
            <text:p>28640,8780165917</text:p>
          </table:table-cell>
          <table:table-cell office:value-type="float" office:value="31041.9500043757">
            <text:p>31041,9500043757</text:p>
          </table:table-cell>
          <table:table-cell office:value-type="float" office:value="31740.6355233978">
            <text:p>31740,6355233978</text:p>
          </table:table-cell>
          <table:table-cell office:value-type="float" office:value="35659.1612543762">
            <text:p>35659,1612543762</text:p>
          </table:table-cell>
          <table:table-cell office:value-type="float" office:value="39616.1419860849">
            <text:p>39616,1419860849</text:p>
          </table:table-cell>
          <table:table-cell office:value-type="float" office:value="39686.9553481262">
            <text:p>39686,9553481262</text:p>
          </table:table-cell>
          <table:table-cell office:value-type="float" office:value="40290.5688347111">
            <text:p>40290,5688347111</text:p>
          </table:table-cell>
          <table:table-cell office:value-type="float" office:value="42055.0304719923">
            <text:p>42055,0304719923</text:p>
          </table:table-cell>
          <table:table-cell office:value-type="float" office:value="43819.358387283">
            <text:p>43819,358387283</text:p>
          </table:table-cell>
          <table:table-cell office:value-type="float" office:value="44942.9191535041">
            <text:p>44942,9191535041</text:p>
          </table:table-cell>
          <table:table-cell office:value-type="float" office:value="45948.8338277272">
            <text:p>45948,8338277272</text:p>
          </table:table-cell>
          <table:table-cell office:value-type="float" office:value="46699.0989703916">
            <text:p>46699,0989703916</text:p>
          </table:table-cell>
          <table:table-cell office:value-type="float" office:value="48824.501768485">
            <text:p>48824,501768485</text:p>
          </table:table-cell>
          <table:table-cell office:value-type="float" office:value="52988.7455136405">
            <text:p>52988,7455136405</text:p>
          </table:table-cell>
          <table:table-cell office:value-type="float" office:value="55903.5590573088">
            <text:p>55903,5590573088</text:p>
          </table:table-cell>
          <table:table-cell office:value-type="float" office:value="56504.0914894508">
            <text:p>56504,0914894508</text:p>
          </table:table-cell>
          <table:table-cell office:value-type="float" office:value="57503.2189423033">
            <text:p>57503,2189423033</text:p>
          </table:table-cell>
          <table:table-cell office:value-type="float" office:value="61083.4509496361">
            <text:p>61083,4509496361</text:p>
          </table:table-cell>
          <table:table-cell office:value-type="float" office:value="62106.1317965972">
            <text:p>62106,1317965972</text:p>
          </table:table-cell>
          <table:table-cell office:value-type="float" office:value="58400.2839788516">
            <text:p>58400,2839788516</text:p>
          </table:table-cell>
          <table:table-cell office:value-type="float" office:value="59061.1697050723">
            <text:p>59061,1697050723</text:p>
          </table:table-cell>
          <table:table-cell office:value-type="float" office:value="58826.9549652087">
            <text:p>58826,9549652087</text:p>
          </table:table-cell>
          <table:table-cell office:value-type="float" office:value="57167.1018852694">
            <text:p>57167,1018852694</text:p>
          </table:table-cell>
          <table:table-cell office:value-type="float" office:value="60463.9087856699">
            <text:p>60463,9087856699</text:p>
          </table:table-cell>
          <table:table-cell office:value-type="float" office:value="62224.8917779393">
            <text:p>62224,8917779393</text:p>
          </table:table-cell>
          <table:table-cell office:value-type="float" office:value="64196.2324263801">
            <text:p>64196,2324263801</text:p>
          </table:table-cell>
          <table:table-cell office:value-type="float" office:value="63939.8115704253">
            <text:p>63939,8115704253</text:p>
          </table:table-cell>
          <table:table-cell office:value-type="float" office:value="63429.2767665396">
            <text:p>63429,2767665396</text:p>
          </table:table-cell>
          <table:table-cell office:value-type="float" office:value="61503.6383589572">
            <text:p>61503,6383589572</text:p>
          </table:table-cell>
          <table:table-cell office:value-type="float" office:value="61913.7772348381">
            <text:p>61913,7772348381</text:p>
          </table:table-cell>
          <table:table-cell office:value-type="float" office:value="63435.4731513697">
            <text:p>63435,4731513697</text:p>
          </table:table-cell>
          <table:table-cell office:value-type="float" office:value="63374.766845423">
            <text:p>63374,766845423</text:p>
          </table:table-cell>
          <table:table-cell office:value-type="float" office:value="65690.9641699689">
            <text:p>65690,9641699689</text:p>
          </table:table-cell>
          <table:table-cell office:value-type="float" office:value="66969.933143424">
            <text:p>66969,933143424</text:p>
          </table:table-cell>
          <table:table-cell office:value-type="float" office:value="69624.4363363497">
            <text:p>69624,4363363497</text:p>
          </table:table-cell>
          <table:table-cell office:value-type="float" office:value="71810.384072276">
            <text:p>71810,384072276</text:p>
          </table:table-cell>
          <table:table-cell office:value-type="float" office:value="73825.1848453623">
            <text:p>73825,1848453623</text:p>
          </table:table-cell>
          <table:table-cell office:value-type="float" office:value="79988.3500115683">
            <text:p>79988,3500115683</text:p>
          </table:table-cell>
          <table:table-cell office:value-type="float" office:value="84844.7383808264">
            <text:p>84844,7383808264</text:p>
          </table:table-cell>
          <table:table-cell office:value-type="float" office:value="83048.803111906">
            <text:p>83048,803111906</text:p>
          </table:table-cell>
          <table:table-cell office:value-type="float" office:value="85321.2432651983">
            <text:p>85321,2432651983</text:p>
          </table:table-cell>
          <table:table-cell office:value-type="float" office:value="86733.3700723903">
            <text:p>86733,3700723903</text:p>
          </table:table-cell>
          <table:table-cell office:value-type="float" office:value="87616.3859691804">
            <text:p>87616,3859691804</text:p>
          </table:table-cell>
          <table:table-cell office:value-type="float" office:value="91944.8738136662">
            <text:p>91944,8738136662</text:p>
          </table:table-cell>
          <table:table-cell office:value-type="float" office:value="94029.6080297516">
            <text:p>94029,6080297516</text:p>
          </table:table-cell>
          <table:table-cell office:value-type="float" office:value="94903.19153445">
            <text:p>94903,19153445</text:p>
          </table:table-cell>
          <table:table-cell office:value-type="float" office:value="89391.2111759902">
            <text:p>89391,2111759902</text:p>
          </table:table-cell>
          <table:table-cell office:value-type="float" office:value="88207.3275597322">
            <text:p>88207,3275597322</text:p>
          </table:table-cell>
          <table:table-cell office:value-type="float" office:value="86001.1711723395">
            <text:p>86001,1711723395</text:p>
          </table:table-cell>
          <table:table-cell office:value-type="float" office:value="81547.8552352009">
            <text:p>81547,8552352009</text:p>
          </table:table-cell>
          <table:table-cell office:value-type="float" office:value="79251.7816637313">
            <text:p>79251,7816637313</text:p>
          </table:table-cell>
          <table:table-cell table:number-columns-repeated="4" office:value-type="string">
            <text:p>..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403.6577262053">
            <text:p>403,6577262053</text:p>
          </table:table-cell>
          <table:table-cell office:value-type="float" office:value="447.5384197248">
            <text:p>447,5384197248</text:p>
          </table:table-cell>
          <table:table-cell office:value-type="float" office:value="451.3607717794">
            <text:p>451,3607717794</text:p>
          </table:table-cell>
          <table:table-cell office:value-type="float" office:value="490.1359041643">
            <text:p>490,1359041643</text:p>
          </table:table-cell>
          <table:table-cell office:value-type="float" office:value="498.7035029411">
            <text:p>498,7035029411</text:p>
          </table:table-cell>
          <table:table-cell office:value-type="float" office:value="504.7365470473">
            <text:p>504,7365470473</text:p>
          </table:table-cell>
          <table:table-cell office:value-type="float" office:value="545.5256892275">
            <text:p>545,5256892275</text:p>
          </table:table-cell>
          <table:table-cell office:value-type="float" office:value="677.5411983693">
            <text:p>677,5411983693</text:p>
          </table:table-cell>
          <table:table-cell office:value-type="float" office:value="688.1799794797">
            <text:p>688,1799794797</text:p>
          </table:table-cell>
          <table:table-cell office:value-type="float" office:value="721.2264192865">
            <text:p>721,2264192865</text:p>
          </table:table-cell>
          <table:table-cell office:value-type="float" office:value="789.2173341565">
            <text:p>789,2173341565</text:p>
          </table:table-cell>
          <table:table-cell office:value-type="float" office:value="785.9924537201">
            <text:p>785,9924537201</text:p>
          </table:table-cell>
          <table:table-cell office:value-type="float" office:value="831.0630503341">
            <text:p>831,0630503341</text:p>
          </table:table-cell>
          <table:table-cell office:value-type="float" office:value="861.1939214667">
            <text:p>861,1939214667</text:p>
          </table:table-cell>
          <table:table-cell office:value-type="float" office:value="915.4099030762">
            <text:p>915,4099030762</text:p>
          </table:table-cell>
          <table:table-cell office:value-type="float" office:value="983.2624759035">
            <text:p>983,2624759035</text:p>
          </table:table-cell>
          <table:table-cell office:value-type="float" office:value="1029.1776631917">
            <text:p>1029,1776631917</text:p>
          </table:table-cell>
          <table:table-cell office:value-type="float" office:value="1065.0567657223">
            <text:p>1065,0567657223</text:p>
          </table:table-cell>
          <table:table-cell office:value-type="float" office:value="1100.1615195901">
            <text:p>1100,1615195901</text:p>
          </table:table-cell>
          <table:table-cell office:value-type="float" office:value="1155.2097577705">
            <text:p>1155,2097577705</text:p>
          </table:table-cell>
          <table:table-cell office:value-type="float" office:value="1201.1057854541">
            <text:p>1201,1057854541</text:p>
          </table:table-cell>
          <table:table-cell office:value-type="float" office:value="1263.9677670734">
            <text:p>1263,9677670734</text:p>
          </table:table-cell>
          <table:table-cell office:value-type="float" office:value="1360.7922520894">
            <text:p>1360,7922520894</text:p>
          </table:table-cell>
          <table:table-cell office:value-type="float" office:value="1425.055173634">
            <text:p>1425,055173634</text:p>
          </table:table-cell>
          <table:table-cell office:value-type="float" office:value="1469.373150389">
            <text:p>1469,373150389</text:p>
          </table:table-cell>
          <table:table-cell office:value-type="float" office:value="1534.8207453113">
            <text:p>1534,8207453113</text:p>
          </table:table-cell>
          <table:table-cell office:value-type="float" office:value="1601.9158016528">
            <text:p>1601,9158016528</text:p>
          </table:table-cell>
          <table:table-cell office:value-type="float" office:value="1848.5662550761">
            <text:p>1848,5662550761</text:p>
          </table:table-cell>
          <table:table-cell office:value-type="float" office:value="1898.0527938908">
            <text:p>1898,0527938908</text:p>
          </table:table-cell>
          <table:table-cell office:value-type="float" office:value="1986.1356177665">
            <text:p>1986,1356177665</text:p>
          </table:table-cell>
          <table:table-cell office:value-type="float" office:value="2178.9213830797">
            <text:p>2178,9213830797</text:p>
          </table:table-cell>
          <table:table-cell office:value-type="float" office:value="2310.0036550128">
            <text:p>2310,0036550128</text:p>
          </table:table-cell>
          <table:table-cell office:value-type="float" office:value="2387.0056738653">
            <text:p>2387,0056738653</text:p>
          </table:table-cell>
          <table:table-cell office:value-type="float" office:value="2399.918915904">
            <text:p>2399,918915904</text:p>
          </table:table-cell>
          <table:table-cell office:value-type="float" office:value="2500.2601452687">
            <text:p>2500,2601452687</text:p>
          </table:table-cell>
          <table:table-cell office:value-type="float" office:value="2628.1896140661">
            <text:p>2628,1896140661</text:p>
          </table:table-cell>
          <table:table-cell office:value-type="float" office:value="2801.2752400356">
            <text:p>2801,275240035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304.69876203">
            <text:p>1304,69876203</text:p>
          </table:table-cell>
          <table:table-cell office:value-type="float" office:value="1306.5906291797">
            <text:p>1306,5906291797</text:p>
          </table:table-cell>
          <table:table-cell office:value-type="float" office:value="1353.0331922737">
            <text:p>1353,0331922737</text:p>
          </table:table-cell>
          <table:table-cell office:value-type="float" office:value="1412.2020222854">
            <text:p>1412,2020222854</text:p>
          </table:table-cell>
          <table:table-cell office:value-type="float" office:value="1451.186017349">
            <text:p>1451,186017349</text:p>
          </table:table-cell>
          <table:table-cell office:value-type="float" office:value="1502.7913450892">
            <text:p>1502,7913450892</text:p>
          </table:table-cell>
          <table:table-cell office:value-type="float" office:value="1568.7994024741">
            <text:p>1568,7994024741</text:p>
          </table:table-cell>
          <table:table-cell office:value-type="float" office:value="1643.7549775046">
            <text:p>1643,7549775046</text:p>
          </table:table-cell>
          <table:table-cell office:value-type="float" office:value="1414.6986310578">
            <text:p>1414,6986310578</text:p>
          </table:table-cell>
          <table:table-cell office:value-type="float" office:value="1428.9134776862">
            <text:p>1428,9134776862</text:p>
          </table:table-cell>
          <table:table-cell office:value-type="float" office:value="1392.7520713352">
            <text:p>1392,7520713352</text:p>
          </table:table-cell>
          <table:table-cell office:value-type="float" office:value="1433.115408805">
            <text:p>1433,115408805</text:p>
          </table:table-cell>
          <table:table-cell office:value-type="float" office:value="1515.1899912916">
            <text:p>1515,1899912916</text:p>
          </table:table-cell>
          <table:table-cell office:value-type="float" office:value="1568.6184752143">
            <text:p>1568,6184752143</text:p>
          </table:table-cell>
          <table:table-cell office:value-type="float" office:value="1580.5847620758">
            <text:p>1580,5847620758</text:p>
          </table:table-cell>
          <table:table-cell office:value-type="float" office:value="1659.8811042387">
            <text:p>1659,8811042387</text:p>
          </table:table-cell>
          <table:table-cell office:value-type="float" office:value="1698.973726079">
            <text:p>1698,973726079</text:p>
          </table:table-cell>
          <table:table-cell office:value-type="float" office:value="1744.6397778724">
            <text:p>1744,6397778724</text:p>
          </table:table-cell>
          <table:table-cell office:value-type="float" office:value="1741.6353944979">
            <text:p>1741,6353944979</text:p>
          </table:table-cell>
          <table:table-cell office:value-type="float" office:value="1706.0752845574">
            <text:p>1706,0752845574</text:p>
          </table:table-cell>
          <table:table-cell office:value-type="float" office:value="1646.4112276266">
            <text:p>1646,4112276266</text:p>
          </table:table-cell>
          <table:table-cell office:value-type="float" office:value="1615.6777335091">
            <text:p>1615,6777335091</text:p>
          </table:table-cell>
          <table:table-cell office:value-type="float" office:value="1519.1698446932">
            <text:p>1519,1698446932</text:p>
          </table:table-cell>
          <table:table-cell office:value-type="float" office:value="1427.2433522375">
            <text:p>1427,2433522375</text:p>
          </table:table-cell>
          <table:table-cell office:value-type="float" office:value="1394.996155178">
            <text:p>1394,996155178</text:p>
          </table:table-cell>
          <table:table-cell office:value-type="float" office:value="1343.7758593911">
            <text:p>1343,7758593911</text:p>
          </table:table-cell>
          <table:table-cell office:value-type="float" office:value="1283.0906378895">
            <text:p>1283,0906378895</text:p>
          </table:table-cell>
          <table:table-cell office:value-type="float" office:value="1288.904715749">
            <text:p>1288,904715749</text:p>
          </table:table-cell>
          <table:table-cell office:value-type="float" office:value="1300.6420313375">
            <text:p>1300,6420313375</text:p>
          </table:table-cell>
          <table:table-cell office:value-type="float" office:value="1323.782989908">
            <text:p>1323,782989908</text:p>
          </table:table-cell>
          <table:table-cell office:value-type="float" office:value="1358.2410843581">
            <text:p>1358,2410843581</text:p>
          </table:table-cell>
          <table:table-cell office:value-type="float" office:value="1401.9083520117">
            <text:p>1401,9083520117</text:p>
          </table:table-cell>
          <table:table-cell office:value-type="float" office:value="1397.1799330787">
            <text:p>1397,1799330787</text:p>
          </table:table-cell>
          <table:table-cell office:value-type="float" office:value="1428.3657240946">
            <text:p>1428,3657240946</text:p>
          </table:table-cell>
          <table:table-cell office:value-type="float" office:value="1465.8040433082">
            <text:p>1465,8040433082</text:p>
          </table:table-cell>
          <table:table-cell office:value-type="float" office:value="1504.3967838583">
            <text:p>1504,3967838583</text:p>
          </table:table-cell>
          <table:table-cell office:value-type="float" office:value="1539.344885239">
            <text:p>1539,344885239</text:p>
          </table:table-cell>
          <table:table-cell office:value-type="float" office:value="1584.1172041599">
            <text:p>1584,1172041599</text:p>
          </table:table-cell>
          <table:table-cell office:value-type="float" office:value="1631.5749181929">
            <text:p>1631,5749181929</text:p>
          </table:table-cell>
          <table:table-cell office:value-type="float" office:value="1607.2100808707">
            <text:p>1607,2100808707</text:p>
          </table:table-cell>
          <table:table-cell office:value-type="float" office:value="1616.5391777689">
            <text:p>1616,5391777689</text:p>
          </table:table-cell>
          <table:table-cell office:value-type="float" office:value="1613.4108159859">
            <text:p>1613,4108159859</text:p>
          </table:table-cell>
          <table:table-cell office:value-type="float" office:value="1623.5187936422">
            <text:p>1623,5187936422</text:p>
          </table:table-cell>
          <table:table-cell office:value-type="float" office:value="1637.8085036223">
            <text:p>1637,8085036223</text:p>
          </table:table-cell>
          <table:table-cell office:value-type="float" office:value="1676.2279599722">
            <text:p>1676,2279599722</text:p>
          </table:table-cell>
          <table:table-cell office:value-type="float" office:value="1720.0990186673">
            <text:p>1720,0990186673</text:p>
          </table:table-cell>
          <table:table-cell office:value-type="float" office:value="1771.9468772518">
            <text:p>1771,9468772518</text:p>
          </table:table-cell>
          <table:table-cell office:value-type="float" office:value="1821.7954954377">
            <text:p>1821,7954954377</text:p>
          </table:table-cell>
          <table:table-cell office:value-type="float" office:value="1901.8998019351">
            <text:p>1901,8998019351</text:p>
          </table:table-cell>
          <table:table-cell office:value-type="float" office:value="1933.7401015119">
            <text:p>1933,7401015119</text:p>
          </table:table-cell>
          <table:table-cell office:value-type="float" office:value="1981.1607045044">
            <text:p>1981,1607045044</text:p>
          </table:table-cell>
          <table:table-cell office:value-type="float" office:value="2051.152291621">
            <text:p>2051,152291621</text:p>
          </table:table-cell>
          <table:table-cell office:value-type="float" office:value="2122.3845639332">
            <text:p>2122,3845639332</text:p>
          </table:table-cell>
          <table:table-cell office:value-type="float" office:value="2231.4772407643">
            <text:p>2231,4772407643</text:p>
          </table:table-cell>
          <table:table-cell office:value-type="float" office:value="2317.257186103">
            <text:p>2317,257186103</text:p>
          </table:table-cell>
          <table:table-cell office:value-type="float" office:value="2392.9839731602">
            <text:p>2392,9839731602</text:p>
          </table:table-cell>
          <table:table-cell office:value-type="float" office:value="2457.6259615502">
            <text:p>2457,625961550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4" office:value-type="string">
            <text:p>..</text:p>
          </table:table-cell>
          <table:table-cell office:value-type="float" office:value="698.5642942747">
            <text:p>698,5642942747</text:p>
          </table:table-cell>
          <table:table-cell office:value-type="float" office:value="866.9406721366">
            <text:p>866,9406721366</text:p>
          </table:table-cell>
          <table:table-cell office:value-type="float" office:value="1665.5953656484">
            <text:p>1665,5953656484</text:p>
          </table:table-cell>
          <table:table-cell office:value-type="float" office:value="2255.0573693485">
            <text:p>2255,0573693485</text:p>
          </table:table-cell>
          <table:table-cell office:value-type="float" office:value="2608.1988414336">
            <text:p>2608,1988414336</text:p>
          </table:table-cell>
          <table:table-cell office:value-type="float" office:value="2852.0210412186">
            <text:p>2852,0210412186</text:p>
          </table:table-cell>
          <table:table-cell office:value-type="float" office:value="3002.8208410566">
            <text:p>3002,8208410566</text:p>
          </table:table-cell>
          <table:table-cell office:value-type="float" office:value="3131.1394017013">
            <text:p>3131,1394017013</text:p>
          </table:table-cell>
          <table:table-cell office:value-type="float" office:value="3293.1402487243">
            <text:p>3293,1402487243</text:p>
          </table:table-cell>
          <table:table-cell office:value-type="float" office:value="3421.7484306704">
            <text:p>3421,7484306704</text:p>
          </table:table-cell>
          <table:table-cell office:value-type="float" office:value="3628.5164399704">
            <text:p>3628,5164399704</text:p>
          </table:table-cell>
          <table:table-cell office:value-type="float" office:value="3946.0566788053">
            <text:p>3946,0566788053</text:p>
          </table:table-cell>
          <table:table-cell office:value-type="float" office:value="4160.5631025348">
            <text:p>4160,5631025348</text:p>
          </table:table-cell>
          <table:table-cell office:value-type="float" office:value="4405.2850587194">
            <text:p>4405,2850587194</text:p>
          </table:table-cell>
          <table:table-cell office:value-type="float" office:value="4664.091803271">
            <text:p>4664,091803271</text:p>
          </table:table-cell>
          <table:table-cell office:value-type="float" office:value="4545.2276659634">
            <text:p>4545,2276659634</text:p>
          </table:table-cell>
          <table:table-cell office:value-type="float" office:value="4614.8290411405">
            <text:p>4614,8290411405</text:p>
          </table:table-cell>
          <table:table-cell office:value-type="float" office:value="4700.8878369963">
            <text:p>4700,8878369963</text:p>
          </table:table-cell>
          <table:table-cell office:value-type="float" office:value="4714.1154057122">
            <text:p>4714,1154057122</text:p>
          </table:table-cell>
          <table:table-cell office:value-type="float" office:value="4882.7570058641">
            <text:p>4882,7570058641</text:p>
          </table:table-cell>
          <table:table-cell office:value-type="float" office:value="4992.9053799935">
            <text:p>4992,9053799935</text:p>
          </table:table-cell>
          <table:table-cell office:value-type="float" office:value="5190.0987581256">
            <text:p>5190,0987581256</text:p>
          </table:table-cell>
          <table:table-cell office:value-type="float" office:value="5377.8372122425">
            <text:p>5377,83721224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90.8297252646">
            <text:p>390,8297252646</text:p>
          </table:table-cell>
          <table:table-cell office:value-type="float" office:value="405.7986382591">
            <text:p>405,7986382591</text:p>
          </table:table-cell>
          <table:table-cell office:value-type="float" office:value="422.1720329207">
            <text:p>422,1720329207</text:p>
          </table:table-cell>
          <table:table-cell office:value-type="float" office:value="435.6898931121">
            <text:p>435,6898931121</text:p>
          </table:table-cell>
          <table:table-cell office:value-type="float" office:value="453.0789745196">
            <text:p>453,0789745196</text:p>
          </table:table-cell>
          <table:table-cell office:value-type="float" office:value="466.2621796321">
            <text:p>466,2621796321</text:p>
          </table:table-cell>
          <table:table-cell office:value-type="float" office:value="481.7858537723">
            <text:p>481,7858537723</text:p>
          </table:table-cell>
          <table:table-cell office:value-type="float" office:value="495.3852821484">
            <text:p>495,3852821484</text:p>
          </table:table-cell>
          <table:table-cell office:value-type="float" office:value="531.2139247506">
            <text:p>531,2139247506</text:p>
          </table:table-cell>
          <table:table-cell office:value-type="float" office:value="592.6713864513">
            <text:p>592,6713864513</text:p>
          </table:table-cell>
          <table:table-cell office:value-type="float" office:value="672.2273586438">
            <text:p>672,2273586438</text:p>
          </table:table-cell>
          <table:table-cell office:value-type="float" office:value="818.6845681573">
            <text:p>818,6845681573</text:p>
          </table:table-cell>
          <table:table-cell office:value-type="float" office:value="1000.8092636071">
            <text:p>1000,8092636071</text:p>
          </table:table-cell>
          <table:table-cell office:value-type="float" office:value="1173.4517103649">
            <text:p>1173,4517103649</text:p>
          </table:table-cell>
          <table:table-cell office:value-type="float" office:value="1232.4550076002">
            <text:p>1232,4550076002</text:p>
          </table:table-cell>
          <table:table-cell office:value-type="float" office:value="1288.4115107624">
            <text:p>1288,4115107624</text:p>
          </table:table-cell>
          <table:table-cell office:value-type="float" office:value="1372.39063401">
            <text:p>1372,39063401</text:p>
          </table:table-cell>
          <table:table-cell office:value-type="float" office:value="1478.5210621541">
            <text:p>1478,5210621541</text:p>
          </table:table-cell>
          <table:table-cell office:value-type="float" office:value="1625.4494505706">
            <text:p>1625,4494505706</text:p>
          </table:table-cell>
          <table:table-cell office:value-type="float" office:value="1753.7560652674">
            <text:p>1753,7560652674</text:p>
          </table:table-cell>
          <table:table-cell office:value-type="float" office:value="1891.4096683636">
            <text:p>1891,4096683636</text:p>
          </table:table-cell>
          <table:table-cell office:value-type="float" office:value="1988.8848432102">
            <text:p>1988,8848432102</text:p>
          </table:table-cell>
          <table:table-cell office:value-type="float" office:value="2153.1040387552">
            <text:p>2153,1040387552</text:p>
          </table:table-cell>
          <table:table-cell office:value-type="float" office:value="2353.797266753">
            <text:p>2353,797266753</text:p>
          </table:table-cell>
          <table:table-cell office:value-type="float" office:value="2471.1571086278">
            <text:p>2471,1571086278</text:p>
          </table:table-cell>
          <table:table-cell office:value-type="float" office:value="2563.0335237301">
            <text:p>2563,0335237301</text:p>
          </table:table-cell>
          <table:table-cell office:value-type="float" office:value="2687.317882627">
            <text:p>2687,317882627</text:p>
          </table:table-cell>
          <table:table-cell office:value-type="float" office:value="2917.4360474857">
            <text:p>2917,4360474857</text:p>
          </table:table-cell>
          <table:table-cell office:value-type="float" office:value="3384.4808630985">
            <text:p>3384,4808630985</text:p>
          </table:table-cell>
          <table:table-cell office:value-type="float" office:value="3718.4856890663">
            <text:p>3718,4856890663</text:p>
          </table:table-cell>
          <table:table-cell office:value-type="float" office:value="3860.0086032244">
            <text:p>3860,0086032244</text:p>
          </table:table-cell>
          <table:table-cell office:value-type="float" office:value="4034.2608636263">
            <text:p>4034,2608636263</text:p>
          </table:table-cell>
          <table:table-cell office:value-type="float" office:value="4040.4266732275">
            <text:p>4040,4266732275</text:p>
          </table:table-cell>
          <table:table-cell office:value-type="float" office:value="4010.787151804">
            <text:p>4010,787151804</text:p>
          </table:table-cell>
          <table:table-cell office:value-type="float" office:value="4053.436042194">
            <text:p>4053,436042194</text:p>
          </table:table-cell>
          <table:table-cell office:value-type="float" office:value="4237.5672994631">
            <text:p>4237,5672994631</text:p>
          </table:table-cell>
          <table:table-cell office:value-type="float" office:value="4386.8515368161">
            <text:p>4386,8515368161</text:p>
          </table:table-cell>
          <table:table-cell office:value-type="float" office:value="4641.8054798406">
            <text:p>4641,8054798406</text:p>
          </table:table-cell>
          <table:table-cell office:value-type="float" office:value="4585.7399276873">
            <text:p>4585,7399276873</text:p>
          </table:table-cell>
          <table:table-cell office:value-type="float" office:value="4939.598055527">
            <text:p>4939,598055527</text:p>
          </table:table-cell>
          <table:table-cell office:value-type="float" office:value="4954.7742899319">
            <text:p>4954,7742899319</text:p>
          </table:table-cell>
          <table:table-cell office:value-type="float" office:value="4891.9148435851">
            <text:p>4891,9148435851</text:p>
          </table:table-cell>
          <table:table-cell office:value-type="float" office:value="5115.8998863534">
            <text:p>5115,8998863534</text:p>
          </table:table-cell>
          <table:table-cell office:value-type="float" office:value="5280.2151747381">
            <text:p>5280,2151747381</text:p>
          </table:table-cell>
          <table:table-cell office:value-type="float" office:value="5349.0020241948">
            <text:p>5349,0020241948</text:p>
          </table:table-cell>
          <table:table-cell office:value-type="float" office:value="5512.8112293871">
            <text:p>5512,8112293871</text:p>
          </table:table-cell>
          <table:table-cell office:value-type="float" office:value="5883.8990590379">
            <text:p>5883,8990590379</text:p>
          </table:table-cell>
          <table:table-cell office:value-type="float" office:value="6270.4740796741">
            <text:p>6270,4740796741</text:p>
          </table:table-cell>
          <table:table-cell office:value-type="float" office:value="6552.7766407048">
            <text:p>6552,7766407048</text:p>
          </table:table-cell>
          <table:table-cell office:value-type="float" office:value="5948.8532480705">
            <text:p>5948,8532480705</text:p>
          </table:table-cell>
          <table:table-cell office:value-type="float" office:value="6346.1562038735">
            <text:p>6346,1562038735</text:p>
          </table:table-cell>
          <table:table-cell office:value-type="float" office:value="6610.3319220691">
            <text:p>6610,3319220691</text:p>
          </table:table-cell>
          <table:table-cell office:value-type="float" office:value="6779.3938971665">
            <text:p>6779,3938971665</text:p>
          </table:table-cell>
          <table:table-cell office:value-type="float" office:value="7409.4211551962">
            <text:p>7409,4211551962</text:p>
          </table:table-cell>
          <table:table-cell office:value-type="float" office:value="7574.2820973067">
            <text:p>7574,2820973067</text:p>
          </table:table-cell>
          <table:table-cell office:value-type="float" office:value="7308.6115078773">
            <text:p>7308,6115078773</text:p>
          </table:table-cell>
          <table:table-cell office:value-type="float" office:value="7483.1731522259">
            <text:p>7483,173152225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424.9970894149">
            <text:p>3424,9970894149</text:p>
          </table:table-cell>
          <table:table-cell office:value-type="float" office:value="3668.0244852352">
            <text:p>3668,0244852352</text:p>
          </table:table-cell>
          <table:table-cell office:value-type="float" office:value="3747.3862627079">
            <text:p>3747,3862627079</text:p>
          </table:table-cell>
          <table:table-cell office:value-type="float" office:value="3670.8262974644">
            <text:p>3670,8262974644</text:p>
          </table:table-cell>
          <table:table-cell office:value-type="float" office:value="3690.4486855318">
            <text:p>3690,4486855318</text:p>
          </table:table-cell>
          <table:table-cell office:value-type="float" office:value="3697.0390118557">
            <text:p>3697,0390118557</text:p>
          </table:table-cell>
          <table:table-cell office:value-type="float" office:value="3745.5225293671">
            <text:p>3745,5225293671</text:p>
          </table:table-cell>
          <table:table-cell office:value-type="float" office:value="3824.7543132096">
            <text:p>3824,7543132096</text:p>
          </table:table-cell>
          <table:table-cell office:value-type="float" office:value="4150.4852673189">
            <text:p>4150,4852673189</text:p>
          </table:table-cell>
          <table:table-cell office:value-type="float" office:value="4438.0277246832">
            <text:p>4438,0277246832</text:p>
          </table:table-cell>
          <table:table-cell office:value-type="float" office:value="4706.1263925151">
            <text:p>4706,1263925151</text:p>
          </table:table-cell>
          <table:table-cell office:value-type="float" office:value="5108.945626362">
            <text:p>5108,945626362</text:p>
          </table:table-cell>
          <table:table-cell office:value-type="float" office:value="5586.6838237326">
            <text:p>5586,6838237326</text:p>
          </table:table-cell>
          <table:table-cell office:value-type="float" office:value="6216.1308159222">
            <text:p>6216,1308159222</text:p>
          </table:table-cell>
          <table:table-cell office:value-type="float" office:value="6617.8835895209">
            <text:p>6617,8835895209</text:p>
          </table:table-cell>
          <table:table-cell office:value-type="float" office:value="6798.0967138047">
            <text:p>6798,0967138047</text:p>
          </table:table-cell>
          <table:table-cell office:value-type="float" office:value="7287.5190951197">
            <text:p>7287,5190951197</text:p>
          </table:table-cell>
          <table:table-cell office:value-type="float" office:value="7443.8986450284">
            <text:p>7443,8986450284</text:p>
          </table:table-cell>
          <table:table-cell office:value-type="float" office:value="7504.2960198983">
            <text:p>7504,2960198983</text:p>
          </table:table-cell>
          <table:table-cell office:value-type="float" office:value="7824.8643561318">
            <text:p>7824,8643561318</text:p>
          </table:table-cell>
          <table:table-cell office:value-type="float" office:value="8339.2691185217">
            <text:p>8339,2691185217</text:p>
          </table:table-cell>
          <table:table-cell office:value-type="float" office:value="7788.3335462158">
            <text:p>7788,3335462158</text:p>
          </table:table-cell>
          <table:table-cell office:value-type="float" office:value="7653.5595618564">
            <text:p>7653,5595618564</text:p>
          </table:table-cell>
          <table:table-cell office:value-type="float" office:value="7225.5383585239">
            <text:p>7225,5383585239</text:p>
          </table:table-cell>
          <table:table-cell office:value-type="float" office:value="7439.1108105555">
            <text:p>7439,1108105555</text:p>
          </table:table-cell>
          <table:table-cell office:value-type="float" office:value="7860.0155781109">
            <text:p>7860,0155781109</text:p>
          </table:table-cell>
          <table:table-cell office:value-type="float" office:value="8314.8789207439">
            <text:p>8314,8789207439</text:p>
          </table:table-cell>
          <table:table-cell office:value-type="float" office:value="8445.0369946226">
            <text:p>8445,0369946226</text:p>
          </table:table-cell>
          <table:table-cell office:value-type="float" office:value="8276.5425217279">
            <text:p>8276,5425217279</text:p>
          </table:table-cell>
          <table:table-cell office:value-type="float" office:value="8391.1922921274">
            <text:p>8391,1922921274</text:p>
          </table:table-cell>
          <table:table-cell office:value-type="float" office:value="7986.045872969">
            <text:p>7986,045872969</text:p>
          </table:table-cell>
          <table:table-cell office:value-type="float" office:value="7966.7964675878">
            <text:p>7966,7964675878</text:p>
          </table:table-cell>
          <table:table-cell office:value-type="float" office:value="7796.8418308987">
            <text:p>7796,8418308987</text:p>
          </table:table-cell>
          <table:table-cell office:value-type="float" office:value="8027.1893843072">
            <text:p>8027,1893843072</text:p>
          </table:table-cell>
          <table:table-cell office:value-type="float" office:value="8319.2090238292">
            <text:p>8319,2090238292</text:p>
          </table:table-cell>
          <table:table-cell office:value-type="float" office:value="8547.9411597069">
            <text:p>8547,9411597069</text:p>
          </table:table-cell>
          <table:table-cell office:value-type="float" office:value="8598.0149587982">
            <text:p>8598,0149587982</text:p>
          </table:table-cell>
          <table:table-cell office:value-type="float" office:value="8750.2740576768">
            <text:p>8750,2740576768</text:p>
          </table:table-cell>
          <table:table-cell office:value-type="float" office:value="8644.4208430246">
            <text:p>8644,4208430246</text:p>
          </table:table-cell>
          <table:table-cell office:value-type="float" office:value="8554.834439096">
            <text:p>8554,834439096</text:p>
          </table:table-cell>
          <table:table-cell office:value-type="float" office:value="8778.1881408168">
            <text:p>8778,1881408168</text:p>
          </table:table-cell>
          <table:table-cell office:value-type="float" office:value="8776.8637193639">
            <text:p>8776,8637193639</text:p>
          </table:table-cell>
          <table:table-cell office:value-type="float" office:value="8924.3335279813">
            <text:p>8924,3335279813</text:p>
          </table:table-cell>
          <table:table-cell office:value-type="float" office:value="8910.8556241427">
            <text:p>8910,8556241427</text:p>
          </table:table-cell>
          <table:table-cell office:value-type="float" office:value="9309.0081951399">
            <text:p>9309,0081951399</text:p>
          </table:table-cell>
          <table:table-cell office:value-type="float" office:value="9495.1049391301">
            <text:p>9495,1049391301</text:p>
          </table:table-cell>
          <table:table-cell office:value-type="float" office:value="9761.8764015774">
            <text:p>9761,8764015774</text:p>
          </table:table-cell>
          <table:table-cell office:value-type="float" office:value="10245.23081298">
            <text:p>10245,23081298</text:p>
          </table:table-cell>
          <table:table-cell office:value-type="float" office:value="10658.2253077189">
            <text:p>10658,2253077189</text:p>
          </table:table-cell>
          <table:table-cell office:value-type="float" office:value="10540.1087666864">
            <text:p>10540,1087666864</text:p>
          </table:table-cell>
          <table:table-cell office:value-type="float" office:value="11224.1540829355">
            <text:p>11224,1540829355</text:p>
          </table:table-cell>
          <table:table-cell office:value-type="float" office:value="11559.2122714428">
            <text:p>11559,2122714428</text:p>
          </table:table-cell>
          <table:table-cell office:value-type="float" office:value="11671.1829427136">
            <text:p>11671,1829427136</text:p>
          </table:table-cell>
          <table:table-cell office:value-type="float" office:value="11912.1467557492">
            <text:p>11912,1467557492</text:p>
          </table:table-cell>
          <table:table-cell office:value-type="float" office:value="11866.3889224247">
            <text:p>11866,3889224247</text:p>
          </table:table-cell>
          <table:table-cell office:value-type="float" office:value="11322.1466804372">
            <text:p>11322,1466804372</text:p>
          </table:table-cell>
          <table:table-cell office:value-type="float" office:value="10826.2714348298">
            <text:p>10826,271434829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4" office:value-type="string">
            <text:p>..</text:p>
          </table:table-cell>
          <table:table-cell office:value-type="float" office:value="45621.3614622116">
            <text:p>45621,3614622116</text:p>
          </table:table-cell>
          <table:table-cell office:value-type="float" office:value="43925.2390991564">
            <text:p>43925,2390991564</text:p>
          </table:table-cell>
          <table:table-cell office:value-type="float" office:value="50722.6081256912">
            <text:p>50722,6081256912</text:p>
          </table:table-cell>
          <table:table-cell office:value-type="float" office:value="54151.703021782">
            <text:p>54151,703021782</text:p>
          </table:table-cell>
          <table:table-cell office:value-type="float" office:value="55752.538552744">
            <text:p>55752,538552744</text:p>
          </table:table-cell>
          <table:table-cell office:value-type="float" office:value="66001.5809029995">
            <text:p>66001,5809029995</text:p>
          </table:table-cell>
          <table:table-cell office:value-type="float" office:value="59391.9511535856">
            <text:p>59391,9511535856</text:p>
          </table:table-cell>
          <table:table-cell office:value-type="float" office:value="46156.2248219058">
            <text:p>46156,2248219058</text:p>
          </table:table-cell>
          <table:table-cell office:value-type="float" office:value="46575.7780789852">
            <text:p>46575,7780789852</text:p>
          </table:table-cell>
          <table:table-cell office:value-type="float" office:value="45483.6311842018">
            <text:p>45483,6311842018</text:p>
          </table:table-cell>
          <table:table-cell office:value-type="float" office:value="44479.3539125007">
            <text:p>44479,3539125007</text:p>
          </table:table-cell>
          <table:table-cell office:value-type="float" office:value="42589.6832960567">
            <text:p>42589,6832960567</text:p>
          </table:table-cell>
          <table:table-cell office:value-type="float" office:value="40274.3388424821">
            <text:p>40274,3388424821</text:p>
          </table:table-cell>
          <table:table-cell office:value-type="float" office:value="39933.7551259678">
            <text:p>39933,7551259678</text:p>
          </table:table-cell>
          <table:table-cell office:value-type="float" office:value="39243.0170156511">
            <text:p>39243,0170156511</text:p>
          </table:table-cell>
          <table:table-cell office:value-type="float" office:value="37732.3751708754">
            <text:p>37732,3751708754</text:p>
          </table:table-cell>
          <table:table-cell office:value-type="float" office:value="37071.735304991">
            <text:p>37071,735304991</text:p>
          </table:table-cell>
          <table:table-cell office:value-type="float" office:value="37162.5405979061">
            <text:p>37162,5405979061</text:p>
          </table:table-cell>
          <table:table-cell office:value-type="float" office:value="37838.3205639022">
            <text:p>37838,3205639022</text:p>
          </table:table-cell>
          <table:table-cell office:value-type="float" office:value="36904.4750646566">
            <text:p>36904,4750646566</text:p>
          </table:table-cell>
          <table:table-cell office:value-type="float" office:value="37043.1816690002">
            <text:p>37043,1816690002</text:p>
          </table:table-cell>
          <table:table-cell office:value-type="float" office:value="37703.791734616">
            <text:p>37703,791734616</text:p>
          </table:table-cell>
          <table:table-cell office:value-type="float" office:value="37833.3647703949">
            <text:p>37833,3647703949</text:p>
          </table:table-cell>
          <table:table-cell office:value-type="float" office:value="36400.0373869634">
            <text:p>36400,0373869634</text:p>
          </table:table-cell>
          <table:table-cell office:value-type="float" office:value="35382.1426546445">
            <text:p>35382,1426546445</text:p>
          </table:table-cell>
          <table:table-cell office:value-type="float" office:value="35672.339906887">
            <text:p>35672,339906887</text:p>
          </table:table-cell>
          <table:table-cell office:value-type="float" office:value="35923.4018274107">
            <text:p>35923,4018274107</text:p>
          </table:table-cell>
          <table:table-cell office:value-type="float" office:value="36162.9779292315">
            <text:p>36162,9779292315</text:p>
          </table:table-cell>
          <table:table-cell office:value-type="float" office:value="36832.2662281767">
            <text:p>36832,2662281767</text:p>
          </table:table-cell>
          <table:table-cell office:value-type="float" office:value="37202.3579409858">
            <text:p>37202,3579409858</text:p>
          </table:table-cell>
          <table:table-cell office:value-type="float" office:value="36752.047316298">
            <text:p>36752,047316298</text:p>
          </table:table-cell>
          <table:table-cell office:value-type="float" office:value="36325.1207263069">
            <text:p>36325,1207263069</text:p>
          </table:table-cell>
          <table:table-cell office:value-type="float" office:value="37401.0531640605">
            <text:p>37401,0531640605</text:p>
          </table:table-cell>
          <table:table-cell office:value-type="float" office:value="36997.8072614836">
            <text:p>36997,8072614836</text:p>
          </table:table-cell>
          <table:table-cell office:value-type="float" office:value="35860.3887804149">
            <text:p>35860,3887804149</text:p>
          </table:table-cell>
          <table:table-cell office:value-type="float" office:value="34812.7146878375">
            <text:p>34812,7146878375</text:p>
          </table:table-cell>
          <table:table-cell office:value-type="float" office:value="35268.1011703581">
            <text:p>35268,1011703581</text:p>
          </table:table-cell>
          <table:table-cell office:value-type="float" office:value="36092.0969837904">
            <text:p>36092,0969837904</text:p>
          </table:table-cell>
          <table:table-cell office:value-type="float" office:value="35899.0373689733">
            <text:p>35899,0373689733</text:p>
          </table:table-cell>
          <table:table-cell office:value-type="float" office:value="34618.9729115639">
            <text:p>34618,9729115639</text:p>
          </table:table-cell>
          <table:table-cell office:value-type="float" office:value="33313.8327791027">
            <text:p>33313,8327791027</text:p>
          </table:table-cell>
          <table:table-cell office:value-type="float" office:value="32661.8570180811">
            <text:p>32661,8570180811</text:p>
          </table:table-cell>
          <table:table-cell office:value-type="float" office:value="31430.9625936081">
            <text:p>31430,96259360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3223.8092099151">
            <text:p>3223,8092099151</text:p>
          </table:table-cell>
          <table:table-cell office:value-type="float" office:value="3370.5294167357">
            <text:p>3370,5294167357</text:p>
          </table:table-cell>
          <table:table-cell office:value-type="float" office:value="3439.0284893888">
            <text:p>3439,0284893888</text:p>
          </table:table-cell>
          <table:table-cell office:value-type="float" office:value="3548.132386308">
            <text:p>3548,132386308</text:p>
          </table:table-cell>
          <table:table-cell office:value-type="float" office:value="3660.06912821">
            <text:p>3660,06912821</text:p>
          </table:table-cell>
          <table:table-cell office:value-type="float" office:value="3758.3402785179">
            <text:p>3758,3402785179</text:p>
          </table:table-cell>
          <table:table-cell office:value-type="float" office:value="3917.5150570367">
            <text:p>3917,5150570367</text:p>
          </table:table-cell>
          <table:table-cell office:value-type="float" office:value="4148.5940896629">
            <text:p>4148,5940896629</text:p>
          </table:table-cell>
          <table:table-cell office:value-type="float" office:value="4597.4757390125">
            <text:p>4597,4757390125</text:p>
          </table:table-cell>
          <table:table-cell office:value-type="float" office:value="4498.552280878">
            <text:p>4498,552280878</text:p>
          </table:table-cell>
          <table:table-cell office:value-type="float" office:value="4162.8159827076">
            <text:p>4162,8159827076</text:p>
          </table:table-cell>
          <table:table-cell office:value-type="float" office:value="3849.1865587511">
            <text:p>3849,1865587511</text:p>
          </table:table-cell>
          <table:table-cell office:value-type="float" office:value="3607.7939153346">
            <text:p>3607,7939153346</text:p>
          </table:table-cell>
          <table:table-cell office:value-type="float" office:value="3582.8563555771">
            <text:p>3582,8563555771</text:p>
          </table:table-cell>
          <table:table-cell office:value-type="float" office:value="3660.4022214856">
            <text:p>3660,4022214856</text:p>
          </table:table-cell>
          <table:table-cell office:value-type="float" office:value="3781.9037448712">
            <text:p>3781,9037448712</text:p>
          </table:table-cell>
          <table:table-cell office:value-type="float" office:value="3862.2818692265">
            <text:p>3862,2818692265</text:p>
          </table:table-cell>
          <table:table-cell office:value-type="float" office:value="3843.1225249924">
            <text:p>3843,1225249924</text:p>
          </table:table-cell>
          <table:table-cell office:value-type="float" office:value="4004.2634092974">
            <text:p>4004,2634092974</text:p>
          </table:table-cell>
          <table:table-cell office:value-type="float" office:value="3800.8741420998">
            <text:p>3800,8741420998</text:p>
          </table:table-cell>
          <table:table-cell office:value-type="float" office:value="4011.0958404745">
            <text:p>4011,0958404745</text:p>
          </table:table-cell>
          <table:table-cell office:value-type="float" office:value="4265.5602622247">
            <text:p>4265,5602622247</text:p>
          </table:table-cell>
          <table:table-cell office:value-type="float" office:value="4621.5048684664">
            <text:p>4621,5048684664</text:p>
          </table:table-cell>
          <table:table-cell office:value-type="float" office:value="4894.7818856957">
            <text:p>4894,7818856957</text:p>
          </table:table-cell>
          <table:table-cell office:value-type="float" office:value="5255.1791790669">
            <text:p>5255,1791790669</text:p>
          </table:table-cell>
          <table:table-cell office:value-type="float" office:value="5678.0479440595">
            <text:p>5678,0479440595</text:p>
          </table:table-cell>
          <table:table-cell office:value-type="float" office:value="6107.7068038195">
            <text:p>6107,7068038195</text:p>
          </table:table-cell>
          <table:table-cell office:value-type="float" office:value="6625.0287325509">
            <text:p>6625,0287325509</text:p>
          </table:table-cell>
          <table:table-cell office:value-type="float" office:value="6914.398897151">
            <text:p>6914,398897151</text:p>
          </table:table-cell>
          <table:table-cell office:value-type="float" office:value="6709.5277633409">
            <text:p>6709,5277633409</text:p>
          </table:table-cell>
          <table:table-cell office:value-type="float" office:value="6843.2632888532">
            <text:p>6843,2632888532</text:p>
          </table:table-cell>
          <table:table-cell office:value-type="float" office:value="7019.1780153524">
            <text:p>7019,1780153524</text:p>
          </table:table-cell>
          <table:table-cell office:value-type="float" office:value="7062.1371172626">
            <text:p>7062,1371172626</text:p>
          </table:table-cell>
          <table:table-cell office:value-type="float" office:value="7162.9948243639">
            <text:p>7162,9948243639</text:p>
          </table:table-cell>
          <table:table-cell office:value-type="float" office:value="7299.5524447107">
            <text:p>7299,5524447107</text:p>
          </table:table-cell>
          <table:table-cell office:value-type="float" office:value="7612.0249477845">
            <text:p>7612,0249477845</text:p>
          </table:table-cell>
          <table:table-cell office:value-type="float" office:value="7967.7087019161">
            <text:p>7967,70870191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38.854562361">
            <text:p>238,854562361</text:p>
          </table:table-cell>
          <table:table-cell office:value-type="float" office:value="245.1985826617">
            <text:p>245,1985826617</text:p>
          </table:table-cell>
          <table:table-cell office:value-type="float" office:value="256.7771744027">
            <text:p>256,7771744027</text:p>
          </table:table-cell>
          <table:table-cell office:value-type="float" office:value="250.1178520376">
            <text:p>250,1178520376</text:p>
          </table:table-cell>
          <table:table-cell office:value-type="float" office:value="252.2618318136">
            <text:p>252,2618318136</text:p>
          </table:table-cell>
          <table:table-cell office:value-type="float" office:value="257.9150775353">
            <text:p>257,9150775353</text:p>
          </table:table-cell>
          <table:table-cell office:value-type="float" office:value="255.2815312488">
            <text:p>255,2815312488</text:p>
          </table:table-cell>
          <table:table-cell office:value-type="float" office:value="273.3002182456">
            <text:p>273,3002182456</text:p>
          </table:table-cell>
          <table:table-cell office:value-type="float" office:value="276.9742042335">
            <text:p>276,9742042335</text:p>
          </table:table-cell>
          <table:table-cell office:value-type="float" office:value="277.774091102">
            <text:p>277,774091102</text:p>
          </table:table-cell>
          <table:table-cell office:value-type="float" office:value="273.3315155123">
            <text:p>273,3315155123</text:p>
          </table:table-cell>
          <table:table-cell office:value-type="float" office:value="272.4104603688">
            <text:p>272,4104603688</text:p>
          </table:table-cell>
          <table:table-cell office:value-type="float" office:value="273.8369546432">
            <text:p>273,8369546432</text:p>
          </table:table-cell>
          <table:table-cell office:value-type="float" office:value="270.1828957374">
            <text:p>270,1828957374</text:p>
          </table:table-cell>
          <table:table-cell office:value-type="float" office:value="287.264561674">
            <text:p>287,264561674</text:p>
          </table:table-cell>
          <table:table-cell office:value-type="float" office:value="290.3731086484">
            <text:p>290,3731086484</text:p>
          </table:table-cell>
          <table:table-cell office:value-type="float" office:value="309.1538506892">
            <text:p>309,1538506892</text:p>
          </table:table-cell>
          <table:table-cell office:value-type="float" office:value="304.2422268175">
            <text:p>304,2422268175</text:p>
          </table:table-cell>
          <table:table-cell office:value-type="float" office:value="311.8341787858">
            <text:p>311,8341787858</text:p>
          </table:table-cell>
          <table:table-cell office:value-type="float" office:value="316.4377465915">
            <text:p>316,4377465915</text:p>
          </table:table-cell>
          <table:table-cell office:value-type="float" office:value="311.8915690838">
            <text:p>311,8915690838</text:p>
          </table:table-cell>
          <table:table-cell office:value-type="float" office:value="317.6075452554">
            <text:p>317,6075452554</text:p>
          </table:table-cell>
          <table:table-cell office:value-type="float" office:value="339.5632918848">
            <text:p>339,5632918848</text:p>
          </table:table-cell>
          <table:table-cell office:value-type="float" office:value="332.2601799108">
            <text:p>332,2601799108</text:p>
          </table:table-cell>
          <table:table-cell office:value-type="float" office:value="318.1024319225">
            <text:p>318,1024319225</text:p>
          </table:table-cell>
          <table:table-cell office:value-type="float" office:value="336.4115864136">
            <text:p>336,4115864136</text:p>
          </table:table-cell>
          <table:table-cell office:value-type="float" office:value="353.8880190061">
            <text:p>353,8880190061</text:p>
          </table:table-cell>
          <table:table-cell office:value-type="float" office:value="343.970454997">
            <text:p>343,970454997</text:p>
          </table:table-cell>
          <table:table-cell office:value-type="float" office:value="354.4889764745">
            <text:p>354,4889764745</text:p>
          </table:table-cell>
          <table:table-cell office:value-type="float" office:value="352.6778595538">
            <text:p>352,6778595538</text:p>
          </table:table-cell>
          <table:table-cell office:value-type="float" office:value="341.3526171899">
            <text:p>341,3526171899</text:p>
          </table:table-cell>
          <table:table-cell office:value-type="float" office:value="362.4789199513">
            <text:p>362,4789199513</text:p>
          </table:table-cell>
          <table:table-cell office:value-type="float" office:value="353.6687860141">
            <text:p>353,6687860141</text:p>
          </table:table-cell>
          <table:table-cell office:value-type="float" office:value="356.1288633541">
            <text:p>356,1288633541</text:p>
          </table:table-cell>
          <table:table-cell office:value-type="float" office:value="351.1044586789">
            <text:p>351,1044586789</text:p>
          </table:table-cell>
          <table:table-cell office:value-type="float" office:value="361.1214219673">
            <text:p>361,1214219673</text:p>
          </table:table-cell>
          <table:table-cell office:value-type="float" office:value="389.9654458805">
            <text:p>389,9654458805</text:p>
          </table:table-cell>
          <table:table-cell office:value-type="float" office:value="403.2169436167">
            <text:p>403,2169436167</text:p>
          </table:table-cell>
          <table:table-cell office:value-type="float" office:value="420.7234544295">
            <text:p>420,7234544295</text:p>
          </table:table-cell>
          <table:table-cell office:value-type="float" office:value="439.2997263975">
            <text:p>439,2997263975</text:p>
          </table:table-cell>
          <table:table-cell office:value-type="float" office:value="434.7633304442">
            <text:p>434,7633304442</text:p>
          </table:table-cell>
          <table:table-cell office:value-type="float" office:value="450.452280722">
            <text:p>450,452280722</text:p>
          </table:table-cell>
          <table:table-cell office:value-type="float" office:value="456.7341349108">
            <text:p>456,7341349108</text:p>
          </table:table-cell>
          <table:table-cell office:value-type="float" office:value="478.304352302">
            <text:p>478,304352302</text:p>
          </table:table-cell>
          <table:table-cell office:value-type="float" office:value="485.3074043428">
            <text:p>485,3074043428</text:p>
          </table:table-cell>
          <table:table-cell office:value-type="float" office:value="511.9675904611">
            <text:p>511,9675904611</text:p>
          </table:table-cell>
          <table:table-cell office:value-type="float" office:value="527.9623494887">
            <text:p>527,9623494887</text:p>
          </table:table-cell>
          <table:table-cell office:value-type="float" office:value="541.2686950467">
            <text:p>541,2686950467</text:p>
          </table:table-cell>
          <table:table-cell office:value-type="float" office:value="563.4470650613">
            <text:p>563,4470650613</text:p>
          </table:table-cell>
          <table:table-cell office:value-type="float" office:value="562.8419354007">
            <text:p>562,8419354007</text:p>
          </table:table-cell>
          <table:table-cell office:value-type="float" office:value="575.4464526877">
            <text:p>575,4464526877</text:p>
          </table:table-cell>
          <table:table-cell office:value-type="float" office:value="595.3932480864">
            <text:p>595,3932480864</text:p>
          </table:table-cell>
          <table:table-cell office:value-type="float" office:value="615.0970843384">
            <text:p>615,0970843384</text:p>
          </table:table-cell>
          <table:table-cell office:value-type="float" office:value="631.6121843581">
            <text:p>631,6121843581</text:p>
          </table:table-cell>
          <table:table-cell office:value-type="float" office:value="639.709550664">
            <text:p>639,709550664</text:p>
          </table:table-cell>
          <table:table-cell office:value-type="float" office:value="645.3698434606">
            <text:p>645,3698434606</text:p>
          </table:table-cell>
          <table:table-cell office:value-type="float" office:value="663.9067120335">
            <text:p>663,90671203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14.13695447">
            <text:p>214,13695447</text:p>
          </table:table-cell>
          <table:table-cell office:value-type="float" office:value="181.2176774922">
            <text:p>181,2176774922</text:p>
          </table:table-cell>
          <table:table-cell office:value-type="float" office:value="193.9532398493">
            <text:p>193,9532398493</text:p>
          </table:table-cell>
          <table:table-cell office:value-type="float" office:value="198.1222215536">
            <text:p>198,1222215536</text:p>
          </table:table-cell>
          <table:table-cell office:value-type="float" office:value="206.2894359718">
            <text:p>206,2894359718</text:p>
          </table:table-cell>
          <table:table-cell office:value-type="float" office:value="209.8035062483">
            <text:p>209,8035062483</text:p>
          </table:table-cell>
          <table:table-cell office:value-type="float" office:value="214.2711364872">
            <text:p>214,2711364872</text:p>
          </table:table-cell>
          <table:table-cell office:value-type="float" office:value="237.7556025505">
            <text:p>237,7556025505</text:p>
          </table:table-cell>
          <table:table-cell office:value-type="float" office:value="231.1709214499">
            <text:p>231,1709214499</text:p>
          </table:table-cell>
          <table:table-cell office:value-type="float" office:value="222.7248131291">
            <text:p>222,7248131291</text:p>
          </table:table-cell>
          <table:table-cell office:value-type="float" office:value="265.2291799775">
            <text:p>265,2291799775</text:p>
          </table:table-cell>
          <table:table-cell office:value-type="float" office:value="268.6442075872">
            <text:p>268,6442075872</text:p>
          </table:table-cell>
          <table:table-cell office:value-type="float" office:value="248.6977905435">
            <text:p>248,6977905435</text:p>
          </table:table-cell>
          <table:table-cell office:value-type="float" office:value="263.2720844018">
            <text:p>263,2720844018</text:p>
          </table:table-cell>
          <table:table-cell office:value-type="float" office:value="258.4625884739">
            <text:p>258,4625884739</text:p>
          </table:table-cell>
          <table:table-cell office:value-type="float" office:value="256.5158151558">
            <text:p>256,5158151558</text:p>
          </table:table-cell>
          <table:table-cell office:value-type="float" office:value="271.8429572205">
            <text:p>271,8429572205</text:p>
          </table:table-cell>
          <table:table-cell office:value-type="float" office:value="296.5561070166">
            <text:p>296,5561070166</text:p>
          </table:table-cell>
          <table:table-cell office:value-type="float" office:value="286.8181825231">
            <text:p>286,8181825231</text:p>
          </table:table-cell>
          <table:table-cell office:value-type="float" office:value="284.3611898795">
            <text:p>284,3611898795</text:p>
          </table:table-cell>
          <table:table-cell office:value-type="float" office:value="279.9589654609">
            <text:p>279,9589654609</text:p>
          </table:table-cell>
          <table:table-cell office:value-type="float" office:value="306.1015235352">
            <text:p>306,1015235352</text:p>
          </table:table-cell>
          <table:table-cell office:value-type="float" office:value="295.1747802782">
            <text:p>295,1747802782</text:p>
          </table:table-cell>
          <table:table-cell office:value-type="float" office:value="298.2041699453">
            <text:p>298,2041699453</text:p>
          </table:table-cell>
          <table:table-cell office:value-type="float" office:value="290.6602187746">
            <text:p>290,6602187746</text:p>
          </table:table-cell>
          <table:table-cell office:value-type="float" office:value="315.8728506977">
            <text:p>315,8728506977</text:p>
          </table:table-cell>
          <table:table-cell office:value-type="float" office:value="316.7423052425">
            <text:p>316,7423052425</text:p>
          </table:table-cell>
          <table:table-cell office:value-type="float" office:value="324.379639218">
            <text:p>324,379639218</text:p>
          </table:table-cell>
          <table:table-cell office:value-type="float" office:value="330.8669221203">
            <text:p>330,8669221203</text:p>
          </table:table-cell>
          <table:table-cell office:value-type="float" office:value="326.1822839339">
            <text:p>326,1822839339</text:p>
          </table:table-cell>
          <table:table-cell office:value-type="float" office:value="329.1577809672">
            <text:p>329,1577809672</text:p>
          </table:table-cell>
          <table:table-cell office:value-type="float" office:value="337.708351238">
            <text:p>337,708351238</text:p>
          </table:table-cell>
          <table:table-cell office:value-type="float" office:value="333.9432189339">
            <text:p>333,9432189339</text:p>
          </table:table-cell>
          <table:table-cell office:value-type="float" office:value="307.1234810222">
            <text:p>307,1234810222</text:p>
          </table:table-cell>
          <table:table-cell office:value-type="float" office:value="290.3198178205">
            <text:p>290,3198178205</text:p>
          </table:table-cell>
          <table:table-cell office:value-type="float" office:value="263.2708503805">
            <text:p>263,2708503805</text:p>
          </table:table-cell>
          <table:table-cell office:value-type="float" office:value="239.0396326507">
            <text:p>239,0396326507</text:p>
          </table:table-cell>
          <table:table-cell office:value-type="float" office:value="232.5068723139">
            <text:p>232,5068723139</text:p>
          </table:table-cell>
          <table:table-cell office:value-type="float" office:value="240.6275981519">
            <text:p>240,6275981519</text:p>
          </table:table-cell>
          <table:table-cell office:value-type="float" office:value="234.6848500233">
            <text:p>234,6848500233</text:p>
          </table:table-cell>
          <table:table-cell office:value-type="float" office:value="228.2475687152">
            <text:p>228,2475687152</text:p>
          </table:table-cell>
          <table:table-cell office:value-type="float" office:value="227.4281110307">
            <text:p>227,4281110307</text:p>
          </table:table-cell>
          <table:table-cell office:value-type="float" office:value="230.9961542043">
            <text:p>230,9961542043</text:p>
          </table:table-cell>
          <table:table-cell office:value-type="float" office:value="221.2274824556">
            <text:p>221,2274824556</text:p>
          </table:table-cell>
          <table:table-cell office:value-type="float" office:value="224.5155531693">
            <text:p>224,5155531693</text:p>
          </table:table-cell>
          <table:table-cell office:value-type="float" office:value="219.1865502013">
            <text:p>219,1865502013</text:p>
          </table:table-cell>
          <table:table-cell office:value-type="float" office:value="223.4035902588">
            <text:p>223,4035902588</text:p>
          </table:table-cell>
          <table:table-cell office:value-type="float" office:value="226.3044415029">
            <text:p>226,3044415029</text:p>
          </table:table-cell>
          <table:table-cell office:value-type="float" office:value="229.8347014379">
            <text:p>229,8347014379</text:p>
          </table:table-cell>
          <table:table-cell office:value-type="float" office:value="230.053170925">
            <text:p>230,053170925</text:p>
          </table:table-cell>
          <table:table-cell office:value-type="float" office:value="231.1943256492">
            <text:p>231,1943256492</text:p>
          </table:table-cell>
          <table:table-cell office:value-type="float" office:value="233.5181260391">
            <text:p>233,5181260391</text:p>
          </table:table-cell>
          <table:table-cell office:value-type="float" office:value="235.7052878612">
            <text:p>235,7052878612</text:p>
          </table:table-cell>
          <table:table-cell office:value-type="float" office:value="239.3310654351">
            <text:p>239,3310654351</text:p>
          </table:table-cell>
          <table:table-cell office:value-type="float" office:value="243.1019117905">
            <text:p>243,1019117905</text:p>
          </table:table-cell>
          <table:table-cell office:value-type="float" office:value="226.5280582085">
            <text:p>226,5280582085</text:p>
          </table:table-cell>
          <table:table-cell office:value-type="float" office:value="218.2835283802">
            <text:p>218,283528380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673.8226401443">
            <text:p>673,8226401443</text:p>
          </table:table-cell>
          <table:table-cell office:value-type="float" office:value="718.3787301412">
            <text:p>718,3787301412</text:p>
          </table:table-cell>
          <table:table-cell office:value-type="float" office:value="724.5524212049">
            <text:p>724,5524212049</text:p>
          </table:table-cell>
          <table:table-cell office:value-type="float" office:value="777.6236288224">
            <text:p>777,6236288224</text:p>
          </table:table-cell>
          <table:table-cell office:value-type="float" office:value="791.3169561839">
            <text:p>791,3169561839</text:p>
          </table:table-cell>
          <table:table-cell office:value-type="float" office:value="844.2265261037">
            <text:p>844,2265261037</text:p>
          </table:table-cell>
          <table:table-cell office:value-type="float" office:value="854.5968410626">
            <text:p>854,5968410626</text:p>
          </table:table-cell>
          <table:table-cell office:value-type="float" office:value="878.4989475328">
            <text:p>878,4989475328</text:p>
          </table:table-cell>
          <table:table-cell office:value-type="float" office:value="917.6854240503">
            <text:p>917,6854240503</text:p>
          </table:table-cell>
          <table:table-cell office:value-type="float" office:value="954.0208394042">
            <text:p>954,0208394042</text:p>
          </table:table-cell>
          <table:table-cell office:value-type="float" office:value="941.8014247194">
            <text:p>941,8014247194</text:p>
          </table:table-cell>
          <table:table-cell office:value-type="float" office:value="933.0532366626">
            <text:p>933,0532366626</text:p>
          </table:table-cell>
          <table:table-cell office:value-type="float" office:value="1008.7143635706">
            <text:p>1008,7143635706</text:p>
          </table:table-cell>
          <table:table-cell office:value-type="float" office:value="1067.0663448261">
            <text:p>1067,0663448261</text:p>
          </table:table-cell>
          <table:table-cell office:value-type="float" office:value="1237.7397557779">
            <text:p>1237,7397557779</text:p>
          </table:table-cell>
          <table:table-cell office:value-type="float" office:value="1377.419608453">
            <text:p>1377,419608453</text:p>
          </table:table-cell>
          <table:table-cell office:value-type="float" office:value="1496.6096738952">
            <text:p>1496,6096738952</text:p>
          </table:table-cell>
          <table:table-cell office:value-type="float" office:value="1624.7029662031">
            <text:p>1624,7029662031</text:p>
          </table:table-cell>
          <table:table-cell office:value-type="float" office:value="1787.9991207273">
            <text:p>1787,9991207273</text:p>
          </table:table-cell>
          <table:table-cell office:value-type="float" office:value="1946.8513973454">
            <text:p>1946,8513973454</text:p>
          </table:table-cell>
          <table:table-cell office:value-type="float" office:value="2179.9848065693">
            <text:p>2179,9848065693</text:p>
          </table:table-cell>
          <table:table-cell office:value-type="float" office:value="2185.2538223738">
            <text:p>2185,2538223738</text:p>
          </table:table-cell>
          <table:table-cell office:value-type="float" office:value="2257.3166720237">
            <text:p>2257,3166720237</text:p>
          </table:table-cell>
          <table:table-cell office:value-type="float" office:value="2310.4944197256">
            <text:p>2310,4944197256</text:p>
          </table:table-cell>
          <table:table-cell office:value-type="float" office:value="2505.1725050989">
            <text:p>2505,1725050989</text:p>
          </table:table-cell>
          <table:table-cell office:value-type="float" office:value="2639.3826376714">
            <text:p>2639,3826376714</text:p>
          </table:table-cell>
          <table:table-cell office:value-type="float" office:value="2813.1854037469">
            <text:p>2813,1854037469</text:p>
          </table:table-cell>
          <table:table-cell office:value-type="float" office:value="3202.3792644463">
            <text:p>3202,3792644463</text:p>
          </table:table-cell>
          <table:table-cell office:value-type="float" office:value="3378.6461966637">
            <text:p>3378,6461966637</text:p>
          </table:table-cell>
          <table:table-cell office:value-type="float" office:value="3300.5509862099">
            <text:p>3300,5509862099</text:p>
          </table:table-cell>
          <table:table-cell office:value-type="float" office:value="3312.825984809">
            <text:p>3312,825984809</text:p>
          </table:table-cell>
          <table:table-cell office:value-type="float" office:value="3405.7818603034">
            <text:p>3405,7818603034</text:p>
          </table:table-cell>
          <table:table-cell office:value-type="float" office:value="3403.0310815133">
            <text:p>3403,0310815133</text:p>
          </table:table-cell>
          <table:table-cell office:value-type="float" office:value="3389.9400042029">
            <text:p>3389,9400042029</text:p>
          </table:table-cell>
          <table:table-cell office:value-type="float" office:value="3369.6427086553">
            <text:p>3369,6427086553</text:p>
          </table:table-cell>
          <table:table-cell office:value-type="float" office:value="3364.179969759">
            <text:p>3364,179969759</text:p>
          </table:table-cell>
          <table:table-cell office:value-type="float" office:value="3452.9462124976">
            <text:p>3452,946212497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3" office:value-type="string">
            <text:p>..</text:p>
          </table:table-cell>
          <table:table-cell office:value-type="float" office:value="316.102167852">
            <text:p>316,102167852</text:p>
          </table:table-cell>
          <table:table-cell office:value-type="float" office:value="333.2614203898">
            <text:p>333,2614203898</text:p>
          </table:table-cell>
          <table:table-cell office:value-type="float" office:value="343.4726326305">
            <text:p>343,4726326305</text:p>
          </table:table-cell>
          <table:table-cell office:value-type="float" office:value="351.2894660713">
            <text:p>351,2894660713</text:p>
          </table:table-cell>
          <table:table-cell office:value-type="float" office:value="360.6645910121">
            <text:p>360,6645910121</text:p>
          </table:table-cell>
          <table:table-cell office:value-type="float" office:value="368.8730306598">
            <text:p>368,8730306598</text:p>
          </table:table-cell>
          <table:table-cell office:value-type="float" office:value="402.8736381545">
            <text:p>402,8736381545</text:p>
          </table:table-cell>
          <table:table-cell office:value-type="float" office:value="428.5059056325">
            <text:p>428,5059056325</text:p>
          </table:table-cell>
          <table:table-cell office:value-type="float" office:value="454.0764478536">
            <text:p>454,0764478536</text:p>
          </table:table-cell>
          <table:table-cell office:value-type="float" office:value="475.0537273038">
            <text:p>475,0537273038</text:p>
          </table:table-cell>
          <table:table-cell office:value-type="float" office:value="506.7027946281">
            <text:p>506,7027946281</text:p>
          </table:table-cell>
          <table:table-cell office:value-type="float" office:value="550.0999397297">
            <text:p>550,0999397297</text:p>
          </table:table-cell>
          <table:table-cell office:value-type="float" office:value="613.2790098975">
            <text:p>613,2790098975</text:p>
          </table:table-cell>
          <table:table-cell office:value-type="float" office:value="669.0363308994">
            <text:p>669,0363308994</text:p>
          </table:table-cell>
          <table:table-cell office:value-type="float" office:value="726.460579564">
            <text:p>726,460579564</text:p>
          </table:table-cell>
          <table:table-cell office:value-type="float" office:value="763.6913923231">
            <text:p>763,6913923231</text:p>
          </table:table-cell>
          <table:table-cell office:value-type="float" office:value="752.977918475">
            <text:p>752,977918475</text:p>
          </table:table-cell>
          <table:table-cell office:value-type="float" office:value="785.6928841378">
            <text:p>785,6928841378</text:p>
          </table:table-cell>
          <table:table-cell office:value-type="float" office:value="827.9784081179">
            <text:p>827,9784081179</text:p>
          </table:table-cell>
          <table:table-cell office:value-type="float" office:value="874.1614886572">
            <text:p>874,1614886572</text:p>
          </table:table-cell>
          <table:table-cell office:value-type="float" office:value="923.7263407737">
            <text:p>923,7263407737</text:p>
          </table:table-cell>
          <table:table-cell office:value-type="float" office:value="972.9792447991">
            <text:p>972,9792447991</text:p>
          </table:table-cell>
          <table:table-cell office:value-type="float" office:value="1024.8723425744">
            <text:p>1024,8723425744</text:p>
          </table:table-cell>
          <table:table-cell office:value-type="float" office:value="1079.1135407797">
            <text:p>1079,113540779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956.4560409665">
            <text:p>956,4560409665</text:p>
          </table:table-cell>
          <table:table-cell office:value-type="float" office:value="947.8252378347">
            <text:p>947,8252378347</text:p>
          </table:table-cell>
          <table:table-cell office:value-type="float" office:value="955.9103779428">
            <text:p>955,9103779428</text:p>
          </table:table-cell>
          <table:table-cell office:value-type="float" office:value="970.0550609488">
            <text:p>970,0550609488</text:p>
          </table:table-cell>
          <table:table-cell office:value-type="float" office:value="982.0522476071">
            <text:p>982,0522476071</text:p>
          </table:table-cell>
          <table:table-cell office:value-type="float" office:value="979.1422767498">
            <text:p>979,1422767498</text:p>
          </table:table-cell>
          <table:table-cell office:value-type="float" office:value="1000.5547502081">
            <text:p>1000,5547502081</text:p>
          </table:table-cell>
          <table:table-cell office:value-type="float" office:value="870.2732199904">
            <text:p>870,2732199904</text:p>
          </table:table-cell>
          <table:table-cell office:value-type="float" office:value="903.1805442544">
            <text:p>903,1805442544</text:p>
          </table:table-cell>
          <table:table-cell office:value-type="float" office:value="924.1843794447">
            <text:p>924,1843794447</text:p>
          </table:table-cell>
          <table:table-cell office:value-type="float" office:value="928.959997816">
            <text:p>928,959997816</text:p>
          </table:table-cell>
          <table:table-cell office:value-type="float" office:value="936.8702762022">
            <text:p>936,8702762022</text:p>
          </table:table-cell>
          <table:table-cell office:value-type="float" office:value="937.0888772988">
            <text:p>937,0888772988</text:p>
          </table:table-cell>
          <table:table-cell office:value-type="float" office:value="961.3555834322">
            <text:p>961,3555834322</text:p>
          </table:table-cell>
          <table:table-cell office:value-type="float" office:value="1036.1014778012">
            <text:p>1036,1014778012</text:p>
          </table:table-cell>
          <table:table-cell office:value-type="float" office:value="1121.2523515918">
            <text:p>1121,2523515918</text:p>
          </table:table-cell>
          <table:table-cell office:value-type="float" office:value="1030.3358364118">
            <text:p>1030,3358364118</text:p>
          </table:table-cell>
          <table:table-cell office:value-type="float" office:value="1139.0037104538">
            <text:p>1139,0037104538</text:p>
          </table:table-cell>
          <table:table-cell office:value-type="float" office:value="1350.002997989">
            <text:p>1350,002997989</text:p>
          </table:table-cell>
          <table:table-cell office:value-type="float" office:value="1390.0113676854">
            <text:p>1390,0113676854</text:p>
          </table:table-cell>
          <table:table-cell office:value-type="float" office:value="1322.6083584615">
            <text:p>1322,6083584615</text:p>
          </table:table-cell>
          <table:table-cell office:value-type="float" office:value="1502.4077340518">
            <text:p>1502,4077340518</text:p>
          </table:table-cell>
          <table:table-cell office:value-type="float" office:value="1566.7319229976">
            <text:p>1566,7319229976</text:p>
          </table:table-cell>
          <table:table-cell office:value-type="float" office:value="1623.5400302032">
            <text:p>1623,5400302032</text:p>
          </table:table-cell>
          <table:table-cell office:value-type="float" office:value="1691.6518120336">
            <text:p>1691,6518120336</text:p>
          </table:table-cell>
          <table:table-cell office:value-type="float" office:value="1772.0723202144">
            <text:p>1772,0723202144</text:p>
          </table:table-cell>
          <table:table-cell office:value-type="float" office:value="1833.9899448145">
            <text:p>1833,9899448145</text:p>
          </table:table-cell>
          <table:table-cell office:value-type="float" office:value="1739.5931259054">
            <text:p>1739,5931259054</text:p>
          </table:table-cell>
          <table:table-cell office:value-type="float" office:value="1554.7220040238">
            <text:p>1554,7220040238</text:p>
          </table:table-cell>
          <table:table-cell office:value-type="float" office:value="1480.7568519622">
            <text:p>1480,7568519622</text:p>
          </table:table-cell>
          <table:table-cell office:value-type="float" office:value="1349.632653668">
            <text:p>1349,632653668</text:p>
          </table:table-cell>
          <table:table-cell office:value-type="float" office:value="1261.0393568626">
            <text:p>1261,0393568626</text:p>
          </table:table-cell>
          <table:table-cell office:value-type="float" office:value="1187.6585324666">
            <text:p>1187,6585324666</text:p>
          </table:table-cell>
          <table:table-cell office:value-type="float" office:value="1063.4614976346">
            <text:p>1063,4614976346</text:p>
          </table:table-cell>
          <table:table-cell office:value-type="float" office:value="1056.9890102816">
            <text:p>1056,9890102816</text:p>
          </table:table-cell>
          <table:table-cell office:value-type="float" office:value="1065.1195258122">
            <text:p>1065,1195258122</text:p>
          </table:table-cell>
          <table:table-cell office:value-type="float" office:value="1083.2848219705">
            <text:p>1083,2848219705</text:p>
          </table:table-cell>
          <table:table-cell office:value-type="float" office:value="1111.5513801131">
            <text:p>1111,5513801131</text:p>
          </table:table-cell>
          <table:table-cell office:value-type="float" office:value="1132.9520257022">
            <text:p>1132,9520257022</text:p>
          </table:table-cell>
          <table:table-cell office:value-type="float" office:value="1152.354548242">
            <text:p>1152,354548242</text:p>
          </table:table-cell>
          <table:table-cell office:value-type="float" office:value="1163.4314101868">
            <text:p>1163,4314101868</text:p>
          </table:table-cell>
          <table:table-cell office:value-type="float" office:value="1183.4380700828">
            <text:p>1183,4380700828</text:p>
          </table:table-cell>
          <table:table-cell office:value-type="float" office:value="1201.9120825634">
            <text:p>1201,9120825634</text:p>
          </table:table-cell>
          <table:table-cell office:value-type="float" office:value="1224.1610258481">
            <text:p>1224,1610258481</text:p>
          </table:table-cell>
          <table:table-cell office:value-type="float" office:value="1272.8512037474">
            <text:p>1272,8512037474</text:p>
          </table:table-cell>
          <table:table-cell office:value-type="float" office:value="1264.1543996196">
            <text:p>1264,1543996196</text:p>
          </table:table-cell>
          <table:table-cell office:value-type="float" office:value="1272.8826736043">
            <text:p>1272,8826736043</text:p>
          </table:table-cell>
          <table:table-cell office:value-type="float" office:value="1299.2909284478">
            <text:p>1299,2909284478</text:p>
          </table:table-cell>
          <table:table-cell office:value-type="float" office:value="1308.2354985374">
            <text:p>1308,2354985374</text:p>
          </table:table-cell>
          <table:table-cell office:value-type="float" office:value="1300.8414403227">
            <text:p>1300,8414403227</text:p>
          </table:table-cell>
          <table:table-cell office:value-type="float" office:value="1309.1222080195">
            <text:p>1309,1222080195</text:p>
          </table:table-cell>
          <table:table-cell office:value-type="float" office:value="1326.6460148876">
            <text:p>1326,6460148876</text:p>
          </table:table-cell>
          <table:table-cell office:value-type="float" office:value="1349.9517130895">
            <text:p>1349,9517130895</text:p>
          </table:table-cell>
          <table:table-cell office:value-type="float" office:value="1385.2354366903">
            <text:p>1385,2354366903</text:p>
          </table:table-cell>
          <table:table-cell office:value-type="float" office:value="1428.2156732913">
            <text:p>1428,2156732913</text:p>
          </table:table-cell>
          <table:table-cell office:value-type="float" office:value="1469.6377414656">
            <text:p>1469,6377414656</text:p>
          </table:table-cell>
          <table:table-cell office:value-type="float" office:value="1495.4433620291">
            <text:p>1495,44336202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7664.2047977764">
            <text:p>17664,2047977764</text:p>
          </table:table-cell>
          <table:table-cell office:value-type="float" office:value="17861.9356037122">
            <text:p>17861,9356037122</text:p>
          </table:table-cell>
          <table:table-cell office:value-type="float" office:value="18780.5641274009">
            <text:p>18780,5641274009</text:p>
          </table:table-cell>
          <table:table-cell office:value-type="float" office:value="19389.1556165185">
            <text:p>19389,1556165185</text:p>
          </table:table-cell>
          <table:table-cell office:value-type="float" office:value="20301.6599125299">
            <text:p>20301,6599125299</text:p>
          </table:table-cell>
          <table:table-cell office:value-type="float" office:value="21260.6315344154">
            <text:p>21260,6315344154</text:p>
          </table:table-cell>
          <table:table-cell office:value-type="float" office:value="22242.4187095327">
            <text:p>22242,4187095327</text:p>
          </table:table-cell>
          <table:table-cell office:value-type="float" office:value="22482.6497126774">
            <text:p>22482,6497126774</text:p>
          </table:table-cell>
          <table:table-cell office:value-type="float" office:value="23294.3023931422">
            <text:p>23294,3023931422</text:p>
          </table:table-cell>
          <table:table-cell office:value-type="float" office:value="24188.4262649615">
            <text:p>24188,4262649615</text:p>
          </table:table-cell>
          <table:table-cell office:value-type="float" office:value="24629.2155640412">
            <text:p>24629,2155640412</text:p>
          </table:table-cell>
          <table:table-cell office:value-type="float" office:value="25262.441349947">
            <text:p>25262,441349947</text:p>
          </table:table-cell>
          <table:table-cell office:value-type="float" office:value="26216.5912772608">
            <text:p>26216,5912772608</text:p>
          </table:table-cell>
          <table:table-cell office:value-type="float" office:value="27571.2925344797">
            <text:p>27571,2925344797</text:p>
          </table:table-cell>
          <table:table-cell office:value-type="float" office:value="28080.9407198531">
            <text:p>28080,9407198531</text:p>
          </table:table-cell>
          <table:table-cell office:value-type="float" office:value="28057.0478870696">
            <text:p>28057,0478870696</text:p>
          </table:table-cell>
          <table:table-cell office:value-type="float" office:value="29128.014087297">
            <text:p>29128,014087297</text:p>
          </table:table-cell>
          <table:table-cell office:value-type="float" office:value="29783.2679243917">
            <text:p>29783,2679243917</text:p>
          </table:table-cell>
          <table:table-cell office:value-type="float" office:value="30651.6325534712">
            <text:p>30651,6325534712</text:p>
          </table:table-cell>
          <table:table-cell office:value-type="float" office:value="31502.0442956108">
            <text:p>31502,0442956108</text:p>
          </table:table-cell>
          <table:table-cell office:value-type="float" office:value="31769.7834948216">
            <text:p>31769,7834948216</text:p>
          </table:table-cell>
          <table:table-cell office:value-type="float" office:value="32477.2955364203">
            <text:p>32477,2955364203</text:p>
          </table:table-cell>
          <table:table-cell office:value-type="float" office:value="31060.6449969893">
            <text:p>31060,6449969893</text:p>
          </table:table-cell>
          <table:table-cell office:value-type="float" office:value="31549.8017039538">
            <text:p>31549,8017039538</text:p>
          </table:table-cell>
          <table:table-cell office:value-type="float" office:value="33099.3744457844">
            <text:p>33099,3744457844</text:p>
          </table:table-cell>
          <table:table-cell office:value-type="float" office:value="34345.6139602814">
            <text:p>34345,6139602814</text:p>
          </table:table-cell>
          <table:table-cell office:value-type="float" office:value="34737.2753181857">
            <text:p>34737,2753181857</text:p>
          </table:table-cell>
          <table:table-cell office:value-type="float" office:value="35689.034220536">
            <text:p>35689,034220536</text:p>
          </table:table-cell>
          <table:table-cell office:value-type="float" office:value="36791.7596379727">
            <text:p>36791,7596379727</text:p>
          </table:table-cell>
          <table:table-cell office:value-type="float" office:value="36981.2787726276">
            <text:p>36981,2787726276</text:p>
          </table:table-cell>
          <table:table-cell office:value-type="float" office:value="36489.2663535682">
            <text:p>36489,2663535682</text:p>
          </table:table-cell>
          <table:table-cell office:value-type="float" office:value="35231.0212060472">
            <text:p>35231,0212060472</text:p>
          </table:table-cell>
          <table:table-cell office:value-type="float" office:value="35108.5190377961">
            <text:p>35108,5190377961</text:p>
          </table:table-cell>
          <table:table-cell office:value-type="float" office:value="35648.4779876294">
            <text:p>35648,4779876294</text:p>
          </table:table-cell>
          <table:table-cell office:value-type="float" office:value="36893.9818855308">
            <text:p>36893,9818855308</text:p>
          </table:table-cell>
          <table:table-cell office:value-type="float" office:value="37569.4682404423">
            <text:p>37569,4682404423</text:p>
          </table:table-cell>
          <table:table-cell office:value-type="float" office:value="37765.7324508268">
            <text:p>37765,7324508268</text:p>
          </table:table-cell>
          <table:table-cell office:value-type="float" office:value="38967.9531013893">
            <text:p>38967,9531013893</text:p>
          </table:table-cell>
          <table:table-cell office:value-type="float" office:value="40131.7018339628">
            <text:p>40131,7018339628</text:p>
          </table:table-cell>
          <table:table-cell office:value-type="float" office:value="41856.0455923901">
            <text:p>41856,0455923901</text:p>
          </table:table-cell>
          <table:table-cell office:value-type="float" office:value="43638.2831548145">
            <text:p>43638,2831548145</text:p>
          </table:table-cell>
          <table:table-cell office:value-type="float" office:value="43964.9545940366">
            <text:p>43964,9545940366</text:p>
          </table:table-cell>
          <table:table-cell office:value-type="float" office:value="44883.828395515">
            <text:p>44883,828395515</text:p>
          </table:table-cell>
          <table:table-cell office:value-type="float" office:value="45239.8113906795">
            <text:p>45239,8113906795</text:p>
          </table:table-cell>
          <table:table-cell office:value-type="float" office:value="46170.9201965306">
            <text:p>46170,9201965306</text:p>
          </table:table-cell>
          <table:table-cell office:value-type="float" office:value="47181.5623940446">
            <text:p>47181,5623940446</text:p>
          </table:table-cell>
          <table:table-cell office:value-type="float" office:value="48035.0357919049">
            <text:p>48035,0357919049</text:p>
          </table:table-cell>
          <table:table-cell office:value-type="float" office:value="48552.6964313308">
            <text:p>48552,6964313308</text:p>
          </table:table-cell>
          <table:table-cell office:value-type="float" office:value="48510.5677732731">
            <text:p>48510,5677732731</text:p>
          </table:table-cell>
          <table:table-cell office:value-type="float" office:value="46543.7921999113">
            <text:p>46543,7921999113</text:p>
          </table:table-cell>
          <table:table-cell office:value-type="float" office:value="47447.4760241936">
            <text:p>47447,4760241936</text:p>
          </table:table-cell>
          <table:table-cell office:value-type="float" office:value="48456.9645742468">
            <text:p>48456,9645742468</text:p>
          </table:table-cell>
          <table:table-cell office:value-type="float" office:value="48724.2458003308">
            <text:p>48724,2458003308</text:p>
          </table:table-cell>
          <table:table-cell office:value-type="float" office:value="49359.4224695765">
            <text:p>49359,4224695765</text:p>
          </table:table-cell>
          <table:table-cell office:value-type="float" office:value="50221.8419821739">
            <text:p>50221,8419821739</text:p>
          </table:table-cell>
          <table:table-cell office:value-type="float" office:value="50303.8368476727">
            <text:p>50303,8368476727</text:p>
          </table:table-cell>
          <table:table-cell office:value-type="float" office:value="50407.3413301242">
            <text:p>50407,34133012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6" office:value-type="string">
            <text:p>..</text:p>
          </table:table-cell>
          <table:table-cell office:value-type="float" office:value="4794.1783513379">
            <text:p>4794,1783513379</text:p>
          </table:table-cell>
          <table:table-cell office:value-type="float" office:value="4882.4967700252">
            <text:p>4882,4967700252</text:p>
          </table:table-cell>
          <table:table-cell office:value-type="float" office:value="5095.0535888067">
            <text:p>5095,0535888067</text:p>
          </table:table-cell>
          <table:table-cell office:value-type="float" office:value="5296.0799650736">
            <text:p>5296,0799650736</text:p>
          </table:table-cell>
          <table:table-cell office:value-type="float" office:value="5510.4499679812">
            <text:p>5510,4499679812</text:p>
          </table:table-cell>
          <table:table-cell office:value-type="float" office:value="5547.053937261">
            <text:p>5547,053937261</text:p>
          </table:table-cell>
          <table:table-cell office:value-type="float" office:value="5974.4719617229">
            <text:p>5974,4719617229</text:p>
          </table:table-cell>
          <table:table-cell office:value-type="float" office:value="5851.6582539245">
            <text:p>5851,6582539245</text:p>
          </table:table-cell>
          <table:table-cell office:value-type="float" office:value="5626.7045094514">
            <text:p>5626,7045094514</text:p>
          </table:table-cell>
          <table:table-cell office:value-type="float" office:value="5505.1933015666">
            <text:p>5505,1933015666</text:p>
          </table:table-cell>
          <table:table-cell office:value-type="float" office:value="5431.6365208235">
            <text:p>5431,6365208235</text:p>
          </table:table-cell>
          <table:table-cell office:value-type="float" office:value="5600.988979872">
            <text:p>5600,988979872</text:p>
          </table:table-cell>
          <table:table-cell office:value-type="float" office:value="5881.1030822188">
            <text:p>5881,1030822188</text:p>
          </table:table-cell>
          <table:table-cell office:value-type="float" office:value="6014.9619871093">
            <text:p>6014,9619871093</text:p>
          </table:table-cell>
          <table:table-cell office:value-type="float" office:value="5876.9502842821">
            <text:p>5876,9502842821</text:p>
          </table:table-cell>
          <table:table-cell office:value-type="float" office:value="5877.0500449588">
            <text:p>5877,0500449588</text:p>
          </table:table-cell>
          <table:table-cell office:value-type="float" office:value="5926.7542299321">
            <text:p>5926,7542299321</text:p>
          </table:table-cell>
          <table:table-cell office:value-type="float" office:value="5671.0101955719">
            <text:p>5671,0101955719</text:p>
          </table:table-cell>
          <table:table-cell office:value-type="float" office:value="5589.3956927374">
            <text:p>5589,3956927374</text:p>
          </table:table-cell>
          <table:table-cell office:value-type="float" office:value="5485.5418499055">
            <text:p>5485,5418499055</text:p>
          </table:table-cell>
          <table:table-cell office:value-type="float" office:value="5460.5916677071">
            <text:p>5460,5916677071</text:p>
          </table:table-cell>
          <table:table-cell office:value-type="float" office:value="5473.3103053317">
            <text:p>5473,3103053317</text:p>
          </table:table-cell>
          <table:table-cell office:value-type="float" office:value="5547.8992988065">
            <text:p>5547,8992988065</text:p>
          </table:table-cell>
          <table:table-cell office:value-type="float" office:value="5769.6671019863">
            <text:p>5769,6671019863</text:p>
          </table:table-cell>
          <table:table-cell office:value-type="float" office:value="5839.7467081336">
            <text:p>5839,7467081336</text:p>
          </table:table-cell>
          <table:table-cell office:value-type="float" office:value="5881.9509369298">
            <text:p>5881,9509369298</text:p>
          </table:table-cell>
          <table:table-cell office:value-type="float" office:value="5820.4897173321">
            <text:p>5820,4897173321</text:p>
          </table:table-cell>
          <table:table-cell office:value-type="float" office:value="5929.3298956824">
            <text:p>5929,3298956824</text:p>
          </table:table-cell>
          <table:table-cell office:value-type="float" office:value="6032.1570016219">
            <text:p>6032,1570016219</text:p>
          </table:table-cell>
          <table:table-cell office:value-type="float" office:value="6162.7881651334">
            <text:p>6162,7881651334</text:p>
          </table:table-cell>
          <table:table-cell office:value-type="float" office:value="6317.3447792002">
            <text:p>6317,3447792002</text:p>
          </table:table-cell>
          <table:table-cell office:value-type="float" office:value="6463.2116981966">
            <text:p>6463,2116981966</text:p>
          </table:table-cell>
          <table:table-cell office:value-type="float" office:value="6602.041346987">
            <text:p>6602,041346987</text:p>
          </table:table-cell>
          <table:table-cell office:value-type="float" office:value="6818.2291920391">
            <text:p>6818,2291920391</text:p>
          </table:table-cell>
          <table:table-cell office:value-type="float" office:value="7017.1879315197">
            <text:p>7017,1879315197</text:p>
          </table:table-cell>
          <table:table-cell office:value-type="float" office:value="7108.6134986055">
            <text:p>7108,6134986055</text:p>
          </table:table-cell>
          <table:table-cell office:value-type="float" office:value="7327.1641343263">
            <text:p>7327,1641343263</text:p>
          </table:table-cell>
          <table:table-cell office:value-type="float" office:value="7717.6012633336">
            <text:p>7717,6012633336</text:p>
          </table:table-cell>
          <table:table-cell office:value-type="float" office:value="7987.6713817333">
            <text:p>7987,6713817333</text:p>
          </table:table-cell>
          <table:table-cell office:value-type="float" office:value="8228.6578001439">
            <text:p>8228,6578001439</text:p>
          </table:table-cell>
          <table:table-cell office:value-type="float" office:value="8734.1918888313">
            <text:p>8734,1918888313</text:p>
          </table:table-cell>
          <table:table-cell office:value-type="float" office:value="8959.1804942935">
            <text:p>8959,1804942935</text:p>
          </table:table-cell>
          <table:table-cell office:value-type="float" office:value="9030.543753854">
            <text:p>9030,543753854</text:p>
          </table:table-cell>
          <table:table-cell office:value-type="float" office:value="8656.9167465979">
            <text:p>8656,9167465979</text:p>
          </table:table-cell>
          <table:table-cell office:value-type="float" office:value="8726.3261536331">
            <text:p>8726,3261536331</text:p>
          </table:table-cell>
          <table:table-cell office:value-type="float" office:value="8766.8494477213">
            <text:p>8766,8494477213</text:p>
          </table:table-cell>
          <table:table-cell office:value-type="float" office:value="8822.0452328099">
            <text:p>8822,0452328099</text:p>
          </table:table-cell>
          <table:table-cell office:value-type="float" office:value="8903.240827679">
            <text:p>8903,240827679</text:p>
          </table:table-cell>
          <table:table-cell office:value-type="float" office:value="8877.6680744572">
            <text:p>8877,6680744572</text:p>
          </table:table-cell>
          <table:table-cell office:value-type="float" office:value="8817.878081547">
            <text:p>8817,878081547</text:p>
          </table:table-cell>
          <table:table-cell office:value-type="float" office:value="8737.7968845948">
            <text:p>8737,796884594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01.8524934712">
            <text:p>601,8524934712</text:p>
          </table:table-cell>
          <table:table-cell office:value-type="float" office:value="621.0420386483">
            <text:p>621,0420386483</text:p>
          </table:table-cell>
          <table:table-cell office:value-type="float" office:value="587.4392458834">
            <text:p>587,4392458834</text:p>
          </table:table-cell>
          <table:table-cell office:value-type="float" office:value="572.5814943355">
            <text:p>572,5814943355</text:p>
          </table:table-cell>
          <table:table-cell office:value-type="float" office:value="573.3735077769">
            <text:p>573,3735077769</text:p>
          </table:table-cell>
          <table:table-cell office:value-type="float" office:value="567.4621067979">
            <text:p>567,4621067979</text:p>
          </table:table-cell>
          <table:table-cell office:value-type="float" office:value="559.5647762117">
            <text:p>559,5647762117</text:p>
          </table:table-cell>
          <table:table-cell office:value-type="float" office:value="573.5600641413">
            <text:p>573,5600641413</text:p>
          </table:table-cell>
          <table:table-cell office:value-type="float" office:value="569.4397793606">
            <text:p>569,4397793606</text:p>
          </table:table-cell>
          <table:table-cell office:value-type="float" office:value="597.2743937838">
            <text:p>597,2743937838</text:p>
          </table:table-cell>
          <table:table-cell office:value-type="float" office:value="599.0124016706">
            <text:p>599,0124016706</text:p>
          </table:table-cell>
          <table:table-cell office:value-type="float" office:value="594.1226075981">
            <text:p>594,1226075981</text:p>
          </table:table-cell>
          <table:table-cell office:value-type="float" office:value="582.9502232107">
            <text:p>582,9502232107</text:p>
          </table:table-cell>
          <table:table-cell office:value-type="float" office:value="582.7611618123">
            <text:p>582,7611618123</text:p>
          </table:table-cell>
          <table:table-cell office:value-type="float" office:value="607.5690310246">
            <text:p>607,5690310246</text:p>
          </table:table-cell>
          <table:table-cell office:value-type="float" office:value="597.3743562124">
            <text:p>597,3743562124</text:p>
          </table:table-cell>
          <table:table-cell office:value-type="float" office:value="616.0744445396">
            <text:p>616,0744445396</text:p>
          </table:table-cell>
          <table:table-cell office:value-type="float" office:value="624.9626719996">
            <text:p>624,9626719996</text:p>
          </table:table-cell>
          <table:table-cell office:value-type="float" office:value="617.3692942892">
            <text:p>617,3692942892</text:p>
          </table:table-cell>
          <table:table-cell office:value-type="float" office:value="586.8626769795">
            <text:p>586,8626769795</text:p>
          </table:table-cell>
          <table:table-cell office:value-type="float" office:value="545.5195985455">
            <text:p>545,5195985455</text:p>
          </table:table-cell>
          <table:table-cell office:value-type="float" office:value="521.7659292294">
            <text:p>521,7659292294</text:p>
          </table:table-cell>
          <table:table-cell office:value-type="float" office:value="545.2839645137">
            <text:p>545,2839645137</text:p>
          </table:table-cell>
          <table:table-cell office:value-type="float" office:value="486.0433303848">
            <text:p>486,0433303848</text:p>
          </table:table-cell>
          <table:table-cell office:value-type="float" office:value="517.0578228021">
            <text:p>517,0578228021</text:p>
          </table:table-cell>
          <table:table-cell office:value-type="float" office:value="523.4048094332">
            <text:p>523,4048094332</text:p>
          </table:table-cell>
          <table:table-cell office:value-type="float" office:value="529.5184735087">
            <text:p>529,5184735087</text:p>
          </table:table-cell>
          <table:table-cell office:value-type="float" office:value="492.7215220291">
            <text:p>492,7215220291</text:p>
          </table:table-cell>
          <table:table-cell office:value-type="float" office:value="490.9903529669">
            <text:p>490,9903529669</text:p>
          </table:table-cell>
          <table:table-cell office:value-type="float" office:value="490.1668140266">
            <text:p>490,1668140266</text:p>
          </table:table-cell>
          <table:table-cell office:value-type="float" office:value="468.6906734793">
            <text:p>468,6906734793</text:p>
          </table:table-cell>
          <table:table-cell office:value-type="float" office:value="454.5290783444">
            <text:p>454,5290783444</text:p>
          </table:table-cell>
          <table:table-cell office:value-type="float" office:value="414.1761251154">
            <text:p>414,1761251154</text:p>
          </table:table-cell>
          <table:table-cell office:value-type="float" office:value="404.4069491325">
            <text:p>404,4069491325</text:p>
          </table:table-cell>
          <table:table-cell office:value-type="float" office:value="412.9996415127">
            <text:p>412,9996415127</text:p>
          </table:table-cell>
          <table:table-cell office:value-type="float" office:value="431.4986708529">
            <text:p>431,4986708529</text:p>
          </table:table-cell>
          <table:table-cell office:value-type="float" office:value="404.2249520839">
            <text:p>404,2249520839</text:p>
          </table:table-cell>
          <table:table-cell office:value-type="float" office:value="415.7873116007">
            <text:p>415,7873116007</text:p>
          </table:table-cell>
          <table:table-cell office:value-type="float" office:value="425.6396801289">
            <text:p>425,6396801289</text:p>
          </table:table-cell>
          <table:table-cell office:value-type="float" office:value="431.472541135">
            <text:p>431,472541135</text:p>
          </table:table-cell>
          <table:table-cell office:value-type="float" office:value="411.9381743436">
            <text:p>411,9381743436</text:p>
          </table:table-cell>
          <table:table-cell office:value-type="float" office:value="421.6591987664">
            <text:p>421,6591987664</text:p>
          </table:table-cell>
          <table:table-cell office:value-type="float" office:value="428.4772286325">
            <text:p>428,4772286325</text:p>
          </table:table-cell>
          <table:table-cell office:value-type="float" office:value="397.8113268774">
            <text:p>397,8113268774</text:p>
          </table:table-cell>
          <table:table-cell office:value-type="float" office:value="414.0302309762">
            <text:p>414,0302309762</text:p>
          </table:table-cell>
          <table:table-cell office:value-type="float" office:value="410.4148360966">
            <text:p>410,4148360966</text:p>
          </table:table-cell>
          <table:table-cell office:value-type="float" office:value="422.4386822351">
            <text:p>422,4386822351</text:p>
          </table:table-cell>
          <table:table-cell office:value-type="float" office:value="434.2504725001">
            <text:p>434,2504725001</text:p>
          </table:table-cell>
          <table:table-cell office:value-type="float" office:value="436.0737159357">
            <text:p>436,0737159357</text:p>
          </table:table-cell>
          <table:table-cell office:value-type="float" office:value="437.6013835595">
            <text:p>437,6013835595</text:p>
          </table:table-cell>
          <table:table-cell office:value-type="float" office:value="446.4434493752">
            <text:p>446,4434493752</text:p>
          </table:table-cell>
          <table:table-cell office:value-type="float" office:value="458.3327732749">
            <text:p>458,3327732749</text:p>
          </table:table-cell>
          <table:table-cell office:value-type="float" office:value="475.6673874671">
            <text:p>475,6673874671</text:p>
          </table:table-cell>
          <table:table-cell office:value-type="float" office:value="300.479581664">
            <text:p>300,479581664</text:p>
          </table:table-cell>
          <table:table-cell office:value-type="float" office:value="302.5463692036">
            <text:p>302,5463692036</text:p>
          </table:table-cell>
          <table:table-cell office:value-type="float" office:value="314.9265173917">
            <text:p>314,9265173917</text:p>
          </table:table-cell>
          <table:table-cell office:value-type="float" office:value="325.7202917832">
            <text:p>325,72029178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7153.4576279444">
            <text:p>7153,4576279444</text:p>
          </table:table-cell>
          <table:table-cell office:value-type="float" office:value="6483.2582002069">
            <text:p>6483,2582002069</text:p>
          </table:table-cell>
          <table:table-cell office:value-type="float" office:value="6385.7841700965">
            <text:p>6385,7841700965</text:p>
          </table:table-cell>
          <table:table-cell office:value-type="float" office:value="6481.6951863816">
            <text:p>6481,6951863816</text:p>
          </table:table-cell>
          <table:table-cell office:value-type="float" office:value="6752.8441121652">
            <text:p>6752,8441121652</text:p>
          </table:table-cell>
          <table:table-cell office:value-type="float" office:value="7149.7718346556">
            <text:p>7149,7718346556</text:p>
          </table:table-cell>
          <table:table-cell office:value-type="float" office:value="7486.3635788938">
            <text:p>7486,3635788938</text:p>
          </table:table-cell>
          <table:table-cell office:value-type="float" office:value="7723.1913864663">
            <text:p>7723,1913864663</text:p>
          </table:table-cell>
          <table:table-cell office:value-type="float" office:value="7948.3771813528">
            <text:p>7948,3771813528</text:p>
          </table:table-cell>
          <table:table-cell office:value-type="float" office:value="8121.3617474221">
            <text:p>8121,3617474221</text:p>
          </table:table-cell>
          <table:table-cell office:value-type="float" office:value="8504.0149399646">
            <text:p>8504,0149399646</text:p>
          </table:table-cell>
          <table:table-cell office:value-type="float" office:value="8813.5064834219">
            <text:p>8813,5064834219</text:p>
          </table:table-cell>
          <table:table-cell office:value-type="float" office:value="9178.8132211129">
            <text:p>9178,8132211129</text:p>
          </table:table-cell>
          <table:table-cell office:value-type="float" office:value="9616.690255991">
            <text:p>9616,690255991</text:p>
          </table:table-cell>
          <table:table-cell office:value-type="float" office:value="10182.0656599675">
            <text:p>10182,0656599675</text:p>
          </table:table-cell>
          <table:table-cell office:value-type="float" office:value="10714.048597797">
            <text:p>10714,048597797</text:p>
          </table:table-cell>
          <table:table-cell office:value-type="float" office:value="11446.3845536965">
            <text:p>11446,3845536965</text:p>
          </table:table-cell>
          <table:table-cell office:value-type="float" office:value="12224.9772534748">
            <text:p>12224,9772534748</text:p>
          </table:table-cell>
          <table:table-cell office:value-type="float" office:value="12722.0441752853">
            <text:p>12722,0441752853</text:p>
          </table:table-cell>
          <table:table-cell office:value-type="float" office:value="12279.483985521">
            <text:p>12279,483985521</text:p>
          </table:table-cell>
          <table:table-cell office:value-type="float" office:value="12567.1283124459">
            <text:p>12567,1283124459</text:p>
          </table:table-cell>
          <table:table-cell office:value-type="float" office:value="13001.0907072496">
            <text:p>13001,0907072496</text:p>
          </table:table-cell>
          <table:table-cell office:value-type="float" office:value="13104.8707516738">
            <text:p>13104,8707516738</text:p>
          </table:table-cell>
          <table:table-cell office:value-type="float" office:value="13307.0346071036">
            <text:p>13307,0346071036</text:p>
          </table:table-cell>
          <table:table-cell office:value-type="float" office:value="13729.4409605481">
            <text:p>13729,4409605481</text:p>
          </table:table-cell>
          <table:table-cell office:value-type="float" office:value="14284.2711767517">
            <text:p>14284,2711767517</text:p>
          </table:table-cell>
          <table:table-cell office:value-type="float" office:value="14754.554969611">
            <text:p>14754,5549696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96.2769275188">
            <text:p>696,2769275188</text:p>
          </table:table-cell>
          <table:table-cell office:value-type="float" office:value="692.4529850622">
            <text:p>692,4529850622</text:p>
          </table:table-cell>
          <table:table-cell office:value-type="float" office:value="715.3433022316">
            <text:p>715,3433022316</text:p>
          </table:table-cell>
          <table:table-cell office:value-type="float" office:value="690.1190825834">
            <text:p>690,1190825834</text:p>
          </table:table-cell>
          <table:table-cell office:value-type="float" office:value="659.744314824">
            <text:p>659,744314824</text:p>
          </table:table-cell>
          <table:table-cell office:value-type="float" office:value="651.0954092153">
            <text:p>651,0954092153</text:p>
          </table:table-cell>
          <table:table-cell office:value-type="float" office:value="627.4617520319">
            <text:p>627,4617520319</text:p>
          </table:table-cell>
          <table:table-cell office:value-type="float" office:value="620.74477153">
            <text:p>620,74477153</text:p>
          </table:table-cell>
          <table:table-cell office:value-type="float" office:value="606.5101249232">
            <text:p>606,5101249232</text:p>
          </table:table-cell>
          <table:table-cell office:value-type="float" office:value="635.7067823472">
            <text:p>635,7067823472</text:p>
          </table:table-cell>
          <table:table-cell office:value-type="float" office:value="634.1690565798">
            <text:p>634,1690565798</text:p>
          </table:table-cell>
          <table:table-cell office:value-type="float" office:value="606.182670222">
            <text:p>606,182670222</text:p>
          </table:table-cell>
          <table:table-cell office:value-type="float" office:value="598.8457130101">
            <text:p>598,8457130101</text:p>
          </table:table-cell>
          <table:table-cell office:value-type="float" office:value="535.6654761091">
            <text:p>535,6654761091</text:p>
          </table:table-cell>
          <table:table-cell office:value-type="float" office:value="549.3280775397">
            <text:p>549,3280775397</text:p>
          </table:table-cell>
          <table:table-cell office:value-type="float" office:value="585.8694378515">
            <text:p>585,8694378515</text:p>
          </table:table-cell>
          <table:table-cell office:value-type="float" office:value="591.1450802335">
            <text:p>591,1450802335</text:p>
          </table:table-cell>
          <table:table-cell office:value-type="float" office:value="592.7396319734">
            <text:p>592,7396319734</text:p>
          </table:table-cell>
          <table:table-cell office:value-type="float" office:value="578.8449034105">
            <text:p>578,8449034105</text:p>
          </table:table-cell>
          <table:table-cell office:value-type="float" office:value="445.9834834622">
            <text:p>445,9834834622</text:p>
          </table:table-cell>
          <table:table-cell office:value-type="float" office:value="410.5308597333">
            <text:p>410,5308597333</text:p>
          </table:table-cell>
          <table:table-cell office:value-type="float" office:value="405.9832956554">
            <text:p>405,9832956554</text:p>
          </table:table-cell>
          <table:table-cell office:value-type="float" office:value="418.1629403551">
            <text:p>418,1629403551</text:p>
          </table:table-cell>
          <table:table-cell office:value-type="float" office:value="472.3165787822">
            <text:p>472,3165787822</text:p>
          </table:table-cell>
          <table:table-cell office:value-type="float" office:value="469.8369163497">
            <text:p>469,8369163497</text:p>
          </table:table-cell>
          <table:table-cell office:value-type="float" office:value="556.7752984104">
            <text:p>556,7752984104</text:p>
          </table:table-cell>
          <table:table-cell office:value-type="float" office:value="518.6208327885">
            <text:p>518,6208327885</text:p>
          </table:table-cell>
          <table:table-cell office:value-type="float" office:value="490.7793233482">
            <text:p>490,7793233482</text:p>
          </table:table-cell>
          <table:table-cell office:value-type="float" office:value="548.8754416728">
            <text:p>548,8754416728</text:p>
          </table:table-cell>
          <table:table-cell office:value-type="float" office:value="557.3475967459">
            <text:p>557,3475967459</text:p>
          </table:table-cell>
          <table:table-cell office:value-type="float" office:value="517.1346398768">
            <text:p>517,1346398768</text:p>
          </table:table-cell>
          <table:table-cell office:value-type="float" office:value="543.6388357957">
            <text:p>543,6388357957</text:p>
          </table:table-cell>
          <table:table-cell office:value-type="float" office:value="568.7343431556">
            <text:p>568,7343431556</text:p>
          </table:table-cell>
          <table:table-cell office:value-type="float" office:value="464.2854963488">
            <text:p>464,2854963488</text:p>
          </table:table-cell>
          <table:table-cell office:value-type="float" office:value="494.9998680969">
            <text:p>494,9998680969</text:p>
          </table:table-cell>
          <table:table-cell office:value-type="float" office:value="484.7580876717">
            <text:p>484,7580876717</text:p>
          </table:table-cell>
          <table:table-cell office:value-type="float" office:value="479.0421251061">
            <text:p>479,0421251061</text:p>
          </table:table-cell>
          <table:table-cell office:value-type="float" office:value="489.0952614947">
            <text:p>489,0952614947</text:p>
          </table:table-cell>
          <table:table-cell office:value-type="float" office:value="505.1620853421">
            <text:p>505,1620853421</text:p>
          </table:table-cell>
          <table:table-cell office:value-type="float" office:value="484.0825587101">
            <text:p>484,0825587101</text:p>
          </table:table-cell>
          <table:table-cell office:value-type="float" office:value="462.5285997774">
            <text:p>462,5285997774</text:p>
          </table:table-cell>
          <table:table-cell office:value-type="float" office:value="497.3468033916">
            <text:p>497,3468033916</text:p>
          </table:table-cell>
          <table:table-cell office:value-type="float" office:value="519.2766503958">
            <text:p>519,2766503958</text:p>
          </table:table-cell>
          <table:table-cell office:value-type="float" office:value="573.3343743503">
            <text:p>573,3343743503</text:p>
          </table:table-cell>
          <table:table-cell office:value-type="float" office:value="737.9875274223">
            <text:p>737,9875274223</text:p>
          </table:table-cell>
          <table:table-cell office:value-type="float" office:value="835.1955416635">
            <text:p>835,1955416635</text:p>
          </table:table-cell>
          <table:table-cell office:value-type="float" office:value="812.0086003065">
            <text:p>812,0086003065</text:p>
          </table:table-cell>
          <table:table-cell office:value-type="float" office:value="811.0162818756">
            <text:p>811,0162818756</text:p>
          </table:table-cell>
          <table:table-cell office:value-type="float" office:value="808.889003871">
            <text:p>808,889003871</text:p>
          </table:table-cell>
          <table:table-cell office:value-type="float" office:value="815.9680472154">
            <text:p>815,9680472154</text:p>
          </table:table-cell>
          <table:table-cell office:value-type="float" office:value="896.5697341139">
            <text:p>896,5697341139</text:p>
          </table:table-cell>
          <table:table-cell office:value-type="float" office:value="867.9990631676">
            <text:p>867,9990631676</text:p>
          </table:table-cell>
          <table:table-cell office:value-type="float" office:value="914.1186510955">
            <text:p>914,1186510955</text:p>
          </table:table-cell>
          <table:table-cell office:value-type="float" office:value="934.7025459648">
            <text:p>934,7025459648</text:p>
          </table:table-cell>
          <table:table-cell office:value-type="float" office:value="967.1027773118">
            <text:p>967,1027773118</text:p>
          </table:table-cell>
          <table:table-cell office:value-type="float" office:value="953.5914070562">
            <text:p>953,5914070562</text:p>
          </table:table-cell>
          <table:table-cell office:value-type="float" office:value="859.6485715263">
            <text:p>859,64857152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806.8057288218">
            <text:p>3806,8057288218</text:p>
          </table:table-cell>
          <table:table-cell office:value-type="float" office:value="3918.3670366451">
            <text:p>3918,3670366451</text:p>
          </table:table-cell>
          <table:table-cell office:value-type="float" office:value="3986.7232361238">
            <text:p>3986,7232361238</text:p>
          </table:table-cell>
          <table:table-cell office:value-type="float" office:value="4127.3188776101">
            <text:p>4127,3188776101</text:p>
          </table:table-cell>
          <table:table-cell office:value-type="float" office:value="4140.772497242">
            <text:p>4140,772497242</text:p>
          </table:table-cell>
          <table:table-cell office:value-type="float" office:value="4089.7770765329">
            <text:p>4089,7770765329</text:p>
          </table:table-cell>
          <table:table-cell office:value-type="float" office:value="4451.6445752507">
            <text:p>4451,6445752507</text:p>
          </table:table-cell>
          <table:table-cell office:value-type="float" office:value="4514.6005892898">
            <text:p>4514,6005892898</text:p>
          </table:table-cell>
          <table:table-cell office:value-type="float" office:value="4579.3008559542">
            <text:p>4579,3008559542</text:p>
          </table:table-cell>
          <table:table-cell office:value-type="float" office:value="4663.4982731944">
            <text:p>4663,4982731944</text:p>
          </table:table-cell>
          <table:table-cell office:value-type="float" office:value="4656.6243274259">
            <text:p>4656,6243274259</text:p>
          </table:table-cell>
          <table:table-cell office:value-type="float" office:value="5000.595728371">
            <text:p>5000,595728371</text:p>
          </table:table-cell>
          <table:table-cell office:value-type="float" office:value="4861.1166667993">
            <text:p>4861,1166667993</text:p>
          </table:table-cell>
          <table:table-cell office:value-type="float" office:value="4537.1959325415">
            <text:p>4537,1959325415</text:p>
          </table:table-cell>
          <table:table-cell office:value-type="float" office:value="4568.0187451403">
            <text:p>4568,0187451403</text:p>
          </table:table-cell>
          <table:table-cell office:value-type="float" office:value="3913.9650552707">
            <text:p>3913,9650552707</text:p>
          </table:table-cell>
          <table:table-cell office:value-type="float" office:value="4000.2229906153">
            <text:p>4000,2229906153</text:p>
          </table:table-cell>
          <table:table-cell office:value-type="float" office:value="4350.4965870917">
            <text:p>4350,4965870917</text:p>
          </table:table-cell>
          <table:table-cell office:value-type="float" office:value="4615.0774155025">
            <text:p>4615,0774155025</text:p>
          </table:table-cell>
          <table:table-cell office:value-type="float" office:value="4928.7008040076">
            <text:p>4928,7008040076</text:p>
          </table:table-cell>
          <table:table-cell office:value-type="float" office:value="5242.3301364698">
            <text:p>5242,3301364698</text:p>
          </table:table-cell>
          <table:table-cell office:value-type="float" office:value="5499.9957244305">
            <text:p>5499,9957244305</text:p>
          </table:table-cell>
          <table:table-cell office:value-type="float" office:value="4819.76211504">
            <text:p>4819,76211504</text:p>
          </table:table-cell>
          <table:table-cell office:value-type="float" office:value="4507.4279924487">
            <text:p>4507,4279924487</text:p>
          </table:table-cell>
          <table:table-cell office:value-type="float" office:value="4618.7478024577">
            <text:p>4618,7478024577</text:p>
          </table:table-cell>
          <table:table-cell office:value-type="float" office:value="4726.9056678953">
            <text:p>4726,9056678953</text:p>
          </table:table-cell>
          <table:table-cell office:value-type="float" office:value="4899.4217950897">
            <text:p>4899,4217950897</text:p>
          </table:table-cell>
          <table:table-cell office:value-type="float" office:value="5128.9592030356">
            <text:p>5128,9592030356</text:p>
          </table:table-cell>
          <table:table-cell office:value-type="float" office:value="5413.325324619">
            <text:p>5413,325324619</text:p>
          </table:table-cell>
          <table:table-cell office:value-type="float" office:value="5851.4834450044">
            <text:p>5851,4834450044</text:p>
          </table:table-cell>
          <table:table-cell office:value-type="float" office:value="5947.7648280095">
            <text:p>5947,7648280095</text:p>
          </table:table-cell>
          <table:table-cell office:value-type="float" office:value="6309.4576477842">
            <text:p>6309,4576477842</text:p>
          </table:table-cell>
          <table:table-cell office:value-type="float" office:value="6904.3304442664">
            <text:p>6904,3304442664</text:p>
          </table:table-cell>
          <table:table-cell office:value-type="float" office:value="7247.0535355621">
            <text:p>7247,0535355621</text:p>
          </table:table-cell>
          <table:table-cell office:value-type="float" office:value="7498.8520887837">
            <text:p>7498,8520887837</text:p>
          </table:table-cell>
          <table:table-cell office:value-type="float" office:value="8051.4865900599">
            <text:p>8051,4865900599</text:p>
          </table:table-cell>
          <table:table-cell office:value-type="float" office:value="8479.8752785862">
            <text:p>8479,8752785862</text:p>
          </table:table-cell>
          <table:table-cell office:value-type="float" office:value="8987.6195219614">
            <text:p>8987,6195219614</text:p>
          </table:table-cell>
          <table:table-cell office:value-type="float" office:value="9254.7947886696">
            <text:p>9254,7947886696</text:p>
          </table:table-cell>
          <table:table-cell office:value-type="float" office:value="9100.999171455">
            <text:p>9100,999171455</text:p>
          </table:table-cell>
          <table:table-cell office:value-type="float" office:value="9469.1104676206">
            <text:p>9469,1104676206</text:p>
          </table:table-cell>
          <table:table-cell office:value-type="float" office:value="9666.4760548547">
            <text:p>9666,4760548547</text:p>
          </table:table-cell>
          <table:table-cell office:value-type="float" office:value="9852.8339284954">
            <text:p>9852,8339284954</text:p>
          </table:table-cell>
          <table:table-cell office:value-type="float" office:value="10141.7319820518">
            <text:p>10141,7319820518</text:p>
          </table:table-cell>
          <table:table-cell office:value-type="float" office:value="10754.306601667">
            <text:p>10754,306601667</text:p>
          </table:table-cell>
          <table:table-cell office:value-type="float" office:value="11249.8679032326">
            <text:p>11249,8679032326</text:p>
          </table:table-cell>
          <table:table-cell office:value-type="float" office:value="11833.952018896">
            <text:p>11833,952018896</text:p>
          </table:table-cell>
          <table:table-cell office:value-type="float" office:value="12285.0483830444">
            <text:p>12285,0483830444</text:p>
          </table:table-cell>
          <table:table-cell office:value-type="float" office:value="12588.6912225">
            <text:p>12588,6912225</text:p>
          </table:table-cell>
          <table:table-cell office:value-type="float" office:value="12268.441153072">
            <text:p>12268,441153072</text:p>
          </table:table-cell>
          <table:table-cell office:value-type="float" office:value="12860.1776447469">
            <text:p>12860,1776447469</text:p>
          </table:table-cell>
          <table:table-cell office:value-type="float" office:value="13518.7650782475">
            <text:p>13518,7650782475</text:p>
          </table:table-cell>
          <table:table-cell office:value-type="float" office:value="14109.1433263683">
            <text:p>14109,1433263683</text:p>
          </table:table-cell>
          <table:table-cell office:value-type="float" office:value="14551.0444209227">
            <text:p>14551,0444209227</text:p>
          </table:table-cell>
          <table:table-cell office:value-type="float" office:value="14701.9538878154">
            <text:p>14701,9538878154</text:p>
          </table:table-cell>
          <table:table-cell office:value-type="float" office:value="14907.1163933524">
            <text:p>14907,1163933524</text:p>
          </table:table-cell>
          <table:table-cell office:value-type="float" office:value="15019.6329654969">
            <text:p>15019,63296549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91.7911799102">
            <text:p>191,7911799102</text:p>
          </table:table-cell>
          <table:table-cell office:value-type="float" office:value="140.9134992351">
            <text:p>140,9134992351</text:p>
          </table:table-cell>
          <table:table-cell office:value-type="float" office:value="131.9633714767">
            <text:p>131,9633714767</text:p>
          </table:table-cell>
          <table:table-cell office:value-type="float" office:value="142.0219554445">
            <text:p>142,0219554445</text:p>
          </table:table-cell>
          <table:table-cell office:value-type="float" office:value="163.9913252266">
            <text:p>163,9913252266</text:p>
          </table:table-cell>
          <table:table-cell office:value-type="float" office:value="187.2746315686">
            <text:p>187,2746315686</text:p>
          </table:table-cell>
          <table:table-cell office:value-type="float" office:value="201.523242004">
            <text:p>201,523242004</text:p>
          </table:table-cell>
          <table:table-cell office:value-type="float" office:value="185.0759274737">
            <text:p>185,0759274737</text:p>
          </table:table-cell>
          <table:table-cell office:value-type="float" office:value="172.9137524398">
            <text:p>172,9137524398</text:p>
          </table:table-cell>
          <table:table-cell office:value-type="float" office:value="196.7401268894">
            <text:p>196,7401268894</text:p>
          </table:table-cell>
          <table:table-cell office:value-type="float" office:value="228.3177028236">
            <text:p>228,3177028236</text:p>
          </table:table-cell>
          <table:table-cell office:value-type="float" office:value="237.8138383935">
            <text:p>237,8138383935</text:p>
          </table:table-cell>
          <table:table-cell office:value-type="float" office:value="240.881888918">
            <text:p>240,881888918</text:p>
          </table:table-cell>
          <table:table-cell office:value-type="float" office:value="253.7143729601">
            <text:p>253,7143729601</text:p>
          </table:table-cell>
          <table:table-cell office:value-type="float" office:value="254.2674846659">
            <text:p>254,2674846659</text:p>
          </table:table-cell>
          <table:table-cell office:value-type="float" office:value="271.5994764924">
            <text:p>271,5994764924</text:p>
          </table:table-cell>
          <table:table-cell office:value-type="float" office:value="263.2306221094">
            <text:p>263,2306221094</text:p>
          </table:table-cell>
          <table:table-cell office:value-type="float" office:value="279.3245467514">
            <text:p>279,3245467514</text:p>
          </table:table-cell>
          <table:table-cell office:value-type="float" office:value="307.7661947052">
            <text:p>307,7661947052</text:p>
          </table:table-cell>
          <table:table-cell office:value-type="float" office:value="326.768369194">
            <text:p>326,768369194</text:p>
          </table:table-cell>
          <table:table-cell office:value-type="float" office:value="347.8874130355">
            <text:p>347,8874130355</text:p>
          </table:table-cell>
          <table:table-cell office:value-type="float" office:value="361.2247106491">
            <text:p>361,2247106491</text:p>
          </table:table-cell>
          <table:table-cell office:value-type="float" office:value="387.7455809083">
            <text:p>387,7455809083</text:p>
          </table:table-cell>
          <table:table-cell office:value-type="float" office:value="423.593498768">
            <text:p>423,593498768</text:p>
          </table:table-cell>
          <table:table-cell office:value-type="float" office:value="481.3645957593">
            <text:p>481,3645957593</text:p>
          </table:table-cell>
          <table:table-cell office:value-type="float" office:value="538.6908272663">
            <text:p>538,6908272663</text:p>
          </table:table-cell>
          <table:table-cell office:value-type="float" office:value="578.1840403662">
            <text:p>578,1840403662</text:p>
          </table:table-cell>
          <table:table-cell office:value-type="float" office:value="635.494603029">
            <text:p>635,494603029</text:p>
          </table:table-cell>
          <table:table-cell office:value-type="float" office:value="695.5990544111">
            <text:p>695,5990544111</text:p>
          </table:table-cell>
          <table:table-cell office:value-type="float" office:value="713.6895275904">
            <text:p>713,6895275904</text:p>
          </table:table-cell>
          <table:table-cell office:value-type="float" office:value="730.7724890448">
            <text:p>730,7724890448</text:p>
          </table:table-cell>
          <table:table-cell office:value-type="float" office:value="787.8674351563">
            <text:p>787,8674351563</text:p>
          </table:table-cell>
          <table:table-cell office:value-type="float" office:value="888.911004119">
            <text:p>888,911004119</text:p>
          </table:table-cell>
          <table:table-cell office:value-type="float" office:value="1000.6118097535">
            <text:p>1000,6118097535</text:p>
          </table:table-cell>
          <table:table-cell office:value-type="float" office:value="1118.4995774817">
            <text:p>1118,4995774817</text:p>
          </table:table-cell>
          <table:table-cell office:value-type="float" office:value="1227.5564069152">
            <text:p>1227,5564069152</text:p>
          </table:table-cell>
          <table:table-cell office:value-type="float" office:value="1335.362680112">
            <text:p>1335,362680112</text:p>
          </table:table-cell>
          <table:table-cell office:value-type="float" office:value="1443.7747418541">
            <text:p>1443,7747418541</text:p>
          </table:table-cell>
          <table:table-cell office:value-type="float" office:value="1542.0641299666">
            <text:p>1542,0641299666</text:p>
          </table:table-cell>
          <table:table-cell office:value-type="float" office:value="1645.9879956788">
            <text:p>1645,9879956788</text:p>
          </table:table-cell>
          <table:table-cell office:value-type="float" office:value="1771.7415057954">
            <text:p>1771,7415057954</text:p>
          </table:table-cell>
          <table:table-cell office:value-type="float" office:value="1905.6107801095">
            <text:p>1905,6107801095</text:p>
          </table:table-cell>
          <table:table-cell office:value-type="float" office:value="2065.7185792561">
            <text:p>2065,7185792561</text:p>
          </table:table-cell>
          <table:table-cell office:value-type="float" office:value="2258.9121054105">
            <text:p>2258,9121054105</text:p>
          </table:table-cell>
          <table:table-cell office:value-type="float" office:value="2472.586555694">
            <text:p>2472,586555694</text:p>
          </table:table-cell>
          <table:table-cell office:value-type="float" office:value="2738.2054599526">
            <text:p>2738,2054599526</text:p>
          </table:table-cell>
          <table:table-cell office:value-type="float" office:value="3069.3047809514">
            <text:p>3069,3047809514</text:p>
          </table:table-cell>
          <table:table-cell office:value-type="float" office:value="3487.8457656101">
            <text:p>3487,8457656101</text:p>
          </table:table-cell>
          <table:table-cell office:value-type="float" office:value="3805.0259986638">
            <text:p>3805,0259986638</text:p>
          </table:table-cell>
          <table:table-cell office:value-type="float" office:value="4142.0382859787">
            <text:p>4142,0382859787</text:p>
          </table:table-cell>
          <table:table-cell office:value-type="float" office:value="4560.5125860093">
            <text:p>4560,5125860093</text:p>
          </table:table-cell>
          <table:table-cell office:value-type="float" office:value="4971.544928635">
            <text:p>4971,544928635</text:p>
          </table:table-cell>
          <table:table-cell office:value-type="float" office:value="5336.0601431986">
            <text:p>5336,0601431986</text:p>
          </table:table-cell>
          <table:table-cell office:value-type="float" office:value="5721.693818888">
            <text:p>5721,693818888</text:p>
          </table:table-cell>
          <table:table-cell office:value-type="float" office:value="6108.2387749486">
            <text:p>6108,2387749486</text:p>
          </table:table-cell>
          <table:table-cell office:value-type="float" office:value="6496.6240125552">
            <text:p>6496,6240125552</text:p>
          </table:table-cell>
          <table:table-cell office:value-type="float" office:value="6893.776361339">
            <text:p>6893,77636133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213.2228261664">
            <text:p>2213,2228261664</text:p>
          </table:table-cell>
          <table:table-cell office:value-type="float" office:value="2260.898574216">
            <text:p>2260,898574216</text:p>
          </table:table-cell>
          <table:table-cell office:value-type="float" office:value="2313.929989794">
            <text:p>2313,929989794</text:p>
          </table:table-cell>
          <table:table-cell office:value-type="float" office:value="2310.7024214692">
            <text:p>2310,7024214692</text:p>
          </table:table-cell>
          <table:table-cell office:value-type="float" office:value="2390.5627283923">
            <text:p>2390,5627283923</text:p>
          </table:table-cell>
          <table:table-cell office:value-type="float" office:value="2390.2543698412">
            <text:p>2390,2543698412</text:p>
          </table:table-cell>
          <table:table-cell office:value-type="float" office:value="2443.7871321791">
            <text:p>2443,7871321791</text:p>
          </table:table-cell>
          <table:table-cell office:value-type="float" office:value="2472.2473989791">
            <text:p>2472,2473989791</text:p>
          </table:table-cell>
          <table:table-cell office:value-type="float" office:value="2556.4270451941">
            <text:p>2556,4270451941</text:p>
          </table:table-cell>
          <table:table-cell office:value-type="float" office:value="2648.8920410455">
            <text:p>2648,8920410455</text:p>
          </table:table-cell>
          <table:table-cell office:value-type="float" office:value="2759.9269556503">
            <text:p>2759,9269556503</text:p>
          </table:table-cell>
          <table:table-cell office:value-type="float" office:value="2852.9507983757">
            <text:p>2852,9507983757</text:p>
          </table:table-cell>
          <table:table-cell office:value-type="float" office:value="3000.8926553906">
            <text:p>3000,8926553906</text:p>
          </table:table-cell>
          <table:table-cell office:value-type="float" office:value="3131.3877582626">
            <text:p>3131,3877582626</text:p>
          </table:table-cell>
          <table:table-cell office:value-type="float" office:value="3238.23315979">
            <text:p>3238,23315979</text:p>
          </table:table-cell>
          <table:table-cell office:value-type="float" office:value="3237.6126018628">
            <text:p>3237,6126018628</text:p>
          </table:table-cell>
          <table:table-cell office:value-type="float" office:value="3317.6671170165">
            <text:p>3317,6671170165</text:p>
          </table:table-cell>
          <table:table-cell office:value-type="float" office:value="3377.6931329951">
            <text:p>3377,6931329951</text:p>
          </table:table-cell>
          <table:table-cell office:value-type="float" office:value="3581.0300146118">
            <text:p>3581,0300146118</text:p>
          </table:table-cell>
          <table:table-cell office:value-type="float" office:value="3688.701474209">
            <text:p>3688,701474209</text:p>
          </table:table-cell>
          <table:table-cell office:value-type="float" office:value="3753.4352030963">
            <text:p>3753,4352030963</text:p>
          </table:table-cell>
          <table:table-cell office:value-type="float" office:value="3752.0698344753">
            <text:p>3752,0698344753</text:p>
          </table:table-cell>
          <table:table-cell office:value-type="float" office:value="3702.6883482011">
            <text:p>3702,6883482011</text:p>
          </table:table-cell>
          <table:table-cell office:value-type="float" office:value="3677.7395238377">
            <text:p>3677,7395238377</text:p>
          </table:table-cell>
          <table:table-cell office:value-type="float" office:value="3718.0963894967">
            <text:p>3718,0963894967</text:p>
          </table:table-cell>
          <table:table-cell office:value-type="float" office:value="3751.1496754941">
            <text:p>3751,1496754941</text:p>
          </table:table-cell>
          <table:table-cell office:value-type="float" office:value="3887.6542346231">
            <text:p>3887,6542346231</text:p>
          </table:table-cell>
          <table:table-cell office:value-type="float" office:value="4013.528484364">
            <text:p>4013,528484364</text:p>
          </table:table-cell>
          <table:table-cell office:value-type="float" office:value="4093.9924591929">
            <text:p>4093,9924591929</text:p>
          </table:table-cell>
          <table:table-cell office:value-type="float" office:value="4152.1927323323">
            <text:p>4152,1927323323</text:p>
          </table:table-cell>
          <table:table-cell office:value-type="float" office:value="4319.930368477">
            <text:p>4319,930368477</text:p>
          </table:table-cell>
          <table:table-cell office:value-type="float" office:value="4336.6626017067">
            <text:p>4336,6626017067</text:p>
          </table:table-cell>
          <table:table-cell office:value-type="float" office:value="4472.6861907906">
            <text:p>4472,6861907906</text:p>
          </table:table-cell>
          <table:table-cell office:value-type="float" office:value="4497.9822574511">
            <text:p>4497,9822574511</text:p>
          </table:table-cell>
          <table:table-cell office:value-type="float" office:value="4679.241687572">
            <text:p>4679,241687572</text:p>
          </table:table-cell>
          <table:table-cell office:value-type="float" office:value="4841.3670428678">
            <text:p>4841,3670428678</text:p>
          </table:table-cell>
          <table:table-cell office:value-type="float" office:value="4862.067960065">
            <text:p>4862,067960065</text:p>
          </table:table-cell>
          <table:table-cell office:value-type="float" office:value="4951.2463267926">
            <text:p>4951,2463267926</text:p>
          </table:table-cell>
          <table:table-cell office:value-type="float" office:value="4904.7480972805">
            <text:p>4904,7480972805</text:p>
          </table:table-cell>
          <table:table-cell office:value-type="float" office:value="4629.4979439956">
            <text:p>4629,4979439956</text:p>
          </table:table-cell>
          <table:table-cell office:value-type="float" office:value="4764.1676566108">
            <text:p>4764,1676566108</text:p>
          </table:table-cell>
          <table:table-cell office:value-type="float" office:value="4774.9755181744">
            <text:p>4774,9755181744</text:p>
          </table:table-cell>
          <table:table-cell office:value-type="float" office:value="4825.8319070854">
            <text:p>4825,8319070854</text:p>
          </table:table-cell>
          <table:table-cell office:value-type="float" office:value="4945.9578763604">
            <text:p>4945,9578763604</text:p>
          </table:table-cell>
          <table:table-cell office:value-type="float" office:value="5139.9765283786">
            <text:p>5139,9765283786</text:p>
          </table:table-cell>
          <table:table-cell office:value-type="float" office:value="5312.0822508767">
            <text:p>5312,0822508767</text:p>
          </table:table-cell>
          <table:table-cell office:value-type="float" office:value="5596.7346351274">
            <text:p>5596,7346351274</text:p>
          </table:table-cell>
          <table:table-cell office:value-type="float" office:value="5910.2922680611">
            <text:p>5910,2922680611</text:p>
          </table:table-cell>
          <table:table-cell office:value-type="float" office:value="6048.0944164721">
            <text:p>6048,0944164721</text:p>
          </table:table-cell>
          <table:table-cell office:value-type="float" office:value="6078.3153399351">
            <text:p>6078,3153399351</text:p>
          </table:table-cell>
          <table:table-cell office:value-type="float" office:value="6250.6549257458">
            <text:p>6250,6549257458</text:p>
          </table:table-cell>
          <table:table-cell office:value-type="float" office:value="6592.4021995403">
            <text:p>6592,4021995403</text:p>
          </table:table-cell>
          <table:table-cell office:value-type="float" office:value="6789.5253726003">
            <text:p>6789,5253726003</text:p>
          </table:table-cell>
          <table:table-cell office:value-type="float" office:value="7051.0401367548">
            <text:p>7051,0401367548</text:p>
          </table:table-cell>
          <table:table-cell office:value-type="float" office:value="7291.6917292814">
            <text:p>7291,6917292814</text:p>
          </table:table-cell>
          <table:table-cell office:value-type="float" office:value="7446.1822595832">
            <text:p>7446,1822595832</text:p>
          </table:table-cell>
          <table:table-cell office:value-type="float" office:value="7525.855325711">
            <text:p>7525,8553257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873.1453139751">
            <text:p>873,1453139751</text:p>
          </table:table-cell>
          <table:table-cell office:value-type="float" office:value="878.9744608289">
            <text:p>878,9744608289</text:p>
          </table:table-cell>
          <table:table-cell office:value-type="float" office:value="908.3719280643">
            <text:p>908,3719280643</text:p>
          </table:table-cell>
          <table:table-cell office:value-type="float" office:value="926.2427111227">
            <text:p>926,2427111227</text:p>
          </table:table-cell>
          <table:table-cell office:value-type="float" office:value="938.1588601891">
            <text:p>938,1588601891</text:p>
          </table:table-cell>
          <table:table-cell office:value-type="float" office:value="932.8967132311">
            <text:p>932,8967132311</text:p>
          </table:table-cell>
          <table:table-cell office:value-type="float" office:value="923.2348820038">
            <text:p>923,2348820038</text:p>
          </table:table-cell>
          <table:table-cell office:value-type="float" office:value="911.2171858855">
            <text:p>911,2171858855</text:p>
          </table:table-cell>
          <table:table-cell office:value-type="float" office:value="908.430772679">
            <text:p>908,430772679</text:p>
          </table:table-cell>
          <table:table-cell office:value-type="float" office:value="853.8546318293">
            <text:p>853,8546318293</text:p>
          </table:table-cell>
          <table:table-cell office:value-type="float" office:value="871.2490294672">
            <text:p>871,2490294672</text:p>
          </table:table-cell>
          <table:table-cell office:value-type="float" office:value="800.364752209">
            <text:p>800,364752209</text:p>
          </table:table-cell>
          <table:table-cell office:value-type="float" office:value="843.6137967829">
            <text:p>843,6137967829</text:p>
          </table:table-cell>
          <table:table-cell office:value-type="float" office:value="844.1646354332">
            <text:p>844,1646354332</text:p>
          </table:table-cell>
          <table:table-cell office:value-type="float" office:value="777.1288937574">
            <text:p>777,1288937574</text:p>
          </table:table-cell>
          <table:table-cell office:value-type="float" office:value="782.9677297963">
            <text:p>782,9677297963</text:p>
          </table:table-cell>
          <table:table-cell office:value-type="float" office:value="751.9239347025">
            <text:p>751,9239347025</text:p>
          </table:table-cell>
          <table:table-cell office:value-type="float" office:value="761.4621780388">
            <text:p>761,4621780388</text:p>
          </table:table-cell>
          <table:table-cell office:value-type="float" office:value="751.1293390257">
            <text:p>751,1293390257</text:p>
          </table:table-cell>
          <table:table-cell office:value-type="float" office:value="746.092406923">
            <text:p>746,092406923</text:p>
          </table:table-cell>
          <table:table-cell office:value-type="float" office:value="806.42947328">
            <text:p>806,42947328</text:p>
          </table:table-cell>
          <table:table-cell office:value-type="float" office:value="805.1555285744">
            <text:p>805,1555285744</text:p>
          </table:table-cell>
          <table:table-cell office:value-type="float" office:value="804.2113183758">
            <text:p>804,2113183758</text:p>
          </table:table-cell>
          <table:table-cell office:value-type="float" office:value="801.7987557953">
            <text:p>801,7987557953</text:p>
          </table:table-cell>
          <table:table-cell office:value-type="float" office:value="798.010571543">
            <text:p>798,010571543</text:p>
          </table:table-cell>
          <table:table-cell office:value-type="float" office:value="801.333459921">
            <text:p>801,333459921</text:p>
          </table:table-cell>
          <table:table-cell office:value-type="float" office:value="803.1130479843">
            <text:p>803,1130479843</text:p>
          </table:table-cell>
          <table:table-cell office:value-type="float" office:value="790.3674769005">
            <text:p>790,3674769005</text:p>
          </table:table-cell>
          <table:table-cell office:value-type="float" office:value="774.6849212611">
            <text:p>774,6849212611</text:p>
          </table:table-cell>
          <table:table-cell office:value-type="float" office:value="770.9947110841">
            <text:p>770,9947110841</text:p>
          </table:table-cell>
          <table:table-cell office:value-type="float" office:value="769.1742882605">
            <text:p>769,1742882605</text:p>
          </table:table-cell>
          <table:table-cell office:value-type="float" office:value="770.3227581035">
            <text:p>770,3227581035</text:p>
          </table:table-cell>
          <table:table-cell office:value-type="float" office:value="774.4709893845">
            <text:p>774,4709893845</text:p>
          </table:table-cell>
          <table:table-cell office:value-type="float" office:value="782.5169021235">
            <text:p>782,5169021235</text:p>
          </table:table-cell>
          <table:table-cell office:value-type="float" office:value="779.8398218911">
            <text:p>779,8398218911</text:p>
          </table:table-cell>
          <table:table-cell office:value-type="float" office:value="769.4773779707">
            <text:p>769,4773779707</text:p>
          </table:table-cell>
          <table:table-cell office:value-type="float" office:value="768.4389602482">
            <text:p>768,43896024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ngo, Dem. Rep.</text:p>
          </table:table-cell>
          <table:table-cell office:value-type="string">
            <text:p>CO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988.981571683">
            <text:p>988,981571683</text:p>
          </table:table-cell>
          <table:table-cell office:value-type="float" office:value="859.7042656514">
            <text:p>859,7042656514</text:p>
          </table:table-cell>
          <table:table-cell office:value-type="float" office:value="1015.7560910335">
            <text:p>1015,7560910335</text:p>
          </table:table-cell>
          <table:table-cell office:value-type="float" office:value="1041.4075813286">
            <text:p>1041,4075813286</text:p>
          </table:table-cell>
          <table:table-cell office:value-type="float" office:value="989.4293211071">
            <text:p>989,4293211071</text:p>
          </table:table-cell>
          <table:table-cell office:value-type="float" office:value="972.4904887355">
            <text:p>972,4904887355</text:p>
          </table:table-cell>
          <table:table-cell office:value-type="float" office:value="1009.7796588376">
            <text:p>1009,7796588376</text:p>
          </table:table-cell>
          <table:table-cell office:value-type="float" office:value="971.7359215001">
            <text:p>971,7359215001</text:p>
          </table:table-cell>
          <table:table-cell office:value-type="float" office:value="985.1603348918">
            <text:p>985,1603348918</text:p>
          </table:table-cell>
          <table:table-cell office:value-type="float" office:value="1046.85939795">
            <text:p>1046,85939795</text:p>
          </table:table-cell>
          <table:table-cell office:value-type="float" office:value="1015.5363671574">
            <text:p>1015,5363671574</text:p>
          </table:table-cell>
          <table:table-cell office:value-type="float" office:value="1047.5721846662">
            <text:p>1047,5721846662</text:p>
          </table:table-cell>
          <table:table-cell office:value-type="float" office:value="1021.4724732487">
            <text:p>1021,4724732487</text:p>
          </table:table-cell>
          <table:table-cell office:value-type="float" office:value="1075.6093554255">
            <text:p>1075,6093554255</text:p>
          </table:table-cell>
          <table:table-cell office:value-type="float" office:value="1079.8245389297">
            <text:p>1079,8245389297</text:p>
          </table:table-cell>
          <table:table-cell office:value-type="float" office:value="998.1929131766">
            <text:p>998,1929131766</text:p>
          </table:table-cell>
          <table:table-cell office:value-type="float" office:value="918.8496922411">
            <text:p>918,8496922411</text:p>
          </table:table-cell>
          <table:table-cell office:value-type="float" office:value="899.5521606825">
            <text:p>899,5521606825</text:p>
          </table:table-cell>
          <table:table-cell office:value-type="float" office:value="827.3416092943">
            <text:p>827,3416092943</text:p>
          </table:table-cell>
          <table:table-cell office:value-type="float" office:value="808.0007124471">
            <text:p>808,0007124471</text:p>
          </table:table-cell>
          <table:table-cell office:value-type="float" office:value="803.9443179617">
            <text:p>803,9443179617</text:p>
          </table:table-cell>
          <table:table-cell office:value-type="float" office:value="802.0870181118">
            <text:p>802,0870181118</text:p>
          </table:table-cell>
          <table:table-cell office:value-type="float" office:value="778.8895849183">
            <text:p>778,8895849183</text:p>
          </table:table-cell>
          <table:table-cell office:value-type="float" office:value="770.7660551643">
            <text:p>770,7660551643</text:p>
          </table:table-cell>
          <table:table-cell office:value-type="float" office:value="793.4574345722">
            <text:p>793,4574345722</text:p>
          </table:table-cell>
          <table:table-cell office:value-type="float" office:value="776.8432975567">
            <text:p>776,8432975567</text:p>
          </table:table-cell>
          <table:table-cell office:value-type="float" office:value="792.2173895111">
            <text:p>792,2173895111</text:p>
          </table:table-cell>
          <table:table-cell office:value-type="float" office:value="791.6405960701">
            <text:p>791,6405960701</text:p>
          </table:table-cell>
          <table:table-cell office:value-type="float" office:value="772.9495693912">
            <text:p>772,9495693912</text:p>
          </table:table-cell>
          <table:table-cell office:value-type="float" office:value="739.8737125464">
            <text:p>739,8737125464</text:p>
          </table:table-cell>
          <table:table-cell office:value-type="float" office:value="668.3274081854">
            <text:p>668,3274081854</text:p>
          </table:table-cell>
          <table:table-cell office:value-type="float" office:value="589.888933854">
            <text:p>589,888933854</text:p>
          </table:table-cell>
          <table:table-cell office:value-type="float" office:value="507.7164035768">
            <text:p>507,7164035768</text:p>
          </table:table-cell>
          <table:table-cell office:value-type="float" office:value="422.504043287">
            <text:p>422,504043287</text:p>
          </table:table-cell>
          <table:table-cell office:value-type="float" office:value="391.5077172118">
            <text:p>391,5077172118</text:p>
          </table:table-cell>
          <table:table-cell office:value-type="float" office:value="381.7178221614">
            <text:p>381,7178221614</text:p>
          </table:table-cell>
          <table:table-cell office:value-type="float" office:value="367.4346327807">
            <text:p>367,4346327807</text:p>
          </table:table-cell>
          <table:table-cell office:value-type="float" office:value="338.4118081574">
            <text:p>338,4118081574</text:p>
          </table:table-cell>
          <table:table-cell office:value-type="float" office:value="325.4139587437">
            <text:p>325,4139587437</text:p>
          </table:table-cell>
          <table:table-cell office:value-type="float" office:value="304.3366479519">
            <text:p>304,3366479519</text:p>
          </table:table-cell>
          <table:table-cell office:value-type="float" office:value="276.2166828196">
            <text:p>276,2166828196</text:p>
          </table:table-cell>
          <table:table-cell office:value-type="float" office:value="263.0512686168">
            <text:p>263,0512686168</text:p>
          </table:table-cell>
          <table:table-cell office:value-type="float" office:value="262.972797533">
            <text:p>262,972797533</text:p>
          </table:table-cell>
          <table:table-cell office:value-type="float" office:value="269.243780884">
            <text:p>269,243780884</text:p>
          </table:table-cell>
          <table:table-cell office:value-type="float" office:value="278.4767861869">
            <text:p>278,4767861869</text:p>
          </table:table-cell>
          <table:table-cell office:value-type="float" office:value="286.2915770189">
            <text:p>286,2915770189</text:p>
          </table:table-cell>
          <table:table-cell office:value-type="float" office:value="291.9714364825">
            <text:p>291,9714364825</text:p>
          </table:table-cell>
          <table:table-cell office:value-type="float" office:value="300.2918287748">
            <text:p>300,2918287748</text:p>
          </table:table-cell>
          <table:table-cell office:value-type="float" office:value="308.6528083645">
            <text:p>308,6528083645</text:p>
          </table:table-cell>
          <table:table-cell office:value-type="float" office:value="307.1091633732">
            <text:p>307,1091633732</text:p>
          </table:table-cell>
          <table:table-cell office:value-type="float" office:value="318.0757515966">
            <text:p>318,0757515966</text:p>
          </table:table-cell>
          <table:table-cell office:value-type="float" office:value="328.7505691586">
            <text:p>328,7505691586</text:p>
          </table:table-cell>
          <table:table-cell office:value-type="float" office:value="340.7140234545">
            <text:p>340,7140234545</text:p>
          </table:table-cell>
          <table:table-cell office:value-type="float" office:value="357.3932320211">
            <text:p>357,3932320211</text:p>
          </table:table-cell>
          <table:table-cell office:value-type="float" office:value="378.4666250564">
            <text:p>378,4666250564</text:p>
          </table:table-cell>
          <table:table-cell office:value-type="float" office:value="391.5051923439">
            <text:p>391,5051923439</text:p>
          </table:table-cell>
          <table:table-cell office:value-type="float" office:value="387.9707572837">
            <text:p>387,97075728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ngo, Rep.</text:p>
          </table:table-cell>
          <table:table-cell office:value-type="string">
            <text:p>CO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429.9979753788">
            <text:p>1429,9979753788</text:p>
          </table:table-cell>
          <table:table-cell office:value-type="float" office:value="1510.2581945991">
            <text:p>1510,2581945991</text:p>
          </table:table-cell>
          <table:table-cell office:value-type="float" office:value="1547.834960294">
            <text:p>1547,834960294</text:p>
          </table:table-cell>
          <table:table-cell office:value-type="float" office:value="1446.4778726116">
            <text:p>1446,4778726116</text:p>
          </table:table-cell>
          <table:table-cell office:value-type="float" office:value="1461.7123488106">
            <text:p>1461,7123488106</text:p>
          </table:table-cell>
          <table:table-cell office:value-type="float" office:value="1474.6273469636">
            <text:p>1474,6273469636</text:p>
          </table:table-cell>
          <table:table-cell office:value-type="float" office:value="1454.0590223416">
            <text:p>1454,0590223416</text:p>
          </table:table-cell>
          <table:table-cell office:value-type="float" office:value="1444.1283069342">
            <text:p>1444,1283069342</text:p>
          </table:table-cell>
          <table:table-cell office:value-type="float" office:value="1511.0997403049">
            <text:p>1511,0997403049</text:p>
          </table:table-cell>
          <table:table-cell office:value-type="float" office:value="1579.0146787234">
            <text:p>1579,0146787234</text:p>
          </table:table-cell>
          <table:table-cell office:value-type="float" office:value="1630.607646888">
            <text:p>1630,607646888</text:p>
          </table:table-cell>
          <table:table-cell office:value-type="float" office:value="1704.7783939068">
            <text:p>1704,7783939068</text:p>
          </table:table-cell>
          <table:table-cell office:value-type="float" office:value="1795.6790065762">
            <text:p>1795,6790065762</text:p>
          </table:table-cell>
          <table:table-cell office:value-type="float" office:value="1884.3389250694">
            <text:p>1884,3389250694</text:p>
          </table:table-cell>
          <table:table-cell office:value-type="float" office:value="1971.4635648727">
            <text:p>1971,4635648727</text:p>
          </table:table-cell>
          <table:table-cell office:value-type="float" office:value="2060.6429140325">
            <text:p>2060,6429140325</text:p>
          </table:table-cell>
          <table:table-cell office:value-type="float" office:value="2018.708096122">
            <text:p>2018,708096122</text:p>
          </table:table-cell>
          <table:table-cell office:value-type="float" office:value="1785.0190360966">
            <text:p>1785,0190360966</text:p>
          </table:table-cell>
          <table:table-cell office:value-type="float" office:value="1844.3281138489">
            <text:p>1844,3281138489</text:p>
          </table:table-cell>
          <table:table-cell office:value-type="float" office:value="1967.4849374927">
            <text:p>1967,4849374927</text:p>
          </table:table-cell>
          <table:table-cell office:value-type="float" office:value="2248.0570154043">
            <text:p>2248,0570154043</text:p>
          </table:table-cell>
          <table:table-cell office:value-type="float" office:value="2567.7633679796">
            <text:p>2567,7633679796</text:p>
          </table:table-cell>
          <table:table-cell office:value-type="float" office:value="3081.7660562723">
            <text:p>3081,7660562723</text:p>
          </table:table-cell>
          <table:table-cell office:value-type="float" office:value="3168.0487725858">
            <text:p>3168,0487725858</text:p>
          </table:table-cell>
          <table:table-cell office:value-type="float" office:value="3292.4265530817">
            <text:p>3292,4265530817</text:p>
          </table:table-cell>
          <table:table-cell office:value-type="float" office:value="3162.2022195473">
            <text:p>3162,2022195473</text:p>
          </table:table-cell>
          <table:table-cell office:value-type="float" office:value="2864.0921602085">
            <text:p>2864,0921602085</text:p>
          </table:table-cell>
          <table:table-cell office:value-type="float" office:value="2791.5631908956">
            <text:p>2791,5631908956</text:p>
          </table:table-cell>
          <table:table-cell office:value-type="float" office:value="2764.4172951698">
            <text:p>2764,4172951698</text:p>
          </table:table-cell>
          <table:table-cell office:value-type="float" office:value="2760.264507079">
            <text:p>2760,264507079</text:p>
          </table:table-cell>
          <table:table-cell office:value-type="float" office:value="2713.1012851811">
            <text:p>2713,1012851811</text:p>
          </table:table-cell>
          <table:table-cell office:value-type="float" office:value="2703.5190046096">
            <text:p>2703,5190046096</text:p>
          </table:table-cell>
          <table:table-cell office:value-type="float" office:value="2699.5730974435">
            <text:p>2699,5730974435</text:p>
          </table:table-cell>
          <table:table-cell office:value-type="float" office:value="2600.9894750024">
            <text:p>2600,9894750024</text:p>
          </table:table-cell>
          <table:table-cell office:value-type="float" office:value="2391.3103263596">
            <text:p>2391,3103263596</text:p>
          </table:table-cell>
          <table:table-cell office:value-type="float" office:value="2418.4267474692">
            <text:p>2418,4267474692</text:p>
          </table:table-cell>
          <table:table-cell office:value-type="float" office:value="2452.1380748292">
            <text:p>2452,1380748292</text:p>
          </table:table-cell>
          <table:table-cell office:value-type="float" office:value="2368.3401327185">
            <text:p>2368,3401327185</text:p>
          </table:table-cell>
          <table:table-cell office:value-type="float" office:value="2387.5612976623">
            <text:p>2387,5612976623</text:p>
          </table:table-cell>
          <table:table-cell office:value-type="float" office:value="2260.7298237914">
            <text:p>2260,7298237914</text:p>
          </table:table-cell>
          <table:table-cell office:value-type="float" office:value="2364.6129178485">
            <text:p>2364,6129178485</text:p>
          </table:table-cell>
          <table:table-cell office:value-type="float" office:value="2387.8486358844">
            <text:p>2387,8486358844</text:p>
          </table:table-cell>
          <table:table-cell office:value-type="float" office:value="2430.2851450582">
            <text:p>2430,2851450582</text:p>
          </table:table-cell>
          <table:table-cell office:value-type="float" office:value="2383.3591232535">
            <text:p>2383,3591232535</text:p>
          </table:table-cell>
          <table:table-cell office:value-type="float" office:value="2395.8196209351">
            <text:p>2395,8196209351</text:p>
          </table:table-cell>
          <table:table-cell office:value-type="float" office:value="2503.3120546057">
            <text:p>2503,3120546057</text:p>
          </table:table-cell>
          <table:table-cell office:value-type="float" office:value="2573.5098811239">
            <text:p>2573,5098811239</text:p>
          </table:table-cell>
          <table:table-cell office:value-type="float" office:value="2447.511634057">
            <text:p>2447,511634057</text:p>
          </table:table-cell>
          <table:table-cell office:value-type="float" office:value="2496.5023080367">
            <text:p>2496,5023080367</text:p>
          </table:table-cell>
          <table:table-cell office:value-type="float" office:value="2595.7484992311">
            <text:p>2595,7484992311</text:p>
          </table:table-cell>
          <table:table-cell office:value-type="float" office:value="2737.3423302299">
            <text:p>2737,3423302299</text:p>
          </table:table-cell>
          <table:table-cell office:value-type="float" office:value="2751.910680177">
            <text:p>2751,910680177</text:p>
          </table:table-cell>
          <table:table-cell office:value-type="float" office:value="2782.1118821784">
            <text:p>2782,1118821784</text:p>
          </table:table-cell>
          <table:table-cell office:value-type="float" office:value="2806.3474323355">
            <text:p>2806,3474323355</text:p>
          </table:table-cell>
          <table:table-cell office:value-type="float" office:value="2922.973184742">
            <text:p>2922,973184742</text:p>
          </table:table-cell>
          <table:table-cell office:value-type="float" office:value="2925.5277484266">
            <text:p>2925,5277484266</text:p>
          </table:table-cell>
          <table:table-cell office:value-type="float" office:value="2798.0660968083">
            <text:p>2798,066096808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856.5311778077">
            <text:p>2856,5311778077</text:p>
          </table:table-cell>
          <table:table-cell office:value-type="float" office:value="2729.1576475351">
            <text:p>2729,1576475351</text:p>
          </table:table-cell>
          <table:table-cell office:value-type="float" office:value="2847.1474574865">
            <text:p>2847,1474574865</text:p>
          </table:table-cell>
          <table:table-cell office:value-type="float" office:value="2879.0231353721">
            <text:p>2879,0231353721</text:p>
          </table:table-cell>
          <table:table-cell office:value-type="float" office:value="2895.9972935276">
            <text:p>2895,9972935276</text:p>
          </table:table-cell>
          <table:table-cell office:value-type="float" office:value="3075.4557498456">
            <text:p>3075,4557498456</text:p>
          </table:table-cell>
          <table:table-cell office:value-type="float" office:value="3211.3249861579">
            <text:p>3211,3249861579</text:p>
          </table:table-cell>
          <table:table-cell office:value-type="float" office:value="3287.6170999103">
            <text:p>3287,6170999103</text:p>
          </table:table-cell>
          <table:table-cell office:value-type="float" office:value="3456.8898221913">
            <text:p>3456,8898221913</text:p>
          </table:table-cell>
          <table:table-cell office:value-type="float" office:value="3545.3032953041">
            <text:p>3545,3032953041</text:p>
          </table:table-cell>
          <table:table-cell office:value-type="float" office:value="3707.0964529842">
            <text:p>3707,0964529842</text:p>
          </table:table-cell>
          <table:table-cell office:value-type="float" office:value="3855.1793338212">
            <text:p>3855,1793338212</text:p>
          </table:table-cell>
          <table:table-cell office:value-type="float" office:value="4066.1709241737">
            <text:p>4066,1709241737</text:p>
          </table:table-cell>
          <table:table-cell office:value-type="float" office:value="4272.7681569153">
            <text:p>4272,7681569153</text:p>
          </table:table-cell>
          <table:table-cell office:value-type="float" office:value="4399.8181502906">
            <text:p>4399,8181502906</text:p>
          </table:table-cell>
          <table:table-cell office:value-type="float" office:value="4381.2146072623">
            <text:p>4381,2146072623</text:p>
          </table:table-cell>
          <table:table-cell office:value-type="float" office:value="4506.7270244368">
            <text:p>4506,7270244368</text:p>
          </table:table-cell>
          <table:table-cell office:value-type="float" office:value="4783.0260489507">
            <text:p>4783,0260489507</text:p>
          </table:table-cell>
          <table:table-cell office:value-type="float" office:value="4951.7593375857">
            <text:p>4951,7593375857</text:p>
          </table:table-cell>
          <table:table-cell office:value-type="float" office:value="5061.1038260151">
            <text:p>5061,1038260151</text:p>
          </table:table-cell>
          <table:table-cell office:value-type="float" office:value="4965.5471213456">
            <text:p>4965,5471213456</text:p>
          </table:table-cell>
          <table:table-cell office:value-type="float" office:value="4725.0586051393">
            <text:p>4725,0586051393</text:p>
          </table:table-cell>
          <table:table-cell office:value-type="float" office:value="4264.3234512695">
            <text:p>4264,3234512695</text:p>
          </table:table-cell>
          <table:table-cell office:value-type="float" office:value="4269.9526023539">
            <text:p>4269,9526023539</text:p>
          </table:table-cell>
          <table:table-cell office:value-type="float" office:value="4415.6707630257">
            <text:p>4415,6707630257</text:p>
          </table:table-cell>
          <table:table-cell office:value-type="float" office:value="4346.5257813261">
            <text:p>4346,5257813261</text:p>
          </table:table-cell>
          <table:table-cell office:value-type="float" office:value="4481.8252242067">
            <text:p>4481,8252242067</text:p>
          </table:table-cell>
          <table:table-cell office:value-type="float" office:value="4671.1888744145">
            <text:p>4671,1888744145</text:p>
          </table:table-cell>
          <table:table-cell office:value-type="float" office:value="4730.4481708564">
            <text:p>4730,4481708564</text:p>
          </table:table-cell>
          <table:table-cell office:value-type="float" office:value="4847.5964727214">
            <text:p>4847,5964727214</text:p>
          </table:table-cell>
          <table:table-cell office:value-type="float" office:value="4911.5543343692">
            <text:p>4911,5543343692</text:p>
          </table:table-cell>
          <table:table-cell office:value-type="float" office:value="4911.511823455">
            <text:p>4911,511823455</text:p>
          </table:table-cell>
          <table:table-cell office:value-type="float" office:value="5228.4957126856">
            <text:p>5228,4957126856</text:p>
          </table:table-cell>
          <table:table-cell office:value-type="float" office:value="5459.0679904629">
            <text:p>5459,0679904629</text:p>
          </table:table-cell>
          <table:table-cell office:value-type="float" office:value="5563.0224267937">
            <text:p>5563,0224267937</text:p>
          </table:table-cell>
          <table:table-cell office:value-type="float" office:value="5651.6804047106">
            <text:p>5651,6804047106</text:p>
          </table:table-cell>
          <table:table-cell office:value-type="float" office:value="5585.1386771153">
            <text:p>5585,1386771153</text:p>
          </table:table-cell>
          <table:table-cell office:value-type="float" office:value="5758.2759963562">
            <text:p>5758,2759963562</text:p>
          </table:table-cell>
          <table:table-cell office:value-type="float" office:value="6020.7617672038">
            <text:p>6020,7617672038</text:p>
          </table:table-cell>
          <table:table-cell office:value-type="float" office:value="6125.9032683209">
            <text:p>6125,9032683209</text:p>
          </table:table-cell>
          <table:table-cell office:value-type="float" office:value="6230.4794891361">
            <text:p>6230,4794891361</text:p>
          </table:table-cell>
          <table:table-cell office:value-type="float" office:value="6332.8369089988">
            <text:p>6332,8369089988</text:p>
          </table:table-cell>
          <table:table-cell office:value-type="float" office:value="6434.3921310693">
            <text:p>6434,3921310693</text:p>
          </table:table-cell>
          <table:table-cell office:value-type="float" office:value="6606.1564910165">
            <text:p>6606,1564910165</text:p>
          </table:table-cell>
          <table:table-cell office:value-type="float" office:value="6792.109874871">
            <text:p>6792,109874871</text:p>
          </table:table-cell>
          <table:table-cell office:value-type="float" office:value="6954.0392055861">
            <text:p>6954,0392055861</text:p>
          </table:table-cell>
          <table:table-cell office:value-type="float" office:value="7351.86086835">
            <text:p>7351,86086835</text:p>
          </table:table-cell>
          <table:table-cell office:value-type="float" office:value="7841.9258424372">
            <text:p>7841,9258424372</text:p>
          </table:table-cell>
          <table:table-cell office:value-type="float" office:value="8095.3097259221">
            <text:p>8095,3097259221</text:p>
          </table:table-cell>
          <table:table-cell office:value-type="float" office:value="7911.7951996015">
            <text:p>7911,7951996015</text:p>
          </table:table-cell>
          <table:table-cell office:value-type="float" office:value="8199.4146206803">
            <text:p>8199,4146206803</text:p>
          </table:table-cell>
          <table:table-cell office:value-type="float" office:value="8449.962611715">
            <text:p>8449,962611715</text:p>
          </table:table-cell>
          <table:table-cell office:value-type="float" office:value="8753.2256242245">
            <text:p>8753,2256242245</text:p>
          </table:table-cell>
          <table:table-cell office:value-type="float" office:value="8852.4011214219">
            <text:p>8852,4011214219</text:p>
          </table:table-cell>
          <table:table-cell office:value-type="float" office:value="9077.4148049876">
            <text:p>9077,4148049876</text:p>
          </table:table-cell>
          <table:table-cell office:value-type="float" office:value="9406.7567913551">
            <text:p>9406,7567913551</text:p>
          </table:table-cell>
          <table:table-cell office:value-type="float" office:value="9714.0998969118">
            <text:p>9714,09989691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05.2606326316">
            <text:p>1205,2606326316</text:p>
          </table:table-cell>
          <table:table-cell office:value-type="float" office:value="1276.4765055544">
            <text:p>1276,4765055544</text:p>
          </table:table-cell>
          <table:table-cell office:value-type="float" office:value="1242.7329832783">
            <text:p>1242,7329832783</text:p>
          </table:table-cell>
          <table:table-cell office:value-type="float" office:value="1367.3236563929">
            <text:p>1367,3236563929</text:p>
          </table:table-cell>
          <table:table-cell office:value-type="float" office:value="1545.8732711786">
            <text:p>1545,8732711786</text:p>
          </table:table-cell>
          <table:table-cell office:value-type="float" office:value="1441.024823714">
            <text:p>1441,024823714</text:p>
          </table:table-cell>
          <table:table-cell office:value-type="float" office:value="1548.5865719244">
            <text:p>1548,5865719244</text:p>
          </table:table-cell>
          <table:table-cell office:value-type="float" office:value="1560.9515275629">
            <text:p>1560,9515275629</text:p>
          </table:table-cell>
          <table:table-cell office:value-type="float" office:value="1692.1635822202">
            <text:p>1692,1635822202</text:p>
          </table:table-cell>
          <table:table-cell office:value-type="float" office:value="1782.1773935284">
            <text:p>1782,1773935284</text:p>
          </table:table-cell>
          <table:table-cell office:value-type="float" office:value="1886.6215710597">
            <text:p>1886,6215710597</text:p>
          </table:table-cell>
          <table:table-cell office:value-type="float" office:value="1975.7343400251">
            <text:p>1975,7343400251</text:p>
          </table:table-cell>
          <table:table-cell office:value-type="float" office:value="1966.8482769965">
            <text:p>1966,8482769965</text:p>
          </table:table-cell>
          <table:table-cell office:value-type="float" office:value="1987.8343990529">
            <text:p>1987,8343990529</text:p>
          </table:table-cell>
          <table:table-cell office:value-type="float" office:value="1978.0037247651">
            <text:p>1978,0037247651</text:p>
          </table:table-cell>
          <table:table-cell office:value-type="float" office:value="2042.9671891414">
            <text:p>2042,9671891414</text:p>
          </table:table-cell>
          <table:table-cell office:value-type="float" office:value="2202.09099252">
            <text:p>2202,09099252</text:p>
          </table:table-cell>
          <table:table-cell office:value-type="float" office:value="2256.9342598836">
            <text:p>2256,9342598836</text:p>
          </table:table-cell>
          <table:table-cell office:value-type="float" office:value="2391.9238823578">
            <text:p>2391,9238823578</text:p>
          </table:table-cell>
          <table:table-cell office:value-type="float" office:value="2341.6610882086">
            <text:p>2341,6610882086</text:p>
          </table:table-cell>
          <table:table-cell office:value-type="float" office:value="1994.7151081432">
            <text:p>1994,7151081432</text:p>
          </table:table-cell>
          <table:table-cell office:value-type="float" office:value="1976.2825337176">
            <text:p>1976,2825337176</text:p>
          </table:table-cell>
          <table:table-cell office:value-type="float" office:value="1896.9607822875">
            <text:p>1896,9607822875</text:p>
          </table:table-cell>
          <table:table-cell office:value-type="float" office:value="1747.9397973118">
            <text:p>1747,9397973118</text:p>
          </table:table-cell>
          <table:table-cell office:value-type="float" office:value="1632.6456639288">
            <text:p>1632,6456639288</text:p>
          </table:table-cell>
          <table:table-cell office:value-type="float" office:value="1639.9587354517">
            <text:p>1639,9587354517</text:p>
          </table:table-cell>
          <table:table-cell office:value-type="float" office:value="1629.9956680623">
            <text:p>1629,9956680623</text:p>
          </table:table-cell>
          <table:table-cell office:value-type="float" office:value="1565.4378292915">
            <text:p>1565,4378292915</text:p>
          </table:table-cell>
          <table:table-cell office:value-type="float" office:value="1527.1561221228">
            <text:p>1527,1561221228</text:p>
          </table:table-cell>
          <table:table-cell office:value-type="float" office:value="1517.0696364263">
            <text:p>1517,0696364263</text:p>
          </table:table-cell>
          <table:table-cell office:value-type="float" office:value="1448.033637228">
            <text:p>1448,033637228</text:p>
          </table:table-cell>
          <table:table-cell office:value-type="float" office:value="1398.2202404204">
            <text:p>1398,2202404204</text:p>
          </table:table-cell>
          <table:table-cell office:value-type="float" office:value="1346.7980727103">
            <text:p>1346,7980727103</text:p>
          </table:table-cell>
          <table:table-cell office:value-type="float" office:value="1298.8441891063">
            <text:p>1298,8441891063</text:p>
          </table:table-cell>
          <table:table-cell office:value-type="float" office:value="1266.5315967639">
            <text:p>1266,5315967639</text:p>
          </table:table-cell>
          <table:table-cell office:value-type="float" office:value="1314.1199411638">
            <text:p>1314,1199411638</text:p>
          </table:table-cell>
          <table:table-cell office:value-type="float" office:value="1372.7902014725">
            <text:p>1372,7902014725</text:p>
          </table:table-cell>
          <table:table-cell office:value-type="float" office:value="1382.621588405">
            <text:p>1382,621588405</text:p>
          </table:table-cell>
          <table:table-cell office:value-type="float" office:value="1410.7383926268">
            <text:p>1410,7383926268</text:p>
          </table:table-cell>
          <table:table-cell office:value-type="float" office:value="1396.9995538882">
            <text:p>1396,9995538882</text:p>
          </table:table-cell>
          <table:table-cell office:value-type="float" office:value="1336.4296095336">
            <text:p>1336,4296095336</text:p>
          </table:table-cell>
          <table:table-cell office:value-type="float" office:value="1310.2864717102">
            <text:p>1310,2864717102</text:p>
          </table:table-cell>
          <table:table-cell office:value-type="float" office:value="1264.2223058297">
            <text:p>1264,2223058297</text:p>
          </table:table-cell>
          <table:table-cell office:value-type="float" office:value="1224.9683413945">
            <text:p>1224,9683413945</text:p>
          </table:table-cell>
          <table:table-cell office:value-type="float" office:value="1218.1203496868">
            <text:p>1218,1203496868</text:p>
          </table:table-cell>
          <table:table-cell office:value-type="float" office:value="1216.2084712049">
            <text:p>1216,2084712049</text:p>
          </table:table-cell>
          <table:table-cell office:value-type="float" office:value="1210.6682107441">
            <text:p>1210,6682107441</text:p>
          </table:table-cell>
          <table:table-cell office:value-type="float" office:value="1207.0871886264">
            <text:p>1207,0871886264</text:p>
          </table:table-cell>
          <table:table-cell office:value-type="float" office:value="1211.6238427928">
            <text:p>1211,6238427928</text:p>
          </table:table-cell>
          <table:table-cell office:value-type="float" office:value="1223.5106165958">
            <text:p>1223,5106165958</text:p>
          </table:table-cell>
          <table:table-cell office:value-type="float" office:value="1219.7490955152">
            <text:p>1219,7490955152</text:p>
          </table:table-cell>
          <table:table-cell office:value-type="float" office:value="1138.6649567401">
            <text:p>1138,6649567401</text:p>
          </table:table-cell>
          <table:table-cell office:value-type="float" office:value="1229.7782002766">
            <text:p>1229,7782002766</text:p>
          </table:table-cell>
          <table:table-cell office:value-type="float" office:value="1305.7092273973">
            <text:p>1305,7092273973</text:p>
          </table:table-cell>
          <table:table-cell office:value-type="float" office:value="1384.9103494431">
            <text:p>1384,9103494431</text:p>
          </table:table-cell>
          <table:table-cell office:value-type="float" office:value="1469.7301783459">
            <text:p>1469,7301783459</text:p>
          </table:table-cell>
          <table:table-cell office:value-type="float" office:value="1552.7704197963">
            <text:p>1552,77041979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8475.1357704716">
            <text:p>8475,1357704716</text:p>
          </table:table-cell>
          <table:table-cell office:value-type="float" office:value="9322.3532107723">
            <text:p>9322,3532107723</text:p>
          </table:table-cell>
          <table:table-cell office:value-type="float" office:value="9772.2558620696">
            <text:p>9772,2558620696</text:p>
          </table:table-cell>
          <table:table-cell office:value-type="float" office:value="10111.2239477279">
            <text:p>10111,2239477279</text:p>
          </table:table-cell>
          <table:table-cell office:value-type="float" office:value="9900.0586630855">
            <text:p>9900,0586630855</text:p>
          </table:table-cell>
          <table:table-cell office:value-type="float" office:value="10570.139583272">
            <text:p>10570,139583272</text:p>
          </table:table-cell>
          <table:table-cell office:value-type="float" office:value="10898.6869877335">
            <text:p>10898,6869877335</text:p>
          </table:table-cell>
          <table:table-cell office:value-type="float" office:value="11470.4838245849">
            <text:p>11470,4838245849</text:p>
          </table:table-cell>
          <table:table-cell office:value-type="float" office:value="12108.00265207">
            <text:p>12108,00265207</text:p>
          </table:table-cell>
          <table:table-cell office:value-type="float" office:value="12605.1884848499">
            <text:p>12605,1884848499</text:p>
          </table:table-cell>
          <table:table-cell office:value-type="float" office:value="13121.1808182387">
            <text:p>13121,1808182387</text:p>
          </table:table-cell>
          <table:table-cell office:value-type="float" office:value="13755.2384446105">
            <text:p>13755,2384446105</text:p>
          </table:table-cell>
          <table:table-cell office:value-type="float" office:value="14476.6759598785">
            <text:p>14476,6759598785</text:p>
          </table:table-cell>
          <table:table-cell office:value-type="float" office:value="14778.9057526104">
            <text:p>14778,9057526104</text:p>
          </table:table-cell>
          <table:table-cell office:value-type="float" office:value="13704.4443440657">
            <text:p>13704,4443440657</text:p>
          </table:table-cell>
          <table:table-cell office:value-type="float" office:value="13505.7458630323">
            <text:p>13505,7458630323</text:p>
          </table:table-cell>
          <table:table-cell office:value-type="float" office:value="13899.2910130516">
            <text:p>13899,2910130516</text:p>
          </table:table-cell>
          <table:table-cell office:value-type="float" office:value="13636.8721403156">
            <text:p>13636,8721403156</text:p>
          </table:table-cell>
          <table:table-cell office:value-type="float" office:value="13529.4148038079">
            <text:p>13529,4148038079</text:p>
          </table:table-cell>
          <table:table-cell office:value-type="float" office:value="13517.8348696867">
            <text:p>13517,8348696867</text:p>
          </table:table-cell>
          <table:table-cell office:value-type="float" office:value="13935.9524070109">
            <text:p>13935,9524070109</text:p>
          </table:table-cell>
          <table:table-cell office:value-type="float" office:value="14452.1430277933">
            <text:p>14452,143027793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2249.0825832666">
            <text:p>2249,0825832666</text:p>
          </table:table-cell>
          <table:table-cell office:value-type="float" office:value="2399.5095633753">
            <text:p>2399,5095633753</text:p>
          </table:table-cell>
          <table:table-cell office:value-type="float" office:value="2472.0337986358">
            <text:p>2472,0337986358</text:p>
          </table:table-cell>
          <table:table-cell office:value-type="float" office:value="2514.9280008984">
            <text:p>2514,9280008984</text:p>
          </table:table-cell>
          <table:table-cell office:value-type="float" office:value="2501.7036218439">
            <text:p>2501,7036218439</text:p>
          </table:table-cell>
          <table:table-cell office:value-type="float" office:value="2703.0644843865">
            <text:p>2703,0644843865</text:p>
          </table:table-cell>
          <table:table-cell office:value-type="float" office:value="2818.1866974868">
            <text:p>2818,1866974868</text:p>
          </table:table-cell>
          <table:table-cell office:value-type="float" office:value="3034.8884833149">
            <text:p>3034,8884833149</text:p>
          </table:table-cell>
          <table:table-cell office:value-type="float" office:value="3209.5152975826">
            <text:p>3209,5152975826</text:p>
          </table:table-cell>
          <table:table-cell office:value-type="float" office:value="3222.5734868885">
            <text:p>3222,5734868885</text:p>
          </table:table-cell>
          <table:table-cell office:value-type="float" office:value="3048.2492912281">
            <text:p>3048,2492912281</text:p>
          </table:table-cell>
          <table:table-cell office:value-type="float" office:value="3630.2989417459">
            <text:p>3630,2989417459</text:p>
          </table:table-cell>
          <table:table-cell office:value-type="float" office:value="3937.5610834368">
            <text:p>3937,5610834368</text:p>
          </table:table-cell>
          <table:table-cell office:value-type="float" office:value="4133.5208094459">
            <text:p>4133,5208094459</text:p>
          </table:table-cell>
          <table:table-cell office:value-type="float" office:value="4438.8836024725">
            <text:p>4438,8836024725</text:p>
          </table:table-cell>
          <table:table-cell office:value-type="float" office:value="4480.2700130326">
            <text:p>4480,2700130326</text:p>
          </table:table-cell>
          <table:table-cell office:value-type="float" office:value="4447.0081834544">
            <text:p>4447,0081834544</text:p>
          </table:table-cell>
          <table:table-cell office:value-type="float" office:value="4297.2953138145">
            <text:p>4297,2953138145</text:p>
          </table:table-cell>
          <table:table-cell office:value-type="float" office:value="4409.3121762037">
            <text:p>4409,3121762037</text:p>
          </table:table-cell>
          <table:table-cell office:value-type="float" office:value="4394.0189066773">
            <text:p>4394,0189066773</text:p>
          </table:table-cell>
          <table:table-cell office:value-type="float" office:value="4225.9439754328">
            <text:p>4225,9439754328</text:p>
          </table:table-cell>
          <table:table-cell office:value-type="float" office:value="3745.2305271241">
            <text:p>3745,2305271241</text:p>
          </table:table-cell>
          <table:table-cell office:value-type="float" office:value="3289.9819984867">
            <text:p>3289,9819984867</text:p>
          </table:table-cell>
          <table:table-cell office:value-type="float" office:value="2784.725496727">
            <text:p>2784,725496727</text:p>
          </table:table-cell>
          <table:table-cell office:value-type="float" office:value="2790.098673946">
            <text:p>2790,098673946</text:p>
          </table:table-cell>
          <table:table-cell office:value-type="float" office:value="2844.1205373761">
            <text:p>2844,1205373761</text:p>
          </table:table-cell>
          <table:table-cell office:value-type="float" office:value="3051.6828421774">
            <text:p>3051,6828421774</text:p>
          </table:table-cell>
          <table:table-cell office:value-type="float" office:value="3121.5387672514">
            <text:p>3121,5387672514</text:p>
          </table:table-cell>
          <table:table-cell office:value-type="float" office:value="3112.3452951786">
            <text:p>3112,3452951786</text:p>
          </table:table-cell>
          <table:table-cell office:value-type="float" office:value="3291.3044941941">
            <text:p>3291,3044941941</text:p>
          </table:table-cell>
          <table:table-cell office:value-type="float" office:value="3473.2434938622">
            <text:p>3473,2434938622</text:p>
          </table:table-cell>
          <table:table-cell office:value-type="float" office:value="3572.3960579421">
            <text:p>3572,3960579421</text:p>
          </table:table-cell>
          <table:table-cell office:value-type="float" office:value="3613.1363566983">
            <text:p>3613,1363566983</text:p>
          </table:table-cell>
          <table:table-cell office:value-type="float" office:value="3741.2064083445">
            <text:p>3741,2064083445</text:p>
          </table:table-cell>
          <table:table-cell office:value-type="float" office:value="3949.3477984125">
            <text:p>3949,3477984125</text:p>
          </table:table-cell>
          <table:table-cell office:value-type="float" office:value="4385.0024843495">
            <text:p>4385,0024843495</text:p>
          </table:table-cell>
          <table:table-cell office:value-type="float" office:value="4908.8793322677">
            <text:p>4908,8793322677</text:p>
          </table:table-cell>
          <table:table-cell office:value-type="float" office:value="5261.8967261905">
            <text:p>5261,8967261905</text:p>
          </table:table-cell>
          <table:table-cell office:value-type="float" office:value="5475.5810710349">
            <text:p>5475,5810710349</text:p>
          </table:table-cell>
          <table:table-cell office:value-type="float" office:value="5550.7059729728">
            <text:p>5550,7059729728</text:p>
          </table:table-cell>
          <table:table-cell office:value-type="float" office:value="5676.1414026991">
            <text:p>5676,1414026991</text:p>
          </table:table-cell>
          <table:table-cell office:value-type="float" office:value="5824.1036278516">
            <text:p>5824,1036278516</text:p>
          </table:table-cell>
          <table:table-cell office:value-type="float" office:value="5985.2015309423">
            <text:p>5985,2015309423</text:p>
          </table:table-cell>
          <table:table-cell office:value-type="float" office:value="6133.4737267356">
            <text:p>6133,4737267356</text:p>
          </table:table-cell>
          <table:table-cell office:value-type="float" office:value="6182.7737025768">
            <text:p>6182,7737025768</text:p>
          </table:table-cell>
          <table:table-cell office:value-type="float" office:value="6444.9801131694">
            <text:p>6444,9801131694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5" office:value-type="string">
            <text:p>..</text:p>
          </table:table-cell>
          <table:table-cell office:value-type="float" office:value="7618.118754171">
            <text:p>7618,118754171</text:p>
          </table:table-cell>
          <table:table-cell office:value-type="float" office:value="9236.5783579817">
            <text:p>9236,5783579817</text:p>
          </table:table-cell>
          <table:table-cell office:value-type="float" office:value="10746.5719527791">
            <text:p>10746,5719527791</text:p>
          </table:table-cell>
          <table:table-cell office:value-type="float" office:value="11539.4913895064">
            <text:p>11539,4913895064</text:p>
          </table:table-cell>
          <table:table-cell office:value-type="float" office:value="12584.317282301">
            <text:p>12584,317282301</text:p>
          </table:table-cell>
          <table:table-cell office:value-type="float" office:value="13164.5348677775">
            <text:p>13164,5348677775</text:p>
          </table:table-cell>
          <table:table-cell office:value-type="float" office:value="13273.645980194">
            <text:p>13273,645980194</text:p>
          </table:table-cell>
          <table:table-cell office:value-type="float" office:value="13907.3977285307">
            <text:p>13907,3977285307</text:p>
          </table:table-cell>
          <table:table-cell office:value-type="float" office:value="14563.1377432571">
            <text:p>14563,1377432571</text:p>
          </table:table-cell>
          <table:table-cell office:value-type="float" office:value="15634.6577784951">
            <text:p>15634,6577784951</text:p>
          </table:table-cell>
          <table:table-cell office:value-type="float" office:value="16199.8876522963">
            <text:p>16199,8876522963</text:p>
          </table:table-cell>
          <table:table-cell office:value-type="float" office:value="16608.352654683">
            <text:p>16608,352654683</text:p>
          </table:table-cell>
          <table:table-cell office:value-type="float" office:value="17589.4534511793">
            <text:p>17589,4534511793</text:p>
          </table:table-cell>
          <table:table-cell office:value-type="float" office:value="18908.8006505179">
            <text:p>18908,8006505179</text:p>
          </table:table-cell>
          <table:table-cell office:value-type="float" office:value="20122.6531180819">
            <text:p>20122,6531180819</text:p>
          </table:table-cell>
          <table:table-cell office:value-type="float" office:value="21156.9513448625">
            <text:p>21156,9513448625</text:p>
          </table:table-cell>
          <table:table-cell office:value-type="float" office:value="20768.7757121123">
            <text:p>20768,7757121123</text:p>
          </table:table-cell>
          <table:table-cell office:value-type="float" office:value="22124.5271032557">
            <text:p>22124,5271032557</text:p>
          </table:table-cell>
          <table:table-cell office:value-type="float" office:value="21747.8287585854">
            <text:p>21747,8287585854</text:p>
          </table:table-cell>
          <table:table-cell office:value-type="float" office:value="22559.5014596853">
            <text:p>22559,5014596853</text:p>
          </table:table-cell>
          <table:table-cell office:value-type="float" office:value="24030.2363034354">
            <text:p>24030,2363034354</text:p>
          </table:table-cell>
          <table:table-cell office:value-type="float" office:value="23965.5255684289">
            <text:p>23965,5255684289</text:p>
          </table:table-cell>
          <table:table-cell office:value-type="float" office:value="24234.4182212145">
            <text:p>24234,4182212145</text:p>
          </table:table-cell>
          <table:table-cell office:value-type="float" office:value="25192.4332565688">
            <text:p>25192,4332565688</text:p>
          </table:table-cell>
          <table:table-cell office:value-type="float" office:value="26114.9986868862">
            <text:p>26114,9986868862</text:p>
          </table:table-cell>
          <table:table-cell office:value-type="float" office:value="27317.8036921889">
            <text:p>27317,8036921889</text:p>
          </table:table-cell>
          <table:table-cell office:value-type="float" office:value="27998.0169209687">
            <text:p>27998,0169209687</text:p>
          </table:table-cell>
          <table:table-cell office:value-type="float" office:value="28619.8264612925">
            <text:p>28619,8264612925</text:p>
          </table:table-cell>
          <table:table-cell office:value-type="float" office:value="28974.1348188193">
            <text:p>28974,1348188193</text:p>
          </table:table-cell>
          <table:table-cell office:value-type="float" office:value="29895.7529354219">
            <text:p>29895,7529354219</text:p>
          </table:table-cell>
          <table:table-cell office:value-type="float" office:value="30565.7818003826">
            <text:p>30565,7818003826</text:p>
          </table:table-cell>
          <table:table-cell office:value-type="float" office:value="31415.8231620355">
            <text:p>31415,8231620355</text:p>
          </table:table-cell>
          <table:table-cell office:value-type="float" office:value="32236.5905484994">
            <text:p>32236,5905484994</text:p>
          </table:table-cell>
          <table:table-cell office:value-type="float" office:value="32651.9055915973">
            <text:p>32651,9055915973</text:p>
          </table:table-cell>
          <table:table-cell office:value-type="float" office:value="31223.6217799343">
            <text:p>31223,6217799343</text:p>
          </table:table-cell>
          <table:table-cell office:value-type="float" office:value="30818.4639574235">
            <text:p>30818,4639574235</text:p>
          </table:table-cell>
          <table:table-cell office:value-type="float" office:value="30138.5935112701">
            <text:p>30138,5935112701</text:p>
          </table:table-cell>
          <table:table-cell office:value-type="float" office:value="28775.0746749698">
            <text:p>28775,0746749698</text:p>
          </table:table-cell>
          <table:table-cell office:value-type="float" office:value="27130.5683588063">
            <text:p>27130,5683588063</text:p>
          </table:table-cell>
          <table:table-cell office:value-type="float" office:value="27045.7679280168">
            <text:p>27045,7679280168</text:p>
          </table:table-cell>
          <table:table-cell office:value-type="float" office:value="27738.503250141">
            <text:p>27738,503250141</text:p>
          </table:table-cell>
          <table:table-cell office:value-type="float" office:value="28448.8223566393">
            <text:p>28448,82235663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13988.6576013303">
            <text:p>13988,6576013303</text:p>
          </table:table-cell>
          <table:table-cell office:value-type="float" office:value="12393.6000763997">
            <text:p>12393,6000763997</text:p>
          </table:table-cell>
          <table:table-cell office:value-type="float" office:value="12318.2205105389">
            <text:p>12318,2205105389</text:p>
          </table:table-cell>
          <table:table-cell office:value-type="float" office:value="12313.0403168074">
            <text:p>12313,0403168074</text:p>
          </table:table-cell>
          <table:table-cell office:value-type="float" office:value="12666.6885060568">
            <text:p>12666,6885060568</text:p>
          </table:table-cell>
          <table:table-cell office:value-type="float" office:value="13462.9867988646">
            <text:p>13462,9867988646</text:p>
          </table:table-cell>
          <table:table-cell office:value-type="float" office:value="14047.8433198682">
            <text:p>14047,8433198682</text:p>
          </table:table-cell>
          <table:table-cell office:value-type="float" office:value="13979.3629745467">
            <text:p>13979,3629745467</text:p>
          </table:table-cell>
          <table:table-cell office:value-type="float" office:value="13946.6180704246">
            <text:p>13946,6180704246</text:p>
          </table:table-cell>
          <table:table-cell office:value-type="float" office:value="14160.9123751952">
            <text:p>14160,9123751952</text:p>
          </table:table-cell>
          <table:table-cell office:value-type="float" office:value="14806.5834697881">
            <text:p>14806,5834697881</text:p>
          </table:table-cell>
          <table:table-cell office:value-type="float" office:value="15294.6292874275">
            <text:p>15294,6292874275</text:p>
          </table:table-cell>
          <table:table-cell office:value-type="float" office:value="15577.3922047072">
            <text:p>15577,3922047072</text:p>
          </table:table-cell>
          <table:table-cell office:value-type="float" office:value="16143.263640186">
            <text:p>16143,263640186</text:p>
          </table:table-cell>
          <table:table-cell office:value-type="float" office:value="16930.1897024746">
            <text:p>16930,1897024746</text:p>
          </table:table-cell>
          <table:table-cell office:value-type="float" office:value="18011.386698787">
            <text:p>18011,386698787</text:p>
          </table:table-cell>
          <table:table-cell office:value-type="float" office:value="19193.7548219261">
            <text:p>19193,7548219261</text:p>
          </table:table-cell>
          <table:table-cell office:value-type="float" office:value="20151.1781213239">
            <text:p>20151,1781213239</text:p>
          </table:table-cell>
          <table:table-cell office:value-type="float" office:value="20520.7799619681">
            <text:p>20520,7799619681</text:p>
          </table:table-cell>
          <table:table-cell office:value-type="float" office:value="19424.2730588798">
            <text:p>19424,2730588798</text:p>
          </table:table-cell>
          <table:table-cell office:value-type="float" office:value="19808.0710912519">
            <text:p>19808,0710912519</text:p>
          </table:table-cell>
          <table:table-cell office:value-type="float" office:value="20118.5878140405">
            <text:p>20118,5878140405</text:p>
          </table:table-cell>
          <table:table-cell office:value-type="float" office:value="19929.7640673633">
            <text:p>19929,7640673633</text:p>
          </table:table-cell>
          <table:table-cell office:value-type="float" office:value="19826.7919430607">
            <text:p>19826,7919430607</text:p>
          </table:table-cell>
          <table:table-cell office:value-type="float" office:value="20343.6837534468">
            <text:p>20343,6837534468</text:p>
          </table:table-cell>
          <table:table-cell office:value-type="float" office:value="21381.703080832">
            <text:p>21381,703080832</text:p>
          </table:table-cell>
          <table:table-cell office:value-type="float" office:value="21894.1126524738">
            <text:p>21894,112652473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1075.5995160095">
            <text:p>21075,5995160095</text:p>
          </table:table-cell>
          <table:table-cell office:value-type="float" office:value="22263.9985250629">
            <text:p>22263,9985250629</text:p>
          </table:table-cell>
          <table:table-cell office:value-type="float" office:value="23343.2340460902">
            <text:p>23343,2340460902</text:p>
          </table:table-cell>
          <table:table-cell office:value-type="float" office:value="23307.6099236766">
            <text:p>23307,6099236766</text:p>
          </table:table-cell>
          <table:table-cell office:value-type="float" office:value="25265.4769550392">
            <text:p>25265,4769550392</text:p>
          </table:table-cell>
          <table:table-cell office:value-type="float" office:value="26211.336792599">
            <text:p>26211,336792599</text:p>
          </table:table-cell>
          <table:table-cell office:value-type="float" office:value="26714.3842484323">
            <text:p>26714,3842484323</text:p>
          </table:table-cell>
          <table:table-cell office:value-type="float" office:value="27411.4732876204">
            <text:p>27411,4732876204</text:p>
          </table:table-cell>
          <table:table-cell office:value-type="float" office:value="28328.0684705826">
            <text:p>28328,0684705826</text:p>
          </table:table-cell>
          <table:table-cell office:value-type="float" office:value="29953.0093810826">
            <text:p>29953,0093810826</text:p>
          </table:table-cell>
          <table:table-cell office:value-type="float" office:value="30541.9261314246">
            <text:p>30541,9261314246</text:p>
          </table:table-cell>
          <table:table-cell office:value-type="float" office:value="31241.8666254201">
            <text:p>31241,8666254201</text:p>
          </table:table-cell>
          <table:table-cell office:value-type="float" office:value="32284.274566081">
            <text:p>32284,274566081</text:p>
          </table:table-cell>
          <table:table-cell office:value-type="float" office:value="33403.1163125138">
            <text:p>33403,1163125138</text:p>
          </table:table-cell>
          <table:table-cell office:value-type="float" office:value="32874.7759712924">
            <text:p>32874,7759712924</text:p>
          </table:table-cell>
          <table:table-cell office:value-type="float" office:value="32302.6882238218">
            <text:p>32302,6882238218</text:p>
          </table:table-cell>
          <table:table-cell office:value-type="float" office:value="34130.5896631199">
            <text:p>34130,5896631199</text:p>
          </table:table-cell>
          <table:table-cell office:value-type="float" office:value="34660.8123647392">
            <text:p>34660,8123647392</text:p>
          </table:table-cell>
          <table:table-cell office:value-type="float" office:value="35322.5878820904">
            <text:p>35322,5878820904</text:p>
          </table:table-cell>
          <table:table-cell office:value-type="float" office:value="36599.2293718218">
            <text:p>36599,2293718218</text:p>
          </table:table-cell>
          <table:table-cell office:value-type="float" office:value="36378.1938203146">
            <text:p>36378,1938203146</text:p>
          </table:table-cell>
          <table:table-cell office:value-type="float" office:value="36146.1325856468">
            <text:p>36146,1325856468</text:p>
          </table:table-cell>
          <table:table-cell office:value-type="float" office:value="37505.540682052">
            <text:p>37505,540682052</text:p>
          </table:table-cell>
          <table:table-cell office:value-type="float" office:value="38505.6387639888">
            <text:p>38505,6387639888</text:p>
          </table:table-cell>
          <table:table-cell office:value-type="float" office:value="40130.8556446144">
            <text:p>40130,8556446144</text:p>
          </table:table-cell>
          <table:table-cell office:value-type="float" office:value="41720.6574119571">
            <text:p>41720,6574119571</text:p>
          </table:table-cell>
          <table:table-cell office:value-type="float" office:value="43708.2546949267">
            <text:p>43708,2546949267</text:p>
          </table:table-cell>
          <table:table-cell office:value-type="float" office:value="43763.9041090746">
            <text:p>43763,9041090746</text:p>
          </table:table-cell>
          <table:table-cell office:value-type="float" office:value="43736.6807889816">
            <text:p>43736,6807889816</text:p>
          </table:table-cell>
          <table:table-cell office:value-type="float" office:value="43992.4784272093">
            <text:p>43992,4784272093</text:p>
          </table:table-cell>
          <table:table-cell office:value-type="float" office:value="44569.0111242296">
            <text:p>44569,0111242296</text:p>
          </table:table-cell>
          <table:table-cell office:value-type="float" office:value="45073.025211397">
            <text:p>45073,025211397</text:p>
          </table:table-cell>
          <table:table-cell office:value-type="float" office:value="45803.4000912097">
            <text:p>45803,4000912097</text:p>
          </table:table-cell>
          <table:table-cell office:value-type="float" office:value="45655.9186216694">
            <text:p>45655,9186216694</text:p>
          </table:table-cell>
          <table:table-cell office:value-type="float" office:value="47928.3657984931">
            <text:p>47928,3657984931</text:p>
          </table:table-cell>
          <table:table-cell office:value-type="float" office:value="49122.8819343921">
            <text:p>49122,8819343921</text:p>
          </table:table-cell>
          <table:table-cell office:value-type="float" office:value="50262.2255029854">
            <text:p>50262,2255029854</text:p>
          </table:table-cell>
          <table:table-cell office:value-type="float" office:value="51685.9805167323">
            <text:p>51685,9805167323</text:p>
          </table:table-cell>
          <table:table-cell office:value-type="float" office:value="52640.9395201556">
            <text:p>52640,9395201556</text:p>
          </table:table-cell>
          <table:table-cell office:value-type="float" office:value="54013.7779786091">
            <text:p>54013,7779786091</text:p>
          </table:table-cell>
          <table:table-cell office:value-type="float" office:value="55850.6364296358">
            <text:p>55850,6364296358</text:p>
          </table:table-cell>
          <table:table-cell office:value-type="float" office:value="56108.9627194633">
            <text:p>56108,9627194633</text:p>
          </table:table-cell>
          <table:table-cell office:value-type="float" office:value="56190.8145223533">
            <text:p>56190,8145223533</text:p>
          </table:table-cell>
          <table:table-cell office:value-type="float" office:value="56256.7676111391">
            <text:p>56256,7676111391</text:p>
          </table:table-cell>
          <table:table-cell office:value-type="float" office:value="57608.7348945083">
            <text:p>57608,7348945083</text:p>
          </table:table-cell>
          <table:table-cell office:value-type="float" office:value="58792.6713818243">
            <text:p>58792,6713818243</text:p>
          </table:table-cell>
          <table:table-cell office:value-type="float" office:value="60892.7666094246">
            <text:p>60892,7666094246</text:p>
          </table:table-cell>
          <table:table-cell office:value-type="float" office:value="61174.5451464235">
            <text:p>61174,5451464235</text:p>
          </table:table-cell>
          <table:table-cell office:value-type="float" office:value="60504.7752990886">
            <text:p>60504,7752990886</text:p>
          </table:table-cell>
          <table:table-cell office:value-type="float" office:value="57229.0516378881">
            <text:p>57229,0516378881</text:p>
          </table:table-cell>
          <table:table-cell office:value-type="float" office:value="58041.4112245601">
            <text:p>58041,4112245601</text:p>
          </table:table-cell>
          <table:table-cell office:value-type="float" office:value="58575.6189162915">
            <text:p>58575,6189162915</text:p>
          </table:table-cell>
          <table:table-cell office:value-type="float" office:value="58487.7863650965">
            <text:p>58487,7863650965</text:p>
          </table:table-cell>
          <table:table-cell office:value-type="float" office:value="58788.0817870167">
            <text:p>58788,0817870167</text:p>
          </table:table-cell>
          <table:table-cell office:value-type="float" office:value="59437.9338973302">
            <text:p>59437,9338973302</text:p>
          </table:table-cell>
          <table:table-cell office:value-type="float" office:value="59967.742823222">
            <text:p>59967,742823222</text:p>
          </table:table-cell>
          <table:table-cell office:value-type="float" office:value="60670.2372143145">
            <text:p>60670,23721431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1560.9993828839">
            <text:p>1560,9993828839</text:p>
          </table:table-cell>
          <table:table-cell office:value-type="float" office:value="1453.7309945776">
            <text:p>1453,7309945776</text:p>
          </table:table-cell>
          <table:table-cell office:value-type="float" office:value="1434.0682755721">
            <text:p>1434,0682755721</text:p>
          </table:table-cell>
          <table:table-cell office:value-type="float" office:value="1331.6701155911">
            <text:p>1331,6701155911</text:p>
          </table:table-cell>
          <table:table-cell office:value-type="float" office:value="1310.9827037184">
            <text:p>1310,9827037184</text:p>
          </table:table-cell>
          <table:table-cell office:value-type="float" office:value="1249.1512412925">
            <text:p>1249,1512412925</text:p>
          </table:table-cell>
          <table:table-cell office:value-type="float" office:value="1173.0053952571">
            <text:p>1173,0053952571</text:p>
          </table:table-cell>
          <table:table-cell office:value-type="float" office:value="1133.8337332764">
            <text:p>1133,8337332764</text:p>
          </table:table-cell>
          <table:table-cell office:value-type="float" office:value="1102.1779827934">
            <text:p>1102,1779827934</text:p>
          </table:table-cell>
          <table:table-cell office:value-type="float" office:value="1094.8472962406">
            <text:p>1094,8472962406</text:p>
          </table:table-cell>
          <table:table-cell office:value-type="float" office:value="1072.6155870834">
            <text:p>1072,6155870834</text:p>
          </table:table-cell>
          <table:table-cell office:value-type="float" office:value="1071.9823475715">
            <text:p>1071,9823475715</text:p>
          </table:table-cell>
          <table:table-cell office:value-type="float" office:value="1080.1369040647">
            <text:p>1080,1369040647</text:p>
          </table:table-cell>
          <table:table-cell office:value-type="float" office:value="1096.4892337522">
            <text:p>1096,4892337522</text:p>
          </table:table-cell>
          <table:table-cell office:value-type="float" office:value="1120.5190678662">
            <text:p>1120,5190678662</text:p>
          </table:table-cell>
          <table:table-cell office:value-type="float" office:value="1137.5828651145">
            <text:p>1137,5828651145</text:p>
          </table:table-cell>
          <table:table-cell office:value-type="float" office:value="1172.7889038368">
            <text:p>1172,7889038368</text:p>
          </table:table-cell>
          <table:table-cell office:value-type="float" office:value="1212.5093094114">
            <text:p>1212,5093094114</text:p>
          </table:table-cell>
          <table:table-cell office:value-type="float" office:value="1261.7399765659">
            <text:p>1261,7399765659</text:p>
          </table:table-cell>
          <table:table-cell office:value-type="float" office:value="1303.2167896884">
            <text:p>1303,2167896884</text:p>
          </table:table-cell>
          <table:table-cell office:value-type="float" office:value="1325.9907235208">
            <text:p>1325,9907235208</text:p>
          </table:table-cell>
          <table:table-cell office:value-type="float" office:value="1361.5685575485">
            <text:p>1361,5685575485</text:p>
          </table:table-cell>
          <table:table-cell office:value-type="float" office:value="1402.7994409885">
            <text:p>1402,7994409885</text:p>
          </table:table-cell>
          <table:table-cell office:value-type="float" office:value="1447.4722202453">
            <text:p>1447,4722202453</text:p>
          </table:table-cell>
          <table:table-cell office:value-type="float" office:value="1508.2916565793">
            <text:p>1508,2916565793</text:p>
          </table:table-cell>
          <table:table-cell office:value-type="float" office:value="1579.9243399075">
            <text:p>1579,9243399075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7" office:value-type="string">
            <text:p>..</text:p>
          </table:table-cell>
          <table:table-cell office:value-type="float" office:value="2519.2839569792">
            <text:p>2519,2839569792</text:p>
          </table:table-cell>
          <table:table-cell office:value-type="float" office:value="2784.3482558307">
            <text:p>2784,3482558307</text:p>
          </table:table-cell>
          <table:table-cell office:value-type="float" office:value="2250.0986686537">
            <text:p>2250,0986686537</text:p>
          </table:table-cell>
          <table:table-cell office:value-type="float" office:value="2557.6989344421">
            <text:p>2557,6989344421</text:p>
          </table:table-cell>
          <table:table-cell office:value-type="float" office:value="2864.4606538007">
            <text:p>2864,4606538007</text:p>
          </table:table-cell>
          <table:table-cell office:value-type="float" office:value="2991.0243406501">
            <text:p>2991,0243406501</text:p>
          </table:table-cell>
          <table:table-cell office:value-type="float" office:value="3088.9157005899">
            <text:p>3088,9157005899</text:p>
          </table:table-cell>
          <table:table-cell office:value-type="float" office:value="3279.964820942">
            <text:p>3279,964820942</text:p>
          </table:table-cell>
          <table:table-cell office:value-type="float" office:value="3347.8111392197">
            <text:p>3347,8111392197</text:p>
          </table:table-cell>
          <table:table-cell office:value-type="float" office:value="3615.0977251574">
            <text:p>3615,0977251574</text:p>
          </table:table-cell>
          <table:table-cell office:value-type="float" office:value="3922.0850588123">
            <text:p>3922,0850588123</text:p>
          </table:table-cell>
          <table:table-cell office:value-type="float" office:value="4295.0478276856">
            <text:p>4295,0478276856</text:p>
          </table:table-cell>
          <table:table-cell office:value-type="float" office:value="4314.6744982216">
            <text:p>4314,6744982216</text:p>
          </table:table-cell>
          <table:table-cell office:value-type="float" office:value="4561.6397986564">
            <text:p>4561,6397986564</text:p>
          </table:table-cell>
          <table:table-cell office:value-type="float" office:value="4594.813205155">
            <text:p>4594,813205155</text:p>
          </table:table-cell>
          <table:table-cell office:value-type="float" office:value="4680.428656735">
            <text:p>4680,428656735</text:p>
          </table:table-cell>
          <table:table-cell office:value-type="float" office:value="4743.0643713415">
            <text:p>4743,0643713415</text:p>
          </table:table-cell>
          <table:table-cell office:value-type="float" office:value="4799.9659071767">
            <text:p>4799,9659071767</text:p>
          </table:table-cell>
          <table:table-cell office:value-type="float" office:value="4895.0946748983">
            <text:p>4895,0946748983</text:p>
          </table:table-cell>
          <table:table-cell office:value-type="float" office:value="5040.1611933462">
            <text:p>5040,1611933462</text:p>
          </table:table-cell>
          <table:table-cell office:value-type="float" office:value="5143.6416362711">
            <text:p>5143,6416362711</text:p>
          </table:table-cell>
          <table:table-cell office:value-type="float" office:value="5435.2643836949">
            <text:p>5435,2643836949</text:p>
          </table:table-cell>
          <table:table-cell office:value-type="float" office:value="5502.6998173922">
            <text:p>5502,6998173922</text:p>
          </table:table-cell>
          <table:table-cell office:value-type="float" office:value="5541.3467841401">
            <text:p>5541,3467841401</text:p>
          </table:table-cell>
          <table:table-cell office:value-type="float" office:value="5568.0425439953">
            <text:p>5568,0425439953</text:p>
          </table:table-cell>
          <table:table-cell office:value-type="float" office:value="5458.3605627812">
            <text:p>5458,3605627812</text:p>
          </table:table-cell>
          <table:table-cell office:value-type="float" office:value="5855.3981917713">
            <text:p>5855,3981917713</text:p>
          </table:table-cell>
          <table:table-cell office:value-type="float" office:value="6021.1390650786">
            <text:p>6021,1390650786</text:p>
          </table:table-cell>
          <table:table-cell office:value-type="float" office:value="5994.7018679163">
            <text:p>5994,7018679163</text:p>
          </table:table-cell>
          <table:table-cell office:value-type="float" office:value="6154.6421757312">
            <text:p>6154,6421757312</text:p>
          </table:table-cell>
          <table:table-cell office:value-type="float" office:value="6530.4886507386">
            <text:p>6530,4886507386</text:p>
          </table:table-cell>
          <table:table-cell office:value-type="float" office:value="6983.3031061936">
            <text:p>6983,3031061936</text:p>
          </table:table-cell>
          <table:table-cell office:value-type="float" office:value="6886.5969514555">
            <text:p>6886,5969514555</text:p>
          </table:table-cell>
          <table:table-cell office:value-type="float" office:value="6912.4357139895">
            <text:p>6912,4357139895</text:p>
          </table:table-cell>
          <table:table-cell office:value-type="float" office:value="6869.7344749174">
            <text:p>6869,7344749174</text:p>
          </table:table-cell>
          <table:table-cell office:value-type="float" office:value="6765.2355912851">
            <text:p>6765,2355912851</text:p>
          </table:table-cell>
          <table:table-cell office:value-type="float" office:value="6691.0641376807">
            <text:p>6691,0641376807</text:p>
          </table:table-cell>
          <table:table-cell office:value-type="float" office:value="6951.0321306147">
            <text:p>6951,0321306147</text:p>
          </table:table-cell>
          <table:table-cell office:value-type="float" office:value="6738.6610776277">
            <text:p>6738,6610776277</text:p>
          </table:table-cell>
          <table:table-cell office:value-type="float" office:value="6880.6256757472">
            <text:p>6880,625675747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76.4045699232">
            <text:p>1276,4045699232</text:p>
          </table:table-cell>
          <table:table-cell office:value-type="float" office:value="1205.7864029547">
            <text:p>1205,7864029547</text:p>
          </table:table-cell>
          <table:table-cell office:value-type="float" office:value="1365.2557576825">
            <text:p>1365,2557576825</text:p>
          </table:table-cell>
          <table:table-cell office:value-type="float" office:value="1407.1426195206">
            <text:p>1407,1426195206</text:p>
          </table:table-cell>
          <table:table-cell office:value-type="float" office:value="1454.6296618837">
            <text:p>1454,6296618837</text:p>
          </table:table-cell>
          <table:table-cell office:value-type="float" office:value="1233.355801491">
            <text:p>1233,355801491</text:p>
          </table:table-cell>
          <table:table-cell office:value-type="float" office:value="1356.5901718423">
            <text:p>1356,5901718423</text:p>
          </table:table-cell>
          <table:table-cell office:value-type="float" office:value="1359.6858930156">
            <text:p>1359,6858930156</text:p>
          </table:table-cell>
          <table:table-cell office:value-type="float" office:value="1322.87453527">
            <text:p>1322,87453527</text:p>
          </table:table-cell>
          <table:table-cell office:value-type="float" office:value="1424.7068576839">
            <text:p>1424,7068576839</text:p>
          </table:table-cell>
          <table:table-cell office:value-type="float" office:value="1636.8570386208">
            <text:p>1636,8570386208</text:p>
          </table:table-cell>
          <table:table-cell office:value-type="float" office:value="1764.6476836827">
            <text:p>1764,6476836827</text:p>
          </table:table-cell>
          <table:table-cell office:value-type="float" office:value="1895.3467132937">
            <text:p>1895,3467132937</text:p>
          </table:table-cell>
          <table:table-cell office:value-type="float" office:value="2083.0921268274">
            <text:p>2083,0921268274</text:p>
          </table:table-cell>
          <table:table-cell office:value-type="float" office:value="2150.9126929816">
            <text:p>2150,9126929816</text:p>
          </table:table-cell>
          <table:table-cell office:value-type="float" office:value="2205.2967844671">
            <text:p>2205,2967844671</text:p>
          </table:table-cell>
          <table:table-cell office:value-type="float" office:value="2295.3783172711">
            <text:p>2295,3783172711</text:p>
          </table:table-cell>
          <table:table-cell office:value-type="float" office:value="2351.3357988552">
            <text:p>2351,3357988552</text:p>
          </table:table-cell>
          <table:table-cell office:value-type="float" office:value="2344.6336385292">
            <text:p>2344,6336385292</text:p>
          </table:table-cell>
          <table:table-cell office:value-type="float" office:value="2393.7017190338">
            <text:p>2393,7017190338</text:p>
          </table:table-cell>
          <table:table-cell office:value-type="float" office:value="2525.1296362955">
            <text:p>2525,1296362955</text:p>
          </table:table-cell>
          <table:table-cell office:value-type="float" office:value="2573.6928753388">
            <text:p>2573,6928753388</text:p>
          </table:table-cell>
          <table:table-cell office:value-type="float" office:value="2559.1856466948">
            <text:p>2559,1856466948</text:p>
          </table:table-cell>
          <table:table-cell office:value-type="float" office:value="2619.0128892005">
            <text:p>2619,0128892005</text:p>
          </table:table-cell>
          <table:table-cell office:value-type="float" office:value="2594.7469133215">
            <text:p>2594,7469133215</text:p>
          </table:table-cell>
          <table:table-cell office:value-type="float" office:value="2485.9409356734">
            <text:p>2485,9409356734</text:p>
          </table:table-cell>
          <table:table-cell office:value-type="float" office:value="2520.0236271669">
            <text:p>2520,0236271669</text:p>
          </table:table-cell>
          <table:table-cell office:value-type="float" office:value="2718.3396848976">
            <text:p>2718,3396848976</text:p>
          </table:table-cell>
          <table:table-cell office:value-type="float" office:value="2721.1554821829">
            <text:p>2721,1554821829</text:p>
          </table:table-cell>
          <table:table-cell office:value-type="float" office:value="2784.5822313608">
            <text:p>2784,5822313608</text:p>
          </table:table-cell>
          <table:table-cell office:value-type="float" office:value="2581.1342437523">
            <text:p>2581,1342437523</text:p>
          </table:table-cell>
          <table:table-cell office:value-type="float" office:value="2555.0074923457">
            <text:p>2555,0074923457</text:p>
          </table:table-cell>
          <table:table-cell office:value-type="float" office:value="2769.5831998113">
            <text:p>2769,5831998113</text:p>
          </table:table-cell>
          <table:table-cell office:value-type="float" office:value="2913.8616858892">
            <text:p>2913,8616858892</text:p>
          </table:table-cell>
          <table:table-cell office:value-type="float" office:value="2926.5365250523">
            <text:p>2926,5365250523</text:p>
          </table:table-cell>
          <table:table-cell office:value-type="float" office:value="3032.7913005936">
            <text:p>3032,7913005936</text:p>
          </table:table-cell>
          <table:table-cell office:value-type="float" office:value="3193.7576450951">
            <text:p>3193,7576450951</text:p>
          </table:table-cell>
          <table:table-cell office:value-type="float" office:value="3392.6226982305">
            <text:p>3392,6226982305</text:p>
          </table:table-cell>
          <table:table-cell office:value-type="float" office:value="3572.3079217404">
            <text:p>3572,3079217404</text:p>
          </table:table-cell>
          <table:table-cell office:value-type="float" office:value="3752.1686114586">
            <text:p>3752,1686114586</text:p>
          </table:table-cell>
          <table:table-cell office:value-type="float" office:value="3902.6000818408">
            <text:p>3902,6000818408</text:p>
          </table:table-cell>
          <table:table-cell office:value-type="float" office:value="3911.7600799031">
            <text:p>3911,7600799031</text:p>
          </table:table-cell>
          <table:table-cell office:value-type="float" office:value="4074.8549641087">
            <text:p>4074,8549641087</text:p>
          </table:table-cell>
          <table:table-cell office:value-type="float" office:value="4003.1285215761">
            <text:p>4003,1285215761</text:p>
          </table:table-cell>
          <table:table-cell office:value-type="float" office:value="3995.3954696322">
            <text:p>3995,3954696322</text:p>
          </table:table-cell>
          <table:table-cell office:value-type="float" office:value="4301.8849663251">
            <text:p>4301,8849663251</text:p>
          </table:table-cell>
          <table:table-cell office:value-type="float" office:value="4692.9852271523">
            <text:p>4692,9852271523</text:p>
          </table:table-cell>
          <table:table-cell office:value-type="float" office:value="5030.3636443371">
            <text:p>5030,3636443371</text:p>
          </table:table-cell>
          <table:table-cell office:value-type="float" office:value="5120.6065127718">
            <text:p>5120,6065127718</text:p>
          </table:table-cell>
          <table:table-cell office:value-type="float" office:value="5099.6048124697">
            <text:p>5099,6048124697</text:p>
          </table:table-cell>
          <table:table-cell office:value-type="float" office:value="5451.0669599447">
            <text:p>5451,0669599447</text:p>
          </table:table-cell>
          <table:table-cell office:value-type="float" office:value="5547.7888091892">
            <text:p>5547,7888091892</text:p>
          </table:table-cell>
          <table:table-cell office:value-type="float" office:value="5630.9885948272">
            <text:p>5630,9885948272</text:p>
          </table:table-cell>
          <table:table-cell office:value-type="float" office:value="5825.533484035">
            <text:p>5825,533484035</text:p>
          </table:table-cell>
          <table:table-cell office:value-type="float" office:value="6193.7647826658">
            <text:p>6193,7647826658</text:p>
          </table:table-cell>
          <table:table-cell office:value-type="float" office:value="6552.6925127117">
            <text:p>6552,6925127117</text:p>
          </table:table-cell>
          <table:table-cell office:value-type="float" office:value="6909.1295443745">
            <text:p>6909,12954437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113.5972383653">
            <text:p>1113,5972383653</text:p>
          </table:table-cell>
          <table:table-cell office:value-type="float" office:value="1134.026135035">
            <text:p>1134,026135035</text:p>
          </table:table-cell>
          <table:table-cell office:value-type="float" office:value="1154.2009297256">
            <text:p>1154,2009297256</text:p>
          </table:table-cell>
          <table:table-cell office:value-type="float" office:value="1186.7675182169">
            <text:p>1186,7675182169</text:p>
          </table:table-cell>
          <table:table-cell office:value-type="float" office:value="1253.6534444291">
            <text:p>1253,6534444291</text:p>
          </table:table-cell>
          <table:table-cell office:value-type="float" office:value="1289.6651019352">
            <text:p>1289,6651019352</text:p>
          </table:table-cell>
          <table:table-cell office:value-type="float" office:value="1308.6208079231">
            <text:p>1308,6208079231</text:p>
          </table:table-cell>
          <table:table-cell office:value-type="float" office:value="1345.3294910901">
            <text:p>1345,3294910901</text:p>
          </table:table-cell>
          <table:table-cell office:value-type="float" office:value="1405.0826054275">
            <text:p>1405,0826054275</text:p>
          </table:table-cell>
          <table:table-cell office:value-type="float" office:value="1455.2235446163">
            <text:p>1455,2235446163</text:p>
          </table:table-cell>
          <table:table-cell office:value-type="float" office:value="1543.8748006648">
            <text:p>1543,8748006648</text:p>
          </table:table-cell>
          <table:table-cell office:value-type="float" office:value="1591.9216870133">
            <text:p>1591,9216870133</text:p>
          </table:table-cell>
          <table:table-cell office:value-type="float" office:value="1660.9480629349">
            <text:p>1660,9480629349</text:p>
          </table:table-cell>
          <table:table-cell office:value-type="float" office:value="1740.8979441117">
            <text:p>1740,8979441117</text:p>
          </table:table-cell>
          <table:table-cell office:value-type="float" office:value="1807.6160050448">
            <text:p>1807,6160050448</text:p>
          </table:table-cell>
          <table:table-cell office:value-type="float" office:value="1807.6030932863">
            <text:p>1807,6030932863</text:p>
          </table:table-cell>
          <table:table-cell office:value-type="float" office:value="1897.6352942701">
            <text:p>1897,6352942701</text:p>
          </table:table-cell>
          <table:table-cell office:value-type="float" office:value="1927.3678643854">
            <text:p>1927,3678643854</text:p>
          </table:table-cell>
          <table:table-cell office:value-type="float" office:value="1903.2066294697">
            <text:p>1903,2066294697</text:p>
          </table:table-cell>
          <table:table-cell office:value-type="float" office:value="1920.0945287611">
            <text:p>1920,0945287611</text:p>
          </table:table-cell>
          <table:table-cell office:value-type="float" office:value="1922.9756783016">
            <text:p>1922,9756783016</text:p>
          </table:table-cell>
          <table:table-cell office:value-type="float" office:value="1942.0168777173">
            <text:p>1942,0168777173</text:p>
          </table:table-cell>
          <table:table-cell office:value-type="float" office:value="1884.2424436417">
            <text:p>1884,2424436417</text:p>
          </table:table-cell>
          <table:table-cell office:value-type="float" office:value="1839.3325458105">
            <text:p>1839,3325458105</text:p>
          </table:table-cell>
          <table:table-cell office:value-type="float" office:value="1832.9107987308">
            <text:p>1832,9107987308</text:p>
          </table:table-cell>
          <table:table-cell office:value-type="float" office:value="1802.9814077069">
            <text:p>1802,9814077069</text:p>
          </table:table-cell>
          <table:table-cell office:value-type="float" office:value="1813.1879620313">
            <text:p>1813,1879620313</text:p>
          </table:table-cell>
          <table:table-cell office:value-type="float" office:value="1821.8835174798">
            <text:p>1821,8835174798</text:p>
          </table:table-cell>
          <table:table-cell office:value-type="float" office:value="1842.7743677457">
            <text:p>1842,7743677457</text:p>
          </table:table-cell>
          <table:table-cell office:value-type="float" office:value="1833.9651433861">
            <text:p>1833,9651433861</text:p>
          </table:table-cell>
          <table:table-cell office:value-type="float" office:value="1897.1021623309">
            <text:p>1897,1021623309</text:p>
          </table:table-cell>
          <table:table-cell office:value-type="float" office:value="1952.5850553422">
            <text:p>1952,5850553422</text:p>
          </table:table-cell>
          <table:table-cell office:value-type="float" office:value="1996.5210277122">
            <text:p>1996,5210277122</text:p>
          </table:table-cell>
          <table:table-cell office:value-type="float" office:value="2021.4969954095">
            <text:p>2021,4969954095</text:p>
          </table:table-cell>
          <table:table-cell office:value-type="float" office:value="2039.6318312815">
            <text:p>2039,6318312815</text:p>
          </table:table-cell>
          <table:table-cell office:value-type="float" office:value="2057.0509211153">
            <text:p>2057,0509211153</text:p>
          </table:table-cell>
          <table:table-cell office:value-type="float" office:value="2126.9992986673">
            <text:p>2126,9992986673</text:p>
          </table:table-cell>
          <table:table-cell office:value-type="float" office:value="2186.6570431063">
            <text:p>2186,6570431063</text:p>
          </table:table-cell>
          <table:table-cell office:value-type="float" office:value="2184.397020201">
            <text:p>2184,397020201</text:p>
          </table:table-cell>
          <table:table-cell office:value-type="float" office:value="2177.588001449">
            <text:p>2177,588001449</text:p>
          </table:table-cell>
          <table:table-cell office:value-type="float" office:value="2235.7255331894">
            <text:p>2235,7255331894</text:p>
          </table:table-cell>
          <table:table-cell office:value-type="float" office:value="2219.0977217443">
            <text:p>2219,0977217443</text:p>
          </table:table-cell>
          <table:table-cell office:value-type="float" office:value="2217.6287019231">
            <text:p>2217,6287019231</text:p>
          </table:table-cell>
          <table:table-cell office:value-type="float" office:value="2284.9275051093">
            <text:p>2284,9275051093</text:p>
          </table:table-cell>
          <table:table-cell office:value-type="float" office:value="2399.9558551436">
            <text:p>2399,9558551436</text:p>
          </table:table-cell>
          <table:table-cell office:value-type="float" office:value="2513.6819324488">
            <text:p>2513,6819324488</text:p>
          </table:table-cell>
          <table:table-cell office:value-type="float" office:value="2632.1762330167">
            <text:p>2632,1762330167</text:p>
          </table:table-cell>
          <table:table-cell office:value-type="float" office:value="2756.0992132321">
            <text:p>2756,0992132321</text:p>
          </table:table-cell>
          <table:table-cell office:value-type="float" office:value="2812.1406067956">
            <text:p>2812,1406067956</text:p>
          </table:table-cell>
          <table:table-cell office:value-type="float" office:value="2790.9298420487">
            <text:p>2790,9298420487</text:p>
          </table:table-cell>
          <table:table-cell office:value-type="float" office:value="2926.4839072967">
            <text:p>2926,4839072967</text:p>
          </table:table-cell>
          <table:table-cell office:value-type="float" office:value="3035.1644060529">
            <text:p>3035,1644060529</text:p>
          </table:table-cell>
          <table:table-cell office:value-type="float" office:value="3107.2169279493">
            <text:p>3107,2169279493</text:p>
          </table:table-cell>
          <table:table-cell office:value-type="float" office:value="3198.4051423328">
            <text:p>3198,4051423328</text:p>
          </table:table-cell>
          <table:table-cell office:value-type="float" office:value="3283.0504128183">
            <text:p>3283,0504128183</text:p>
          </table:table-cell>
          <table:table-cell office:value-type="float" office:value="3387.5491477325">
            <text:p>3387,5491477325</text:p>
          </table:table-cell>
          <table:table-cell office:value-type="float" office:value="3491.833573918">
            <text:p>3491,8335739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79.6806378318">
            <text:p>1279,6806378318</text:p>
          </table:table-cell>
          <table:table-cell office:value-type="float" office:value="1350.401651075">
            <text:p>1350,401651075</text:p>
          </table:table-cell>
          <table:table-cell office:value-type="float" office:value="1415.3376759835">
            <text:p>1415,3376759835</text:p>
          </table:table-cell>
          <table:table-cell office:value-type="float" office:value="1489.9953139139">
            <text:p>1489,9953139139</text:p>
          </table:table-cell>
          <table:table-cell office:value-type="float" office:value="1610.4893584783">
            <text:p>1610,4893584783</text:p>
          </table:table-cell>
          <table:table-cell office:value-type="float" office:value="1676.8246722627">
            <text:p>1676,8246722627</text:p>
          </table:table-cell>
          <table:table-cell office:value-type="float" office:value="1780.7912165228">
            <text:p>1780,7912165228</text:p>
          </table:table-cell>
          <table:table-cell office:value-type="float" office:value="1886.3303302532">
            <text:p>1886,3303302532</text:p>
          </table:table-cell>
          <table:table-cell office:value-type="float" office:value="2033.0167344401">
            <text:p>2033,0167344401</text:p>
          </table:table-cell>
          <table:table-cell office:value-type="float" office:value="2210.1880748354">
            <text:p>2210,1880748354</text:p>
          </table:table-cell>
          <table:table-cell office:value-type="float" office:value="2199.6109533622">
            <text:p>2199,6109533622</text:p>
          </table:table-cell>
          <table:table-cell office:value-type="float" office:value="2253.7653636705">
            <text:p>2253,7653636705</text:p>
          </table:table-cell>
          <table:table-cell office:value-type="float" office:value="2365.6475443103">
            <text:p>2365,6475443103</text:p>
          </table:table-cell>
          <table:table-cell office:value-type="float" office:value="2492.5279522565">
            <text:p>2492,5279522565</text:p>
          </table:table-cell>
          <table:table-cell office:value-type="float" office:value="2451.5780033137">
            <text:p>2451,5780033137</text:p>
          </table:table-cell>
          <table:table-cell office:value-type="float" office:value="2490.171370932">
            <text:p>2490,171370932</text:p>
          </table:table-cell>
          <table:table-cell office:value-type="float" office:value="2553.6271601669">
            <text:p>2553,6271601669</text:p>
          </table:table-cell>
          <table:table-cell office:value-type="float" office:value="2645.9255297631">
            <text:p>2645,9255297631</text:p>
          </table:table-cell>
          <table:table-cell office:value-type="float" office:value="2753.0817493938">
            <text:p>2753,0817493938</text:p>
          </table:table-cell>
          <table:table-cell office:value-type="float" office:value="2869.3473317374">
            <text:p>2869,3473317374</text:p>
          </table:table-cell>
          <table:table-cell office:value-type="float" office:value="2929.0195866541">
            <text:p>2929,0195866541</text:p>
          </table:table-cell>
          <table:table-cell office:value-type="float" office:value="3016.6764457615">
            <text:p>3016,6764457615</text:p>
          </table:table-cell>
          <table:table-cell office:value-type="float" office:value="3085.8865904487">
            <text:p>3085,8865904487</text:p>
          </table:table-cell>
          <table:table-cell office:value-type="float" office:value="3152.2158122142">
            <text:p>3152,2158122142</text:p>
          </table:table-cell>
          <table:table-cell office:value-type="float" office:value="3284.1214384029">
            <text:p>3284,1214384029</text:p>
          </table:table-cell>
          <table:table-cell office:value-type="float" office:value="3435.6840330079">
            <text:p>3435,6840330079</text:p>
          </table:table-cell>
          <table:table-cell office:value-type="float" office:value="3525.7035253016">
            <text:p>3525,7035253016</text:p>
          </table:table-cell>
          <table:table-cell office:value-type="float" office:value="3659.321889561">
            <text:p>3659,321889561</text:p>
          </table:table-cell>
          <table:table-cell office:value-type="float" office:value="3876.4359221659">
            <text:p>3876,4359221659</text:p>
          </table:table-cell>
          <table:table-cell office:value-type="float" office:value="4023.342085851">
            <text:p>4023,342085851</text:p>
          </table:table-cell>
          <table:table-cell office:value-type="float" office:value="4182.1314768699">
            <text:p>4182,1314768699</text:p>
          </table:table-cell>
          <table:table-cell office:value-type="float" office:value="4304.4623475161">
            <text:p>4304,4623475161</text:p>
          </table:table-cell>
          <table:table-cell office:value-type="float" office:value="4393.5532070767">
            <text:p>4393,5532070767</text:p>
          </table:table-cell>
          <table:table-cell office:value-type="float" office:value="4494.4343614448">
            <text:p>4494,4343614448</text:p>
          </table:table-cell>
          <table:table-cell office:value-type="float" office:value="4629.0121309424">
            <text:p>4629,0121309424</text:p>
          </table:table-cell>
          <table:table-cell office:value-type="float" office:value="4807.7736194343">
            <text:p>4807,7736194343</text:p>
          </table:table-cell>
          <table:table-cell office:value-type="float" office:value="4994.305335019">
            <text:p>4994,305335019</text:p>
          </table:table-cell>
          <table:table-cell office:value-type="float" office:value="5109.4120565952">
            <text:p>5109,4120565952</text:p>
          </table:table-cell>
          <table:table-cell office:value-type="float" office:value="5049.6446047225">
            <text:p>5049,6446047225</text:p>
          </table:table-cell>
          <table:table-cell office:value-type="float" office:value="5149.6142645504">
            <text:p>5149,6142645504</text:p>
          </table:table-cell>
          <table:table-cell office:value-type="float" office:value="5350.7396494357">
            <text:p>5350,7396494357</text:p>
          </table:table-cell>
          <table:table-cell office:value-type="float" office:value="5444.9159733129">
            <text:p>5444,9159733129</text:p>
          </table:table-cell>
          <table:table-cell office:value-type="float" office:value="5593.2955589">
            <text:p>5593,2955589</text:p>
          </table:table-cell>
          <table:table-cell office:value-type="float" office:value="5785.6058358633">
            <text:p>5785,6058358633</text:p>
          </table:table-cell>
          <table:table-cell office:value-type="float" office:value="6037.7739761673">
            <text:p>6037,7739761673</text:p>
          </table:table-cell>
          <table:table-cell office:value-type="float" office:value="6295.4047272401">
            <text:p>6295,4047272401</text:p>
          </table:table-cell>
          <table:table-cell office:value-type="float" office:value="6596.0142808919">
            <text:p>6596,0142808919</text:p>
          </table:table-cell>
          <table:table-cell office:value-type="float" office:value="6975.7568666471">
            <text:p>6975,7568666471</text:p>
          </table:table-cell>
          <table:table-cell office:value-type="float" office:value="7169.2904380372">
            <text:p>7169,2904380372</text:p>
          </table:table-cell>
          <table:table-cell office:value-type="float" office:value="7216.5472165896">
            <text:p>7216,5472165896</text:p>
          </table:table-cell>
          <table:table-cell office:value-type="float" office:value="7674.4757046682">
            <text:p>7674,4757046682</text:p>
          </table:table-cell>
          <table:table-cell office:value-type="float" office:value="7974.4753247468">
            <text:p>7974,4753247468</text:p>
          </table:table-cell>
          <table:table-cell office:value-type="float" office:value="8289.5824109904">
            <text:p>8289,5824109904</text:p>
          </table:table-cell>
          <table:table-cell office:value-type="float" office:value="8624.8497397186">
            <text:p>8624,8497397186</text:p>
          </table:table-cell>
          <table:table-cell office:value-type="float" office:value="8919.8148564771">
            <text:p>8919,8148564771</text:p>
          </table:table-cell>
          <table:table-cell office:value-type="float" office:value="9227.1761430372">
            <text:p>9227,1761430372</text:p>
          </table:table-cell>
          <table:table-cell office:value-type="float" office:value="9538.6894347832">
            <text:p>9538,68943478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88.9463441944">
            <text:p>288,9463441944</text:p>
          </table:table-cell>
          <table:table-cell office:value-type="float" office:value="256.7307594698">
            <text:p>256,7307594698</text:p>
          </table:table-cell>
          <table:table-cell office:value-type="float" office:value="253.0652017329">
            <text:p>253,0652017329</text:p>
          </table:table-cell>
          <table:table-cell office:value-type="float" office:value="260.959304523">
            <text:p>260,959304523</text:p>
          </table:table-cell>
          <table:table-cell office:value-type="float" office:value="279.8073414645">
            <text:p>279,8073414645</text:p>
          </table:table-cell>
          <table:table-cell office:value-type="float" office:value="299.9092119029">
            <text:p>299,9092119029</text:p>
          </table:table-cell>
          <table:table-cell office:value-type="float" office:value="313.791715511">
            <text:p>313,791715511</text:p>
          </table:table-cell>
          <table:table-cell office:value-type="float" office:value="302.8807066109">
            <text:p>302,8807066109</text:p>
          </table:table-cell>
          <table:table-cell office:value-type="float" office:value="302.9146061261">
            <text:p>302,9146061261</text:p>
          </table:table-cell>
          <table:table-cell office:value-type="float" office:value="326.3666315614">
            <text:p>326,3666315614</text:p>
          </table:table-cell>
          <table:table-cell office:value-type="float" office:value="357.9440443154">
            <text:p>357,9440443154</text:p>
          </table:table-cell>
          <table:table-cell office:value-type="float" office:value="371.167699873">
            <text:p>371,167699873</text:p>
          </table:table-cell>
          <table:table-cell office:value-type="float" office:value="380.5113106422">
            <text:p>380,5113106422</text:p>
          </table:table-cell>
          <table:table-cell office:value-type="float" office:value="402.5751250342">
            <text:p>402,5751250342</text:p>
          </table:table-cell>
          <table:table-cell office:value-type="float" office:value="410.82301739">
            <text:p>410,82301739</text:p>
          </table:table-cell>
          <table:table-cell office:value-type="float" office:value="428.9299347977">
            <text:p>428,9299347977</text:p>
          </table:table-cell>
          <table:table-cell office:value-type="float" office:value="435.8149410786">
            <text:p>435,8149410786</text:p>
          </table:table-cell>
          <table:table-cell office:value-type="float" office:value="462.151805743">
            <text:p>462,151805743</text:p>
          </table:table-cell>
          <table:table-cell office:value-type="float" office:value="496.4483115914">
            <text:p>496,4483115914</text:p>
          </table:table-cell>
          <table:table-cell office:value-type="float" office:value="523.5769083072">
            <text:p>523,5769083072</text:p>
          </table:table-cell>
          <table:table-cell office:value-type="float" office:value="554.9440814222">
            <text:p>554,9440814222</text:p>
          </table:table-cell>
          <table:table-cell office:value-type="float" office:value="578.1389081438">
            <text:p>578,1389081438</text:p>
          </table:table-cell>
          <table:table-cell office:value-type="float" office:value="602.6432204709">
            <text:p>602,6432204709</text:p>
          </table:table-cell>
          <table:table-cell office:value-type="float" office:value="636.1387856627">
            <text:p>636,1387856627</text:p>
          </table:table-cell>
          <table:table-cell office:value-type="float" office:value="685.2635420004">
            <text:p>685,2635420004</text:p>
          </table:table-cell>
          <table:table-cell office:value-type="float" office:value="722.9696683698">
            <text:p>722,9696683698</text:p>
          </table:table-cell>
          <table:table-cell office:value-type="float" office:value="760.1425562972">
            <text:p>760,1425562972</text:p>
          </table:table-cell>
          <table:table-cell office:value-type="float" office:value="812.7007094874">
            <text:p>812,7007094874</text:p>
          </table:table-cell>
          <table:table-cell office:value-type="float" office:value="874.8278789924">
            <text:p>874,8278789924</text:p>
          </table:table-cell>
          <table:table-cell office:value-type="float" office:value="911.3518681775">
            <text:p>911,3518681775</text:p>
          </table:table-cell>
          <table:table-cell office:value-type="float" office:value="945.3260465313">
            <text:p>945,3260465313</text:p>
          </table:table-cell>
          <table:table-cell office:value-type="float" office:value="1005.0471418865">
            <text:p>1005,0471418865</text:p>
          </table:table-cell>
          <table:table-cell office:value-type="float" office:value="1097.7762442438">
            <text:p>1097,7762442438</text:p>
          </table:table-cell>
          <table:table-cell office:value-type="float" office:value="1201.2756300738">
            <text:p>1201,2756300738</text:p>
          </table:table-cell>
          <table:table-cell office:value-type="float" office:value="1313.3819649768">
            <text:p>1313,3819649768</text:p>
          </table:table-cell>
          <table:table-cell office:value-type="float" office:value="1423.0837033009">
            <text:p>1423,0837033009</text:p>
          </table:table-cell>
          <table:table-cell office:value-type="float" office:value="1531.5546158035">
            <text:p>1531,5546158035</text:p>
          </table:table-cell>
          <table:table-cell office:value-type="float" office:value="1619.9251959164">
            <text:p>1619,9251959164</text:p>
          </table:table-cell>
          <table:table-cell office:value-type="float" office:value="1629.820659786">
            <text:p>1629,820659786</text:p>
          </table:table-cell>
          <table:table-cell office:value-type="float" office:value="1711.290985748">
            <text:p>1711,290985748</text:p>
          </table:table-cell>
          <table:table-cell office:value-type="float" office:value="1821.5868712188">
            <text:p>1821,5868712188</text:p>
          </table:table-cell>
          <table:table-cell office:value-type="float" office:value="1925.7180653357">
            <text:p>1925,7180653357</text:p>
          </table:table-cell>
          <table:table-cell office:value-type="float" office:value="2058.7202158088">
            <text:p>2058,7202158088</text:p>
          </table:table-cell>
          <table:table-cell office:value-type="float" office:value="2219.5204683388">
            <text:p>2219,5204683388</text:p>
          </table:table-cell>
          <table:table-cell office:value-type="float" office:value="2397.8750813894">
            <text:p>2397,8750813894</text:p>
          </table:table-cell>
          <table:table-cell office:value-type="float" office:value="2609.5978633814">
            <text:p>2609,5978633814</text:p>
          </table:table-cell>
          <table:table-cell office:value-type="float" office:value="2868.1098310341">
            <text:p>2868,1098310341</text:p>
          </table:table-cell>
          <table:table-cell office:value-type="float" office:value="3196.9721336753">
            <text:p>3196,9721336753</text:p>
          </table:table-cell>
          <table:table-cell office:value-type="float" office:value="3439.5361147217">
            <text:p>3439,5361147217</text:p>
          </table:table-cell>
          <table:table-cell office:value-type="float" office:value="3676.716661337">
            <text:p>3676,716661337</text:p>
          </table:table-cell>
          <table:table-cell office:value-type="float" office:value="4007.3237826445">
            <text:p>4007,3237826445</text:p>
          </table:table-cell>
          <table:table-cell office:value-type="float" office:value="4315.3596586269">
            <text:p>4315,3596586269</text:p>
          </table:table-cell>
          <table:table-cell office:value-type="float" office:value="4605.9928847101">
            <text:p>4605,9928847101</text:p>
          </table:table-cell>
          <table:table-cell office:value-type="float" office:value="4902.116143382">
            <text:p>4902,116143382</text:p>
          </table:table-cell>
          <table:table-cell office:value-type="float" office:value="5195.9566476886">
            <text:p>5195,9566476886</text:p>
          </table:table-cell>
          <table:table-cell office:value-type="float" office:value="5493.7276746282">
            <text:p>5493,7276746282</text:p>
          </table:table-cell>
          <table:table-cell office:value-type="float" office:value="5798.838402156">
            <text:p>5798,83840215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92.1203846942">
            <text:p>292,1203846942</text:p>
          </table:table-cell>
          <table:table-cell office:value-type="float" office:value="259.6236123388">
            <text:p>259,6236123388</text:p>
          </table:table-cell>
          <table:table-cell office:value-type="float" office:value="255.9313226054">
            <text:p>255,9313226054</text:p>
          </table:table-cell>
          <table:table-cell office:value-type="float" office:value="263.8831261087">
            <text:p>263,8831261087</text:p>
          </table:table-cell>
          <table:table-cell office:value-type="float" office:value="282.9184074039">
            <text:p>282,9184074039</text:p>
          </table:table-cell>
          <table:table-cell office:value-type="float" office:value="303.2304234896">
            <text:p>303,2304234896</text:p>
          </table:table-cell>
          <table:table-cell office:value-type="float" office:value="317.255402646">
            <text:p>317,255402646</text:p>
          </table:table-cell>
          <table:table-cell office:value-type="float" office:value="306.2292666269">
            <text:p>306,2292666269</text:p>
          </table:table-cell>
          <table:table-cell office:value-type="float" office:value="306.2735861751">
            <text:p>306,2735861751</text:p>
          </table:table-cell>
          <table:table-cell office:value-type="float" office:value="329.9931892809">
            <text:p>329,9931892809</text:p>
          </table:table-cell>
          <table:table-cell office:value-type="float" office:value="361.9253439012">
            <text:p>361,9253439012</text:p>
          </table:table-cell>
          <table:table-cell office:value-type="float" office:value="375.2968021763">
            <text:p>375,2968021763</text:p>
          </table:table-cell>
          <table:table-cell office:value-type="float" office:value="384.7522071653">
            <text:p>384,7522071653</text:p>
          </table:table-cell>
          <table:table-cell office:value-type="float" office:value="407.0697122412">
            <text:p>407,0697122412</text:p>
          </table:table-cell>
          <table:table-cell office:value-type="float" office:value="415.4148309137">
            <text:p>415,4148309137</text:p>
          </table:table-cell>
          <table:table-cell office:value-type="float" office:value="433.727735477">
            <text:p>433,727735477</text:p>
          </table:table-cell>
          <table:table-cell office:value-type="float" office:value="440.6868456658">
            <text:p>440,6868456658</text:p>
          </table:table-cell>
          <table:table-cell office:value-type="float" office:value="467.3088061384">
            <text:p>467,3088061384</text:p>
          </table:table-cell>
          <table:table-cell office:value-type="float" office:value="501.9698427372">
            <text:p>501,9698427372</text:p>
          </table:table-cell>
          <table:table-cell office:value-type="float" office:value="529.3801418558">
            <text:p>529,3801418558</text:p>
          </table:table-cell>
          <table:table-cell office:value-type="float" office:value="561.0832195339">
            <text:p>561,0832195339</text:p>
          </table:table-cell>
          <table:table-cell office:value-type="float" office:value="584.5284438265">
            <text:p>584,5284438265</text:p>
          </table:table-cell>
          <table:table-cell office:value-type="float" office:value="609.2920321105">
            <text:p>609,2920321105</text:p>
          </table:table-cell>
          <table:table-cell office:value-type="float" office:value="643.1502373045">
            <text:p>643,1502373045</text:p>
          </table:table-cell>
          <table:table-cell office:value-type="float" office:value="692.8170167429">
            <text:p>692,8170167429</text:p>
          </table:table-cell>
          <table:table-cell office:value-type="float" office:value="730.9323728201">
            <text:p>730,9323728201</text:p>
          </table:table-cell>
          <table:table-cell office:value-type="float" office:value="768.4941297158">
            <text:p>768,4941297158</text:p>
          </table:table-cell>
          <table:table-cell office:value-type="float" office:value="821.5957581677">
            <text:p>821,5957581677</text:p>
          </table:table-cell>
          <table:table-cell office:value-type="float" office:value="884.365988418">
            <text:p>884,365988418</text:p>
          </table:table-cell>
          <table:table-cell office:value-type="float" office:value="921.2612717547">
            <text:p>921,2612717547</text:p>
          </table:table-cell>
          <table:table-cell office:value-type="float" office:value="955.5906436001">
            <text:p>955,5906436001</text:p>
          </table:table-cell>
          <table:table-cell office:value-type="float" office:value="1015.9646364482">
            <text:p>1015,9646364482</text:p>
          </table:table-cell>
          <table:table-cell office:value-type="float" office:value="1109.7079803974">
            <text:p>1109,7079803974</text:p>
          </table:table-cell>
          <table:table-cell office:value-type="float" office:value="1214.3441194154">
            <text:p>1214,3441194154</text:p>
          </table:table-cell>
          <table:table-cell office:value-type="float" office:value="1327.6938942914">
            <text:p>1327,6938942914</text:p>
          </table:table-cell>
          <table:table-cell office:value-type="float" office:value="1438.6019887378">
            <text:p>1438,6019887378</text:p>
          </table:table-cell>
          <table:table-cell office:value-type="float" office:value="1548.2424454601">
            <text:p>1548,2424454601</text:p>
          </table:table-cell>
          <table:table-cell office:value-type="float" office:value="1637.5308780369">
            <text:p>1637,5308780369</text:p>
          </table:table-cell>
          <table:table-cell office:value-type="float" office:value="1647.4850758382">
            <text:p>1647,4850758382</text:p>
          </table:table-cell>
          <table:table-cell office:value-type="float" office:value="1729.7820744491">
            <text:p>1729,7820744491</text:p>
          </table:table-cell>
          <table:table-cell office:value-type="float" office:value="1841.2292512679">
            <text:p>1841,2292512679</text:p>
          </table:table-cell>
          <table:table-cell office:value-type="float" office:value="1946.4668995667">
            <text:p>1946,4668995667</text:p>
          </table:table-cell>
          <table:table-cell office:value-type="float" office:value="2080.8992282014">
            <text:p>2080,8992282014</text:p>
          </table:table-cell>
          <table:table-cell office:value-type="float" office:value="2243.446052689">
            <text:p>2243,446052689</text:p>
          </table:table-cell>
          <table:table-cell office:value-type="float" office:value="2423.7470765119">
            <text:p>2423,7470765119</text:p>
          </table:table-cell>
          <table:table-cell office:value-type="float" office:value="2637.7549401693">
            <text:p>2637,7549401693</text:p>
          </table:table-cell>
          <table:table-cell office:value-type="float" office:value="2899.0460471843">
            <text:p>2899,0460471843</text:p>
          </table:table-cell>
          <table:table-cell office:value-type="float" office:value="3231.4115078535">
            <text:p>3231,4115078535</text:p>
          </table:table-cell>
          <table:table-cell office:value-type="float" office:value="3476.5249868707">
            <text:p>3476,5249868707</text:p>
          </table:table-cell>
          <table:table-cell office:value-type="float" office:value="3716.1828195136">
            <text:p>3716,1828195136</text:p>
          </table:table-cell>
          <table:table-cell office:value-type="float" office:value="4050.2622985788">
            <text:p>4050,2622985788</text:p>
          </table:table-cell>
          <table:table-cell office:value-type="float" office:value="4361.5170807674">
            <text:p>4361,5170807674</text:p>
          </table:table-cell>
          <table:table-cell office:value-type="float" office:value="4655.1771119466">
            <text:p>4655,1771119466</text:p>
          </table:table-cell>
          <table:table-cell office:value-type="float" office:value="4954.3576514847">
            <text:p>4954,3576514847</text:p>
          </table:table-cell>
          <table:table-cell office:value-type="float" office:value="5251.2066106061">
            <text:p>5251,2066106061</text:p>
          </table:table-cell>
          <table:table-cell office:value-type="float" office:value="5552.0150729258">
            <text:p>5552,0150729258</text:p>
          </table:table-cell>
          <table:table-cell office:value-type="float" office:value="5860.2085760181">
            <text:p>5860,20857601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244.4463810264">
            <text:p>2244,4463810264</text:p>
          </table:table-cell>
          <table:table-cell office:value-type="float" office:value="2215.091770972">
            <text:p>2215,091770972</text:p>
          </table:table-cell>
          <table:table-cell office:value-type="float" office:value="2250.6139357372">
            <text:p>2250,6139357372</text:p>
          </table:table-cell>
          <table:table-cell office:value-type="float" office:value="2271.3713000773">
            <text:p>2271,3713000773</text:p>
          </table:table-cell>
          <table:table-cell office:value-type="float" office:value="2378.8251206531">
            <text:p>2378,8251206531</text:p>
          </table:table-cell>
          <table:table-cell office:value-type="float" office:value="2419.5771103837">
            <text:p>2419,5771103837</text:p>
          </table:table-cell>
          <table:table-cell office:value-type="float" office:value="2341.9673153658">
            <text:p>2341,9673153658</text:p>
          </table:table-cell>
          <table:table-cell office:value-type="float" office:value="2379.5952258327">
            <text:p>2379,5952258327</text:p>
          </table:table-cell>
          <table:table-cell office:value-type="float" office:value="2355.2762978452">
            <text:p>2355,2762978452</text:p>
          </table:table-cell>
          <table:table-cell office:value-type="float" office:value="2394.6586058793">
            <text:p>2394,6586058793</text:p>
          </table:table-cell>
          <table:table-cell office:value-type="float" office:value="2486.4424075408">
            <text:p>2486,4424075408</text:p>
          </table:table-cell>
          <table:table-cell office:value-type="float" office:value="2568.3361057442">
            <text:p>2568,3361057442</text:p>
          </table:table-cell>
          <table:table-cell office:value-type="float" office:value="2621.7378806536">
            <text:p>2621,7378806536</text:p>
          </table:table-cell>
          <table:table-cell office:value-type="float" office:value="2904.7099578244">
            <text:p>2904,7099578244</text:p>
          </table:table-cell>
          <table:table-cell office:value-type="float" office:value="3141.7657514942">
            <text:p>3141,7657514942</text:p>
          </table:table-cell>
          <table:table-cell office:value-type="float" office:value="3392.0878503685">
            <text:p>3392,0878503685</text:p>
          </table:table-cell>
          <table:table-cell office:value-type="float" office:value="3545.5772823652">
            <text:p>3545,5772823652</text:p>
          </table:table-cell>
          <table:table-cell office:value-type="float" office:value="3507.2969456131">
            <text:p>3507,2969456131</text:p>
          </table:table-cell>
          <table:table-cell office:value-type="float" office:value="3610.6403086245">
            <text:p>3610,6403086245</text:p>
          </table:table-cell>
          <table:table-cell office:value-type="float" office:value="3648.7535257751">
            <text:p>3648,7535257751</text:p>
          </table:table-cell>
          <table:table-cell office:value-type="float" office:value="3687.3940568448">
            <text:p>3687,3940568448</text:p>
          </table:table-cell>
          <table:table-cell office:value-type="float" office:value="3795.9711196363">
            <text:p>3795,9711196363</text:p>
          </table:table-cell>
          <table:table-cell office:value-type="float" office:value="3723.8629772261">
            <text:p>3723,8629772261</text:p>
          </table:table-cell>
          <table:table-cell office:value-type="float" office:value="3619.3472130353">
            <text:p>3619,3472130353</text:p>
          </table:table-cell>
          <table:table-cell office:value-type="float" office:value="3622.792174613">
            <text:p>3622,792174613</text:p>
          </table:table-cell>
          <table:table-cell office:value-type="float" office:value="3672.8476671505">
            <text:p>3672,8476671505</text:p>
          </table:table-cell>
          <table:table-cell office:value-type="float" office:value="3707.1075274095">
            <text:p>3707,1075274095</text:p>
          </table:table-cell>
          <table:table-cell office:value-type="float" office:value="3607.5470717478">
            <text:p>3607,5470717478</text:p>
          </table:table-cell>
          <table:table-cell office:value-type="float" office:value="3727.8547254791">
            <text:p>3727,8547254791</text:p>
          </table:table-cell>
          <table:table-cell office:value-type="float" office:value="3675.4543164238">
            <text:p>3675,4543164238</text:p>
          </table:table-cell>
          <table:table-cell office:value-type="float" office:value="3720.9366327711">
            <text:p>3720,9366327711</text:p>
          </table:table-cell>
          <table:table-cell office:value-type="float" office:value="3790.5088137436">
            <text:p>3790,5088137436</text:p>
          </table:table-cell>
          <table:table-cell office:value-type="float" office:value="3782.1885645273">
            <text:p>3782,1885645273</text:p>
          </table:table-cell>
          <table:table-cell office:value-type="float" office:value="3770.3463146045">
            <text:p>3770,3463146045</text:p>
          </table:table-cell>
          <table:table-cell office:value-type="float" office:value="3844.7844388671">
            <text:p>3844,7844388671</text:p>
          </table:table-cell>
          <table:table-cell office:value-type="float" office:value="3847.5072915449">
            <text:p>3847,5072915449</text:p>
          </table:table-cell>
          <table:table-cell office:value-type="float" office:value="3832.7626896772">
            <text:p>3832,7626896772</text:p>
          </table:table-cell>
          <table:table-cell office:value-type="float" office:value="3917.6559971165">
            <text:p>3917,6559971165</text:p>
          </table:table-cell>
          <table:table-cell office:value-type="float" office:value="3966.1734892547">
            <text:p>3966,1734892547</text:p>
          </table:table-cell>
          <table:table-cell office:value-type="float" office:value="3706.6497766232">
            <text:p>3706,6497766232</text:p>
          </table:table-cell>
          <table:table-cell office:value-type="float" office:value="3678.9023164858">
            <text:p>3678,9023164858</text:p>
          </table:table-cell>
          <table:table-cell office:value-type="float" office:value="3759.8948610275">
            <text:p>3759,8948610275</text:p>
          </table:table-cell>
          <table:table-cell office:value-type="float" office:value="3848.2668455586">
            <text:p>3848,2668455586</text:p>
          </table:table-cell>
          <table:table-cell office:value-type="float" office:value="3888.3419014452">
            <text:p>3888,3419014452</text:p>
          </table:table-cell>
          <table:table-cell office:value-type="float" office:value="4139.0805729916">
            <text:p>4139,0805729916</text:p>
          </table:table-cell>
          <table:table-cell office:value-type="float" office:value="4286.5152465178">
            <text:p>4286,5152465178</text:p>
          </table:table-cell>
          <table:table-cell office:value-type="float" office:value="4400.8596018513">
            <text:p>4400,8596018513</text:p>
          </table:table-cell>
          <table:table-cell office:value-type="float" office:value="4421.9024278383">
            <text:p>4421,9024278383</text:p>
          </table:table-cell>
          <table:table-cell office:value-type="float" office:value="4624.1965790544">
            <text:p>4624,1965790544</text:p>
          </table:table-cell>
          <table:table-cell office:value-type="float" office:value="4573.2470841831">
            <text:p>4573,2470841831</text:p>
          </table:table-cell>
          <table:table-cell office:value-type="float" office:value="4657.3023611471">
            <text:p>4657,3023611471</text:p>
          </table:table-cell>
          <table:table-cell office:value-type="float" office:value="4943.4227039141">
            <text:p>4943,4227039141</text:p>
          </table:table-cell>
          <table:table-cell office:value-type="float" office:value="5140.2629070086">
            <text:p>5140,2629070086</text:p>
          </table:table-cell>
          <table:table-cell office:value-type="float" office:value="5311.2121209394">
            <text:p>5311,2121209394</text:p>
          </table:table-cell>
          <table:table-cell office:value-type="float" office:value="5428.7140310629">
            <text:p>5428,7140310629</text:p>
          </table:table-cell>
          <table:table-cell office:value-type="float" office:value="5352.8764571731">
            <text:p>5352,8764571731</text:p>
          </table:table-cell>
          <table:table-cell office:value-type="float" office:value="5191.0995604847">
            <text:p>5191,099560484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EGY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31.1283900273">
            <text:p>631,1283900273</text:p>
          </table:table-cell>
          <table:table-cell office:value-type="float" office:value="641.1322044055">
            <text:p>641,1322044055</text:p>
          </table:table-cell>
          <table:table-cell office:value-type="float" office:value="666.7918739089">
            <text:p>666,7918739089</text:p>
          </table:table-cell>
          <table:table-cell office:value-type="float" office:value="707.9252920878">
            <text:p>707,9252920878</text:p>
          </table:table-cell>
          <table:table-cell office:value-type="float" office:value="745.4580244787">
            <text:p>745,4580244787</text:p>
          </table:table-cell>
          <table:table-cell office:value-type="float" office:value="763.3496669904">
            <text:p>763,3496669904</text:p>
          </table:table-cell>
          <table:table-cell office:value-type="float" office:value="751.4195226275">
            <text:p>751,4195226275</text:p>
          </table:table-cell>
          <table:table-cell office:value-type="float" office:value="736.6841305925">
            <text:p>736,6841305925</text:p>
          </table:table-cell>
          <table:table-cell office:value-type="float" office:value="737.6143832353">
            <text:p>737,6143832353</text:p>
          </table:table-cell>
          <table:table-cell office:value-type="float" office:value="768.5328543609">
            <text:p>768,5328543609</text:p>
          </table:table-cell>
          <table:table-cell office:value-type="float" office:value="792.3519494917">
            <text:p>792,3519494917</text:p>
          </table:table-cell>
          <table:table-cell office:value-type="float" office:value="800.9422281434">
            <text:p>800,9422281434</text:p>
          </table:table-cell>
          <table:table-cell office:value-type="float" office:value="799.1376394612">
            <text:p>799,1376394612</text:p>
          </table:table-cell>
          <table:table-cell office:value-type="float" office:value="787.2898081767">
            <text:p>787,2898081767</text:p>
          </table:table-cell>
          <table:table-cell office:value-type="float" office:value="789.2992689944">
            <text:p>789,2992689944</text:p>
          </table:table-cell>
          <table:table-cell office:value-type="float" office:value="840.8611562959">
            <text:p>840,8611562959</text:p>
          </table:table-cell>
          <table:table-cell office:value-type="float" office:value="942.1856876847">
            <text:p>942,1856876847</text:p>
          </table:table-cell>
          <table:table-cell office:value-type="float" office:value="1038.8411404154">
            <text:p>1038,8411404154</text:p>
          </table:table-cell>
          <table:table-cell office:value-type="float" office:value="1073.2931627917">
            <text:p>1073,2931627917</text:p>
          </table:table-cell>
          <table:table-cell office:value-type="float" office:value="1111.0445647237">
            <text:p>1111,0445647237</text:p>
          </table:table-cell>
          <table:table-cell office:value-type="float" office:value="1192.5814599355">
            <text:p>1192,5814599355</text:p>
          </table:table-cell>
          <table:table-cell office:value-type="float" office:value="1206.7986969379">
            <text:p>1206,7986969379</text:p>
          </table:table-cell>
          <table:table-cell office:value-type="float" office:value="1293.0957269828">
            <text:p>1293,0957269828</text:p>
          </table:table-cell>
          <table:table-cell office:value-type="float" office:value="1353.347910545">
            <text:p>1353,347910545</text:p>
          </table:table-cell>
          <table:table-cell office:value-type="float" office:value="1398.3451575956">
            <text:p>1398,3451575956</text:p>
          </table:table-cell>
          <table:table-cell office:value-type="float" office:value="1450.9954682221">
            <text:p>1450,9954682221</text:p>
          </table:table-cell>
          <table:table-cell office:value-type="float" office:value="1448.9148940215">
            <text:p>1448,9148940215</text:p>
          </table:table-cell>
          <table:table-cell office:value-type="float" office:value="1444.5922574136">
            <text:p>1444,5922574136</text:p>
          </table:table-cell>
          <table:table-cell office:value-type="float" office:value="1479.8635714989">
            <text:p>1479,8635714989</text:p>
          </table:table-cell>
          <table:table-cell office:value-type="float" office:value="1512.9721395343">
            <text:p>1512,9721395343</text:p>
          </table:table-cell>
          <table:table-cell office:value-type="float" office:value="1560.0833509149">
            <text:p>1560,0833509149</text:p>
          </table:table-cell>
          <table:table-cell office:value-type="float" office:value="1540.9438153065">
            <text:p>1540,9438153065</text:p>
          </table:table-cell>
          <table:table-cell office:value-type="float" office:value="1574.843930083">
            <text:p>1574,843930083</text:p>
          </table:table-cell>
          <table:table-cell office:value-type="float" office:value="1587.7313795058">
            <text:p>1587,7313795058</text:p>
          </table:table-cell>
          <table:table-cell office:value-type="float" office:value="1618.5847829128">
            <text:p>1618,5847829128</text:p>
          </table:table-cell>
          <table:table-cell office:value-type="float" office:value="1661.3317649305">
            <text:p>1661,3317649305</text:p>
          </table:table-cell>
          <table:table-cell office:value-type="float" office:value="1711.4650605762">
            <text:p>1711,4650605762</text:p>
          </table:table-cell>
          <table:table-cell office:value-type="float" office:value="1772.2104488987">
            <text:p>1772,2104488987</text:p>
          </table:table-cell>
          <table:table-cell office:value-type="float" office:value="1810.1693320749">
            <text:p>1810,1693320749</text:p>
          </table:table-cell>
          <table:table-cell office:value-type="float" office:value="1885.7431439716">
            <text:p>1885,7431439716</text:p>
          </table:table-cell>
          <table:table-cell office:value-type="float" office:value="1950.6069822946">
            <text:p>1950,6069822946</text:p>
          </table:table-cell>
          <table:table-cell office:value-type="float" office:value="1982.1116330332">
            <text:p>1982,1116330332</text:p>
          </table:table-cell>
          <table:table-cell office:value-type="float" office:value="1990.9921610176">
            <text:p>1990,9921610176</text:p>
          </table:table-cell>
          <table:table-cell office:value-type="float" office:value="2015.8979974356">
            <text:p>2015,8979974356</text:p>
          </table:table-cell>
          <table:table-cell office:value-type="float" office:value="2059.3775148809">
            <text:p>2059,3775148809</text:p>
          </table:table-cell>
          <table:table-cell office:value-type="float" office:value="2112.4879695189">
            <text:p>2112,4879695189</text:p>
          </table:table-cell>
          <table:table-cell office:value-type="float" office:value="2217.3948304586">
            <text:p>2217,3948304586</text:p>
          </table:table-cell>
          <table:table-cell office:value-type="float" office:value="2333.4673126157">
            <text:p>2333,4673126157</text:p>
          </table:table-cell>
          <table:table-cell office:value-type="float" office:value="2456.7314262873">
            <text:p>2456,7314262873</text:p>
          </table:table-cell>
          <table:table-cell office:value-type="float" office:value="2524.4324438391">
            <text:p>2524,4324438391</text:p>
          </table:table-cell>
          <table:table-cell office:value-type="float" office:value="2602.4795486957">
            <text:p>2602,4795486957</text:p>
          </table:table-cell>
          <table:table-cell office:value-type="float" office:value="2593.5969016231">
            <text:p>2593,5969016231</text:p>
          </table:table-cell>
          <table:table-cell office:value-type="float" office:value="2593.226466222">
            <text:p>2593,226466222</text:p>
          </table:table-cell>
          <table:table-cell office:value-type="float" office:value="2591.0594510701">
            <text:p>2591,0594510701</text:p>
          </table:table-cell>
          <table:table-cell office:value-type="float" office:value="2608.3751974187">
            <text:p>2608,3751974187</text:p>
          </table:table-cell>
          <table:table-cell office:value-type="float" office:value="2665.3516137928">
            <text:p>2665,3516137928</text:p>
          </table:table-cell>
          <table:table-cell office:value-type="float" office:value="2724.3968069103">
            <text:p>2724,39680691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" office:value-type="string">
            <text:p>..</text:p>
          </table:table-cell>
          <table:table-cell office:value-type="float" office:value="2367.5691149881">
            <text:p>2367,5691149881</text:p>
          </table:table-cell>
          <table:table-cell office:value-type="float" office:value="2465.7536668329">
            <text:p>2465,7536668329</text:p>
          </table:table-cell>
          <table:table-cell office:value-type="float" office:value="2528.1350756817">
            <text:p>2528,1350756817</text:p>
          </table:table-cell>
          <table:table-cell office:value-type="float" office:value="2539.3874871752">
            <text:p>2539,3874871752</text:p>
          </table:table-cell>
          <table:table-cell office:value-type="float" office:value="2558.0445062167">
            <text:p>2558,0445062167</text:p>
          </table:table-cell>
          <table:table-cell office:value-type="float" office:value="2565.3534350024">
            <text:p>2565,3534350024</text:p>
          </table:table-cell>
          <table:table-cell office:value-type="float" office:value="2595.9951744114">
            <text:p>2595,9951744114</text:p>
          </table:table-cell>
          <table:table-cell office:value-type="float" office:value="2685.781307323">
            <text:p>2685,781307323</text:p>
          </table:table-cell>
          <table:table-cell office:value-type="float" office:value="2747.772112751">
            <text:p>2747,772112751</text:p>
          </table:table-cell>
          <table:table-cell office:value-type="float" office:value="2826.2838103494">
            <text:p>2826,2838103494</text:p>
          </table:table-cell>
          <table:table-cell office:value-type="float" office:value="2843.1150669543">
            <text:p>2843,1150669543</text:p>
          </table:table-cell>
          <table:table-cell office:value-type="float" office:value="2921.75557448">
            <text:p>2921,75557448</text:p>
          </table:table-cell>
          <table:table-cell office:value-type="float" office:value="3054.7968180643">
            <text:p>3054,7968180643</text:p>
          </table:table-cell>
          <table:table-cell office:value-type="float" office:value="3153.6300075533">
            <text:p>3153,6300075533</text:p>
          </table:table-cell>
          <table:table-cell office:value-type="float" office:value="2965.5437248517">
            <text:p>2965,5437248517</text:p>
          </table:table-cell>
          <table:table-cell office:value-type="float" office:value="2571.1143852846">
            <text:p>2571,1143852846</text:p>
          </table:table-cell>
          <table:table-cell office:value-type="float" office:value="2265.4841652027">
            <text:p>2265,4841652027</text:p>
          </table:table-cell>
          <table:table-cell office:value-type="float" office:value="2091.0259678674">
            <text:p>2091,0259678674</text:p>
          </table:table-cell>
          <table:table-cell office:value-type="float" office:value="2093.3632923872">
            <text:p>2093,3632923872</text:p>
          </table:table-cell>
          <table:table-cell office:value-type="float" office:value="2092.6954507635">
            <text:p>2092,6954507635</text:p>
          </table:table-cell>
          <table:table-cell office:value-type="float" office:value="2077.6625884574">
            <text:p>2077,6625884574</text:p>
          </table:table-cell>
          <table:table-cell office:value-type="float" office:value="2054.4422027574">
            <text:p>2054,4422027574</text:p>
          </table:table-cell>
          <table:table-cell office:value-type="float" office:value="2079.0897896604">
            <text:p>2079,0897896604</text:p>
          </table:table-cell>
          <table:table-cell office:value-type="float" office:value="2091.0956662838">
            <text:p>2091,0956662838</text:p>
          </table:table-cell>
          <table:table-cell office:value-type="float" office:value="2083.9775307981">
            <text:p>2083,9775307981</text:p>
          </table:table-cell>
          <table:table-cell office:value-type="float" office:value="2155.9635954242">
            <text:p>2155,9635954242</text:p>
          </table:table-cell>
          <table:table-cell office:value-type="float" office:value="2203.0226125099">
            <text:p>2203,0226125099</text:p>
          </table:table-cell>
          <table:table-cell office:value-type="float" office:value="2336.8821838553">
            <text:p>2336,8821838553</text:p>
          </table:table-cell>
          <table:table-cell office:value-type="float" office:value="2475.3318462764">
            <text:p>2475,3318462764</text:p>
          </table:table-cell>
          <table:table-cell office:value-type="float" office:value="2591.511601083">
            <text:p>2591,511601083</text:p>
          </table:table-cell>
          <table:table-cell office:value-type="float" office:value="2724.7638065733">
            <text:p>2724,7638065733</text:p>
          </table:table-cell>
          <table:table-cell office:value-type="float" office:value="2741.5260165949">
            <text:p>2741,5260165949</text:p>
          </table:table-cell>
          <table:table-cell office:value-type="float" office:value="2830.0834695661">
            <text:p>2830,0834695661</text:p>
          </table:table-cell>
          <table:table-cell office:value-type="float" office:value="2910.2872133451">
            <text:p>2910,2872133451</text:p>
          </table:table-cell>
          <table:table-cell office:value-type="float" office:value="2986.6428336751">
            <text:p>2986,6428336751</text:p>
          </table:table-cell>
          <table:table-cell office:value-type="float" office:value="3028.8682633893">
            <text:p>3028,8682633893</text:p>
          </table:table-cell>
          <table:table-cell office:value-type="float" office:value="3060.6331191938">
            <text:p>3060,6331191938</text:p>
          </table:table-cell>
          <table:table-cell office:value-type="float" office:value="3114.169364329">
            <text:p>3114,169364329</text:p>
          </table:table-cell>
          <table:table-cell office:value-type="float" office:value="3169.1342708828">
            <text:p>3169,1342708828</text:p>
          </table:table-cell>
          <table:table-cell office:value-type="float" office:value="3212.0522107923">
            <text:p>3212,0522107923</text:p>
          </table:table-cell>
          <table:table-cell office:value-type="float" office:value="3310.9399890759">
            <text:p>3310,9399890759</text:p>
          </table:table-cell>
          <table:table-cell office:value-type="float" office:value="3424.8308660833">
            <text:p>3424,8308660833</text:p>
          </table:table-cell>
          <table:table-cell office:value-type="float" office:value="3540.5541631222">
            <text:p>3540,5541631222</text:p>
          </table:table-cell>
          <table:table-cell office:value-type="float" office:value="3569.9151543981">
            <text:p>3569,9151543981</text:p>
          </table:table-cell>
          <table:table-cell office:value-type="float" office:value="3442.8685477744">
            <text:p>3442,8685477744</text:p>
          </table:table-cell>
          <table:table-cell office:value-type="float" office:value="3474.3924448945">
            <text:p>3474,3924448945</text:p>
          </table:table-cell>
          <table:table-cell office:value-type="float" office:value="3535.3899714313">
            <text:p>3535,3899714313</text:p>
          </table:table-cell>
          <table:table-cell office:value-type="float" office:value="3585.2845892166">
            <text:p>3585,2845892166</text:p>
          </table:table-cell>
          <table:table-cell office:value-type="float" office:value="3634.2411661788">
            <text:p>3634,2411661788</text:p>
          </table:table-cell>
          <table:table-cell office:value-type="float" office:value="3668.1994456556">
            <text:p>3668,1994456556</text:p>
          </table:table-cell>
          <table:table-cell office:value-type="float" office:value="3733.9228382081">
            <text:p>3733,9228382081</text:p>
          </table:table-cell>
          <table:table-cell office:value-type="float" office:value="3802.8596551862">
            <text:p>3802,85965518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645.5444055431">
            <text:p>645,5444055431</text:p>
          </table:table-cell>
          <table:table-cell office:value-type="float" office:value="645.5271302628">
            <text:p>645,5271302628</text:p>
          </table:table-cell>
          <table:table-cell office:value-type="float" office:value="613.079210652">
            <text:p>613,079210652</text:p>
          </table:table-cell>
          <table:table-cell office:value-type="float" office:value="594.9204856709">
            <text:p>594,9204856709</text:p>
          </table:table-cell>
          <table:table-cell office:value-type="float" office:value="558.9695805962">
            <text:p>558,9695805962</text:p>
          </table:table-cell>
          <table:table-cell office:value-type="float" office:value="594.5119742247">
            <text:p>594,5119742247</text:p>
          </table:table-cell>
          <table:table-cell office:value-type="float" office:value="554.2074674077">
            <text:p>554,2074674077</text:p>
          </table:table-cell>
          <table:table-cell office:value-type="float" office:value="557.807078521">
            <text:p>557,807078521</text:p>
          </table:table-cell>
          <table:table-cell office:value-type="float" office:value="555.3213248703">
            <text:p>555,3213248703</text:p>
          </table:table-cell>
          <table:table-cell office:value-type="float" office:value="532.8513083462">
            <text:p>532,8513083462</text:p>
          </table:table-cell>
          <table:table-cell office:value-type="float" office:value="507.8957794293">
            <text:p>507,8957794293</text:p>
          </table:table-cell>
          <table:table-cell office:value-type="float" office:value="486.9846775627">
            <text:p>486,9846775627</text:p>
          </table:table-cell>
          <table:table-cell office:value-type="float" office:value="635.2497416049">
            <text:p>635,2497416049</text:p>
          </table:table-cell>
          <table:table-cell office:value-type="float" office:value="682.1641498447">
            <text:p>682,1641498447</text:p>
          </table:table-cell>
          <table:table-cell office:value-type="float" office:value="768.8668113567">
            <text:p>768,8668113567</text:p>
          </table:table-cell>
          <table:table-cell office:value-type="float" office:value="871.5886655517">
            <text:p>871,5886655517</text:p>
          </table:table-cell>
          <table:table-cell office:value-type="float" office:value="1398.8926607519">
            <text:p>1398,8926607519</text:p>
          </table:table-cell>
          <table:table-cell office:value-type="float" office:value="3364.3528993413">
            <text:p>3364,3528993413</text:p>
          </table:table-cell>
          <table:table-cell office:value-type="float" office:value="4002.2709520754">
            <text:p>4002,2709520754</text:p>
          </table:table-cell>
          <table:table-cell office:value-type="float" office:value="4831.07265351">
            <text:p>4831,07265351</text:p>
          </table:table-cell>
          <table:table-cell office:value-type="float" office:value="5484.3008321114">
            <text:p>5484,3008321114</text:p>
          </table:table-cell>
          <table:table-cell office:value-type="float" office:value="8603.9556794547">
            <text:p>8603,9556794547</text:p>
          </table:table-cell>
          <table:table-cell office:value-type="float" office:value="9867.5621023963">
            <text:p>9867,5621023963</text:p>
          </table:table-cell>
          <table:table-cell office:value-type="float" office:value="10788.028906799">
            <text:p>10788,028906799</text:p>
          </table:table-cell>
          <table:table-cell office:value-type="float" office:value="14266.9279169733">
            <text:p>14266,9279169733</text:p>
          </table:table-cell>
          <table:table-cell office:value-type="float" office:value="15941.6469782792">
            <text:p>15941,6469782792</text:p>
          </table:table-cell>
          <table:table-cell office:value-type="float" office:value="16413.5404083651">
            <text:p>16413,5404083651</text:p>
          </table:table-cell>
          <table:table-cell office:value-type="float" office:value="18075.1767611423">
            <text:p>18075,1767611423</text:p>
          </table:table-cell>
          <table:table-cell office:value-type="float" office:value="20333.9404431737">
            <text:p>20333,9404431737</text:p>
          </table:table-cell>
          <table:table-cell office:value-type="float" office:value="19684.6970059263">
            <text:p>19684,6970059263</text:p>
          </table:table-cell>
          <table:table-cell office:value-type="float" office:value="17136.4456757583">
            <text:p>17136,4456757583</text:p>
          </table:table-cell>
          <table:table-cell office:value-type="float" office:value="17461.5519241769">
            <text:p>17461,5519241769</text:p>
          </table:table-cell>
          <table:table-cell office:value-type="float" office:value="18106.3366583104">
            <text:p>18106,3366583104</text:p>
          </table:table-cell>
          <table:table-cell office:value-type="float" office:value="16634.7676730409">
            <text:p>16634,7676730409</text:p>
          </table:table-cell>
          <table:table-cell office:value-type="float" office:value="16028.2495373322">
            <text:p>16028,2495373322</text:p>
          </table:table-cell>
          <table:table-cell office:value-type="float" office:value="14010.9427602559">
            <text:p>14010,9427602559</text:p>
          </table:table-cell>
          <table:table-cell office:value-type="float" office:value="12278.1291416571">
            <text:p>12278,12914165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2" office:value-type="string">
            <text:p>..</text:p>
          </table:table-cell>
          <table:table-cell office:value-type="float" office:value="378.1954288529">
            <text:p>378,1954288529</text:p>
          </table:table-cell>
          <table:table-cell office:value-type="float" office:value="431.7854577968">
            <text:p>431,7854577968</text:p>
          </table:table-cell>
          <table:table-cell office:value-type="float" office:value="525.7242168251">
            <text:p>525,7242168251</text:p>
          </table:table-cell>
          <table:table-cell office:value-type="float" office:value="539.9261479489">
            <text:p>539,9261479489</text:p>
          </table:table-cell>
          <table:table-cell office:value-type="float" office:value="584.9537049588">
            <text:p>584,9537049588</text:p>
          </table:table-cell>
          <table:table-cell office:value-type="float" office:value="622.2366458934">
            <text:p>622,2366458934</text:p>
          </table:table-cell>
          <table:table-cell office:value-type="float" office:value="620.9174846856">
            <text:p>620,9174846856</text:p>
          </table:table-cell>
          <table:table-cell office:value-type="float" office:value="606.3255126785">
            <text:p>606,3255126785</text:p>
          </table:table-cell>
          <table:table-cell office:value-type="float" office:value="571.6032305943">
            <text:p>571,6032305943</text:p>
          </table:table-cell>
          <table:table-cell office:value-type="float" office:value="603.1051000898">
            <text:p>603,1051000898</text:p>
          </table:table-cell>
          <table:table-cell office:value-type="float" office:value="601.0342468752">
            <text:p>601,0342468752</text:p>
          </table:table-cell>
          <table:table-cell office:value-type="float" office:value="565.7250536704">
            <text:p>565,7250536704</text:p>
          </table:table-cell>
          <table:table-cell office:value-type="float" office:value="556.0356398627">
            <text:p>556,0356398627</text:p>
          </table:table-cell>
          <table:table-cell office:value-type="float" office:value="554.4881994265">
            <text:p>554,4881994265</text:p>
          </table:table-cell>
          <table:table-cell office:value-type="float" office:value="535.9296731182">
            <text:p>535,9296731182</text:p>
          </table:table-cell>
          <table:table-cell office:value-type="float" office:value="532.2314772778">
            <text:p>532,2314772778</text:p>
          </table:table-cell>
          <table:table-cell office:value-type="float" office:value="471.1666248259">
            <text:p>471,1666248259</text:p>
          </table:table-cell>
          <table:table-cell office:value-type="float" office:value="480.6089250187">
            <text:p>480,6089250187</text:p>
          </table:table-cell>
          <table:table-cell office:value-type="float" office:value="482.1490904235">
            <text:p>482,1490904235</text:p>
          </table:table-cell>
          <table:table-cell office:value-type="float" office:value="514.1795982358">
            <text:p>514,1795982358</text:p>
          </table:table-cell>
          <table:table-cell table:number-columns-repeated="6" office:value-type="string">
            <text:p>..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7313.7409041802">
            <text:p>7313,7409041802</text:p>
          </table:table-cell>
          <table:table-cell office:value-type="float" office:value="7817.604638303">
            <text:p>7817,604638303</text:p>
          </table:table-cell>
          <table:table-cell office:value-type="float" office:value="8840.2610569351">
            <text:p>8840,2610569351</text:p>
          </table:table-cell>
          <table:table-cell office:value-type="float" office:value="9293.0755097425">
            <text:p>9293,0755097425</text:p>
          </table:table-cell>
          <table:table-cell office:value-type="float" office:value="9186.3929544977">
            <text:p>9186,3929544977</text:p>
          </table:table-cell>
          <table:table-cell office:value-type="float" office:value="10108.2052912574">
            <text:p>10108,2052912574</text:p>
          </table:table-cell>
          <table:table-cell office:value-type="float" office:value="10816.6031531195">
            <text:p>10816,6031531195</text:p>
          </table:table-cell>
          <table:table-cell office:value-type="float" office:value="11546.7726523663">
            <text:p>11546,7726523663</text:p>
          </table:table-cell>
          <table:table-cell office:value-type="float" office:value="12481.1896137323">
            <text:p>12481,1896137323</text:p>
          </table:table-cell>
          <table:table-cell office:value-type="float" office:value="13346.3983138309">
            <text:p>13346,3983138309</text:p>
          </table:table-cell>
          <table:table-cell office:value-type="float" office:value="14681.2253747477">
            <text:p>14681,2253747477</text:p>
          </table:table-cell>
          <table:table-cell office:value-type="float" office:value="16285.0067216">
            <text:p>16285,0067216</text:p>
          </table:table-cell>
          <table:table-cell office:value-type="float" office:value="17627.0297205183">
            <text:p>17627,0297205183</text:p>
          </table:table-cell>
          <table:table-cell office:value-type="float" office:value="16716.5031632479">
            <text:p>16716,5031632479</text:p>
          </table:table-cell>
          <table:table-cell office:value-type="float" office:value="14282.6034990097">
            <text:p>14282,6034990097</text:p>
          </table:table-cell>
          <table:table-cell office:value-type="float" office:value="14638.6048173457">
            <text:p>14638,6048173457</text:p>
          </table:table-cell>
          <table:table-cell office:value-type="float" office:value="15798.6327787681">
            <text:p>15798,6327787681</text:p>
          </table:table-cell>
          <table:table-cell office:value-type="float" office:value="16538.2125958308">
            <text:p>16538,2125958308</text:p>
          </table:table-cell>
          <table:table-cell office:value-type="float" office:value="16918.5871147773">
            <text:p>16918,5871147773</text:p>
          </table:table-cell>
          <table:table-cell office:value-type="float" office:value="17453.3671329897">
            <text:p>17453,3671329897</text:p>
          </table:table-cell>
          <table:table-cell office:value-type="float" office:value="17733.9576552073">
            <text:p>17733,9576552073</text:p>
          </table:table-cell>
          <table:table-cell office:value-type="float" office:value="18094.587299874">
            <text:p>18094,5872998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1" office:value-type="string">
            <text:p>..</text:p>
          </table:table-cell>
          <table:table-cell office:value-type="float" office:value="227.7834435429">
            <text:p>227,7834435429</text:p>
          </table:table-cell>
          <table:table-cell office:value-type="float" office:value="223.5776598866">
            <text:p>223,5776598866</text:p>
          </table:table-cell>
          <table:table-cell office:value-type="float" office:value="234.7267161217">
            <text:p>234,7267161217</text:p>
          </table:table-cell>
          <table:table-cell office:value-type="float" office:value="220.9271452488">
            <text:p>220,9271452488</text:p>
          </table:table-cell>
          <table:table-cell office:value-type="float" office:value="190.1402497003">
            <text:p>190,1402497003</text:p>
          </table:table-cell>
          <table:table-cell office:value-type="float" office:value="201.9745325565">
            <text:p>201,9745325565</text:p>
          </table:table-cell>
          <table:table-cell office:value-type="float" office:value="222.7095989086">
            <text:p>222,7095989086</text:p>
          </table:table-cell>
          <table:table-cell office:value-type="float" office:value="216.6639714715">
            <text:p>216,6639714715</text:p>
          </table:table-cell>
          <table:table-cell office:value-type="float" office:value="208.786873814">
            <text:p>208,786873814</text:p>
          </table:table-cell>
          <table:table-cell office:value-type="float" office:value="207.2197814154">
            <text:p>207,2197814154</text:p>
          </table:table-cell>
          <table:table-cell office:value-type="float" office:value="185.7299004673">
            <text:p>185,7299004673</text:p>
          </table:table-cell>
          <table:table-cell office:value-type="float" office:value="163.6232806211">
            <text:p>163,6232806211</text:p>
          </table:table-cell>
          <table:table-cell office:value-type="float" office:value="178.6086473063">
            <text:p>178,6086473063</text:p>
          </table:table-cell>
          <table:table-cell office:value-type="float" office:value="177.9948728156">
            <text:p>177,9948728156</text:p>
          </table:table-cell>
          <table:table-cell office:value-type="float" office:value="182.7088782374">
            <text:p>182,7088782374</text:p>
          </table:table-cell>
          <table:table-cell office:value-type="float" office:value="199.0050217">
            <text:p>199,0050217</text:p>
          </table:table-cell>
          <table:table-cell office:value-type="float" office:value="199.1113028521">
            <text:p>199,1113028521</text:p>
          </table:table-cell>
          <table:table-cell office:value-type="float" office:value="186.6614018991">
            <text:p>186,6614018991</text:p>
          </table:table-cell>
          <table:table-cell office:value-type="float" office:value="190.6915482724">
            <text:p>190,6915482724</text:p>
          </table:table-cell>
          <table:table-cell office:value-type="float" office:value="196.5049621972">
            <text:p>196,5049621972</text:p>
          </table:table-cell>
          <table:table-cell office:value-type="float" office:value="206.7431434982">
            <text:p>206,7431434982</text:p>
          </table:table-cell>
          <table:table-cell office:value-type="float" office:value="203.9059128515">
            <text:p>203,9059128515</text:p>
          </table:table-cell>
          <table:table-cell office:value-type="float" office:value="193.8669151232">
            <text:p>193,8669151232</text:p>
          </table:table-cell>
          <table:table-cell office:value-type="float" office:value="214.0448315668">
            <text:p>214,0448315668</text:p>
          </table:table-cell>
          <table:table-cell office:value-type="float" office:value="232.783200208">
            <text:p>232,783200208</text:p>
          </table:table-cell>
          <table:table-cell office:value-type="float" office:value="251.0560465436">
            <text:p>251,0560465436</text:p>
          </table:table-cell>
          <table:table-cell office:value-type="float" office:value="272.3911980467">
            <text:p>272,3911980467</text:p>
          </table:table-cell>
          <table:table-cell office:value-type="float" office:value="293.853313283">
            <text:p>293,853313283</text:p>
          </table:table-cell>
          <table:table-cell office:value-type="float" office:value="311.3677437647">
            <text:p>311,3677437647</text:p>
          </table:table-cell>
          <table:table-cell office:value-type="float" office:value="341.3099092005">
            <text:p>341,3099092005</text:p>
          </table:table-cell>
          <table:table-cell office:value-type="float" office:value="369.5844200369">
            <text:p>369,5844200369</text:p>
          </table:table-cell>
          <table:table-cell office:value-type="float" office:value="391.131795306">
            <text:p>391,131795306</text:p>
          </table:table-cell>
          <table:table-cell office:value-type="float" office:value="421.3841357423">
            <text:p>421,3841357423</text:p>
          </table:table-cell>
          <table:table-cell office:value-type="float" office:value="452.7782360529">
            <text:p>452,7782360529</text:p>
          </table:table-cell>
          <table:table-cell office:value-type="float" office:value="487.2900105681">
            <text:p>487,2900105681</text:p>
          </table:table-cell>
          <table:table-cell office:value-type="float" office:value="511.1874265158">
            <text:p>511,18742651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uro area</text:p>
          </table:table-cell>
          <table:table-cell office:value-type="string">
            <text:p>EM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06.8448987765">
            <text:p>10806,8448987765</text:p>
          </table:table-cell>
          <table:table-cell office:value-type="float" office:value="11424.1044935902">
            <text:p>11424,1044935902</text:p>
          </table:table-cell>
          <table:table-cell office:value-type="float" office:value="12041.7146971599">
            <text:p>12041,7146971599</text:p>
          </table:table-cell>
          <table:table-cell office:value-type="float" office:value="12617.1415407234">
            <text:p>12617,1415407234</text:p>
          </table:table-cell>
          <table:table-cell office:value-type="float" office:value="13188.4300628299">
            <text:p>13188,4300628299</text:p>
          </table:table-cell>
          <table:table-cell office:value-type="float" office:value="13719.8320595835">
            <text:p>13719,8320595835</text:p>
          </table:table-cell>
          <table:table-cell office:value-type="float" office:value="14324.0056432671">
            <text:p>14324,0056432671</text:p>
          </table:table-cell>
          <table:table-cell office:value-type="float" office:value="14972.6367313722">
            <text:p>14972,6367313722</text:p>
          </table:table-cell>
          <table:table-cell office:value-type="float" office:value="15699.3638215433">
            <text:p>15699,3638215433</text:p>
          </table:table-cell>
          <table:table-cell office:value-type="float" office:value="16680.1336409707">
            <text:p>16680,1336409707</text:p>
          </table:table-cell>
          <table:table-cell office:value-type="float" office:value="17523.3455028637">
            <text:p>17523,3455028637</text:p>
          </table:table-cell>
          <table:table-cell office:value-type="float" office:value="18088.6723935325">
            <text:p>18088,6723935325</text:p>
          </table:table-cell>
          <table:table-cell office:value-type="float" office:value="18848.3011121687">
            <text:p>18848,3011121687</text:p>
          </table:table-cell>
          <table:table-cell office:value-type="float" office:value="19880.0658629089">
            <text:p>19880,0658629089</text:p>
          </table:table-cell>
          <table:table-cell office:value-type="float" office:value="20399.401374178">
            <text:p>20399,401374178</text:p>
          </table:table-cell>
          <table:table-cell office:value-type="float" office:value="20138.397307165">
            <text:p>20138,397307165</text:p>
          </table:table-cell>
          <table:table-cell office:value-type="float" office:value="21054.8853875726">
            <text:p>21054,8853875726</text:p>
          </table:table-cell>
          <table:table-cell office:value-type="float" office:value="21618.525156069">
            <text:p>21618,525156069</text:p>
          </table:table-cell>
          <table:table-cell office:value-type="float" office:value="22208.4304186263">
            <text:p>22208,4304186263</text:p>
          </table:table-cell>
          <table:table-cell office:value-type="float" office:value="22971.5543063251">
            <text:p>22971,5543063251</text:p>
          </table:table-cell>
          <table:table-cell office:value-type="float" office:value="23369.2295131962">
            <text:p>23369,2295131962</text:p>
          </table:table-cell>
          <table:table-cell office:value-type="float" office:value="23402.0886527826">
            <text:p>23402,0886527826</text:p>
          </table:table-cell>
          <table:table-cell office:value-type="float" office:value="23507.712930259">
            <text:p>23507,712930259</text:p>
          </table:table-cell>
          <table:table-cell office:value-type="float" office:value="23785.9980666143">
            <text:p>23785,9980666143</text:p>
          </table:table-cell>
          <table:table-cell office:value-type="float" office:value="24308.5207667698">
            <text:p>24308,5207667698</text:p>
          </table:table-cell>
          <table:table-cell office:value-type="float" office:value="24821.9910613398">
            <text:p>24821,9910613398</text:p>
          </table:table-cell>
          <table:table-cell office:value-type="float" office:value="25380.5938342341">
            <text:p>25380,5938342341</text:p>
          </table:table-cell>
          <table:table-cell office:value-type="float" office:value="25953.2885850048">
            <text:p>25953,2885850048</text:p>
          </table:table-cell>
          <table:table-cell office:value-type="float" office:value="26979.9163887113">
            <text:p>26979,9163887113</text:p>
          </table:table-cell>
          <table:table-cell office:value-type="float" office:value="27964.7486178034">
            <text:p>27964,7486178034</text:p>
          </table:table-cell>
          <table:table-cell office:value-type="float" office:value="28829.7388428171">
            <text:p>28829,7388428171</text:p>
          </table:table-cell>
          <table:table-cell office:value-type="float" office:value="29485.0361160407">
            <text:p>29485,0361160407</text:p>
          </table:table-cell>
          <table:table-cell office:value-type="float" office:value="29763.3472798923">
            <text:p>29763,3472798923</text:p>
          </table:table-cell>
          <table:table-cell office:value-type="float" office:value="29446.5781247041">
            <text:p>29446,5781247041</text:p>
          </table:table-cell>
          <table:table-cell office:value-type="float" office:value="30086.7476858941">
            <text:p>30086,7476858941</text:p>
          </table:table-cell>
          <table:table-cell office:value-type="float" office:value="30751.4908573124">
            <text:p>30751,4908573124</text:p>
          </table:table-cell>
          <table:table-cell office:value-type="float" office:value="31199.9996255524">
            <text:p>31199,9996255524</text:p>
          </table:table-cell>
          <table:table-cell office:value-type="float" office:value="31970.9174627769">
            <text:p>31970,9174627769</text:p>
          </table:table-cell>
          <table:table-cell office:value-type="float" office:value="32849.8833326702">
            <text:p>32849,8833326702</text:p>
          </table:table-cell>
          <table:table-cell office:value-type="float" office:value="33744.1628114384">
            <text:p>33744,1628114384</text:p>
          </table:table-cell>
          <table:table-cell office:value-type="float" office:value="34931.3925842522">
            <text:p>34931,3925842522</text:p>
          </table:table-cell>
          <table:table-cell office:value-type="float" office:value="35549.6828811638">
            <text:p>35549,6828811638</text:p>
          </table:table-cell>
          <table:table-cell office:value-type="float" office:value="35738.2211618599">
            <text:p>35738,2211618599</text:p>
          </table:table-cell>
          <table:table-cell office:value-type="float" office:value="35799.4093613287">
            <text:p>35799,4093613287</text:p>
          </table:table-cell>
          <table:table-cell office:value-type="float" office:value="36430.4699760908">
            <text:p>36430,4699760908</text:p>
          </table:table-cell>
          <table:table-cell office:value-type="float" office:value="36858.7115290161">
            <text:p>36858,7115290161</text:p>
          </table:table-cell>
          <table:table-cell office:value-type="float" office:value="37873.1352688425">
            <text:p>37873,1352688425</text:p>
          </table:table-cell>
          <table:table-cell office:value-type="float" office:value="38826.8776085639">
            <text:p>38826,8776085639</text:p>
          </table:table-cell>
          <table:table-cell office:value-type="float" office:value="38808.6304910634">
            <text:p>38808,6304910634</text:p>
          </table:table-cell>
          <table:table-cell office:value-type="float" office:value="36935.3702863401">
            <text:p>36935,3702863401</text:p>
          </table:table-cell>
          <table:table-cell office:value-type="float" office:value="37617.72231252">
            <text:p>37617,72231252</text:p>
          </table:table-cell>
          <table:table-cell office:value-type="float" office:value="38304.4640203067">
            <text:p>38304,4640203067</text:p>
          </table:table-cell>
          <table:table-cell office:value-type="float" office:value="37879.7444042062">
            <text:p>37879,7444042062</text:p>
          </table:table-cell>
          <table:table-cell office:value-type="float" office:value="37659.7232103626">
            <text:p>37659,7232103626</text:p>
          </table:table-cell>
          <table:table-cell office:value-type="float" office:value="38035.0658466613">
            <text:p>38035,0658466613</text:p>
          </table:table-cell>
          <table:table-cell office:value-type="float" office:value="38706.2175489496">
            <text:p>38706,2175489496</text:p>
          </table:table-cell>
          <table:table-cell office:value-type="float" office:value="39256.2651941204">
            <text:p>39256,26519412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11454.7675934621">
            <text:p>11454,7675934621</text:p>
          </table:table-cell>
          <table:table-cell office:value-type="float" office:value="11791.1682596022">
            <text:p>11791,1682596022</text:p>
          </table:table-cell>
          <table:table-cell office:value-type="float" office:value="12253.3874714352">
            <text:p>12253,3874714352</text:p>
          </table:table-cell>
          <table:table-cell office:value-type="float" office:value="12885.7505408536">
            <text:p>12885,7505408536</text:p>
          </table:table-cell>
          <table:table-cell office:value-type="float" office:value="13086.6836594339">
            <text:p>13086,6836594339</text:p>
          </table:table-cell>
          <table:table-cell office:value-type="float" office:value="12929.4534989238">
            <text:p>12929,4534989238</text:p>
          </table:table-cell>
          <table:table-cell office:value-type="float" office:value="13449.5380293292">
            <text:p>13449,5380293292</text:p>
          </table:table-cell>
          <table:table-cell office:value-type="float" office:value="13741.2469584147">
            <text:p>13741,2469584147</text:p>
          </table:table-cell>
          <table:table-cell office:value-type="float" office:value="14086.8099693004">
            <text:p>14086,8099693004</text:p>
          </table:table-cell>
          <table:table-cell office:value-type="float" office:value="14515.5674487614">
            <text:p>14515,5674487614</text:p>
          </table:table-cell>
          <table:table-cell office:value-type="float" office:value="14624.9773332874">
            <text:p>14624,9773332874</text:p>
          </table:table-cell>
          <table:table-cell office:value-type="float" office:value="14603.0265907882">
            <text:p>14603,0265907882</text:p>
          </table:table-cell>
          <table:table-cell office:value-type="float" office:value="14654.5770107022">
            <text:p>14654,5770107022</text:p>
          </table:table-cell>
          <table:table-cell office:value-type="float" office:value="14851.5392323642">
            <text:p>14851,5392323642</text:p>
          </table:table-cell>
          <table:table-cell office:value-type="float" office:value="15157.8996427958">
            <text:p>15157,8996427958</text:p>
          </table:table-cell>
          <table:table-cell office:value-type="float" office:value="15484.6224645562">
            <text:p>15484,6224645562</text:p>
          </table:table-cell>
          <table:table-cell office:value-type="float" office:value="15816.5827742013">
            <text:p>15816,5827742013</text:p>
          </table:table-cell>
          <table:table-cell office:value-type="float" office:value="16198.3043349806">
            <text:p>16198,3043349806</text:p>
          </table:table-cell>
          <table:table-cell office:value-type="float" office:value="16772.7145232791">
            <text:p>16772,7145232791</text:p>
          </table:table-cell>
          <table:table-cell office:value-type="float" office:value="17262.6478785105">
            <text:p>17262,6478785105</text:p>
          </table:table-cell>
          <table:table-cell office:value-type="float" office:value="17571.5707041596">
            <text:p>17571,5707041596</text:p>
          </table:table-cell>
          <table:table-cell office:value-type="float" office:value="17579.5555420119">
            <text:p>17579,5555420119</text:p>
          </table:table-cell>
          <table:table-cell office:value-type="float" office:value="17401.5832581493">
            <text:p>17401,5832581493</text:p>
          </table:table-cell>
          <table:table-cell office:value-type="float" office:value="17193.0271124999">
            <text:p>17193,0271124999</text:p>
          </table:table-cell>
          <table:table-cell office:value-type="float" office:value="17338.6027704297">
            <text:p>17338,6027704297</text:p>
          </table:table-cell>
          <table:table-cell office:value-type="float" office:value="17678.8177579546">
            <text:p>17678,8177579546</text:p>
          </table:table-cell>
          <table:table-cell office:value-type="float" office:value="17965.509979073">
            <text:p>17965,509979073</text:p>
          </table:table-cell>
          <table:table-cell office:value-type="float" office:value="18468.8016808487">
            <text:p>18468,8016808487</text:p>
          </table:table-cell>
          <table:table-cell office:value-type="float" office:value="18901.8774435801">
            <text:p>18901,8774435801</text:p>
          </table:table-cell>
          <table:table-cell office:value-type="float" office:value="19425.5511450517">
            <text:p>19425,5511450517</text:p>
          </table:table-cell>
          <table:table-cell office:value-type="float" office:value="20239.2522984211">
            <text:p>20239,2522984211</text:p>
          </table:table-cell>
          <table:table-cell office:value-type="float" office:value="20653.8281425391">
            <text:p>20653,8281425391</text:p>
          </table:table-cell>
          <table:table-cell office:value-type="float" office:value="20975.9368247749">
            <text:p>20975,9368247749</text:p>
          </table:table-cell>
          <table:table-cell office:value-type="float" office:value="21311.9109208511">
            <text:p>21311,9109208511</text:p>
          </table:table-cell>
          <table:table-cell office:value-type="float" office:value="21938.932120168">
            <text:p>21938,932120168</text:p>
          </table:table-cell>
          <table:table-cell office:value-type="float" office:value="22475.776131922">
            <text:p>22475,776131922</text:p>
          </table:table-cell>
          <table:table-cell office:value-type="float" office:value="23288.1009969435">
            <text:p>23288,1009969435</text:p>
          </table:table-cell>
          <table:table-cell office:value-type="float" office:value="24064.17810009">
            <text:p>24064,17810009</text:p>
          </table:table-cell>
          <table:table-cell office:value-type="float" office:value="24208.935276996">
            <text:p>24208,935276996</text:p>
          </table:table-cell>
          <table:table-cell office:value-type="float" office:value="23030.0383288931">
            <text:p>23030,0383288931</text:p>
          </table:table-cell>
          <table:table-cell office:value-type="float" office:value="23536.9688001663">
            <text:p>23536,9688001663</text:p>
          </table:table-cell>
          <table:table-cell office:value-type="float" office:value="24044.9520179735">
            <text:p>24044,9520179735</text:p>
          </table:table-cell>
          <table:table-cell office:value-type="float" office:value="24017.7023692836">
            <text:p>24017,7023692836</text:p>
          </table:table-cell>
          <table:table-cell office:value-type="float" office:value="24118.7437245707">
            <text:p>24118,7437245707</text:p>
          </table:table-cell>
          <table:table-cell office:value-type="float" office:value="24445.5811394557">
            <text:p>24445,5811394557</text:p>
          </table:table-cell>
          <table:table-cell office:value-type="float" office:value="24808.3844730077">
            <text:p>24808,3844730077</text:p>
          </table:table-cell>
          <table:table-cell office:value-type="float" office:value="25136.2406011769">
            <text:p>25136,24060117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9" office:value-type="string">
            <text:p>..</text:p>
          </table:table-cell>
          <table:table-cell office:value-type="float" office:value="6504.9305985348">
            <text:p>6504,9305985348</text:p>
          </table:table-cell>
          <table:table-cell office:value-type="float" office:value="6370.9937798191">
            <text:p>6370,9937798191</text:p>
          </table:table-cell>
          <table:table-cell office:value-type="float" office:value="6011.2810675716">
            <text:p>6011,2810675716</text:p>
          </table:table-cell>
          <table:table-cell office:value-type="float" office:value="5362.8123069959">
            <text:p>5362,8123069959</text:p>
          </table:table-cell>
          <table:table-cell office:value-type="float" office:value="5050.3516765679">
            <text:p>5050,3516765679</text:p>
          </table:table-cell>
          <table:table-cell office:value-type="float" office:value="4514.7839656541">
            <text:p>4514,7839656541</text:p>
          </table:table-cell>
          <table:table-cell office:value-type="float" office:value="4454.2242914826">
            <text:p>4454,2242914826</text:p>
          </table:table-cell>
          <table:table-cell office:value-type="float" office:value="4460.3597449764">
            <text:p>4460,3597449764</text:p>
          </table:table-cell>
          <table:table-cell office:value-type="float" office:value="4578.918104003">
            <text:p>4578,918104003</text:p>
          </table:table-cell>
          <table:table-cell office:value-type="float" office:value="4501.3561348508">
            <text:p>4501,3561348508</text:p>
          </table:table-cell>
          <table:table-cell office:value-type="float" office:value="4592.2364152573">
            <text:p>4592,2364152573</text:p>
          </table:table-cell>
          <table:table-cell office:value-type="float" office:value="4955.178939881">
            <text:p>4955,178939881</text:p>
          </table:table-cell>
          <table:table-cell office:value-type="float" office:value="5089.0206275642">
            <text:p>5089,0206275642</text:p>
          </table:table-cell>
          <table:table-cell office:value-type="float" office:value="5371.7200309354">
            <text:p>5371,7200309354</text:p>
          </table:table-cell>
          <table:table-cell office:value-type="float" office:value="5734.7625339922">
            <text:p>5734,7625339922</text:p>
          </table:table-cell>
          <table:table-cell office:value-type="float" office:value="6198.4113294432">
            <text:p>6198,4113294432</text:p>
          </table:table-cell>
          <table:table-cell office:value-type="float" office:value="6629.6493817477">
            <text:p>6629,6493817477</text:p>
          </table:table-cell>
          <table:table-cell office:value-type="float" office:value="7153.9691892282">
            <text:p>7153,9691892282</text:p>
          </table:table-cell>
          <table:table-cell office:value-type="float" office:value="7687.9546949961">
            <text:p>7687,9546949961</text:p>
          </table:table-cell>
          <table:table-cell office:value-type="float" office:value="7996.1660178449">
            <text:p>7996,1660178449</text:p>
          </table:table-cell>
          <table:table-cell office:value-type="float" office:value="7476.8466689052">
            <text:p>7476,8466689052</text:p>
          </table:table-cell>
          <table:table-cell office:value-type="float" office:value="7822.7625091747">
            <text:p>7822,7625091747</text:p>
          </table:table-cell>
          <table:table-cell office:value-type="float" office:value="8279.2142191942">
            <text:p>8279,2142191942</text:p>
          </table:table-cell>
          <table:table-cell office:value-type="float" office:value="8523.4545348414">
            <text:p>8523,4545348414</text:p>
          </table:table-cell>
          <table:table-cell office:value-type="float" office:value="8806.7946165067">
            <text:p>8806,7946165067</text:p>
          </table:table-cell>
          <table:table-cell office:value-type="float" office:value="8945.7839059991">
            <text:p>8945,7839059991</text:p>
          </table:table-cell>
          <table:table-cell office:value-type="float" office:value="8945.2182585418">
            <text:p>8945,2182585418</text:p>
          </table:table-cell>
          <table:table-cell office:value-type="float" office:value="9027.2860960902">
            <text:p>9027,286096090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9" office:value-type="string">
            <text:p>..</text:p>
          </table:table-cell>
          <table:table-cell office:value-type="float" office:value="6452.5349626926">
            <text:p>6452,5349626926</text:p>
          </table:table-cell>
          <table:table-cell office:value-type="float" office:value="6321.202946179">
            <text:p>6321,202946179</text:p>
          </table:table-cell>
          <table:table-cell office:value-type="float" office:value="5954.9767811247">
            <text:p>5954,9767811247</text:p>
          </table:table-cell>
          <table:table-cell office:value-type="float" office:value="5378.6714266958">
            <text:p>5378,6714266958</text:p>
          </table:table-cell>
          <table:table-cell office:value-type="float" office:value="5113.5531759201">
            <text:p>5113,5531759201</text:p>
          </table:table-cell>
          <table:table-cell office:value-type="float" office:value="4655.5937519574">
            <text:p>4655,5937519574</text:p>
          </table:table-cell>
          <table:table-cell office:value-type="float" office:value="4639.1349189351">
            <text:p>4639,1349189351</text:p>
          </table:table-cell>
          <table:table-cell office:value-type="float" office:value="4679.5572565042">
            <text:p>4679,5572565042</text:p>
          </table:table-cell>
          <table:table-cell office:value-type="float" office:value="4826.844255103">
            <text:p>4826,844255103</text:p>
          </table:table-cell>
          <table:table-cell office:value-type="float" office:value="4786.125544848">
            <text:p>4786,125544848</text:p>
          </table:table-cell>
          <table:table-cell office:value-type="float" office:value="4900.7145056965">
            <text:p>4900,7145056965</text:p>
          </table:table-cell>
          <table:table-cell office:value-type="float" office:value="5268.912990541">
            <text:p>5268,912990541</text:p>
          </table:table-cell>
          <table:table-cell office:value-type="float" office:value="5400.6150397778">
            <text:p>5400,6150397778</text:p>
          </table:table-cell>
          <table:table-cell office:value-type="float" office:value="5674.4072930568">
            <text:p>5674,4072930568</text:p>
          </table:table-cell>
          <table:table-cell office:value-type="float" office:value="6033.3958091358">
            <text:p>6033,3958091358</text:p>
          </table:table-cell>
          <table:table-cell office:value-type="float" office:value="6497.6213519533">
            <text:p>6497,6213519533</text:p>
          </table:table-cell>
          <table:table-cell office:value-type="float" office:value="6920.4757880489">
            <text:p>6920,4757880489</text:p>
          </table:table-cell>
          <table:table-cell office:value-type="float" office:value="7452.76658391">
            <text:p>7452,76658391</text:p>
          </table:table-cell>
          <table:table-cell office:value-type="float" office:value="8004.9697010722">
            <text:p>8004,9697010722</text:p>
          </table:table-cell>
          <table:table-cell office:value-type="float" office:value="8327.3763618316">
            <text:p>8327,3763618316</text:p>
          </table:table-cell>
          <table:table-cell office:value-type="float" office:value="7880.189734349">
            <text:p>7880,189734349</text:p>
          </table:table-cell>
          <table:table-cell office:value-type="float" office:value="8234.2066576133">
            <text:p>8234,2066576133</text:p>
          </table:table-cell>
          <table:table-cell office:value-type="float" office:value="8703.41577859">
            <text:p>8703,41577859</text:p>
          </table:table-cell>
          <table:table-cell office:value-type="float" office:value="8942.8781948576">
            <text:p>8942,8781948576</text:p>
          </table:table-cell>
          <table:table-cell office:value-type="float" office:value="9216.2446243431">
            <text:p>9216,2446243431</text:p>
          </table:table-cell>
          <table:table-cell office:value-type="float" office:value="9379.7086005422">
            <text:p>9379,7086005422</text:p>
          </table:table-cell>
          <table:table-cell office:value-type="float" office:value="9422.8082513963">
            <text:p>9422,8082513963</text:p>
          </table:table-cell>
          <table:table-cell office:value-type="float" office:value="9530.8019854582">
            <text:p>9530,80198545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uropean Union</text:p>
          </table:table-cell>
          <table:table-cell office:value-type="string">
            <text:p>EU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055.2567493293">
            <text:p>10055,2567493293</text:p>
          </table:table-cell>
          <table:table-cell office:value-type="float" office:value="10527.598465548">
            <text:p>10527,598465548</text:p>
          </table:table-cell>
          <table:table-cell office:value-type="float" office:value="10960.3882891808">
            <text:p>10960,3882891808</text:p>
          </table:table-cell>
          <table:table-cell office:value-type="float" office:value="11422.6579108597">
            <text:p>11422,6579108597</text:p>
          </table:table-cell>
          <table:table-cell office:value-type="float" office:value="11953.9688768584">
            <text:p>11953,9688768584</text:p>
          </table:table-cell>
          <table:table-cell office:value-type="float" office:value="12376.6412024664">
            <text:p>12376,6412024664</text:p>
          </table:table-cell>
          <table:table-cell office:value-type="float" office:value="12810.7047834275">
            <text:p>12810,7047834275</text:p>
          </table:table-cell>
          <table:table-cell office:value-type="float" office:value="13285.2025396657">
            <text:p>13285,2025396657</text:p>
          </table:table-cell>
          <table:table-cell office:value-type="float" office:value="13865.005602431">
            <text:p>13865,005602431</text:p>
          </table:table-cell>
          <table:table-cell office:value-type="float" office:value="14573.8524064971">
            <text:p>14573,8524064971</text:p>
          </table:table-cell>
          <table:table-cell office:value-type="float" office:value="15331.1878846172">
            <text:p>15331,1878846172</text:p>
          </table:table-cell>
          <table:table-cell office:value-type="float" office:value="15805.7234561334">
            <text:p>15805,7234561334</text:p>
          </table:table-cell>
          <table:table-cell office:value-type="float" office:value="16445.5548886778">
            <text:p>16445,5548886778</text:p>
          </table:table-cell>
          <table:table-cell office:value-type="float" office:value="17344.4472017529">
            <text:p>17344,4472017529</text:p>
          </table:table-cell>
          <table:table-cell office:value-type="float" office:value="17631.5314390776">
            <text:p>17631,5314390776</text:p>
          </table:table-cell>
          <table:table-cell office:value-type="float" office:value="17402.5527898012">
            <text:p>17402,5527898012</text:p>
          </table:table-cell>
          <table:table-cell office:value-type="float" office:value="18117.3267059221">
            <text:p>18117,3267059221</text:p>
          </table:table-cell>
          <table:table-cell office:value-type="float" office:value="18550.0739985422">
            <text:p>18550,0739985422</text:p>
          </table:table-cell>
          <table:table-cell office:value-type="float" office:value="19073.1823906132">
            <text:p>19073,1823906132</text:p>
          </table:table-cell>
          <table:table-cell office:value-type="float" office:value="19727.3917929323">
            <text:p>19727,3917929323</text:p>
          </table:table-cell>
          <table:table-cell office:value-type="float" office:value="19935.290455367">
            <text:p>19935,290455367</text:p>
          </table:table-cell>
          <table:table-cell office:value-type="float" office:value="19926.0967544888">
            <text:p>19926,0967544888</text:p>
          </table:table-cell>
          <table:table-cell office:value-type="float" office:value="20067.0843105695">
            <text:p>20067,0843105695</text:p>
          </table:table-cell>
          <table:table-cell office:value-type="float" office:value="20388.4147733007">
            <text:p>20388,4147733007</text:p>
          </table:table-cell>
          <table:table-cell office:value-type="float" office:value="20842.7632969711">
            <text:p>20842,7632969711</text:p>
          </table:table-cell>
          <table:table-cell office:value-type="float" office:value="21336.3982596483">
            <text:p>21336,3982596483</text:p>
          </table:table-cell>
          <table:table-cell office:value-type="float" office:value="21845.0018712792">
            <text:p>21845,0018712792</text:p>
          </table:table-cell>
          <table:table-cell office:value-type="float" office:value="22422.8498146959">
            <text:p>22422,8498146959</text:p>
          </table:table-cell>
          <table:table-cell office:value-type="float" office:value="23335.8769853323">
            <text:p>23335,8769853323</text:p>
          </table:table-cell>
          <table:table-cell office:value-type="float" office:value="24123.3551465627">
            <text:p>24123,3551465627</text:p>
          </table:table-cell>
          <table:table-cell office:value-type="float" office:value="24756.8332829588">
            <text:p>24756,8332829588</text:p>
          </table:table-cell>
          <table:table-cell office:value-type="float" office:value="25059.5203069121">
            <text:p>25059,5203069121</text:p>
          </table:table-cell>
          <table:table-cell office:value-type="float" office:value="25248.0321375563">
            <text:p>25248,0321375563</text:p>
          </table:table-cell>
          <table:table-cell office:value-type="float" office:value="25123.9846542431">
            <text:p>25123,9846542431</text:p>
          </table:table-cell>
          <table:table-cell office:value-type="float" office:value="25774.4393564287">
            <text:p>25774,4393564287</text:p>
          </table:table-cell>
          <table:table-cell office:value-type="float" office:value="26410.5895567518">
            <text:p>26410,5895567518</text:p>
          </table:table-cell>
          <table:table-cell office:value-type="float" office:value="26894.3567242138">
            <text:p>26894,3567242138</text:p>
          </table:table-cell>
          <table:table-cell office:value-type="float" office:value="27622.7626170112">
            <text:p>27622,7626170112</text:p>
          </table:table-cell>
          <table:table-cell office:value-type="float" office:value="28404.4610491031">
            <text:p>28404,4610491031</text:p>
          </table:table-cell>
          <table:table-cell office:value-type="float" office:value="29204.0524641635">
            <text:p>29204,0524641635</text:p>
          </table:table-cell>
          <table:table-cell office:value-type="float" office:value="30293.0869993595">
            <text:p>30293,0869993595</text:p>
          </table:table-cell>
          <table:table-cell office:value-type="float" office:value="30899.7638064032">
            <text:p>30899,7638064032</text:p>
          </table:table-cell>
          <table:table-cell office:value-type="float" office:value="31239.445905229">
            <text:p>31239,445905229</text:p>
          </table:table-cell>
          <table:table-cell office:value-type="float" office:value="31532.2987869803">
            <text:p>31532,2987869803</text:p>
          </table:table-cell>
          <table:table-cell office:value-type="float" office:value="32213.821622309">
            <text:p>32213,821622309</text:p>
          </table:table-cell>
          <table:table-cell office:value-type="float" office:value="32763.0943481215">
            <text:p>32763,0943481215</text:p>
          </table:table-cell>
          <table:table-cell office:value-type="float" office:value="33732.7208223343">
            <text:p>33732,7208223343</text:p>
          </table:table-cell>
          <table:table-cell office:value-type="float" office:value="34635.8363626194">
            <text:p>34635,8363626194</text:p>
          </table:table-cell>
          <table:table-cell office:value-type="float" office:value="34671.2174341942">
            <text:p>34671,2174341942</text:p>
          </table:table-cell>
          <table:table-cell office:value-type="float" office:value="33059.6368332652">
            <text:p>33059,6368332652</text:p>
          </table:table-cell>
          <table:table-cell office:value-type="float" office:value="33687.5881720323">
            <text:p>33687,5881720323</text:p>
          </table:table-cell>
          <table:table-cell office:value-type="float" office:value="34286.9730670297">
            <text:p>34286,9730670297</text:p>
          </table:table-cell>
          <table:table-cell office:value-type="float" office:value="34065.6000787859">
            <text:p>34065,6000787859</text:p>
          </table:table-cell>
          <table:table-cell office:value-type="float" office:value="34052.634368672">
            <text:p>34052,634368672</text:p>
          </table:table-cell>
          <table:table-cell office:value-type="float" office:value="34539.5944090363">
            <text:p>34539,5944090363</text:p>
          </table:table-cell>
          <table:table-cell office:value-type="float" office:value="35233.6575312994">
            <text:p>35233,6575312994</text:p>
          </table:table-cell>
          <table:table-cell office:value-type="float" office:value="35803.6094315581">
            <text:p>35803,60943155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0" office:value-type="string">
            <text:p>..</text:p>
          </table:table-cell>
          <table:table-cell office:value-type="float" office:value="47397.9029229641">
            <text:p>47397,9029229641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774.2057381631">
            <text:p>1774,2057381631</text:p>
          </table:table-cell>
          <table:table-cell office:value-type="float" office:value="1774.5006364964">
            <text:p>1774,5006364964</text:p>
          </table:table-cell>
          <table:table-cell office:value-type="float" office:value="1775.6011783345">
            <text:p>1775,6011783345</text:p>
          </table:table-cell>
          <table:table-cell office:value-type="float" office:value="1825.1645362688">
            <text:p>1825,1645362688</text:p>
          </table:table-cell>
          <table:table-cell office:value-type="float" office:value="1853.6616927361">
            <text:p>1853,6616927361</text:p>
          </table:table-cell>
          <table:table-cell office:value-type="float" office:value="1751.3794833334">
            <text:p>1751,3794833334</text:p>
          </table:table-cell>
          <table:table-cell office:value-type="float" office:value="1705.6355944004">
            <text:p>1705,6355944004</text:p>
          </table:table-cell>
          <table:table-cell office:value-type="float" office:value="1887.4473889186">
            <text:p>1887,4473889186</text:p>
          </table:table-cell>
          <table:table-cell office:value-type="float" office:value="1992.0371606511">
            <text:p>1992,0371606511</text:p>
          </table:table-cell>
          <table:table-cell office:value-type="float" office:value="2000.5863282767">
            <text:p>2000,5863282767</text:p>
          </table:table-cell>
          <table:table-cell office:value-type="float" office:value="2207.6263819622">
            <text:p>2207,6263819622</text:p>
          </table:table-cell>
          <table:table-cell office:value-type="float" office:value="2310.5622641875">
            <text:p>2310,5622641875</text:p>
          </table:table-cell>
          <table:table-cell office:value-type="float" office:value="2432.2118713678">
            <text:p>2432,2118713678</text:p>
          </table:table-cell>
          <table:table-cell office:value-type="float" office:value="2659.3351711273">
            <text:p>2659,3351711273</text:p>
          </table:table-cell>
          <table:table-cell office:value-type="float" office:value="2674.0674374273">
            <text:p>2674,0674374273</text:p>
          </table:table-cell>
          <table:table-cell office:value-type="float" office:value="2635.9955031473">
            <text:p>2635,9955031473</text:p>
          </table:table-cell>
          <table:table-cell office:value-type="float" office:value="2657.7628375706">
            <text:p>2657,7628375706</text:p>
          </table:table-cell>
          <table:table-cell office:value-type="float" office:value="2764.1528290316">
            <text:p>2764,1528290316</text:p>
          </table:table-cell>
          <table:table-cell office:value-type="float" office:value="2764.4339275019">
            <text:p>2764,4339275019</text:p>
          </table:table-cell>
          <table:table-cell office:value-type="float" office:value="3041.5201419902">
            <text:p>3041,5201419902</text:p>
          </table:table-cell>
          <table:table-cell office:value-type="float" office:value="2928.1284994091">
            <text:p>2928,1284994091</text:p>
          </table:table-cell>
          <table:table-cell office:value-type="float" office:value="3038.3865974778">
            <text:p>3038,3865974778</text:p>
          </table:table-cell>
          <table:table-cell office:value-type="float" office:value="2783.01832996">
            <text:p>2783,01832996</text:p>
          </table:table-cell>
          <table:table-cell office:value-type="float" office:value="2605.7601371776">
            <text:p>2605,7601371776</text:p>
          </table:table-cell>
          <table:table-cell office:value-type="float" office:value="2764.0704825586">
            <text:p>2764,0704825586</text:p>
          </table:table-cell>
          <table:table-cell office:value-type="float" office:value="2594.705242333">
            <text:p>2594,705242333</text:p>
          </table:table-cell>
          <table:table-cell office:value-type="float" office:value="2768.9959388615">
            <text:p>2768,9959388615</text:p>
          </table:table-cell>
          <table:table-cell office:value-type="float" office:value="2574.4436163358">
            <text:p>2574,4436163358</text:p>
          </table:table-cell>
          <table:table-cell office:value-type="float" office:value="2594.763478884">
            <text:p>2594,763478884</text:p>
          </table:table-cell>
          <table:table-cell office:value-type="float" office:value="2781.2112146097">
            <text:p>2781,2112146097</text:p>
          </table:table-cell>
          <table:table-cell office:value-type="float" office:value="2926.3516209887">
            <text:p>2926,3516209887</text:p>
          </table:table-cell>
          <table:table-cell office:value-type="float" office:value="2820.8400336627">
            <text:p>2820,8400336627</text:p>
          </table:table-cell>
          <table:table-cell office:value-type="float" office:value="2956.4994118591">
            <text:p>2956,4994118591</text:p>
          </table:table-cell>
          <table:table-cell office:value-type="float" office:value="2977.5025444512">
            <text:p>2977,5025444512</text:p>
          </table:table-cell>
          <table:table-cell office:value-type="float" office:value="3085.8643814391">
            <text:p>3085,8643814391</text:p>
          </table:table-cell>
          <table:table-cell office:value-type="float" office:value="3122.9134077427">
            <text:p>3122,9134077427</text:p>
          </table:table-cell>
          <table:table-cell office:value-type="float" office:value="3235.3572999818">
            <text:p>3235,3572999818</text:p>
          </table:table-cell>
          <table:table-cell office:value-type="float" office:value="3130.7201908801">
            <text:p>3130,7201908801</text:p>
          </table:table-cell>
          <table:table-cell office:value-type="float" office:value="3141.8775804287">
            <text:p>3141,8775804287</text:p>
          </table:table-cell>
          <table:table-cell office:value-type="float" office:value="3392.1727635037">
            <text:p>3392,1727635037</text:p>
          </table:table-cell>
          <table:table-cell office:value-type="float" office:value="3315.0674746536">
            <text:p>3315,0674746536</text:p>
          </table:table-cell>
          <table:table-cell office:value-type="float" office:value="3368.9308604508">
            <text:p>3368,9308604508</text:p>
          </table:table-cell>
          <table:table-cell office:value-type="float" office:value="3470.4582668619">
            <text:p>3470,4582668619</text:p>
          </table:table-cell>
          <table:table-cell office:value-type="float" office:value="3501.1409681411">
            <text:p>3501,1409681411</text:p>
          </table:table-cell>
          <table:table-cell office:value-type="float" office:value="3678.9257844854">
            <text:p>3678,9257844854</text:p>
          </table:table-cell>
          <table:table-cell office:value-type="float" office:value="3689.0673816545">
            <text:p>3689,0673816545</text:p>
          </table:table-cell>
          <table:table-cell office:value-type="float" office:value="3732.0034753839">
            <text:p>3732,0034753839</text:p>
          </table:table-cell>
          <table:table-cell office:value-type="float" office:value="3667.4525412761">
            <text:p>3667,4525412761</text:p>
          </table:table-cell>
          <table:table-cell office:value-type="float" office:value="3667.8608431272">
            <text:p>3667,8608431272</text:p>
          </table:table-cell>
          <table:table-cell office:value-type="float" office:value="3580.397018652">
            <text:p>3580,397018652</text:p>
          </table:table-cell>
          <table:table-cell office:value-type="float" office:value="3651.9667840555">
            <text:p>3651,9667840555</text:p>
          </table:table-cell>
          <table:table-cell office:value-type="float" office:value="3719.8894803861">
            <text:p>3719,8894803861</text:p>
          </table:table-cell>
          <table:table-cell office:value-type="float" office:value="3744.2771158293">
            <text:p>3744,2771158293</text:p>
          </table:table-cell>
          <table:table-cell office:value-type="float" office:value="3894.262542516">
            <text:p>3894,262542516</text:p>
          </table:table-cell>
          <table:table-cell office:value-type="float" office:value="4084.1998022602">
            <text:p>4084,1998022602</text:p>
          </table:table-cell>
          <table:table-cell office:value-type="float" office:value="4211.0588796856">
            <text:p>4211,0588796856</text:p>
          </table:table-cell>
          <table:table-cell office:value-type="float" office:value="4195.9681143387">
            <text:p>4195,96811433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195.3280642679">
            <text:p>12195,3280642679</text:p>
          </table:table-cell>
          <table:table-cell office:value-type="float" office:value="13030.4598838557">
            <text:p>13030,4598838557</text:p>
          </table:table-cell>
          <table:table-cell office:value-type="float" office:value="13328.0819160592">
            <text:p>13328,0819160592</text:p>
          </table:table-cell>
          <table:table-cell office:value-type="float" office:value="13668.9439277653">
            <text:p>13668,9439277653</text:p>
          </table:table-cell>
          <table:table-cell office:value-type="float" office:value="14305.2131504321">
            <text:p>14305,2131504321</text:p>
          </table:table-cell>
          <table:table-cell office:value-type="float" office:value="15013.6629711267">
            <text:p>15013,6629711267</text:p>
          </table:table-cell>
          <table:table-cell office:value-type="float" office:value="15312.4118896814">
            <text:p>15312,4118896814</text:p>
          </table:table-cell>
          <table:table-cell office:value-type="float" office:value="15560.0180099671">
            <text:p>15560,0180099671</text:p>
          </table:table-cell>
          <table:table-cell office:value-type="float" office:value="15847.1013080792">
            <text:p>15847,1013080792</text:p>
          </table:table-cell>
          <table:table-cell office:value-type="float" office:value="17377.4406915854">
            <text:p>17377,4406915854</text:p>
          </table:table-cell>
          <table:table-cell office:value-type="float" office:value="18373.79065166">
            <text:p>18373,79065166</text:p>
          </table:table-cell>
          <table:table-cell office:value-type="float" office:value="18783.1262896109">
            <text:p>18783,1262896109</text:p>
          </table:table-cell>
          <table:table-cell office:value-type="float" office:value="20116.0057692322">
            <text:p>20116,0057692322</text:p>
          </table:table-cell>
          <table:table-cell office:value-type="float" office:value="21399.0003808903">
            <text:p>21399,0003808903</text:p>
          </table:table-cell>
          <table:table-cell office:value-type="float" office:value="21976.2295032349">
            <text:p>21976,2295032349</text:p>
          </table:table-cell>
          <table:table-cell office:value-type="float" office:value="22273.7930840788">
            <text:p>22273,7930840788</text:p>
          </table:table-cell>
          <table:table-cell office:value-type="float" office:value="22283.2264036494">
            <text:p>22283,2264036494</text:p>
          </table:table-cell>
          <table:table-cell office:value-type="float" office:value="22274.2003438967">
            <text:p>22274,2003438967</text:p>
          </table:table-cell>
          <table:table-cell office:value-type="float" office:value="22858.8148888497">
            <text:p>22858,8148888497</text:p>
          </table:table-cell>
          <table:table-cell office:value-type="float" office:value="24424.2996337101">
            <text:p>24424,2996337101</text:p>
          </table:table-cell>
          <table:table-cell office:value-type="float" office:value="25660.5878865097">
            <text:p>25660,5878865097</text:p>
          </table:table-cell>
          <table:table-cell office:value-type="float" office:value="25882.2072097247">
            <text:p>25882,2072097247</text:p>
          </table:table-cell>
          <table:table-cell office:value-type="float" office:value="26532.2091838819">
            <text:p>26532,2091838819</text:p>
          </table:table-cell>
          <table:table-cell office:value-type="float" office:value="27197.7146200217">
            <text:p>27197,7146200217</text:p>
          </table:table-cell>
          <table:table-cell office:value-type="float" office:value="27922.2839315644">
            <text:p>27922,2839315644</text:p>
          </table:table-cell>
          <table:table-cell office:value-type="float" office:value="28789.4867096145">
            <text:p>28789,4867096145</text:p>
          </table:table-cell>
          <table:table-cell office:value-type="float" office:value="29478.4277861699">
            <text:p>29478,4277861699</text:p>
          </table:table-cell>
          <table:table-cell office:value-type="float" office:value="30441.1315800312">
            <text:p>30441,1315800312</text:p>
          </table:table-cell>
          <table:table-cell office:value-type="float" office:value="31934.1075100946">
            <text:p>31934,1075100946</text:p>
          </table:table-cell>
          <table:table-cell office:value-type="float" office:value="33437.8844069668">
            <text:p>33437,8844069668</text:p>
          </table:table-cell>
          <table:table-cell office:value-type="float" office:value="33514.9230312744">
            <text:p>33514,9230312744</text:p>
          </table:table-cell>
          <table:table-cell office:value-type="float" office:value="31360.954387065">
            <text:p>31360,954387065</text:p>
          </table:table-cell>
          <table:table-cell office:value-type="float" office:value="30148.4350073736">
            <text:p>30148,4350073736</text:p>
          </table:table-cell>
          <table:table-cell office:value-type="float" office:value="29782.5435266688">
            <text:p>29782,5435266688</text:p>
          </table:table-cell>
          <table:table-cell office:value-type="float" office:value="30822.6083597141">
            <text:p>30822,6083597141</text:p>
          </table:table-cell>
          <table:table-cell office:value-type="float" office:value="31997.004165002">
            <text:p>31997,004165002</text:p>
          </table:table-cell>
          <table:table-cell office:value-type="float" office:value="33059.0966943048">
            <text:p>33059,0966943048</text:p>
          </table:table-cell>
          <table:table-cell office:value-type="float" office:value="35021.5866269695">
            <text:p>35021,5866269695</text:p>
          </table:table-cell>
          <table:table-cell office:value-type="float" office:value="36824.847965247">
            <text:p>36824,847965247</text:p>
          </table:table-cell>
          <table:table-cell office:value-type="float" office:value="38372.2220413352">
            <text:p>38372,2220413352</text:p>
          </table:table-cell>
          <table:table-cell office:value-type="float" office:value="40450.3733748937">
            <text:p>40450,3733748937</text:p>
          </table:table-cell>
          <table:table-cell office:value-type="float" office:value="41399.9435810574">
            <text:p>41399,9435810574</text:p>
          </table:table-cell>
          <table:table-cell office:value-type="float" office:value="41993.6890221885">
            <text:p>41993,6890221885</text:p>
          </table:table-cell>
          <table:table-cell office:value-type="float" office:value="42729.0244671581">
            <text:p>42729,0244671581</text:p>
          </table:table-cell>
          <table:table-cell office:value-type="float" office:value="44277.8427026504">
            <text:p>44277,8427026504</text:p>
          </table:table-cell>
          <table:table-cell office:value-type="float" office:value="45353.2599997077">
            <text:p>45353,2599997077</text:p>
          </table:table-cell>
          <table:table-cell office:value-type="float" office:value="47011.657598012">
            <text:p>47011,657598012</text:p>
          </table:table-cell>
          <table:table-cell office:value-type="float" office:value="49239.1939572439">
            <text:p>49239,1939572439</text:p>
          </table:table-cell>
          <table:table-cell office:value-type="float" office:value="49363.6971964824">
            <text:p>49363,6971964824</text:p>
          </table:table-cell>
          <table:table-cell office:value-type="float" office:value="45065.7534943592">
            <text:p>45065,7534943592</text:p>
          </table:table-cell>
          <table:table-cell office:value-type="float" office:value="46202.4151628454">
            <text:p>46202,4151628454</text:p>
          </table:table-cell>
          <table:table-cell office:value-type="float" office:value="47171.0220648003">
            <text:p>47171,0220648003</text:p>
          </table:table-cell>
          <table:table-cell office:value-type="float" office:value="46277.5562828706">
            <text:p>46277,5562828706</text:p>
          </table:table-cell>
          <table:table-cell office:value-type="float" office:value="45715.6468163534">
            <text:p>45715,6468163534</text:p>
          </table:table-cell>
          <table:table-cell office:value-type="float" office:value="45239.3688031623">
            <text:p>45239,3688031623</text:p>
          </table:table-cell>
          <table:table-cell office:value-type="float" office:value="45151.5121556712">
            <text:p>45151,5121556712</text:p>
          </table:table-cell>
          <table:table-cell office:value-type="float" office:value="45983.3133332131">
            <text:p>45983,31333321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8" office:value-type="string">
            <text:p>..</text:p>
          </table:table-cell>
          <table:table-cell office:value-type="float" office:value="1083.9529122464">
            <text:p>1083,9529122464</text:p>
          </table:table-cell>
          <table:table-cell office:value-type="float" office:value="1026.8325468302">
            <text:p>1026,8325468302</text:p>
          </table:table-cell>
          <table:table-cell office:value-type="float" office:value="1141.7104508306">
            <text:p>1141,7104508306</text:p>
          </table:table-cell>
          <table:table-cell office:value-type="float" office:value="906.2505934447">
            <text:p>906,2505934447</text:p>
          </table:table-cell>
          <table:table-cell office:value-type="float" office:value="928.636119283">
            <text:p>928,636119283</text:p>
          </table:table-cell>
          <table:table-cell office:value-type="float" office:value="961.4024650779">
            <text:p>961,4024650779</text:p>
          </table:table-cell>
          <table:table-cell office:value-type="float" office:value="968.2577101744">
            <text:p>968,2577101744</text:p>
          </table:table-cell>
          <table:table-cell office:value-type="float" office:value="975.1717933718">
            <text:p>975,1717933718</text:p>
          </table:table-cell>
          <table:table-cell office:value-type="float" office:value="1014.8593741238">
            <text:p>1014,8593741238</text:p>
          </table:table-cell>
          <table:table-cell office:value-type="float" office:value="1063.6560571619">
            <text:p>1063,6560571619</text:p>
          </table:table-cell>
          <table:table-cell office:value-type="float" office:value="1160.1272486622">
            <text:p>1160,1272486622</text:p>
          </table:table-cell>
          <table:table-cell office:value-type="float" office:value="1211.2224746524">
            <text:p>1211,2224746524</text:p>
          </table:table-cell>
          <table:table-cell office:value-type="float" office:value="1204.9827389276">
            <text:p>1204,9827389276</text:p>
          </table:table-cell>
          <table:table-cell office:value-type="float" office:value="1207.477490403">
            <text:p>1207,477490403</text:p>
          </table:table-cell>
          <table:table-cell office:value-type="float" office:value="1171.2124522538">
            <text:p>1171,2124522538</text:p>
          </table:table-cell>
          <table:table-cell office:value-type="float" office:value="1088.5935233772">
            <text:p>1088,5935233772</text:p>
          </table:table-cell>
          <table:table-cell office:value-type="float" office:value="1208.1354422552">
            <text:p>1208,1354422552</text:p>
          </table:table-cell>
          <table:table-cell office:value-type="float" office:value="1255.0863181047">
            <text:p>1255,0863181047</text:p>
          </table:table-cell>
          <table:table-cell office:value-type="float" office:value="1304.6844110693">
            <text:p>1304,6844110693</text:p>
          </table:table-cell>
          <table:table-cell office:value-type="float" office:value="1343.33578129">
            <text:p>1343,33578129</text:p>
          </table:table-cell>
          <table:table-cell office:value-type="float" office:value="1383.6535763069">
            <text:p>1383,6535763069</text:p>
          </table:table-cell>
          <table:table-cell office:value-type="float" office:value="1413.386036946">
            <text:p>1413,386036946</text:p>
          </table:table-cell>
          <table:table-cell office:value-type="float" office:value="1466.4680208573">
            <text:p>1466,4680208573</text:p>
          </table:table-cell>
          <table:table-cell office:value-type="float" office:value="1353.8960799627">
            <text:p>1353,8960799627</text:p>
          </table:table-cell>
          <table:table-cell office:value-type="float" office:value="1405.5471558778">
            <text:p>1405,5471558778</text:p>
          </table:table-cell>
          <table:table-cell office:value-type="float" office:value="1452.0104780501">
            <text:p>1452,0104780501</text:p>
          </table:table-cell>
          <table:table-cell office:value-type="float" office:value="1469.4886134841">
            <text:p>1469,4886134841</text:p>
          </table:table-cell>
          <table:table-cell office:value-type="float" office:value="1477.4904785212">
            <text:p>1477,4904785212</text:p>
          </table:table-cell>
          <table:table-cell office:value-type="float" office:value="1521.850605544">
            <text:p>1521,85060554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991.267715789">
            <text:p>12991,267715789</text:p>
          </table:table-cell>
          <table:table-cell office:value-type="float" office:value="13524.4492898749">
            <text:p>13524,4492898749</text:p>
          </table:table-cell>
          <table:table-cell office:value-type="float" office:value="14224.481981772">
            <text:p>14224,481981772</text:p>
          </table:table-cell>
          <table:table-cell office:value-type="float" office:value="14775.0591562818">
            <text:p>14775,0591562818</text:p>
          </table:table-cell>
          <table:table-cell office:value-type="float" office:value="15532.6347258984">
            <text:p>15532,6347258984</text:p>
          </table:table-cell>
          <table:table-cell office:value-type="float" office:value="16087.9229861581">
            <text:p>16087,9229861581</text:p>
          </table:table-cell>
          <table:table-cell office:value-type="float" office:value="16764.2319210598">
            <text:p>16764,2319210598</text:p>
          </table:table-cell>
          <table:table-cell office:value-type="float" office:value="17409.9659363379">
            <text:p>17409,9659363379</text:p>
          </table:table-cell>
          <table:table-cell office:value-type="float" office:value="18023.8108375959">
            <text:p>18023,8108375959</text:p>
          </table:table-cell>
          <table:table-cell office:value-type="float" office:value="19148.5087760733">
            <text:p>19148,5087760733</text:p>
          </table:table-cell>
          <table:table-cell office:value-type="float" office:value="20090.7709227215">
            <text:p>20090,7709227215</text:p>
          </table:table-cell>
          <table:table-cell office:value-type="float" office:value="20985.1706018879">
            <text:p>20985,1706018879</text:p>
          </table:table-cell>
          <table:table-cell office:value-type="float" office:value="21739.8840771435">
            <text:p>21739,8840771435</text:p>
          </table:table-cell>
          <table:table-cell office:value-type="float" office:value="22903.3023981753">
            <text:p>22903,3023981753</text:p>
          </table:table-cell>
          <table:table-cell office:value-type="float" office:value="23690.6002775378">
            <text:p>23690,6002775378</text:p>
          </table:table-cell>
          <table:table-cell office:value-type="float" office:value="23298.3404917453">
            <text:p>23298,3404917453</text:p>
          </table:table-cell>
          <table:table-cell office:value-type="float" office:value="24174.7469979992">
            <text:p>24174,7469979992</text:p>
          </table:table-cell>
          <table:table-cell office:value-type="float" office:value="24907.2841888897">
            <text:p>24907,2841888897</text:p>
          </table:table-cell>
          <table:table-cell office:value-type="float" office:value="25811.8025979076">
            <text:p>25811,8025979076</text:p>
          </table:table-cell>
          <table:table-cell office:value-type="float" office:value="26641.9294807727">
            <text:p>26641,9294807727</text:p>
          </table:table-cell>
          <table:table-cell office:value-type="float" office:value="26962.2587828525">
            <text:p>26962,2587828525</text:p>
          </table:table-cell>
          <table:table-cell office:value-type="float" office:value="27132.7028862158">
            <text:p>27132,7028862158</text:p>
          </table:table-cell>
          <table:table-cell office:value-type="float" office:value="27677.4505852119">
            <text:p>27677,4505852119</text:p>
          </table:table-cell>
          <table:table-cell office:value-type="float" office:value="27876.6636507959">
            <text:p>27876,6636507959</text:p>
          </table:table-cell>
          <table:table-cell office:value-type="float" office:value="28144.0234189858">
            <text:p>28144,0234189858</text:p>
          </table:table-cell>
          <table:table-cell office:value-type="float" office:value="28437.2497799896">
            <text:p>28437,2497799896</text:p>
          </table:table-cell>
          <table:table-cell office:value-type="float" office:value="28934.1934137592">
            <text:p>28934,1934137592</text:p>
          </table:table-cell>
          <table:table-cell office:value-type="float" office:value="29499.2572964631">
            <text:p>29499,2572964631</text:p>
          </table:table-cell>
          <table:table-cell office:value-type="float" office:value="30706.6910716359">
            <text:p>30706,6910716359</text:p>
          </table:table-cell>
          <table:table-cell office:value-type="float" office:value="31852.7500060312">
            <text:p>31852,7500060312</text:p>
          </table:table-cell>
          <table:table-cell office:value-type="float" office:value="32596.0051876225">
            <text:p>32596,0051876225</text:p>
          </table:table-cell>
          <table:table-cell office:value-type="float" office:value="32908.5579690992">
            <text:p>32908,5579690992</text:p>
          </table:table-cell>
          <table:table-cell office:value-type="float" office:value="33269.1469119185">
            <text:p>33269,1469119185</text:p>
          </table:table-cell>
          <table:table-cell office:value-type="float" office:value="32922.3630027908">
            <text:p>32922,3630027908</text:p>
          </table:table-cell>
          <table:table-cell office:value-type="float" office:value="33569.3308859262">
            <text:p>33569,3308859262</text:p>
          </table:table-cell>
          <table:table-cell office:value-type="float" office:value="34145.7054163291">
            <text:p>34145,7054163291</text:p>
          </table:table-cell>
          <table:table-cell office:value-type="float" office:value="34497.2839078242">
            <text:p>34497,2839078242</text:p>
          </table:table-cell>
          <table:table-cell office:value-type="float" office:value="35178.9345385494">
            <text:p>35178,9345385494</text:p>
          </table:table-cell>
          <table:table-cell office:value-type="float" office:value="36295.9353465198">
            <text:p>36295,9353465198</text:p>
          </table:table-cell>
          <table:table-cell office:value-type="float" office:value="37339.9809749041">
            <text:p>37339,9809749041</text:p>
          </table:table-cell>
          <table:table-cell office:value-type="float" office:value="38522.2102787019">
            <text:p>38522,2102787019</text:p>
          </table:table-cell>
          <table:table-cell office:value-type="float" office:value="38990.3061332386">
            <text:p>38990,3061332386</text:p>
          </table:table-cell>
          <table:table-cell office:value-type="float" office:value="39140.7147636595">
            <text:p>39140,7147636595</text:p>
          </table:table-cell>
          <table:table-cell office:value-type="float" office:value="39182.7793888923">
            <text:p>39182,7793888923</text:p>
          </table:table-cell>
          <table:table-cell office:value-type="float" office:value="39979.1197150554">
            <text:p>39979,1197150554</text:p>
          </table:table-cell>
          <table:table-cell office:value-type="float" office:value="40316.8127598175">
            <text:p>40316,8127598175</text:p>
          </table:table-cell>
          <table:table-cell office:value-type="float" office:value="40987.5490759697">
            <text:p>40987,5490759697</text:p>
          </table:table-cell>
          <table:table-cell office:value-type="float" office:value="41696.692239255">
            <text:p>41696,692239255</text:p>
          </table:table-cell>
          <table:table-cell office:value-type="float" office:value="41545.2940923558">
            <text:p>41545,2940923558</text:p>
          </table:table-cell>
          <table:table-cell office:value-type="float" office:value="40116.3795272806">
            <text:p>40116,3795272806</text:p>
          </table:table-cell>
          <table:table-cell office:value-type="float" office:value="40703.3459209005">
            <text:p>40703,3459209005</text:p>
          </table:table-cell>
          <table:table-cell office:value-type="float" office:value="41349.1915705484">
            <text:p>41349,1915705484</text:p>
          </table:table-cell>
          <table:table-cell office:value-type="float" office:value="41224.7296617838">
            <text:p>41224,7296617838</text:p>
          </table:table-cell>
          <table:table-cell office:value-type="float" office:value="41249.4494084938">
            <text:p>41249,4494084938</text:p>
          </table:table-cell>
          <table:table-cell office:value-type="float" office:value="41431.0386682695">
            <text:p>41431,0386682695</text:p>
          </table:table-cell>
          <table:table-cell office:value-type="float" office:value="41689.7079785337">
            <text:p>41689,7079785337</text:p>
          </table:table-cell>
          <table:table-cell office:value-type="float" office:value="42015.7382940858">
            <text:p>42015,73829408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4377.3761302636">
            <text:p>4377,3761302636</text:p>
          </table:table-cell>
          <table:table-cell office:value-type="float" office:value="4974.1232528449">
            <text:p>4974,1232528449</text:p>
          </table:table-cell>
          <table:table-cell office:value-type="float" office:value="5285.5386009273">
            <text:p>5285,5386009273</text:p>
          </table:table-cell>
          <table:table-cell office:value-type="float" office:value="5537.4003854854">
            <text:p>5537,4003854854</text:p>
          </table:table-cell>
          <table:table-cell office:value-type="float" office:value="5706.4336640417">
            <text:p>5706,4336640417</text:p>
          </table:table-cell>
          <table:table-cell office:value-type="float" office:value="6080.7154228706">
            <text:p>6080,7154228706</text:p>
          </table:table-cell>
          <table:table-cell office:value-type="float" office:value="6237.1680680977">
            <text:p>6237,1680680977</text:p>
          </table:table-cell>
          <table:table-cell office:value-type="float" office:value="6361.7378802185">
            <text:p>6361,7378802185</text:p>
          </table:table-cell>
          <table:table-cell office:value-type="float" office:value="6382.4723151085">
            <text:p>6382,4723151085</text:p>
          </table:table-cell>
          <table:table-cell office:value-type="float" office:value="6752.3658332193">
            <text:p>6752,3658332193</text:p>
          </table:table-cell>
          <table:table-cell office:value-type="float" office:value="7189.0761211737">
            <text:p>7189,0761211737</text:p>
          </table:table-cell>
          <table:table-cell office:value-type="float" office:value="7773.6064009621">
            <text:p>7773,6064009621</text:p>
          </table:table-cell>
          <table:table-cell office:value-type="float" office:value="8494.0874115363">
            <text:p>8494,0874115363</text:p>
          </table:table-cell>
          <table:table-cell office:value-type="float" office:value="9186.7122450036">
            <text:p>9186,7122450036</text:p>
          </table:table-cell>
          <table:table-cell office:value-type="float" office:value="12571.2540549017">
            <text:p>12571,2540549017</text:p>
          </table:table-cell>
          <table:table-cell office:value-type="float" office:value="14683.4260807341">
            <text:p>14683,4260807341</text:p>
          </table:table-cell>
          <table:table-cell office:value-type="float" office:value="19492.7977434434">
            <text:p>19492,7977434434</text:p>
          </table:table-cell>
          <table:table-cell office:value-type="float" office:value="16663.5301369975">
            <text:p>16663,5301369975</text:p>
          </table:table-cell>
          <table:table-cell office:value-type="float" office:value="12365.373090718">
            <text:p>12365,373090718</text:p>
          </table:table-cell>
          <table:table-cell office:value-type="float" office:value="12130.6738193382">
            <text:p>12130,6738193382</text:p>
          </table:table-cell>
          <table:table-cell office:value-type="float" office:value="12139.6407470982">
            <text:p>12139,6407470982</text:p>
          </table:table-cell>
          <table:table-cell office:value-type="float" office:value="12443.7062330671">
            <text:p>12443,7062330671</text:p>
          </table:table-cell>
          <table:table-cell office:value-type="float" office:value="11755.2840361819">
            <text:p>11755,2840361819</text:p>
          </table:table-cell>
          <table:table-cell office:value-type="float" office:value="12096.5710994826">
            <text:p>12096,5710994826</text:p>
          </table:table-cell>
          <table:table-cell office:value-type="float" office:value="12665.8005773035">
            <text:p>12665,8005773035</text:p>
          </table:table-cell>
          <table:table-cell office:value-type="float" office:value="12042.4298003131">
            <text:p>12042,4298003131</text:p>
          </table:table-cell>
          <table:table-cell office:value-type="float" office:value="11624.3809163588">
            <text:p>11624,3809163588</text:p>
          </table:table-cell>
          <table:table-cell office:value-type="float" office:value="9369.4505659595">
            <text:p>9369,4505659595</text:p>
          </table:table-cell>
          <table:table-cell office:value-type="float" office:value="10284.5205984029">
            <text:p>10284,5205984029</text:p>
          </table:table-cell>
          <table:table-cell office:value-type="float" office:value="10860.2045644072">
            <text:p>10860,2045644072</text:p>
          </table:table-cell>
          <table:table-cell office:value-type="float" office:value="11117.0780456695">
            <text:p>11117,0780456695</text:p>
          </table:table-cell>
          <table:table-cell office:value-type="float" office:value="11482.9373649359">
            <text:p>11482,9373649359</text:p>
          </table:table-cell>
          <table:table-cell office:value-type="float" office:value="10835.096377194">
            <text:p>10835,096377194</text:p>
          </table:table-cell>
          <table:table-cell office:value-type="float" office:value="10969.7818380809">
            <text:p>10969,7818380809</text:p>
          </table:table-cell>
          <table:table-cell office:value-type="float" office:value="11085.1951332289">
            <text:p>11085,1951332289</text:p>
          </table:table-cell>
          <table:table-cell office:value-type="float" office:value="11342.2074195449">
            <text:p>11342,2074195449</text:p>
          </table:table-cell>
          <table:table-cell office:value-type="float" office:value="11459.4583613294">
            <text:p>11459,4583613294</text:p>
          </table:table-cell>
          <table:table-cell office:value-type="float" office:value="11816.537618243">
            <text:p>11816,537618243</text:p>
          </table:table-cell>
          <table:table-cell office:value-type="float" office:value="11925.7831416031">
            <text:p>11925,7831416031</text:p>
          </table:table-cell>
          <table:table-cell office:value-type="float" office:value="10593.2393655941">
            <text:p>10593,2393655941</text:p>
          </table:table-cell>
          <table:table-cell office:value-type="float" office:value="10137.5501854716">
            <text:p>10137,5501854716</text:p>
          </table:table-cell>
          <table:table-cell office:value-type="float" office:value="10098.6011352893">
            <text:p>10098,6011352893</text:p>
          </table:table-cell>
          <table:table-cell office:value-type="float" office:value="9823.251991831">
            <text:p>9823,251991831</text:p>
          </table:table-cell>
          <table:table-cell office:value-type="float" office:value="9788.8791371663">
            <text:p>9788,8791371663</text:p>
          </table:table-cell>
          <table:table-cell office:value-type="float" office:value="9595.8514899822">
            <text:p>9595,8514899822</text:p>
          </table:table-cell>
          <table:table-cell office:value-type="float" office:value="9579.3561225694">
            <text:p>9579,3561225694</text:p>
          </table:table-cell>
          <table:table-cell office:value-type="float" office:value="9041.6736837054">
            <text:p>9041,6736837054</text:p>
          </table:table-cell>
          <table:table-cell office:value-type="float" office:value="9299.4639883088">
            <text:p>9299,4639883088</text:p>
          </table:table-cell>
          <table:table-cell office:value-type="float" office:value="8715.4567186262">
            <text:p>8715,4567186262</text:p>
          </table:table-cell>
          <table:table-cell office:value-type="float" office:value="8449.9397556785">
            <text:p>8449,9397556785</text:p>
          </table:table-cell>
          <table:table-cell office:value-type="float" office:value="8754.113921851">
            <text:p>8754,113921851</text:p>
          </table:table-cell>
          <table:table-cell office:value-type="float" office:value="9060.6619872512">
            <text:p>9060,6619872512</text:p>
          </table:table-cell>
          <table:table-cell office:value-type="float" office:value="9212.2912737118">
            <text:p>9212,2912737118</text:p>
          </table:table-cell>
          <table:table-cell office:value-type="float" office:value="9408.0061968899">
            <text:p>9408,0061968899</text:p>
          </table:table-cell>
          <table:table-cell office:value-type="float" office:value="9508.1482927074">
            <text:p>9508,1482927074</text:p>
          </table:table-cell>
          <table:table-cell office:value-type="float" office:value="9598.303666486">
            <text:p>9598,303666486</text:p>
          </table:table-cell>
          <table:table-cell office:value-type="float" office:value="9569.4543883731">
            <text:p>9569,45438837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M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6" office:value-type="string">
            <text:p>..</text:p>
          </table:table-cell>
          <table:table-cell office:value-type="float" office:value="422.3526858648">
            <text:p>422,3526858648</text:p>
          </table:table-cell>
          <table:table-cell office:value-type="float" office:value="414.0758355963">
            <text:p>414,0758355963</text:p>
          </table:table-cell>
          <table:table-cell office:value-type="float" office:value="443.9491430899">
            <text:p>443,9491430899</text:p>
          </table:table-cell>
          <table:table-cell office:value-type="float" office:value="444.0259466595">
            <text:p>444,0259466595</text:p>
          </table:table-cell>
          <table:table-cell office:value-type="float" office:value="459.2455781834">
            <text:p>459,2455781834</text:p>
          </table:table-cell>
          <table:table-cell office:value-type="float" office:value="446.0691317436">
            <text:p>446,0691317436</text:p>
          </table:table-cell>
          <table:table-cell office:value-type="float" office:value="433.6303350606">
            <text:p>433,6303350606</text:p>
          </table:table-cell>
          <table:table-cell office:value-type="float" office:value="458.9247252783">
            <text:p>458,9247252783</text:p>
          </table:table-cell>
          <table:table-cell office:value-type="float" office:value="470.8600410861">
            <text:p>470,8600410861</text:p>
          </table:table-cell>
          <table:table-cell office:value-type="float" office:value="513.4145323582">
            <text:p>513,4145323582</text:p>
          </table:table-cell>
          <table:table-cell office:value-type="float" office:value="535.3960698495">
            <text:p>535,3960698495</text:p>
          </table:table-cell>
          <table:table-cell office:value-type="float" office:value="538.3477359538">
            <text:p>538,3477359538</text:p>
          </table:table-cell>
          <table:table-cell office:value-type="float" office:value="556.2106750754">
            <text:p>556,2106750754</text:p>
          </table:table-cell>
          <table:table-cell office:value-type="float" office:value="532.5729920078">
            <text:p>532,5729920078</text:p>
          </table:table-cell>
          <table:table-cell office:value-type="float" office:value="547.9745255448">
            <text:p>547,9745255448</text:p>
          </table:table-cell>
          <table:table-cell office:value-type="float" office:value="547.1285687036">
            <text:p>547,1285687036</text:p>
          </table:table-cell>
          <table:table-cell office:value-type="float" office:value="523.8487136668">
            <text:p>523,8487136668</text:p>
          </table:table-cell>
          <table:table-cell office:value-type="float" office:value="559.2665527983">
            <text:p>559,2665527983</text:p>
          </table:table-cell>
          <table:table-cell office:value-type="float" office:value="556.023683276">
            <text:p>556,023683276</text:p>
          </table:table-cell>
          <table:table-cell office:value-type="float" office:value="528.1602052622">
            <text:p>528,1602052622</text:p>
          </table:table-cell>
          <table:table-cell office:value-type="float" office:value="525.0305839404">
            <text:p>525,0305839404</text:p>
          </table:table-cell>
          <table:table-cell office:value-type="float" office:value="512.8070059797">
            <text:p>512,8070059797</text:p>
          </table:table-cell>
          <table:table-cell office:value-type="float" office:value="511.0273637224">
            <text:p>511,0273637224</text:p>
          </table:table-cell>
          <table:table-cell office:value-type="float" office:value="517.7641452353">
            <text:p>517,7641452353</text:p>
          </table:table-cell>
          <table:table-cell office:value-type="float" office:value="515.3293187436">
            <text:p>515,3293187436</text:p>
          </table:table-cell>
          <table:table-cell office:value-type="float" office:value="513.0501213722">
            <text:p>513,0501213722</text:p>
          </table:table-cell>
          <table:table-cell office:value-type="float" office:value="514.0217487963">
            <text:p>514,0217487963</text:p>
          </table:table-cell>
          <table:table-cell office:value-type="float" office:value="514.4652901025">
            <text:p>514,4652901025</text:p>
          </table:table-cell>
          <table:table-cell office:value-type="float" office:value="501.1104874602">
            <text:p>501,1104874602</text:p>
          </table:table-cell>
          <table:table-cell office:value-type="float" office:value="491.5929105719">
            <text:p>491,5929105719</text:p>
          </table:table-cell>
          <table:table-cell office:value-type="float" office:value="488.555139793">
            <text:p>488,555139793</text:p>
          </table:table-cell>
          <table:table-cell office:value-type="float" office:value="498.2025206937">
            <text:p>498,2025206937</text:p>
          </table:table-cell>
          <table:table-cell office:value-type="float" office:value="501.0824067259">
            <text:p>501,0824067259</text:p>
          </table:table-cell>
          <table:table-cell office:value-type="float" office:value="517.7755440654">
            <text:p>517,7755440654</text:p>
          </table:table-cell>
          <table:table-cell office:value-type="float" office:value="530.101214288">
            <text:p>530,101214288</text:p>
          </table:table-cell>
          <table:table-cell office:value-type="float" office:value="543.7849954275">
            <text:p>543,7849954275</text:p>
          </table:table-cell>
          <table:table-cell office:value-type="float" office:value="509.7213951552">
            <text:p>509,7213951552</text:p>
          </table:table-cell>
          <table:table-cell office:value-type="float" office:value="527.5043871044">
            <text:p>527,5043871044</text:p>
          </table:table-cell>
          <table:table-cell office:value-type="float" office:value="546.774802945">
            <text:p>546,774802945</text:p>
          </table:table-cell>
          <table:table-cell office:value-type="float" office:value="524.5127687143">
            <text:p>524,5127687143</text:p>
          </table:table-cell>
          <table:table-cell office:value-type="float" office:value="513.754355252">
            <text:p>513,754355252</text:p>
          </table:table-cell>
          <table:table-cell office:value-type="float" office:value="515.7719502767">
            <text:p>515,7719502767</text:p>
          </table:table-cell>
          <table:table-cell office:value-type="float" office:value="528.3716024518">
            <text:p>528,3716024518</text:p>
          </table:table-cell>
          <table:table-cell office:value-type="float" office:value="544.9585644358">
            <text:p>544,9585644358</text:p>
          </table:table-cell>
          <table:table-cell office:value-type="float" office:value="562.4825158777">
            <text:p>562,4825158777</text:p>
          </table:table-cell>
          <table:table-cell office:value-type="float" office:value="521.6115298915">
            <text:p>521,6115298915</text:p>
          </table:table-cell>
          <table:table-cell office:value-type="float" office:value="533.7768430903">
            <text:p>533,7768430903</text:p>
          </table:table-cell>
          <table:table-cell office:value-type="float" office:value="542.1318687693">
            <text:p>542,1318687693</text:p>
          </table:table-cell>
          <table:table-cell office:value-type="float" office:value="530.317659945">
            <text:p>530,317659945</text:p>
          </table:table-cell>
          <table:table-cell office:value-type="float" office:value="536.412919865">
            <text:p>536,412919865</text:p>
          </table:table-cell>
          <table:table-cell office:value-type="float" office:value="531.918208851">
            <text:p>531,9182088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" office:value-type="string">
            <text:p>..</text:p>
          </table:table-cell>
          <table:table-cell office:value-type="float" office:value="1785.3424869932">
            <text:p>1785,3424869932</text:p>
          </table:table-cell>
          <table:table-cell office:value-type="float" office:value="1898.0509537867">
            <text:p>1898,0509537867</text:p>
          </table:table-cell>
          <table:table-cell office:value-type="float" office:value="1996.9946337601">
            <text:p>1996,9946337601</text:p>
          </table:table-cell>
          <table:table-cell office:value-type="float" office:value="2067.1519507084">
            <text:p>2067,1519507084</text:p>
          </table:table-cell>
          <table:table-cell office:value-type="float" office:value="2145.7522316188">
            <text:p>2145,7522316188</text:p>
          </table:table-cell>
          <table:table-cell office:value-type="float" office:value="2381.2503484869">
            <text:p>2381,2503484869</text:p>
          </table:table-cell>
          <table:table-cell office:value-type="float" office:value="2414.827006526">
            <text:p>2414,827006526</text:p>
          </table:table-cell>
          <table:table-cell office:value-type="float" office:value="2458.3534158079">
            <text:p>2458,3534158079</text:p>
          </table:table-cell>
          <table:table-cell office:value-type="float" office:value="2594.7693279494">
            <text:p>2594,7693279494</text:p>
          </table:table-cell>
          <table:table-cell office:value-type="float" office:value="2798.9141299048">
            <text:p>2798,9141299048</text:p>
          </table:table-cell>
          <table:table-cell office:value-type="float" office:value="2983.4011828216">
            <text:p>2983,4011828216</text:p>
          </table:table-cell>
          <table:table-cell office:value-type="float" office:value="3142.5732959146">
            <text:p>3142,5732959146</text:p>
          </table:table-cell>
          <table:table-cell office:value-type="float" office:value="3336.4824486554">
            <text:p>3336,4824486554</text:p>
          </table:table-cell>
          <table:table-cell office:value-type="float" office:value="3563.4886600931">
            <text:p>3563,4886600931</text:p>
          </table:table-cell>
          <table:table-cell office:value-type="float" office:value="3798.0615705145">
            <text:p>3798,0615705145</text:p>
          </table:table-cell>
          <table:table-cell office:value-type="float" office:value="3938.5327620812">
            <text:p>3938,5327620812</text:p>
          </table:table-cell>
          <table:table-cell office:value-type="float" office:value="4112.1208386311">
            <text:p>4112,1208386311</text:p>
          </table:table-cell>
          <table:table-cell office:value-type="float" office:value="4159.0636322852">
            <text:p>4159,0636322852</text:p>
          </table:table-cell>
          <table:table-cell office:value-type="float" office:value="4300.0248573477">
            <text:p>4300,0248573477</text:p>
          </table:table-cell>
          <table:table-cell office:value-type="float" office:value="4494.8390481023">
            <text:p>4494,8390481023</text:p>
          </table:table-cell>
          <table:table-cell office:value-type="float" office:value="4675.7866572853">
            <text:p>4675,7866572853</text:p>
          </table:table-cell>
          <table:table-cell office:value-type="float" office:value="4255.5622561393">
            <text:p>4255,5622561393</text:p>
          </table:table-cell>
          <table:table-cell office:value-type="float" office:value="4274.6835382993">
            <text:p>4274,6835382993</text:p>
          </table:table-cell>
          <table:table-cell office:value-type="float" office:value="4467.710298951">
            <text:p>4467,710298951</text:p>
          </table:table-cell>
          <table:table-cell office:value-type="float" office:value="4135.373095372">
            <text:p>4135,373095372</text:p>
          </table:table-cell>
          <table:table-cell office:value-type="float" office:value="3524.7787519412">
            <text:p>3524,7787519412</text:p>
          </table:table-cell>
          <table:table-cell office:value-type="float" office:value="2761.5550558407">
            <text:p>2761,5550558407</text:p>
          </table:table-cell>
          <table:table-cell office:value-type="float" office:value="1509.8772685599">
            <text:p>1509,8772685599</text:p>
          </table:table-cell>
          <table:table-cell office:value-type="float" office:value="1059.3104208252">
            <text:p>1059,3104208252</text:p>
          </table:table-cell>
          <table:table-cell office:value-type="float" office:value="958.8062158646">
            <text:p>958,8062158646</text:p>
          </table:table-cell>
          <table:table-cell office:value-type="float" office:value="1010.250679365">
            <text:p>1010,250679365</text:p>
          </table:table-cell>
          <table:table-cell office:value-type="float" office:value="1152.0915571575">
            <text:p>1152,0915571575</text:p>
          </table:table-cell>
          <table:table-cell office:value-type="float" office:value="1297.0231891992">
            <text:p>1297,0231891992</text:p>
          </table:table-cell>
          <table:table-cell office:value-type="float" office:value="1350.4966875807">
            <text:p>1350,4966875807</text:p>
          </table:table-cell>
          <table:table-cell office:value-type="float" office:value="1400.1040161184">
            <text:p>1400,1040161184</text:p>
          </table:table-cell>
          <table:table-cell office:value-type="float" office:value="1436.879496862">
            <text:p>1436,879496862</text:p>
          </table:table-cell>
          <table:table-cell office:value-type="float" office:value="1516.8798828287">
            <text:p>1516,8798828287</text:p>
          </table:table-cell>
          <table:table-cell office:value-type="float" office:value="1610.7072534703">
            <text:p>1610,7072534703</text:p>
          </table:table-cell>
          <table:table-cell office:value-type="float" office:value="1812.1117621872">
            <text:p>1812,1117621872</text:p>
          </table:table-cell>
          <table:table-cell office:value-type="float" office:value="1943.5587010807">
            <text:p>1943,5587010807</text:p>
          </table:table-cell>
          <table:table-cell office:value-type="float" office:value="2158.0945328961">
            <text:p>2158,0945328961</text:p>
          </table:table-cell>
          <table:table-cell office:value-type="float" office:value="2391.4146466916">
            <text:p>2391,4146466916</text:p>
          </table:table-cell>
          <table:table-cell office:value-type="float" office:value="2722.1515309288">
            <text:p>2722,1515309288</text:p>
          </table:table-cell>
          <table:table-cell office:value-type="float" office:value="2821.0807427561">
            <text:p>2821,0807427561</text:p>
          </table:table-cell>
          <table:table-cell office:value-type="float" office:value="2753.6392659585">
            <text:p>2753,6392659585</text:p>
          </table:table-cell>
          <table:table-cell office:value-type="float" office:value="2964.4770337309">
            <text:p>2964,4770337309</text:p>
          </table:table-cell>
          <table:table-cell office:value-type="float" office:value="3220.3913482308">
            <text:p>3220,3913482308</text:p>
          </table:table-cell>
          <table:table-cell office:value-type="float" office:value="3469.6717011749">
            <text:p>3469,6717011749</text:p>
          </table:table-cell>
          <table:table-cell office:value-type="float" office:value="3633.7408830453">
            <text:p>3633,7408830453</text:p>
          </table:table-cell>
          <table:table-cell office:value-type="float" office:value="3851.7234153923">
            <text:p>3851,7234153923</text:p>
          </table:table-cell>
          <table:table-cell office:value-type="float" office:value="3973.2193483093">
            <text:p>3973,2193483093</text:p>
          </table:table-cell>
          <table:table-cell office:value-type="float" office:value="4083.9981576471">
            <text:p>4083,99815764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19624.7497590296">
            <text:p>19624,7497590296</text:p>
          </table:table-cell>
          <table:table-cell office:value-type="float" office:value="20202.4337430061">
            <text:p>20202,4337430061</text:p>
          </table:table-cell>
          <table:table-cell office:value-type="float" office:value="20970.6264326325">
            <text:p>20970,6264326325</text:p>
          </table:table-cell>
          <table:table-cell office:value-type="float" office:value="21903.4035074806">
            <text:p>21903,4035074806</text:p>
          </table:table-cell>
          <table:table-cell office:value-type="float" office:value="22089.7489661836">
            <text:p>22089,7489661836</text:p>
          </table:table-cell>
          <table:table-cell office:value-type="float" office:value="21980.0878897735">
            <text:p>21980,0878897735</text:p>
          </table:table-cell>
          <table:table-cell office:value-type="float" office:value="23167.0592614971">
            <text:p>23167,0592614971</text:p>
          </table:table-cell>
          <table:table-cell office:value-type="float" office:value="23996.7729121627">
            <text:p>23996,7729121627</text:p>
          </table:table-cell>
          <table:table-cell office:value-type="float" office:value="24740.2365269267">
            <text:p>24740,2365269267</text:p>
          </table:table-cell>
          <table:table-cell office:value-type="float" office:value="25755.6578068766">
            <text:p>25755,6578068766</text:p>
          </table:table-cell>
          <table:table-cell office:value-type="float" office:value="26064.3893139114">
            <text:p>26064,3893139114</text:p>
          </table:table-cell>
          <table:table-cell office:value-type="float" office:value="26162.4546274364">
            <text:p>26162,4546274364</text:p>
          </table:table-cell>
          <table:table-cell office:value-type="float" office:value="26083.9521450124">
            <text:p>26083,9521450124</text:p>
          </table:table-cell>
          <table:table-cell office:value-type="float" office:value="26563.6449361396">
            <text:p>26563,6449361396</text:p>
          </table:table-cell>
          <table:table-cell office:value-type="float" office:value="27408.0998134019">
            <text:p>27408,0998134019</text:p>
          </table:table-cell>
          <table:table-cell office:value-type="float" office:value="28108.8930128788">
            <text:p>28108,8930128788</text:p>
          </table:table-cell>
          <table:table-cell office:value-type="float" office:value="28738.6826117652">
            <text:p>28738,6826117652</text:p>
          </table:table-cell>
          <table:table-cell office:value-type="float" office:value="29096.9101849167">
            <text:p>29096,9101849167</text:p>
          </table:table-cell>
          <table:table-cell office:value-type="float" office:value="30057.941478281">
            <text:p>30057,941478281</text:p>
          </table:table-cell>
          <table:table-cell office:value-type="float" office:value="30988.589460293">
            <text:p>30988,589460293</text:p>
          </table:table-cell>
          <table:table-cell office:value-type="float" office:value="32337.1010226197">
            <text:p>32337,1010226197</text:p>
          </table:table-cell>
          <table:table-cell office:value-type="float" office:value="33742.2192171049">
            <text:p>33742,2192171049</text:p>
          </table:table-cell>
          <table:table-cell office:value-type="float" office:value="34130.852397553">
            <text:p>34130,852397553</text:p>
          </table:table-cell>
          <table:table-cell office:value-type="float" office:value="33583.0060357251">
            <text:p>33583,0060357251</text:p>
          </table:table-cell>
          <table:table-cell office:value-type="float" office:value="34289.1247492873">
            <text:p>34289,1247492873</text:p>
          </table:table-cell>
          <table:table-cell office:value-type="float" office:value="34782.5686253047">
            <text:p>34782,5686253047</text:p>
          </table:table-cell>
          <table:table-cell office:value-type="float" office:value="34965.6908864708">
            <text:p>34965,6908864708</text:p>
          </table:table-cell>
          <table:table-cell office:value-type="float" office:value="35560.2092859448">
            <text:p>35560,2092859448</text:p>
          </table:table-cell>
          <table:table-cell office:value-type="float" office:value="36258.6744317081">
            <text:p>36258,6744317081</text:p>
          </table:table-cell>
          <table:table-cell office:value-type="float" office:value="36955.2896071002">
            <text:p>36955,2896071002</text:p>
          </table:table-cell>
          <table:table-cell office:value-type="float" office:value="37998.4253119991">
            <text:p>37998,4253119991</text:p>
          </table:table-cell>
          <table:table-cell office:value-type="float" office:value="38577.7256293297">
            <text:p>38577,7256293297</text:p>
          </table:table-cell>
          <table:table-cell office:value-type="float" office:value="38512.9200411024">
            <text:p>38512,9200411024</text:p>
          </table:table-cell>
          <table:table-cell office:value-type="float" office:value="38218.3496455934">
            <text:p>38218,3496455934</text:p>
          </table:table-cell>
          <table:table-cell office:value-type="float" office:value="38673.8881132052">
            <text:p>38673,8881132052</text:p>
          </table:table-cell>
          <table:table-cell office:value-type="float" office:value="38969.3216980632">
            <text:p>38969,3216980632</text:p>
          </table:table-cell>
          <table:table-cell office:value-type="float" office:value="40456.8573802769">
            <text:p>40456,8573802769</text:p>
          </table:table-cell>
          <table:table-cell office:value-type="float" office:value="41831.8670883098">
            <text:p>41831,8670883098</text:p>
          </table:table-cell>
          <table:table-cell office:value-type="float" office:value="42365.0974955812">
            <text:p>42365,0974955812</text:p>
          </table:table-cell>
          <table:table-cell office:value-type="float" office:value="40086.1047594417">
            <text:p>40086,1047594417</text:p>
          </table:table-cell>
          <table:table-cell office:value-type="float" office:value="41785.556912554">
            <text:p>41785,556912554</text:p>
          </table:table-cell>
          <table:table-cell office:value-type="float" office:value="44125.3314116503">
            <text:p>44125,3314116503</text:p>
          </table:table-cell>
          <table:table-cell office:value-type="float" office:value="44259.2599053983">
            <text:p>44259,2599053983</text:p>
          </table:table-cell>
          <table:table-cell office:value-type="float" office:value="44354.7368865267">
            <text:p>44354,7368865267</text:p>
          </table:table-cell>
          <table:table-cell office:value-type="float" office:value="45022.5653486423">
            <text:p>45022,5653486423</text:p>
          </table:table-cell>
          <table:table-cell office:value-type="float" office:value="45412.5568082313">
            <text:p>45412,5568082313</text:p>
          </table:table-cell>
          <table:table-cell office:value-type="float" office:value="45845.5265423811">
            <text:p>45845,52654238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53.267218137">
            <text:p>1053,267218137</text:p>
          </table:table-cell>
          <table:table-cell office:value-type="float" office:value="1055.3993198967">
            <text:p>1055,3993198967</text:p>
          </table:table-cell>
          <table:table-cell office:value-type="float" office:value="1064.817896698">
            <text:p>1064,817896698</text:p>
          </table:table-cell>
          <table:table-cell office:value-type="float" office:value="1078.5542579542">
            <text:p>1078,5542579542</text:p>
          </table:table-cell>
          <table:table-cell office:value-type="float" office:value="1071.5919049037">
            <text:p>1071,5919049037</text:p>
          </table:table-cell>
          <table:table-cell office:value-type="float" office:value="1058.4720011884">
            <text:p>1058,4720011884</text:p>
          </table:table-cell>
          <table:table-cell office:value-type="float" office:value="990.2258309255">
            <text:p>990,2258309255</text:p>
          </table:table-cell>
          <table:table-cell office:value-type="float" office:value="999.5935284107">
            <text:p>999,5935284107</text:p>
          </table:table-cell>
          <table:table-cell office:value-type="float" office:value="983.3180690163">
            <text:p>983,3180690163</text:p>
          </table:table-cell>
          <table:table-cell office:value-type="float" office:value="1020.4900832306">
            <text:p>1020,4900832306</text:p>
          </table:table-cell>
          <table:table-cell office:value-type="float" office:value="1093.7154937813">
            <text:p>1093,7154937813</text:p>
          </table:table-cell>
          <table:table-cell office:value-type="float" office:value="1120.7433626975">
            <text:p>1120,7433626975</text:p>
          </table:table-cell>
          <table:table-cell office:value-type="float" office:value="1062.0271559846">
            <text:p>1062,0271559846</text:p>
          </table:table-cell>
          <table:table-cell office:value-type="float" office:value="1061.5143575544">
            <text:p>1061,5143575544</text:p>
          </table:table-cell>
          <table:table-cell office:value-type="float" office:value="1104.2381906895">
            <text:p>1104,2381906895</text:p>
          </table:table-cell>
          <table:table-cell office:value-type="float" office:value="944.6240330007">
            <text:p>944,6240330007</text:p>
          </table:table-cell>
          <table:table-cell office:value-type="float" office:value="893.8156201479">
            <text:p>893,8156201479</text:p>
          </table:table-cell>
          <table:table-cell office:value-type="float" office:value="899.2124742123">
            <text:p>899,2124742123</text:p>
          </table:table-cell>
          <table:table-cell office:value-type="float" office:value="959.9224148383">
            <text:p>959,9224148383</text:p>
          </table:table-cell>
          <table:table-cell office:value-type="float" office:value="918.3724277172">
            <text:p>918,3724277172</text:p>
          </table:table-cell>
          <table:table-cell office:value-type="float" office:value="901.2426062498">
            <text:p>901,2426062498</text:p>
          </table:table-cell>
          <table:table-cell office:value-type="float" office:value="844.9855537478">
            <text:p>844,9855537478</text:p>
          </table:table-cell>
          <table:table-cell office:value-type="float" office:value="761.1170169557">
            <text:p>761,1170169557</text:p>
          </table:table-cell>
          <table:table-cell office:value-type="float" office:value="701.526819602">
            <text:p>701,526819602</text:p>
          </table:table-cell>
          <table:table-cell office:value-type="float" office:value="736.4349636383">
            <text:p>736,4349636383</text:p>
          </table:table-cell>
          <table:table-cell office:value-type="float" office:value="749.2781595423">
            <text:p>749,2781595423</text:p>
          </table:table-cell>
          <table:table-cell office:value-type="float" office:value="764.8917210924">
            <text:p>764,8917210924</text:p>
          </table:table-cell>
          <table:table-cell office:value-type="float" office:value="779.1455770976">
            <text:p>779,1455770976</text:p>
          </table:table-cell>
          <table:table-cell office:value-type="float" office:value="800.8508789366">
            <text:p>800,8508789366</text:p>
          </table:table-cell>
          <table:table-cell office:value-type="float" office:value="819.1336487066">
            <text:p>819,1336487066</text:p>
          </table:table-cell>
          <table:table-cell office:value-type="float" office:value="823.5816727291">
            <text:p>823,5816727291</text:p>
          </table:table-cell>
          <table:table-cell office:value-type="float" office:value="843.3715605831">
            <text:p>843,3715605831</text:p>
          </table:table-cell>
          <table:table-cell office:value-type="float" office:value="852.0489128322">
            <text:p>852,0489128322</text:p>
          </table:table-cell>
          <table:table-cell office:value-type="float" office:value="869.0625747118">
            <text:p>869,0625747118</text:p>
          </table:table-cell>
          <table:table-cell office:value-type="float" office:value="873.8969267705">
            <text:p>873,8969267705</text:p>
          </table:table-cell>
          <table:table-cell office:value-type="float" office:value="886.476947413">
            <text:p>886,476947413</text:p>
          </table:table-cell>
          <table:table-cell office:value-type="float" office:value="904.3375474666">
            <text:p>904,3375474666</text:p>
          </table:table-cell>
          <table:table-cell office:value-type="float" office:value="919.6401951835">
            <text:p>919,6401951835</text:p>
          </table:table-cell>
          <table:table-cell office:value-type="float" office:value="940.0353437749">
            <text:p>940,0353437749</text:p>
          </table:table-cell>
          <table:table-cell office:value-type="float" office:value="957.9678773559">
            <text:p>957,9678773559</text:p>
          </table:table-cell>
          <table:table-cell office:value-type="float" office:value="969.2235553807">
            <text:p>969,2235553807</text:p>
          </table:table-cell>
          <table:table-cell office:value-type="float" office:value="982.9326674987">
            <text:p>982,9326674987</text:p>
          </table:table-cell>
          <table:table-cell office:value-type="float" office:value="1001.2378617058">
            <text:p>1001,2378617058</text:p>
          </table:table-cell>
          <table:table-cell office:value-type="float" office:value="1026.3983575181">
            <text:p>1026,3983575181</text:p>
          </table:table-cell>
          <table:table-cell office:value-type="float" office:value="1056.0003753373">
            <text:p>1056,0003753373</text:p>
          </table:table-cell>
          <table:table-cell office:value-type="float" office:value="1089.4683208399">
            <text:p>1089,4683208399</text:p>
          </table:table-cell>
          <table:table-cell office:value-type="float" office:value="1129.2395160777">
            <text:p>1129,2395160777</text:p>
          </table:table-cell>
          <table:table-cell office:value-type="float" office:value="1147.8665007997">
            <text:p>1147,8665007997</text:p>
          </table:table-cell>
          <table:table-cell office:value-type="float" office:value="1220.7132668641">
            <text:p>1220,7132668641</text:p>
          </table:table-cell>
          <table:table-cell office:value-type="float" office:value="1247.4627376721">
            <text:p>1247,4627376721</text:p>
          </table:table-cell>
          <table:table-cell office:value-type="float" office:value="1312.6075573103">
            <text:p>1312,6075573103</text:p>
          </table:table-cell>
          <table:table-cell office:value-type="float" office:value="1460.6456645185">
            <text:p>1460,6456645185</text:p>
          </table:table-cell>
          <table:table-cell office:value-type="float" office:value="1558.4566235716">
            <text:p>1558,4566235716</text:p>
          </table:table-cell>
          <table:table-cell office:value-type="float" office:value="1633.4940421428">
            <text:p>1633,4940421428</text:p>
          </table:table-cell>
          <table:table-cell office:value-type="float" office:value="1659.7761448049">
            <text:p>1659,7761448049</text:p>
          </table:table-cell>
          <table:table-cell office:value-type="float" office:value="1685.9861214401">
            <text:p>1685,9861214401</text:p>
          </table:table-cell>
          <table:table-cell office:value-type="float" office:value="1707.6616236791">
            <text:p>1707,66162367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779.8867829559">
            <text:p>6779,8867829559</text:p>
          </table:table-cell>
          <table:table-cell office:value-type="float" office:value="7476.2974573407">
            <text:p>7476,2974573407</text:p>
          </table:table-cell>
          <table:table-cell office:value-type="float" office:value="7545.8572161694">
            <text:p>7545,8572161694</text:p>
          </table:table-cell>
          <table:table-cell office:value-type="float" office:value="8279.9428073123">
            <text:p>8279,9428073123</text:p>
          </table:table-cell>
          <table:table-cell office:value-type="float" office:value="8931.2839121288">
            <text:p>8931,2839121288</text:p>
          </table:table-cell>
          <table:table-cell office:value-type="float" office:value="9724.5722020118">
            <text:p>9724,5722020118</text:p>
          </table:table-cell>
          <table:table-cell office:value-type="float" office:value="10241.8149619167">
            <text:p>10241,8149619167</text:p>
          </table:table-cell>
          <table:table-cell office:value-type="float" office:value="10715.5882974665">
            <text:p>10715,5882974665</text:p>
          </table:table-cell>
          <table:table-cell office:value-type="float" office:value="11355.5742613309">
            <text:p>11355,5742613309</text:p>
          </table:table-cell>
          <table:table-cell office:value-type="float" office:value="12434.2251126829">
            <text:p>12434,2251126829</text:p>
          </table:table-cell>
          <table:table-cell office:value-type="float" office:value="13392.3081358857">
            <text:p>13392,3081358857</text:p>
          </table:table-cell>
          <table:table-cell office:value-type="float" office:value="14379.9007450618">
            <text:p>14379,9007450618</text:p>
          </table:table-cell>
          <table:table-cell office:value-type="float" office:value="15738.2824730944">
            <text:p>15738,2824730944</text:p>
          </table:table-cell>
          <table:table-cell office:value-type="float" office:value="16934.8024450683">
            <text:p>16934,8024450683</text:p>
          </table:table-cell>
          <table:table-cell office:value-type="float" office:value="15786.2695800376">
            <text:p>15786,2695800376</text:p>
          </table:table-cell>
          <table:table-cell office:value-type="float" office:value="16634.4748313228">
            <text:p>16634,4748313228</text:p>
          </table:table-cell>
          <table:table-cell office:value-type="float" office:value="17500.3129206643">
            <text:p>17500,3129206643</text:p>
          </table:table-cell>
          <table:table-cell office:value-type="float" office:value="17782.1208458912">
            <text:p>17782,1208458912</text:p>
          </table:table-cell>
          <table:table-cell office:value-type="float" office:value="18825.0906239721">
            <text:p>18825,0906239721</text:p>
          </table:table-cell>
          <table:table-cell office:value-type="float" office:value="19202.0550826147">
            <text:p>19202,0550826147</text:p>
          </table:table-cell>
          <table:table-cell office:value-type="float" office:value="19143.1241110279">
            <text:p>19143,1241110279</text:p>
          </table:table-cell>
          <table:table-cell office:value-type="float" office:value="18677.4750732207">
            <text:p>18677,4750732207</text:p>
          </table:table-cell>
          <table:table-cell office:value-type="float" office:value="18352.4398564881">
            <text:p>18352,4398564881</text:p>
          </table:table-cell>
          <table:table-cell office:value-type="float" office:value="18049.1837420238">
            <text:p>18049,1837420238</text:p>
          </table:table-cell>
          <table:table-cell office:value-type="float" office:value="18320.5841977454">
            <text:p>18320,5841977454</text:p>
          </table:table-cell>
          <table:table-cell office:value-type="float" office:value="18707.5689832413">
            <text:p>18707,5689832413</text:p>
          </table:table-cell>
          <table:table-cell office:value-type="float" office:value="18742.3160580413">
            <text:p>18742,3160580413</text:p>
          </table:table-cell>
          <table:table-cell office:value-type="float" office:value="18257.8040269463">
            <text:p>18257,8040269463</text:p>
          </table:table-cell>
          <table:table-cell office:value-type="float" office:value="18971.6435058095">
            <text:p>18971,6435058095</text:p>
          </table:table-cell>
          <table:table-cell office:value-type="float" office:value="19590.0677863798">
            <text:p>19590,0677863798</text:p>
          </table:table-cell>
          <table:table-cell office:value-type="float" office:value="19383.934648323">
            <text:p>19383,934648323</text:p>
          </table:table-cell>
          <table:table-cell office:value-type="float" office:value="19746.3821359444">
            <text:p>19746,3821359444</text:p>
          </table:table-cell>
          <table:table-cell office:value-type="float" office:value="19733.2904130851">
            <text:p>19733,2904130851</text:p>
          </table:table-cell>
          <table:table-cell office:value-type="float" office:value="19303.6669844654">
            <text:p>19303,6669844654</text:p>
          </table:table-cell>
          <table:table-cell office:value-type="float" office:value="19591.3995220489">
            <text:p>19591,3995220489</text:p>
          </table:table-cell>
          <table:table-cell office:value-type="float" office:value="19909.5296030908">
            <text:p>19909,5296030908</text:p>
          </table:table-cell>
          <table:table-cell office:value-type="float" office:value="20389.3180153866">
            <text:p>20389,3180153866</text:p>
          </table:table-cell>
          <table:table-cell office:value-type="float" office:value="21198.7906496062">
            <text:p>21198,7906496062</text:p>
          </table:table-cell>
          <table:table-cell office:value-type="float" office:value="21902.738778458">
            <text:p>21902,738778458</text:p>
          </table:table-cell>
          <table:table-cell office:value-type="float" office:value="22489.3159600447">
            <text:p>22489,3159600447</text:p>
          </table:table-cell>
          <table:table-cell office:value-type="float" office:value="23275.4443060502">
            <text:p>23275,4443060502</text:p>
          </table:table-cell>
          <table:table-cell office:value-type="float" office:value="24111.4174535329">
            <text:p>24111,4174535329</text:p>
          </table:table-cell>
          <table:table-cell office:value-type="float" office:value="24965.5940271221">
            <text:p>24965,5940271221</text:p>
          </table:table-cell>
          <table:table-cell office:value-type="float" office:value="26349.2773362358">
            <text:p>26349,2773362358</text:p>
          </table:table-cell>
          <table:table-cell office:value-type="float" office:value="27614.4059346282">
            <text:p>27614,4059346282</text:p>
          </table:table-cell>
          <table:table-cell office:value-type="float" office:value="27698.5106148475">
            <text:p>27698,5106148475</text:p>
          </table:table-cell>
          <table:table-cell office:value-type="float" office:value="29176.3928664896">
            <text:p>29176,3928664896</text:p>
          </table:table-cell>
          <table:table-cell office:value-type="float" office:value="30054.8893883805">
            <text:p>30054,8893883805</text:p>
          </table:table-cell>
          <table:table-cell office:value-type="float" office:value="29874.7434456727">
            <text:p>29874,7434456727</text:p>
          </table:table-cell>
          <table:table-cell office:value-type="float" office:value="28514.8100942614">
            <text:p>28514,8100942614</text:p>
          </table:table-cell>
          <table:table-cell office:value-type="float" office:value="26917.7589787254">
            <text:p>26917,7589787254</text:p>
          </table:table-cell>
          <table:table-cell office:value-type="float" office:value="24495.7111345202">
            <text:p>24495,7111345202</text:p>
          </table:table-cell>
          <table:table-cell office:value-type="float" office:value="22830.5267787719">
            <text:p>22830,5267787719</text:p>
          </table:table-cell>
          <table:table-cell office:value-type="float" office:value="22251.2572924131">
            <text:p>22251,2572924131</text:p>
          </table:table-cell>
          <table:table-cell office:value-type="float" office:value="22565.6804825426">
            <text:p>22565,6804825426</text:p>
          </table:table-cell>
          <table:table-cell office:value-type="float" office:value="22648.7698813993">
            <text:p>22648,7698813993</text:p>
          </table:table-cell>
          <table:table-cell office:value-type="float" office:value="22699.0804969922">
            <text:p>22699,08049699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15656.4729016411">
            <text:p>15656,4729016411</text:p>
          </table:table-cell>
          <table:table-cell office:value-type="float" office:value="17401.3188157864">
            <text:p>17401,3188157864</text:p>
          </table:table-cell>
          <table:table-cell office:value-type="float" office:value="18055.461814736">
            <text:p>18055,461814736</text:p>
          </table:table-cell>
          <table:table-cell office:value-type="float" office:value="19008.827909677">
            <text:p>19008,827909677</text:p>
          </table:table-cell>
          <table:table-cell office:value-type="float" office:value="19890.5550639839">
            <text:p>19890,5550639839</text:p>
          </table:table-cell>
          <table:table-cell office:value-type="float" office:value="19978.734734742">
            <text:p>19978,734734742</text:p>
          </table:table-cell>
          <table:table-cell office:value-type="float" office:value="21126.7150112384">
            <text:p>21126,7150112384</text:p>
          </table:table-cell>
          <table:table-cell office:value-type="float" office:value="23130.1993274423">
            <text:p>23130,1993274423</text:p>
          </table:table-cell>
          <table:table-cell office:value-type="float" office:value="24621.5604407947">
            <text:p>24621,5604407947</text:p>
          </table:table-cell>
          <table:table-cell office:value-type="float" office:value="25610.1031611625">
            <text:p>25610,1031611625</text:p>
          </table:table-cell>
          <table:table-cell office:value-type="float" office:value="27499.3834842896">
            <text:p>27499,3834842896</text:p>
          </table:table-cell>
          <table:table-cell office:value-type="float" office:value="27248.0986152271">
            <text:p>27248,0986152271</text:p>
          </table:table-cell>
          <table:table-cell office:value-type="float" office:value="25790.9724005255">
            <text:p>25790,9724005255</text:p>
          </table:table-cell>
          <table:table-cell office:value-type="float" office:value="26375.3367208026">
            <text:p>26375,3367208026</text:p>
          </table:table-cell>
          <table:table-cell office:value-type="float" office:value="24724.4610195572">
            <text:p>24724,4610195572</text:p>
          </table:table-cell>
          <table:table-cell office:value-type="float" office:value="25387.6140366334">
            <text:p>25387,6140366334</text:p>
          </table:table-cell>
          <table:table-cell office:value-type="float" office:value="27036.990708914">
            <text:p>27036,990708914</text:p>
          </table:table-cell>
          <table:table-cell office:value-type="float" office:value="28211.9211584797">
            <text:p>28211,9211584797</text:p>
          </table:table-cell>
          <table:table-cell office:value-type="float" office:value="29412.2423364339">
            <text:p>29412,2423364339</text:p>
          </table:table-cell>
          <table:table-cell office:value-type="float" office:value="31087.3204227791">
            <text:p>31087,3204227791</text:p>
          </table:table-cell>
          <table:table-cell office:value-type="float" office:value="27295.9523444253">
            <text:p>27295,9523444253</text:p>
          </table:table-cell>
          <table:table-cell office:value-type="float" office:value="27314.1070965508">
            <text:p>27314,1070965508</text:p>
          </table:table-cell>
          <table:table-cell office:value-type="float" office:value="26011.6277169031">
            <text:p>26011,6277169031</text:p>
          </table:table-cell>
          <table:table-cell office:value-type="float" office:value="24748.5335683272">
            <text:p>24748,5335683272</text:p>
          </table:table-cell>
          <table:table-cell office:value-type="float" office:value="26073.0269742062">
            <text:p>26073,0269742062</text:p>
          </table:table-cell>
          <table:table-cell office:value-type="float" office:value="26899.8020031783">
            <text:p>26899,8020031783</text:p>
          </table:table-cell>
          <table:table-cell office:value-type="float" office:value="27262.4138468824">
            <text:p>27262,4138468824</text:p>
          </table:table-cell>
          <table:table-cell office:value-type="float" office:value="27613.4807529028">
            <text:p>27613,4807529028</text:p>
          </table:table-cell>
          <table:table-cell office:value-type="float" office:value="29702.6890009602">
            <text:p>29702,6890009602</text:p>
          </table:table-cell>
          <table:table-cell office:value-type="float" office:value="30111.9578470097">
            <text:p>30111,9578470097</text:p>
          </table:table-cell>
          <table:table-cell office:value-type="float" office:value="32193.0025256533">
            <text:p>32193,0025256533</text:p>
          </table:table-cell>
          <table:table-cell office:value-type="float" office:value="32514.7599681473">
            <text:p>32514,7599681473</text:p>
          </table:table-cell>
          <table:table-cell office:value-type="float" office:value="32051.6655893815">
            <text:p>32051,6655893815</text:p>
          </table:table-cell>
          <table:table-cell office:value-type="float" office:value="31842.2401042381">
            <text:p>31842,2401042381</text:p>
          </table:table-cell>
          <table:table-cell office:value-type="float" office:value="33899.1253315514">
            <text:p>33899,1253315514</text:p>
          </table:table-cell>
          <table:table-cell office:value-type="float" office:value="34814.543522518">
            <text:p>34814,543522518</text:p>
          </table:table-cell>
          <table:table-cell office:value-type="float" office:value="37394.6156502563">
            <text:p>37394,6156502563</text:p>
          </table:table-cell>
          <table:table-cell office:value-type="float" office:value="37763.8983912884">
            <text:p>37763,8983912884</text:p>
          </table:table-cell>
          <table:table-cell office:value-type="float" office:value="39281.0091957183">
            <text:p>39281,0091957183</text:p>
          </table:table-cell>
          <table:table-cell office:value-type="float" office:value="39870.417443419">
            <text:p>39870,417443419</text:p>
          </table:table-cell>
          <table:table-cell office:value-type="float" office:value="40532.5081049667">
            <text:p>40532,5081049667</text:p>
          </table:table-cell>
          <table:table-cell office:value-type="float" office:value="41147.9676321657">
            <text:p>41147,9676321657</text:p>
          </table:table-cell>
          <table:table-cell office:value-type="float" office:value="41831.8803722711">
            <text:p>41831,8803722711</text:p>
          </table:table-cell>
          <table:table-cell office:value-type="float" office:value="40827.7824968375">
            <text:p>40827,7824968375</text:p>
          </table:table-cell>
          <table:table-cell office:value-type="float" office:value="40629.9625184506">
            <text:p>40629,9625184506</text:p>
          </table:table-cell>
          <table:table-cell office:value-type="float" office:value="41435.6254349427">
            <text:p>41435,6254349427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7" office:value-type="string">
            <text:p>..</text:p>
          </table:table-cell>
          <table:table-cell office:value-type="float" office:value="2945.8793979392">
            <text:p>2945,8793979392</text:p>
          </table:table-cell>
          <table:table-cell office:value-type="float" office:value="3141.9373975474">
            <text:p>3141,9373975474</text:p>
          </table:table-cell>
          <table:table-cell office:value-type="float" office:value="3336.8695888505">
            <text:p>3336,8695888505</text:p>
          </table:table-cell>
          <table:table-cell office:value-type="float" office:value="3302.7284459622">
            <text:p>3302,7284459622</text:p>
          </table:table-cell>
          <table:table-cell office:value-type="float" office:value="3295.38084983">
            <text:p>3295,38084983</text:p>
          </table:table-cell>
          <table:table-cell office:value-type="float" office:value="3338.4420185599">
            <text:p>3338,4420185599</text:p>
          </table:table-cell>
          <table:table-cell office:value-type="float" office:value="3355.4012080113">
            <text:p>3355,4012080113</text:p>
          </table:table-cell>
          <table:table-cell office:value-type="float" office:value="3388.5054784474">
            <text:p>3388,5054784474</text:p>
          </table:table-cell>
          <table:table-cell office:value-type="float" office:value="3538.3964510794">
            <text:p>3538,3964510794</text:p>
          </table:table-cell>
          <table:table-cell office:value-type="float" office:value="3783.9821663352">
            <text:p>3783,9821663352</text:p>
          </table:table-cell>
          <table:table-cell office:value-type="float" office:value="4159.9218558625">
            <text:p>4159,9218558625</text:p>
          </table:table-cell>
          <table:table-cell office:value-type="float" office:value="4340.9083365711">
            <text:p>4340,9083365711</text:p>
          </table:table-cell>
          <table:table-cell office:value-type="float" office:value="4559.9371208704">
            <text:p>4559,9371208704</text:p>
          </table:table-cell>
          <table:table-cell office:value-type="float" office:value="4771.7760398927">
            <text:p>4771,7760398927</text:p>
          </table:table-cell>
          <table:table-cell office:value-type="float" office:value="4829.3143275437">
            <text:p>4829,3143275437</text:p>
          </table:table-cell>
          <table:table-cell office:value-type="float" office:value="4751.5584307247">
            <text:p>4751,5584307247</text:p>
          </table:table-cell>
          <table:table-cell office:value-type="float" office:value="4606.0255709804">
            <text:p>4606,0255709804</text:p>
          </table:table-cell>
          <table:table-cell office:value-type="float" office:value="4632.1984474343">
            <text:p>4632,1984474343</text:p>
          </table:table-cell>
          <table:table-cell office:value-type="float" office:value="4690.7301027151">
            <text:p>4690,7301027151</text:p>
          </table:table-cell>
          <table:table-cell office:value-type="float" office:value="4872.6218794808">
            <text:p>4872,6218794808</text:p>
          </table:table-cell>
          <table:table-cell office:value-type="float" office:value="5100.5116103318">
            <text:p>5100,5116103318</text:p>
          </table:table-cell>
          <table:table-cell office:value-type="float" office:value="5688.9441017769">
            <text:p>5688,9441017769</text:p>
          </table:table-cell>
          <table:table-cell office:value-type="float" office:value="6073.9859865509">
            <text:p>6073,9859865509</text:p>
          </table:table-cell>
          <table:table-cell office:value-type="float" office:value="6359.782714796">
            <text:p>6359,782714796</text:p>
          </table:table-cell>
          <table:table-cell office:value-type="float" office:value="6216.9957934808">
            <text:p>6216,9957934808</text:p>
          </table:table-cell>
          <table:table-cell office:value-type="float" office:value="6414.88500074">
            <text:p>6414,88500074</text:p>
          </table:table-cell>
          <table:table-cell office:value-type="float" office:value="7003.1255297616">
            <text:p>7003,1255297616</text:p>
          </table:table-cell>
          <table:table-cell office:value-type="float" office:value="6938.7382480845">
            <text:p>6938,7382480845</text:p>
          </table:table-cell>
          <table:table-cell office:value-type="float" office:value="7837.3520946817">
            <text:p>7837,3520946817</text:p>
          </table:table-cell>
          <table:table-cell office:value-type="float" office:value="7501.8420366496">
            <text:p>7501,8420366496</text:p>
          </table:table-cell>
          <table:table-cell office:value-type="float" office:value="7936.0414051615">
            <text:p>7936,0414051615</text:p>
          </table:table-cell>
          <table:table-cell office:value-type="float" office:value="7984.8415246594">
            <text:p>7984,8415246594</text:p>
          </table:table-cell>
          <table:table-cell office:value-type="float" office:value="7430.5638941235">
            <text:p>7430,5638941235</text:p>
          </table:table-cell>
          <table:table-cell office:value-type="float" office:value="7365.6666592364">
            <text:p>7365,6666592364</text:p>
          </table:table-cell>
          <table:table-cell office:value-type="float" office:value="7393.8883063683">
            <text:p>7393,8883063683</text:p>
          </table:table-cell>
          <table:table-cell office:value-type="float" office:value="7280.3365300739">
            <text:p>7280,3365300739</text:p>
          </table:table-cell>
          <table:table-cell office:value-type="float" office:value="7421.4785406981">
            <text:p>7421,4785406981</text:p>
          </table:table-cell>
          <table:table-cell office:value-type="float" office:value="7932.668258737">
            <text:p>7932,668258737</text:p>
          </table:table-cell>
          <table:table-cell office:value-type="float" office:value="8406.7748312047">
            <text:p>8406,7748312047</text:p>
          </table:table-cell>
          <table:table-cell office:value-type="float" office:value="8676.339195599">
            <text:p>8676,3391955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2" office:value-type="string">
            <text:p>..</text:p>
          </table:table-cell>
          <table:table-cell office:value-type="float" office:value="27723.6367750652">
            <text:p>27723,6367750652</text:p>
          </table:table-cell>
          <table:table-cell office:value-type="float" office:value="27883.240173408">
            <text:p>27883,240173408</text:p>
          </table:table-cell>
          <table:table-cell office:value-type="float" office:value="29604.1479791411">
            <text:p>29604,1479791411</text:p>
          </table:table-cell>
          <table:table-cell office:value-type="float" office:value="30592.1607999249">
            <text:p>30592,1607999249</text:p>
          </table:table-cell>
          <table:table-cell office:value-type="float" office:value="29375.276247165">
            <text:p>29375,276247165</text:p>
          </table:table-cell>
          <table:table-cell office:value-type="float" office:value="29576.8960380147">
            <text:p>29576,8960380147</text:p>
          </table:table-cell>
          <table:table-cell office:value-type="float" office:value="30054.2028456599">
            <text:p>30054,2028456599</text:p>
          </table:table-cell>
          <table:table-cell office:value-type="float" office:value="30111.6816042731">
            <text:p>30111,6816042731</text:p>
          </table:table-cell>
          <table:table-cell office:value-type="float" office:value="30700.4340081784">
            <text:p>30700,4340081784</text:p>
          </table:table-cell>
          <table:table-cell office:value-type="float" office:value="30693.1274789777">
            <text:p>30693,1274789777</text:p>
          </table:table-cell>
          <table:table-cell office:value-type="float" office:value="31257.1569439436">
            <text:p>31257,1569439436</text:p>
          </table:table-cell>
          <table:table-cell office:value-type="float" office:value="31754.1078606134">
            <text:p>31754,1078606134</text:p>
          </table:table-cell>
          <table:table-cell office:value-type="float" office:value="32129.515000324">
            <text:p>32129,515000324</text:p>
          </table:table-cell>
          <table:table-cell office:value-type="float" office:value="32119.6520805371">
            <text:p>32119,6520805371</text:p>
          </table:table-cell>
          <table:table-cell office:value-type="float" office:value="32013.7693770213">
            <text:p>32013,76937702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461.7633854239">
            <text:p>1461,7633854239</text:p>
          </table:table-cell>
          <table:table-cell office:value-type="float" office:value="1480.5080393889">
            <text:p>1480,5080393889</text:p>
          </table:table-cell>
          <table:table-cell office:value-type="float" office:value="1488.8791263838">
            <text:p>1488,8791263838</text:p>
          </table:table-cell>
          <table:table-cell office:value-type="float" office:value="1584.3495734797">
            <text:p>1584,3495734797</text:p>
          </table:table-cell>
          <table:table-cell office:value-type="float" office:value="1610.4329718688">
            <text:p>1610,4329718688</text:p>
          </table:table-cell>
          <table:table-cell office:value-type="float" office:value="1632.6427799858">
            <text:p>1632,6427799858</text:p>
          </table:table-cell>
          <table:table-cell office:value-type="float" office:value="1673.3474647968">
            <text:p>1673,3474647968</text:p>
          </table:table-cell>
          <table:table-cell office:value-type="float" office:value="1692.3791099627">
            <text:p>1692,3791099627</text:p>
          </table:table-cell>
          <table:table-cell office:value-type="float" office:value="1788.4027121199">
            <text:p>1788,4027121199</text:p>
          </table:table-cell>
          <table:table-cell office:value-type="float" office:value="1820.3747765738">
            <text:p>1820,3747765738</text:p>
          </table:table-cell>
          <table:table-cell office:value-type="float" office:value="1870.7866669219">
            <text:p>1870,7866669219</text:p>
          </table:table-cell>
          <table:table-cell office:value-type="float" office:value="1921.0215540256">
            <text:p>1921,0215540256</text:p>
          </table:table-cell>
          <table:table-cell office:value-type="float" office:value="2005.9893312141">
            <text:p>2005,9893312141</text:p>
          </table:table-cell>
          <table:table-cell office:value-type="float" office:value="2084.869276688">
            <text:p>2084,869276688</text:p>
          </table:table-cell>
          <table:table-cell office:value-type="float" office:value="2159.6968044135">
            <text:p>2159,6968044135</text:p>
          </table:table-cell>
          <table:table-cell office:value-type="float" office:value="2145.3356607413">
            <text:p>2145,3356607413</text:p>
          </table:table-cell>
          <table:table-cell office:value-type="float" office:value="2246.0453470405">
            <text:p>2246,0453470405</text:p>
          </table:table-cell>
          <table:table-cell office:value-type="float" office:value="2361.92288145">
            <text:p>2361,92288145</text:p>
          </table:table-cell>
          <table:table-cell office:value-type="float" office:value="2419.7154451146">
            <text:p>2419,7154451146</text:p>
          </table:table-cell>
          <table:table-cell office:value-type="float" office:value="2472.3541174612">
            <text:p>2472,3541174612</text:p>
          </table:table-cell>
          <table:table-cell office:value-type="float" office:value="2502.8621581079">
            <text:p>2502,8621581079</text:p>
          </table:table-cell>
          <table:table-cell office:value-type="float" office:value="2457.3016071642">
            <text:p>2457,3016071642</text:p>
          </table:table-cell>
          <table:table-cell office:value-type="float" office:value="2312.2340259018">
            <text:p>2312,2340259018</text:p>
          </table:table-cell>
          <table:table-cell office:value-type="float" office:value="2197.4566633612">
            <text:p>2197,4566633612</text:p>
          </table:table-cell>
          <table:table-cell office:value-type="float" office:value="2154.7127333662">
            <text:p>2154,7127333662</text:p>
          </table:table-cell>
          <table:table-cell office:value-type="float" office:value="2090.3407657839">
            <text:p>2090,3407657839</text:p>
          </table:table-cell>
          <table:table-cell office:value-type="float" office:value="2044.0789680637">
            <text:p>2044,0789680637</text:p>
          </table:table-cell>
          <table:table-cell office:value-type="float" office:value="2067.3987136169">
            <text:p>2067,3987136169</text:p>
          </table:table-cell>
          <table:table-cell office:value-type="float" office:value="2098.4475459088">
            <text:p>2098,4475459088</text:p>
          </table:table-cell>
          <table:table-cell office:value-type="float" office:value="2131.0788004268">
            <text:p>2131,0788004268</text:p>
          </table:table-cell>
          <table:table-cell office:value-type="float" office:value="2146.5948567393">
            <text:p>2146,5948567393</text:p>
          </table:table-cell>
          <table:table-cell office:value-type="float" office:value="2173.6299824459">
            <text:p>2173,6299824459</text:p>
          </table:table-cell>
          <table:table-cell office:value-type="float" office:value="2225.9210637867">
            <text:p>2225,9210637867</text:p>
          </table:table-cell>
          <table:table-cell office:value-type="float" office:value="2259.7665352164">
            <text:p>2259,7665352164</text:p>
          </table:table-cell>
          <table:table-cell office:value-type="float" office:value="2296.9312210337">
            <text:p>2296,9312210337</text:p>
          </table:table-cell>
          <table:table-cell office:value-type="float" office:value="2355.8941156708">
            <text:p>2355,8941156708</text:p>
          </table:table-cell>
          <table:table-cell office:value-type="float" office:value="2371.3118304263">
            <text:p>2371,3118304263</text:p>
          </table:table-cell>
          <table:table-cell office:value-type="float" office:value="2420.0269445042">
            <text:p>2420,0269445042</text:p>
          </table:table-cell>
          <table:table-cell office:value-type="float" office:value="2484.7602484688">
            <text:p>2484,7602484688</text:p>
          </table:table-cell>
          <table:table-cell office:value-type="float" office:value="2522.8614166488">
            <text:p>2522,8614166488</text:p>
          </table:table-cell>
          <table:table-cell office:value-type="float" office:value="2554.7815275291">
            <text:p>2554,7815275291</text:p>
          </table:table-cell>
          <table:table-cell office:value-type="float" office:value="2554.2586188385">
            <text:p>2554,2586188385</text:p>
          </table:table-cell>
          <table:table-cell office:value-type="float" office:value="2591.3294355891">
            <text:p>2591,3294355891</text:p>
          </table:table-cell>
          <table:table-cell office:value-type="float" office:value="2594.9261250737">
            <text:p>2594,9261250737</text:p>
          </table:table-cell>
          <table:table-cell office:value-type="float" office:value="2614.7127902464">
            <text:p>2614,7127902464</text:p>
          </table:table-cell>
          <table:table-cell office:value-type="float" office:value="2638.2904701962">
            <text:p>2638,2904701962</text:p>
          </table:table-cell>
          <table:table-cell office:value-type="float" office:value="2717.7634971109">
            <text:p>2717,7634971109</text:p>
          </table:table-cell>
          <table:table-cell office:value-type="float" office:value="2825.1380987593">
            <text:p>2825,1380987593</text:p>
          </table:table-cell>
          <table:table-cell office:value-type="float" office:value="2854.0719622843">
            <text:p>2854,0719622843</text:p>
          </table:table-cell>
          <table:table-cell office:value-type="float" office:value="2806.9804405713">
            <text:p>2806,9804405713</text:p>
          </table:table-cell>
          <table:table-cell office:value-type="float" office:value="2825.5240695338">
            <text:p>2825,5240695338</text:p>
          </table:table-cell>
          <table:table-cell office:value-type="float" office:value="2880.4146549813">
            <text:p>2880,4146549813</text:p>
          </table:table-cell>
          <table:table-cell office:value-type="float" office:value="2903.397848924">
            <text:p>2903,397848924</text:p>
          </table:table-cell>
          <table:table-cell office:value-type="float" office:value="2947.9721054778">
            <text:p>2947,9721054778</text:p>
          </table:table-cell>
          <table:table-cell office:value-type="float" office:value="3007.9002130069">
            <text:p>3007,9002130069</text:p>
          </table:table-cell>
          <table:table-cell office:value-type="float" office:value="3069.0435184425">
            <text:p>3069,0435184425</text:p>
          </table:table-cell>
          <table:table-cell office:value-type="float" office:value="3100.2062100504">
            <text:p>3100,206210050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6" office:value-type="string">
            <text:p>..</text:p>
          </table:table-cell>
          <table:table-cell office:value-type="float" office:value="552.3226949561">
            <text:p>552,3226949561</text:p>
          </table:table-cell>
          <table:table-cell office:value-type="float" office:value="554.4671386226">
            <text:p>554,4671386226</text:p>
          </table:table-cell>
          <table:table-cell office:value-type="float" office:value="571.0437352842">
            <text:p>571,0437352842</text:p>
          </table:table-cell>
          <table:table-cell office:value-type="float" office:value="571.6986660994">
            <text:p>571,6986660994</text:p>
          </table:table-cell>
          <table:table-cell office:value-type="float" office:value="569.7193394404">
            <text:p>569,7193394404</text:p>
          </table:table-cell>
          <table:table-cell office:value-type="float" office:value="554.0465508869">
            <text:p>554,0465508869</text:p>
          </table:table-cell>
          <table:table-cell office:value-type="float" office:value="539.6185297873">
            <text:p>539,6185297873</text:p>
          </table:table-cell>
          <table:table-cell office:value-type="float" office:value="534.8370447442">
            <text:p>534,8370447442</text:p>
          </table:table-cell>
          <table:table-cell office:value-type="float" office:value="527.9840053468">
            <text:p>527,9840053468</text:p>
          </table:table-cell>
          <table:table-cell office:value-type="float" office:value="529.3748228787">
            <text:p>529,3748228787</text:p>
          </table:table-cell>
          <table:table-cell office:value-type="float" office:value="535.2201571684">
            <text:p>535,2201571684</text:p>
          </table:table-cell>
          <table:table-cell office:value-type="float" office:value="549.0827897352">
            <text:p>549,0827897352</text:p>
          </table:table-cell>
          <table:table-cell office:value-type="float" office:value="558.0285548449">
            <text:p>558,0285548449</text:p>
          </table:table-cell>
          <table:table-cell office:value-type="float" office:value="569.2277288721">
            <text:p>569,2277288721</text:p>
          </table:table-cell>
          <table:table-cell office:value-type="float" office:value="573.2234545974">
            <text:p>573,2234545974</text:p>
          </table:table-cell>
          <table:table-cell office:value-type="float" office:value="583.4247783019">
            <text:p>583,4247783019</text:p>
          </table:table-cell>
          <table:table-cell office:value-type="float" office:value="602.395953714">
            <text:p>602,395953714</text:p>
          </table:table-cell>
          <table:table-cell office:value-type="float" office:value="598.6162621064">
            <text:p>598,6162621064</text:p>
          </table:table-cell>
          <table:table-cell office:value-type="float" office:value="600.9804153736">
            <text:p>600,9804153736</text:p>
          </table:table-cell>
          <table:table-cell office:value-type="float" office:value="606.8744023252">
            <text:p>606,8744023252</text:p>
          </table:table-cell>
          <table:table-cell office:value-type="float" office:value="609.3306576208">
            <text:p>609,3306576208</text:p>
          </table:table-cell>
          <table:table-cell office:value-type="float" office:value="635.1685465937">
            <text:p>635,1685465937</text:p>
          </table:table-cell>
          <table:table-cell office:value-type="float" office:value="646.9687792573">
            <text:p>646,9687792573</text:p>
          </table:table-cell>
          <table:table-cell office:value-type="float" office:value="622.9382289642">
            <text:p>622,9382289642</text:p>
          </table:table-cell>
          <table:table-cell office:value-type="float" office:value="635.6714852401">
            <text:p>635,6714852401</text:p>
          </table:table-cell>
          <table:table-cell office:value-type="float" office:value="655.9234429825">
            <text:p>655,9234429825</text:p>
          </table:table-cell>
          <table:table-cell office:value-type="float" office:value="679.5561059687">
            <text:p>679,5561059687</text:p>
          </table:table-cell>
          <table:table-cell office:value-type="float" office:value="690.6669921623">
            <text:p>690,6669921623</text:p>
          </table:table-cell>
          <table:table-cell office:value-type="float" office:value="699.9640837729">
            <text:p>699,9640837729</text:p>
          </table:table-cell>
          <table:table-cell office:value-type="float" office:value="707.3662230395">
            <text:p>707,3662230395</text:p>
          </table:table-cell>
          <table:table-cell office:value-type="float" office:value="735.7226674213">
            <text:p>735,72266742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488.4135093362">
            <text:p>488,4135093362</text:p>
          </table:table-cell>
          <table:table-cell office:value-type="float" office:value="459.9876930368">
            <text:p>459,9876930368</text:p>
          </table:table-cell>
          <table:table-cell office:value-type="float" office:value="479.2583105437">
            <text:p>479,2583105437</text:p>
          </table:table-cell>
          <table:table-cell office:value-type="float" office:value="475.1010444734">
            <text:p>475,1010444734</text:p>
          </table:table-cell>
          <table:table-cell office:value-type="float" office:value="488.5800679983">
            <text:p>488,5800679983</text:p>
          </table:table-cell>
          <table:table-cell office:value-type="float" office:value="520.4649765504">
            <text:p>520,4649765504</text:p>
          </table:table-cell>
          <table:table-cell office:value-type="float" office:value="542.2334187607">
            <text:p>542,2334187607</text:p>
          </table:table-cell>
          <table:table-cell office:value-type="float" office:value="501.6927368612">
            <text:p>501,6927368612</text:p>
          </table:table-cell>
          <table:table-cell office:value-type="float" office:value="566.2920012748">
            <text:p>566,2920012748</text:p>
          </table:table-cell>
          <table:table-cell office:value-type="float" office:value="574.6933395881">
            <text:p>574,6933395881</text:p>
          </table:table-cell>
          <table:table-cell office:value-type="float" office:value="477.9530947521">
            <text:p>477,9530947521</text:p>
          </table:table-cell>
          <table:table-cell office:value-type="float" office:value="555.3182636044">
            <text:p>555,3182636044</text:p>
          </table:table-cell>
          <table:table-cell office:value-type="float" office:value="566.0215478213">
            <text:p>566,0215478213</text:p>
          </table:table-cell>
          <table:table-cell office:value-type="float" office:value="533.0578373572">
            <text:p>533,0578373572</text:p>
          </table:table-cell>
          <table:table-cell office:value-type="float" office:value="566.5189352733">
            <text:p>566,5189352733</text:p>
          </table:table-cell>
          <table:table-cell office:value-type="float" office:value="575.2725579916">
            <text:p>575,2725579916</text:p>
          </table:table-cell>
          <table:table-cell office:value-type="float" office:value="557.0100852927">
            <text:p>557,0100852927</text:p>
          </table:table-cell>
          <table:table-cell office:value-type="float" office:value="559.8058017557">
            <text:p>559,8058017557</text:p>
          </table:table-cell>
          <table:table-cell office:value-type="float" office:value="572.1418511887">
            <text:p>572,1418511887</text:p>
          </table:table-cell>
          <table:table-cell office:value-type="float" office:value="593.054710197">
            <text:p>593,054710197</text:p>
          </table:table-cell>
          <table:table-cell office:value-type="float" office:value="614.4618830895">
            <text:p>614,4618830895</text:p>
          </table:table-cell>
          <table:table-cell office:value-type="float" office:value="630.3106636725">
            <text:p>630,3106636725</text:p>
          </table:table-cell>
          <table:table-cell office:value-type="float" office:value="621.8675993725">
            <text:p>621,8675993725</text:p>
          </table:table-cell>
          <table:table-cell office:value-type="float" office:value="619.896601123">
            <text:p>619,896601123</text:p>
          </table:table-cell>
          <table:table-cell office:value-type="float" office:value="625.3867890521">
            <text:p>625,3867890521</text:p>
          </table:table-cell>
          <table:table-cell office:value-type="float" office:value="639.3642538482">
            <text:p>639,3642538482</text:p>
          </table:table-cell>
          <table:table-cell office:value-type="float" office:value="700.0252251728">
            <text:p>700,0252251728</text:p>
          </table:table-cell>
          <table:table-cell office:value-type="float" office:value="732.4663824136">
            <text:p>732,4663824136</text:p>
          </table:table-cell>
          <table:table-cell office:value-type="float" office:value="517.7829510417">
            <text:p>517,7829510417</text:p>
          </table:table-cell>
          <table:table-cell office:value-type="float" office:value="514.146651912">
            <text:p>514,146651912</text:p>
          </table:table-cell>
          <table:table-cell office:value-type="float" office:value="532.267639019">
            <text:p>532,267639019</text:p>
          </table:table-cell>
          <table:table-cell office:value-type="float" office:value="533.4980891804">
            <text:p>533,4980891804</text:p>
          </table:table-cell>
          <table:table-cell office:value-type="float" office:value="517.6199491981">
            <text:p>517,6199491981</text:p>
          </table:table-cell>
          <table:table-cell office:value-type="float" office:value="509.6569549892">
            <text:p>509,6569549892</text:p>
          </table:table-cell>
          <table:table-cell office:value-type="float" office:value="512.4275343274">
            <text:p>512,4275343274</text:p>
          </table:table-cell>
          <table:table-cell office:value-type="float" office:value="522.4861550304">
            <text:p>522,4861550304</text:p>
          </table:table-cell>
          <table:table-cell office:value-type="float" office:value="522.5094218094">
            <text:p>522,5094218094</text:p>
          </table:table-cell>
          <table:table-cell office:value-type="float" office:value="526.8412860299">
            <text:p>526,8412860299</text:p>
          </table:table-cell>
          <table:table-cell office:value-type="float" office:value="530.9306421157">
            <text:p>530,9306421157</text:p>
          </table:table-cell>
          <table:table-cell office:value-type="float" office:value="535.2809869418">
            <text:p>535,2809869418</text:p>
          </table:table-cell>
          <table:table-cell office:value-type="float" office:value="546.721668647">
            <text:p>546,721668647</text:p>
          </table:table-cell>
          <table:table-cell office:value-type="float" office:value="576.0130389519">
            <text:p>576,0130389519</text:p>
          </table:table-cell>
          <table:table-cell office:value-type="float" office:value="551.6373771916">
            <text:p>551,6373771916</text:p>
          </table:table-cell>
          <table:table-cell office:value-type="float" office:value="554.9116084719">
            <text:p>554,9116084719</text:p>
          </table:table-cell>
          <table:table-cell office:value-type="float" office:value="545.8985196313">
            <text:p>545,8985196313</text:p>
          </table:table-cell>
          <table:table-cell office:value-type="float" office:value="564.7220842819">
            <text:p>564,7220842819</text:p>
          </table:table-cell>
          <table:table-cell office:value-type="float" office:value="582.3740058389">
            <text:p>582,37400583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679.5251641209">
            <text:p>1679,5251641209</text:p>
          </table:table-cell>
          <table:table-cell office:value-type="float" office:value="1706.2043458808">
            <text:p>1706,2043458808</text:p>
          </table:table-cell>
          <table:table-cell office:value-type="float" office:value="1676.6554101626">
            <text:p>1676,6554101626</text:p>
          </table:table-cell>
          <table:table-cell office:value-type="float" office:value="1432.3007907474">
            <text:p>1432,3007907474</text:p>
          </table:table-cell>
          <table:table-cell office:value-type="float" office:value="1556.8295882863">
            <text:p>1556,8295882863</text:p>
          </table:table-cell>
          <table:table-cell office:value-type="float" office:value="1683.9144862304">
            <text:p>1683,9144862304</text:p>
          </table:table-cell>
          <table:table-cell office:value-type="float" office:value="1738.2973463052">
            <text:p>1738,2973463052</text:p>
          </table:table-cell>
          <table:table-cell office:value-type="float" office:value="1782.8302298913">
            <text:p>1782,8302298913</text:p>
          </table:table-cell>
          <table:table-cell office:value-type="float" office:value="1774.1297707712">
            <text:p>1774,1297707712</text:p>
          </table:table-cell>
          <table:table-cell office:value-type="float" office:value="1872.0300641719">
            <text:p>1872,0300641719</text:p>
          </table:table-cell>
          <table:table-cell office:value-type="float" office:value="1926.2526587952">
            <text:p>1926,2526587952</text:p>
          </table:table-cell>
          <table:table-cell office:value-type="float" office:value="1961.8623952649">
            <text:p>1961,8623952649</text:p>
          </table:table-cell>
          <table:table-cell office:value-type="float" office:value="1875.0622464121">
            <text:p>1875,0622464121</text:p>
          </table:table-cell>
          <table:table-cell office:value-type="float" office:value="1877.6779419453">
            <text:p>1877,6779419453</text:p>
          </table:table-cell>
          <table:table-cell office:value-type="float" office:value="2000.5749536446">
            <text:p>2000,5749536446</text:p>
          </table:table-cell>
          <table:table-cell office:value-type="float" office:value="2147.0228301186">
            <text:p>2147,0228301186</text:p>
          </table:table-cell>
          <table:table-cell office:value-type="float" office:value="2156.1419832146">
            <text:p>2156,1419832146</text:p>
          </table:table-cell>
          <table:table-cell office:value-type="float" office:value="2076.3318635548">
            <text:p>2076,3318635548</text:p>
          </table:table-cell>
          <table:table-cell office:value-type="float" office:value="2018.4417585028">
            <text:p>2018,4417585028</text:p>
          </table:table-cell>
          <table:table-cell office:value-type="float" office:value="1965.7450185093">
            <text:p>1965,7450185093</text:p>
          </table:table-cell>
          <table:table-cell office:value-type="float" office:value="1989.8342494591">
            <text:p>1989,8342494591</text:p>
          </table:table-cell>
          <table:table-cell office:value-type="float" office:value="2015.5261231453">
            <text:p>2015,5261231453</text:p>
          </table:table-cell>
          <table:table-cell office:value-type="float" office:value="1750.7639605728">
            <text:p>1750,7639605728</text:p>
          </table:table-cell>
          <table:table-cell office:value-type="float" office:value="1636.6594626119">
            <text:p>1636,6594626119</text:p>
          </table:table-cell>
          <table:table-cell office:value-type="float" office:value="1561.8329958007">
            <text:p>1561,8329958007</text:p>
          </table:table-cell>
          <table:table-cell office:value-type="float" office:value="1609.2426870423">
            <text:p>1609,2426870423</text:p>
          </table:table-cell>
          <table:table-cell office:value-type="float" office:value="1607.2164379796">
            <text:p>1607,2164379796</text:p>
          </table:table-cell>
          <table:table-cell office:value-type="float" office:value="1636.5566963885">
            <text:p>1636,5566963885</text:p>
          </table:table-cell>
          <table:table-cell office:value-type="float" office:value="1590.3335961608">
            <text:p>1590,3335961608</text:p>
          </table:table-cell>
          <table:table-cell office:value-type="float" office:value="1521.9713325056">
            <text:p>1521,9713325056</text:p>
          </table:table-cell>
          <table:table-cell office:value-type="float" office:value="1480.4100485952">
            <text:p>1480,4100485952</text:p>
          </table:table-cell>
          <table:table-cell office:value-type="float" office:value="1566.9409157177">
            <text:p>1566,9409157177</text:p>
          </table:table-cell>
          <table:table-cell office:value-type="float" office:value="1680.971154311">
            <text:p>1680,971154311</text:p>
          </table:table-cell>
          <table:table-cell office:value-type="float" office:value="1806.1275571194">
            <text:p>1806,1275571194</text:p>
          </table:table-cell>
          <table:table-cell office:value-type="float" office:value="1947.5130335142">
            <text:p>1947,5130335142</text:p>
          </table:table-cell>
          <table:table-cell office:value-type="float" office:value="2036.7019230241">
            <text:p>2036,7019230241</text:p>
          </table:table-cell>
          <table:table-cell office:value-type="float" office:value="2195.6207183949">
            <text:p>2195,6207183949</text:p>
          </table:table-cell>
          <table:table-cell office:value-type="float" office:value="2336.4841491336">
            <text:p>2336,4841491336</text:p>
          </table:table-cell>
          <table:table-cell office:value-type="float" office:value="2304.3143850169">
            <text:p>2304,3143850169</text:p>
          </table:table-cell>
          <table:table-cell office:value-type="float" office:value="2381.1503061825">
            <text:p>2381,1503061825</text:p>
          </table:table-cell>
          <table:table-cell office:value-type="float" office:value="2354.531527542">
            <text:p>2354,531527542</text:p>
          </table:table-cell>
          <table:table-cell office:value-type="float" office:value="2410.8304385924">
            <text:p>2410,8304385924</text:p>
          </table:table-cell>
          <table:table-cell office:value-type="float" office:value="2437.3962773487">
            <text:p>2437,3962773487</text:p>
          </table:table-cell>
          <table:table-cell office:value-type="float" office:value="2412.9808729668">
            <text:p>2412,9808729668</text:p>
          </table:table-cell>
          <table:table-cell office:value-type="float" office:value="2493.1424239482">
            <text:p>2493,1424239482</text:p>
          </table:table-cell>
          <table:table-cell office:value-type="float" office:value="2446.6518948688">
            <text:p>2446,6518948688</text:p>
          </table:table-cell>
          <table:table-cell office:value-type="float" office:value="2576.7753269319">
            <text:p>2576,7753269319</text:p>
          </table:table-cell>
          <table:table-cell office:value-type="float" office:value="2764.0595643332">
            <text:p>2764,0595643332</text:p>
          </table:table-cell>
          <table:table-cell office:value-type="float" office:value="2824.5682248724">
            <text:p>2824,5682248724</text:p>
          </table:table-cell>
          <table:table-cell office:value-type="float" office:value="2927.3273116408">
            <text:p>2927,3273116408</text:p>
          </table:table-cell>
          <table:table-cell office:value-type="float" office:value="3044.9491290167">
            <text:p>3044,9491290167</text:p>
          </table:table-cell>
          <table:table-cell office:value-type="float" office:value="3192.2955443581">
            <text:p>3192,2955443581</text:p>
          </table:table-cell>
          <table:table-cell office:value-type="float" office:value="3342.9206629145">
            <text:p>3342,9206629145</text:p>
          </table:table-cell>
          <table:table-cell office:value-type="float" office:value="3487.548010451">
            <text:p>3487,548010451</text:p>
          </table:table-cell>
          <table:table-cell office:value-type="float" office:value="3598.2908823038">
            <text:p>3598,2908823038</text:p>
          </table:table-cell>
          <table:table-cell office:value-type="float" office:value="3683.5031911488">
            <text:p>3683,5031911488</text:p>
          </table:table-cell>
          <table:table-cell office:value-type="float" office:value="3783.5433275975">
            <text:p>3783,543327597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6" office:value-type="string">
            <text:p>..</text:p>
          </table:table-cell>
          <table:table-cell office:value-type="float" office:value="757.0576058909">
            <text:p>757,0576058909</text:p>
          </table:table-cell>
          <table:table-cell office:value-type="float" office:value="763.5015336913">
            <text:p>763,5015336913</text:p>
          </table:table-cell>
          <table:table-cell office:value-type="float" office:value="766.3173818747">
            <text:p>766,3173818747</text:p>
          </table:table-cell>
          <table:table-cell office:value-type="float" office:value="773.421282595">
            <text:p>773,421282595</text:p>
          </table:table-cell>
          <table:table-cell office:value-type="float" office:value="766.9367172303">
            <text:p>766,9367172303</text:p>
          </table:table-cell>
          <table:table-cell office:value-type="float" office:value="746.4100001133">
            <text:p>746,4100001133</text:p>
          </table:table-cell>
          <table:table-cell office:value-type="float" office:value="732.5522306009">
            <text:p>732,5522306009</text:p>
          </table:table-cell>
          <table:table-cell office:value-type="float" office:value="723.6016871663">
            <text:p>723,6016871663</text:p>
          </table:table-cell>
          <table:table-cell office:value-type="float" office:value="687.1914112635">
            <text:p>687,1914112635</text:p>
          </table:table-cell>
          <table:table-cell office:value-type="float" office:value="688.7029848316">
            <text:p>688,7029848316</text:p>
          </table:table-cell>
          <table:table-cell office:value-type="float" office:value="693.2629968656">
            <text:p>693,2629968656</text:p>
          </table:table-cell>
          <table:table-cell office:value-type="float" office:value="705.3883416967">
            <text:p>705,3883416967</text:p>
          </table:table-cell>
          <table:table-cell office:value-type="float" office:value="700.4833324222">
            <text:p>700,4833324222</text:p>
          </table:table-cell>
          <table:table-cell office:value-type="float" office:value="711.2462399614">
            <text:p>711,2462399614</text:p>
          </table:table-cell>
          <table:table-cell office:value-type="float" office:value="662.2795181624">
            <text:p>662,2795181624</text:p>
          </table:table-cell>
          <table:table-cell office:value-type="float" office:value="688.8433866669">
            <text:p>688,8433866669</text:p>
          </table:table-cell>
          <table:table-cell office:value-type="float" office:value="698.7877652367">
            <text:p>698,7877652367</text:p>
          </table:table-cell>
          <table:table-cell office:value-type="float" office:value="718.4204651806">
            <text:p>718,4204651806</text:p>
          </table:table-cell>
          <table:table-cell office:value-type="float" office:value="728.7803218327">
            <text:p>728,7803218327</text:p>
          </table:table-cell>
          <table:table-cell office:value-type="float" office:value="728.063224554">
            <text:p>728,063224554</text:p>
          </table:table-cell>
          <table:table-cell office:value-type="float" office:value="729.2684423618">
            <text:p>729,268442361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16.5316321774">
            <text:p>616,5316321774</text:p>
          </table:table-cell>
          <table:table-cell office:value-type="float" office:value="604.2858368891">
            <text:p>604,2858368891</text:p>
          </table:table-cell>
          <table:table-cell office:value-type="float" office:value="630.6868992616">
            <text:p>630,6868992616</text:p>
          </table:table-cell>
          <table:table-cell office:value-type="float" office:value="635.6413428003">
            <text:p>635,6413428003</text:p>
          </table:table-cell>
          <table:table-cell office:value-type="float" office:value="642.5763684569">
            <text:p>642,5763684569</text:p>
          </table:table-cell>
          <table:table-cell office:value-type="float" office:value="653.4514065455">
            <text:p>653,4514065455</text:p>
          </table:table-cell>
          <table:table-cell office:value-type="float" office:value="654.4675560962">
            <text:p>654,4675560962</text:p>
          </table:table-cell>
          <table:table-cell office:value-type="float" office:value="652.6656315231">
            <text:p>652,6656315231</text:p>
          </table:table-cell>
          <table:table-cell office:value-type="float" office:value="654.9868556148">
            <text:p>654,9868556148</text:p>
          </table:table-cell>
          <table:table-cell office:value-type="float" office:value="667.574923763">
            <text:p>667,574923763</text:p>
          </table:table-cell>
          <table:table-cell office:value-type="float" office:value="678.8957834539">
            <text:p>678,8957834539</text:p>
          </table:table-cell>
          <table:table-cell office:value-type="float" office:value="688.9717627678">
            <text:p>688,9717627678</text:p>
          </table:table-cell>
          <table:table-cell office:value-type="float" office:value="682.8232583419">
            <text:p>682,8232583419</text:p>
          </table:table-cell>
          <table:table-cell office:value-type="float" office:value="684.2990849888">
            <text:p>684,2990849888</text:p>
          </table:table-cell>
          <table:table-cell office:value-type="float" office:value="704.4527703042">
            <text:p>704,4527703042</text:p>
          </table:table-cell>
          <table:table-cell office:value-type="float" office:value="700.9669493302">
            <text:p>700,9669493302</text:p>
          </table:table-cell>
          <table:table-cell office:value-type="float" office:value="710.0633836821">
            <text:p>710,0633836821</text:p>
          </table:table-cell>
          <table:table-cell office:value-type="float" office:value="717.7505679845">
            <text:p>717,7505679845</text:p>
          </table:table-cell>
          <table:table-cell office:value-type="float" office:value="716.0389395103">
            <text:p>716,0389395103</text:p>
          </table:table-cell>
          <table:table-cell office:value-type="float" office:value="697.7036538494">
            <text:p>697,7036538494</text:p>
          </table:table-cell>
          <table:table-cell office:value-type="float" office:value="677.5198262379">
            <text:p>677,5198262379</text:p>
          </table:table-cell>
          <table:table-cell office:value-type="float" office:value="686.4531991363">
            <text:p>686,4531991363</text:p>
          </table:table-cell>
          <table:table-cell office:value-type="float" office:value="677.3038536101">
            <text:p>677,3038536101</text:p>
          </table:table-cell>
          <table:table-cell office:value-type="float" office:value="664.1249617019">
            <text:p>664,1249617019</text:p>
          </table:table-cell>
          <table:table-cell office:value-type="float" office:value="654.8494066927">
            <text:p>654,8494066927</text:p>
          </table:table-cell>
          <table:table-cell office:value-type="float" office:value="648.184506452">
            <text:p>648,184506452</text:p>
          </table:table-cell>
          <table:table-cell office:value-type="float" office:value="650.1507738958">
            <text:p>650,1507738958</text:p>
          </table:table-cell>
          <table:table-cell office:value-type="float" office:value="653.5630989369">
            <text:p>653,5630989369</text:p>
          </table:table-cell>
          <table:table-cell office:value-type="float" office:value="643.0164167817">
            <text:p>643,0164167817</text:p>
          </table:table-cell>
          <table:table-cell office:value-type="float" office:value="637.7964605278">
            <text:p>637,7964605278</text:p>
          </table:table-cell>
          <table:table-cell office:value-type="float" office:value="612.7794386925">
            <text:p>612,7794386925</text:p>
          </table:table-cell>
          <table:table-cell office:value-type="float" office:value="600.109980602">
            <text:p>600,109980602</text:p>
          </table:table-cell>
          <table:table-cell office:value-type="float" office:value="578.5986785515">
            <text:p>578,5986785515</text:p>
          </table:table-cell>
          <table:table-cell office:value-type="float" office:value="565.400686948">
            <text:p>565,400686948</text:p>
          </table:table-cell>
          <table:table-cell office:value-type="float" office:value="550.4325985453">
            <text:p>550,4325985453</text:p>
          </table:table-cell>
          <table:table-cell office:value-type="float" office:value="559.997245486">
            <text:p>559,997245486</text:p>
          </table:table-cell>
          <table:table-cell office:value-type="float" office:value="574.0319853763">
            <text:p>574,0319853763</text:p>
          </table:table-cell>
          <table:table-cell office:value-type="float" office:value="582.9506578995">
            <text:p>582,9506578995</text:p>
          </table:table-cell>
          <table:table-cell office:value-type="float" office:value="587.4679497587">
            <text:p>587,4679497587</text:p>
          </table:table-cell>
          <table:table-cell office:value-type="float" office:value="588.9519499286">
            <text:p>588,9519499286</text:p>
          </table:table-cell>
          <table:table-cell office:value-type="float" office:value="588.8458123216">
            <text:p>588,8458123216</text:p>
          </table:table-cell>
          <table:table-cell office:value-type="float" office:value="597.0132454826">
            <text:p>597,0132454826</text:p>
          </table:table-cell>
          <table:table-cell office:value-type="float" office:value="600.7511768275">
            <text:p>600,7511768275</text:p>
          </table:table-cell>
          <table:table-cell office:value-type="float" office:value="610.398858374">
            <text:p>610,398858374</text:p>
          </table:table-cell>
          <table:table-cell office:value-type="float" office:value="626.1275021691">
            <text:p>626,1275021691</text:p>
          </table:table-cell>
          <table:table-cell office:value-type="float" office:value="645.9185928967">
            <text:p>645,9185928967</text:p>
          </table:table-cell>
          <table:table-cell office:value-type="float" office:value="666.2441336352">
            <text:p>666,2441336352</text:p>
          </table:table-cell>
          <table:table-cell office:value-type="float" office:value="691.1160558626">
            <text:p>691,1160558626</text:p>
          </table:table-cell>
          <table:table-cell office:value-type="float" office:value="712.5414992952">
            <text:p>712,5414992952</text:p>
          </table:table-cell>
          <table:table-cell office:value-type="float" office:value="722.5250868214">
            <text:p>722,5250868214</text:p>
          </table:table-cell>
          <table:table-cell office:value-type="float" office:value="742.4718941248">
            <text:p>742,4718941248</text:p>
          </table:table-cell>
          <table:table-cell office:value-type="float" office:value="756.016212891">
            <text:p>756,016212891</text:p>
          </table:table-cell>
          <table:table-cell office:value-type="float" office:value="777.7354807384">
            <text:p>777,7354807384</text:p>
          </table:table-cell>
          <table:table-cell office:value-type="float" office:value="799.8611466757">
            <text:p>799,8611466757</text:p>
          </table:table-cell>
          <table:table-cell office:value-type="float" office:value="821.4656239929">
            <text:p>821,4656239929</text:p>
          </table:table-cell>
          <table:table-cell office:value-type="float" office:value="839.4697366151">
            <text:p>839,4697366151</text:p>
          </table:table-cell>
          <table:table-cell office:value-type="float" office:value="853.2027852432">
            <text:p>853,20278524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High income</text:p>
          </table:table-cell>
          <table:table-cell office:value-type="string">
            <text:p>HI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1787.7905606653">
            <text:p>11787,7905606653</text:p>
          </table:table-cell>
          <table:table-cell office:value-type="float" office:value="12167.0912498325">
            <text:p>12167,0912498325</text:p>
          </table:table-cell>
          <table:table-cell office:value-type="float" office:value="12717.3849987914">
            <text:p>12717,3849987914</text:p>
          </table:table-cell>
          <table:table-cell office:value-type="float" office:value="13223.4084144082">
            <text:p>13223,4084144082</text:p>
          </table:table-cell>
          <table:table-cell office:value-type="float" office:value="13908.0978755749">
            <text:p>13908,0978755749</text:p>
          </table:table-cell>
          <table:table-cell office:value-type="float" office:value="14509.2564288091">
            <text:p>14509,2564288091</text:p>
          </table:table-cell>
          <table:table-cell office:value-type="float" office:value="15225.0227445619">
            <text:p>15225,0227445619</text:p>
          </table:table-cell>
          <table:table-cell office:value-type="float" office:value="15758.1394884208">
            <text:p>15758,1394884208</text:p>
          </table:table-cell>
          <table:table-cell office:value-type="float" office:value="16572.84199163">
            <text:p>16572,84199163</text:p>
          </table:table-cell>
          <table:table-cell office:value-type="float" office:value="17348.6057009154">
            <text:p>17348,6057009154</text:p>
          </table:table-cell>
          <table:table-cell office:value-type="float" office:value="17871.406343818">
            <text:p>17871,406343818</text:p>
          </table:table-cell>
          <table:table-cell office:value-type="float" office:value="18386.1851639352">
            <text:p>18386,1851639352</text:p>
          </table:table-cell>
          <table:table-cell office:value-type="float" office:value="19224.4446274063">
            <text:p>19224,4446274063</text:p>
          </table:table-cell>
          <table:table-cell office:value-type="float" office:value="20265.251688706">
            <text:p>20265,251688706</text:p>
          </table:table-cell>
          <table:table-cell office:value-type="float" office:value="20298.9675374645">
            <text:p>20298,9675374645</text:p>
          </table:table-cell>
          <table:table-cell office:value-type="float" office:value="20116.6298298483">
            <text:p>20116,6298298483</text:p>
          </table:table-cell>
          <table:table-cell office:value-type="float" office:value="20971.0526771117">
            <text:p>20971,0526771117</text:p>
          </table:table-cell>
          <table:table-cell office:value-type="float" office:value="21616.8990190826">
            <text:p>21616,8990190826</text:p>
          </table:table-cell>
          <table:table-cell office:value-type="float" office:value="22340.3612787368">
            <text:p>22340,3612787368</text:p>
          </table:table-cell>
          <table:table-cell office:value-type="float" office:value="23073.5678848">
            <text:p>23073,5678848</text:p>
          </table:table-cell>
          <table:table-cell office:value-type="float" office:value="23212.3621841348">
            <text:p>23212,3621841348</text:p>
          </table:table-cell>
          <table:table-cell office:value-type="float" office:value="23481.6321664512">
            <text:p>23481,6321664512</text:p>
          </table:table-cell>
          <table:table-cell office:value-type="float" office:value="23278.6628885804">
            <text:p>23278,6628885804</text:p>
          </table:table-cell>
          <table:table-cell office:value-type="float" office:value="23726.3684976495">
            <text:p>23726,3684976495</text:p>
          </table:table-cell>
          <table:table-cell office:value-type="float" office:value="24640.6770476934">
            <text:p>24640,6770476934</text:p>
          </table:table-cell>
          <table:table-cell office:value-type="float" office:value="25397.7066884241">
            <text:p>25397,7066884241</text:p>
          </table:table-cell>
          <table:table-cell office:value-type="float" office:value="26021.9749981611">
            <text:p>26021,9749981611</text:p>
          </table:table-cell>
          <table:table-cell office:value-type="float" office:value="26722.2660204609">
            <text:p>26722,2660204609</text:p>
          </table:table-cell>
          <table:table-cell office:value-type="float" office:value="27831.1599796384">
            <text:p>27831,1599796384</text:p>
          </table:table-cell>
          <table:table-cell office:value-type="float" office:value="28723.5601647732">
            <text:p>28723,5601647732</text:p>
          </table:table-cell>
          <table:table-cell office:value-type="float" office:value="29426.4256065082">
            <text:p>29426,4256065082</text:p>
          </table:table-cell>
          <table:table-cell office:value-type="float" office:value="29626.0727823135">
            <text:p>29626,0727823135</text:p>
          </table:table-cell>
          <table:table-cell office:value-type="float" office:value="30051.6617626148">
            <text:p>30051,6617626148</text:p>
          </table:table-cell>
          <table:table-cell office:value-type="float" office:value="30211.6135833311">
            <text:p>30211,6135833311</text:p>
          </table:table-cell>
          <table:table-cell office:value-type="float" office:value="30947.4041886081">
            <text:p>30947,4041886081</text:p>
          </table:table-cell>
          <table:table-cell office:value-type="float" office:value="31566.6980039049">
            <text:p>31566,6980039049</text:p>
          </table:table-cell>
          <table:table-cell office:value-type="float" office:value="32280.3979292889">
            <text:p>32280,3979292889</text:p>
          </table:table-cell>
          <table:table-cell office:value-type="float" office:value="33145.7280605906">
            <text:p>33145,7280605906</text:p>
          </table:table-cell>
          <table:table-cell office:value-type="float" office:value="33823.6569603035">
            <text:p>33823,6569603035</text:p>
          </table:table-cell>
          <table:table-cell office:value-type="float" office:value="34714.2862631079">
            <text:p>34714,2862631079</text:p>
          </table:table-cell>
          <table:table-cell office:value-type="float" office:value="35893.0070766571">
            <text:p>35893,0070766571</text:p>
          </table:table-cell>
          <table:table-cell office:value-type="float" office:value="36178.7173154514">
            <text:p>36178,7173154514</text:p>
          </table:table-cell>
          <table:table-cell office:value-type="float" office:value="36494.1165012224">
            <text:p>36494,1165012224</text:p>
          </table:table-cell>
          <table:table-cell office:value-type="float" office:value="37018.6217589394">
            <text:p>37018,6217589394</text:p>
          </table:table-cell>
          <table:table-cell office:value-type="float" office:value="37973.0732452238">
            <text:p>37973,0732452238</text:p>
          </table:table-cell>
          <table:table-cell office:value-type="float" office:value="38743.0729481328">
            <text:p>38743,0729481328</text:p>
          </table:table-cell>
          <table:table-cell office:value-type="float" office:value="39606.7597059384">
            <text:p>39606,7597059384</text:p>
          </table:table-cell>
          <table:table-cell office:value-type="float" office:value="40314.8403235087">
            <text:p>40314,8403235087</text:p>
          </table:table-cell>
          <table:table-cell office:value-type="float" office:value="40108.9253290042">
            <text:p>40108,9253290042</text:p>
          </table:table-cell>
          <table:table-cell office:value-type="float" office:value="38458.3905473396">
            <text:p>38458,3905473396</text:p>
          </table:table-cell>
          <table:table-cell office:value-type="float" office:value="39326.9526566883">
            <text:p>39326,9526566883</text:p>
          </table:table-cell>
          <table:table-cell office:value-type="float" office:value="39857.9623087769">
            <text:p>39857,9623087769</text:p>
          </table:table-cell>
          <table:table-cell office:value-type="float" office:value="40122.3083383524">
            <text:p>40122,3083383524</text:p>
          </table:table-cell>
          <table:table-cell office:value-type="float" office:value="40437.2940439274">
            <text:p>40437,2940439274</text:p>
          </table:table-cell>
          <table:table-cell office:value-type="float" office:value="41016.4461868411">
            <text:p>41016,4461868411</text:p>
          </table:table-cell>
          <table:table-cell office:value-type="float" office:value="41719.2484816874">
            <text:p>41719,2484816874</text:p>
          </table:table-cell>
          <table:table-cell office:value-type="float" office:value="42167.4081270942">
            <text:p>42167,40812709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95.9904053332">
            <text:p>1095,9904053332</text:p>
          </table:table-cell>
          <table:table-cell office:value-type="float" office:value="1085.5659619618">
            <text:p>1085,5659619618</text:p>
          </table:table-cell>
          <table:table-cell office:value-type="float" office:value="1116.5919919972">
            <text:p>1116,5919919972</text:p>
          </table:table-cell>
          <table:table-cell office:value-type="float" office:value="1124.7153055622">
            <text:p>1124,7153055622</text:p>
          </table:table-cell>
          <table:table-cell office:value-type="float" office:value="1152.7010054577">
            <text:p>1152,7010054577</text:p>
          </table:table-cell>
          <table:table-cell office:value-type="float" office:value="1221.5317195395">
            <text:p>1221,5317195395</text:p>
          </table:table-cell>
          <table:table-cell office:value-type="float" office:value="1250.5037481626">
            <text:p>1250,5037481626</text:p>
          </table:table-cell>
          <table:table-cell office:value-type="float" office:value="1287.086773519">
            <text:p>1287,086773519</text:p>
          </table:table-cell>
          <table:table-cell office:value-type="float" office:value="1332.1949783564">
            <text:p>1332,1949783564</text:p>
          </table:table-cell>
          <table:table-cell office:value-type="float" office:value="1301.8862855516">
            <text:p>1301,8862855516</text:p>
          </table:table-cell>
          <table:table-cell office:value-type="float" office:value="1309.7998826202">
            <text:p>1309,7998826202</text:p>
          </table:table-cell>
          <table:table-cell office:value-type="float" office:value="1322.4688100977">
            <text:p>1322,4688100977</text:p>
          </table:table-cell>
          <table:table-cell office:value-type="float" office:value="1357.9145831362">
            <text:p>1357,9145831362</text:p>
          </table:table-cell>
          <table:table-cell office:value-type="float" office:value="1421.9169186604">
            <text:p>1421,9169186604</text:p>
          </table:table-cell>
          <table:table-cell office:value-type="float" office:value="1363.0237651782">
            <text:p>1363,0237651782</text:p>
          </table:table-cell>
          <table:table-cell office:value-type="float" office:value="1350.5643328919">
            <text:p>1350,5643328919</text:p>
          </table:table-cell>
          <table:table-cell office:value-type="float" office:value="1447.4451709377">
            <text:p>1447,4451709377</text:p>
          </table:table-cell>
          <table:table-cell office:value-type="float" office:value="1549.2935305805">
            <text:p>1549,2935305805</text:p>
          </table:table-cell>
          <table:table-cell office:value-type="float" office:value="1652.429853813">
            <text:p>1652,429853813</text:p>
          </table:table-cell>
          <table:table-cell office:value-type="float" office:value="1676.8639854703">
            <text:p>1676,8639854703</text:p>
          </table:table-cell>
          <table:table-cell office:value-type="float" office:value="1636.8473432957">
            <text:p>1636,8473432957</text:p>
          </table:table-cell>
          <table:table-cell office:value-type="float" office:value="1627.5803931127">
            <text:p>1627,5803931127</text:p>
          </table:table-cell>
          <table:table-cell office:value-type="float" office:value="1556.6252414449">
            <text:p>1556,6252414449</text:p>
          </table:table-cell>
          <table:table-cell office:value-type="float" office:value="1496.064498796">
            <text:p>1496,064498796</text:p>
          </table:table-cell>
          <table:table-cell office:value-type="float" office:value="1514.6630049155">
            <text:p>1514,6630049155</text:p>
          </table:table-cell>
          <table:table-cell office:value-type="float" office:value="1531.544110179">
            <text:p>1531,544110179</text:p>
          </table:table-cell>
          <table:table-cell office:value-type="float" office:value="1497.5006538974">
            <text:p>1497,5006538974</text:p>
          </table:table-cell>
          <table:table-cell office:value-type="float" office:value="1541.7971410465">
            <text:p>1541,7971410465</text:p>
          </table:table-cell>
          <table:table-cell office:value-type="float" office:value="1566.4631580262">
            <text:p>1566,4631580262</text:p>
          </table:table-cell>
          <table:table-cell office:value-type="float" office:value="1587.4560601401">
            <text:p>1587,4560601401</text:p>
          </table:table-cell>
          <table:table-cell office:value-type="float" office:value="1543.7191601909">
            <text:p>1543,7191601909</text:p>
          </table:table-cell>
          <table:table-cell office:value-type="float" office:value="1548.721446277">
            <text:p>1548,721446277</text:p>
          </table:table-cell>
          <table:table-cell office:value-type="float" office:value="1589.7282356732">
            <text:p>1589,7282356732</text:p>
          </table:table-cell>
          <table:table-cell office:value-type="float" office:value="1641.5450785809">
            <text:p>1641,5450785809</text:p>
          </table:table-cell>
          <table:table-cell office:value-type="float" office:value="1575.2697419779">
            <text:p>1575,2697419779</text:p>
          </table:table-cell>
          <table:table-cell office:value-type="float" office:value="1594.3570803239">
            <text:p>1594,3570803239</text:p>
          </table:table-cell>
          <table:table-cell office:value-type="float" office:value="1606.9798443721">
            <text:p>1606,9798443721</text:p>
          </table:table-cell>
          <table:table-cell office:value-type="float" office:value="1642.1616017131">
            <text:p>1642,1616017131</text:p>
          </table:table-cell>
          <table:table-cell office:value-type="float" office:value="1645.2881562935">
            <text:p>1645,2881562935</text:p>
          </table:table-cell>
          <table:table-cell office:value-type="float" office:value="1572.2542157516">
            <text:p>1572,2542157516</text:p>
          </table:table-cell>
          <table:table-cell office:value-type="float" office:value="1620.0561129736">
            <text:p>1620,0561129736</text:p>
          </table:table-cell>
          <table:table-cell office:value-type="float" office:value="1622.2081407015">
            <text:p>1622,2081407015</text:p>
          </table:table-cell>
          <table:table-cell office:value-type="float" office:value="1641.3972027534">
            <text:p>1641,3972027534</text:p>
          </table:table-cell>
          <table:table-cell office:value-type="float" office:value="1674.3954841008">
            <text:p>1674,3954841008</text:p>
          </table:table-cell>
          <table:table-cell office:value-type="float" office:value="1736.6928839514">
            <text:p>1736,6928839514</text:p>
          </table:table-cell>
          <table:table-cell office:value-type="float" office:value="1799.490331733">
            <text:p>1799,490331733</text:p>
          </table:table-cell>
          <table:table-cell office:value-type="float" office:value="1874.9534490886">
            <text:p>1874,9534490886</text:p>
          </table:table-cell>
          <table:table-cell office:value-type="float" office:value="1947.9574340639">
            <text:p>1947,9574340639</text:p>
          </table:table-cell>
          <table:table-cell office:value-type="float" office:value="1987.9140831206">
            <text:p>1987,9140831206</text:p>
          </table:table-cell>
          <table:table-cell office:value-type="float" office:value="1900.3825713104">
            <text:p>1900,3825713104</text:p>
          </table:table-cell>
          <table:table-cell office:value-type="float" office:value="1932.8582899969">
            <text:p>1932,8582899969</text:p>
          </table:table-cell>
          <table:table-cell office:value-type="float" office:value="1969.3104139845">
            <text:p>1969,3104139845</text:p>
          </table:table-cell>
          <table:table-cell office:value-type="float" office:value="2013.478306493">
            <text:p>2013,478306493</text:p>
          </table:table-cell>
          <table:table-cell office:value-type="float" office:value="2033.3161861923">
            <text:p>2033,3161861923</text:p>
          </table:table-cell>
          <table:table-cell office:value-type="float" office:value="2059.4749088789">
            <text:p>2059,4749088789</text:p>
          </table:table-cell>
          <table:table-cell office:value-type="float" office:value="2098.3402305659">
            <text:p>2098,3402305659</text:p>
          </table:table-cell>
          <table:table-cell office:value-type="float" office:value="2137.8082200945">
            <text:p>2137,80822009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string">
            <text:p>..</text:p>
          </table:table-cell>
          <table:table-cell office:value-type="float" office:value="3380.6204967675">
            <text:p>3380,6204967675</text:p>
          </table:table-cell>
          <table:table-cell office:value-type="float" office:value="3703.4719647576">
            <text:p>3703,4719647576</text:p>
          </table:table-cell>
          <table:table-cell office:value-type="float" office:value="4142.288862892">
            <text:p>4142,288862892</text:p>
          </table:table-cell>
          <table:table-cell office:value-type="float" office:value="4392.2037428726">
            <text:p>4392,2037428726</text:p>
          </table:table-cell>
          <table:table-cell office:value-type="float" office:value="4904.742605937">
            <text:p>4904,742605937</text:p>
          </table:table-cell>
          <table:table-cell office:value-type="float" office:value="4948.7569507223">
            <text:p>4948,7569507223</text:p>
          </table:table-cell>
          <table:table-cell office:value-type="float" office:value="4902.6404579291">
            <text:p>4902,6404579291</text:p>
          </table:table-cell>
          <table:table-cell office:value-type="float" office:value="4962.6974853322">
            <text:p>4962,6974853322</text:p>
          </table:table-cell>
          <table:table-cell office:value-type="float" office:value="5438.1323799745">
            <text:p>5438,1323799745</text:p>
          </table:table-cell>
          <table:table-cell office:value-type="float" office:value="5796.1330373351">
            <text:p>5796,1330373351</text:p>
          </table:table-cell>
          <table:table-cell office:value-type="float" office:value="6086.1848757519">
            <text:p>6086,1848757519</text:p>
          </table:table-cell>
          <table:table-cell office:value-type="float" office:value="6604.2125726397">
            <text:p>6604,2125726397</text:p>
          </table:table-cell>
          <table:table-cell office:value-type="float" office:value="7208.8976922598">
            <text:p>7208,8976922598</text:p>
          </table:table-cell>
          <table:table-cell office:value-type="float" office:value="7153.3094270769">
            <text:p>7153,3094270769</text:p>
          </table:table-cell>
          <table:table-cell office:value-type="float" office:value="7053.4950438809">
            <text:p>7053,4950438809</text:p>
          </table:table-cell>
          <table:table-cell office:value-type="float" office:value="8091.3649090082">
            <text:p>8091,3649090082</text:p>
          </table:table-cell>
          <table:table-cell office:value-type="float" office:value="8910.565187193">
            <text:p>8910,565187193</text:p>
          </table:table-cell>
          <table:table-cell office:value-type="float" office:value="9473.4573470448">
            <text:p>9473,4573470448</text:p>
          </table:table-cell>
          <table:table-cell office:value-type="float" office:value="10006.171923673">
            <text:p>10006,171923673</text:p>
          </table:table-cell>
          <table:table-cell office:value-type="float" office:value="10727.3369221941">
            <text:p>10727,3369221941</text:p>
          </table:table-cell>
          <table:table-cell office:value-type="float" office:value="11448.7592463329">
            <text:p>11448,7592463329</text:p>
          </table:table-cell>
          <table:table-cell office:value-type="float" office:value="11604.9005906549">
            <text:p>11604,9005906549</text:p>
          </table:table-cell>
          <table:table-cell office:value-type="float" office:value="12113.0732675739">
            <text:p>12113,0732675739</text:p>
          </table:table-cell>
          <table:table-cell office:value-type="float" office:value="13190.9121842532">
            <text:p>13190,9121842532</text:p>
          </table:table-cell>
          <table:table-cell office:value-type="float" office:value="13148.7662351448">
            <text:p>13148,7662351448</text:p>
          </table:table-cell>
          <table:table-cell office:value-type="float" office:value="14421.7091566008">
            <text:p>14421,7091566008</text:p>
          </table:table-cell>
          <table:table-cell office:value-type="float" office:value="16190.1732625996">
            <text:p>16190,1732625996</text:p>
          </table:table-cell>
          <table:table-cell office:value-type="float" office:value="17421.1709631643">
            <text:p>17421,1709631643</text:p>
          </table:table-cell>
          <table:table-cell office:value-type="float" office:value="17634.2269182938">
            <text:p>17634,2269182938</text:p>
          </table:table-cell>
          <table:table-cell office:value-type="float" office:value="18250.961853647">
            <text:p>18250,961853647</text:p>
          </table:table-cell>
          <table:table-cell office:value-type="float" office:value="19132.3077665695">
            <text:p>19132,3077665695</text:p>
          </table:table-cell>
          <table:table-cell office:value-type="float" office:value="20155.241830864">
            <text:p>20155,241830864</text:p>
          </table:table-cell>
          <table:table-cell office:value-type="float" office:value="21040.534041779">
            <text:p>21040,534041779</text:p>
          </table:table-cell>
          <table:table-cell office:value-type="float" office:value="21813.7198883851">
            <text:p>21813,7198883851</text:p>
          </table:table-cell>
          <table:table-cell office:value-type="float" office:value="21893.6855998259">
            <text:p>21893,6855998259</text:p>
          </table:table-cell>
          <table:table-cell office:value-type="float" office:value="21835.034100535">
            <text:p>21835,034100535</text:p>
          </table:table-cell>
          <table:table-cell office:value-type="float" office:value="22758.29457067">
            <text:p>22758,29457067</text:p>
          </table:table-cell>
          <table:table-cell office:value-type="float" office:value="21241.4397679412">
            <text:p>21241,4397679412</text:p>
          </table:table-cell>
          <table:table-cell office:value-type="float" office:value="21566.936220108">
            <text:p>21566,936220108</text:p>
          </table:table-cell>
          <table:table-cell office:value-type="float" office:value="23015.9058780068">
            <text:p>23015,9058780068</text:p>
          </table:table-cell>
          <table:table-cell office:value-type="float" office:value="22975.0421342543">
            <text:p>22975,0421342543</text:p>
          </table:table-cell>
          <table:table-cell office:value-type="float" office:value="23252.475293107">
            <text:p>23252,475293107</text:p>
          </table:table-cell>
          <table:table-cell office:value-type="float" office:value="24010.507190176">
            <text:p>24010,507190176</text:p>
          </table:table-cell>
          <table:table-cell office:value-type="float" office:value="25896.6828387664">
            <text:p>25896,6828387664</text:p>
          </table:table-cell>
          <table:table-cell office:value-type="float" office:value="27688.7395310834">
            <text:p>27688,7395310834</text:p>
          </table:table-cell>
          <table:table-cell office:value-type="float" office:value="29446.2629728128">
            <text:p>29446,2629728128</text:p>
          </table:table-cell>
          <table:table-cell office:value-type="float" office:value="31081.5731918616">
            <text:p>31081,5731918616</text:p>
          </table:table-cell>
          <table:table-cell office:value-type="float" office:value="31553.6365256147">
            <text:p>31553,6365256147</text:p>
          </table:table-cell>
          <table:table-cell office:value-type="float" office:value="30711.4946896443">
            <text:p>30711,4946896443</text:p>
          </table:table-cell>
          <table:table-cell office:value-type="float" office:value="32549.998231121">
            <text:p>32549,998231121</text:p>
          </table:table-cell>
          <table:table-cell office:value-type="float" office:value="33888.4863410673">
            <text:p>33888,4863410673</text:p>
          </table:table-cell>
          <table:table-cell office:value-type="float" office:value="34086.3078526145">
            <text:p>34086,3078526145</text:p>
          </table:table-cell>
          <table:table-cell office:value-type="float" office:value="35002.5302641216">
            <text:p>35002,5302641216</text:p>
          </table:table-cell>
          <table:table-cell office:value-type="float" office:value="35717.6892534615">
            <text:p>35717,6892534615</text:p>
          </table:table-cell>
          <table:table-cell office:value-type="float" office:value="36262.8917600247">
            <text:p>36262,8917600247</text:p>
          </table:table-cell>
          <table:table-cell office:value-type="float" office:value="36776.2078255772">
            <text:p>36776,207825577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1" office:value-type="string">
            <text:p>..</text:p>
          </table:table-cell>
          <table:table-cell office:value-type="float" office:value="8852.1150739496">
            <text:p>8852,1150739496</text:p>
          </table:table-cell>
          <table:table-cell office:value-type="float" office:value="8584.2292204313">
            <text:p>8584,2292204313</text:p>
          </table:table-cell>
          <table:table-cell office:value-type="float" office:value="8544.5129772991">
            <text:p>8544,5129772991</text:p>
          </table:table-cell>
          <table:table-cell office:value-type="float" office:value="8808.3819191449">
            <text:p>8808,3819191449</text:p>
          </table:table-cell>
          <table:table-cell office:value-type="float" office:value="8952.0393697997">
            <text:p>8952,0393697997</text:p>
          </table:table-cell>
          <table:table-cell office:value-type="float" office:value="8968.6989662266">
            <text:p>8968,6989662266</text:p>
          </table:table-cell>
          <table:table-cell office:value-type="float" office:value="9286.9587584545">
            <text:p>9286,9587584545</text:p>
          </table:table-cell>
          <table:table-cell office:value-type="float" office:value="9702.8905671253">
            <text:p>9702,8905671253</text:p>
          </table:table-cell>
          <table:table-cell office:value-type="float" office:value="10040.5122061827">
            <text:p>10040,5122061827</text:p>
          </table:table-cell>
          <table:table-cell office:value-type="float" office:value="10490.3503172185">
            <text:p>10490,3503172185</text:p>
          </table:table-cell>
          <table:table-cell office:value-type="float" office:value="10918.2488056723">
            <text:p>10918,2488056723</text:p>
          </table:table-cell>
          <table:table-cell office:value-type="float" office:value="11445.1935836058">
            <text:p>11445,1935836058</text:p>
          </table:table-cell>
          <table:table-cell office:value-type="float" office:value="11919.7688871317">
            <text:p>11919,7688871317</text:p>
          </table:table-cell>
          <table:table-cell office:value-type="float" office:value="12544.0903718178">
            <text:p>12544,0903718178</text:p>
          </table:table-cell>
          <table:table-cell office:value-type="float" office:value="13120.6202561212">
            <text:p>13120,6202561212</text:p>
          </table:table-cell>
          <table:table-cell office:value-type="float" office:value="13647.1523654832">
            <text:p>13647,1523654832</text:p>
          </table:table-cell>
          <table:table-cell office:value-type="float" office:value="13727.7348269495">
            <text:p>13727,7348269495</text:p>
          </table:table-cell>
          <table:table-cell office:value-type="float" office:value="13869.4411656877">
            <text:p>13869,4411656877</text:p>
          </table:table-cell>
          <table:table-cell office:value-type="float" office:value="12974.1441804958">
            <text:p>12974,1441804958</text:p>
          </table:table-cell>
          <table:table-cell office:value-type="float" office:value="13092.2337567695">
            <text:p>13092,2337567695</text:p>
          </table:table-cell>
          <table:table-cell office:value-type="float" office:value="13347.5840177081">
            <text:p>13347,5840177081</text:p>
          </table:table-cell>
          <table:table-cell office:value-type="float" office:value="13196.1533398038">
            <text:p>13196,1533398038</text:p>
          </table:table-cell>
          <table:table-cell office:value-type="float" office:value="13509.9242469344">
            <text:p>13509,9242469344</text:p>
          </table:table-cell>
          <table:table-cell office:value-type="float" office:value="14119.070416617">
            <text:p>14119,070416617</text:p>
          </table:table-cell>
          <table:table-cell office:value-type="float" office:value="14629.2350325735">
            <text:p>14629,2350325735</text:p>
          </table:table-cell>
          <table:table-cell office:value-type="float" office:value="14997.2005200975">
            <text:p>14997,200520097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BRD only</text:p>
          </table:table-cell>
          <table:table-cell office:value-type="string">
            <text:p>IB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3.5721060077">
            <text:p>1083,5721060077</text:p>
          </table:table-cell>
          <table:table-cell office:value-type="float" office:value="1097.7841371582">
            <text:p>1097,7841371582</text:p>
          </table:table-cell>
          <table:table-cell office:value-type="float" office:value="1118.8687095788">
            <text:p>1118,8687095788</text:p>
          </table:table-cell>
          <table:table-cell office:value-type="float" office:value="1144.3792608638">
            <text:p>1144,3792608638</text:p>
          </table:table-cell>
          <table:table-cell office:value-type="float" office:value="1205.6365178819">
            <text:p>1205,6365178819</text:p>
          </table:table-cell>
          <table:table-cell office:value-type="float" office:value="1244.1659960711">
            <text:p>1244,1659960711</text:p>
          </table:table-cell>
          <table:table-cell office:value-type="float" office:value="1275.2435985822">
            <text:p>1275,2435985822</text:p>
          </table:table-cell>
          <table:table-cell office:value-type="float" office:value="1302.2291049639">
            <text:p>1302,2291049639</text:p>
          </table:table-cell>
          <table:table-cell office:value-type="float" office:value="1359.2390502199">
            <text:p>1359,2390502199</text:p>
          </table:table-cell>
          <table:table-cell office:value-type="float" office:value="1425.259322614">
            <text:p>1425,259322614</text:p>
          </table:table-cell>
          <table:table-cell office:value-type="float" office:value="1496.0213273717">
            <text:p>1496,0213273717</text:p>
          </table:table-cell>
          <table:table-cell office:value-type="float" office:value="1552.3522357315">
            <text:p>1552,3522357315</text:p>
          </table:table-cell>
          <table:table-cell office:value-type="float" office:value="1620.210260792">
            <text:p>1620,210260792</text:p>
          </table:table-cell>
          <table:table-cell office:value-type="float" office:value="1702.7018728151">
            <text:p>1702,7018728151</text:p>
          </table:table-cell>
          <table:table-cell office:value-type="float" office:value="1763.8664219606">
            <text:p>1763,8664219606</text:p>
          </table:table-cell>
          <table:table-cell office:value-type="float" office:value="1807.3228710533">
            <text:p>1807,3228710533</text:p>
          </table:table-cell>
          <table:table-cell office:value-type="float" office:value="1893.1172023256">
            <text:p>1893,1172023256</text:p>
          </table:table-cell>
          <table:table-cell office:value-type="float" office:value="1941.1109754357">
            <text:p>1941,1109754357</text:p>
          </table:table-cell>
          <table:table-cell office:value-type="float" office:value="1970.4310061162">
            <text:p>1970,4310061162</text:p>
          </table:table-cell>
          <table:table-cell office:value-type="float" office:value="2016.2479006778">
            <text:p>2016,2479006778</text:p>
          </table:table-cell>
          <table:table-cell office:value-type="float" office:value="2072.4549761457">
            <text:p>2072,4549761457</text:p>
          </table:table-cell>
          <table:table-cell office:value-type="float" office:value="2072.5386809951">
            <text:p>2072,5386809951</text:p>
          </table:table-cell>
          <table:table-cell office:value-type="float" office:value="2079.5949841894">
            <text:p>2079,5949841894</text:p>
          </table:table-cell>
          <table:table-cell office:value-type="float" office:value="2064.8962741411">
            <text:p>2064,8962741411</text:p>
          </table:table-cell>
          <table:table-cell office:value-type="float" office:value="2121.4238558622">
            <text:p>2121,4238558622</text:p>
          </table:table-cell>
          <table:table-cell office:value-type="float" office:value="2172.4085540479">
            <text:p>2172,4085540479</text:p>
          </table:table-cell>
          <table:table-cell office:value-type="float" office:value="2224.4300282941">
            <text:p>2224,4300282941</text:p>
          </table:table-cell>
          <table:table-cell office:value-type="float" office:value="2288.5719354305">
            <text:p>2288,5719354305</text:p>
          </table:table-cell>
          <table:table-cell office:value-type="float" office:value="2328.6846922594">
            <text:p>2328,6846922594</text:p>
          </table:table-cell>
          <table:table-cell office:value-type="float" office:value="2352.6221876297">
            <text:p>2352,6221876297</text:p>
          </table:table-cell>
          <table:table-cell office:value-type="float" office:value="2360.3325597274">
            <text:p>2360,3325597274</text:p>
          </table:table-cell>
          <table:table-cell office:value-type="float" office:value="2347.4111071314">
            <text:p>2347,4111071314</text:p>
          </table:table-cell>
          <table:table-cell office:value-type="float" office:value="2334.6050888894">
            <text:p>2334,6050888894</text:p>
          </table:table-cell>
          <table:table-cell office:value-type="float" office:value="2368.4712235396">
            <text:p>2368,4712235396</text:p>
          </table:table-cell>
          <table:table-cell office:value-type="float" office:value="2395.6734056448">
            <text:p>2395,6734056448</text:p>
          </table:table-cell>
          <table:table-cell office:value-type="float" office:value="2452.1383549818">
            <text:p>2452,1383549818</text:p>
          </table:table-cell>
          <table:table-cell office:value-type="float" office:value="2536.218441924">
            <text:p>2536,218441924</text:p>
          </table:table-cell>
          <table:table-cell office:value-type="float" office:value="2629.5222835034">
            <text:p>2629,5222835034</text:p>
          </table:table-cell>
          <table:table-cell office:value-type="float" office:value="2645.9449032709">
            <text:p>2645,9449032709</text:p>
          </table:table-cell>
          <table:table-cell office:value-type="float" office:value="2696.1727140853">
            <text:p>2696,1727140853</text:p>
          </table:table-cell>
          <table:table-cell office:value-type="float" office:value="2815.0496055077">
            <text:p>2815,0496055077</text:p>
          </table:table-cell>
          <table:table-cell office:value-type="float" office:value="2875.0711291617">
            <text:p>2875,0711291617</text:p>
          </table:table-cell>
          <table:table-cell office:value-type="float" office:value="2960.0909820448">
            <text:p>2960,0909820448</text:p>
          </table:table-cell>
          <table:table-cell office:value-type="float" office:value="3085.1805508633">
            <text:p>3085,1805508633</text:p>
          </table:table-cell>
          <table:table-cell office:value-type="float" office:value="3287.6170794039">
            <text:p>3287,6170794039</text:p>
          </table:table-cell>
          <table:table-cell office:value-type="float" office:value="3482.1542357596">
            <text:p>3482,1542357596</text:p>
          </table:table-cell>
          <table:table-cell office:value-type="float" office:value="3724.3208065525">
            <text:p>3724,3208065525</text:p>
          </table:table-cell>
          <table:table-cell office:value-type="float" office:value="4011.1100105156">
            <text:p>4011,1100105156</text:p>
          </table:table-cell>
          <table:table-cell office:value-type="float" office:value="4193.8297481404">
            <text:p>4193,8297481404</text:p>
          </table:table-cell>
          <table:table-cell office:value-type="float" office:value="4237.6346611132">
            <text:p>4237,6346611132</text:p>
          </table:table-cell>
          <table:table-cell office:value-type="float" office:value="4508.768274814">
            <text:p>4508,768274814</text:p>
          </table:table-cell>
          <table:table-cell office:value-type="float" office:value="4740.5352814913">
            <text:p>4740,5352814913</text:p>
          </table:table-cell>
          <table:table-cell office:value-type="float" office:value="4921.5513170676">
            <text:p>4921,5513170676</text:p>
          </table:table-cell>
          <table:table-cell office:value-type="float" office:value="5117.4225350379">
            <text:p>5117,4225350379</text:p>
          </table:table-cell>
          <table:table-cell office:value-type="float" office:value="5285.8167016183">
            <text:p>5285,8167016183</text:p>
          </table:table-cell>
          <table:table-cell office:value-type="float" office:value="5433.5532918135">
            <text:p>5433,5532918135</text:p>
          </table:table-cell>
          <table:table-cell office:value-type="float" office:value="5599.5886273336">
            <text:p>5599,58862733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1700.5524141469">
            <text:p>11700,5524141469</text:p>
          </table:table-cell>
          <table:table-cell office:value-type="float" office:value="11465.0339798069">
            <text:p>11465,0339798069</text:p>
          </table:table-cell>
          <table:table-cell office:value-type="float" office:value="12190.1689826038">
            <text:p>12190,1689826038</text:p>
          </table:table-cell>
          <table:table-cell office:value-type="float" office:value="13206.5774504618">
            <text:p>13206,5774504618</text:p>
          </table:table-cell>
          <table:table-cell office:value-type="float" office:value="14260.4286518433">
            <text:p>14260,4286518433</text:p>
          </table:table-cell>
          <table:table-cell office:value-type="float" office:value="15048.65208112">
            <text:p>15048,65208112</text:p>
          </table:table-cell>
          <table:table-cell office:value-type="float" office:value="16088.520868584">
            <text:p>16088,520868584</text:p>
          </table:table-cell>
          <table:table-cell office:value-type="float" office:value="15630.4043409245">
            <text:p>15630,4043409245</text:p>
          </table:table-cell>
          <table:table-cell office:value-type="float" office:value="14573.9563898457">
            <text:p>14573,9563898457</text:p>
          </table:table-cell>
          <table:table-cell office:value-type="float" office:value="14782.0295328181">
            <text:p>14782,0295328181</text:p>
          </table:table-cell>
          <table:table-cell office:value-type="float" office:value="16082.5278150759">
            <text:p>16082,5278150759</text:p>
          </table:table-cell>
          <table:table-cell office:value-type="float" office:value="18036.5868014947">
            <text:p>18036,5868014947</text:p>
          </table:table-cell>
          <table:table-cell office:value-type="float" office:value="18872.4845256042">
            <text:p>18872,4845256042</text:p>
          </table:table-cell>
          <table:table-cell office:value-type="float" office:value="19855.0448727634">
            <text:p>19855,0448727634</text:p>
          </table:table-cell>
          <table:table-cell office:value-type="float" office:value="20705.9924719641">
            <text:p>20705,9924719641</text:p>
          </table:table-cell>
          <table:table-cell office:value-type="float" office:value="20574.9606750469">
            <text:p>20574,9606750469</text:p>
          </table:table-cell>
          <table:table-cell office:value-type="float" office:value="21585.715384619">
            <text:p>21585,715384619</text:p>
          </table:table-cell>
          <table:table-cell office:value-type="float" office:value="23315.8500227774">
            <text:p>23315,8500227774</text:p>
          </table:table-cell>
          <table:table-cell office:value-type="float" office:value="24526.5103143712">
            <text:p>24526,5103143712</text:p>
          </table:table-cell>
          <table:table-cell office:value-type="float" office:value="25468.2170572054">
            <text:p>25468,2170572054</text:p>
          </table:table-cell>
          <table:table-cell office:value-type="float" office:value="26648.4314167296">
            <text:p>26648,4314167296</text:p>
          </table:table-cell>
          <table:table-cell office:value-type="float" office:value="27469.8784417711">
            <text:p>27469,8784417711</text:p>
          </table:table-cell>
          <table:table-cell office:value-type="float" office:value="27689.1546182252">
            <text:p>27689,1546182252</text:p>
          </table:table-cell>
          <table:table-cell office:value-type="float" office:value="26737.1503618333">
            <text:p>26737,1503618333</text:p>
          </table:table-cell>
          <table:table-cell office:value-type="float" office:value="27546.602515813">
            <text:p>27546,602515813</text:p>
          </table:table-cell>
          <table:table-cell office:value-type="float" office:value="28230.428462251">
            <text:p>28230,428462251</text:p>
          </table:table-cell>
          <table:table-cell office:value-type="float" office:value="29781.6511328704">
            <text:p>29781,6511328704</text:p>
          </table:table-cell>
          <table:table-cell office:value-type="float" office:value="31974.5247521189">
            <text:p>31974,5247521189</text:p>
          </table:table-cell>
          <table:table-cell office:value-type="float" office:value="31449.3918336296">
            <text:p>31449,3918336296</text:p>
          </table:table-cell>
          <table:table-cell office:value-type="float" office:value="31142.6028833068">
            <text:p>31142,6028833068</text:p>
          </table:table-cell>
          <table:table-cell office:value-type="float" office:value="31262.7091951215">
            <text:p>31262,7091951215</text:p>
          </table:table-cell>
          <table:table-cell office:value-type="float" office:value="30833.3450721765">
            <text:p>30833,3450721765</text:p>
          </table:table-cell>
          <table:table-cell office:value-type="float" office:value="29421.0140160215">
            <text:p>29421,0140160215</text:p>
          </table:table-cell>
          <table:table-cell office:value-type="float" office:value="29505.8942155551">
            <text:p>29505,8942155551</text:p>
          </table:table-cell>
          <table:table-cell office:value-type="float" office:value="30306.867266748">
            <text:p>30306,867266748</text:p>
          </table:table-cell>
          <table:table-cell office:value-type="float" office:value="30178.0490481183">
            <text:p>30178,0490481183</text:p>
          </table:table-cell>
          <table:table-cell office:value-type="float" office:value="31451.8158407223">
            <text:p>31451,8158407223</text:p>
          </table:table-cell>
          <table:table-cell office:value-type="float" office:value="32727.8960552338">
            <text:p>32727,8960552338</text:p>
          </table:table-cell>
          <table:table-cell office:value-type="float" office:value="34505.6941275043">
            <text:p>34505,6941275043</text:p>
          </table:table-cell>
          <table:table-cell office:value-type="float" office:value="35455.8922143852">
            <text:p>35455,8922143852</text:p>
          </table:table-cell>
          <table:table-cell office:value-type="float" office:value="36610.691900474">
            <text:p>36610,691900474</text:p>
          </table:table-cell>
          <table:table-cell office:value-type="float" office:value="37512.2740509131">
            <text:p>37512,2740509131</text:p>
          </table:table-cell>
          <table:table-cell office:value-type="float" office:value="37295.9335758381">
            <text:p>37295,9335758381</text:p>
          </table:table-cell>
          <table:table-cell office:value-type="float" office:value="37942.3449326667">
            <text:p>37942,3449326667</text:p>
          </table:table-cell>
          <table:table-cell office:value-type="float" office:value="40657.0748601593">
            <text:p>40657,0748601593</text:p>
          </table:table-cell>
          <table:table-cell office:value-type="float" office:value="42701.5866826206">
            <text:p>42701,5866826206</text:p>
          </table:table-cell>
          <table:table-cell office:value-type="float" office:value="43796.6931060829">
            <text:p>43796,6931060829</text:p>
          </table:table-cell>
          <table:table-cell office:value-type="float" office:value="46695.2130303686">
            <text:p>46695,2130303686</text:p>
          </table:table-cell>
          <table:table-cell office:value-type="float" office:value="46531.3054022458">
            <text:p>46531,3054022458</text:p>
          </table:table-cell>
          <table:table-cell office:value-type="float" office:value="43152.6922850769">
            <text:p>43152,6922850769</text:p>
          </table:table-cell>
          <table:table-cell office:value-type="float" office:value="41851.7354772988">
            <text:p>41851,7354772988</text:p>
          </table:table-cell>
          <table:table-cell office:value-type="float" office:value="42543.1405342882">
            <text:p>42543,1405342882</text:p>
          </table:table-cell>
          <table:table-cell office:value-type="float" office:value="42875.6454912729">
            <text:p>42875,6454912729</text:p>
          </table:table-cell>
          <table:table-cell office:value-type="float" office:value="44301.7552498703">
            <text:p>44301,7552498703</text:p>
          </table:table-cell>
          <table:table-cell office:value-type="float" office:value="44775.6351637298">
            <text:p>44775,6351637298</text:p>
          </table:table-cell>
          <table:table-cell office:value-type="float" office:value="46221.9323606532">
            <text:p>46221,9323606532</text:p>
          </table:table-cell>
          <table:table-cell office:value-type="float" office:value="48995.1683252365">
            <text:p>48995,16832523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09.7069949379">
            <text:p>1009,7069949379</text:p>
          </table:table-cell>
          <table:table-cell office:value-type="float" office:value="1019.3824058757">
            <text:p>1019,3824058757</text:p>
          </table:table-cell>
          <table:table-cell office:value-type="float" office:value="1039.73852737">
            <text:p>1039,73852737</text:p>
          </table:table-cell>
          <table:table-cell office:value-type="float" office:value="1063.8189964442">
            <text:p>1063,8189964442</text:p>
          </table:table-cell>
          <table:table-cell office:value-type="float" office:value="1116.9151006047">
            <text:p>1116,9151006047</text:p>
          </table:table-cell>
          <table:table-cell office:value-type="float" office:value="1151.0227273682">
            <text:p>1151,0227273682</text:p>
          </table:table-cell>
          <table:table-cell office:value-type="float" office:value="1174.1520906369">
            <text:p>1174,1520906369</text:p>
          </table:table-cell>
          <table:table-cell office:value-type="float" office:value="1188.4945561805">
            <text:p>1188,4945561805</text:p>
          </table:table-cell>
          <table:table-cell office:value-type="float" office:value="1236.2123684294">
            <text:p>1236,2123684294</text:p>
          </table:table-cell>
          <table:table-cell office:value-type="float" office:value="1298.3550402689">
            <text:p>1298,3550402689</text:p>
          </table:table-cell>
          <table:table-cell office:value-type="float" office:value="1367.327209125">
            <text:p>1367,327209125</text:p>
          </table:table-cell>
          <table:table-cell office:value-type="float" office:value="1418.9517722417">
            <text:p>1418,9517722417</text:p>
          </table:table-cell>
          <table:table-cell office:value-type="float" office:value="1472.9106004414">
            <text:p>1472,9106004414</text:p>
          </table:table-cell>
          <table:table-cell office:value-type="float" office:value="1542.6370338861">
            <text:p>1542,6370338861</text:p>
          </table:table-cell>
          <table:table-cell office:value-type="float" office:value="1599.6695065681">
            <text:p>1599,6695065681</text:p>
          </table:table-cell>
          <table:table-cell office:value-type="float" office:value="1628.9271359027">
            <text:p>1628,9271359027</text:p>
          </table:table-cell>
          <table:table-cell office:value-type="float" office:value="1702.698821655">
            <text:p>1702,698821655</text:p>
          </table:table-cell>
          <table:table-cell office:value-type="float" office:value="1743.3626990755">
            <text:p>1743,3626990755</text:p>
          </table:table-cell>
          <table:table-cell office:value-type="float" office:value="1762.5255250736">
            <text:p>1762,5255250736</text:p>
          </table:table-cell>
          <table:table-cell office:value-type="float" office:value="1799.6618920516">
            <text:p>1799,6618920516</text:p>
          </table:table-cell>
          <table:table-cell office:value-type="float" office:value="1844.3041337706">
            <text:p>1844,3041337706</text:p>
          </table:table-cell>
          <table:table-cell office:value-type="float" office:value="1836.5415400408">
            <text:p>1836,5415400408</text:p>
          </table:table-cell>
          <table:table-cell office:value-type="float" office:value="1838.8248730575">
            <text:p>1838,8248730575</text:p>
          </table:table-cell>
          <table:table-cell office:value-type="float" office:value="1821.3867972672">
            <text:p>1821,3867972672</text:p>
          </table:table-cell>
          <table:table-cell office:value-type="float" office:value="1862.8973337461">
            <text:p>1862,8973337461</text:p>
          </table:table-cell>
          <table:table-cell office:value-type="float" office:value="1905.1754332595">
            <text:p>1905,1754332595</text:p>
          </table:table-cell>
          <table:table-cell office:value-type="float" office:value="1941.4413271389">
            <text:p>1941,4413271389</text:p>
          </table:table-cell>
          <table:table-cell office:value-type="float" office:value="1986.6801356546">
            <text:p>1986,6801356546</text:p>
          </table:table-cell>
          <table:table-cell office:value-type="float" office:value="2019.0544234214">
            <text:p>2019,0544234214</text:p>
          </table:table-cell>
          <table:table-cell office:value-type="float" office:value="2037.2501731679">
            <text:p>2037,2501731679</text:p>
          </table:table-cell>
          <table:table-cell office:value-type="float" office:value="2042.2773012597">
            <text:p>2042,2773012597</text:p>
          </table:table-cell>
          <table:table-cell office:value-type="float" office:value="2027.1289976878">
            <text:p>2027,1289976878</text:p>
          </table:table-cell>
          <table:table-cell office:value-type="float" office:value="2011.3056585062">
            <text:p>2011,3056585062</text:p>
          </table:table-cell>
          <table:table-cell office:value-type="float" office:value="2033.8893099181">
            <text:p>2033,8893099181</text:p>
          </table:table-cell>
          <table:table-cell office:value-type="float" office:value="2051.1321527735">
            <text:p>2051,1321527735</text:p>
          </table:table-cell>
          <table:table-cell office:value-type="float" office:value="2093.685434787">
            <text:p>2093,685434787</text:p>
          </table:table-cell>
          <table:table-cell office:value-type="float" office:value="2160.4466252301">
            <text:p>2160,4466252301</text:p>
          </table:table-cell>
          <table:table-cell office:value-type="float" office:value="2232.1061350568">
            <text:p>2232,1061350568</text:p>
          </table:table-cell>
          <table:table-cell office:value-type="float" office:value="2242.56229745">
            <text:p>2242,56229745</text:p>
          </table:table-cell>
          <table:table-cell office:value-type="float" office:value="2279.2194494988">
            <text:p>2279,2194494988</text:p>
          </table:table-cell>
          <table:table-cell office:value-type="float" office:value="2371.0996329564">
            <text:p>2371,0996329564</text:p>
          </table:table-cell>
          <table:table-cell office:value-type="float" office:value="2416.4752225656">
            <text:p>2416,4752225656</text:p>
          </table:table-cell>
          <table:table-cell office:value-type="float" office:value="2479.9520528999">
            <text:p>2479,9520528999</text:p>
          </table:table-cell>
          <table:table-cell office:value-type="float" office:value="2578.0051511435">
            <text:p>2578,0051511435</text:p>
          </table:table-cell>
          <table:table-cell office:value-type="float" office:value="2746.3129813865">
            <text:p>2746,3129813865</text:p>
          </table:table-cell>
          <table:table-cell office:value-type="float" office:value="2898.1052203181">
            <text:p>2898,1052203181</text:p>
          </table:table-cell>
          <table:table-cell office:value-type="float" office:value="3088.1579405803">
            <text:p>3088,1579405803</text:p>
          </table:table-cell>
          <table:table-cell office:value-type="float" office:value="3311.8105847384">
            <text:p>3311,8105847384</text:p>
          </table:table-cell>
          <table:table-cell office:value-type="float" office:value="3451.4826941457">
            <text:p>3451,4826941457</text:p>
          </table:table-cell>
          <table:table-cell office:value-type="float" office:value="3483.498334643">
            <text:p>3483,498334643</text:p>
          </table:table-cell>
          <table:table-cell office:value-type="float" office:value="3691.7850597652">
            <text:p>3691,7850597652</text:p>
          </table:table-cell>
          <table:table-cell office:value-type="float" office:value="3865.3973706633">
            <text:p>3865,3973706633</text:p>
          </table:table-cell>
          <table:table-cell office:value-type="float" office:value="4000.2554857647">
            <text:p>4000,2554857647</text:p>
          </table:table-cell>
          <table:table-cell office:value-type="float" office:value="4148.3124103822">
            <text:p>4148,3124103822</text:p>
          </table:table-cell>
          <table:table-cell office:value-type="float" office:value="4275.2437591858">
            <text:p>4275,2437591858</text:p>
          </table:table-cell>
          <table:table-cell office:value-type="float" office:value="4381.3529119592">
            <text:p>4381,3529119592</text:p>
          </table:table-cell>
          <table:table-cell office:value-type="float" office:value="4498.1552575309">
            <text:p>4498,155257530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DA blend</text:p>
          </table:table-cell>
          <table:table-cell office:value-type="string">
            <text:p>ID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800.1488179923">
            <text:p>800,1488179923</text:p>
          </table:table-cell>
          <table:table-cell office:value-type="float" office:value="791.4026595061">
            <text:p>791,4026595061</text:p>
          </table:table-cell>
          <table:table-cell office:value-type="float" office:value="805.8405693746">
            <text:p>805,8405693746</text:p>
          </table:table-cell>
          <table:table-cell office:value-type="float" office:value="848.1416193411">
            <text:p>848,1416193411</text:p>
          </table:table-cell>
          <table:table-cell office:value-type="float" office:value="869.8090755614">
            <text:p>869,8090755614</text:p>
          </table:table-cell>
          <table:table-cell office:value-type="float" office:value="895.9867336483">
            <text:p>895,9867336483</text:p>
          </table:table-cell>
          <table:table-cell office:value-type="float" office:value="868.0678967638">
            <text:p>868,0678967638</text:p>
          </table:table-cell>
          <table:table-cell office:value-type="float" office:value="771.4617443215">
            <text:p>771,4617443215</text:p>
          </table:table-cell>
          <table:table-cell office:value-type="float" office:value="766.7452091191">
            <text:p>766,7452091191</text:p>
          </table:table-cell>
          <table:table-cell office:value-type="float" office:value="870.3477815253">
            <text:p>870,3477815253</text:p>
          </table:table-cell>
          <table:table-cell office:value-type="float" office:value="1004.8051231466">
            <text:p>1004,8051231466</text:p>
          </table:table-cell>
          <table:table-cell office:value-type="float" office:value="1085.7035447772">
            <text:p>1085,7035447772</text:p>
          </table:table-cell>
          <table:table-cell office:value-type="float" office:value="1099.4600912726">
            <text:p>1099,4600912726</text:p>
          </table:table-cell>
          <table:table-cell office:value-type="float" office:value="1130.6357386">
            <text:p>1130,6357386</text:p>
          </table:table-cell>
          <table:table-cell office:value-type="float" office:value="1197.9008414399">
            <text:p>1197,9008414399</text:p>
          </table:table-cell>
          <table:table-cell office:value-type="float" office:value="1138.2896026975">
            <text:p>1138,2896026975</text:p>
          </table:table-cell>
          <table:table-cell office:value-type="float" office:value="1177.0292209217">
            <text:p>1177,0292209217</text:p>
          </table:table-cell>
          <table:table-cell office:value-type="float" office:value="1202.767860057">
            <text:p>1202,767860057</text:p>
          </table:table-cell>
          <table:table-cell office:value-type="float" office:value="1157.3324523538">
            <text:p>1157,3324523538</text:p>
          </table:table-cell>
          <table:table-cell office:value-type="float" office:value="1189.8583395631">
            <text:p>1189,8583395631</text:p>
          </table:table-cell>
          <table:table-cell office:value-type="float" office:value="1216.7176247541">
            <text:p>1216,7176247541</text:p>
          </table:table-cell>
          <table:table-cell office:value-type="float" office:value="1124.2560152417">
            <text:p>1124,2560152417</text:p>
          </table:table-cell>
          <table:table-cell office:value-type="float" office:value="1113.565730092">
            <text:p>1113,565730092</text:p>
          </table:table-cell>
          <table:table-cell office:value-type="float" office:value="1077.1298863431">
            <text:p>1077,1298863431</text:p>
          </table:table-cell>
          <table:table-cell office:value-type="float" office:value="1055.7485653604">
            <text:p>1055,7485653604</text:p>
          </table:table-cell>
          <table:table-cell office:value-type="float" office:value="1100.2473468871">
            <text:p>1100,2473468871</text:p>
          </table:table-cell>
          <table:table-cell office:value-type="float" office:value="1047.9398767248">
            <text:p>1047,9398767248</text:p>
          </table:table-cell>
          <table:table-cell office:value-type="float" office:value="988.5682204236">
            <text:p>988,5682204236</text:p>
          </table:table-cell>
          <table:table-cell office:value-type="float" office:value="1019.7360771008">
            <text:p>1019,7360771008</text:p>
          </table:table-cell>
          <table:table-cell office:value-type="float" office:value="1038.6485333956">
            <text:p>1038,6485333956</text:p>
          </table:table-cell>
          <table:table-cell office:value-type="float" office:value="1078.8319506214">
            <text:p>1078,8319506214</text:p>
          </table:table-cell>
          <table:table-cell office:value-type="float" office:value="1064.6798506906">
            <text:p>1064,6798506906</text:p>
          </table:table-cell>
          <table:table-cell office:value-type="float" office:value="1050.4606601001">
            <text:p>1050,4606601001</text:p>
          </table:table-cell>
          <table:table-cell office:value-type="float" office:value="1038.4073762116">
            <text:p>1038,4073762116</text:p>
          </table:table-cell>
          <table:table-cell office:value-type="float" office:value="1032.8468947211">
            <text:p>1032,8468947211</text:p>
          </table:table-cell>
          <table:table-cell office:value-type="float" office:value="1026.7725856785">
            <text:p>1026,7725856785</text:p>
          </table:table-cell>
          <table:table-cell office:value-type="float" office:value="1050.5669650202">
            <text:p>1050,5669650202</text:p>
          </table:table-cell>
          <table:table-cell office:value-type="float" office:value="1046.6831767293">
            <text:p>1046,6831767293</text:p>
          </table:table-cell>
          <table:table-cell office:value-type="float" office:value="1049.5660991581">
            <text:p>1049,5660991581</text:p>
          </table:table-cell>
          <table:table-cell office:value-type="float" office:value="1045.1368638493">
            <text:p>1045,1368638493</text:p>
          </table:table-cell>
          <table:table-cell office:value-type="float" office:value="1061.3369510197">
            <text:p>1061,3369510197</text:p>
          </table:table-cell>
          <table:table-cell office:value-type="float" office:value="1072.3790627507">
            <text:p>1072,3790627507</text:p>
          </table:table-cell>
          <table:table-cell office:value-type="float" office:value="1078.8868116615">
            <text:p>1078,8868116615</text:p>
          </table:table-cell>
          <table:table-cell office:value-type="float" office:value="1119.7843162878">
            <text:p>1119,7843162878</text:p>
          </table:table-cell>
          <table:table-cell office:value-type="float" office:value="1294.2552882933">
            <text:p>1294,2552882933</text:p>
          </table:table-cell>
          <table:table-cell office:value-type="float" office:value="1327.2640699041">
            <text:p>1327,2640699041</text:p>
          </table:table-cell>
          <table:table-cell office:value-type="float" office:value="1386.6128310985">
            <text:p>1386,6128310985</text:p>
          </table:table-cell>
          <table:table-cell office:value-type="float" office:value="1438.1078262706">
            <text:p>1438,1078262706</text:p>
          </table:table-cell>
          <table:table-cell office:value-type="float" office:value="1464.4484752563">
            <text:p>1464,4484752563</text:p>
          </table:table-cell>
          <table:table-cell office:value-type="float" office:value="1506.7232715511">
            <text:p>1506,7232715511</text:p>
          </table:table-cell>
          <table:table-cell office:value-type="float" office:value="1561.4038905408">
            <text:p>1561,4038905408</text:p>
          </table:table-cell>
          <table:table-cell office:value-type="float" office:value="1596.7647604595">
            <text:p>1596,7647604595</text:p>
          </table:table-cell>
          <table:table-cell office:value-type="float" office:value="1630.4250786933">
            <text:p>1630,4250786933</text:p>
          </table:table-cell>
          <table:table-cell office:value-type="float" office:value="1677.8274515342">
            <text:p>1677,8274515342</text:p>
          </table:table-cell>
          <table:table-cell office:value-type="float" office:value="1736.8657215098">
            <text:p>1736,8657215098</text:p>
          </table:table-cell>
          <table:table-cell office:value-type="float" office:value="1762.5217759264">
            <text:p>1762,5217759264</text:p>
          </table:table-cell>
          <table:table-cell office:value-type="float" office:value="1750.1848256731">
            <text:p>1750,18482567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DA only</text:p>
          </table:table-cell>
          <table:table-cell office:value-type="string">
            <text:p>IDX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7" office:value-type="string">
            <text:p>..</text:p>
          </table:table-cell>
          <table:table-cell office:value-type="float" office:value="581.3573183116">
            <text:p>581,3573183116</text:p>
          </table:table-cell>
          <table:table-cell office:value-type="float" office:value="595.2261128393">
            <text:p>595,2261128393</text:p>
          </table:table-cell>
          <table:table-cell office:value-type="float" office:value="602.3364811157">
            <text:p>602,3364811157</text:p>
          </table:table-cell>
          <table:table-cell office:value-type="float" office:value="615.7899658509">
            <text:p>615,7899658509</text:p>
          </table:table-cell>
          <table:table-cell office:value-type="float" office:value="613.1105351153">
            <text:p>613,1105351153</text:p>
          </table:table-cell>
          <table:table-cell office:value-type="float" office:value="589.2809127596">
            <text:p>589,2809127596</text:p>
          </table:table-cell>
          <table:table-cell office:value-type="float" office:value="589.5030569961">
            <text:p>589,5030569961</text:p>
          </table:table-cell>
          <table:table-cell office:value-type="float" office:value="611.5668871708">
            <text:p>611,5668871708</text:p>
          </table:table-cell>
          <table:table-cell office:value-type="float" office:value="598.46575673">
            <text:p>598,46575673</text:p>
          </table:table-cell>
          <table:table-cell office:value-type="float" office:value="612.5040194327">
            <text:p>612,5040194327</text:p>
          </table:table-cell>
          <table:table-cell office:value-type="float" office:value="617.7569941095">
            <text:p>617,7569941095</text:p>
          </table:table-cell>
          <table:table-cell office:value-type="float" office:value="615.9778211189">
            <text:p>615,9778211189</text:p>
          </table:table-cell>
          <table:table-cell office:value-type="float" office:value="603.3308956071">
            <text:p>603,3308956071</text:p>
          </table:table-cell>
          <table:table-cell office:value-type="float" office:value="587.3902145622">
            <text:p>587,3902145622</text:p>
          </table:table-cell>
          <table:table-cell office:value-type="float" office:value="593.5846666458">
            <text:p>593,5846666458</text:p>
          </table:table-cell>
          <table:table-cell office:value-type="float" office:value="583.3929970493">
            <text:p>583,3929970493</text:p>
          </table:table-cell>
          <table:table-cell office:value-type="float" office:value="573.1475745042">
            <text:p>573,1475745042</text:p>
          </table:table-cell>
          <table:table-cell office:value-type="float" office:value="567.2005014539">
            <text:p>567,2005014539</text:p>
          </table:table-cell>
          <table:table-cell office:value-type="float" office:value="562.5968202541">
            <text:p>562,5968202541</text:p>
          </table:table-cell>
          <table:table-cell office:value-type="float" office:value="566.3828092356">
            <text:p>566,3828092356</text:p>
          </table:table-cell>
          <table:table-cell office:value-type="float" office:value="570.668142785">
            <text:p>570,668142785</text:p>
          </table:table-cell>
          <table:table-cell office:value-type="float" office:value="568.4748875315">
            <text:p>568,4748875315</text:p>
          </table:table-cell>
          <table:table-cell office:value-type="float" office:value="566.3389401463">
            <text:p>566,3389401463</text:p>
          </table:table-cell>
          <table:table-cell office:value-type="float" office:value="554.6771999287">
            <text:p>554,6771999287</text:p>
          </table:table-cell>
          <table:table-cell office:value-type="float" office:value="547.4508728512">
            <text:p>547,4508728512</text:p>
          </table:table-cell>
          <table:table-cell office:value-type="float" office:value="535.1286223533">
            <text:p>535,1286223533</text:p>
          </table:table-cell>
          <table:table-cell office:value-type="float" office:value="530.115593826">
            <text:p>530,115593826</text:p>
          </table:table-cell>
          <table:table-cell office:value-type="float" office:value="522.9749211584">
            <text:p>522,9749211584</text:p>
          </table:table-cell>
          <table:table-cell office:value-type="float" office:value="533.5197052825">
            <text:p>533,5197052825</text:p>
          </table:table-cell>
          <table:table-cell office:value-type="float" office:value="546.8023460651">
            <text:p>546,8023460651</text:p>
          </table:table-cell>
          <table:table-cell office:value-type="float" office:value="557.6488584337">
            <text:p>557,6488584337</text:p>
          </table:table-cell>
          <table:table-cell office:value-type="float" office:value="565.4986294204">
            <text:p>565,4986294204</text:p>
          </table:table-cell>
          <table:table-cell office:value-type="float" office:value="573.9466064594">
            <text:p>573,9466064594</text:p>
          </table:table-cell>
          <table:table-cell office:value-type="float" office:value="582.4295178124">
            <text:p>582,4295178124</text:p>
          </table:table-cell>
          <table:table-cell office:value-type="float" office:value="597.2798137066">
            <text:p>597,2798137066</text:p>
          </table:table-cell>
          <table:table-cell office:value-type="float" office:value="605.5400701992">
            <text:p>605,5400701992</text:p>
          </table:table-cell>
          <table:table-cell office:value-type="float" office:value="622.2478597762">
            <text:p>622,2478597762</text:p>
          </table:table-cell>
          <table:table-cell office:value-type="float" office:value="643.1601026393">
            <text:p>643,1601026393</text:p>
          </table:table-cell>
          <table:table-cell office:value-type="float" office:value="669.9825558641">
            <text:p>669,9825558641</text:p>
          </table:table-cell>
          <table:table-cell office:value-type="float" office:value="697.9224451041">
            <text:p>697,9224451041</text:p>
          </table:table-cell>
          <table:table-cell office:value-type="float" office:value="731.0902668752">
            <text:p>731,0902668752</text:p>
          </table:table-cell>
          <table:table-cell office:value-type="float" office:value="759.5625652315">
            <text:p>759,5625652315</text:p>
          </table:table-cell>
          <table:table-cell office:value-type="float" office:value="777.5357037379">
            <text:p>777,5357037379</text:p>
          </table:table-cell>
          <table:table-cell office:value-type="float" office:value="806.0796838579">
            <text:p>806,0796838579</text:p>
          </table:table-cell>
          <table:table-cell office:value-type="float" office:value="821.1985703232">
            <text:p>821,1985703232</text:p>
          </table:table-cell>
          <table:table-cell office:value-type="float" office:value="841.8751372605">
            <text:p>841,8751372605</text:p>
          </table:table-cell>
          <table:table-cell office:value-type="float" office:value="873.2765204912">
            <text:p>873,2765204912</text:p>
          </table:table-cell>
          <table:table-cell office:value-type="float" office:value="901.8118195337">
            <text:p>901,8118195337</text:p>
          </table:table-cell>
          <table:table-cell office:value-type="float" office:value="918.9918822425">
            <text:p>918,9918822425</text:p>
          </table:table-cell>
          <table:table-cell office:value-type="float" office:value="942.0970375212">
            <text:p>942,09703752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DA total</text:p>
          </table:table-cell>
          <table:table-cell office:value-type="string">
            <text:p>ID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18.4510507885">
            <text:p>618,4510507885</text:p>
          </table:table-cell>
          <table:table-cell office:value-type="float" office:value="611.3744573417">
            <text:p>611,3744573417</text:p>
          </table:table-cell>
          <table:table-cell office:value-type="float" office:value="629.4843899802">
            <text:p>629,4843899802</text:p>
          </table:table-cell>
          <table:table-cell office:value-type="float" office:value="646.4191170117">
            <text:p>646,4191170117</text:p>
          </table:table-cell>
          <table:table-cell office:value-type="float" office:value="661.5111927111">
            <text:p>661,5111927111</text:p>
          </table:table-cell>
          <table:table-cell office:value-type="float" office:value="675.3435755871">
            <text:p>675,3435755871</text:p>
          </table:table-cell>
          <table:table-cell office:value-type="float" office:value="663.1947432408">
            <text:p>663,1947432408</text:p>
          </table:table-cell>
          <table:table-cell office:value-type="float" office:value="622.4286191906">
            <text:p>622,4286191906</text:p>
          </table:table-cell>
          <table:table-cell office:value-type="float" office:value="628.4956203395">
            <text:p>628,4956203395</text:p>
          </table:table-cell>
          <table:table-cell office:value-type="float" office:value="671.6844762579">
            <text:p>671,6844762579</text:p>
          </table:table-cell>
          <table:table-cell office:value-type="float" office:value="730.2564700563">
            <text:p>730,2564700563</text:p>
          </table:table-cell>
          <table:table-cell office:value-type="float" office:value="759.5194807746">
            <text:p>759,5194807746</text:p>
          </table:table-cell>
          <table:table-cell office:value-type="float" office:value="751.52309522">
            <text:p>751,52309522</text:p>
          </table:table-cell>
          <table:table-cell office:value-type="float" office:value="763.9635116235">
            <text:p>763,9635116235</text:p>
          </table:table-cell>
          <table:table-cell office:value-type="float" office:value="802.6767865972">
            <text:p>802,6767865972</text:p>
          </table:table-cell>
          <table:table-cell office:value-type="float" office:value="773.2894366787">
            <text:p>773,2894366787</text:p>
          </table:table-cell>
          <table:table-cell office:value-type="float" office:value="796.831804603">
            <text:p>796,831804603</text:p>
          </table:table-cell>
          <table:table-cell office:value-type="float" office:value="810.55037418">
            <text:p>810,55037418</text:p>
          </table:table-cell>
          <table:table-cell office:value-type="float" office:value="792.9974326469">
            <text:p>792,9974326469</text:p>
          </table:table-cell>
          <table:table-cell office:value-type="float" office:value="799.3323313585">
            <text:p>799,3323313585</text:p>
          </table:table-cell>
          <table:table-cell office:value-type="float" office:value="801.6732832407">
            <text:p>801,6732832407</text:p>
          </table:table-cell>
          <table:table-cell office:value-type="float" office:value="770.3900675299">
            <text:p>770,3900675299</text:p>
          </table:table-cell>
          <table:table-cell office:value-type="float" office:value="761.1267432424">
            <text:p>761,1267432424</text:p>
          </table:table-cell>
          <table:table-cell office:value-type="float" office:value="742.0011255337">
            <text:p>742,0011255337</text:p>
          </table:table-cell>
          <table:table-cell office:value-type="float" office:value="730.9906758829">
            <text:p>730,9906758829</text:p>
          </table:table-cell>
          <table:table-cell office:value-type="float" office:value="745.6035877832">
            <text:p>745,6035877832</text:p>
          </table:table-cell>
          <table:table-cell office:value-type="float" office:value="728.802664246">
            <text:p>728,802664246</text:p>
          </table:table-cell>
          <table:table-cell office:value-type="float" office:value="709.8951713303">
            <text:p>709,8951713303</text:p>
          </table:table-cell>
          <table:table-cell office:value-type="float" office:value="720.8170899754">
            <text:p>720,8170899754</text:p>
          </table:table-cell>
          <table:table-cell office:value-type="float" office:value="726.7902343558">
            <text:p>726,7902343558</text:p>
          </table:table-cell>
          <table:table-cell office:value-type="float" office:value="734.933672398">
            <text:p>734,933672398</text:p>
          </table:table-cell>
          <table:table-cell office:value-type="float" office:value="725.200822058">
            <text:p>725,200822058</text:p>
          </table:table-cell>
          <table:table-cell office:value-type="float" office:value="712.2288613294">
            <text:p>712,2288613294</text:p>
          </table:table-cell>
          <table:table-cell office:value-type="float" office:value="704.4850041615">
            <text:p>704,4850041615</text:p>
          </table:table-cell>
          <table:table-cell office:value-type="float" office:value="697.7469811945">
            <text:p>697,7469811945</text:p>
          </table:table-cell>
          <table:table-cell office:value-type="float" office:value="701.8137376714">
            <text:p>701,8137376714</text:p>
          </table:table-cell>
          <table:table-cell office:value-type="float" office:value="718.4128042781">
            <text:p>718,4128042781</text:p>
          </table:table-cell>
          <table:table-cell office:value-type="float" office:value="723.5956849218">
            <text:p>723,5956849218</text:p>
          </table:table-cell>
          <table:table-cell office:value-type="float" office:value="729.3636629252">
            <text:p>729,3636629252</text:p>
          </table:table-cell>
          <table:table-cell office:value-type="float" office:value="732.8372198626">
            <text:p>732,8372198626</text:p>
          </table:table-cell>
          <table:table-cell office:value-type="float" office:value="743.6911257137">
            <text:p>743,6911257137</text:p>
          </table:table-cell>
          <table:table-cell office:value-type="float" office:value="756.646322785">
            <text:p>756,646322785</text:p>
          </table:table-cell>
          <table:table-cell office:value-type="float" office:value="763.8377931003">
            <text:p>763,8377931003</text:p>
          </table:table-cell>
          <table:table-cell office:value-type="float" office:value="788.4976777923">
            <text:p>788,4976777923</text:p>
          </table:table-cell>
          <table:table-cell office:value-type="float" office:value="862.591053997">
            <text:p>862,591053997</text:p>
          </table:table-cell>
          <table:table-cell office:value-type="float" office:value="890.9394656574">
            <text:p>890,9394656574</text:p>
          </table:table-cell>
          <table:table-cell office:value-type="float" office:value="929.2768510907">
            <text:p>929,2768510907</text:p>
          </table:table-cell>
          <table:table-cell office:value-type="float" office:value="968.2869025129">
            <text:p>968,2869025129</text:p>
          </table:table-cell>
          <table:table-cell office:value-type="float" office:value="995.6090171861">
            <text:p>995,6090171861</text:p>
          </table:table-cell>
          <table:table-cell office:value-type="float" office:value="1021.8399852173">
            <text:p>1021,8399852173</text:p>
          </table:table-cell>
          <table:table-cell office:value-type="float" office:value="1059.3722053118">
            <text:p>1059,3722053118</text:p>
          </table:table-cell>
          <table:table-cell office:value-type="float" office:value="1081.6257040696">
            <text:p>1081,6257040696</text:p>
          </table:table-cell>
          <table:table-cell office:value-type="float" office:value="1106.7742621524">
            <text:p>1106,7742621524</text:p>
          </table:table-cell>
          <table:table-cell office:value-type="float" office:value="1143.6163003539">
            <text:p>1143,6163003539</text:p>
          </table:table-cell>
          <table:table-cell office:value-type="float" office:value="1182.6592143427">
            <text:p>1182,6592143427</text:p>
          </table:table-cell>
          <table:table-cell office:value-type="float" office:value="1202.7843631019">
            <text:p>1202,7843631019</text:p>
          </table:table-cell>
          <table:table-cell office:value-type="float" office:value="1213.3470154371">
            <text:p>1213,34701543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04.2318925151">
            <text:p>304,2318925151</text:p>
          </table:table-cell>
          <table:table-cell office:value-type="float" office:value="309.353562157">
            <text:p>309,353562157</text:p>
          </table:table-cell>
          <table:table-cell office:value-type="float" office:value="312.0523318855">
            <text:p>312,0523318855</text:p>
          </table:table-cell>
          <table:table-cell office:value-type="float" office:value="324.0562007933">
            <text:p>324,0562007933</text:p>
          </table:table-cell>
          <table:table-cell office:value-type="float" office:value="341.0960194941">
            <text:p>341,0960194941</text:p>
          </table:table-cell>
          <table:table-cell office:value-type="float" office:value="325.2873860963">
            <text:p>325,2873860963</text:p>
          </table:table-cell>
          <table:table-cell office:value-type="float" office:value="318.4156761628">
            <text:p>318,4156761628</text:p>
          </table:table-cell>
          <table:table-cell office:value-type="float" office:value="336.2364566835">
            <text:p>336,2364566835</text:p>
          </table:table-cell>
          <table:table-cell office:value-type="float" office:value="340.3616854328">
            <text:p>340,3616854328</text:p>
          </table:table-cell>
          <table:table-cell office:value-type="float" office:value="354.8940284723">
            <text:p>354,8940284723</text:p>
          </table:table-cell>
          <table:table-cell office:value-type="float" office:value="365.0573825896">
            <text:p>365,0573825896</text:p>
          </table:table-cell>
          <table:table-cell office:value-type="float" office:value="362.767725026">
            <text:p>362,767725026</text:p>
          </table:table-cell>
          <table:table-cell office:value-type="float" office:value="352.5500558411">
            <text:p>352,5500558411</text:p>
          </table:table-cell>
          <table:table-cell office:value-type="float" office:value="355.788210052">
            <text:p>355,788210052</text:p>
          </table:table-cell>
          <table:table-cell office:value-type="float" office:value="351.7080694346">
            <text:p>351,7080694346</text:p>
          </table:table-cell>
          <table:table-cell office:value-type="float" office:value="375.0833728353">
            <text:p>375,0833728353</text:p>
          </table:table-cell>
          <table:table-cell office:value-type="float" office:value="372.6426133933">
            <text:p>372,6426133933</text:p>
          </table:table-cell>
          <table:table-cell office:value-type="float" office:value="390.6366799318">
            <text:p>390,6366799318</text:p>
          </table:table-cell>
          <table:table-cell office:value-type="float" office:value="403.6335444447">
            <text:p>403,6335444447</text:p>
          </table:table-cell>
          <table:table-cell office:value-type="float" office:value="373.8322533324">
            <text:p>373,8322533324</text:p>
          </table:table-cell>
          <table:table-cell office:value-type="float" office:value="389.9262843921">
            <text:p>389,9262843921</text:p>
          </table:table-cell>
          <table:table-cell office:value-type="float" office:value="403.8780429641">
            <text:p>403,8780429641</text:p>
          </table:table-cell>
          <table:table-cell office:value-type="float" office:value="408.3248800263">
            <text:p>408,3248800263</text:p>
          </table:table-cell>
          <table:table-cell office:value-type="float" office:value="428.069168107">
            <text:p>428,069168107</text:p>
          </table:table-cell>
          <table:table-cell office:value-type="float" office:value="434.3665046185">
            <text:p>434,3665046185</text:p>
          </table:table-cell>
          <table:table-cell office:value-type="float" office:value="446.9997685496">
            <text:p>446,9997685496</text:p>
          </table:table-cell>
          <table:table-cell office:value-type="float" office:value="458.0866747152">
            <text:p>458,0866747152</text:p>
          </table:table-cell>
          <table:table-cell office:value-type="float" office:value="465.982728535">
            <text:p>465,982728535</text:p>
          </table:table-cell>
          <table:table-cell office:value-type="float" office:value="500.0132773472">
            <text:p>500,0132773472</text:p>
          </table:table-cell>
          <table:table-cell office:value-type="float" office:value="518.6987159358">
            <text:p>518,6987159358</text:p>
          </table:table-cell>
          <table:table-cell office:value-type="float" office:value="536.1627859522">
            <text:p>536,1627859522</text:p>
          </table:table-cell>
          <table:table-cell office:value-type="float" office:value="530.8947380006">
            <text:p>530,8947380006</text:p>
          </table:table-cell>
          <table:table-cell office:value-type="float" office:value="548.8957838278">
            <text:p>548,8957838278</text:p>
          </table:table-cell>
          <table:table-cell office:value-type="float" office:value="563.7496876607">
            <text:p>563,7496876607</text:p>
          </table:table-cell>
          <table:table-cell office:value-type="float" office:value="589.7087875903">
            <text:p>589,7087875903</text:p>
          </table:table-cell>
          <table:table-cell office:value-type="float" office:value="622.3036830838">
            <text:p>622,3036830838</text:p>
          </table:table-cell>
          <table:table-cell office:value-type="float" office:value="656.6971439614">
            <text:p>656,6971439614</text:p>
          </table:table-cell>
          <table:table-cell office:value-type="float" office:value="670.6101215947">
            <text:p>670,6101215947</text:p>
          </table:table-cell>
          <table:table-cell office:value-type="float" office:value="699.0688547177">
            <text:p>699,0688547177</text:p>
          </table:table-cell>
          <table:table-cell office:value-type="float" office:value="747.2520356506">
            <text:p>747,2520356506</text:p>
          </table:table-cell>
          <table:table-cell office:value-type="float" office:value="762.3133408051">
            <text:p>762,3133408051</text:p>
          </table:table-cell>
          <table:table-cell office:value-type="float" office:value="785.3446280612">
            <text:p>785,3446280612</text:p>
          </table:table-cell>
          <table:table-cell office:value-type="float" office:value="801.5079326855">
            <text:p>801,5079326855</text:p>
          </table:table-cell>
          <table:table-cell office:value-type="float" office:value="850.2932649017">
            <text:p>850,2932649017</text:p>
          </table:table-cell>
          <table:table-cell office:value-type="float" office:value="902.9057943508">
            <text:p>902,9057943508</text:p>
          </table:table-cell>
          <table:table-cell office:value-type="float" office:value="971.2297607391">
            <text:p>971,2297607391</text:p>
          </table:table-cell>
          <table:table-cell office:value-type="float" office:value="1044.8939404376">
            <text:p>1044,8939404376</text:p>
          </table:table-cell>
          <table:table-cell office:value-type="float" office:value="1130.0900706635">
            <text:p>1130,0900706635</text:p>
          </table:table-cell>
          <table:table-cell office:value-type="float" office:value="1156.9325271363">
            <text:p>1156,9325271363</text:p>
          </table:table-cell>
          <table:table-cell office:value-type="float" office:value="1237.3397859447">
            <text:p>1237,3397859447</text:p>
          </table:table-cell>
          <table:table-cell office:value-type="float" office:value="1345.7701532089">
            <text:p>1345,7701532089</text:p>
          </table:table-cell>
          <table:table-cell office:value-type="float" office:value="1416.4033912864">
            <text:p>1416,4033912864</text:p>
          </table:table-cell>
          <table:table-cell office:value-type="float" office:value="1474.9676742215">
            <text:p>1474,9676742215</text:p>
          </table:table-cell>
          <table:table-cell office:value-type="float" office:value="1550.1422296426">
            <text:p>1550,1422296426</text:p>
          </table:table-cell>
          <table:table-cell office:value-type="float" office:value="1646.781252042">
            <text:p>1646,781252042</text:p>
          </table:table-cell>
          <table:table-cell office:value-type="float" office:value="1758.0433761269">
            <text:p>1758,0433761269</text:p>
          </table:table-cell>
          <table:table-cell office:value-type="float" office:value="1861.4910293515">
            <text:p>1861,491029351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90.0428500908">
            <text:p>690,0428500908</text:p>
          </table:table-cell>
          <table:table-cell office:value-type="float" office:value="710.6675074524">
            <text:p>710,6675074524</text:p>
          </table:table-cell>
          <table:table-cell office:value-type="float" office:value="704.8364392536">
            <text:p>704,8364392536</text:p>
          </table:table-cell>
          <table:table-cell office:value-type="float" office:value="670.9632229655">
            <text:p>670,9632229655</text:p>
          </table:table-cell>
          <table:table-cell office:value-type="float" office:value="676.2739590621">
            <text:p>676,2739590621</text:p>
          </table:table-cell>
          <table:table-cell office:value-type="float" office:value="665.386965205">
            <text:p>665,386965205</text:p>
          </table:table-cell>
          <table:table-cell office:value-type="float" office:value="665.6549417411">
            <text:p>665,6549417411</text:p>
          </table:table-cell>
          <table:table-cell office:value-type="float" office:value="656.7468237063">
            <text:p>656,7468237063</text:p>
          </table:table-cell>
          <table:table-cell office:value-type="float" office:value="708.9250444101">
            <text:p>708,9250444101</text:p>
          </table:table-cell>
          <table:table-cell office:value-type="float" office:value="737.1146500679">
            <text:p>737,1146500679</text:p>
          </table:table-cell>
          <table:table-cell office:value-type="float" office:value="771.8499599877">
            <text:p>771,8499599877</text:p>
          </table:table-cell>
          <table:table-cell office:value-type="float" office:value="804.4381654844">
            <text:p>804,4381654844</text:p>
          </table:table-cell>
          <table:table-cell office:value-type="float" office:value="838.7356667296">
            <text:p>838,7356667296</text:p>
          </table:table-cell>
          <table:table-cell office:value-type="float" office:value="883.478985762">
            <text:p>883,478985762</text:p>
          </table:table-cell>
          <table:table-cell office:value-type="float" office:value="926.8856478687">
            <text:p>926,8856478687</text:p>
          </table:table-cell>
          <table:table-cell office:value-type="float" office:value="948.7626657757">
            <text:p>948,7626657757</text:p>
          </table:table-cell>
          <table:table-cell office:value-type="float" office:value="989.2293063288">
            <text:p>989,2293063288</text:p>
          </table:table-cell>
          <table:table-cell office:value-type="float" office:value="1049.9543479963">
            <text:p>1049,9543479963</text:p>
          </table:table-cell>
          <table:table-cell office:value-type="float" office:value="1094.3583102237">
            <text:p>1094,3583102237</text:p>
          </table:table-cell>
          <table:table-cell office:value-type="float" office:value="1146.8918527865">
            <text:p>1146,8918527865</text:p>
          </table:table-cell>
          <table:table-cell office:value-type="float" office:value="1230.8401181629">
            <text:p>1230,8401181629</text:p>
          </table:table-cell>
          <table:table-cell office:value-type="float" office:value="1297.7168561409">
            <text:p>1297,7168561409</text:p>
          </table:table-cell>
          <table:table-cell office:value-type="float" office:value="1296.5765252201">
            <text:p>1296,5765252201</text:p>
          </table:table-cell>
          <table:table-cell office:value-type="float" office:value="1320.698546129">
            <text:p>1320,698546129</text:p>
          </table:table-cell>
          <table:table-cell office:value-type="float" office:value="1382.1179975065">
            <text:p>1382,1179975065</text:p>
          </table:table-cell>
          <table:table-cell office:value-type="float" office:value="1386.4828004743">
            <text:p>1386,4828004743</text:p>
          </table:table-cell>
          <table:table-cell office:value-type="float" office:value="1438.3905769321">
            <text:p>1438,3905769321</text:p>
          </table:table-cell>
          <table:table-cell office:value-type="float" office:value="1480.0061635119">
            <text:p>1480,0061635119</text:p>
          </table:table-cell>
          <table:table-cell office:value-type="float" office:value="1536.286599919">
            <text:p>1536,286599919</text:p>
          </table:table-cell>
          <table:table-cell office:value-type="float" office:value="1620.9027015198">
            <text:p>1620,9027015198</text:p>
          </table:table-cell>
          <table:table-cell office:value-type="float" office:value="1707.5979177035">
            <text:p>1707,5979177035</text:p>
          </table:table-cell>
          <table:table-cell office:value-type="float" office:value="1794.1887987744">
            <text:p>1794,1887987744</text:p>
          </table:table-cell>
          <table:table-cell office:value-type="float" office:value="1878.709860248">
            <text:p>1878,709860248</text:p>
          </table:table-cell>
          <table:table-cell office:value-type="float" office:value="1968.1241364128">
            <text:p>1968,1241364128</text:p>
          </table:table-cell>
          <table:table-cell office:value-type="float" office:value="2083.0636817084">
            <text:p>2083,0636817084</text:p>
          </table:table-cell>
          <table:table-cell office:value-type="float" office:value="2219.8110581361">
            <text:p>2219,8110581361</text:p>
          </table:table-cell>
          <table:table-cell office:value-type="float" office:value="2357.9593514244">
            <text:p>2357,9593514244</text:p>
          </table:table-cell>
          <table:table-cell office:value-type="float" office:value="2433.3405076085">
            <text:p>2433,3405076085</text:p>
          </table:table-cell>
          <table:table-cell office:value-type="float" office:value="2084.2345484495">
            <text:p>2084,2345484495</text:p>
          </table:table-cell>
          <table:table-cell office:value-type="float" office:value="2071.5506297141">
            <text:p>2071,5506297141</text:p>
          </table:table-cell>
          <table:table-cell office:value-type="float" office:value="2143.3898903921">
            <text:p>2143,3898903921</text:p>
          </table:table-cell>
          <table:table-cell office:value-type="float" office:value="2190.7661797947">
            <text:p>2190,7661797947</text:p>
          </table:table-cell>
          <table:table-cell office:value-type="float" office:value="2257.746855071">
            <text:p>2257,746855071</text:p>
          </table:table-cell>
          <table:table-cell office:value-type="float" office:value="2333.0974833311">
            <text:p>2333,0974833311</text:p>
          </table:table-cell>
          <table:table-cell office:value-type="float" office:value="2416.8363893324">
            <text:p>2416,8363893324</text:p>
          </table:table-cell>
          <table:table-cell office:value-type="float" office:value="2519.5098415279">
            <text:p>2519,5098415279</text:p>
          </table:table-cell>
          <table:table-cell office:value-type="float" office:value="2621.9603979186">
            <text:p>2621,9603979186</text:p>
          </table:table-cell>
          <table:table-cell office:value-type="float" office:value="2750.6151427047">
            <text:p>2750,6151427047</text:p>
          </table:table-cell>
          <table:table-cell office:value-type="float" office:value="2876.885040269">
            <text:p>2876,885040269</text:p>
          </table:table-cell>
          <table:table-cell office:value-type="float" office:value="2970.0441310658">
            <text:p>2970,0441310658</text:p>
          </table:table-cell>
          <table:table-cell office:value-type="float" office:value="3113.4806345143">
            <text:p>3113,4806345143</text:p>
          </table:table-cell>
          <table:table-cell office:value-type="float" office:value="3262.7486126075">
            <text:p>3262,7486126075</text:p>
          </table:table-cell>
          <table:table-cell office:value-type="float" office:value="3415.3512667675">
            <text:p>3415,3512667675</text:p>
          </table:table-cell>
          <table:table-cell office:value-type="float" office:value="3560.1065804283">
            <text:p>3560,1065804283</text:p>
          </table:table-cell>
          <table:table-cell office:value-type="float" office:value="3692.9428753698">
            <text:p>3692,9428753698</text:p>
          </table:table-cell>
          <table:table-cell office:value-type="float" office:value="3827.5483074194">
            <text:p>3827,5483074194</text:p>
          </table:table-cell>
          <table:table-cell office:value-type="float" office:value="3974.0584850012">
            <text:p>3974,058485001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ran, Islamic Rep.</text:p>
          </table:table-cell>
          <table:table-cell office:value-type="string">
            <text:p>IR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754.7023435026">
            <text:p>2754,7023435026</text:p>
          </table:table-cell>
          <table:table-cell office:value-type="float" office:value="2963.3614563734">
            <text:p>2963,3614563734</text:p>
          </table:table-cell>
          <table:table-cell office:value-type="float" office:value="3115.8264635793">
            <text:p>3115,8264635793</text:p>
          </table:table-cell>
          <table:table-cell office:value-type="float" office:value="3249.4709261036">
            <text:p>3249,4709261036</text:p>
          </table:table-cell>
          <table:table-cell office:value-type="float" office:value="3433.8561889292">
            <text:p>3433,8561889292</text:p>
          </table:table-cell>
          <table:table-cell office:value-type="float" office:value="3914.6385929912">
            <text:p>3914,6385929912</text:p>
          </table:table-cell>
          <table:table-cell office:value-type="float" office:value="4250.866330673">
            <text:p>4250,866330673</text:p>
          </table:table-cell>
          <table:table-cell office:value-type="float" office:value="4604.5968117646">
            <text:p>4604,5968117646</text:p>
          </table:table-cell>
          <table:table-cell office:value-type="float" office:value="5128.5551355242">
            <text:p>5128,5551355242</text:p>
          </table:table-cell>
          <table:table-cell office:value-type="float" office:value="5768.0829604783">
            <text:p>5768,0829604783</text:p>
          </table:table-cell>
          <table:table-cell office:value-type="float" office:value="6230.3766532814">
            <text:p>6230,3766532814</text:p>
          </table:table-cell>
          <table:table-cell office:value-type="float" office:value="6898.4136367578">
            <text:p>6898,4136367578</text:p>
          </table:table-cell>
          <table:table-cell office:value-type="float" office:value="7690.3369056754">
            <text:p>7690,3369056754</text:p>
          </table:table-cell>
          <table:table-cell office:value-type="float" office:value="8040.7240628791">
            <text:p>8040,7240628791</text:p>
          </table:table-cell>
          <table:table-cell office:value-type="float" office:value="8271.3156707714">
            <text:p>8271,3156707714</text:p>
          </table:table-cell>
          <table:table-cell office:value-type="float" office:value="8006.2884353058">
            <text:p>8006,2884353058</text:p>
          </table:table-cell>
          <table:table-cell office:value-type="float" office:value="9185.603928405">
            <text:p>9185,603928405</text:p>
          </table:table-cell>
          <table:table-cell office:value-type="float" office:value="8655.563051624">
            <text:p>8655,563051624</text:p>
          </table:table-cell>
          <table:table-cell office:value-type="float" office:value="7300.437116045">
            <text:p>7300,437116045</text:p>
          </table:table-cell>
          <table:table-cell office:value-type="float" office:value="6202.1783195777">
            <text:p>6202,1783195777</text:p>
          </table:table-cell>
          <table:table-cell office:value-type="float" office:value="4684.5227222205">
            <text:p>4684,5227222205</text:p>
          </table:table-cell>
          <table:table-cell office:value-type="float" office:value="4247.4625255797">
            <text:p>4247,4625255797</text:p>
          </table:table-cell>
          <table:table-cell office:value-type="float" office:value="5023.5893160957">
            <text:p>5023,5893160957</text:p>
          </table:table-cell>
          <table:table-cell office:value-type="float" office:value="5355.2786176079">
            <text:p>5355,2786176079</text:p>
          </table:table-cell>
          <table:table-cell office:value-type="float" office:value="4772.8407436233">
            <text:p>4772,8407436233</text:p>
          </table:table-cell>
          <table:table-cell office:value-type="float" office:value="4670.142246194">
            <text:p>4670,142246194</text:p>
          </table:table-cell>
          <table:table-cell office:value-type="float" office:value="4049.4476896386">
            <text:p>4049,4476896386</text:p>
          </table:table-cell>
          <table:table-cell office:value-type="float" office:value="3889.2481835375">
            <text:p>3889,2481835375</text:p>
          </table:table-cell>
          <table:table-cell office:value-type="float" office:value="3523.4494980937">
            <text:p>3523,4494980937</text:p>
          </table:table-cell>
          <table:table-cell office:value-type="float" office:value="3623.3541571581">
            <text:p>3623,3541571581</text:p>
          </table:table-cell>
          <table:table-cell office:value-type="float" office:value="4009.8696022055">
            <text:p>4009,8696022055</text:p>
          </table:table-cell>
          <table:table-cell office:value-type="float" office:value="4429.2264877786">
            <text:p>4429,2264877786</text:p>
          </table:table-cell>
          <table:table-cell office:value-type="float" office:value="4505.7891290206">
            <text:p>4505,7891290206</text:p>
          </table:table-cell>
          <table:table-cell office:value-type="float" office:value="4384.534641448">
            <text:p>4384,534641448</text:p>
          </table:table-cell>
          <table:table-cell office:value-type="float" office:value="4257.1101883511">
            <text:p>4257,1101883511</text:p>
          </table:table-cell>
          <table:table-cell office:value-type="float" office:value="4298.11771369">
            <text:p>4298,11771369</text:p>
          </table:table-cell>
          <table:table-cell office:value-type="float" office:value="4496.2921123192">
            <text:p>4496,2921123192</text:p>
          </table:table-cell>
          <table:table-cell office:value-type="float" office:value="4475.07989635">
            <text:p>4475,07989635</text:p>
          </table:table-cell>
          <table:table-cell office:value-type="float" office:value="4483.085516369">
            <text:p>4483,085516369</text:p>
          </table:table-cell>
          <table:table-cell office:value-type="float" office:value="4491.1959112589">
            <text:p>4491,1959112589</text:p>
          </table:table-cell>
          <table:table-cell office:value-type="float" office:value="4676.8735512499">
            <text:p>4676,8735512499</text:p>
          </table:table-cell>
          <table:table-cell office:value-type="float" office:value="4719.9106270684">
            <text:p>4719,9106270684</text:p>
          </table:table-cell>
          <table:table-cell office:value-type="float" office:value="5034.6731675802">
            <text:p>5034,6731675802</text:p>
          </table:table-cell>
          <table:table-cell office:value-type="float" office:value="5403.7094338319">
            <text:p>5403,7094338319</text:p>
          </table:table-cell>
          <table:table-cell office:value-type="float" office:value="5572.9057169562">
            <text:p>5572,9057169562</text:p>
          </table:table-cell>
          <table:table-cell office:value-type="float" office:value="5684.9575007327">
            <text:p>5684,9575007327</text:p>
          </table:table-cell>
          <table:table-cell office:value-type="float" office:value="5901.6417887702">
            <text:p>5901,6417887702</text:p>
          </table:table-cell>
          <table:table-cell office:value-type="float" office:value="6311.7895001605">
            <text:p>6311,7895001605</text:p>
          </table:table-cell>
          <table:table-cell office:value-type="float" office:value="6256.8779676095">
            <text:p>6256,8779676095</text:p>
          </table:table-cell>
          <table:table-cell office:value-type="float" office:value="6247.6916601155">
            <text:p>6247,6916601155</text:p>
          </table:table-cell>
          <table:table-cell office:value-type="float" office:value="6531.9274296787">
            <text:p>6531,9274296787</text:p>
          </table:table-cell>
          <table:table-cell office:value-type="float" office:value="6622.6729407122">
            <text:p>6622,6729407122</text:p>
          </table:table-cell>
          <table:table-cell office:value-type="float" office:value="6052.5168326184">
            <text:p>6052,5168326184</text:p>
          </table:table-cell>
          <table:table-cell office:value-type="float" office:value="5964.1790460691">
            <text:p>5964,1790460691</text:p>
          </table:table-cell>
          <table:table-cell office:value-type="float" office:value="6161.1035226453">
            <text:p>6161,1035226453</text:p>
          </table:table-cell>
          <table:table-cell office:value-type="float" office:value="6007.0048925209">
            <text:p>6007,0048925209</text:p>
          </table:table-cell>
          <table:table-cell office:value-type="float" office:value="6733.9134736377">
            <text:p>6733,91347363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8" office:value-type="string">
            <text:p>..</text:p>
          </table:table-cell>
          <table:table-cell office:value-type="float" office:value="1454.5860297863">
            <text:p>1454,5860297863</text:p>
          </table:table-cell>
          <table:table-cell office:value-type="float" office:value="1450.8742572769">
            <text:p>1450,8742572769</text:p>
          </table:table-cell>
          <table:table-cell office:value-type="float" office:value="1465.9704849939">
            <text:p>1465,9704849939</text:p>
          </table:table-cell>
          <table:table-cell office:value-type="float" office:value="1493.8618101727">
            <text:p>1493,8618101727</text:p>
          </table:table-cell>
          <table:table-cell office:value-type="float" office:value="1499.3789103953">
            <text:p>1499,3789103953</text:p>
          </table:table-cell>
          <table:table-cell office:value-type="float" office:value="1515.4062134535">
            <text:p>1515,4062134535</text:p>
          </table:table-cell>
          <table:table-cell office:value-type="float" office:value="1703.4152844437">
            <text:p>1703,4152844437</text:p>
          </table:table-cell>
          <table:table-cell office:value-type="float" office:value="1855.1314486767">
            <text:p>1855,1314486767</text:p>
          </table:table-cell>
          <table:table-cell office:value-type="float" office:value="2104.6608762634">
            <text:p>2104,6608762634</text:p>
          </table:table-cell>
          <table:table-cell office:value-type="float" office:value="2077.0530431315">
            <text:p>2077,0530431315</text:p>
          </table:table-cell>
          <table:table-cell office:value-type="float" office:value="2356.0492998331">
            <text:p>2356,0492998331</text:p>
          </table:table-cell>
          <table:table-cell office:value-type="float" office:value="2762.0984943345">
            <text:p>2762,0984943345</text:p>
          </table:table-cell>
          <table:table-cell office:value-type="float" office:value="3345.9905169368">
            <text:p>3345,9905169368</text:p>
          </table:table-cell>
          <table:table-cell office:value-type="float" office:value="3228.6305258853">
            <text:p>3228,6305258853</text:p>
          </table:table-cell>
          <table:table-cell office:value-type="float" office:value="3248.8869866735">
            <text:p>3248,8869866735</text:p>
          </table:table-cell>
          <table:table-cell office:value-type="float" office:value="2750.3391604017">
            <text:p>2750,3391604017</text:p>
          </table:table-cell>
          <table:table-cell office:value-type="float" office:value="2641.828551876">
            <text:p>2641,828551876</text:p>
          </table:table-cell>
          <table:table-cell office:value-type="float" office:value="2616.4180842784">
            <text:p>2616,4180842784</text:p>
          </table:table-cell>
          <table:table-cell office:value-type="float" office:value="2676.1705489813">
            <text:p>2676,1705489813</text:p>
          </table:table-cell>
          <table:table-cell office:value-type="float" office:value="2861.6691231981">
            <text:p>2861,6691231981</text:p>
          </table:table-cell>
          <table:table-cell office:value-type="float" office:value="2798.9840354043">
            <text:p>2798,9840354043</text:p>
          </table:table-cell>
          <table:table-cell office:value-type="float" office:value="2649.8912649362">
            <text:p>2649,8912649362</text:p>
          </table:table-cell>
          <table:table-cell office:value-type="float" office:value="4079.3444748241">
            <text:p>4079,3444748241</text:p>
          </table:table-cell>
          <table:table-cell office:value-type="float" office:value="1427.9211722704">
            <text:p>1427,9211722704</text:p>
          </table:table-cell>
          <table:table-cell office:value-type="float" office:value="1840.4387290883">
            <text:p>1840,4387290883</text:p>
          </table:table-cell>
          <table:table-cell office:value-type="float" office:value="2328.0645153896">
            <text:p>2328,0645153896</text:p>
          </table:table-cell>
          <table:table-cell office:value-type="float" office:value="2345.586679971">
            <text:p>2345,586679971</text:p>
          </table:table-cell>
          <table:table-cell office:value-type="float" office:value="2322.8738407948">
            <text:p>2322,8738407948</text:p>
          </table:table-cell>
          <table:table-cell office:value-type="float" office:value="2500.0060834566">
            <text:p>2500,0060834566</text:p>
          </table:table-cell>
          <table:table-cell office:value-type="float" office:value="2937.4738502571">
            <text:p>2937,4738502571</text:p>
          </table:table-cell>
          <table:table-cell office:value-type="float" office:value="3839.8274577896">
            <text:p>3839,8274577896</text:p>
          </table:table-cell>
          <table:table-cell office:value-type="float" office:value="4379.1993284334">
            <text:p>4379,1993284334</text:p>
          </table:table-cell>
          <table:table-cell office:value-type="float" office:value="4311.2813024352">
            <text:p>4311,2813024352</text:p>
          </table:table-cell>
          <table:table-cell office:value-type="float" office:value="4285.8636217382">
            <text:p>4285,8636217382</text:p>
          </table:table-cell>
          <table:table-cell office:value-type="float" office:value="3880.1116237651">
            <text:p>3880,1116237651</text:p>
          </table:table-cell>
          <table:table-cell office:value-type="float" office:value="2526.0431318065">
            <text:p>2526,0431318065</text:p>
          </table:table-cell>
          <table:table-cell office:value-type="float" office:value="3792.1424547858">
            <text:p>3792,1424547858</text:p>
          </table:table-cell>
          <table:table-cell office:value-type="float" office:value="3857.6103887354">
            <text:p>3857,6103887354</text:p>
          </table:table-cell>
          <table:table-cell office:value-type="float" office:value="4143.6917031657">
            <text:p>4143,6917031657</text:p>
          </table:table-cell>
          <table:table-cell office:value-type="float" office:value="4098.3066266445">
            <text:p>4098,3066266445</text:p>
          </table:table-cell>
          <table:table-cell office:value-type="float" office:value="4325.6679826507">
            <text:p>4325,6679826507</text:p>
          </table:table-cell>
          <table:table-cell office:value-type="float" office:value="4354.6836266286">
            <text:p>4354,6836266286</text:p>
          </table:table-cell>
          <table:table-cell office:value-type="float" office:value="4502.7490482573">
            <text:p>4502,7490482573</text:p>
          </table:table-cell>
          <table:table-cell office:value-type="float" office:value="4695.3572155629">
            <text:p>4695,3572155629</text:p>
          </table:table-cell>
          <table:table-cell office:value-type="float" office:value="5178.4222935201">
            <text:p>5178,4222935201</text:p>
          </table:table-cell>
          <table:table-cell office:value-type="float" office:value="5338.521984951">
            <text:p>5338,521984951</text:p>
          </table:table-cell>
          <table:table-cell office:value-type="float" office:value="5203.4422564108">
            <text:p>5203,4422564108</text:p>
          </table:table-cell>
          <table:table-cell office:value-type="float" office:value="5285.6704157986">
            <text:p>5285,6704157986</text:p>
          </table:table-cell>
          <table:table-cell office:value-type="float" office:value="5695.6791425061">
            <text:p>5695,67914250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12430.7223546908">
            <text:p>12430,7223546908</text:p>
          </table:table-cell>
          <table:table-cell office:value-type="float" office:value="12712.4582094662">
            <text:p>12712,4582094662</text:p>
          </table:table-cell>
          <table:table-cell office:value-type="float" office:value="13337.765846343">
            <text:p>13337,765846343</text:p>
          </table:table-cell>
          <table:table-cell office:value-type="float" office:value="13745.264555687">
            <text:p>13745,264555687</text:p>
          </table:table-cell>
          <table:table-cell office:value-type="float" office:value="14095.3845570755">
            <text:p>14095,3845570755</text:p>
          </table:table-cell>
          <table:table-cell office:value-type="float" office:value="14649.677637786">
            <text:p>14649,677637786</text:p>
          </table:table-cell>
          <table:table-cell office:value-type="float" office:value="14631.5268364385">
            <text:p>14631,5268364385</text:p>
          </table:table-cell>
          <table:table-cell office:value-type="float" office:value="15619.9907929473">
            <text:p>15619,9907929473</text:p>
          </table:table-cell>
          <table:table-cell office:value-type="float" office:value="16506.6898455034">
            <text:p>16506,6898455034</text:p>
          </table:table-cell>
          <table:table-cell office:value-type="float" office:value="16788.7747950981">
            <text:p>16788,7747950981</text:p>
          </table:table-cell>
          <table:table-cell office:value-type="float" office:value="17107.7401883911">
            <text:p>17107,7401883911</text:p>
          </table:table-cell>
          <table:table-cell office:value-type="float" office:value="17470.817503282">
            <text:p>17470,817503282</text:p>
          </table:table-cell>
          <table:table-cell office:value-type="float" office:value="17701.6107621752">
            <text:p>17701,6107621752</text:p>
          </table:table-cell>
          <table:table-cell office:value-type="float" office:value="17533.6211829685">
            <text:p>17533,6211829685</text:p>
          </table:table-cell>
          <table:table-cell office:value-type="float" office:value="18184.0624638105">
            <text:p>18184,0624638105</text:p>
          </table:table-cell>
          <table:table-cell office:value-type="float" office:value="18715.1706211258">
            <text:p>18715,1706211258</text:p>
          </table:table-cell>
          <table:table-cell office:value-type="float" office:value="18626.542357652">
            <text:p>18626,542357652</text:p>
          </table:table-cell>
          <table:table-cell office:value-type="float" office:value="19493.0939229478">
            <text:p>19493,0939229478</text:p>
          </table:table-cell>
          <table:table-cell office:value-type="float" office:value="20598.036201978">
            <text:p>20598,036201978</text:p>
          </table:table-cell>
          <table:table-cell office:value-type="float" office:value="21882.1259670707">
            <text:p>21882,1259670707</text:p>
          </table:table-cell>
          <table:table-cell office:value-type="float" office:value="23714.7554851339">
            <text:p>23714,7554851339</text:p>
          </table:table-cell>
          <table:table-cell office:value-type="float" office:value="24033.7898766211">
            <text:p>24033,7898766211</text:p>
          </table:table-cell>
          <table:table-cell office:value-type="float" office:value="24668.4279321725">
            <text:p>24668,4279321725</text:p>
          </table:table-cell>
          <table:table-cell office:value-type="float" office:value="25206.3453525063">
            <text:p>25206,3453525063</text:p>
          </table:table-cell>
          <table:table-cell office:value-type="float" office:value="26552.3065365257">
            <text:p>26552,3065365257</text:p>
          </table:table-cell>
          <table:table-cell office:value-type="float" office:value="28961.6018862637">
            <text:p>28961,6018862637</text:p>
          </table:table-cell>
          <table:table-cell office:value-type="float" office:value="30977.208033019">
            <text:p>30977,208033019</text:p>
          </table:table-cell>
          <table:table-cell office:value-type="float" office:value="33823.8509665596">
            <text:p>33823,8509665596</text:p>
          </table:table-cell>
          <table:table-cell office:value-type="float" office:value="36318.1358474691">
            <text:p>36318,1358474691</text:p>
          </table:table-cell>
          <table:table-cell office:value-type="float" office:value="39724.0306124507">
            <text:p>39724,0306124507</text:p>
          </table:table-cell>
          <table:table-cell office:value-type="float" office:value="42945.2565861801">
            <text:p>42945,2565861801</text:p>
          </table:table-cell>
          <table:table-cell office:value-type="float" office:value="44719.9233412203">
            <text:p>44719,9233412203</text:p>
          </table:table-cell>
          <table:table-cell office:value-type="float" office:value="46746.9909670838">
            <text:p>46746,9909670838</text:p>
          </table:table-cell>
          <table:table-cell office:value-type="float" office:value="47426.3910818944">
            <text:p>47426,3910818944</text:p>
          </table:table-cell>
          <table:table-cell office:value-type="float" office:value="49678.4203040008">
            <text:p>49678,4203040008</text:p>
          </table:table-cell>
          <table:table-cell office:value-type="float" office:value="51527.3350875873">
            <text:p>51527,3350875873</text:p>
          </table:table-cell>
          <table:table-cell office:value-type="float" office:value="52926.1939224253">
            <text:p>52926,1939224253</text:p>
          </table:table-cell>
          <table:table-cell office:value-type="float" office:value="54096.2717036137">
            <text:p>54096,2717036137</text:p>
          </table:table-cell>
          <table:table-cell office:value-type="float" office:value="50918.3486000376">
            <text:p>50918,3486000376</text:p>
          </table:table-cell>
          <table:table-cell office:value-type="float" office:value="48071.7297281341">
            <text:p>48071,7297281341</text:p>
          </table:table-cell>
          <table:table-cell office:value-type="float" office:value="48671.8882936068">
            <text:p>48671,8882936068</text:p>
          </table:table-cell>
          <table:table-cell office:value-type="float" office:value="49942.4701938929">
            <text:p>49942,4701938929</text:p>
          </table:table-cell>
          <table:table-cell office:value-type="float" office:value="49850.9831210717">
            <text:p>49850,9831210717</text:p>
          </table:table-cell>
          <table:table-cell office:value-type="float" office:value="50542.3815055569">
            <text:p>50542,3815055569</text:p>
          </table:table-cell>
          <table:table-cell office:value-type="float" office:value="54527.2561272029">
            <text:p>54527,2561272029</text:p>
          </table:table-cell>
          <table:table-cell office:value-type="float" office:value="68030.7962530483">
            <text:p>68030,7962530483</text:p>
          </table:table-cell>
          <table:table-cell office:value-type="float" office:value="69974.100853077">
            <text:p>69974,1008530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4" office:value-type="string">
            <text:p>..</text:p>
          </table:table-cell>
          <table:table-cell office:value-type="float" office:value="17028.5429827079">
            <text:p>17028,5429827079</text:p>
          </table:table-cell>
          <table:table-cell office:value-type="float" office:value="17042.8762414252">
            <text:p>17042,8762414252</text:p>
          </table:table-cell>
          <table:table-cell office:value-type="float" office:value="20060.6342794068">
            <text:p>20060,6342794068</text:p>
          </table:table-cell>
          <table:table-cell office:value-type="float" office:value="21640.3250587896">
            <text:p>21640,3250587896</text:p>
          </table:table-cell>
          <table:table-cell office:value-type="float" office:value="23681.034259624">
            <text:p>23681,034259624</text:p>
          </table:table-cell>
          <table:table-cell office:value-type="float" office:value="24798.548668346">
            <text:p>24798,548668346</text:p>
          </table:table-cell>
          <table:table-cell office:value-type="float" office:value="25443.8059466879">
            <text:p>25443,8059466879</text:p>
          </table:table-cell>
          <table:table-cell office:value-type="float" office:value="25602.6187926494">
            <text:p>25602,6187926494</text:p>
          </table:table-cell>
          <table:table-cell office:value-type="float" office:value="25663.4202183553">
            <text:p>25663,4202183553</text:p>
          </table:table-cell>
          <table:table-cell office:value-type="float" office:value="26254.129019697">
            <text:p>26254,129019697</text:p>
          </table:table-cell>
          <table:table-cell office:value-type="float" office:value="27241.8994072286">
            <text:p>27241,8994072286</text:p>
          </table:table-cell>
          <table:table-cell office:value-type="float" office:value="28305.931022199">
            <text:p>28305,931022199</text:p>
          </table:table-cell>
          <table:table-cell office:value-type="float" office:value="30333.7365237759">
            <text:p>30333,7365237759</text:p>
          </table:table-cell>
          <table:table-cell office:value-type="float" office:value="32733.2712831961">
            <text:p>32733,2712831961</text:p>
          </table:table-cell>
          <table:table-cell office:value-type="float" office:value="36884.1364573668">
            <text:p>36884,1364573668</text:p>
          </table:table-cell>
          <table:table-cell office:value-type="float" office:value="41607.2185471688">
            <text:p>41607,2185471688</text:p>
          </table:table-cell>
          <table:table-cell office:value-type="float" office:value="43464.7077513431">
            <text:p>43464,7077513431</text:p>
          </table:table-cell>
          <table:table-cell office:value-type="float" office:value="45402.2007367998">
            <text:p>45402,2007367998</text:p>
          </table:table-cell>
          <table:table-cell office:value-type="float" office:value="47625.6732403776">
            <text:p>47625,6732403776</text:p>
          </table:table-cell>
          <table:table-cell office:value-type="float" office:value="50152.5280260533">
            <text:p>50152,5280260533</text:p>
          </table:table-cell>
          <table:table-cell office:value-type="float" office:value="52232.4400900995">
            <text:p>52232,4400900995</text:p>
          </table:table-cell>
          <table:table-cell office:value-type="float" office:value="54749.5178612427">
            <text:p>54749,5178612427</text:p>
          </table:table-cell>
          <table:table-cell office:value-type="float" office:value="58354.987331966">
            <text:p>58354,987331966</text:p>
          </table:table-cell>
          <table:table-cell office:value-type="float" office:value="62050.6658118088">
            <text:p>62050,6658118088</text:p>
          </table:table-cell>
          <table:table-cell office:value-type="float" office:value="67461.4094550447">
            <text:p>67461,4094550447</text:p>
          </table:table-cell>
          <table:table-cell office:value-type="float" office:value="68209.405647861">
            <text:p>68209,405647861</text:p>
          </table:table-cell>
          <table:table-cell office:value-type="float" office:value="73935.6789952084">
            <text:p>73935,6789952084</text:p>
          </table:table-cell>
          <table:table-cell office:value-type="float" office:value="76836.267943502">
            <text:p>76836,267943502</text:p>
          </table:table-cell>
          <table:table-cell office:value-type="float" office:value="80989.336436735">
            <text:p>80989,336436735</text:p>
          </table:table-cell>
          <table:table-cell office:value-type="float" office:value="84002.241861627">
            <text:p>84002,241861627</text:p>
          </table:table-cell>
          <table:table-cell office:value-type="float" office:value="87612.1211649662">
            <text:p>87612,1211649662</text:p>
          </table:table-cell>
          <table:table-cell office:value-type="float" office:value="84046.136016161">
            <text:p>84046,136016161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8749.0578440514">
            <text:p>8749,0578440514</text:p>
          </table:table-cell>
          <table:table-cell office:value-type="float" office:value="9413.2349933598">
            <text:p>9413,2349933598</text:p>
          </table:table-cell>
          <table:table-cell office:value-type="float" office:value="9880.8636529568">
            <text:p>9880,8636529568</text:p>
          </table:table-cell>
          <table:table-cell office:value-type="float" office:value="10542.298793958">
            <text:p>10542,298793958</text:p>
          </table:table-cell>
          <table:table-cell office:value-type="float" office:value="10937.6916378641">
            <text:p>10937,6916378641</text:p>
          </table:table-cell>
          <table:table-cell office:value-type="float" office:value="11522.6667354922">
            <text:p>11522,6667354922</text:p>
          </table:table-cell>
          <table:table-cell office:value-type="float" office:value="11224.4479555394">
            <text:p>11224,4479555394</text:p>
          </table:table-cell>
          <table:table-cell office:value-type="float" office:value="11072.0861138125">
            <text:p>11072,0861138125</text:p>
          </table:table-cell>
          <table:table-cell office:value-type="float" office:value="12604.0935564593">
            <text:p>12604,0935564593</text:p>
          </table:table-cell>
          <table:table-cell office:value-type="float" office:value="13945.7555901816">
            <text:p>13945,7555901816</text:p>
          </table:table-cell>
          <table:table-cell office:value-type="float" office:value="14476.7253437699">
            <text:p>14476,7253437699</text:p>
          </table:table-cell>
          <table:table-cell office:value-type="float" office:value="14750.5637765668">
            <text:p>14750,5637765668</text:p>
          </table:table-cell>
          <table:table-cell office:value-type="float" office:value="16127.116380097">
            <text:p>16127,116380097</text:p>
          </table:table-cell>
          <table:table-cell office:value-type="float" office:value="16352.902703206">
            <text:p>16352,902703206</text:p>
          </table:table-cell>
          <table:table-cell office:value-type="float" office:value="16901.4952242315">
            <text:p>16901,4952242315</text:p>
          </table:table-cell>
          <table:table-cell office:value-type="float" office:value="17055.6388921742">
            <text:p>17055,6388921742</text:p>
          </table:table-cell>
          <table:table-cell office:value-type="float" office:value="16732.8827020061">
            <text:p>16732,8827020061</text:p>
          </table:table-cell>
          <table:table-cell office:value-type="float" office:value="16531.7783661091">
            <text:p>16531,7783661091</text:p>
          </table:table-cell>
          <table:table-cell office:value-type="float" office:value="17085.9975055385">
            <text:p>17085,9975055385</text:p>
          </table:table-cell>
          <table:table-cell office:value-type="float" office:value="17686.5274486201">
            <text:p>17686,5274486201</text:p>
          </table:table-cell>
          <table:table-cell office:value-type="float" office:value="17555.3740500519">
            <text:p>17555,3740500519</text:p>
          </table:table-cell>
          <table:table-cell office:value-type="float" office:value="18128.1974152375">
            <text:p>18128,1974152375</text:p>
          </table:table-cell>
          <table:table-cell office:value-type="float" office:value="18161.4033592956">
            <text:p>18161,4033592956</text:p>
          </table:table-cell>
          <table:table-cell office:value-type="float" office:value="18433.073989409">
            <text:p>18433,073989409</text:p>
          </table:table-cell>
          <table:table-cell office:value-type="float" office:value="18363.5274608334">
            <text:p>18363,5274608334</text:p>
          </table:table-cell>
          <table:table-cell office:value-type="float" office:value="18770.8669750619">
            <text:p>18770,8669750619</text:p>
          </table:table-cell>
          <table:table-cell office:value-type="float" office:value="19257.1403688908">
            <text:p>19257,1403688908</text:p>
          </table:table-cell>
          <table:table-cell office:value-type="float" office:value="20301.478541369">
            <text:p>20301,478541369</text:p>
          </table:table-cell>
          <table:table-cell office:value-type="float" office:value="20548.9107363374">
            <text:p>20548,9107363374</text:p>
          </table:table-cell>
          <table:table-cell office:value-type="float" office:value="20319.362637509">
            <text:p>20319,362637509</text:p>
          </table:table-cell>
          <table:table-cell office:value-type="float" office:value="21141.296986775">
            <text:p>21141,296986775</text:p>
          </table:table-cell>
          <table:table-cell office:value-type="float" office:value="21444.7549767518">
            <text:p>21444,7549767518</text:p>
          </table:table-cell>
          <table:table-cell office:value-type="float" office:value="22323.8353834212">
            <text:p>22323,8353834212</text:p>
          </table:table-cell>
          <table:table-cell office:value-type="float" office:value="22633.1757221552">
            <text:p>22633,1757221552</text:p>
          </table:table-cell>
          <table:table-cell office:value-type="float" office:value="23692.8516158828">
            <text:p>23692,8516158828</text:p>
          </table:table-cell>
          <table:table-cell office:value-type="float" office:value="24592.2481213905">
            <text:p>24592,2481213905</text:p>
          </table:table-cell>
          <table:table-cell office:value-type="float" office:value="25230.3103063434">
            <text:p>25230,3103063434</text:p>
          </table:table-cell>
          <table:table-cell office:value-type="float" office:value="25508.7537562777">
            <text:p>25508,7537562777</text:p>
          </table:table-cell>
          <table:table-cell office:value-type="float" office:value="25970.8337825567">
            <text:p>25970,8337825567</text:p>
          </table:table-cell>
          <table:table-cell office:value-type="float" office:value="26233.3055853633">
            <text:p>26233,3055853633</text:p>
          </table:table-cell>
          <table:table-cell office:value-type="float" office:value="27636.340773557">
            <text:p>27636,340773557</text:p>
          </table:table-cell>
          <table:table-cell office:value-type="float" office:value="26999.3650619858">
            <text:p>26999,3650619858</text:p>
          </table:table-cell>
          <table:table-cell office:value-type="float" office:value="26503.8433509477">
            <text:p>26503,8433509477</text:p>
          </table:table-cell>
          <table:table-cell office:value-type="float" office:value="26229.3997666786">
            <text:p>26229,3997666786</text:p>
          </table:table-cell>
          <table:table-cell office:value-type="float" office:value="26947.4445017177">
            <text:p>26947,4445017177</text:p>
          </table:table-cell>
          <table:table-cell office:value-type="float" office:value="27570.9455662904">
            <text:p>27570,9455662904</text:p>
          </table:table-cell>
          <table:table-cell office:value-type="float" office:value="28499.3259272239">
            <text:p>28499,3259272239</text:p>
          </table:table-cell>
          <table:table-cell office:value-type="float" office:value="29614.0751514489">
            <text:p>29614,0751514489</text:p>
          </table:table-cell>
          <table:table-cell office:value-type="float" office:value="29962.0056141623">
            <text:p>29962,0056141623</text:p>
          </table:table-cell>
          <table:table-cell office:value-type="float" office:value="29658.522632153">
            <text:p>29658,522632153</text:p>
          </table:table-cell>
          <table:table-cell office:value-type="float" office:value="30642.9406174863">
            <text:p>30642,9406174863</text:p>
          </table:table-cell>
          <table:table-cell office:value-type="float" office:value="31482.9971568511">
            <text:p>31482,9971568511</text:p>
          </table:table-cell>
          <table:table-cell office:value-type="float" office:value="31507.4785631219">
            <text:p>31507,4785631219</text:p>
          </table:table-cell>
          <table:table-cell office:value-type="float" office:value="32196.3581706206">
            <text:p>32196,3581706206</text:p>
          </table:table-cell>
          <table:table-cell office:value-type="float" office:value="32661.294134773">
            <text:p>32661,294134773</text:p>
          </table:table-cell>
          <table:table-cell office:value-type="float" office:value="32993.3142755677">
            <text:p>32993,3142755677</text:p>
          </table:table-cell>
          <table:table-cell office:value-type="float" office:value="33677.4619451632">
            <text:p>33677,46194516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67.7036593658">
            <text:p>10867,7036593658</text:p>
          </table:table-cell>
          <table:table-cell office:value-type="float" office:value="11681.3054735024">
            <text:p>11681,3054735024</text:p>
          </table:table-cell>
          <table:table-cell office:value-type="float" office:value="12322.3145145879">
            <text:p>12322,3145145879</text:p>
          </table:table-cell>
          <table:table-cell office:value-type="float" office:value="12918.9674512779">
            <text:p>12918,9674512779</text:p>
          </table:table-cell>
          <table:table-cell office:value-type="float" office:value="13171.6020855406">
            <text:p>13171,6020855406</text:p>
          </table:table-cell>
          <table:table-cell office:value-type="float" office:value="13487.9900459147">
            <text:p>13487,9900459147</text:p>
          </table:table-cell>
          <table:table-cell office:value-type="float" office:value="14184.5318751764">
            <text:p>14184,5318751764</text:p>
          </table:table-cell>
          <table:table-cell office:value-type="float" office:value="15093.1472567058">
            <text:p>15093,1472567058</text:p>
          </table:table-cell>
          <table:table-cell office:value-type="float" office:value="15979.6575383342">
            <text:p>15979,6575383342</text:p>
          </table:table-cell>
          <table:table-cell office:value-type="float" office:value="16858.4075907419">
            <text:p>16858,4075907419</text:p>
          </table:table-cell>
          <table:table-cell office:value-type="float" office:value="17653.0152595722">
            <text:p>17653,0152595722</text:p>
          </table:table-cell>
          <table:table-cell office:value-type="float" office:value="17890.3212930414">
            <text:p>17890,3212930414</text:p>
          </table:table-cell>
          <table:table-cell office:value-type="float" office:value="18445.545571081">
            <text:p>18445,545571081</text:p>
          </table:table-cell>
          <table:table-cell office:value-type="float" office:value="19626.3936040595">
            <text:p>19626,3936040595</text:p>
          </table:table-cell>
          <table:table-cell office:value-type="float" office:value="20570.8183835409">
            <text:p>20570,8183835409</text:p>
          </table:table-cell>
          <table:table-cell office:value-type="float" office:value="20020.9225719472">
            <text:p>20020,9225719472</text:p>
          </table:table-cell>
          <table:table-cell office:value-type="float" office:value="21340.7658036232">
            <text:p>21340,7658036232</text:p>
          </table:table-cell>
          <table:table-cell office:value-type="float" office:value="21794.4336629366">
            <text:p>21794,4336629366</text:p>
          </table:table-cell>
          <table:table-cell office:value-type="float" office:value="22420.5738807156">
            <text:p>22420,5738807156</text:p>
          </table:table-cell>
          <table:table-cell office:value-type="float" office:value="23688.0591465442">
            <text:p>23688,0591465442</text:p>
          </table:table-cell>
          <table:table-cell office:value-type="float" office:value="24450.1443050625">
            <text:p>24450,1443050625</text:p>
          </table:table-cell>
          <table:table-cell office:value-type="float" office:value="24626.9756754019">
            <text:p>24626,9756754019</text:p>
          </table:table-cell>
          <table:table-cell office:value-type="float" office:value="24710.5165239465">
            <text:p>24710,5165239465</text:p>
          </table:table-cell>
          <table:table-cell office:value-type="float" office:value="24990.3609392227">
            <text:p>24990,3609392227</text:p>
          </table:table-cell>
          <table:table-cell office:value-type="float" office:value="25790.7479813438">
            <text:p>25790,7479813438</text:p>
          </table:table-cell>
          <table:table-cell office:value-type="float" office:value="26504.734260523">
            <text:p>26504,734260523</text:p>
          </table:table-cell>
          <table:table-cell office:value-type="float" office:value="27261.2766251823">
            <text:p>27261,2766251823</text:p>
          </table:table-cell>
          <table:table-cell office:value-type="float" office:value="28128.5751368512">
            <text:p>28128,5751368512</text:p>
          </table:table-cell>
          <table:table-cell office:value-type="float" office:value="29294.2351298168">
            <text:p>29294,2351298168</text:p>
          </table:table-cell>
          <table:table-cell office:value-type="float" office:value="30264.1268256979">
            <text:p>30264,1268256979</text:p>
          </table:table-cell>
          <table:table-cell office:value-type="float" office:value="30839.278333373">
            <text:p>30839,278333373</text:p>
          </table:table-cell>
          <table:table-cell office:value-type="float" office:value="31292.0530946068">
            <text:p>31292,0530946068</text:p>
          </table:table-cell>
          <table:table-cell office:value-type="float" office:value="31531.6900203869">
            <text:p>31531,6900203869</text:p>
          </table:table-cell>
          <table:table-cell office:value-type="float" office:value="31243.6790226551">
            <text:p>31243,6790226551</text:p>
          </table:table-cell>
          <table:table-cell office:value-type="float" office:value="31909.2367105491">
            <text:p>31909,2367105491</text:p>
          </table:table-cell>
          <table:table-cell office:value-type="float" office:value="32829.8827518868">
            <text:p>32829,8827518868</text:p>
          </table:table-cell>
          <table:table-cell office:value-type="float" office:value="33242.8522991256">
            <text:p>33242,8522991256</text:p>
          </table:table-cell>
          <table:table-cell office:value-type="float" office:value="33835.0731328908">
            <text:p>33835,0731328908</text:p>
          </table:table-cell>
          <table:table-cell office:value-type="float" office:value="34371.9820181408">
            <text:p>34371,9820181408</text:p>
          </table:table-cell>
          <table:table-cell office:value-type="float" office:value="34902.2621269685">
            <text:p>34902,2621269685</text:p>
          </table:table-cell>
          <table:table-cell office:value-type="float" office:value="36180.7783332899">
            <text:p>36180,7783332899</text:p>
          </table:table-cell>
          <table:table-cell office:value-type="float" office:value="36801.2938105496">
            <text:p>36801,2938105496</text:p>
          </table:table-cell>
          <table:table-cell office:value-type="float" office:value="36837.8639859992">
            <text:p>36837,8639859992</text:p>
          </table:table-cell>
          <table:table-cell office:value-type="float" office:value="36729.9755411316">
            <text:p>36729,9755411316</text:p>
          </table:table-cell>
          <table:table-cell office:value-type="float" office:value="37070.3305155452">
            <text:p>37070,3305155452</text:p>
          </table:table-cell>
          <table:table-cell office:value-type="float" office:value="37238.9365291342">
            <text:p>37238,9365291342</text:p>
          </table:table-cell>
          <table:table-cell office:value-type="float" office:value="37872.1683558927">
            <text:p>37872,1683558927</text:p>
          </table:table-cell>
          <table:table-cell office:value-type="float" office:value="38236.7956108395">
            <text:p>38236,7956108395</text:p>
          </table:table-cell>
          <table:table-cell office:value-type="float" office:value="37585.3373525671">
            <text:p>37585,3373525671</text:p>
          </table:table-cell>
          <table:table-cell office:value-type="float" office:value="35363.4004619474">
            <text:p>35363,4004619474</text:p>
          </table:table-cell>
          <table:table-cell office:value-type="float" office:value="35849.3731979401">
            <text:p>35849,3731979401</text:p>
          </table:table-cell>
          <table:table-cell office:value-type="float" office:value="35994.1335816765">
            <text:p>35994,1335816765</text:p>
          </table:table-cell>
          <table:table-cell office:value-type="float" office:value="34885.2968955209">
            <text:p>34885,2968955209</text:p>
          </table:table-cell>
          <table:table-cell office:value-type="float" office:value="33887.2981674565">
            <text:p>33887,2981674565</text:p>
          </table:table-cell>
          <table:table-cell office:value-type="float" office:value="33615.9717818679">
            <text:p>33615,9717818679</text:p>
          </table:table-cell>
          <table:table-cell office:value-type="float" office:value="33968.7039603496">
            <text:p>33968,7039603496</text:p>
          </table:table-cell>
          <table:table-cell office:value-type="float" office:value="34318.4968180439">
            <text:p>34318,496818043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6" office:value-type="string">
            <text:p>..</text:p>
          </table:table-cell>
          <table:table-cell office:value-type="float" office:value="3788.4627079265">
            <text:p>3788,4627079265</text:p>
          </table:table-cell>
          <table:table-cell office:value-type="float" office:value="3808.2102154887">
            <text:p>3808,2102154887</text:p>
          </table:table-cell>
          <table:table-cell office:value-type="float" office:value="3977.1764223529">
            <text:p>3977,1764223529</text:p>
          </table:table-cell>
          <table:table-cell office:value-type="float" office:value="4144.8988927554">
            <text:p>4144,8988927554</text:p>
          </table:table-cell>
          <table:table-cell office:value-type="float" office:value="4580.6412067566">
            <text:p>4580,6412067566</text:p>
          </table:table-cell>
          <table:table-cell office:value-type="float" office:value="4622.6539041852">
            <text:p>4622,6539041852</text:p>
          </table:table-cell>
          <table:table-cell office:value-type="float" office:value="5368.2545727529">
            <text:p>5368,2545727529</text:p>
          </table:table-cell>
          <table:table-cell office:value-type="float" office:value="4991.5537037417">
            <text:p>4991,5537037417</text:p>
          </table:table-cell>
          <table:table-cell office:value-type="float" office:value="4705.4788831581">
            <text:p>4705,4788831581</text:p>
          </table:table-cell>
          <table:table-cell office:value-type="float" office:value="4624.6775354558">
            <text:p>4624,6775354558</text:p>
          </table:table-cell>
          <table:table-cell office:value-type="float" office:value="4257.6673140134">
            <text:p>4257,6673140134</text:p>
          </table:table-cell>
          <table:table-cell office:value-type="float" office:value="4096.337650989">
            <text:p>4096,337650989</text:p>
          </table:table-cell>
          <table:table-cell office:value-type="float" office:value="4045.2842847316">
            <text:p>4045,2842847316</text:p>
          </table:table-cell>
          <table:table-cell office:value-type="float" office:value="3951.6831176303">
            <text:p>3951,6831176303</text:p>
          </table:table-cell>
          <table:table-cell office:value-type="float" office:value="3673.590705858">
            <text:p>3673,590705858</text:p>
          </table:table-cell>
          <table:table-cell office:value-type="float" office:value="3711.2938597538">
            <text:p>3711,2938597538</text:p>
          </table:table-cell>
          <table:table-cell office:value-type="float" office:value="3724.1263876361">
            <text:p>3724,1263876361</text:p>
          </table:table-cell>
          <table:table-cell office:value-type="float" office:value="3731.2270909992">
            <text:p>3731,2270909992</text:p>
          </table:table-cell>
          <table:table-cell office:value-type="float" office:value="3617.5443955036">
            <text:p>3617,5443955036</text:p>
          </table:table-cell>
          <table:table-cell office:value-type="float" office:value="3466.4812136879">
            <text:p>3466,4812136879</text:p>
          </table:table-cell>
          <table:table-cell office:value-type="float" office:value="3497.2237153484">
            <text:p>3497,2237153484</text:p>
          </table:table-cell>
          <table:table-cell office:value-type="float" office:value="3743.9326621476">
            <text:p>3743,9326621476</text:p>
          </table:table-cell>
          <table:table-cell office:value-type="float" office:value="3869.5442113197">
            <text:p>3869,5442113197</text:p>
          </table:table-cell>
          <table:table-cell office:value-type="float" office:value="4122.6840658348">
            <text:p>4122,6840658348</text:p>
          </table:table-cell>
          <table:table-cell office:value-type="float" office:value="4266.5811782956">
            <text:p>4266,5811782956</text:p>
          </table:table-cell>
          <table:table-cell office:value-type="float" office:value="4437.412135134">
            <text:p>4437,412135134</text:p>
          </table:table-cell>
          <table:table-cell office:value-type="float" office:value="4484.4154772403">
            <text:p>4484,4154772403</text:p>
          </table:table-cell>
          <table:table-cell office:value-type="float" office:value="4860.5441639787">
            <text:p>4860,5441639787</text:p>
          </table:table-cell>
          <table:table-cell office:value-type="float" office:value="4880.1997911483">
            <text:p>4880,1997911483</text:p>
          </table:table-cell>
          <table:table-cell office:value-type="float" office:value="4946.86936233">
            <text:p>4946,86936233</text:p>
          </table:table-cell>
          <table:table-cell office:value-type="float" office:value="4893.8885534854">
            <text:p>4893,8885534854</text:p>
          </table:table-cell>
          <table:table-cell office:value-type="float" office:value="4791.6293296168">
            <text:p>4791,6293296168</text:p>
          </table:table-cell>
          <table:table-cell office:value-type="float" office:value="4635.7886506069">
            <text:p>4635,7886506069</text:p>
          </table:table-cell>
          <table:table-cell office:value-type="float" office:value="4642.5510643905">
            <text:p>4642,5510643905</text:p>
          </table:table-cell>
          <table:table-cell office:value-type="float" office:value="4644.596899744">
            <text:p>4644,596899744</text:p>
          </table:table-cell>
          <table:table-cell office:value-type="float" office:value="4671.638421916">
            <text:p>4671,638421916</text:p>
          </table:table-cell>
          <table:table-cell office:value-type="float" office:value="4732.3556832834">
            <text:p>4732,3556832834</text:p>
          </table:table-cell>
          <table:table-cell office:value-type="float" office:value="4874.9950410446">
            <text:p>4874,9950410446</text:p>
          </table:table-cell>
          <table:table-cell office:value-type="float" office:value="4910.0824899984">
            <text:p>4910,0824899984</text:p>
          </table:table-cell>
          <table:table-cell office:value-type="float" office:value="4925.2773876919">
            <text:p>4925,2773876919</text:p>
          </table:table-cell>
          <table:table-cell office:value-type="float" office:value="5039.4136338736">
            <text:p>5039,4136338736</text:p>
          </table:table-cell>
          <table:table-cell office:value-type="float" office:value="5083.6039913678">
            <text:p>5083,6039913678</text:p>
          </table:table-cell>
          <table:table-cell office:value-type="float" office:value="5015.8538381706">
            <text:p>5015,8538381706</text:p>
          </table:table-cell>
          <table:table-cell office:value-type="float" office:value="4774.4511891719">
            <text:p>4774,4511891719</text:p>
          </table:table-cell>
          <table:table-cell office:value-type="float" office:value="4682.5212481539">
            <text:p>4682,5212481539</text:p>
          </table:table-cell>
          <table:table-cell office:value-type="float" office:value="4742.9184133671">
            <text:p>4742,9184133671</text:p>
          </table:table-cell>
          <table:table-cell office:value-type="float" office:value="4694.2472587349">
            <text:p>4694,2472587349</text:p>
          </table:table-cell>
          <table:table-cell office:value-type="float" office:value="4699.7684574953">
            <text:p>4699,7684574953</text:p>
          </table:table-cell>
          <table:table-cell office:value-type="float" office:value="4714.8610997494">
            <text:p>4714,8610997494</text:p>
          </table:table-cell>
          <table:table-cell office:value-type="float" office:value="4740.6382336724">
            <text:p>4740,6382336724</text:p>
          </table:table-cell>
          <table:table-cell office:value-type="float" office:value="4790.0391065263">
            <text:p>4790,03910652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8607.657082266">
            <text:p>8607,657082266</text:p>
          </table:table-cell>
          <table:table-cell office:value-type="float" office:value="9396.2212144254">
            <text:p>9396,2212144254</text:p>
          </table:table-cell>
          <table:table-cell office:value-type="float" office:value="10138.3970143565">
            <text:p>10138,3970143565</text:p>
          </table:table-cell>
          <table:table-cell office:value-type="float" office:value="10886.1641110173">
            <text:p>10886,1641110173</text:p>
          </table:table-cell>
          <table:table-cell office:value-type="float" office:value="12031.295048261">
            <text:p>12031,295048261</text:p>
          </table:table-cell>
          <table:table-cell office:value-type="float" office:value="12595.389369783">
            <text:p>12595,389369783</text:p>
          </table:table-cell>
          <table:table-cell office:value-type="float" office:value="13808.6979425509">
            <text:p>13808,6979425509</text:p>
          </table:table-cell>
          <table:table-cell office:value-type="float" office:value="15196.6101831498">
            <text:p>15196,6101831498</text:p>
          </table:table-cell>
          <table:table-cell office:value-type="float" office:value="17097.2752949188">
            <text:p>17097,2752949188</text:p>
          </table:table-cell>
          <table:table-cell office:value-type="float" office:value="18837.1772607861">
            <text:p>18837,1772607861</text:p>
          </table:table-cell>
          <table:table-cell office:value-type="float" office:value="18435.4550759197">
            <text:p>18435,4550759197</text:p>
          </table:table-cell>
          <table:table-cell office:value-type="float" office:value="19054.8417235755">
            <text:p>19054,8417235755</text:p>
          </table:table-cell>
          <table:table-cell office:value-type="float" office:value="20370.6737658884">
            <text:p>20370,6737658884</text:p>
          </table:table-cell>
          <table:table-cell office:value-type="float" office:value="21825.5437203671">
            <text:p>21825,5437203671</text:p>
          </table:table-cell>
          <table:table-cell office:value-type="float" office:value="21150.496237282">
            <text:p>21150,496237282</text:p>
          </table:table-cell>
          <table:table-cell office:value-type="float" office:value="21458.0498204782">
            <text:p>21458,0498204782</text:p>
          </table:table-cell>
          <table:table-cell office:value-type="float" office:value="22146.5959787522">
            <text:p>22146,5959787522</text:p>
          </table:table-cell>
          <table:table-cell office:value-type="float" office:value="22897.1851447217">
            <text:p>22897,1851447217</text:p>
          </table:table-cell>
          <table:table-cell office:value-type="float" office:value="23887.1799631075">
            <text:p>23887,1799631075</text:p>
          </table:table-cell>
          <table:table-cell office:value-type="float" office:value="24985.7911749757">
            <text:p>24985,7911749757</text:p>
          </table:table-cell>
          <table:table-cell office:value-type="float" office:value="25489.1662121678">
            <text:p>25489,1662121678</text:p>
          </table:table-cell>
          <table:table-cell office:value-type="float" office:value="26358.3478868441">
            <text:p>26358,3478868441</text:p>
          </table:table-cell>
          <table:table-cell office:value-type="float" office:value="27064.101586876">
            <text:p>27064,101586876</text:p>
          </table:table-cell>
          <table:table-cell office:value-type="float" office:value="27703.0188976636">
            <text:p>27703,0188976636</text:p>
          </table:table-cell>
          <table:table-cell office:value-type="float" office:value="28756.6378284286">
            <text:p>28756,6378284286</text:p>
          </table:table-cell>
          <table:table-cell office:value-type="float" office:value="30391.52493438">
            <text:p>30391,52493438</text:p>
          </table:table-cell>
          <table:table-cell office:value-type="float" office:value="31062.0932461663">
            <text:p>31062,0932461663</text:p>
          </table:table-cell>
          <table:table-cell office:value-type="float" office:value="32179.2903983601">
            <text:p>32179,2903983601</text:p>
          </table:table-cell>
          <table:table-cell office:value-type="float" office:value="34332.258170346">
            <text:p>34332,258170346</text:p>
          </table:table-cell>
          <table:table-cell office:value-type="float" office:value="36028.1531266001">
            <text:p>36028,1531266001</text:p>
          </table:table-cell>
          <table:table-cell office:value-type="float" office:value="37906.1637024172">
            <text:p>37906,1637024172</text:p>
          </table:table-cell>
          <table:table-cell office:value-type="float" office:value="39044.9272685783">
            <text:p>39044,9272685783</text:p>
          </table:table-cell>
          <table:table-cell office:value-type="float" office:value="39267.1202427963">
            <text:p>39267,1202427963</text:p>
          </table:table-cell>
          <table:table-cell office:value-type="float" office:value="39237.3266924184">
            <text:p>39237,3266924184</text:p>
          </table:table-cell>
          <table:table-cell office:value-type="float" office:value="39441.5707298458">
            <text:p>39441,5707298458</text:p>
          </table:table-cell>
          <table:table-cell office:value-type="float" office:value="40368.7051086109">
            <text:p>40368,7051086109</text:p>
          </table:table-cell>
          <table:table-cell office:value-type="float" office:value="41514.8624950739">
            <text:p>41514,8624950739</text:p>
          </table:table-cell>
          <table:table-cell office:value-type="float" office:value="41861.9110380264">
            <text:p>41861,9110380264</text:p>
          </table:table-cell>
          <table:table-cell office:value-type="float" office:value="41277.0774763816">
            <text:p>41277,0774763816</text:p>
          </table:table-cell>
          <table:table-cell office:value-type="float" office:value="41097.9611955571">
            <text:p>41097,9611955571</text:p>
          </table:table-cell>
          <table:table-cell office:value-type="float" office:value="42169.6978757344">
            <text:p>42169,6978757344</text:p>
          </table:table-cell>
          <table:table-cell office:value-type="float" office:value="42239.1130886031">
            <text:p>42239,1130886031</text:p>
          </table:table-cell>
          <table:table-cell office:value-type="float" office:value="42190.778632681">
            <text:p>42190,778632681</text:p>
          </table:table-cell>
          <table:table-cell office:value-type="float" office:value="42743.9939102079">
            <text:p>42743,9939102079</text:p>
          </table:table-cell>
          <table:table-cell office:value-type="float" office:value="43671.6803574739">
            <text:p>43671,6803574739</text:p>
          </table:table-cell>
          <table:table-cell office:value-type="float" office:value="44393.6627400989">
            <text:p>44393,6627400989</text:p>
          </table:table-cell>
          <table:table-cell office:value-type="float" office:value="44995.5215075646">
            <text:p>44995,5215075646</text:p>
          </table:table-cell>
          <table:table-cell office:value-type="float" office:value="45687.3457507701">
            <text:p>45687,3457507701</text:p>
          </table:table-cell>
          <table:table-cell office:value-type="float" office:value="45165.8871619431">
            <text:p>45165,8871619431</text:p>
          </table:table-cell>
          <table:table-cell office:value-type="float" office:value="42724.5349112628">
            <text:p>42724,5349112628</text:p>
          </table:table-cell>
          <table:table-cell office:value-type="float" office:value="44507.6763859172">
            <text:p>44507,6763859172</text:p>
          </table:table-cell>
          <table:table-cell office:value-type="float" office:value="44538.7261906962">
            <text:p>44538,7261906962</text:p>
          </table:table-cell>
          <table:table-cell office:value-type="float" office:value="45276.8743354208">
            <text:p>45276,8743354208</text:p>
          </table:table-cell>
          <table:table-cell office:value-type="float" office:value="46249.2095886497">
            <text:p>46249,2095886497</text:p>
          </table:table-cell>
          <table:table-cell office:value-type="float" office:value="46484.1552668943">
            <text:p>46484,1552668943</text:p>
          </table:table-cell>
          <table:table-cell office:value-type="float" office:value="47163.4942109343">
            <text:p>47163,4942109343</text:p>
          </table:table-cell>
          <table:table-cell office:value-type="float" office:value="47660.8930390239">
            <text:p>47660,893039023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5" office:value-type="string">
            <text:p>..</text:p>
          </table:table-cell>
          <table:table-cell office:value-type="float" office:value="1663.0112796753">
            <text:p>1663,0112796753</text:p>
          </table:table-cell>
          <table:table-cell office:value-type="float" office:value="2011.5541877515">
            <text:p>2011,5541877515</text:p>
          </table:table-cell>
          <table:table-cell office:value-type="float" office:value="2087.3057213827">
            <text:p>2087,3057213827</text:p>
          </table:table-cell>
          <table:table-cell office:value-type="float" office:value="2459.6506091393">
            <text:p>2459,6506091393</text:p>
          </table:table-cell>
          <table:table-cell office:value-type="float" office:value="2608.0384524766">
            <text:p>2608,0384524766</text:p>
          </table:table-cell>
          <table:table-cell office:value-type="float" office:value="3006.1358983961">
            <text:p>3006,1358983961</text:p>
          </table:table-cell>
          <table:table-cell office:value-type="float" office:value="3036.6776926216">
            <text:p>3036,6776926216</text:p>
          </table:table-cell>
          <table:table-cell office:value-type="float" office:value="3135.4217658646">
            <text:p>3135,4217658646</text:p>
          </table:table-cell>
          <table:table-cell office:value-type="float" office:value="3068.6532884842">
            <text:p>3068,6532884842</text:p>
          </table:table-cell>
          <table:table-cell office:value-type="float" office:value="3198.3651456155">
            <text:p>3198,3651456155</text:p>
          </table:table-cell>
          <table:table-cell office:value-type="float" office:value="3176.8792767421">
            <text:p>3176,8792767421</text:p>
          </table:table-cell>
          <table:table-cell office:value-type="float" office:value="3269.5217779853">
            <text:p>3269,5217779853</text:p>
          </table:table-cell>
          <table:table-cell office:value-type="float" office:value="3238.7682608964">
            <text:p>3238,7682608964</text:p>
          </table:table-cell>
          <table:table-cell office:value-type="float" office:value="3056.8618102282">
            <text:p>3056,8618102282</text:p>
          </table:table-cell>
          <table:table-cell office:value-type="float" office:value="2534.7189841765">
            <text:p>2534,7189841765</text:p>
          </table:table-cell>
          <table:table-cell office:value-type="float" office:value="2440.3946252744">
            <text:p>2440,3946252744</text:p>
          </table:table-cell>
          <table:table-cell office:value-type="float" office:value="2357.2307381439">
            <text:p>2357,2307381439</text:p>
          </table:table-cell>
          <table:table-cell office:value-type="float" office:value="2645.8149826437">
            <text:p>2645,8149826437</text:p>
          </table:table-cell>
          <table:table-cell office:value-type="float" office:value="2622.1515376087">
            <text:p>2622,1515376087</text:p>
          </table:table-cell>
          <table:table-cell office:value-type="float" office:value="2623.5720615987">
            <text:p>2623,5720615987</text:p>
          </table:table-cell>
          <table:table-cell office:value-type="float" office:value="2678.0742591172">
            <text:p>2678,0742591172</text:p>
          </table:table-cell>
          <table:table-cell office:value-type="float" office:value="2650.809234371">
            <text:p>2650,809234371</text:p>
          </table:table-cell>
          <table:table-cell office:value-type="float" office:value="2672.8168516683">
            <text:p>2672,8168516683</text:p>
          </table:table-cell>
          <table:table-cell office:value-type="float" office:value="2699.4099524577">
            <text:p>2699,4099524577</text:p>
          </table:table-cell>
          <table:table-cell office:value-type="float" office:value="2743.0260301402">
            <text:p>2743,0260301402</text:p>
          </table:table-cell>
          <table:table-cell office:value-type="float" office:value="2810.0351483639">
            <text:p>2810,0351483639</text:p>
          </table:table-cell>
          <table:table-cell office:value-type="float" office:value="2906.6227529513">
            <text:p>2906,6227529513</text:p>
          </table:table-cell>
          <table:table-cell office:value-type="float" office:value="3020.0898463889">
            <text:p>3020,0898463889</text:p>
          </table:table-cell>
          <table:table-cell office:value-type="float" office:value="3082.0549454347">
            <text:p>3082,0549454347</text:p>
          </table:table-cell>
          <table:table-cell office:value-type="float" office:value="3262.1905771705">
            <text:p>3262,1905771705</text:p>
          </table:table-cell>
          <table:table-cell office:value-type="float" office:value="3417.7301367205">
            <text:p>3417,7301367205</text:p>
          </table:table-cell>
          <table:table-cell office:value-type="float" office:value="3557.3026857375">
            <text:p>3557,3026857375</text:p>
          </table:table-cell>
          <table:table-cell office:value-type="float" office:value="3687.2336449018">
            <text:p>3687,2336449018</text:p>
          </table:table-cell>
          <table:table-cell office:value-type="float" office:value="3773.1876747468">
            <text:p>3773,1876747468</text:p>
          </table:table-cell>
          <table:table-cell office:value-type="float" office:value="3786.5334807751">
            <text:p>3786,5334807751</text:p>
          </table:table-cell>
          <table:table-cell office:value-type="float" office:value="3679.1902746328">
            <text:p>3679,1902746328</text:p>
          </table:table-cell>
          <table:table-cell office:value-type="float" office:value="3578.7658086978">
            <text:p>3578,7658086978</text:p>
          </table:table-cell>
          <table:table-cell office:value-type="float" office:value="3481.6887418193">
            <text:p>3481,6887418193</text:p>
          </table:table-cell>
          <table:table-cell office:value-type="float" office:value="3401.0760369706">
            <text:p>3401,0760369706</text:p>
          </table:table-cell>
          <table:table-cell office:value-type="float" office:value="3348.826850552">
            <text:p>3348,826850552</text:p>
          </table:table-cell>
          <table:table-cell office:value-type="float" office:value="3297.8944116303">
            <text:p>3297,8944116303</text:p>
          </table:table-cell>
          <table:table-cell office:value-type="float" office:value="3258.4932401411">
            <text:p>3258,49324014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5890.27604343">
            <text:p>5890,27604343</text:p>
          </table:table-cell>
          <table:table-cell office:value-type="float" office:value="5209.6815995249">
            <text:p>5209,6815995249</text:p>
          </table:table-cell>
          <table:table-cell office:value-type="float" office:value="4936.9912513304">
            <text:p>4936,9912513304</text:p>
          </table:table-cell>
          <table:table-cell office:value-type="float" office:value="4512.620204002">
            <text:p>4512,620204002</text:p>
          </table:table-cell>
          <table:table-cell office:value-type="float" office:value="4001.6692805898">
            <text:p>4001,6692805898</text:p>
          </table:table-cell>
          <table:table-cell office:value-type="float" office:value="3738.4694732997">
            <text:p>3738,4694732997</text:p>
          </table:table-cell>
          <table:table-cell office:value-type="float" office:value="3814.4993269541">
            <text:p>3814,4993269541</text:p>
          </table:table-cell>
          <table:table-cell office:value-type="float" office:value="3941.1248478658">
            <text:p>3941,1248478658</text:p>
          </table:table-cell>
          <table:table-cell office:value-type="float" office:value="3933.5577676301">
            <text:p>3933,5577676301</text:p>
          </table:table-cell>
          <table:table-cell office:value-type="float" office:value="4078.4267926138">
            <text:p>4078,4267926138</text:p>
          </table:table-cell>
          <table:table-cell office:value-type="float" office:value="4491.5918233306">
            <text:p>4491,5918233306</text:p>
          </table:table-cell>
          <table:table-cell office:value-type="float" office:value="5106.6341670104">
            <text:p>5106,6341670104</text:p>
          </table:table-cell>
          <table:table-cell office:value-type="float" office:value="5606.8529974173">
            <text:p>5606,8529974173</text:p>
          </table:table-cell>
          <table:table-cell office:value-type="float" office:value="6107.709259303">
            <text:p>6107,709259303</text:p>
          </table:table-cell>
          <table:table-cell office:value-type="float" office:value="6647.6921295006">
            <text:p>6647,6921295006</text:p>
          </table:table-cell>
          <table:table-cell office:value-type="float" office:value="7227.9829489892">
            <text:p>7227,9829489892</text:p>
          </table:table-cell>
          <table:table-cell office:value-type="float" office:value="7917.1953423569">
            <text:p>7917,1953423569</text:p>
          </table:table-cell>
          <table:table-cell office:value-type="float" office:value="8523.7662045862">
            <text:p>8523,7662045862</text:p>
          </table:table-cell>
          <table:table-cell office:value-type="float" office:value="8698.4236536223">
            <text:p>8698,4236536223</text:p>
          </table:table-cell>
          <table:table-cell office:value-type="float" office:value="8573.7727591073">
            <text:p>8573,7727591073</text:p>
          </table:table-cell>
          <table:table-cell office:value-type="float" office:value="9070.6499719999">
            <text:p>9070,6499719999</text:p>
          </table:table-cell>
          <table:table-cell office:value-type="float" office:value="9603.5932504271">
            <text:p>9603,5932504271</text:p>
          </table:table-cell>
          <table:table-cell office:value-type="float" office:value="9923.8146200552">
            <text:p>9923,8146200552</text:p>
          </table:table-cell>
          <table:table-cell office:value-type="float" office:value="10368.6666778929">
            <text:p>10368,6666778929</text:p>
          </table:table-cell>
          <table:table-cell office:value-type="float" office:value="10645.456264957">
            <text:p>10645,456264957</text:p>
          </table:table-cell>
          <table:table-cell office:value-type="float" office:value="10616.6758083019">
            <text:p>10616,6758083019</text:p>
          </table:table-cell>
          <table:table-cell office:value-type="float" office:value="10582.4974771966">
            <text:p>10582,497477196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38.4429935395">
            <text:p>538,4429935395</text:p>
          </table:table-cell>
          <table:table-cell office:value-type="float" office:value="481.3772692282">
            <text:p>481,3772692282</text:p>
          </table:table-cell>
          <table:table-cell office:value-type="float" office:value="510.5668493135">
            <text:p>510,5668493135</text:p>
          </table:table-cell>
          <table:table-cell office:value-type="float" office:value="537.9641297889">
            <text:p>537,9641297889</text:p>
          </table:table-cell>
          <table:table-cell office:value-type="float" office:value="546.7655812503">
            <text:p>546,7655812503</text:p>
          </table:table-cell>
          <table:table-cell office:value-type="float" office:value="539.8793881537">
            <text:p>539,8793881537</text:p>
          </table:table-cell>
          <table:table-cell office:value-type="float" office:value="599.356019374">
            <text:p>599,356019374</text:p>
          </table:table-cell>
          <table:table-cell office:value-type="float" office:value="599.2481228882">
            <text:p>599,2481228882</text:p>
          </table:table-cell>
          <table:table-cell office:value-type="float" office:value="625.6573322193">
            <text:p>625,6573322193</text:p>
          </table:table-cell>
          <table:table-cell office:value-type="float" office:value="652.7398980621">
            <text:p>652,7398980621</text:p>
          </table:table-cell>
          <table:table-cell office:value-type="float" office:value="601.0707780123">
            <text:p>601,0707780123</text:p>
          </table:table-cell>
          <table:table-cell office:value-type="float" office:value="708.8376719869">
            <text:p>708,8376719869</text:p>
          </table:table-cell>
          <table:table-cell office:value-type="float" office:value="800.6872789798">
            <text:p>800,6872789798</text:p>
          </table:table-cell>
          <table:table-cell office:value-type="float" office:value="817.6745026354">
            <text:p>817,6745026354</text:p>
          </table:table-cell>
          <table:table-cell office:value-type="float" office:value="820.2961273171">
            <text:p>820,2961273171</text:p>
          </table:table-cell>
          <table:table-cell office:value-type="float" office:value="797.5259243304">
            <text:p>797,5259243304</text:p>
          </table:table-cell>
          <table:table-cell office:value-type="float" office:value="785.0144796744">
            <text:p>785,0144796744</text:p>
          </table:table-cell>
          <table:table-cell office:value-type="float" office:value="827.7890766227">
            <text:p>827,7890766227</text:p>
          </table:table-cell>
          <table:table-cell office:value-type="float" office:value="852.4623003645">
            <text:p>852,4623003645</text:p>
          </table:table-cell>
          <table:table-cell office:value-type="float" office:value="883.4167266463">
            <text:p>883,4167266463</text:p>
          </table:table-cell>
          <table:table-cell office:value-type="float" office:value="898.0629670526">
            <text:p>898,0629670526</text:p>
          </table:table-cell>
          <table:table-cell office:value-type="float" office:value="897.0656596424">
            <text:p>897,0656596424</text:p>
          </table:table-cell>
          <table:table-cell office:value-type="float" office:value="876.4706465329">
            <text:p>876,4706465329</text:p>
          </table:table-cell>
          <table:table-cell office:value-type="float" office:value="854.8410929985">
            <text:p>854,8410929985</text:p>
          </table:table-cell>
          <table:table-cell office:value-type="float" office:value="837.7696339497">
            <text:p>837,7696339497</text:p>
          </table:table-cell>
          <table:table-cell office:value-type="float" office:value="842.0729916905">
            <text:p>842,0729916905</text:p>
          </table:table-cell>
          <table:table-cell office:value-type="float" office:value="870.2986592058">
            <text:p>870,2986592058</text:p>
          </table:table-cell>
          <table:table-cell office:value-type="float" office:value="889.6341271129">
            <text:p>889,6341271129</text:p>
          </table:table-cell>
          <table:table-cell office:value-type="float" office:value="912.3289227653">
            <text:p>912,3289227653</text:p>
          </table:table-cell>
          <table:table-cell office:value-type="float" office:value="922.9814262491">
            <text:p>922,9814262491</text:p>
          </table:table-cell>
          <table:table-cell office:value-type="float" office:value="930.0530263917">
            <text:p>930,0530263917</text:p>
          </table:table-cell>
          <table:table-cell office:value-type="float" office:value="913.1101713746">
            <text:p>913,1101713746</text:p>
          </table:table-cell>
          <table:table-cell office:value-type="float" office:value="877.3498133613">
            <text:p>877,3498133613</text:p>
          </table:table-cell>
          <table:table-cell office:value-type="float" office:value="853.435578894">
            <text:p>853,435578894</text:p>
          </table:table-cell>
          <table:table-cell office:value-type="float" office:value="849.6962675472">
            <text:p>849,6962675472</text:p>
          </table:table-cell>
          <table:table-cell office:value-type="float" office:value="861.2490910264">
            <text:p>861,2490910264</text:p>
          </table:table-cell>
          <table:table-cell office:value-type="float" office:value="871.4299536147">
            <text:p>871,4299536147</text:p>
          </table:table-cell>
          <table:table-cell office:value-type="float" office:value="851.1835718513">
            <text:p>851,1835718513</text:p>
          </table:table-cell>
          <table:table-cell office:value-type="float" office:value="855.0996492677">
            <text:p>855,0996492677</text:p>
          </table:table-cell>
          <table:table-cell office:value-type="float" office:value="851.0677570432">
            <text:p>851,0677570432</text:p>
          </table:table-cell>
          <table:table-cell office:value-type="float" office:value="833.0298131721">
            <text:p>833,0298131721</text:p>
          </table:table-cell>
          <table:table-cell office:value-type="float" office:value="841.2205498993">
            <text:p>841,2205498993</text:p>
          </table:table-cell>
          <table:table-cell office:value-type="float" office:value="823.0919430837">
            <text:p>823,0919430837</text:p>
          </table:table-cell>
          <table:table-cell office:value-type="float" office:value="824.4701521861">
            <text:p>824,4701521861</text:p>
          </table:table-cell>
          <table:table-cell office:value-type="float" office:value="843.2293708516">
            <text:p>843,2293708516</text:p>
          </table:table-cell>
          <table:table-cell office:value-type="float" office:value="868.9228204743">
            <text:p>868,9228204743</text:p>
          </table:table-cell>
          <table:table-cell office:value-type="float" office:value="900.1005646706">
            <text:p>900,1005646706</text:p>
          </table:table-cell>
          <table:table-cell office:value-type="float" office:value="935.6565083451">
            <text:p>935,6565083451</text:p>
          </table:table-cell>
          <table:table-cell office:value-type="float" office:value="912.3767191976">
            <text:p>912,3767191976</text:p>
          </table:table-cell>
          <table:table-cell office:value-type="float" office:value="917.0438267254">
            <text:p>917,0438267254</text:p>
          </table:table-cell>
          <table:table-cell office:value-type="float" office:value="967.3400773413">
            <text:p>967,3400773413</text:p>
          </table:table-cell>
          <table:table-cell office:value-type="float" office:value="998.99839081">
            <text:p>998,99839081</text:p>
          </table:table-cell>
          <table:table-cell office:value-type="float" office:value="1016.8277009739">
            <text:p>1016,8277009739</text:p>
          </table:table-cell>
          <table:table-cell office:value-type="float" office:value="1048.26920551">
            <text:p>1048,26920551</text:p>
          </table:table-cell>
          <table:table-cell office:value-type="float" office:value="1075.63876294">
            <text:p>1075,63876294</text:p>
          </table:table-cell>
          <table:table-cell office:value-type="float" office:value="1107.9180561176">
            <text:p>1107,9180561176</text:p>
          </table:table-cell>
          <table:table-cell office:value-type="float" office:value="1143.0653734013">
            <text:p>1143,06537340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2404.5574727535">
            <text:p>2404,5574727535</text:p>
          </table:table-cell>
          <table:table-cell office:value-type="float" office:value="2311.2404411662">
            <text:p>2311,2404411662</text:p>
          </table:table-cell>
          <table:table-cell office:value-type="float" office:value="2551.2384938501">
            <text:p>2551,2384938501</text:p>
          </table:table-cell>
          <table:table-cell office:value-type="float" office:value="3039.8135421244">
            <text:p>3039,8135421244</text:p>
          </table:table-cell>
          <table:table-cell office:value-type="float" office:value="4353.9033621319">
            <text:p>4353,9033621319</text:p>
          </table:table-cell>
          <table:table-cell office:value-type="float" office:value="4520.9990162146">
            <text:p>4520,9990162146</text:p>
          </table:table-cell>
          <table:table-cell office:value-type="float" office:value="3263.0176370798">
            <text:p>3263,0176370798</text:p>
          </table:table-cell>
          <table:table-cell office:value-type="float" office:value="3066.8683103121">
            <text:p>3066,8683103121</text:p>
          </table:table-cell>
          <table:table-cell office:value-type="float" office:value="3053.56916773">
            <text:p>3053,56916773</text:p>
          </table:table-cell>
          <table:table-cell office:value-type="float" office:value="2660.8661971793">
            <text:p>2660,8661971793</text:p>
          </table:table-cell>
          <table:table-cell office:value-type="float" office:value="2190.4304933324">
            <text:p>2190,4304933324</text:p>
          </table:table-cell>
          <table:table-cell office:value-type="float" office:value="2090.0531013183">
            <text:p>2090,0531013183</text:p>
          </table:table-cell>
          <table:table-cell office:value-type="float" office:value="2204.1160037119">
            <text:p>2204,1160037119</text:p>
          </table:table-cell>
          <table:table-cell office:value-type="float" office:value="2156.4653051832">
            <text:p>2156,4653051832</text:p>
          </table:table-cell>
          <table:table-cell office:value-type="float" office:value="2224.8982207277">
            <text:p>2224,8982207277</text:p>
          </table:table-cell>
          <table:table-cell office:value-type="float" office:value="2030.8103533248">
            <text:p>2030,8103533248</text:p>
          </table:table-cell>
          <table:table-cell office:value-type="float" office:value="1967.4556162929">
            <text:p>1967,4556162929</text:p>
          </table:table-cell>
          <table:table-cell office:value-type="float" office:value="1740.7945070252">
            <text:p>1740,7945070252</text:p>
          </table:table-cell>
          <table:table-cell office:value-type="float" office:value="1849.9748052435">
            <text:p>1849,9748052435</text:p>
          </table:table-cell>
          <table:table-cell office:value-type="float" office:value="1743.3356927806">
            <text:p>1743,3356927806</text:p>
          </table:table-cell>
          <table:table-cell office:value-type="float" office:value="1691.1364030115">
            <text:p>1691,1364030115</text:p>
          </table:table-cell>
          <table:table-cell office:value-type="float" office:value="1661.5816718435">
            <text:p>1661,5816718435</text:p>
          </table:table-cell>
          <table:table-cell office:value-type="float" office:value="1652.1923148689">
            <text:p>1652,1923148689</text:p>
          </table:table-cell>
          <table:table-cell office:value-type="float" office:value="1645.649905123">
            <text:p>1645,649905123</text:p>
          </table:table-cell>
          <table:table-cell office:value-type="float" office:value="1653.2373533297">
            <text:p>1653,2373533297</text:p>
          </table:table-cell>
          <table:table-cell office:value-type="float" office:value="1630.713509805">
            <text:p>1630,713509805</text:p>
          </table:table-cell>
          <table:table-cell office:value-type="float" office:value="1633.616245305">
            <text:p>1633,616245305</text:p>
          </table:table-cell>
          <table:table-cell office:value-type="float" office:value="1634.3928092814">
            <text:p>1634,3928092814</text:p>
          </table:table-cell>
          <table:table-cell office:value-type="float" office:value="1712.3940750947">
            <text:p>1712,3940750947</text:p>
          </table:table-cell>
          <table:table-cell office:value-type="float" office:value="1657.273351407">
            <text:p>1657,273351407</text:p>
          </table:table-cell>
          <table:table-cell office:value-type="float" office:value="1730.8120829963">
            <text:p>1730,8120829963</text:p>
          </table:table-cell>
          <table:table-cell office:value-type="float" office:value="1676.5185390557">
            <text:p>1676,5185390557</text:p>
          </table:table-cell>
          <table:table-cell office:value-type="float" office:value="1710.4324134946">
            <text:p>1710,4324134946</text:p>
          </table:table-cell>
          <table:table-cell office:value-type="float" office:value="1714.2880128588">
            <text:p>1714,2880128588</text:p>
          </table:table-cell>
          <table:table-cell office:value-type="float" office:value="1655.6805049873">
            <text:p>1655,6805049873</text:p>
          </table:table-cell>
          <table:table-cell office:value-type="float" office:value="1704.1055741493">
            <text:p>1704,1055741493</text:p>
          </table:table-cell>
          <table:table-cell office:value-type="float" office:value="1642.7342913336">
            <text:p>1642,7342913336</text:p>
          </table:table-cell>
          <table:table-cell office:value-type="float" office:value="1643.1567355209">
            <text:p>1643,1567355209</text:p>
          </table:table-cell>
          <table:table-cell office:value-type="float" office:value="1577.9197859066">
            <text:p>1577,9197859066</text:p>
          </table:table-cell>
          <table:table-cell office:value-type="float" office:value="1549.0046320581">
            <text:p>1549,0046320581</text:p>
          </table:table-cell>
          <table:table-cell office:value-type="float" office:value="1493.1605100395">
            <text:p>1493,1605100395</text:p>
          </table:table-cell>
          <table:table-cell office:value-type="float" office:value="1471.5524860414">
            <text:p>1471,5524860414</text:p>
          </table:table-cell>
          <table:table-cell office:value-type="float" office:value="1519.4803566361">
            <text:p>1519,4803566361</text:p>
          </table:table-cell>
          <table:table-cell office:value-type="float" office:value="1578.8755534086">
            <text:p>1578,8755534086</text:p>
          </table:table-cell>
          <table:table-cell office:value-type="float" office:value="1565.2429735483">
            <text:p>1565,2429735483</text:p>
          </table:table-cell>
          <table:table-cell office:value-type="float" office:value="1696.466302751">
            <text:p>1696,466302751</text:p>
          </table:table-cell>
          <table:table-cell office:value-type="float" office:value="1685.9922581543">
            <text:p>1685,99225815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orea, Dem. Peopleï¾’s Rep.</text:p>
          </table:table-cell>
          <table:table-cell office:value-type="string">
            <text:p>PRK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KO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944.2924483472">
            <text:p>944,2924483472</text:p>
          </table:table-cell>
          <table:table-cell office:value-type="float" office:value="979.7745335168">
            <text:p>979,7745335168</text:p>
          </table:table-cell>
          <table:table-cell office:value-type="float" office:value="988.7088973193">
            <text:p>988,7088973193</text:p>
          </table:table-cell>
          <table:table-cell office:value-type="float" office:value="1049.9256058683">
            <text:p>1049,9256058683</text:p>
          </table:table-cell>
          <table:table-cell office:value-type="float" office:value="1119.5741438319">
            <text:p>1119,5741438319</text:p>
          </table:table-cell>
          <table:table-cell office:value-type="float" office:value="1169.8796320987">
            <text:p>1169,8796320987</text:p>
          </table:table-cell>
          <table:table-cell office:value-type="float" office:value="1277.5428825095">
            <text:p>1277,5428825095</text:p>
          </table:table-cell>
          <table:table-cell office:value-type="float" office:value="1361.841748685">
            <text:p>1361,841748685</text:p>
          </table:table-cell>
          <table:table-cell office:value-type="float" office:value="1506.0947205361">
            <text:p>1506,0947205361</text:p>
          </table:table-cell>
          <table:table-cell office:value-type="float" office:value="1686.4915844221">
            <text:p>1686,4915844221</text:p>
          </table:table-cell>
          <table:table-cell office:value-type="float" office:value="1815.0177529679">
            <text:p>1815,0177529679</text:p>
          </table:table-cell>
          <table:table-cell office:value-type="float" office:value="1965.6387332977">
            <text:p>1965,6387332977</text:p>
          </table:table-cell>
          <table:table-cell office:value-type="float" office:value="2067.0520475836">
            <text:p>2067,0520475836</text:p>
          </table:table-cell>
          <table:table-cell office:value-type="float" office:value="2331.9429937378">
            <text:p>2331,9429937378</text:p>
          </table:table-cell>
          <table:table-cell office:value-type="float" office:value="2509.2194989639">
            <text:p>2509,2194989639</text:p>
          </table:table-cell>
          <table:table-cell office:value-type="float" office:value="2661.3891107867">
            <text:p>2661,3891107867</text:p>
          </table:table-cell>
          <table:table-cell office:value-type="float" office:value="2962.7528149935">
            <text:p>2962,7528149935</text:p>
          </table:table-cell>
          <table:table-cell office:value-type="float" office:value="3275.0501527607">
            <text:p>3275,0501527607</text:p>
          </table:table-cell>
          <table:table-cell office:value-type="float" office:value="3573.2214474536">
            <text:p>3573,2214474536</text:p>
          </table:table-cell>
          <table:table-cell office:value-type="float" office:value="3823.0021832662">
            <text:p>3823,0021832662</text:p>
          </table:table-cell>
          <table:table-cell office:value-type="float" office:value="3699.8499102724">
            <text:p>3699,8499102724</text:p>
          </table:table-cell>
          <table:table-cell office:value-type="float" office:value="3904.1280135138">
            <text:p>3904,1280135138</text:p>
          </table:table-cell>
          <table:table-cell office:value-type="float" office:value="4161.9832725167">
            <text:p>4161,9832725167</text:p>
          </table:table-cell>
          <table:table-cell office:value-type="float" office:value="4644.1437462986">
            <text:p>4644,1437462986</text:p>
          </table:table-cell>
          <table:table-cell office:value-type="float" office:value="5066.2221070734">
            <text:p>5066,2221070734</text:p>
          </table:table-cell>
          <table:table-cell office:value-type="float" office:value="5405.3542761125">
            <text:p>5405,3542761125</text:p>
          </table:table-cell>
          <table:table-cell office:value-type="float" office:value="5952.549011685">
            <text:p>5952,549011685</text:p>
          </table:table-cell>
          <table:table-cell office:value-type="float" office:value="6629.0415219247">
            <text:p>6629,0415219247</text:p>
          </table:table-cell>
          <table:table-cell office:value-type="float" office:value="7345.9264215352">
            <text:p>7345,9264215352</text:p>
          </table:table-cell>
          <table:table-cell office:value-type="float" office:value="7784.9413548964">
            <text:p>7784,9413548964</text:p>
          </table:table-cell>
          <table:table-cell office:value-type="float" office:value="8464.9370501166">
            <text:p>8464,9370501166</text:p>
          </table:table-cell>
          <table:table-cell office:value-type="float" office:value="9249.3887920015">
            <text:p>9249,3887920015</text:p>
          </table:table-cell>
          <table:table-cell office:value-type="float" office:value="9719.0620043864">
            <text:p>9719,0620043864</text:p>
          </table:table-cell>
          <table:table-cell office:value-type="float" office:value="10279.5472758828">
            <text:p>10279,5472758828</text:p>
          </table:table-cell>
          <table:table-cell office:value-type="float" office:value="11113.5130969854">
            <text:p>11113,5130969854</text:p>
          </table:table-cell>
          <table:table-cell office:value-type="float" office:value="12055.2312884405">
            <text:p>12055,2312884405</text:p>
          </table:table-cell>
          <table:table-cell office:value-type="float" office:value="12847.770996661">
            <text:p>12847,770996661</text:p>
          </table:table-cell>
          <table:table-cell office:value-type="float" office:value="13481.6261712846">
            <text:p>13481,6261712846</text:p>
          </table:table-cell>
          <table:table-cell office:value-type="float" office:value="12652.3534853386">
            <text:p>12652,3534853386</text:p>
          </table:table-cell>
          <table:table-cell office:value-type="float" office:value="13983.4128290361">
            <text:p>13983,4128290361</text:p>
          </table:table-cell>
          <table:table-cell office:value-type="float" office:value="15104.5215176462">
            <text:p>15104,5215176462</text:p>
          </table:table-cell>
          <table:table-cell office:value-type="float" office:value="15667.3784594262">
            <text:p>15667,3784594262</text:p>
          </table:table-cell>
          <table:table-cell office:value-type="float" office:value="16734.8456640213">
            <text:p>16734,8456640213</text:p>
          </table:table-cell>
          <table:table-cell office:value-type="float" office:value="17136.6615671131">
            <text:p>17136,6615671131</text:p>
          </table:table-cell>
          <table:table-cell office:value-type="float" office:value="17905.2257914499">
            <text:p>17905,2257914499</text:p>
          </table:table-cell>
          <table:table-cell office:value-type="float" office:value="18568.3628147064">
            <text:p>18568,3628147064</text:p>
          </table:table-cell>
          <table:table-cell office:value-type="float" office:value="19427.1898414365">
            <text:p>19427,1898414365</text:p>
          </table:table-cell>
          <table:table-cell office:value-type="float" office:value="20385.3200379602">
            <text:p>20385,3200379602</text:p>
          </table:table-cell>
          <table:table-cell office:value-type="float" office:value="20803.5005404023">
            <text:p>20803,5005404023</text:p>
          </table:table-cell>
          <table:table-cell office:value-type="float" office:value="20843.1348004932">
            <text:p>20843,1348004932</text:p>
          </table:table-cell>
          <table:table-cell office:value-type="float" office:value="22086.9529193201">
            <text:p>22086,9529193201</text:p>
          </table:table-cell>
          <table:table-cell office:value-type="float" office:value="22724.7055707813">
            <text:p>22724,7055707813</text:p>
          </table:table-cell>
          <table:table-cell office:value-type="float" office:value="23123.7613575514">
            <text:p>23123,7613575514</text:p>
          </table:table-cell>
          <table:table-cell office:value-type="float" office:value="23685.4067110429">
            <text:p>23685,4067110429</text:p>
          </table:table-cell>
          <table:table-cell office:value-type="float" office:value="24323.5728375795">
            <text:p>24323,5728375795</text:p>
          </table:table-cell>
          <table:table-cell office:value-type="float" office:value="24870.7708964387">
            <text:p>24870,7708964387</text:p>
          </table:table-cell>
          <table:table-cell office:value-type="float" office:value="25458.8870089242">
            <text:p>25458,887008924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0" office:value-type="string">
            <text:p>..</text:p>
          </table:table-cell>
          <table:table-cell office:value-type="float" office:value="1919.8378326109">
            <text:p>1919,8378326109</text:p>
          </table:table-cell>
          <table:table-cell office:value-type="float" office:value="2436.0396711148">
            <text:p>2436,0396711148</text:p>
          </table:table-cell>
          <table:table-cell office:value-type="float" office:value="2417.3216290941">
            <text:p>2417,3216290941</text:p>
          </table:table-cell>
          <table:table-cell office:value-type="float" office:value="2560.1424475228">
            <text:p>2560,1424475228</text:p>
          </table:table-cell>
          <table:table-cell office:value-type="float" office:value="2625.2350857984">
            <text:p>2625,2350857984</text:p>
          </table:table-cell>
          <table:table-cell office:value-type="float" office:value="2781.731837478">
            <text:p>2781,731837478</text:p>
          </table:table-cell>
          <table:table-cell office:value-type="float" office:value="2883.7386395177">
            <text:p>2883,7386395177</text:p>
          </table:table-cell>
          <table:table-cell office:value-type="float" office:value="3069.0980572927">
            <text:p>3069,0980572927</text:p>
          </table:table-cell>
          <table:table-cell office:value-type="float" office:value="3125.0680894871">
            <text:p>3125,0680894871</text:p>
          </table:table-cell>
          <table:table-cell office:value-type="float" office:value="3203.6628854738">
            <text:p>3203,6628854738</text:p>
          </table:table-cell>
          <table:table-cell office:value-type="float" office:value="3283.2119384317">
            <text:p>3283,2119384317</text:p>
          </table:table-cell>
          <table:table-cell office:value-type="float" office:value="3405.5009112345">
            <text:p>3405,5009112345</text:p>
          </table:table-cell>
          <table:table-cell office:value-type="float" office:value="3473.6023960584">
            <text:p>3473,6023960584</text:p>
          </table:table-cell>
          <table:table-cell office:value-type="float" office:value="3555.8812584559">
            <text:p>3555,8812584559</text:p>
          </table:table-cell>
          <table:table-cell office:value-type="float" office:value="3603.7548347691">
            <text:p>3603,7548347691</text:p>
          </table:table-cell>
          <table:table-cell office:value-type="float" office:value="3792.2917529995">
            <text:p>3792,2917529995</text:p>
          </table:table-cell>
          <table:table-cell office:value-type="float" office:value="3890.0680961502">
            <text:p>3890,068096150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41473.3284370398">
            <text:p>41473,3284370398</text:p>
          </table:table-cell>
          <table:table-cell office:value-type="float" office:value="41185.0399212941">
            <text:p>41185,0399212941</text:p>
          </table:table-cell>
          <table:table-cell office:value-type="float" office:value="40147.4206231383">
            <text:p>40147,4206231383</text:p>
          </table:table-cell>
          <table:table-cell office:value-type="float" office:value="38874.5098297967">
            <text:p>38874,5098297967</text:p>
          </table:table-cell>
          <table:table-cell office:value-type="float" office:value="35824.1351032368">
            <text:p>35824,1351032368</text:p>
          </table:table-cell>
          <table:table-cell office:value-type="float" office:value="35792.7097863038">
            <text:p>35792,7097863038</text:p>
          </table:table-cell>
          <table:table-cell office:value-type="float" office:value="35051.8022559136">
            <text:p>35051,8022559136</text:p>
          </table:table-cell>
          <table:table-cell office:value-type="float" office:value="35522.7273695884">
            <text:p>35522,7273695884</text:p>
          </table:table-cell>
          <table:table-cell office:value-type="float" office:value="41189.4631833748">
            <text:p>41189,4631833748</text:p>
          </table:table-cell>
          <table:table-cell office:value-type="float" office:value="44820.2000238126">
            <text:p>44820,2000238126</text:p>
          </table:table-cell>
          <table:table-cell office:value-type="float" office:value="47847.8235910685">
            <text:p>47847,8235910685</text:p>
          </table:table-cell>
          <table:table-cell office:value-type="float" office:value="49268.2631186018">
            <text:p>49268,2631186018</text:p>
          </table:table-cell>
          <table:table-cell office:value-type="float" office:value="49588.7642751449">
            <text:p>49588,7642751449</text:p>
          </table:table-cell>
          <table:table-cell office:value-type="float" office:value="47965.0088277919">
            <text:p>47965,0088277919</text:p>
          </table:table-cell>
          <table:table-cell office:value-type="float" office:value="41936.8167711931">
            <text:p>41936,8167711931</text:p>
          </table:table-cell>
          <table:table-cell office:value-type="float" office:value="38497.6169579293">
            <text:p>38497,6169579293</text:p>
          </table:table-cell>
          <table:table-cell office:value-type="float" office:value="39652.1711776107">
            <text:p>39652,1711776107</text:p>
          </table:table-cell>
          <table:table-cell office:value-type="float" office:value="39733.2891914042">
            <text:p>39733,2891914042</text:p>
          </table:table-cell>
          <table:table-cell office:value-type="float" office:value="37924.4724387343">
            <text:p>37924,4724387343</text:p>
          </table:table-cell>
          <table:table-cell office:value-type="float" office:value="36259.3919430869">
            <text:p>36259,3919430869</text:p>
          </table:table-cell>
          <table:table-cell office:value-type="float" office:value="35053.5908361253">
            <text:p>35053,5908361253</text:p>
          </table:table-cell>
          <table:table-cell office:value-type="float" office:value="35250.9145753869">
            <text:p>35250,91457538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6" office:value-type="string">
            <text:p>..</text:p>
          </table:table-cell>
          <table:table-cell office:value-type="float" office:value="931.4579971879">
            <text:p>931,4579971879</text:p>
          </table:table-cell>
          <table:table-cell office:value-type="float" office:value="944.0643941223">
            <text:p>944,0643941223</text:p>
          </table:table-cell>
          <table:table-cell office:value-type="float" office:value="1049.9848307214">
            <text:p>1049,9848307214</text:p>
          </table:table-cell>
          <table:table-cell office:value-type="float" office:value="1056.9521116447">
            <text:p>1056,9521116447</text:p>
          </table:table-cell>
          <table:table-cell office:value-type="float" office:value="1095.9326280524">
            <text:p>1095,9326280524</text:p>
          </table:table-cell>
          <table:table-cell office:value-type="float" office:value="993.5097249826">
            <text:p>993,5097249826</text:p>
          </table:table-cell>
          <table:table-cell office:value-type="float" office:value="845.7096066368">
            <text:p>845,7096066368</text:p>
          </table:table-cell>
          <table:table-cell office:value-type="float" office:value="714.7628299747">
            <text:p>714,7628299747</text:p>
          </table:table-cell>
          <table:table-cell office:value-type="float" office:value="571.4039968318">
            <text:p>571,4039968318</text:p>
          </table:table-cell>
          <table:table-cell office:value-type="float" office:value="535.0439645632">
            <text:p>535,0439645632</text:p>
          </table:table-cell>
          <table:table-cell office:value-type="float" office:value="564.5314540617">
            <text:p>564,5314540617</text:p>
          </table:table-cell>
          <table:table-cell office:value-type="float" office:value="611.5212858798">
            <text:p>611,5212858798</text:p>
          </table:table-cell>
          <table:table-cell office:value-type="float" office:value="614.9898486348">
            <text:p>614,9898486348</text:p>
          </table:table-cell>
          <table:table-cell office:value-type="float" office:value="628.0693228472">
            <text:p>628,0693228472</text:p>
          </table:table-cell>
          <table:table-cell office:value-type="float" office:value="654.3123118399">
            <text:p>654,3123118399</text:p>
          </table:table-cell>
          <table:table-cell office:value-type="float" office:value="682.6241419833">
            <text:p>682,6241419833</text:p>
          </table:table-cell>
          <table:table-cell office:value-type="float" office:value="676.2696341822">
            <text:p>676,2696341822</text:p>
          </table:table-cell>
          <table:table-cell office:value-type="float" office:value="716.2642508436">
            <text:p>716,2642508436</text:p>
          </table:table-cell>
          <table:table-cell office:value-type="float" office:value="757.3744283046">
            <text:p>757,3744283046</text:p>
          </table:table-cell>
          <table:table-cell office:value-type="float" office:value="747.5656166486">
            <text:p>747,5656166486</text:p>
          </table:table-cell>
          <table:table-cell office:value-type="float" office:value="762.5201161111">
            <text:p>762,5201161111</text:p>
          </table:table-cell>
          <table:table-cell office:value-type="float" office:value="819.8062972978">
            <text:p>819,8062972978</text:p>
          </table:table-cell>
          <table:table-cell office:value-type="float" office:value="880.278820143">
            <text:p>880,278820143</text:p>
          </table:table-cell>
          <table:table-cell office:value-type="float" office:value="894.8179586493">
            <text:p>894,8179586493</text:p>
          </table:table-cell>
          <table:table-cell office:value-type="float" office:value="880.0377751191">
            <text:p>880,0377751191</text:p>
          </table:table-cell>
          <table:table-cell office:value-type="float" office:value="921.1770391214">
            <text:p>921,1770391214</text:p>
          </table:table-cell>
          <table:table-cell office:value-type="float" office:value="905.1656688027">
            <text:p>905,1656688027</text:p>
          </table:table-cell>
          <table:table-cell office:value-type="float" office:value="984.2390335351">
            <text:p>984,2390335351</text:p>
          </table:table-cell>
          <table:table-cell office:value-type="float" office:value="1003.5104040291">
            <text:p>1003,5104040291</text:p>
          </table:table-cell>
          <table:table-cell office:value-type="float" office:value="1021.1607921851">
            <text:p>1021,1607921851</text:p>
          </table:table-cell>
          <table:table-cell office:value-type="float" office:value="1038.8544811288">
            <text:p>1038,854481128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ao PDR</text:p>
          </table:table-cell>
          <table:table-cell office:value-type="string">
            <text:p>LA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4" office:value-type="string">
            <text:p>..</text:p>
          </table:table-cell>
          <table:table-cell office:value-type="float" office:value="422.9515761016">
            <text:p>422,9515761016</text:p>
          </table:table-cell>
          <table:table-cell office:value-type="float" office:value="432.1621775496">
            <text:p>432,1621775496</text:p>
          </table:table-cell>
          <table:table-cell office:value-type="float" office:value="440.5927450246">
            <text:p>440,5927450246</text:p>
          </table:table-cell>
          <table:table-cell office:value-type="float" office:value="421.9526503762">
            <text:p>421,9526503762</text:p>
          </table:table-cell>
          <table:table-cell office:value-type="float" office:value="401.6297083084">
            <text:p>401,6297083084</text:p>
          </table:table-cell>
          <table:table-cell office:value-type="float" office:value="445.5340912732">
            <text:p>445,5340912732</text:p>
          </table:table-cell>
          <table:table-cell office:value-type="float" office:value="462.0016271821">
            <text:p>462,0016271821</text:p>
          </table:table-cell>
          <table:table-cell office:value-type="float" office:value="468.4744953741">
            <text:p>468,4744953741</text:p>
          </table:table-cell>
          <table:table-cell office:value-type="float" office:value="481.0891809906">
            <text:p>481,0891809906</text:p>
          </table:table-cell>
          <table:table-cell office:value-type="float" office:value="496.2075317855">
            <text:p>496,2075317855</text:p>
          </table:table-cell>
          <table:table-cell office:value-type="float" office:value="523.4354461827">
            <text:p>523,4354461827</text:p>
          </table:table-cell>
          <table:table-cell office:value-type="float" office:value="547.3599298865">
            <text:p>547,3599298865</text:p>
          </table:table-cell>
          <table:table-cell office:value-type="float" office:value="572.8553467918">
            <text:p>572,8553467918</text:p>
          </table:table-cell>
          <table:table-cell office:value-type="float" office:value="600.194932215">
            <text:p>600,194932215</text:p>
          </table:table-cell>
          <table:table-cell office:value-type="float" office:value="612.5907754824">
            <text:p>612,5907754824</text:p>
          </table:table-cell>
          <table:table-cell office:value-type="float" office:value="645.9960399201">
            <text:p>645,9960399201</text:p>
          </table:table-cell>
          <table:table-cell office:value-type="float" office:value="672.1678299027">
            <text:p>672,1678299027</text:p>
          </table:table-cell>
          <table:table-cell office:value-type="float" office:value="699.633479931">
            <text:p>699,633479931</text:p>
          </table:table-cell>
          <table:table-cell office:value-type="float" office:value="729.8941989674">
            <text:p>729,8941989674</text:p>
          </table:table-cell>
          <table:table-cell office:value-type="float" office:value="762.7462610935">
            <text:p>762,7462610935</text:p>
          </table:table-cell>
          <table:table-cell office:value-type="float" office:value="799.0736304556">
            <text:p>799,0736304556</text:p>
          </table:table-cell>
          <table:table-cell office:value-type="float" office:value="842.5676300592">
            <text:p>842,5676300592</text:p>
          </table:table-cell>
          <table:table-cell office:value-type="float" office:value="900.2754365256">
            <text:p>900,2754365256</text:p>
          </table:table-cell>
          <table:table-cell office:value-type="float" office:value="952.3169360393">
            <text:p>952,3169360393</text:p>
          </table:table-cell>
          <table:table-cell office:value-type="float" office:value="1009.4607745839">
            <text:p>1009,4607745839</text:p>
          </table:table-cell>
          <table:table-cell office:value-type="float" office:value="1067.5759168345">
            <text:p>1067,5759168345</text:p>
          </table:table-cell>
          <table:table-cell office:value-type="float" office:value="1141.1271150742">
            <text:p>1141,1271150742</text:p>
          </table:table-cell>
          <table:table-cell office:value-type="float" office:value="1215.8817287986">
            <text:p>1215,8817287986</text:p>
          </table:table-cell>
          <table:table-cell office:value-type="float" office:value="1296.7456653732">
            <text:p>1296,7456653732</text:p>
          </table:table-cell>
          <table:table-cell office:value-type="float" office:value="1383.7029800941">
            <text:p>1383,7029800941</text:p>
          </table:table-cell>
          <table:table-cell office:value-type="float" office:value="1470.4997056819">
            <text:p>1470,4997056819</text:p>
          </table:table-cell>
          <table:table-cell office:value-type="float" office:value="1556.6707124289">
            <text:p>1556,6707124289</text:p>
          </table:table-cell>
          <table:table-cell office:value-type="float" office:value="1642.7300963253">
            <text:p>1642,73009632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943.2329032872">
            <text:p>943,2329032872</text:p>
          </table:table-cell>
          <table:table-cell office:value-type="float" office:value="937.1237233087">
            <text:p>937,1237233087</text:p>
          </table:table-cell>
          <table:table-cell office:value-type="float" office:value="954.4945176046">
            <text:p>954,4945176046</text:p>
          </table:table-cell>
          <table:table-cell office:value-type="float" office:value="966.8688339973">
            <text:p>966,8688339973</text:p>
          </table:table-cell>
          <table:table-cell office:value-type="float" office:value="1008.3563042294">
            <text:p>1008,3563042294</text:p>
          </table:table-cell>
          <table:table-cell office:value-type="float" office:value="1046.8461824035">
            <text:p>1046,8461824035</text:p>
          </table:table-cell>
          <table:table-cell office:value-type="float" office:value="1088.6076836309">
            <text:p>1088,6076836309</text:p>
          </table:table-cell>
          <table:table-cell office:value-type="float" office:value="1092.0768939737">
            <text:p>1092,0768939737</text:p>
          </table:table-cell>
          <table:table-cell office:value-type="float" office:value="1140.0937054874">
            <text:p>1140,0937054874</text:p>
          </table:table-cell>
          <table:table-cell office:value-type="float" office:value="1223.8006661892">
            <text:p>1223,8006661892</text:p>
          </table:table-cell>
          <table:table-cell office:value-type="float" office:value="1314.6644824085">
            <text:p>1314,6644824085</text:p>
          </table:table-cell>
          <table:table-cell office:value-type="float" office:value="1392.9309930121">
            <text:p>1392,9309930121</text:p>
          </table:table-cell>
          <table:table-cell office:value-type="float" office:value="1475.5739506897">
            <text:p>1475,5739506897</text:p>
          </table:table-cell>
          <table:table-cell office:value-type="float" office:value="1585.7123057005">
            <text:p>1585,7123057005</text:p>
          </table:table-cell>
          <table:table-cell office:value-type="float" office:value="1655.8712180142">
            <text:p>1655,8712180142</text:p>
          </table:table-cell>
          <table:table-cell office:value-type="float" office:value="1705.0151504496">
            <text:p>1705,0151504496</text:p>
          </table:table-cell>
          <table:table-cell office:value-type="float" office:value="1797.5712903813">
            <text:p>1797,5712903813</text:p>
          </table:table-cell>
          <table:table-cell office:value-type="float" office:value="1884.372101747">
            <text:p>1884,372101747</text:p>
          </table:table-cell>
          <table:table-cell office:value-type="float" office:value="1957.871516427">
            <text:p>1957,871516427</text:p>
          </table:table-cell>
          <table:table-cell office:value-type="float" office:value="2073.8159588234">
            <text:p>2073,8159588234</text:p>
          </table:table-cell>
          <table:table-cell office:value-type="float" office:value="2214.98597321">
            <text:p>2214,98597321</text:p>
          </table:table-cell>
          <table:table-cell office:value-type="float" office:value="2181.3459677967">
            <text:p>2181,3459677967</text:p>
          </table:table-cell>
          <table:table-cell office:value-type="float" office:value="2185.0935567683">
            <text:p>2185,0935567683</text:p>
          </table:table-cell>
          <table:table-cell office:value-type="float" office:value="2164.8920491166">
            <text:p>2164,8920491166</text:p>
          </table:table-cell>
          <table:table-cell office:value-type="float" office:value="2287.5837952753">
            <text:p>2287,5837952753</text:p>
          </table:table-cell>
          <table:table-cell office:value-type="float" office:value="2418.6948182254">
            <text:p>2418,6948182254</text:p>
          </table:table-cell>
          <table:table-cell office:value-type="float" office:value="2524.7468168632">
            <text:p>2524,7468168632</text:p>
          </table:table-cell>
          <table:table-cell office:value-type="float" office:value="2633.0156394384">
            <text:p>2633,0156394384</text:p>
          </table:table-cell>
          <table:table-cell office:value-type="float" office:value="2709.0544072018">
            <text:p>2709,0544072018</text:p>
          </table:table-cell>
          <table:table-cell office:value-type="float" office:value="2785.2561723283">
            <text:p>2785,2561723283</text:p>
          </table:table-cell>
          <table:table-cell office:value-type="float" office:value="2754.531984293">
            <text:p>2754,531984293</text:p>
          </table:table-cell>
          <table:table-cell office:value-type="float" office:value="2731.6113790872">
            <text:p>2731,6113790872</text:p>
          </table:table-cell>
          <table:table-cell office:value-type="float" office:value="2683.2619397464">
            <text:p>2683,2619397464</text:p>
          </table:table-cell>
          <table:table-cell office:value-type="float" office:value="2740.2817464903">
            <text:p>2740,2817464903</text:p>
          </table:table-cell>
          <table:table-cell office:value-type="float" office:value="2802.9544205501">
            <text:p>2802,9544205501</text:p>
          </table:table-cell>
          <table:table-cell office:value-type="float" office:value="2911.4775801009">
            <text:p>2911,4775801009</text:p>
          </table:table-cell>
          <table:table-cell office:value-type="float" office:value="3008.5193550631">
            <text:p>3008,5193550631</text:p>
          </table:table-cell>
          <table:table-cell office:value-type="float" office:value="3128.471796653">
            <text:p>3128,471796653</text:p>
          </table:table-cell>
          <table:table-cell office:value-type="float" office:value="3164.3553410009">
            <text:p>3164,3553410009</text:p>
          </table:table-cell>
          <table:table-cell office:value-type="float" office:value="3267.4142798519">
            <text:p>3267,4142798519</text:p>
          </table:table-cell>
          <table:table-cell office:value-type="float" office:value="3461.8284840566">
            <text:p>3461,8284840566</text:p>
          </table:table-cell>
          <table:table-cell office:value-type="float" office:value="3599.3087202572">
            <text:p>3599,3087202572</text:p>
          </table:table-cell>
          <table:table-cell office:value-type="float" office:value="3773.4438791077">
            <text:p>3773,4438791077</text:p>
          </table:table-cell>
          <table:table-cell office:value-type="float" office:value="3986.7140098097">
            <text:p>3986,7140098097</text:p>
          </table:table-cell>
          <table:table-cell office:value-type="float" office:value="4272.6050618051">
            <text:p>4272,6050618051</text:p>
          </table:table-cell>
          <table:table-cell office:value-type="float" office:value="4549.5871611831">
            <text:p>4549,5871611831</text:p>
          </table:table-cell>
          <table:table-cell office:value-type="float" office:value="4916.3701911696">
            <text:p>4916,3701911696</text:p>
          </table:table-cell>
          <table:table-cell office:value-type="float" office:value="5359.5824193344">
            <text:p>5359,5824193344</text:p>
          </table:table-cell>
          <table:table-cell office:value-type="float" office:value="5672.8159361325">
            <text:p>5672,8159361325</text:p>
          </table:table-cell>
          <table:table-cell office:value-type="float" office:value="5785.2853944433">
            <text:p>5785,2853944433</text:p>
          </table:table-cell>
          <table:table-cell office:value-type="float" office:value="6190.8365551518">
            <text:p>6190,8365551518</text:p>
          </table:table-cell>
          <table:table-cell office:value-type="float" office:value="6572.9916750783">
            <text:p>6572,9916750783</text:p>
          </table:table-cell>
          <table:table-cell office:value-type="float" office:value="6883.4446681826">
            <text:p>6883,4446681826</text:p>
          </table:table-cell>
          <table:table-cell office:value-type="float" office:value="7198.7563865284">
            <text:p>7198,7563865284</text:p>
          </table:table-cell>
          <table:table-cell office:value-type="float" office:value="7480.3233263993">
            <text:p>7480,3233263993</text:p>
          </table:table-cell>
          <table:table-cell office:value-type="float" office:value="7714.4924510616">
            <text:p>7714,4924510616</text:p>
          </table:table-cell>
          <table:table-cell office:value-type="float" office:value="7948.6596456635">
            <text:p>7948,65964566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629.7953031386">
            <text:p>3629,7953031386</text:p>
          </table:table-cell>
          <table:table-cell office:value-type="float" office:value="3763.2088517552">
            <text:p>3763,2088517552</text:p>
          </table:table-cell>
          <table:table-cell office:value-type="float" office:value="3836.1587113128">
            <text:p>3836,1587113128</text:p>
          </table:table-cell>
          <table:table-cell office:value-type="float" office:value="3826.889007169">
            <text:p>3826,889007169</text:p>
          </table:table-cell>
          <table:table-cell office:value-type="float" office:value="4000.6530675919">
            <text:p>4000,6530675919</text:p>
          </table:table-cell>
          <table:table-cell office:value-type="float" office:value="4096.4781208367">
            <text:p>4096,4781208367</text:p>
          </table:table-cell>
          <table:table-cell office:value-type="float" office:value="4153.0049491919">
            <text:p>4153,0049491919</text:p>
          </table:table-cell>
          <table:table-cell office:value-type="float" office:value="4224.4764217757">
            <text:p>4224,4764217757</text:p>
          </table:table-cell>
          <table:table-cell office:value-type="float" office:value="4439.4798955352">
            <text:p>4439,4798955352</text:p>
          </table:table-cell>
          <table:table-cell office:value-type="float" office:value="4601.0375187094">
            <text:p>4601,0375187094</text:p>
          </table:table-cell>
          <table:table-cell office:value-type="float" office:value="4784.4167806609">
            <text:p>4784,4167806609</text:p>
          </table:table-cell>
          <table:table-cell office:value-type="float" office:value="4978.549435407">
            <text:p>4978,549435407</text:p>
          </table:table-cell>
          <table:table-cell office:value-type="float" office:value="5205.8648264911">
            <text:p>5205,8648264911</text:p>
          </table:table-cell>
          <table:table-cell office:value-type="float" office:value="5518.6905879791">
            <text:p>5518,6905879791</text:p>
          </table:table-cell>
          <table:table-cell office:value-type="float" office:value="5731.6210946654">
            <text:p>5731,6210946654</text:p>
          </table:table-cell>
          <table:table-cell office:value-type="float" office:value="5806.0235536935">
            <text:p>5806,0235536935</text:p>
          </table:table-cell>
          <table:table-cell office:value-type="float" office:value="6022.3288005508">
            <text:p>6022,3288005508</text:p>
          </table:table-cell>
          <table:table-cell office:value-type="float" office:value="6171.3471040082">
            <text:p>6171,3471040082</text:p>
          </table:table-cell>
          <table:table-cell office:value-type="float" office:value="6266.6384072549">
            <text:p>6266,6384072549</text:p>
          </table:table-cell>
          <table:table-cell office:value-type="float" office:value="6529.9882531951">
            <text:p>6529,9882531951</text:p>
          </table:table-cell>
          <table:table-cell office:value-type="float" office:value="6785.2711937797">
            <text:p>6785,2711937797</text:p>
          </table:table-cell>
          <table:table-cell office:value-type="float" office:value="6657.9696145993">
            <text:p>6657,9696145993</text:p>
          </table:table-cell>
          <table:table-cell office:value-type="float" office:value="6462.7984670358">
            <text:p>6462,7984670358</text:p>
          </table:table-cell>
          <table:table-cell office:value-type="float" office:value="6152.4759819763">
            <text:p>6152,4759819763</text:p>
          </table:table-cell>
          <table:table-cell office:value-type="float" office:value="6261.0016159112">
            <text:p>6261,0016159112</text:p>
          </table:table-cell>
          <table:table-cell office:value-type="float" office:value="6353.1670440862">
            <text:p>6353,1670440862</text:p>
          </table:table-cell>
          <table:table-cell office:value-type="float" office:value="6510.8673996399">
            <text:p>6510,8673996399</text:p>
          </table:table-cell>
          <table:table-cell office:value-type="float" office:value="6603.4134609102">
            <text:p>6603,4134609102</text:p>
          </table:table-cell>
          <table:table-cell office:value-type="float" office:value="6536.2467534633">
            <text:p>6536,2467534633</text:p>
          </table:table-cell>
          <table:table-cell office:value-type="float" office:value="6500.6977018903">
            <text:p>6500,6977018903</text:p>
          </table:table-cell>
          <table:table-cell office:value-type="float" office:value="6404.1500378753">
            <text:p>6404,1500378753</text:p>
          </table:table-cell>
          <table:table-cell office:value-type="float" office:value="6522.8717743203">
            <text:p>6522,8717743203</text:p>
          </table:table-cell>
          <table:table-cell office:value-type="float" office:value="6589.9590821365">
            <text:p>6589,9590821365</text:p>
          </table:table-cell>
          <table:table-cell office:value-type="float" office:value="6728.6361859226">
            <text:p>6728,6361859226</text:p>
          </table:table-cell>
          <table:table-cell office:value-type="float" office:value="6915.3878373304">
            <text:p>6915,3878373304</text:p>
          </table:table-cell>
          <table:table-cell office:value-type="float" office:value="6914.5228713156">
            <text:p>6914,5228713156</text:p>
          </table:table-cell>
          <table:table-cell office:value-type="float" office:value="7029.0960430291">
            <text:p>7029,0960430291</text:p>
          </table:table-cell>
          <table:table-cell office:value-type="float" office:value="7273.8935423724">
            <text:p>7273,8935423724</text:p>
          </table:table-cell>
          <table:table-cell office:value-type="float" office:value="7313.4912584102">
            <text:p>7313,4912584102</text:p>
          </table:table-cell>
          <table:table-cell office:value-type="float" office:value="7212.3635504552">
            <text:p>7212,3635504552</text:p>
          </table:table-cell>
          <table:table-cell office:value-type="float" office:value="7382.0062398519">
            <text:p>7382,0062398519</text:p>
          </table:table-cell>
          <table:table-cell office:value-type="float" office:value="7341.9608946761">
            <text:p>7341,9608946761</text:p>
          </table:table-cell>
          <table:table-cell office:value-type="float" office:value="7269.1680830915">
            <text:p>7269,1680830915</text:p>
          </table:table-cell>
          <table:table-cell office:value-type="float" office:value="7286.9648139226">
            <text:p>7286,9648139226</text:p>
          </table:table-cell>
          <table:table-cell office:value-type="float" office:value="7657.1398781589">
            <text:p>7657,1398781589</text:p>
          </table:table-cell>
          <table:table-cell office:value-type="float" office:value="7894.8321021014">
            <text:p>7894,8321021014</text:p>
          </table:table-cell>
          <table:table-cell office:value-type="float" office:value="8214.6857394899">
            <text:p>8214,6857394899</text:p>
          </table:table-cell>
          <table:table-cell office:value-type="float" office:value="8579.1493621186">
            <text:p>8579,1493621186</text:p>
          </table:table-cell>
          <table:table-cell office:value-type="float" office:value="8811.3404324941">
            <text:p>8811,3404324941</text:p>
          </table:table-cell>
          <table:table-cell office:value-type="float" office:value="8553.1277835593">
            <text:p>8553,1277835593</text:p>
          </table:table-cell>
          <table:table-cell office:value-type="float" office:value="8943.3570220365">
            <text:p>8943,3570220365</text:p>
          </table:table-cell>
          <table:table-cell office:value-type="float" office:value="9229.759928713">
            <text:p>9229,759928713</text:p>
          </table:table-cell>
          <table:table-cell office:value-type="float" office:value="9385.0961610677">
            <text:p>9385,0961610677</text:p>
          </table:table-cell>
          <table:table-cell office:value-type="float" office:value="9538.3061490854">
            <text:p>9538,3061490854</text:p>
          </table:table-cell>
          <table:table-cell office:value-type="float" office:value="9517.4559875128">
            <text:p>9517,4559875128</text:p>
          </table:table-cell>
          <table:table-cell office:value-type="float" office:value="9400.3741565987">
            <text:p>9400,3741565987</text:p>
          </table:table-cell>
          <table:table-cell office:value-type="float" office:value="9239.2184286344">
            <text:p>9239,218428634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554.2395212019">
            <text:p>3554,2395212019</text:p>
          </table:table-cell>
          <table:table-cell office:value-type="float" office:value="3685.3067549599">
            <text:p>3685,3067549599</text:p>
          </table:table-cell>
          <table:table-cell office:value-type="float" office:value="3757.7017963353">
            <text:p>3757,7017963353</text:p>
          </table:table-cell>
          <table:table-cell office:value-type="float" office:value="3737.4353857464">
            <text:p>3737,4353857464</text:p>
          </table:table-cell>
          <table:table-cell office:value-type="float" office:value="3915.497645638">
            <text:p>3915,497645638</text:p>
          </table:table-cell>
          <table:table-cell office:value-type="float" office:value="4013.3270476004">
            <text:p>4013,3270476004</text:p>
          </table:table-cell>
          <table:table-cell office:value-type="float" office:value="4052.820170513">
            <text:p>4052,820170513</text:p>
          </table:table-cell>
          <table:table-cell office:value-type="float" office:value="4124.48034355">
            <text:p>4124,48034355</text:p>
          </table:table-cell>
          <table:table-cell office:value-type="float" office:value="4344.8296614555">
            <text:p>4344,8296614555</text:p>
          </table:table-cell>
          <table:table-cell office:value-type="float" office:value="4501.8354652553">
            <text:p>4501,8354652553</text:p>
          </table:table-cell>
          <table:table-cell office:value-type="float" office:value="4689.4494309903">
            <text:p>4689,4494309903</text:p>
          </table:table-cell>
          <table:table-cell office:value-type="float" office:value="4878.7790614819">
            <text:p>4878,7790614819</text:p>
          </table:table-cell>
          <table:table-cell office:value-type="float" office:value="5119.0382306435">
            <text:p>5119,0382306435</text:p>
          </table:table-cell>
          <table:table-cell office:value-type="float" office:value="5455.1970984641">
            <text:p>5455,1970984641</text:p>
          </table:table-cell>
          <table:table-cell office:value-type="float" office:value="5677.9670462606">
            <text:p>5677,9670462606</text:p>
          </table:table-cell>
          <table:table-cell office:value-type="float" office:value="5780.2497909274">
            <text:p>5780,2497909274</text:p>
          </table:table-cell>
          <table:table-cell office:value-type="float" office:value="5996.418244954">
            <text:p>5996,418244954</text:p>
          </table:table-cell>
          <table:table-cell office:value-type="float" office:value="6133.0097385566">
            <text:p>6133,0097385566</text:p>
          </table:table-cell>
          <table:table-cell office:value-type="float" office:value="6211.6340654245">
            <text:p>6211,6340654245</text:p>
          </table:table-cell>
          <table:table-cell office:value-type="float" office:value="6463.8204280739">
            <text:p>6463,8204280739</text:p>
          </table:table-cell>
          <table:table-cell office:value-type="float" office:value="6715.3655123108">
            <text:p>6715,3655123108</text:p>
          </table:table-cell>
          <table:table-cell office:value-type="float" office:value="6573.6759759534">
            <text:p>6573,6759759534</text:p>
          </table:table-cell>
          <table:table-cell office:value-type="float" office:value="6400.0389010444">
            <text:p>6400,0389010444</text:p>
          </table:table-cell>
          <table:table-cell office:value-type="float" office:value="6098.3464771035">
            <text:p>6098,3464771035</text:p>
          </table:table-cell>
          <table:table-cell office:value-type="float" office:value="6204.1132518894">
            <text:p>6204,1132518894</text:p>
          </table:table-cell>
          <table:table-cell office:value-type="float" office:value="6295.5375796631">
            <text:p>6295,5375796631</text:p>
          </table:table-cell>
          <table:table-cell office:value-type="float" office:value="6447.7991973468">
            <text:p>6447,7991973468</text:p>
          </table:table-cell>
          <table:table-cell office:value-type="float" office:value="6528.9637364227">
            <text:p>6528,9637364227</text:p>
          </table:table-cell>
          <table:table-cell office:value-type="float" office:value="6443.6040997105">
            <text:p>6443,6040997105</text:p>
          </table:table-cell>
          <table:table-cell office:value-type="float" office:value="6387.6181925873">
            <text:p>6387,6181925873</text:p>
          </table:table-cell>
          <table:table-cell office:value-type="float" office:value="6290.4026926182">
            <text:p>6290,4026926182</text:p>
          </table:table-cell>
          <table:table-cell office:value-type="float" office:value="6401.8372419281">
            <text:p>6401,8372419281</text:p>
          </table:table-cell>
          <table:table-cell office:value-type="float" office:value="6447.1486401043">
            <text:p>6447,1486401043</text:p>
          </table:table-cell>
          <table:table-cell office:value-type="float" office:value="6576.6830997211">
            <text:p>6576,6830997211</text:p>
          </table:table-cell>
          <table:table-cell office:value-type="float" office:value="6756.099455954">
            <text:p>6756,099455954</text:p>
          </table:table-cell>
          <table:table-cell office:value-type="float" office:value="6733.5231626513">
            <text:p>6733,5231626513</text:p>
          </table:table-cell>
          <table:table-cell office:value-type="float" office:value="6834.4969008046">
            <text:p>6834,4969008046</text:p>
          </table:table-cell>
          <table:table-cell office:value-type="float" office:value="7063.3728550684">
            <text:p>7063,3728550684</text:p>
          </table:table-cell>
          <table:table-cell office:value-type="float" office:value="7085.5286430806">
            <text:p>7085,5286430806</text:p>
          </table:table-cell>
          <table:table-cell office:value-type="float" office:value="6976.5088612144">
            <text:p>6976,5088612144</text:p>
          </table:table-cell>
          <table:table-cell office:value-type="float" office:value="7138.1096449016">
            <text:p>7138,1096449016</text:p>
          </table:table-cell>
          <table:table-cell office:value-type="float" office:value="7082.55522814">
            <text:p>7082,55522814</text:p>
          </table:table-cell>
          <table:table-cell office:value-type="float" office:value="7003.6059290442">
            <text:p>7003,6059290442</text:p>
          </table:table-cell>
          <table:table-cell office:value-type="float" office:value="7011.8230945613">
            <text:p>7011,8230945613</text:p>
          </table:table-cell>
          <table:table-cell office:value-type="float" office:value="7361.3160508287">
            <text:p>7361,3160508287</text:p>
          </table:table-cell>
          <table:table-cell office:value-type="float" office:value="7594.5815629154">
            <text:p>7594,5815629154</text:p>
          </table:table-cell>
          <table:table-cell office:value-type="float" office:value="7908.7354226474">
            <text:p>7908,7354226474</text:p>
          </table:table-cell>
          <table:table-cell office:value-type="float" office:value="8274.5342892754">
            <text:p>8274,5342892754</text:p>
          </table:table-cell>
          <table:table-cell office:value-type="float" office:value="8508.5805144537">
            <text:p>8508,5805144537</text:p>
          </table:table-cell>
          <table:table-cell office:value-type="float" office:value="8255.2973729873">
            <text:p>8255,2973729873</text:p>
          </table:table-cell>
          <table:table-cell office:value-type="float" office:value="8641.8781395625">
            <text:p>8641,8781395625</text:p>
          </table:table-cell>
          <table:table-cell office:value-type="float" office:value="8920.9941957101">
            <text:p>8920,9941957101</text:p>
          </table:table-cell>
          <table:table-cell office:value-type="float" office:value="9065.0460346432">
            <text:p>9065,0460346432</text:p>
          </table:table-cell>
          <table:table-cell office:value-type="float" office:value="9210.2880070756">
            <text:p>9210,2880070756</text:p>
          </table:table-cell>
          <table:table-cell office:value-type="float" office:value="9185.5340213376">
            <text:p>9185,5340213376</text:p>
          </table:table-cell>
          <table:table-cell office:value-type="float" office:value="9060.1574335438">
            <text:p>9060,1574335438</text:p>
          </table:table-cell>
          <table:table-cell office:value-type="float" office:value="8893.0597873096">
            <text:p>8893,059787309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659.0919403133">
            <text:p>3659,0919403133</text:p>
          </table:table-cell>
          <table:table-cell office:value-type="float" office:value="3791.5951037769">
            <text:p>3791,5951037769</text:p>
          </table:table-cell>
          <table:table-cell office:value-type="float" office:value="3861.1438570265">
            <text:p>3861,1438570265</text:p>
          </table:table-cell>
          <table:table-cell office:value-type="float" office:value="3845.8753375087">
            <text:p>3845,8753375087</text:p>
          </table:table-cell>
          <table:table-cell office:value-type="float" office:value="4019.3559887835">
            <text:p>4019,3559887835</text:p>
          </table:table-cell>
          <table:table-cell office:value-type="float" office:value="4110.5983942838">
            <text:p>4110,5983942838</text:p>
          </table:table-cell>
          <table:table-cell office:value-type="float" office:value="4162.3549548209">
            <text:p>4162,3549548209</text:p>
          </table:table-cell>
          <table:table-cell office:value-type="float" office:value="4229.9655967899">
            <text:p>4229,9655967899</text:p>
          </table:table-cell>
          <table:table-cell office:value-type="float" office:value="4445.5123389626">
            <text:p>4445,5123389626</text:p>
          </table:table-cell>
          <table:table-cell office:value-type="float" office:value="4602.1753049859">
            <text:p>4602,1753049859</text:p>
          </table:table-cell>
          <table:table-cell office:value-type="float" office:value="4783.6347290364">
            <text:p>4783,6347290364</text:p>
          </table:table-cell>
          <table:table-cell office:value-type="float" office:value="4975.7467001935">
            <text:p>4975,7467001935</text:p>
          </table:table-cell>
          <table:table-cell office:value-type="float" office:value="5204.3922459647">
            <text:p>5204,3922459647</text:p>
          </table:table-cell>
          <table:table-cell office:value-type="float" office:value="5522.1340443017">
            <text:p>5522,1340443017</text:p>
          </table:table-cell>
          <table:table-cell office:value-type="float" office:value="5744.1692982622">
            <text:p>5744,1692982622</text:p>
          </table:table-cell>
          <table:table-cell office:value-type="float" office:value="5818.9655543334">
            <text:p>5818,9655543334</text:p>
          </table:table-cell>
          <table:table-cell office:value-type="float" office:value="6033.5600825359">
            <text:p>6033,5600825359</text:p>
          </table:table-cell>
          <table:table-cell office:value-type="float" office:value="6174.7967230441">
            <text:p>6174,7967230441</text:p>
          </table:table-cell>
          <table:table-cell office:value-type="float" office:value="6259.7216917083">
            <text:p>6259,7216917083</text:p>
          </table:table-cell>
          <table:table-cell office:value-type="float" office:value="6520.4356066302">
            <text:p>6520,4356066302</text:p>
          </table:table-cell>
          <table:table-cell office:value-type="float" office:value="6784.0746401642">
            <text:p>6784,0746401642</text:p>
          </table:table-cell>
          <table:table-cell office:value-type="float" office:value="6636.5726890756">
            <text:p>6636,5726890756</text:p>
          </table:table-cell>
          <table:table-cell office:value-type="float" office:value="6428.7988486152">
            <text:p>6428,7988486152</text:p>
          </table:table-cell>
          <table:table-cell office:value-type="float" office:value="6106.7596386888">
            <text:p>6106,7596386888</text:p>
          </table:table-cell>
          <table:table-cell office:value-type="float" office:value="6203.1416764697">
            <text:p>6203,1416764697</text:p>
          </table:table-cell>
          <table:table-cell office:value-type="float" office:value="6294.1769515282">
            <text:p>6294,1769515282</text:p>
          </table:table-cell>
          <table:table-cell office:value-type="float" office:value="6452.6743526383">
            <text:p>6452,6743526383</text:p>
          </table:table-cell>
          <table:table-cell office:value-type="float" office:value="6545.5247514792">
            <text:p>6545,5247514792</text:p>
          </table:table-cell>
          <table:table-cell office:value-type="float" office:value="6466.7897101186">
            <text:p>6466,7897101186</text:p>
          </table:table-cell>
          <table:table-cell office:value-type="float" office:value="6425.2957210146">
            <text:p>6425,2957210146</text:p>
          </table:table-cell>
          <table:table-cell office:value-type="float" office:value="6336.3458732669">
            <text:p>6336,3458732669</text:p>
          </table:table-cell>
          <table:table-cell office:value-type="float" office:value="6469.9343442789">
            <text:p>6469,9343442789</text:p>
          </table:table-cell>
          <table:table-cell office:value-type="float" office:value="6546.0827916785">
            <text:p>6546,0827916785</text:p>
          </table:table-cell>
          <table:table-cell office:value-type="float" office:value="6695.6478051614">
            <text:p>6695,6478051614</text:p>
          </table:table-cell>
          <table:table-cell office:value-type="float" office:value="6882.4650185429">
            <text:p>6882,4650185429</text:p>
          </table:table-cell>
          <table:table-cell office:value-type="float" office:value="6874.0406725076">
            <text:p>6874,0406725076</text:p>
          </table:table-cell>
          <table:table-cell office:value-type="float" office:value="6984.2789862444">
            <text:p>6984,2789862444</text:p>
          </table:table-cell>
          <table:table-cell office:value-type="float" office:value="7227.6820776449">
            <text:p>7227,6820776449</text:p>
          </table:table-cell>
          <table:table-cell office:value-type="float" office:value="7260.3661781899">
            <text:p>7260,3661781899</text:p>
          </table:table-cell>
          <table:table-cell office:value-type="float" office:value="7143.4847927608">
            <text:p>7143,4847927608</text:p>
          </table:table-cell>
          <table:table-cell office:value-type="float" office:value="7308.3749283121">
            <text:p>7308,3749283121</text:p>
          </table:table-cell>
          <table:table-cell office:value-type="float" office:value="7254.7873004856">
            <text:p>7254,7873004856</text:p>
          </table:table-cell>
          <table:table-cell office:value-type="float" office:value="7178.3024096304">
            <text:p>7178,3024096304</text:p>
          </table:table-cell>
          <table:table-cell office:value-type="float" office:value="7195.2473200618">
            <text:p>7195,2473200618</text:p>
          </table:table-cell>
          <table:table-cell office:value-type="float" office:value="7556.0919204642">
            <text:p>7556,0919204642</text:p>
          </table:table-cell>
          <table:table-cell office:value-type="float" office:value="7795.466262675">
            <text:p>7795,466262675</text:p>
          </table:table-cell>
          <table:table-cell office:value-type="float" office:value="8115.933992418">
            <text:p>8115,933992418</text:p>
          </table:table-cell>
          <table:table-cell office:value-type="float" office:value="8485.3772981577">
            <text:p>8485,3772981577</text:p>
          </table:table-cell>
          <table:table-cell office:value-type="float" office:value="8723.7936972953">
            <text:p>8723,7936972953</text:p>
          </table:table-cell>
          <table:table-cell office:value-type="float" office:value="8463.0433948586">
            <text:p>8463,0433948586</text:p>
          </table:table-cell>
          <table:table-cell office:value-type="float" office:value="8861.9441976897">
            <text:p>8861,9441976897</text:p>
          </table:table-cell>
          <table:table-cell office:value-type="float" office:value="9154.1056353951">
            <text:p>9154,1056353951</text:p>
          </table:table-cell>
          <table:table-cell office:value-type="float" office:value="9311.0150793665">
            <text:p>9311,0150793665</text:p>
          </table:table-cell>
          <table:table-cell office:value-type="float" office:value="9466.3765428255">
            <text:p>9466,3765428255</text:p>
          </table:table-cell>
          <table:table-cell office:value-type="float" office:value="9446.1992683484">
            <text:p>9446,1992683484</text:p>
          </table:table-cell>
          <table:table-cell office:value-type="float" office:value="9323.1043197994">
            <text:p>9323,1043197994</text:p>
          </table:table-cell>
          <table:table-cell office:value-type="float" office:value="9163.0880903189">
            <text:p>9163,088090318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5140.5281592921">
            <text:p>5140,5281592921</text:p>
          </table:table-cell>
          <table:table-cell office:value-type="float" office:value="5321.3967903899">
            <text:p>5321,3967903899</text:p>
          </table:table-cell>
          <table:table-cell office:value-type="float" office:value="5857.0365820208">
            <text:p>5857,0365820208</text:p>
          </table:table-cell>
          <table:table-cell office:value-type="float" office:value="6298.1260998312">
            <text:p>6298,1260998312</text:p>
          </table:table-cell>
          <table:table-cell office:value-type="float" office:value="6515.8927228238">
            <text:p>6515,8927228238</text:p>
          </table:table-cell>
          <table:table-cell office:value-type="float" office:value="6934.7229263876">
            <text:p>6934,7229263876</text:p>
          </table:table-cell>
          <table:table-cell office:value-type="float" office:value="7478.7631046752">
            <text:p>7478,7631046752</text:p>
          </table:table-cell>
          <table:table-cell office:value-type="float" office:value="8103.5876366291">
            <text:p>8103,5876366291</text:p>
          </table:table-cell>
          <table:table-cell office:value-type="float" office:value="8872.1031992335">
            <text:p>8872,1031992335</text:p>
          </table:table-cell>
          <table:table-cell office:value-type="float" office:value="9717.109046323">
            <text:p>9717,109046323</text:p>
          </table:table-cell>
          <table:table-cell office:value-type="float" office:value="10873.4142851194">
            <text:p>10873,4142851194</text:p>
          </table:table-cell>
          <table:table-cell office:value-type="float" office:value="12278.3070358248">
            <text:p>12278,3070358248</text:p>
          </table:table-cell>
          <table:table-cell office:value-type="float" office:value="13614.2563693779">
            <text:p>13614,2563693779</text:p>
          </table:table-cell>
          <table:table-cell office:value-type="float" office:value="13270.0004134053">
            <text:p>13270,0004134053</text:p>
          </table:table-cell>
          <table:table-cell office:value-type="float" office:value="11547.9907675541">
            <text:p>11547,9907675541</text:p>
          </table:table-cell>
          <table:table-cell office:value-type="float" office:value="11326.2194746243">
            <text:p>11326,2194746243</text:p>
          </table:table-cell>
          <table:table-cell office:value-type="float" office:value="12270.3406215312">
            <text:p>12270,3406215312</text:p>
          </table:table-cell>
          <table:table-cell office:value-type="float" office:value="12924.7261592272">
            <text:p>12924,7261592272</text:p>
          </table:table-cell>
          <table:table-cell office:value-type="float" office:value="13381.3317300188">
            <text:p>13381,3317300188</text:p>
          </table:table-cell>
          <table:table-cell office:value-type="float" office:value="13758.9553079116">
            <text:p>13758,9553079116</text:p>
          </table:table-cell>
          <table:table-cell office:value-type="float" office:value="14284.2883301309">
            <text:p>14284,2883301309</text:p>
          </table:table-cell>
          <table:table-cell office:value-type="float" office:value="14734.4639588793">
            <text:p>14734,46395887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2" office:value-type="string">
            <text:p>..</text:p>
          </table:table-cell>
          <table:table-cell office:value-type="float" office:value="521.0540089171">
            <text:p>521,0540089171</text:p>
          </table:table-cell>
          <table:table-cell office:value-type="float" office:value="516.5898705773">
            <text:p>516,5898705773</text:p>
          </table:table-cell>
          <table:table-cell office:value-type="float" office:value="512.2467843522">
            <text:p>512,2467843522</text:p>
          </table:table-cell>
          <table:table-cell office:value-type="float" office:value="506.55222714">
            <text:p>506,55222714</text:p>
          </table:table-cell>
          <table:table-cell office:value-type="float" office:value="510.5037816135">
            <text:p>510,5037816135</text:p>
          </table:table-cell>
          <table:table-cell office:value-type="float" office:value="520.1811731597">
            <text:p>520,1811731597</text:p>
          </table:table-cell>
          <table:table-cell office:value-type="float" office:value="519.3813867508">
            <text:p>519,3813867508</text:p>
          </table:table-cell>
          <table:table-cell office:value-type="float" office:value="516.8837347859">
            <text:p>516,8837347859</text:p>
          </table:table-cell>
          <table:table-cell office:value-type="float" office:value="505.5452538521">
            <text:p>505,5452538521</text:p>
          </table:table-cell>
          <table:table-cell office:value-type="float" office:value="498.5781835642">
            <text:p>498,5781835642</text:p>
          </table:table-cell>
          <table:table-cell office:value-type="float" office:value="485.9100007199">
            <text:p>485,9100007199</text:p>
          </table:table-cell>
          <table:table-cell office:value-type="float" office:value="467.9062180561">
            <text:p>467,9062180561</text:p>
          </table:table-cell>
          <table:table-cell office:value-type="float" office:value="464.9685120537">
            <text:p>464,9685120537</text:p>
          </table:table-cell>
          <table:table-cell office:value-type="float" office:value="477.3489641871">
            <text:p>477,3489641871</text:p>
          </table:table-cell>
          <table:table-cell office:value-type="float" office:value="492.23646081">
            <text:p>492,23646081</text:p>
          </table:table-cell>
          <table:table-cell office:value-type="float" office:value="503.8533034714">
            <text:p>503,8533034714</text:p>
          </table:table-cell>
          <table:table-cell office:value-type="float" office:value="512.0644791794">
            <text:p>512,0644791794</text:p>
          </table:table-cell>
          <table:table-cell office:value-type="float" office:value="520.5215905456">
            <text:p>520,5215905456</text:p>
          </table:table-cell>
          <table:table-cell office:value-type="float" office:value="529.2633944928">
            <text:p>529,2633944928</text:p>
          </table:table-cell>
          <table:table-cell office:value-type="float" office:value="543.4064486676">
            <text:p>543,4064486676</text:p>
          </table:table-cell>
          <table:table-cell office:value-type="float" office:value="546.8030319339">
            <text:p>546,8030319339</text:p>
          </table:table-cell>
          <table:table-cell office:value-type="float" office:value="563.4454468399">
            <text:p>563,4454468399</text:p>
          </table:table-cell>
          <table:table-cell office:value-type="float" office:value="585.9311453787">
            <text:p>585,9311453787</text:p>
          </table:table-cell>
          <table:table-cell office:value-type="float" office:value="619.4653753909">
            <text:p>619,4653753909</text:p>
          </table:table-cell>
          <table:table-cell office:value-type="float" office:value="655.515440343">
            <text:p>655,515440343</text:p>
          </table:table-cell>
          <table:table-cell office:value-type="float" office:value="700.6082169328">
            <text:p>700,6082169328</text:p>
          </table:table-cell>
          <table:table-cell office:value-type="float" office:value="735.3115374957">
            <text:p>735,3115374957</text:p>
          </table:table-cell>
          <table:table-cell office:value-type="float" office:value="753.5968422996">
            <text:p>753,5968422996</text:p>
          </table:table-cell>
          <table:table-cell office:value-type="float" office:value="779.8547813355">
            <text:p>779,8547813355</text:p>
          </table:table-cell>
          <table:table-cell office:value-type="float" office:value="791.456565195">
            <text:p>791,456565195</text:p>
          </table:table-cell>
          <table:table-cell office:value-type="float" office:value="807.3978985383">
            <text:p>807,3978985383</text:p>
          </table:table-cell>
          <table:table-cell office:value-type="float" office:value="836.1819443224">
            <text:p>836,1819443224</text:p>
          </table:table-cell>
          <table:table-cell office:value-type="float" office:value="862.0186931415">
            <text:p>862,0186931415</text:p>
          </table:table-cell>
          <table:table-cell office:value-type="float" office:value="874.585133086">
            <text:p>874,585133086</text:p>
          </table:table-cell>
          <table:table-cell office:value-type="float" office:value="889.2018006254">
            <text:p>889,201800625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8" office:value-type="string">
            <text:p>..</text:p>
          </table:table-cell>
          <table:table-cell office:value-type="float" office:value="5885.1881186086">
            <text:p>5885,1881186086</text:p>
          </table:table-cell>
          <table:table-cell office:value-type="float" office:value="3376.7117928323">
            <text:p>3376,7117928323</text:p>
          </table:table-cell>
          <table:table-cell office:value-type="float" office:value="4230.9122441404">
            <text:p>4230,9122441404</text:p>
          </table:table-cell>
          <table:table-cell office:value-type="float" office:value="5742.1108659723">
            <text:p>5742,1108659723</text:p>
          </table:table-cell>
          <table:table-cell office:value-type="float" office:value="5852.9277414512">
            <text:p>5852,9277414512</text:p>
          </table:table-cell>
          <table:table-cell office:value-type="float" office:value="6091.9816267895">
            <text:p>6091,9816267895</text:p>
          </table:table-cell>
          <table:table-cell office:value-type="float" office:value="6416.3265245524">
            <text:p>6416,3265245524</text:p>
          </table:table-cell>
          <table:table-cell office:value-type="float" office:value="6703.2302256379">
            <text:p>6703,2302256379</text:p>
          </table:table-cell>
          <table:table-cell office:value-type="float" office:value="6961.331743917">
            <text:p>6961,331743917</text:p>
          </table:table-cell>
          <table:table-cell office:value-type="float" office:value="6754.3911426888">
            <text:p>6754,3911426888</text:p>
          </table:table-cell>
          <table:table-cell office:value-type="float" office:value="6949.2338862122">
            <text:p>6949,2338862122</text:p>
          </table:table-cell>
          <table:table-cell office:value-type="float" office:value="6824.1831580039">
            <text:p>6824,1831580039</text:p>
          </table:table-cell>
          <table:table-cell office:value-type="float" office:value="6747.6331796716">
            <text:p>6747,6331796716</text:p>
          </table:table-cell>
          <table:table-cell office:value-type="float" office:value="6749.1522646759">
            <text:p>6749,1522646759</text:p>
          </table:table-cell>
          <table:table-cell office:value-type="float" office:value="6656.7417010528">
            <text:p>6656,7417010528</text:p>
          </table:table-cell>
          <table:table-cell office:value-type="float" office:value="6539.6572703637">
            <text:p>6539,6572703637</text:p>
          </table:table-cell>
          <table:table-cell office:value-type="float" office:value="6636.3031497697">
            <text:p>6636,3031497697</text:p>
          </table:table-cell>
          <table:table-cell office:value-type="float" office:value="6606.2920001432">
            <text:p>6606,2920001432</text:p>
          </table:table-cell>
          <table:table-cell office:value-type="float" office:value="6592.5440798439">
            <text:p>6592,5440798439</text:p>
          </table:table-cell>
          <table:table-cell office:value-type="float" office:value="7157.5507813442">
            <text:p>7157,5507813442</text:p>
          </table:table-cell>
          <table:table-cell office:value-type="float" office:value="7859.9442031608">
            <text:p>7859,9442031608</text:p>
          </table:table-cell>
          <table:table-cell office:value-type="float" office:value="8501.1085156656">
            <text:p>8501,1085156656</text:p>
          </table:table-cell>
          <table:table-cell office:value-type="float" office:value="8858.2839774387">
            <text:p>8858,2839774387</text:p>
          </table:table-cell>
          <table:table-cell office:value-type="float" office:value="8450.1074666478">
            <text:p>8450,1074666478</text:p>
          </table:table-cell>
          <table:table-cell office:value-type="float" office:value="8107.4441734323">
            <text:p>8107,4441734323</text:p>
          </table:table-cell>
          <table:table-cell office:value-type="float" office:value="7753.879645521">
            <text:p>7753,879645521</text:p>
          </table:table-cell>
          <table:table-cell office:value-type="float" office:value="7447.3643439505">
            <text:p>7447,3643439505</text:p>
          </table:table-cell>
          <table:table-cell office:value-type="float" office:value="7189.633711099">
            <text:p>7189,633711099</text:p>
          </table:table-cell>
          <table:table-cell office:value-type="float" office:value="7143.9590954069">
            <text:p>7143,95909540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57.2167388305">
            <text:p>257,2167388305</text:p>
          </table:table-cell>
          <table:table-cell office:value-type="float" office:value="257.5163962044">
            <text:p>257,5163962044</text:p>
          </table:table-cell>
          <table:table-cell office:value-type="float" office:value="291.7099523634">
            <text:p>291,7099523634</text:p>
          </table:table-cell>
          <table:table-cell office:value-type="float" office:value="316.7588084582">
            <text:p>316,7588084582</text:p>
          </table:table-cell>
          <table:table-cell office:value-type="float" office:value="336.4644219648">
            <text:p>336,4644219648</text:p>
          </table:table-cell>
          <table:table-cell office:value-type="float" office:value="337.1472476379">
            <text:p>337,1472476379</text:p>
          </table:table-cell>
          <table:table-cell office:value-type="float" office:value="329.2383333555">
            <text:p>329,2383333555</text:p>
          </table:table-cell>
          <table:table-cell office:value-type="float" office:value="357.9084208264">
            <text:p>357,9084208264</text:p>
          </table:table-cell>
          <table:table-cell office:value-type="float" office:value="349.4089246425">
            <text:p>349,4089246425</text:p>
          </table:table-cell>
          <table:table-cell office:value-type="float" office:value="347.6203665856">
            <text:p>347,6203665856</text:p>
          </table:table-cell>
          <table:table-cell office:value-type="float" office:value="347.9559526582">
            <text:p>347,9559526582</text:p>
          </table:table-cell>
          <table:table-cell office:value-type="float" office:value="358.3255552982">
            <text:p>358,3255552982</text:p>
          </table:table-cell>
          <table:table-cell office:value-type="float" office:value="350.3275439916">
            <text:p>350,3275439916</text:p>
          </table:table-cell>
          <table:table-cell office:value-type="float" office:value="433.6077750986">
            <text:p>433,6077750986</text:p>
          </table:table-cell>
          <table:table-cell office:value-type="float" office:value="470.676370125">
            <text:p>470,676370125</text:p>
          </table:table-cell>
          <table:table-cell office:value-type="float" office:value="397.5973047337">
            <text:p>397,5973047337</text:p>
          </table:table-cell>
          <table:table-cell office:value-type="float" office:value="430.6417410331">
            <text:p>430,6417410331</text:p>
          </table:table-cell>
          <table:table-cell office:value-type="float" office:value="511.0973369155">
            <text:p>511,0973369155</text:p>
          </table:table-cell>
          <table:table-cell office:value-type="float" office:value="588.8819793475">
            <text:p>588,8819793475</text:p>
          </table:table-cell>
          <table:table-cell office:value-type="float" office:value="590.1138365012">
            <text:p>590,1138365012</text:p>
          </table:table-cell>
          <table:table-cell office:value-type="float" office:value="559.2610582067">
            <text:p>559,2610582067</text:p>
          </table:table-cell>
          <table:table-cell office:value-type="float" office:value="549.075738234">
            <text:p>549,075738234</text:p>
          </table:table-cell>
          <table:table-cell office:value-type="float" office:value="559.5342603524">
            <text:p>559,5342603524</text:p>
          </table:table-cell>
          <table:table-cell office:value-type="float" office:value="557.2584855384">
            <text:p>557,2584855384</text:p>
          </table:table-cell>
          <table:table-cell office:value-type="float" office:value="575.1458462847">
            <text:p>575,1458462847</text:p>
          </table:table-cell>
          <table:table-cell office:value-type="float" office:value="578.1404843304">
            <text:p>578,1404843304</text:p>
          </table:table-cell>
          <table:table-cell office:value-type="float" office:value="594.0605088896">
            <text:p>594,0605088896</text:p>
          </table:table-cell>
          <table:table-cell office:value-type="float" office:value="588.353760257">
            <text:p>588,353760257</text:p>
          </table:table-cell>
          <table:table-cell office:value-type="float" office:value="628.7409624824">
            <text:p>628,7409624824</text:p>
          </table:table-cell>
          <table:table-cell office:value-type="float" office:value="654.3057365093">
            <text:p>654,3057365093</text:p>
          </table:table-cell>
          <table:table-cell office:value-type="float" office:value="681.7851878797">
            <text:p>681,7851878797</text:p>
          </table:table-cell>
          <table:table-cell office:value-type="float" office:value="715.6388625587">
            <text:p>715,6388625587</text:p>
          </table:table-cell>
          <table:table-cell office:value-type="float" office:value="750.4519182316">
            <text:p>750,4519182316</text:p>
          </table:table-cell>
          <table:table-cell office:value-type="float" office:value="761.6052538497">
            <text:p>761,6052538497</text:p>
          </table:table-cell>
          <table:table-cell office:value-type="float" office:value="792.2867524516">
            <text:p>792,2867524516</text:p>
          </table:table-cell>
          <table:table-cell office:value-type="float" office:value="804.8390878702">
            <text:p>804,8390878702</text:p>
          </table:table-cell>
          <table:table-cell office:value-type="float" office:value="837.5635585531">
            <text:p>837,5635585531</text:p>
          </table:table-cell>
          <table:table-cell office:value-type="float" office:value="857.4627483699">
            <text:p>857,4627483699</text:p>
          </table:table-cell>
          <table:table-cell office:value-type="float" office:value="860.7373094868">
            <text:p>860,7373094868</text:p>
          </table:table-cell>
          <table:table-cell office:value-type="float" office:value="855.8480550795">
            <text:p>855,8480550795</text:p>
          </table:table-cell>
          <table:table-cell office:value-type="float" office:value="880.3716787717">
            <text:p>880,3716787717</text:p>
          </table:table-cell>
          <table:table-cell office:value-type="float" office:value="903.3847773839">
            <text:p>903,3847773839</text:p>
          </table:table-cell>
          <table:table-cell office:value-type="float" office:value="902.0998351314">
            <text:p>902,0998351314</text:p>
          </table:table-cell>
          <table:table-cell office:value-type="float" office:value="935.4712235914">
            <text:p>935,4712235914</text:p>
          </table:table-cell>
          <table:table-cell office:value-type="float" office:value="943.613180275">
            <text:p>943,613180275</text:p>
          </table:table-cell>
          <table:table-cell office:value-type="float" office:value="968.399911688">
            <text:p>968,399911688</text:p>
          </table:table-cell>
          <table:table-cell office:value-type="float" office:value="1001.0870676494">
            <text:p>1001,0870676494</text:p>
          </table:table-cell>
          <table:table-cell office:value-type="float" office:value="1040.6675734552">
            <text:p>1040,6675734552</text:p>
          </table:table-cell>
          <table:table-cell office:value-type="float" office:value="1101.0044171238">
            <text:p>1101,0044171238</text:p>
          </table:table-cell>
          <table:table-cell office:value-type="float" office:value="1113.9848131109">
            <text:p>1113,9848131109</text:p>
          </table:table-cell>
          <table:table-cell office:value-type="float" office:value="1169.2678417867">
            <text:p>1169,2678417867</text:p>
          </table:table-cell>
          <table:table-cell office:value-type="float" office:value="1235.6627761241">
            <text:p>1235,6627761241</text:p>
          </table:table-cell>
          <table:table-cell office:value-type="float" office:value="1293.633414895">
            <text:p>1293,633414895</text:p>
          </table:table-cell>
          <table:table-cell office:value-type="float" office:value="1300.4061539873">
            <text:p>1300,4061539873</text:p>
          </table:table-cell>
          <table:table-cell office:value-type="float" office:value="1323.2377324546">
            <text:p>1323,2377324546</text:p>
          </table:table-cell>
          <table:table-cell office:value-type="float" office:value="1338.5353744768">
            <text:p>1338,5353744768</text:p>
          </table:table-cell>
          <table:table-cell office:value-type="float" office:value="1352.4767090328">
            <text:p>1352,47670903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73.4840957972">
            <text:p>1273,4840957972</text:p>
          </table:table-cell>
          <table:table-cell office:value-type="float" office:value="1276.4453705451">
            <text:p>1276,4453705451</text:p>
          </table:table-cell>
          <table:table-cell office:value-type="float" office:value="1265.432693661">
            <text:p>1265,432693661</text:p>
          </table:table-cell>
          <table:table-cell office:value-type="float" office:value="1265.6569473223">
            <text:p>1265,6569473223</text:p>
          </table:table-cell>
          <table:table-cell office:value-type="float" office:value="1301.0205793754">
            <text:p>1301,0205793754</text:p>
          </table:table-cell>
          <table:table-cell office:value-type="float" office:value="1332.2379155909">
            <text:p>1332,2379155909</text:p>
          </table:table-cell>
          <table:table-cell office:value-type="float" office:value="1401.4766869897">
            <text:p>1401,4766869897</text:p>
          </table:table-cell>
          <table:table-cell office:value-type="float" office:value="1460.5770202913">
            <text:p>1460,5770202913</text:p>
          </table:table-cell>
          <table:table-cell office:value-type="float" office:value="1493.2383661937">
            <text:p>1493,2383661937</text:p>
          </table:table-cell>
          <table:table-cell office:value-type="float" office:value="1562.4500814603">
            <text:p>1562,4500814603</text:p>
          </table:table-cell>
          <table:table-cell office:value-type="float" office:value="1624.3318797385">
            <text:p>1624,3318797385</text:p>
          </table:table-cell>
          <table:table-cell office:value-type="float" office:value="1659.8627566896">
            <text:p>1659,8627566896</text:p>
          </table:table-cell>
          <table:table-cell office:value-type="float" office:value="1682.8630876216">
            <text:p>1682,8630876216</text:p>
          </table:table-cell>
          <table:table-cell office:value-type="float" office:value="1600.4142746018">
            <text:p>1600,4142746018</text:p>
          </table:table-cell>
          <table:table-cell office:value-type="float" office:value="1630.0613653908">
            <text:p>1630,0613653908</text:p>
          </table:table-cell>
          <table:table-cell office:value-type="float" office:value="1528.9197626855">
            <text:p>1528,9197626855</text:p>
          </table:table-cell>
          <table:table-cell office:value-type="float" office:value="1564.5879614492">
            <text:p>1564,5879614492</text:p>
          </table:table-cell>
          <table:table-cell office:value-type="float" office:value="1544.9151003212">
            <text:p>1544,9151003212</text:p>
          </table:table-cell>
          <table:table-cell office:value-type="float" office:value="1572.9092998424">
            <text:p>1572,9092998424</text:p>
          </table:table-cell>
          <table:table-cell office:value-type="float" office:value="1574.80631125">
            <text:p>1574,80631125</text:p>
          </table:table-cell>
          <table:table-cell office:value-type="float" office:value="1461.1311790669">
            <text:p>1461,1311790669</text:p>
          </table:table-cell>
          <table:table-cell office:value-type="float" office:value="1379.4026198018">
            <text:p>1379,4026198018</text:p>
          </table:table-cell>
          <table:table-cell office:value-type="float" office:value="1296.5660412648">
            <text:p>1296,5660412648</text:p>
          </table:table-cell>
          <table:table-cell office:value-type="float" office:value="1228.9899547545">
            <text:p>1228,9899547545</text:p>
          </table:table-cell>
          <table:table-cell office:value-type="float" office:value="1171.7876554748">
            <text:p>1171,7876554748</text:p>
          </table:table-cell>
          <table:table-cell office:value-type="float" office:value="1144.1710423724">
            <text:p>1144,1710423724</text:p>
          </table:table-cell>
          <table:table-cell office:value-type="float" office:value="1120.2246743005">
            <text:p>1120,2246743005</text:p>
          </table:table-cell>
          <table:table-cell office:value-type="float" office:value="1114.47606684">
            <text:p>1114,47606684</text:p>
          </table:table-cell>
          <table:table-cell office:value-type="float" office:value="1104.7959919091">
            <text:p>1104,7959919091</text:p>
          </table:table-cell>
          <table:table-cell office:value-type="float" office:value="822.9216383732">
            <text:p>822,9216383732</text:p>
          </table:table-cell>
          <table:table-cell office:value-type="float" office:value="409.5669181294">
            <text:p>409,5669181294</text:p>
          </table:table-cell>
          <table:table-cell office:value-type="float" office:value="357.6082209063">
            <text:p>357,6082209063</text:p>
          </table:table-cell>
          <table:table-cell office:value-type="float" office:value="236.4469978307">
            <text:p>236,4469978307</text:p>
          </table:table-cell>
          <table:table-cell office:value-type="float" office:value="160.2588220478">
            <text:p>160,2588220478</text:p>
          </table:table-cell>
          <table:table-cell office:value-type="float" office:value="124.595577063">
            <text:p>124,595577063</text:p>
          </table:table-cell>
          <table:table-cell office:value-type="float" office:value="115.7941355863">
            <text:p>115,7941355863</text:p>
          </table:table-cell>
          <table:table-cell office:value-type="float" office:value="122.8561104681">
            <text:p>122,8561104681</text:p>
          </table:table-cell>
          <table:table-cell office:value-type="float" office:value="235.451340671">
            <text:p>235,451340671</text:p>
          </table:table-cell>
          <table:table-cell office:value-type="float" office:value="283.4317063612">
            <text:p>283,4317063612</text:p>
          </table:table-cell>
          <table:table-cell office:value-type="float" office:value="321.9045543237">
            <text:p>321,9045543237</text:p>
          </table:table-cell>
          <table:table-cell office:value-type="float" office:value="392.4902074749">
            <text:p>392,4902074749</text:p>
          </table:table-cell>
          <table:table-cell office:value-type="float" office:value="389.5484378556">
            <text:p>389,5484378556</text:p>
          </table:table-cell>
          <table:table-cell office:value-type="float" office:value="394.7398853755">
            <text:p>394,7398853755</text:p>
          </table:table-cell>
          <table:table-cell office:value-type="float" office:value="271.0221420258">
            <text:p>271,0221420258</text:p>
          </table:table-cell>
          <table:table-cell office:value-type="float" office:value="272.8551567426">
            <text:p>272,8551567426</text:p>
          </table:table-cell>
          <table:table-cell office:value-type="float" office:value="279.7962342871">
            <text:p>279,7962342871</text:p>
          </table:table-cell>
          <table:table-cell office:value-type="float" office:value="292.0377422623">
            <text:p>292,0377422623</text:p>
          </table:table-cell>
          <table:table-cell office:value-type="float" office:value="307.3996185952">
            <text:p>307,3996185952</text:p>
          </table:table-cell>
          <table:table-cell office:value-type="float" office:value="315.8760863068">
            <text:p>315,8760863068</text:p>
          </table:table-cell>
          <table:table-cell office:value-type="float" office:value="319.6557364093">
            <text:p>319,6557364093</text:p>
          </table:table-cell>
          <table:table-cell office:value-type="float" office:value="327.4205097356">
            <text:p>327,4205097356</text:p>
          </table:table-cell>
          <table:table-cell office:value-type="float" office:value="343.6464003155">
            <text:p>343,6464003155</text:p>
          </table:table-cell>
          <table:table-cell office:value-type="float" office:value="361.2325073924">
            <text:p>361,2325073924</text:p>
          </table:table-cell>
          <table:table-cell office:value-type="float" office:value="383.0794396501">
            <text:p>383,0794396501</text:p>
          </table:table-cell>
          <table:table-cell office:value-type="float" office:value="376.588857334">
            <text:p>376,588857334</text:p>
          </table:table-cell>
          <table:table-cell office:value-type="float" office:value="367.4759784622">
            <text:p>367,4759784622</text:p>
          </table:table-cell>
          <table:table-cell office:value-type="float" office:value="352.6460784493">
            <text:p>352,646078449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9" office:value-type="string">
            <text:p>..</text:p>
          </table:table-cell>
          <table:table-cell office:value-type="float" office:value="8782.8262466933">
            <text:p>8782,8262466933</text:p>
          </table:table-cell>
          <table:table-cell office:value-type="float" office:value="8967.247452806">
            <text:p>8967,247452806</text:p>
          </table:table-cell>
          <table:table-cell office:value-type="float" office:value="8671.8364541669">
            <text:p>8671,8364541669</text:p>
          </table:table-cell>
          <table:table-cell office:value-type="float" office:value="8453.5847161926">
            <text:p>8453,5847161926</text:p>
          </table:table-cell>
          <table:table-cell office:value-type="float" office:value="9403.4536473446">
            <text:p>9403,4536473446</text:p>
          </table:table-cell>
          <table:table-cell office:value-type="float" office:value="9670.0845482114">
            <text:p>9670,0845482114</text:p>
          </table:table-cell>
          <table:table-cell office:value-type="float" office:value="10653.7843994307">
            <text:p>10653,7843994307</text:p>
          </table:table-cell>
          <table:table-cell office:value-type="float" office:value="11175.1298703495">
            <text:p>11175,1298703495</text:p>
          </table:table-cell>
          <table:table-cell office:value-type="float" office:value="11707.9853966875">
            <text:p>11707,9853966875</text:p>
          </table:table-cell>
          <table:table-cell office:value-type="float" office:value="11856.0205416973">
            <text:p>11856,0205416973</text:p>
          </table:table-cell>
          <table:table-cell office:value-type="float" office:value="11631.7190077153">
            <text:p>11631,7190077153</text:p>
          </table:table-cell>
          <table:table-cell office:value-type="float" office:value="12120.5621692062">
            <text:p>12120,5621692062</text:p>
          </table:table-cell>
          <table:table-cell office:value-type="float" office:value="4578.5318147555">
            <text:p>4578,5318147555</text:p>
          </table:table-cell>
          <table:table-cell table:number-columns-repeated="6" office:value-type="string">
            <text:p>..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0" office:value-type="string">
            <text:p>..</text:p>
          </table:table-cell>
          <table:table-cell office:value-type="float" office:value="141165.082856705">
            <text:p>141165,082856705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5322.4195254443">
            <text:p>5322,4195254443</text:p>
          </table:table-cell>
          <table:table-cell office:value-type="float" office:value="5639.2368882017">
            <text:p>5639,2368882017</text:p>
          </table:table-cell>
          <table:table-cell office:value-type="float" office:value="6152.1369876222">
            <text:p>6152,1369876222</text:p>
          </table:table-cell>
          <table:table-cell office:value-type="float" office:value="6659.5980950334">
            <text:p>6659,5980950334</text:p>
          </table:table-cell>
          <table:table-cell office:value-type="float" office:value="6630.9145655744">
            <text:p>6630,9145655744</text:p>
          </table:table-cell>
          <table:table-cell office:value-type="float" office:value="6933.5878691093">
            <text:p>6933,5878691093</text:p>
          </table:table-cell>
          <table:table-cell office:value-type="float" office:value="7447.0774529477">
            <text:p>7447,0774529477</text:p>
          </table:table-cell>
          <table:table-cell office:value-type="float" office:value="8014.6369089392">
            <text:p>8014,6369089392</text:p>
          </table:table-cell>
          <table:table-cell office:value-type="float" office:value="8931.5195350737">
            <text:p>8931,5195350737</text:p>
          </table:table-cell>
          <table:table-cell office:value-type="float" office:value="9624.0137332887">
            <text:p>9624,0137332887</text:p>
          </table:table-cell>
          <table:table-cell office:value-type="float" office:value="10537.9103730548">
            <text:p>10537,9103730548</text:p>
          </table:table-cell>
          <table:table-cell office:value-type="float" office:value="11500.5291506331">
            <text:p>11500,5291506331</text:p>
          </table:table-cell>
          <table:table-cell office:value-type="float" office:value="12928.2599422279">
            <text:p>12928,2599422279</text:p>
          </table:table-cell>
          <table:table-cell office:value-type="float" office:value="13405.1882370579">
            <text:p>13405,1882370579</text:p>
          </table:table-cell>
          <table:table-cell office:value-type="float" office:value="11546.8222513116">
            <text:p>11546,8222513116</text:p>
          </table:table-cell>
          <table:table-cell office:value-type="float" office:value="11984.8685698823">
            <text:p>11984,8685698823</text:p>
          </table:table-cell>
          <table:table-cell office:value-type="float" office:value="12999.4267391649">
            <text:p>12999,4267391649</text:p>
          </table:table-cell>
          <table:table-cell office:value-type="float" office:value="13679.1490041819">
            <text:p>13679,1490041819</text:p>
          </table:table-cell>
          <table:table-cell office:value-type="float" office:value="14301.7297553804">
            <text:p>14301,7297553804</text:p>
          </table:table-cell>
          <table:table-cell office:value-type="float" office:value="14935.5350183879">
            <text:p>14935,5350183879</text:p>
          </table:table-cell>
          <table:table-cell office:value-type="float" office:value="15383.4626350521">
            <text:p>15383,4626350521</text:p>
          </table:table-cell>
          <table:table-cell office:value-type="float" office:value="15945.5234844081">
            <text:p>15945,52348440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975.2565237838">
            <text:p>975,2565237838</text:p>
          </table:table-cell>
          <table:table-cell office:value-type="float" office:value="983.671373731">
            <text:p>983,671373731</text:p>
          </table:table-cell>
          <table:table-cell office:value-type="float" office:value="1003.7062969732">
            <text:p>1003,7062969732</text:p>
          </table:table-cell>
          <table:table-cell office:value-type="float" office:value="1026.9733732258">
            <text:p>1026,9733732258</text:p>
          </table:table-cell>
          <table:table-cell office:value-type="float" office:value="1079.4868252183">
            <text:p>1079,4868252183</text:p>
          </table:table-cell>
          <table:table-cell office:value-type="float" office:value="1113.6781687844">
            <text:p>1113,6781687844</text:p>
          </table:table-cell>
          <table:table-cell office:value-type="float" office:value="1134.6056924098">
            <text:p>1134,6056924098</text:p>
          </table:table-cell>
          <table:table-cell office:value-type="float" office:value="1148.8694247332">
            <text:p>1148,8694247332</text:p>
          </table:table-cell>
          <table:table-cell office:value-type="float" office:value="1195.746892402">
            <text:p>1195,746892402</text:p>
          </table:table-cell>
          <table:table-cell office:value-type="float" office:value="1256.6243404133">
            <text:p>1256,6243404133</text:p>
          </table:table-cell>
          <table:table-cell office:value-type="float" office:value="1324.8781708723">
            <text:p>1324,8781708723</text:p>
          </table:table-cell>
          <table:table-cell office:value-type="float" office:value="1374.7320682793">
            <text:p>1374,7320682793</text:p>
          </table:table-cell>
          <table:table-cell office:value-type="float" office:value="1428.7991611233">
            <text:p>1428,7991611233</text:p>
          </table:table-cell>
          <table:table-cell office:value-type="float" office:value="1499.1358333057">
            <text:p>1499,1358333057</text:p>
          </table:table-cell>
          <table:table-cell office:value-type="float" office:value="1554.8334249882">
            <text:p>1554,8334249882</text:p>
          </table:table-cell>
          <table:table-cell office:value-type="float" office:value="1587.0425441263">
            <text:p>1587,0425441263</text:p>
          </table:table-cell>
          <table:table-cell office:value-type="float" office:value="1659.3159859648">
            <text:p>1659,3159859648</text:p>
          </table:table-cell>
          <table:table-cell office:value-type="float" office:value="1698.2960814452">
            <text:p>1698,2960814452</text:p>
          </table:table-cell>
          <table:table-cell office:value-type="float" office:value="1715.9055624754">
            <text:p>1715,9055624754</text:p>
          </table:table-cell>
          <table:table-cell office:value-type="float" office:value="1750.5096072099">
            <text:p>1750,5096072099</text:p>
          </table:table-cell>
          <table:table-cell office:value-type="float" office:value="1792.0256297601">
            <text:p>1792,0256297601</text:p>
          </table:table-cell>
          <table:table-cell office:value-type="float" office:value="1785.2317313367">
            <text:p>1785,2317313367</text:p>
          </table:table-cell>
          <table:table-cell office:value-type="float" office:value="1792.2687244861">
            <text:p>1792,2687244861</text:p>
          </table:table-cell>
          <table:table-cell office:value-type="float" office:value="1778.3027112333">
            <text:p>1778,3027112333</text:p>
          </table:table-cell>
          <table:table-cell office:value-type="float" office:value="1819.972236028">
            <text:p>1819,972236028</text:p>
          </table:table-cell>
          <table:table-cell office:value-type="float" office:value="1861.1915517546">
            <text:p>1861,1915517546</text:p>
          </table:table-cell>
          <table:table-cell office:value-type="float" office:value="1895.4775969538">
            <text:p>1895,4775969538</text:p>
          </table:table-cell>
          <table:table-cell office:value-type="float" office:value="1938.013307083">
            <text:p>1938,013307083</text:p>
          </table:table-cell>
          <table:table-cell office:value-type="float" office:value="1968.9473692442">
            <text:p>1968,9473692442</text:p>
          </table:table-cell>
          <table:table-cell office:value-type="float" office:value="1984.826868933">
            <text:p>1984,826868933</text:p>
          </table:table-cell>
          <table:table-cell office:value-type="float" office:value="1987.8860822132">
            <text:p>1987,8860822132</text:p>
          </table:table-cell>
          <table:table-cell office:value-type="float" office:value="1974.5641952056">
            <text:p>1974,5641952056</text:p>
          </table:table-cell>
          <table:table-cell office:value-type="float" office:value="1954.7274273137">
            <text:p>1954,7274273137</text:p>
          </table:table-cell>
          <table:table-cell office:value-type="float" office:value="1973.8967587081">
            <text:p>1973,8967587081</text:p>
          </table:table-cell>
          <table:table-cell office:value-type="float" office:value="1988.078802168">
            <text:p>1988,078802168</text:p>
          </table:table-cell>
          <table:table-cell office:value-type="float" office:value="2026.5037385507">
            <text:p>2026,5037385507</text:p>
          </table:table-cell>
          <table:table-cell office:value-type="float" office:value="2089.8379076405">
            <text:p>2089,8379076405</text:p>
          </table:table-cell>
          <table:table-cell office:value-type="float" office:value="2157.1360176051">
            <text:p>2157,1360176051</text:p>
          </table:table-cell>
          <table:table-cell office:value-type="float" office:value="2164.6225409273">
            <text:p>2164,6225409273</text:p>
          </table:table-cell>
          <table:table-cell office:value-type="float" office:value="2200.4129743778">
            <text:p>2200,4129743778</text:p>
          </table:table-cell>
          <table:table-cell office:value-type="float" office:value="2289.6688014601">
            <text:p>2289,6688014601</text:p>
          </table:table-cell>
          <table:table-cell office:value-type="float" office:value="2334.9180845047">
            <text:p>2334,9180845047</text:p>
          </table:table-cell>
          <table:table-cell office:value-type="float" office:value="2397.7973819299">
            <text:p>2397,7973819299</text:p>
          </table:table-cell>
          <table:table-cell office:value-type="float" office:value="2493.9233485011">
            <text:p>2493,9233485011</text:p>
          </table:table-cell>
          <table:table-cell office:value-type="float" office:value="2658.6522034024">
            <text:p>2658,6522034024</text:p>
          </table:table-cell>
          <table:table-cell office:value-type="float" office:value="2808.525855627">
            <text:p>2808,525855627</text:p>
          </table:table-cell>
          <table:table-cell office:value-type="float" office:value="2994.5576564215">
            <text:p>2994,5576564215</text:p>
          </table:table-cell>
          <table:table-cell office:value-type="float" office:value="3213.8355468576">
            <text:p>3213,8355468576</text:p>
          </table:table-cell>
          <table:table-cell office:value-type="float" office:value="3350.8319946602">
            <text:p>3350,8319946602</text:p>
          </table:table-cell>
          <table:table-cell office:value-type="float" office:value="3382.8901511787">
            <text:p>3382,8901511787</text:p>
          </table:table-cell>
          <table:table-cell office:value-type="float" office:value="3588.0941240885">
            <text:p>3588,0941240885</text:p>
          </table:table-cell>
          <table:table-cell office:value-type="float" office:value="3757.5330114579">
            <text:p>3757,5330114579</text:p>
          </table:table-cell>
          <table:table-cell office:value-type="float" office:value="3891.0132573408">
            <text:p>3891,0132573408</text:p>
          </table:table-cell>
          <table:table-cell office:value-type="float" office:value="4038.1263473158">
            <text:p>4038,1263473158</text:p>
          </table:table-cell>
          <table:table-cell office:value-type="float" office:value="4163.2223749747">
            <text:p>4163,2223749747</text:p>
          </table:table-cell>
          <table:table-cell office:value-type="float" office:value="4267.4143515026">
            <text:p>4267,4143515026</text:p>
          </table:table-cell>
          <table:table-cell office:value-type="float" office:value="4383.4071828825">
            <text:p>4383,407182882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ow income</text:p>
          </table:table-cell>
          <table:table-cell office:value-type="string">
            <text:p>LI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2" office:value-type="string">
            <text:p>..</text:p>
          </table:table-cell>
          <table:table-cell office:value-type="float" office:value="476.4792752989">
            <text:p>476,4792752989</text:p>
          </table:table-cell>
          <table:table-cell office:value-type="float" office:value="469.3265703551">
            <text:p>469,3265703551</text:p>
          </table:table-cell>
          <table:table-cell office:value-type="float" office:value="465.1170676169">
            <text:p>465,1170676169</text:p>
          </table:table-cell>
          <table:table-cell office:value-type="float" office:value="465.6901009711">
            <text:p>465,6901009711</text:p>
          </table:table-cell>
          <table:table-cell office:value-type="float" office:value="469.8301376659">
            <text:p>469,8301376659</text:p>
          </table:table-cell>
          <table:table-cell office:value-type="float" office:value="472.0014692929">
            <text:p>472,0014692929</text:p>
          </table:table-cell>
          <table:table-cell office:value-type="float" office:value="476.4031295059">
            <text:p>476,4031295059</text:p>
          </table:table-cell>
          <table:table-cell office:value-type="float" office:value="471.2076476454">
            <text:p>471,2076476454</text:p>
          </table:table-cell>
          <table:table-cell office:value-type="float" office:value="460.4781790437">
            <text:p>460,4781790437</text:p>
          </table:table-cell>
          <table:table-cell office:value-type="float" office:value="449.5744340439">
            <text:p>449,5744340439</text:p>
          </table:table-cell>
          <table:table-cell office:value-type="float" office:value="421.1044963914">
            <text:p>421,1044963914</text:p>
          </table:table-cell>
          <table:table-cell office:value-type="float" office:value="408.7041228533">
            <text:p>408,7041228533</text:p>
          </table:table-cell>
          <table:table-cell office:value-type="float" office:value="403.803325202">
            <text:p>403,803325202</text:p>
          </table:table-cell>
          <table:table-cell office:value-type="float" office:value="407.8154504668">
            <text:p>407,8154504668</text:p>
          </table:table-cell>
          <table:table-cell office:value-type="float" office:value="420.4894678164">
            <text:p>420,4894678164</text:p>
          </table:table-cell>
          <table:table-cell office:value-type="float" office:value="423.4251503747">
            <text:p>423,4251503747</text:p>
          </table:table-cell>
          <table:table-cell office:value-type="float" office:value="425.0663024153">
            <text:p>425,0663024153</text:p>
          </table:table-cell>
          <table:table-cell office:value-type="float" office:value="426.8042561332">
            <text:p>426,8042561332</text:p>
          </table:table-cell>
          <table:table-cell office:value-type="float" office:value="422.8326241967">
            <text:p>422,8326241967</text:p>
          </table:table-cell>
          <table:table-cell office:value-type="float" office:value="430.30037515">
            <text:p>430,30037515</text:p>
          </table:table-cell>
          <table:table-cell office:value-type="float" office:value="427.3647391627">
            <text:p>427,3647391627</text:p>
          </table:table-cell>
          <table:table-cell office:value-type="float" office:value="428.0656334972">
            <text:p>428,0656334972</text:p>
          </table:table-cell>
          <table:table-cell office:value-type="float" office:value="439.6839668534">
            <text:p>439,6839668534</text:p>
          </table:table-cell>
          <table:table-cell office:value-type="float" office:value="453.6071518764">
            <text:p>453,6071518764</text:p>
          </table:table-cell>
          <table:table-cell office:value-type="float" office:value="463.6953238648">
            <text:p>463,6953238648</text:p>
          </table:table-cell>
          <table:table-cell office:value-type="float" office:value="480.0844745281">
            <text:p>480,0844745281</text:p>
          </table:table-cell>
          <table:table-cell office:value-type="float" office:value="490.629167876">
            <text:p>490,629167876</text:p>
          </table:table-cell>
          <table:table-cell office:value-type="float" office:value="503.557675089">
            <text:p>503,557675089</text:p>
          </table:table-cell>
          <table:table-cell office:value-type="float" office:value="522.0282830516">
            <text:p>522,0282830516</text:p>
          </table:table-cell>
          <table:table-cell office:value-type="float" office:value="537.5838301761">
            <text:p>537,5838301761</text:p>
          </table:table-cell>
          <table:table-cell office:value-type="float" office:value="543.6843209782">
            <text:p>543,6843209782</text:p>
          </table:table-cell>
          <table:table-cell office:value-type="float" office:value="560.6503460547">
            <text:p>560,6503460547</text:p>
          </table:table-cell>
          <table:table-cell office:value-type="float" office:value="579.0634699567">
            <text:p>579,0634699567</text:p>
          </table:table-cell>
          <table:table-cell office:value-type="float" office:value="590.1403481945">
            <text:p>590,1403481945</text:p>
          </table:table-cell>
          <table:table-cell office:value-type="float" office:value="598.5903277358">
            <text:p>598,59032773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65.8352590861">
            <text:p>565,8352590861</text:p>
          </table:table-cell>
          <table:table-cell office:value-type="float" office:value="573.4277887667">
            <text:p>573,4277887667</text:p>
          </table:table-cell>
          <table:table-cell office:value-type="float" office:value="580.981272385">
            <text:p>580,981272385</text:p>
          </table:table-cell>
          <table:table-cell office:value-type="float" office:value="595.9004686268">
            <text:p>595,9004686268</text:p>
          </table:table-cell>
          <table:table-cell office:value-type="float" office:value="617.3737386748">
            <text:p>617,3737386748</text:p>
          </table:table-cell>
          <table:table-cell office:value-type="float" office:value="614.4259804315">
            <text:p>614,4259804315</text:p>
          </table:table-cell>
          <table:table-cell office:value-type="float" office:value="606.9306479707">
            <text:p>606,9306479707</text:p>
          </table:table-cell>
          <table:table-cell office:value-type="float" office:value="604.2726328436">
            <text:p>604,2726328436</text:p>
          </table:table-cell>
          <table:table-cell office:value-type="float" office:value="618.1893984291">
            <text:p>618,1893984291</text:p>
          </table:table-cell>
          <table:table-cell office:value-type="float" office:value="650.5116744729">
            <text:p>650,5116744729</text:p>
          </table:table-cell>
          <table:table-cell office:value-type="float" office:value="686.8858198225">
            <text:p>686,8858198225</text:p>
          </table:table-cell>
          <table:table-cell office:value-type="float" office:value="704.3454589006">
            <text:p>704,3454589006</text:p>
          </table:table-cell>
          <table:table-cell office:value-type="float" office:value="703.8339000986">
            <text:p>703,8339000986</text:p>
          </table:table-cell>
          <table:table-cell office:value-type="float" office:value="721.9939558553">
            <text:p>721,9939558553</text:p>
          </table:table-cell>
          <table:table-cell office:value-type="float" office:value="743.6206051164">
            <text:p>743,6206051164</text:p>
          </table:table-cell>
          <table:table-cell office:value-type="float" office:value="757.0502344692">
            <text:p>757,0502344692</text:p>
          </table:table-cell>
          <table:table-cell office:value-type="float" office:value="783.5828376962">
            <text:p>783,5828376962</text:p>
          </table:table-cell>
          <table:table-cell office:value-type="float" office:value="817.5411071447">
            <text:p>817,5411071447</text:p>
          </table:table-cell>
          <table:table-cell office:value-type="float" office:value="831.6468637186">
            <text:p>831,6468637186</text:p>
          </table:table-cell>
          <table:table-cell office:value-type="float" office:value="829.1440280924">
            <text:p>829,1440280924</text:p>
          </table:table-cell>
          <table:table-cell office:value-type="float" office:value="856.1520820277">
            <text:p>856,1520820277</text:p>
          </table:table-cell>
          <table:table-cell office:value-type="float" office:value="859.5549153811">
            <text:p>859,5549153811</text:p>
          </table:table-cell>
          <table:table-cell office:value-type="float" office:value="863.018431672">
            <text:p>863,018431672</text:p>
          </table:table-cell>
          <table:table-cell office:value-type="float" office:value="871.9170729297">
            <text:p>871,9170729297</text:p>
          </table:table-cell>
          <table:table-cell office:value-type="float" office:value="876.5859640357">
            <text:p>876,5859640357</text:p>
          </table:table-cell>
          <table:table-cell office:value-type="float" office:value="888.5563093067">
            <text:p>888,5563093067</text:p>
          </table:table-cell>
          <table:table-cell office:value-type="float" office:value="893.5289640336">
            <text:p>893,5289640336</text:p>
          </table:table-cell>
          <table:table-cell office:value-type="float" office:value="896.6764644425">
            <text:p>896,6764644425</text:p>
          </table:table-cell>
          <table:table-cell office:value-type="float" office:value="928.6557038172">
            <text:p>928,6557038172</text:p>
          </table:table-cell>
          <table:table-cell office:value-type="float" office:value="952.7330394783">
            <text:p>952,7330394783</text:p>
          </table:table-cell>
          <table:table-cell office:value-type="float" office:value="965.2023366825">
            <text:p>965,2023366825</text:p>
          </table:table-cell>
          <table:table-cell office:value-type="float" office:value="955.2489326932">
            <text:p>955,2489326932</text:p>
          </table:table-cell>
          <table:table-cell office:value-type="float" office:value="955.6689829505">
            <text:p>955,6689829505</text:p>
          </table:table-cell>
          <table:table-cell office:value-type="float" office:value="952.9302827135">
            <text:p>952,9302827135</text:p>
          </table:table-cell>
          <table:table-cell office:value-type="float" office:value="962.6269126664">
            <text:p>962,6269126664</text:p>
          </table:table-cell>
          <table:table-cell office:value-type="float" office:value="989.2475076655">
            <text:p>989,2475076655</text:p>
          </table:table-cell>
          <table:table-cell office:value-type="float" office:value="1027.5600136716">
            <text:p>1027,5600136716</text:p>
          </table:table-cell>
          <table:table-cell office:value-type="float" office:value="1048.1441761485">
            <text:p>1048,1441761485</text:p>
          </table:table-cell>
          <table:table-cell office:value-type="float" office:value="1034.7356906532">
            <text:p>1034,7356906532</text:p>
          </table:table-cell>
          <table:table-cell office:value-type="float" office:value="1061.8871287659">
            <text:p>1061,8871287659</text:p>
          </table:table-cell>
          <table:table-cell office:value-type="float" office:value="1088.9430729927">
            <text:p>1088,9430729927</text:p>
          </table:table-cell>
          <table:table-cell office:value-type="float" office:value="1116.4106507885">
            <text:p>1116,4106507885</text:p>
          </table:table-cell>
          <table:table-cell office:value-type="float" office:value="1138.3513850603">
            <text:p>1138,3513850603</text:p>
          </table:table-cell>
          <table:table-cell office:value-type="float" office:value="1190.3243777742">
            <text:p>1190,3243777742</text:p>
          </table:table-cell>
          <table:table-cell office:value-type="float" office:value="1269.9307282881">
            <text:p>1269,9307282881</text:p>
          </table:table-cell>
          <table:table-cell office:value-type="float" office:value="1333.9183881159">
            <text:p>1333,9183881159</text:p>
          </table:table-cell>
          <table:table-cell office:value-type="float" office:value="1412.1811037709">
            <text:p>1412,1811037709</text:p>
          </table:table-cell>
          <table:table-cell office:value-type="float" office:value="1500.0994144168">
            <text:p>1500,0994144168</text:p>
          </table:table-cell>
          <table:table-cell office:value-type="float" office:value="1550.0622361185">
            <text:p>1550,0622361185</text:p>
          </table:table-cell>
          <table:table-cell office:value-type="float" office:value="1601.1353741857">
            <text:p>1601,1353741857</text:p>
          </table:table-cell>
          <table:table-cell office:value-type="float" office:value="1692.0270154988">
            <text:p>1692,0270154988</text:p>
          </table:table-cell>
          <table:table-cell office:value-type="float" office:value="1755.4189542013">
            <text:p>1755,4189542013</text:p>
          </table:table-cell>
          <table:table-cell office:value-type="float" office:value="1817.2013194659">
            <text:p>1817,2013194659</text:p>
          </table:table-cell>
          <table:table-cell office:value-type="float" office:value="1889.2825558528">
            <text:p>1889,2825558528</text:p>
          </table:table-cell>
          <table:table-cell office:value-type="float" office:value="1966.9918650885">
            <text:p>1966,9918650885</text:p>
          </table:table-cell>
          <table:table-cell office:value-type="float" office:value="2043.825242555">
            <text:p>2043,825242555</text:p>
          </table:table-cell>
          <table:table-cell office:value-type="float" office:value="2117.2090638962">
            <text:p>2117,20906389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7085.591034599">
            <text:p>27085,591034599</text:p>
          </table:table-cell>
          <table:table-cell office:value-type="float" office:value="27867.7813926412">
            <text:p>27867,7813926412</text:p>
          </table:table-cell>
          <table:table-cell office:value-type="float" office:value="27902.5261750005">
            <text:p>27902,5261750005</text:p>
          </table:table-cell>
          <table:table-cell office:value-type="float" office:value="28563.7962994926">
            <text:p>28563,7962994926</text:p>
          </table:table-cell>
          <table:table-cell office:value-type="float" office:value="30467.4525053972">
            <text:p>30467,4525053972</text:p>
          </table:table-cell>
          <table:table-cell office:value-type="float" office:value="29901.4154996991">
            <text:p>29901,4154996991</text:p>
          </table:table-cell>
          <table:table-cell office:value-type="float" office:value="30015.244266117">
            <text:p>30015,244266117</text:p>
          </table:table-cell>
          <table:table-cell office:value-type="float" office:value="29981.5239513973">
            <text:p>29981,5239513973</text:p>
          </table:table-cell>
          <table:table-cell office:value-type="float" office:value="31156.3929231969">
            <text:p>31156,3929231969</text:p>
          </table:table-cell>
          <table:table-cell office:value-type="float" office:value="34096.0649150147">
            <text:p>34096,0649150147</text:p>
          </table:table-cell>
          <table:table-cell office:value-type="float" office:value="35457.2357263496">
            <text:p>35457,2357263496</text:p>
          </table:table-cell>
          <table:table-cell office:value-type="float" office:value="36057.4545649601">
            <text:p>36057,4545649601</text:p>
          </table:table-cell>
          <table:table-cell office:value-type="float" office:value="37973.1601384384">
            <text:p>37973,1601384384</text:p>
          </table:table-cell>
          <table:table-cell office:value-type="float" office:value="40677.8999706537">
            <text:p>40677,8999706537</text:p>
          </table:table-cell>
          <table:table-cell office:value-type="float" office:value="41842.2230973305">
            <text:p>41842,2230973305</text:p>
          </table:table-cell>
          <table:table-cell office:value-type="float" office:value="38667.8731800886">
            <text:p>38667,8731800886</text:p>
          </table:table-cell>
          <table:table-cell office:value-type="float" office:value="39452.0962191387">
            <text:p>39452,0962191387</text:p>
          </table:table-cell>
          <table:table-cell office:value-type="float" office:value="40001.8770952766">
            <text:p>40001,8770952766</text:p>
          </table:table-cell>
          <table:table-cell office:value-type="float" office:value="41557.3052955045">
            <text:p>41557,3052955045</text:p>
          </table:table-cell>
          <table:table-cell office:value-type="float" office:value="42432.5617878676">
            <text:p>42432,5617878676</text:p>
          </table:table-cell>
          <table:table-cell office:value-type="float" office:value="42637.318543117">
            <text:p>42637,318543117</text:p>
          </table:table-cell>
          <table:table-cell office:value-type="float" office:value="42277.6013648631">
            <text:p>42277,6013648631</text:p>
          </table:table-cell>
          <table:table-cell office:value-type="float" office:value="42720.7950511756">
            <text:p>42720,7950511756</text:p>
          </table:table-cell>
          <table:table-cell office:value-type="float" office:value="43986.0798933195">
            <text:p>43986,0798933195</text:p>
          </table:table-cell>
          <table:table-cell office:value-type="float" office:value="46659.4879243767">
            <text:p>46659,4879243767</text:p>
          </table:table-cell>
          <table:table-cell office:value-type="float" office:value="47869.4833743857">
            <text:p>47869,4833743857</text:p>
          </table:table-cell>
          <table:table-cell office:value-type="float" office:value="52413.050754269">
            <text:p>52413,050754269</text:p>
          </table:table-cell>
          <table:table-cell office:value-type="float" office:value="54131.9196013879">
            <text:p>54131,9196013879</text:p>
          </table:table-cell>
          <table:table-cell office:value-type="float" office:value="58288.7672145164">
            <text:p>58288,7672145164</text:p>
          </table:table-cell>
          <table:table-cell office:value-type="float" office:value="63380.4728401178">
            <text:p>63380,4728401178</text:p>
          </table:table-cell>
          <table:table-cell office:value-type="float" office:value="65921.9101702064">
            <text:p>65921,9101702064</text:p>
          </table:table-cell>
          <table:table-cell office:value-type="float" office:value="70667.2383696508">
            <text:p>70667,2383696508</text:p>
          </table:table-cell>
          <table:table-cell office:value-type="float" office:value="71003.6691215861">
            <text:p>71003,6691215861</text:p>
          </table:table-cell>
          <table:table-cell office:value-type="float" office:value="72999.737639745">
            <text:p>72999,737639745</text:p>
          </table:table-cell>
          <table:table-cell office:value-type="float" office:value="74763.8711649338">
            <text:p>74763,8711649338</text:p>
          </table:table-cell>
          <table:table-cell office:value-type="float" office:value="74776.8054689525">
            <text:p>74776,8054689525</text:p>
          </table:table-cell>
          <table:table-cell office:value-type="float" office:value="74790.0675957683">
            <text:p>74790,0675957683</text:p>
          </table:table-cell>
          <table:table-cell office:value-type="float" office:value="78075.530561911">
            <text:p>78075,530561911</text:p>
          </table:table-cell>
          <table:table-cell office:value-type="float" office:value="81771.4409779514">
            <text:p>81771,4409779514</text:p>
          </table:table-cell>
          <table:table-cell office:value-type="float" office:value="87516.4451246196">
            <text:p>87516,4451246196</text:p>
          </table:table-cell>
          <table:table-cell office:value-type="float" office:value="93462.9248464056">
            <text:p>93462,9248464056</text:p>
          </table:table-cell>
          <table:table-cell office:value-type="float" office:value="94695.3392381768">
            <text:p>94695,3392381768</text:p>
          </table:table-cell>
          <table:table-cell office:value-type="float" office:value="97287.5972796707">
            <text:p>97287,5972796707</text:p>
          </table:table-cell>
          <table:table-cell office:value-type="float" office:value="97678.4605355307">
            <text:p>97678,4605355307</text:p>
          </table:table-cell>
          <table:table-cell office:value-type="float" office:value="99778.4687902506">
            <text:p>99778,4687902506</text:p>
          </table:table-cell>
          <table:table-cell office:value-type="float" office:value="101380.774586459">
            <text:p>101380,774586459</text:p>
          </table:table-cell>
          <table:table-cell office:value-type="float" office:value="104943.440343903">
            <text:p>104943,440343903</text:p>
          </table:table-cell>
          <table:table-cell office:value-type="float" office:value="111968.349480982">
            <text:p>111968,349480982</text:p>
          </table:table-cell>
          <table:table-cell office:value-type="float" office:value="108577.352288198">
            <text:p>108577,352288198</text:p>
          </table:table-cell>
          <table:table-cell office:value-type="float" office:value="101939.613397919">
            <text:p>101939,613397919</text:p>
          </table:table-cell>
          <table:table-cell office:value-type="float" office:value="104965.306078267">
            <text:p>104965,306078267</text:p>
          </table:table-cell>
          <table:table-cell office:value-type="float" office:value="105264.748445355">
            <text:p>105264,748445355</text:p>
          </table:table-cell>
          <table:table-cell office:value-type="float" office:value="102404.611908171">
            <text:p>102404,611908171</text:p>
          </table:table-cell>
          <table:table-cell office:value-type="float" office:value="103721.747011941">
            <text:p>103721,747011941</text:p>
          </table:table-cell>
          <table:table-cell office:value-type="float" office:value="107152.908941893">
            <text:p>107152,908941893</text:p>
          </table:table-cell>
          <table:table-cell office:value-type="float" office:value="107648.608007826">
            <text:p>107648,608007826</text:p>
          </table:table-cell>
          <table:table-cell office:value-type="float" office:value="108600.934880422">
            <text:p>108600,9348804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2" office:value-type="string">
            <text:p>..</text:p>
          </table:table-cell>
          <table:table-cell office:value-type="float" office:value="16448.8382886037">
            <text:p>16448,8382886037</text:p>
          </table:table-cell>
          <table:table-cell office:value-type="float" office:value="17419.4345867908">
            <text:p>17419,4345867908</text:p>
          </table:table-cell>
          <table:table-cell office:value-type="float" office:value="18129.3881040168">
            <text:p>18129,3881040168</text:p>
          </table:table-cell>
          <table:table-cell office:value-type="float" office:value="17515.8343629199">
            <text:p>17515,8343629199</text:p>
          </table:table-cell>
          <table:table-cell office:value-type="float" office:value="17923.9918518951">
            <text:p>17923,9918518951</text:p>
          </table:table-cell>
          <table:table-cell office:value-type="float" office:value="19648.6323902653">
            <text:p>19648,6323902653</text:p>
          </table:table-cell>
          <table:table-cell office:value-type="float" office:value="20351.3454209216">
            <text:p>20351,3454209216</text:p>
          </table:table-cell>
          <table:table-cell office:value-type="float" office:value="20602.1524374633">
            <text:p>20602,1524374633</text:p>
          </table:table-cell>
          <table:table-cell office:value-type="float" office:value="21532.300213223">
            <text:p>21532,300213223</text:p>
          </table:table-cell>
          <table:table-cell office:value-type="float" office:value="21700.2040796667">
            <text:p>21700,2040796667</text:p>
          </table:table-cell>
          <table:table-cell office:value-type="float" office:value="23996.3811004586">
            <text:p>23996,3811004586</text:p>
          </table:table-cell>
          <table:table-cell office:value-type="float" office:value="24703.330614659">
            <text:p>24703,330614659</text:p>
          </table:table-cell>
          <table:table-cell office:value-type="float" office:value="25235.067708427">
            <text:p>25235,067708427</text:p>
          </table:table-cell>
          <table:table-cell office:value-type="float" office:value="25544.5547244556">
            <text:p>25544,5547244556</text:p>
          </table:table-cell>
          <table:table-cell office:value-type="float" office:value="24928.2335325849">
            <text:p>24928,2335325849</text:p>
          </table:table-cell>
          <table:table-cell office:value-type="float" office:value="24363.6147203356">
            <text:p>24363,6147203356</text:p>
          </table:table-cell>
          <table:table-cell office:value-type="float" office:value="22780.5746327078">
            <text:p>22780,5746327078</text:p>
          </table:table-cell>
          <table:table-cell office:value-type="float" office:value="21777.4572053406">
            <text:p>21777,4572053406</text:p>
          </table:table-cell>
          <table:table-cell office:value-type="float" office:value="22524.4368729561">
            <text:p>22524,4368729561</text:p>
          </table:table-cell>
          <table:table-cell office:value-type="float" office:value="22640.5699720586">
            <text:p>22640,5699720586</text:p>
          </table:table-cell>
          <table:table-cell office:value-type="float" office:value="24072.0284882643">
            <text:p>24072,0284882643</text:p>
          </table:table-cell>
          <table:table-cell office:value-type="float" office:value="26220.1356278002">
            <text:p>26220,1356278002</text:p>
          </table:table-cell>
          <table:table-cell office:value-type="float" office:value="32438.3186201506">
            <text:p>32438,3186201506</text:p>
          </table:table-cell>
          <table:table-cell office:value-type="float" office:value="34246.079189694">
            <text:p>34246,079189694</text:p>
          </table:table-cell>
          <table:table-cell office:value-type="float" office:value="37959.0963874516">
            <text:p>37959,0963874516</text:p>
          </table:table-cell>
          <table:table-cell office:value-type="float" office:value="42537.7274450567">
            <text:p>42537,7274450567</text:p>
          </table:table-cell>
          <table:table-cell office:value-type="float" office:value="43081.3772607057">
            <text:p>43081,3772607057</text:p>
          </table:table-cell>
          <table:table-cell office:value-type="float" office:value="42739.3759736194">
            <text:p>42739,3759736194</text:p>
          </table:table-cell>
          <table:table-cell office:value-type="float" office:value="52374.7944457228">
            <text:p>52374,7944457228</text:p>
          </table:table-cell>
          <table:table-cell office:value-type="float" office:value="62279.490715389">
            <text:p>62279,490715389</text:p>
          </table:table-cell>
          <table:table-cell office:value-type="float" office:value="66449.1230410897">
            <text:p>66449,1230410897</text:p>
          </table:table-cell>
          <table:table-cell office:value-type="float" office:value="72183.5834497536">
            <text:p>72183,5834497536</text:p>
          </table:table-cell>
          <table:table-cell office:value-type="float" office:value="69749.1027836703">
            <text:p>69749,1027836703</text:p>
          </table:table-cell>
          <table:table-cell office:value-type="float" office:value="53580.4495991286">
            <text:p>53580,4495991286</text:p>
          </table:table-cell>
          <table:table-cell office:value-type="float" office:value="52144.0364222584">
            <text:p>52144,036422258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MK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3853.9219129671">
            <text:p>3853,9219129671</text:p>
          </table:table-cell>
          <table:table-cell office:value-type="float" office:value="3621.4134853042">
            <text:p>3621,4134853042</text:p>
          </table:table-cell>
          <table:table-cell office:value-type="float" office:value="3391.5604600457">
            <text:p>3391,5604600457</text:p>
          </table:table-cell>
          <table:table-cell office:value-type="float" office:value="3145.5606898477">
            <text:p>3145,5606898477</text:p>
          </table:table-cell>
          <table:table-cell office:value-type="float" office:value="3093.8820979506">
            <text:p>3093,8820979506</text:p>
          </table:table-cell>
          <table:table-cell office:value-type="float" office:value="3057.0042264058">
            <text:p>3057,0042264058</text:p>
          </table:table-cell>
          <table:table-cell office:value-type="float" office:value="3083.6069903217">
            <text:p>3083,6069903217</text:p>
          </table:table-cell>
          <table:table-cell office:value-type="float" office:value="3112.1231336496">
            <text:p>3112,1231336496</text:p>
          </table:table-cell>
          <table:table-cell office:value-type="float" office:value="3197.3532392162">
            <text:p>3197,3532392162</text:p>
          </table:table-cell>
          <table:table-cell office:value-type="float" office:value="3315.7566079214">
            <text:p>3315,7566079214</text:p>
          </table:table-cell>
          <table:table-cell office:value-type="float" office:value="3448.8344524199">
            <text:p>3448,8344524199</text:p>
          </table:table-cell>
          <table:table-cell office:value-type="float" office:value="3329.9208262023">
            <text:p>3329,9208262023</text:p>
          </table:table-cell>
          <table:table-cell office:value-type="float" office:value="3369.6320480662">
            <text:p>3369,6320480662</text:p>
          </table:table-cell>
          <table:table-cell office:value-type="float" office:value="3436.9676047855">
            <text:p>3436,9676047855</text:p>
          </table:table-cell>
          <table:table-cell office:value-type="float" office:value="3591.2933264313">
            <text:p>3591,2933264313</text:p>
          </table:table-cell>
          <table:table-cell office:value-type="float" office:value="3755.0365918725">
            <text:p>3755,0365918725</text:p>
          </table:table-cell>
          <table:table-cell office:value-type="float" office:value="3942.4361335793">
            <text:p>3942,4361335793</text:p>
          </table:table-cell>
          <table:table-cell office:value-type="float" office:value="4192.9484874595">
            <text:p>4192,9484874595</text:p>
          </table:table-cell>
          <table:table-cell office:value-type="float" office:value="4418.2674285738">
            <text:p>4418,2674285738</text:p>
          </table:table-cell>
          <table:table-cell office:value-type="float" office:value="4398.7738048357">
            <text:p>4398,7738048357</text:p>
          </table:table-cell>
          <table:table-cell office:value-type="float" office:value="4542.9041044918">
            <text:p>4542,9041044918</text:p>
          </table:table-cell>
          <table:table-cell office:value-type="float" office:value="4645.5150023104">
            <text:p>4645,5150023104</text:p>
          </table:table-cell>
          <table:table-cell office:value-type="float" office:value="4620.6373165882">
            <text:p>4620,6373165882</text:p>
          </table:table-cell>
          <table:table-cell office:value-type="float" office:value="4751.9014106374">
            <text:p>4751,9014106374</text:p>
          </table:table-cell>
          <table:table-cell office:value-type="float" office:value="4920.2160625919">
            <text:p>4920,2160625919</text:p>
          </table:table-cell>
          <table:table-cell office:value-type="float" office:value="5104.7773884409">
            <text:p>5104,7773884409</text:p>
          </table:table-cell>
          <table:table-cell office:value-type="float" office:value="5222.826746651">
            <text:p>5222,8267466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716.0817711593">
            <text:p>716,0817711593</text:p>
          </table:table-cell>
          <table:table-cell office:value-type="float" office:value="713.3773827846">
            <text:p>713,3773827846</text:p>
          </table:table-cell>
          <table:table-cell office:value-type="float" office:value="712.0040564818">
            <text:p>712,0040564818</text:p>
          </table:table-cell>
          <table:table-cell office:value-type="float" office:value="688.1816964494">
            <text:p>688,1816964494</text:p>
          </table:table-cell>
          <table:table-cell office:value-type="float" office:value="697.7916656018">
            <text:p>697,7916656018</text:p>
          </table:table-cell>
          <table:table-cell office:value-type="float" office:value="677.291224192">
            <text:p>677,291224192</text:p>
          </table:table-cell>
          <table:table-cell office:value-type="float" office:value="673.8274680596">
            <text:p>673,8274680596</text:p>
          </table:table-cell>
          <table:table-cell office:value-type="float" office:value="692.9413433637">
            <text:p>692,9413433637</text:p>
          </table:table-cell>
          <table:table-cell office:value-type="float" office:value="721.1514332686">
            <text:p>721,1514332686</text:p>
          </table:table-cell>
          <table:table-cell office:value-type="float" office:value="728.4218709315">
            <text:p>728,4218709315</text:p>
          </table:table-cell>
          <table:table-cell office:value-type="float" office:value="746.5219734798">
            <text:p>746,5219734798</text:p>
          </table:table-cell>
          <table:table-cell office:value-type="float" office:value="755.0127203306">
            <text:p>755,0127203306</text:p>
          </table:table-cell>
          <table:table-cell office:value-type="float" office:value="725.1483769447">
            <text:p>725,1483769447</text:p>
          </table:table-cell>
          <table:table-cell office:value-type="float" office:value="686.7821626541">
            <text:p>686,7821626541</text:p>
          </table:table-cell>
          <table:table-cell office:value-type="float" office:value="681.1904055806">
            <text:p>681,1904055806</text:p>
          </table:table-cell>
          <table:table-cell office:value-type="float" office:value="670.5718338896">
            <text:p>670,5718338896</text:p>
          </table:table-cell>
          <table:table-cell office:value-type="float" office:value="631.8126623502">
            <text:p>631,8126623502</text:p>
          </table:table-cell>
          <table:table-cell office:value-type="float" office:value="628.5777785122">
            <text:p>628,5777785122</text:p>
          </table:table-cell>
          <table:table-cell office:value-type="float" office:value="594.5950291901">
            <text:p>594,5950291901</text:p>
          </table:table-cell>
          <table:table-cell office:value-type="float" office:value="634.7233377932">
            <text:p>634,7233377932</text:p>
          </table:table-cell>
          <table:table-cell office:value-type="float" office:value="621.7154766349">
            <text:p>621,7154766349</text:p>
          </table:table-cell>
          <table:table-cell office:value-type="float" office:value="545.4720135039">
            <text:p>545,4720135039</text:p>
          </table:table-cell>
          <table:table-cell office:value-type="float" office:value="520.3559145133">
            <text:p>520,3559145133</text:p>
          </table:table-cell>
          <table:table-cell office:value-type="float" office:value="510.12592669">
            <text:p>510,12592669</text:p>
          </table:table-cell>
          <table:table-cell office:value-type="float" office:value="504.1502908154">
            <text:p>504,1502908154</text:p>
          </table:table-cell>
          <table:table-cell office:value-type="float" office:value="495.6554464188">
            <text:p>495,6554464188</text:p>
          </table:table-cell>
          <table:table-cell office:value-type="float" office:value="491.2758752722">
            <text:p>491,2758752722</text:p>
          </table:table-cell>
          <table:table-cell office:value-type="float" office:value="483.2625979774">
            <text:p>483,2625979774</text:p>
          </table:table-cell>
          <table:table-cell office:value-type="float" office:value="485.8105986195">
            <text:p>485,8105986195</text:p>
          </table:table-cell>
          <table:table-cell office:value-type="float" office:value="491.4355261089">
            <text:p>491,4355261089</text:p>
          </table:table-cell>
          <table:table-cell office:value-type="float" office:value="492.3989088327">
            <text:p>492,3989088327</text:p>
          </table:table-cell>
          <table:table-cell office:value-type="float" office:value="448.0355092518">
            <text:p>448,0355092518</text:p>
          </table:table-cell>
          <table:table-cell office:value-type="float" office:value="440.1372104672">
            <text:p>440,1372104672</text:p>
          </table:table-cell>
          <table:table-cell office:value-type="float" office:value="436.1016674063">
            <text:p>436,1016674063</text:p>
          </table:table-cell>
          <table:table-cell office:value-type="float" office:value="422.7461607591">
            <text:p>422,7461607591</text:p>
          </table:table-cell>
          <table:table-cell office:value-type="float" office:value="416.9383207855">
            <text:p>416,9383207855</text:p>
          </table:table-cell>
          <table:table-cell office:value-type="float" office:value="412.808337481">
            <text:p>412,808337481</text:p>
          </table:table-cell>
          <table:table-cell office:value-type="float" office:value="414.7742537129">
            <text:p>414,7742537129</text:p>
          </table:table-cell>
          <table:table-cell office:value-type="float" office:value="417.6666760212">
            <text:p>417,6666760212</text:p>
          </table:table-cell>
          <table:table-cell office:value-type="float" office:value="423.5761411621">
            <text:p>423,5761411621</text:p>
          </table:table-cell>
          <table:table-cell office:value-type="float" office:value="430.1089962692">
            <text:p>430,1089962692</text:p>
          </table:table-cell>
          <table:table-cell office:value-type="float" office:value="442.1358235385">
            <text:p>442,1358235385</text:p>
          </table:table-cell>
          <table:table-cell office:value-type="float" office:value="374.4890908074">
            <text:p>374,4890908074</text:p>
          </table:table-cell>
          <table:table-cell office:value-type="float" office:value="398.9019785553">
            <text:p>398,9019785553</text:p>
          </table:table-cell>
          <table:table-cell office:value-type="float" office:value="407.5174620527">
            <text:p>407,5174620527</text:p>
          </table:table-cell>
          <table:table-cell office:value-type="float" office:value="413.8674949177">
            <text:p>413,8674949177</text:p>
          </table:table-cell>
          <table:table-cell office:value-type="float" office:value="422.141167051">
            <text:p>422,141167051</text:p>
          </table:table-cell>
          <table:table-cell office:value-type="float" office:value="435.7172451574">
            <text:p>435,7172451574</text:p>
          </table:table-cell>
          <table:table-cell office:value-type="float" office:value="453.6365642181">
            <text:p>453,6365642181</text:p>
          </table:table-cell>
          <table:table-cell office:value-type="float" office:value="423.3057407991">
            <text:p>423,3057407991</text:p>
          </table:table-cell>
          <table:table-cell office:value-type="float" office:value="412.7309341377">
            <text:p>412,7309341377</text:p>
          </table:table-cell>
          <table:table-cell office:value-type="float" office:value="407.3272818635">
            <text:p>407,3272818635</text:p>
          </table:table-cell>
          <table:table-cell office:value-type="float" office:value="408.3421255543">
            <text:p>408,3421255543</text:p>
          </table:table-cell>
          <table:table-cell office:value-type="float" office:value="406.3749931709">
            <text:p>406,3749931709</text:p>
          </table:table-cell>
          <table:table-cell office:value-type="float" office:value="408.6610330723">
            <text:p>408,6610330723</text:p>
          </table:table-cell>
          <table:table-cell office:value-type="float" office:value="410.1941591712">
            <text:p>410,1941591712</text:p>
          </table:table-cell>
          <table:table-cell office:value-type="float" office:value="416.0027172376">
            <text:p>416,002717237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41.1860850907">
            <text:p>241,1860850907</text:p>
          </table:table-cell>
          <table:table-cell office:value-type="float" office:value="253.8983448556">
            <text:p>253,8983448556</text:p>
          </table:table-cell>
          <table:table-cell office:value-type="float" office:value="249.8939823399">
            <text:p>249,8939823399</text:p>
          </table:table-cell>
          <table:table-cell office:value-type="float" office:value="240.8379559717">
            <text:p>240,8379559717</text:p>
          </table:table-cell>
          <table:table-cell office:value-type="float" office:value="241.5514648954">
            <text:p>241,5514648954</text:p>
          </table:table-cell>
          <table:table-cell office:value-type="float" office:value="268.0012146974">
            <text:p>268,0012146974</text:p>
          </table:table-cell>
          <table:table-cell office:value-type="float" office:value="296.2496893601">
            <text:p>296,2496893601</text:p>
          </table:table-cell>
          <table:table-cell office:value-type="float" office:value="310.0747658589">
            <text:p>310,0747658589</text:p>
          </table:table-cell>
          <table:table-cell office:value-type="float" office:value="296.5522149173">
            <text:p>296,5522149173</text:p>
          </table:table-cell>
          <table:table-cell office:value-type="float" office:value="306.0290775438">
            <text:p>306,0290775438</text:p>
          </table:table-cell>
          <table:table-cell office:value-type="float" office:value="299.5285481002">
            <text:p>299,5285481002</text:p>
          </table:table-cell>
          <table:table-cell office:value-type="float" office:value="338.9072597922">
            <text:p>338,9072597922</text:p>
          </table:table-cell>
          <table:table-cell office:value-type="float" office:value="350.327467194">
            <text:p>350,327467194</text:p>
          </table:table-cell>
          <table:table-cell office:value-type="float" office:value="348.5378226767">
            <text:p>348,5378226767</text:p>
          </table:table-cell>
          <table:table-cell office:value-type="float" office:value="363.0670008502">
            <text:p>363,0670008502</text:p>
          </table:table-cell>
          <table:table-cell office:value-type="float" office:value="374.1336342225">
            <text:p>374,1336342225</text:p>
          </table:table-cell>
          <table:table-cell office:value-type="float" office:value="381.172481475">
            <text:p>381,172481475</text:p>
          </table:table-cell>
          <table:table-cell office:value-type="float" office:value="387.6367023314">
            <text:p>387,6367023314</text:p>
          </table:table-cell>
          <table:table-cell office:value-type="float" office:value="412.2756822405">
            <text:p>412,2756822405</text:p>
          </table:table-cell>
          <table:table-cell office:value-type="float" office:value="417.4953589401">
            <text:p>417,4953589401</text:p>
          </table:table-cell>
          <table:table-cell office:value-type="float" office:value="407.1716578688">
            <text:p>407,1716578688</text:p>
          </table:table-cell>
          <table:table-cell office:value-type="float" office:value="375.6070590549">
            <text:p>375,6070590549</text:p>
          </table:table-cell>
          <table:table-cell office:value-type="float" office:value="375.6953800749">
            <text:p>375,6953800749</text:p>
          </table:table-cell>
          <table:table-cell office:value-type="float" office:value="379.3180091806">
            <text:p>379,3180091806</text:p>
          </table:table-cell>
          <table:table-cell office:value-type="float" office:value="386.0562022271">
            <text:p>386,0562022271</text:p>
          </table:table-cell>
          <table:table-cell office:value-type="float" office:value="386.0580571775">
            <text:p>386,0580571775</text:p>
          </table:table-cell>
          <table:table-cell office:value-type="float" office:value="364.3034984132">
            <text:p>364,3034984132</text:p>
          </table:table-cell>
          <table:table-cell office:value-type="float" office:value="347.6651336634">
            <text:p>347,6651336634</text:p>
          </table:table-cell>
          <table:table-cell office:value-type="float" office:value="337.2458490596">
            <text:p>337,2458490596</text:p>
          </table:table-cell>
          <table:table-cell office:value-type="float" office:value="324.5788882459">
            <text:p>324,5788882459</text:p>
          </table:table-cell>
          <table:table-cell office:value-type="float" office:value="330.5911201646">
            <text:p>330,5911201646</text:p>
          </table:table-cell>
          <table:table-cell office:value-type="float" office:value="351.8616433314">
            <text:p>351,8616433314</text:p>
          </table:table-cell>
          <table:table-cell office:value-type="float" office:value="323.0917725859">
            <text:p>323,0917725859</text:p>
          </table:table-cell>
          <table:table-cell office:value-type="float" office:value="353.4557118183">
            <text:p>353,4557118183</text:p>
          </table:table-cell>
          <table:table-cell office:value-type="float" office:value="315.9296239496">
            <text:p>315,9296239496</text:p>
          </table:table-cell>
          <table:table-cell office:value-type="float" office:value="364.6085056682">
            <text:p>364,6085056682</text:p>
          </table:table-cell>
          <table:table-cell office:value-type="float" office:value="383.5178872588">
            <text:p>383,5178872588</text:p>
          </table:table-cell>
          <table:table-cell office:value-type="float" office:value="387.6306400201">
            <text:p>387,6306400201</text:p>
          </table:table-cell>
          <table:table-cell office:value-type="float" office:value="390.5824919132">
            <text:p>390,5824919132</text:p>
          </table:table-cell>
          <table:table-cell office:value-type="float" office:value="390.0893666956">
            <text:p>390,0893666956</text:p>
          </table:table-cell>
          <table:table-cell office:value-type="float" office:value="384.6801697317">
            <text:p>384,6801697317</text:p>
          </table:table-cell>
          <table:table-cell office:value-type="float" office:value="355.5508487192">
            <text:p>355,5508487192</text:p>
          </table:table-cell>
          <table:table-cell office:value-type="float" office:value="352.0284510751">
            <text:p>352,0284510751</text:p>
          </table:table-cell>
          <table:table-cell office:value-type="float" office:value="362.3719363682">
            <text:p>362,3719363682</text:p>
          </table:table-cell>
          <table:table-cell office:value-type="float" office:value="371.7873703191">
            <text:p>371,7873703191</text:p>
          </table:table-cell>
          <table:table-cell office:value-type="float" office:value="373.2321249511">
            <text:p>373,2321249511</text:p>
          </table:table-cell>
          <table:table-cell office:value-type="float" office:value="379.4386080202">
            <text:p>379,4386080202</text:p>
          </table:table-cell>
          <table:table-cell office:value-type="float" office:value="403.4945968186">
            <text:p>403,4945968186</text:p>
          </table:table-cell>
          <table:table-cell office:value-type="float" office:value="421.2261448355">
            <text:p>421,2261448355</text:p>
          </table:table-cell>
          <table:table-cell office:value-type="float" office:value="442.5572847152">
            <text:p>442,5572847152</text:p>
          </table:table-cell>
          <table:table-cell office:value-type="float" office:value="458.8681744277">
            <text:p>458,8681744277</text:p>
          </table:table-cell>
          <table:table-cell office:value-type="float" office:value="466.9633421573">
            <text:p>466,9633421573</text:p>
          </table:table-cell>
          <table:table-cell office:value-type="float" office:value="461.8873418044">
            <text:p>461,8873418044</text:p>
          </table:table-cell>
          <table:table-cell office:value-type="float" office:value="471.8404662883">
            <text:p>471,8404662883</text:p>
          </table:table-cell>
          <table:table-cell office:value-type="float" office:value="484.3686248828">
            <text:p>484,3686248828</text:p>
          </table:table-cell>
          <table:table-cell office:value-type="float" office:value="483.6288110264">
            <text:p>483,6288110264</text:p>
          </table:table-cell>
          <table:table-cell office:value-type="float" office:value="481.4519367044">
            <text:p>481,451936704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408.6459893394">
            <text:p>1408,6459893394</text:p>
          </table:table-cell>
          <table:table-cell office:value-type="float" office:value="1468.6201782761">
            <text:p>1468,6201782761</text:p>
          </table:table-cell>
          <table:table-cell office:value-type="float" office:value="1513.5931824702">
            <text:p>1513,5931824702</text:p>
          </table:table-cell>
          <table:table-cell office:value-type="float" office:value="1573.7517269843">
            <text:p>1573,7517269843</text:p>
          </table:table-cell>
          <table:table-cell office:value-type="float" office:value="1607.9408857968">
            <text:p>1607,9408857968</text:p>
          </table:table-cell>
          <table:table-cell office:value-type="float" office:value="1681.9622916989">
            <text:p>1681,9622916989</text:p>
          </table:table-cell>
          <table:table-cell office:value-type="float" office:value="1764.6422982222">
            <text:p>1764,6422982222</text:p>
          </table:table-cell>
          <table:table-cell office:value-type="float" office:value="1785.9708035911">
            <text:p>1785,9708035911</text:p>
          </table:table-cell>
          <table:table-cell office:value-type="float" office:value="1881.3332313804">
            <text:p>1881,3332313804</text:p>
          </table:table-cell>
          <table:table-cell office:value-type="float" office:value="1926.2721221493">
            <text:p>1926,2721221493</text:p>
          </table:table-cell>
          <table:table-cell office:value-type="float" office:value="1993.449571016">
            <text:p>1993,449571016</text:p>
          </table:table-cell>
          <table:table-cell office:value-type="float" office:value="2058.9059245005">
            <text:p>2058,9059245005</text:p>
          </table:table-cell>
          <table:table-cell office:value-type="float" office:value="2199.9836889316">
            <text:p>2199,9836889316</text:p>
          </table:table-cell>
          <table:table-cell office:value-type="float" office:value="2400.7824896455">
            <text:p>2400,7824896455</text:p>
          </table:table-cell>
          <table:table-cell office:value-type="float" office:value="2539.2681371486">
            <text:p>2539,2681371486</text:p>
          </table:table-cell>
          <table:table-cell office:value-type="float" office:value="2498.3538205957">
            <text:p>2498,3538205957</text:p>
          </table:table-cell>
          <table:table-cell office:value-type="float" office:value="2718.7399002954">
            <text:p>2718,7399002954</text:p>
          </table:table-cell>
          <table:table-cell office:value-type="float" office:value="2855.9450584833">
            <text:p>2855,9450584833</text:p>
          </table:table-cell>
          <table:table-cell office:value-type="float" office:value="2968.7434270319">
            <text:p>2968,7434270319</text:p>
          </table:table-cell>
          <table:table-cell office:value-type="float" office:value="3164.9856921365">
            <text:p>3164,9856921365</text:p>
          </table:table-cell>
          <table:table-cell office:value-type="float" office:value="3317.3121099107">
            <text:p>3317,3121099107</text:p>
          </table:table-cell>
          <table:table-cell office:value-type="float" office:value="3463.3337651011">
            <text:p>3463,3337651011</text:p>
          </table:table-cell>
          <table:table-cell office:value-type="float" office:value="3583.6926532798">
            <text:p>3583,6926532798</text:p>
          </table:table-cell>
          <table:table-cell office:value-type="float" office:value="3718.2670551172">
            <text:p>3718,2670551172</text:p>
          </table:table-cell>
          <table:table-cell office:value-type="float" office:value="3908.4932186019">
            <text:p>3908,4932186019</text:p>
          </table:table-cell>
          <table:table-cell office:value-type="float" office:value="3763.7176255856">
            <text:p>3763,7176255856</text:p>
          </table:table-cell>
          <table:table-cell office:value-type="float" office:value="3701.2450665232">
            <text:p>3701,2450665232</text:p>
          </table:table-cell>
          <table:table-cell office:value-type="float" office:value="3787.3753683323">
            <text:p>3787,3753683323</text:p>
          </table:table-cell>
          <table:table-cell office:value-type="float" office:value="4040.8829056617">
            <text:p>4040,8829056617</text:p>
          </table:table-cell>
          <table:table-cell office:value-type="float" office:value="4279.1649271835">
            <text:p>4279,1649271835</text:p>
          </table:table-cell>
          <table:table-cell office:value-type="float" office:value="4534.7951675006">
            <text:p>4534,7951675006</text:p>
          </table:table-cell>
          <table:table-cell office:value-type="float" office:value="4835.9919206942">
            <text:p>4835,9919206942</text:p>
          </table:table-cell>
          <table:table-cell office:value-type="float" office:value="5131.831203131">
            <text:p>5131,831203131</text:p>
          </table:table-cell>
          <table:table-cell office:value-type="float" office:value="5500.1169703287">
            <text:p>5500,1169703287</text:p>
          </table:table-cell>
          <table:table-cell office:value-type="float" office:value="5858.9481063924">
            <text:p>5858,9481063924</text:p>
          </table:table-cell>
          <table:table-cell office:value-type="float" office:value="6275.1157565462">
            <text:p>6275,1157565462</text:p>
          </table:table-cell>
          <table:table-cell office:value-type="float" office:value="6729.5239404062">
            <text:p>6729,5239404062</text:p>
          </table:table-cell>
          <table:table-cell office:value-type="float" office:value="7040.7904714552">
            <text:p>7040,7904714552</text:p>
          </table:table-cell>
          <table:table-cell office:value-type="float" office:value="6360.9493312073">
            <text:p>6360,9493312073</text:p>
          </table:table-cell>
          <table:table-cell office:value-type="float" office:value="6589.6037488628">
            <text:p>6589,6037488628</text:p>
          </table:table-cell>
          <table:table-cell office:value-type="float" office:value="7009.6017399355">
            <text:p>7009,6017399355</text:p>
          </table:table-cell>
          <table:table-cell office:value-type="float" office:value="6893.2805132721">
            <text:p>6893,2805132721</text:p>
          </table:table-cell>
          <table:table-cell office:value-type="float" office:value="7114.8167410413">
            <text:p>7114,8167410413</text:p>
          </table:table-cell>
          <table:table-cell office:value-type="float" office:value="7377.3081937676">
            <text:p>7377,3081937676</text:p>
          </table:table-cell>
          <table:table-cell office:value-type="float" office:value="7725.8450204192">
            <text:p>7725,8450204192</text:p>
          </table:table-cell>
          <table:table-cell office:value-type="float" office:value="7983.8914936947">
            <text:p>7983,8914936947</text:p>
          </table:table-cell>
          <table:table-cell office:value-type="float" office:value="8273.6619894265">
            <text:p>8273,6619894265</text:p>
          </table:table-cell>
          <table:table-cell office:value-type="float" office:value="8889.6841917541">
            <text:p>8889,6841917541</text:p>
          </table:table-cell>
          <table:table-cell office:value-type="float" office:value="9020.3997025454">
            <text:p>9020,3997025454</text:p>
          </table:table-cell>
          <table:table-cell office:value-type="float" office:value="8635.116721824">
            <text:p>8635,116721824</text:p>
          </table:table-cell>
          <table:table-cell office:value-type="float" office:value="9071.356986721">
            <text:p>9071,356986721</text:p>
          </table:table-cell>
          <table:table-cell office:value-type="float" office:value="9377.1875667455">
            <text:p>9377,1875667455</text:p>
          </table:table-cell>
          <table:table-cell office:value-type="float" office:value="9708.9369943413">
            <text:p>9708,9369943413</text:p>
          </table:table-cell>
          <table:table-cell office:value-type="float" office:value="9981.1545797806">
            <text:p>9981,1545797806</text:p>
          </table:table-cell>
          <table:table-cell office:value-type="float" office:value="10398.2269045467">
            <text:p>10398,2269045467</text:p>
          </table:table-cell>
          <table:table-cell office:value-type="float" office:value="10745.0454732509">
            <text:p>10745,0454732509</text:p>
          </table:table-cell>
          <table:table-cell office:value-type="float" office:value="11031.8215581749">
            <text:p>11031,82155817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1" office:value-type="string">
            <text:p>..</text:p>
          </table:table-cell>
          <table:table-cell office:value-type="float" office:value="5478.8495103513">
            <text:p>5478,8495103513</text:p>
          </table:table-cell>
          <table:table-cell office:value-type="float" office:value="5630.8411834776">
            <text:p>5630,8411834776</text:p>
          </table:table-cell>
          <table:table-cell office:value-type="float" office:value="6282.2318516515">
            <text:p>6282,2318516515</text:p>
          </table:table-cell>
          <table:table-cell office:value-type="float" office:value="6485.0241870385">
            <text:p>6485,0241870385</text:p>
          </table:table-cell>
          <table:table-cell office:value-type="float" office:value="5484.9502687319">
            <text:p>5484,9502687319</text:p>
          </table:table-cell>
          <table:table-cell office:value-type="float" office:value="6736.8132602021">
            <text:p>6736,8132602021</text:p>
          </table:table-cell>
          <table:table-cell office:value-type="float" office:value="7068.6517686925">
            <text:p>7068,6517686925</text:p>
          </table:table-cell>
          <table:table-cell office:value-type="float" office:value="7537.6368436955">
            <text:p>7537,6368436955</text:p>
          </table:table-cell>
          <table:table-cell office:value-type="float" office:value="6806.405054638">
            <text:p>6806,405054638</text:p>
          </table:table-cell>
          <table:table-cell office:value-type="float" office:value="7100.4059093181">
            <text:p>7100,4059093181</text:p>
          </table:table-cell>
          <table:table-cell office:value-type="float" office:value="7490.445222571">
            <text:p>7490,445222571</text:p>
          </table:table-cell>
          <table:table-cell office:value-type="float" office:value="7458.8600566359">
            <text:p>7458,8600566359</text:p>
          </table:table-cell>
          <table:table-cell office:value-type="float" office:value="7776.5439453426">
            <text:p>7776,5439453426</text:p>
          </table:table-cell>
          <table:table-cell office:value-type="float" office:value="8124.7077637256">
            <text:p>8124,7077637256</text:p>
          </table:table-cell>
          <table:table-cell office:value-type="float" office:value="8105.540251673">
            <text:p>8105,540251673</text:p>
          </table:table-cell>
          <table:table-cell office:value-type="float" office:value="8416.9447598135">
            <text:p>8416,94475981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7" office:value-type="string">
            <text:p>..</text:p>
          </table:table-cell>
          <table:table-cell office:value-type="float" office:value="340.6941607373">
            <text:p>340,6941607373</text:p>
          </table:table-cell>
          <table:table-cell office:value-type="float" office:value="348.766695544">
            <text:p>348,766695544</text:p>
          </table:table-cell>
          <table:table-cell office:value-type="float" office:value="344.766763472">
            <text:p>344,766763472</text:p>
          </table:table-cell>
          <table:table-cell office:value-type="float" office:value="360.5346502855">
            <text:p>360,5346502855</text:p>
          </table:table-cell>
          <table:table-cell office:value-type="float" office:value="363.9551184653">
            <text:p>363,9551184653</text:p>
          </table:table-cell>
          <table:table-cell office:value-type="float" office:value="378.7748283786">
            <text:p>378,7748283786</text:p>
          </table:table-cell>
          <table:table-cell office:value-type="float" office:value="366.7761119172">
            <text:p>366,7761119172</text:p>
          </table:table-cell>
          <table:table-cell office:value-type="float" office:value="354.807745218">
            <text:p>354,807745218</text:p>
          </table:table-cell>
          <table:table-cell office:value-type="float" office:value="389.0934230684">
            <text:p>389,0934230684</text:p>
          </table:table-cell>
          <table:table-cell office:value-type="float" office:value="434.4281214292">
            <text:p>434,4281214292</text:p>
          </table:table-cell>
          <table:table-cell office:value-type="float" office:value="454.0498605369">
            <text:p>454,0498605369</text:p>
          </table:table-cell>
          <table:table-cell office:value-type="float" office:value="439.6181722973">
            <text:p>439,6181722973</text:p>
          </table:table-cell>
          <table:table-cell office:value-type="float" office:value="476.5791332063">
            <text:p>476,5791332063</text:p>
          </table:table-cell>
          <table:table-cell office:value-type="float" office:value="447.3747304849">
            <text:p>447,3747304849</text:p>
          </table:table-cell>
          <table:table-cell office:value-type="float" office:value="445.0742004828">
            <text:p>445,0742004828</text:p>
          </table:table-cell>
          <table:table-cell office:value-type="float" office:value="403.6775286707">
            <text:p>403,6775286707</text:p>
          </table:table-cell>
          <table:table-cell office:value-type="float" office:value="402.523438789">
            <text:p>402,523438789</text:p>
          </table:table-cell>
          <table:table-cell office:value-type="float" office:value="393.5468202817">
            <text:p>393,5468202817</text:p>
          </table:table-cell>
          <table:table-cell office:value-type="float" office:value="465.0296506813">
            <text:p>465,0296506813</text:p>
          </table:table-cell>
          <table:table-cell office:value-type="float" office:value="470.1508969789">
            <text:p>470,1508969789</text:p>
          </table:table-cell>
          <table:table-cell office:value-type="float" office:value="462.9442985749">
            <text:p>462,9442985749</text:p>
          </table:table-cell>
          <table:table-cell office:value-type="float" office:value="490.2892416674">
            <text:p>490,2892416674</text:p>
          </table:table-cell>
          <table:table-cell office:value-type="float" office:value="502.8532590895">
            <text:p>502,8532590895</text:p>
          </table:table-cell>
          <table:table-cell office:value-type="float" office:value="481.254851923">
            <text:p>481,254851923</text:p>
          </table:table-cell>
          <table:table-cell office:value-type="float" office:value="526.1363527252">
            <text:p>526,1363527252</text:p>
          </table:table-cell>
          <table:table-cell office:value-type="float" office:value="496.813828954">
            <text:p>496,813828954</text:p>
          </table:table-cell>
          <table:table-cell office:value-type="float" office:value="499.2204120774">
            <text:p>499,2204120774</text:p>
          </table:table-cell>
          <table:table-cell office:value-type="float" office:value="504.3585379081">
            <text:p>504,3585379081</text:p>
          </table:table-cell>
          <table:table-cell office:value-type="float" office:value="495.6981859924">
            <text:p>495,6981859924</text:p>
          </table:table-cell>
          <table:table-cell office:value-type="float" office:value="517.0869607348">
            <text:p>517,0869607348</text:p>
          </table:table-cell>
          <table:table-cell office:value-type="float" office:value="528.2682745973">
            <text:p>528,2682745973</text:p>
          </table:table-cell>
          <table:table-cell office:value-type="float" office:value="553.66507417">
            <text:p>553,66507417</text:p>
          </table:table-cell>
          <table:table-cell office:value-type="float" office:value="569.7042061458">
            <text:p>569,7042061458</text:p>
          </table:table-cell>
          <table:table-cell office:value-type="float" office:value="553.5780113795">
            <text:p>553,5780113795</text:p>
          </table:table-cell>
          <table:table-cell office:value-type="float" office:value="620.2847837165">
            <text:p>620,2847837165</text:p>
          </table:table-cell>
          <table:table-cell office:value-type="float" office:value="620.5583099866">
            <text:p>620,5583099866</text:p>
          </table:table-cell>
          <table:table-cell office:value-type="float" office:value="656.4918881315">
            <text:p>656,4918881315</text:p>
          </table:table-cell>
          <table:table-cell office:value-type="float" office:value="645.9229791706">
            <text:p>645,9229791706</text:p>
          </table:table-cell>
          <table:table-cell office:value-type="float" office:value="666.2576230414">
            <text:p>666,2576230414</text:p>
          </table:table-cell>
          <table:table-cell office:value-type="float" office:value="674.7401264993">
            <text:p>674,7401264993</text:p>
          </table:table-cell>
          <table:table-cell office:value-type="float" office:value="675.4092087035">
            <text:p>675,4092087035</text:p>
          </table:table-cell>
          <table:table-cell office:value-type="float" office:value="684.4944184466">
            <text:p>684,4944184466</text:p>
          </table:table-cell>
          <table:table-cell office:value-type="float" office:value="693.546068446">
            <text:p>693,546068446</text:p>
          </table:table-cell>
          <table:table-cell office:value-type="float" office:value="708.3707632474">
            <text:p>708,3707632474</text:p>
          </table:table-cell>
          <table:table-cell office:value-type="float" office:value="709.3993798067">
            <text:p>709,3993798067</text:p>
          </table:table-cell>
          <table:table-cell office:value-type="float" office:value="683.0015973672">
            <text:p>683,0015973672</text:p>
          </table:table-cell>
          <table:table-cell office:value-type="float" office:value="678.7562805841">
            <text:p>678,7562805841</text:p>
          </table:table-cell>
          <table:table-cell office:value-type="float" office:value="705.788472692">
            <text:p>705,788472692</text:p>
          </table:table-cell>
          <table:table-cell office:value-type="float" office:value="726.2480670307">
            <text:p>726,2480670307</text:p>
          </table:table-cell>
          <table:table-cell office:value-type="float" office:value="745.8707245136">
            <text:p>745,870724513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3742.8082839991">
            <text:p>3742,8082839991</text:p>
          </table:table-cell>
          <table:table-cell office:value-type="float" office:value="3834.0231514603">
            <text:p>3834,0231514603</text:p>
          </table:table-cell>
          <table:table-cell office:value-type="float" office:value="4061.2201239546">
            <text:p>4061,2201239546</text:p>
          </table:table-cell>
          <table:table-cell office:value-type="float" office:value="4233.1029404675">
            <text:p>4233,1029404675</text:p>
          </table:table-cell>
          <table:table-cell office:value-type="float" office:value="4661.1007259515">
            <text:p>4661,1007259515</text:p>
          </table:table-cell>
          <table:table-cell office:value-type="float" office:value="5532.0393642478">
            <text:p>5532,0393642478</text:p>
          </table:table-cell>
          <table:table-cell office:value-type="float" office:value="6440.5746234169">
            <text:p>6440,5746234169</text:p>
          </table:table-cell>
          <table:table-cell office:value-type="float" office:value="7197.1543264038">
            <text:p>7197,1543264038</text:p>
          </table:table-cell>
          <table:table-cell office:value-type="float" office:value="7917.5938621124">
            <text:p>7917,5938621124</text:p>
          </table:table-cell>
          <table:table-cell office:value-type="float" office:value="8659.9864794496">
            <text:p>8659,9864794496</text:p>
          </table:table-cell>
          <table:table-cell office:value-type="float" office:value="9173.7878056976">
            <text:p>9173,7878056976</text:p>
          </table:table-cell>
          <table:table-cell office:value-type="float" office:value="9408.1648236831">
            <text:p>9408,1648236831</text:p>
          </table:table-cell>
          <table:table-cell office:value-type="float" office:value="9418.8747716498">
            <text:p>9418,8747716498</text:p>
          </table:table-cell>
          <table:table-cell office:value-type="float" office:value="9230.1756288089">
            <text:p>9230,1756288089</text:p>
          </table:table-cell>
          <table:table-cell office:value-type="float" office:value="9315.2134826234">
            <text:p>9315,2134826234</text:p>
          </table:table-cell>
          <table:table-cell office:value-type="float" office:value="9389.6282539501">
            <text:p>9389,6282539501</text:p>
          </table:table-cell>
          <table:table-cell office:value-type="float" office:value="9592.8006262298">
            <text:p>9592,8006262298</text:p>
          </table:table-cell>
          <table:table-cell office:value-type="float" office:value="9918.5783327391">
            <text:p>9918,5783327391</text:p>
          </table:table-cell>
          <table:table-cell office:value-type="float" office:value="10665.2248047161">
            <text:p>10665,2248047161</text:p>
          </table:table-cell>
          <table:table-cell office:value-type="float" office:value="11425.7952120037">
            <text:p>11425,7952120037</text:p>
          </table:table-cell>
          <table:table-cell office:value-type="float" office:value="12026.4033042837">
            <text:p>12026,4033042837</text:p>
          </table:table-cell>
          <table:table-cell office:value-type="float" office:value="12439.0323766971">
            <text:p>12439,0323766971</text:p>
          </table:table-cell>
          <table:table-cell office:value-type="float" office:value="12888.8838287686">
            <text:p>12888,8838287686</text:p>
          </table:table-cell>
          <table:table-cell office:value-type="float" office:value="13332.575437453">
            <text:p>13332,575437453</text:p>
          </table:table-cell>
          <table:table-cell office:value-type="float" office:value="13954.885988878">
            <text:p>13954,885988878</text:p>
          </table:table-cell>
          <table:table-cell office:value-type="float" office:value="14736.8776237922">
            <text:p>14736,8776237922</text:p>
          </table:table-cell>
          <table:table-cell office:value-type="float" office:value="15193.4620113725">
            <text:p>15193,4620113725</text:p>
          </table:table-cell>
          <table:table-cell office:value-type="float" office:value="15871.6084604188">
            <text:p>15871,6084604188</text:p>
          </table:table-cell>
          <table:table-cell office:value-type="float" office:value="16577.0327879946">
            <text:p>16577,0327879946</text:p>
          </table:table-cell>
          <table:table-cell office:value-type="float" office:value="17256.851592428">
            <text:p>17256,851592428</text:p>
          </table:table-cell>
          <table:table-cell office:value-type="float" office:value="18306.665059282">
            <text:p>18306,665059282</text:p>
          </table:table-cell>
          <table:table-cell office:value-type="float" office:value="18280.2135257269">
            <text:p>18280,2135257269</text:p>
          </table:table-cell>
          <table:table-cell office:value-type="float" office:value="18685.6556885791">
            <text:p>18685,6556885791</text:p>
          </table:table-cell>
          <table:table-cell office:value-type="float" office:value="19035.3611499787">
            <text:p>19035,3611499787</text:p>
          </table:table-cell>
          <table:table-cell office:value-type="float" office:value="18991.7828034799">
            <text:p>18991,7828034799</text:p>
          </table:table-cell>
          <table:table-cell office:value-type="float" office:value="19585.1242660293">
            <text:p>19585,1242660293</text:p>
          </table:table-cell>
          <table:table-cell office:value-type="float" office:value="19870.7522043411">
            <text:p>19870,7522043411</text:p>
          </table:table-cell>
          <table:table-cell office:value-type="float" office:value="20590.9521864608">
            <text:p>20590,9521864608</text:p>
          </table:table-cell>
          <table:table-cell office:value-type="float" office:value="21142.0208113957">
            <text:p>21142,0208113957</text:p>
          </table:table-cell>
          <table:table-cell office:value-type="float" office:value="20466.5636022539">
            <text:p>20466,5636022539</text:p>
          </table:table-cell>
          <table:table-cell office:value-type="float" office:value="21087.7946931036">
            <text:p>21087,7946931036</text:p>
          </table:table-cell>
          <table:table-cell office:value-type="float" office:value="21296.2576460851">
            <text:p>21296,2576460851</text:p>
          </table:table-cell>
          <table:table-cell office:value-type="float" office:value="21685.290378225">
            <text:p>21685,290378225</text:p>
          </table:table-cell>
          <table:table-cell office:value-type="float" office:value="22471.6429310683">
            <text:p>22471,6429310683</text:p>
          </table:table-cell>
          <table:table-cell office:value-type="float" office:value="24080.231104304">
            <text:p>24080,231104304</text:p>
          </table:table-cell>
          <table:table-cell office:value-type="float" office:value="25511.4659142924">
            <text:p>25511,4659142924</text:p>
          </table:table-cell>
          <table:table-cell office:value-type="float" office:value="26577.6563847686">
            <text:p>26577,656384768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1" office:value-type="string">
            <text:p>..</text:p>
          </table:table-cell>
          <table:table-cell office:value-type="float" office:value="2232.4124263551">
            <text:p>2232,4124263551</text:p>
          </table:table-cell>
          <table:table-cell office:value-type="float" office:value="2239.3664389157">
            <text:p>2239,3664389157</text:p>
          </table:table-cell>
          <table:table-cell office:value-type="float" office:value="2470.851773737">
            <text:p>2470,851773737</text:p>
          </table:table-cell>
          <table:table-cell office:value-type="float" office:value="2449.221176631">
            <text:p>2449,221176631</text:p>
          </table:table-cell>
          <table:table-cell office:value-type="float" office:value="2189.8317821497">
            <text:p>2189,8317821497</text:p>
          </table:table-cell>
          <table:table-cell office:value-type="float" office:value="2600.3504167682">
            <text:p>2600,3504167682</text:p>
          </table:table-cell>
          <table:table-cell office:value-type="float" office:value="2712.3520655426">
            <text:p>2712,3520655426</text:p>
          </table:table-cell>
          <table:table-cell office:value-type="float" office:value="2796.8882726354">
            <text:p>2796,8882726354</text:p>
          </table:table-cell>
          <table:table-cell office:value-type="float" office:value="2644.487739609">
            <text:p>2644,487739609</text:p>
          </table:table-cell>
          <table:table-cell office:value-type="float" office:value="2630.0679936747">
            <text:p>2630,0679936747</text:p>
          </table:table-cell>
          <table:table-cell office:value-type="float" office:value="2568.4638864035">
            <text:p>2568,4638864035</text:p>
          </table:table-cell>
          <table:table-cell office:value-type="float" office:value="2701.5479144711">
            <text:p>2701,5479144711</text:p>
          </table:table-cell>
          <table:table-cell office:value-type="float" office:value="2825.4712793524">
            <text:p>2825,4712793524</text:p>
          </table:table-cell>
          <table:table-cell office:value-type="float" office:value="2960.372057969">
            <text:p>2960,372057969</text:p>
          </table:table-cell>
          <table:table-cell office:value-type="float" office:value="3175.8841221167">
            <text:p>3175,8841221167</text:p>
          </table:table-cell>
          <table:table-cell office:value-type="float" office:value="2827.2825419994">
            <text:p>2827,2825419994</text:p>
          </table:table-cell>
          <table:table-cell office:value-type="float" office:value="2630.1549375611">
            <text:p>2630,1549375611</text:p>
          </table:table-cell>
          <table:table-cell office:value-type="float" office:value="2543.8812812622">
            <text:p>2543,8812812622</text:p>
          </table:table-cell>
          <table:table-cell office:value-type="float" office:value="2475.5584584128">
            <text:p>2475,5584584128</text:p>
          </table:table-cell>
          <table:table-cell office:value-type="float" office:value="2617.3654318851">
            <text:p>2617,3654318851</text:p>
          </table:table-cell>
          <table:table-cell office:value-type="float" office:value="2756.475860574">
            <text:p>2756,475860574</text:p>
          </table:table-cell>
          <table:table-cell office:value-type="float" office:value="2829.9370079376">
            <text:p>2829,9370079376</text:p>
          </table:table-cell>
          <table:table-cell office:value-type="float" office:value="2837.0361781191">
            <text:p>2837,0361781191</text:p>
          </table:table-cell>
          <table:table-cell office:value-type="float" office:value="2842.6901156331">
            <text:p>2842,6901156331</text:p>
          </table:table-cell>
          <table:table-cell office:value-type="float" office:value="2926.6352694845">
            <text:p>2926,6352694845</text:p>
          </table:table-cell>
          <table:table-cell office:value-type="float" office:value="2967.3712327336">
            <text:p>2967,3712327336</text:p>
          </table:table-cell>
          <table:table-cell office:value-type="float" office:value="3072.2937626547">
            <text:p>3072,2937626547</text:p>
          </table:table-cell>
          <table:table-cell office:value-type="float" office:value="3017.0710719868">
            <text:p>3017,0710719868</text:p>
          </table:table-cell>
          <table:table-cell office:value-type="float" office:value="2961.9270858165">
            <text:p>2961,9270858165</text:p>
          </table:table-cell>
          <table:table-cell office:value-type="float" office:value="3146.7639484979">
            <text:p>3146,7639484979</text:p>
          </table:table-cell>
          <table:table-cell office:value-type="float" office:value="3177.6385836412">
            <text:p>3177,6385836412</text:p>
          </table:table-cell>
          <table:table-cell office:value-type="float" office:value="3279.9635997242">
            <text:p>3279,9635997242</text:p>
          </table:table-cell>
          <table:table-cell office:value-type="float" office:value="3365.4654170875">
            <text:p>3365,4654170875</text:p>
          </table:table-cell>
          <table:table-cell office:value-type="float" office:value="3333.3610463618">
            <text:p>3333,3610463618</text:p>
          </table:table-cell>
          <table:table-cell office:value-type="float" office:value="3315.1929350071">
            <text:p>3315,1929350071</text:p>
          </table:table-cell>
          <table:table-cell office:value-type="float" office:value="3373.9455377308">
            <text:p>3373,945537730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791.0853499694">
            <text:p>791,0853499694</text:p>
          </table:table-cell>
          <table:table-cell office:value-type="float" office:value="888.0158532554">
            <text:p>888,0158532554</text:p>
          </table:table-cell>
          <table:table-cell office:value-type="float" office:value="868.9350366069">
            <text:p>868,9350366069</text:p>
          </table:table-cell>
          <table:table-cell office:value-type="float" office:value="827.2733782388">
            <text:p>827,2733782388</text:p>
          </table:table-cell>
          <table:table-cell office:value-type="float" office:value="1025.9570587393">
            <text:p>1025,9570587393</text:p>
          </table:table-cell>
          <table:table-cell office:value-type="float" office:value="1157.1655288424">
            <text:p>1157,1655288424</text:p>
          </table:table-cell>
          <table:table-cell office:value-type="float" office:value="1126.3385562685">
            <text:p>1126,3385562685</text:p>
          </table:table-cell>
          <table:table-cell office:value-type="float" office:value="1132.8120535408">
            <text:p>1132,8120535408</text:p>
          </table:table-cell>
          <table:table-cell office:value-type="float" office:value="1212.2635461763">
            <text:p>1212,2635461763</text:p>
          </table:table-cell>
          <table:table-cell office:value-type="float" office:value="1191.9726148415">
            <text:p>1191,9726148415</text:p>
          </table:table-cell>
          <table:table-cell office:value-type="float" office:value="1296.3616535581">
            <text:p>1296,3616535581</text:p>
          </table:table-cell>
          <table:table-cell office:value-type="float" office:value="1282.2546187957">
            <text:p>1282,2546187957</text:p>
          </table:table-cell>
          <table:table-cell office:value-type="float" office:value="1236.2923411683">
            <text:p>1236,2923411683</text:p>
          </table:table-cell>
          <table:table-cell office:value-type="float" office:value="1145.8065307259">
            <text:p>1145,8065307259</text:p>
          </table:table-cell>
          <table:table-cell office:value-type="float" office:value="1248.4113514166">
            <text:p>1248,4113514166</text:p>
          </table:table-cell>
          <table:table-cell office:value-type="float" office:value="1150.5349529322">
            <text:p>1150,5349529322</text:p>
          </table:table-cell>
          <table:table-cell office:value-type="float" office:value="1213.358334189">
            <text:p>1213,358334189</text:p>
          </table:table-cell>
          <table:table-cell office:value-type="float" office:value="1156.835289634">
            <text:p>1156,835289634</text:p>
          </table:table-cell>
          <table:table-cell office:value-type="float" office:value="1118.4330068994">
            <text:p>1118,4330068994</text:p>
          </table:table-cell>
          <table:table-cell office:value-type="float" office:value="1138.8347322556">
            <text:p>1138,8347322556</text:p>
          </table:table-cell>
          <table:table-cell office:value-type="float" office:value="1143.8599968585">
            <text:p>1143,8599968585</text:p>
          </table:table-cell>
          <table:table-cell office:value-type="float" office:value="1149.7116298346">
            <text:p>1149,7116298346</text:p>
          </table:table-cell>
          <table:table-cell office:value-type="float" office:value="1090.8990278203">
            <text:p>1090,8990278203</text:p>
          </table:table-cell>
          <table:table-cell office:value-type="float" office:value="1099.5948932307">
            <text:p>1099,5948932307</text:p>
          </table:table-cell>
          <table:table-cell office:value-type="float" office:value="1034.2349001873">
            <text:p>1034,2349001873</text:p>
          </table:table-cell>
          <table:table-cell office:value-type="float" office:value="1035.6397516548">
            <text:p>1035,6397516548</text:p>
          </table:table-cell>
          <table:table-cell office:value-type="float" office:value="1064.7266231054">
            <text:p>1064,7266231054</text:p>
          </table:table-cell>
          <table:table-cell office:value-type="float" office:value="1055.3722366568">
            <text:p>1055,3722366568</text:p>
          </table:table-cell>
          <table:table-cell office:value-type="float" office:value="1044.4860903004">
            <text:p>1044,4860903004</text:p>
          </table:table-cell>
          <table:table-cell office:value-type="float" office:value="1065.0187381754">
            <text:p>1065,0187381754</text:p>
          </table:table-cell>
          <table:table-cell office:value-type="float" office:value="1018.2705203941">
            <text:p>1018,2705203941</text:p>
          </table:table-cell>
          <table:table-cell office:value-type="float" office:value="1009.1087665454">
            <text:p>1009,1087665454</text:p>
          </table:table-cell>
          <table:table-cell office:value-type="float" office:value="1001.0207561618">
            <text:p>1001,0207561618</text:p>
          </table:table-cell>
          <table:table-cell office:value-type="float" office:value="1031.7071011952">
            <text:p>1031,7071011952</text:p>
          </table:table-cell>
          <table:table-cell office:value-type="float" office:value="972.8807544081">
            <text:p>972,8807544081</text:p>
          </table:table-cell>
          <table:table-cell office:value-type="float" office:value="1038.2641197534">
            <text:p>1038,2641197534</text:p>
          </table:table-cell>
          <table:table-cell office:value-type="float" office:value="1066.5193674945">
            <text:p>1066,5193674945</text:p>
          </table:table-cell>
          <table:table-cell office:value-type="float" office:value="992.5955313455">
            <text:p>992,5955313455</text:p>
          </table:table-cell>
          <table:table-cell office:value-type="float" office:value="989.103322251">
            <text:p>989,103322251</text:p>
          </table:table-cell>
          <table:table-cell office:value-type="float" office:value="1033.13925935">
            <text:p>1033,13925935</text:p>
          </table:table-cell>
          <table:table-cell office:value-type="float" office:value="998.1069679539">
            <text:p>998,1069679539</text:p>
          </table:table-cell>
          <table:table-cell office:value-type="float" office:value="988.4702483128">
            <text:p>988,4702483128</text:p>
          </table:table-cell>
          <table:table-cell office:value-type="float" office:value="966.4729276495">
            <text:p>966,4729276495</text:p>
          </table:table-cell>
          <table:table-cell office:value-type="float" office:value="995.1946505463">
            <text:p>995,1946505463</text:p>
          </table:table-cell>
          <table:table-cell office:value-type="float" office:value="1022.750370375">
            <text:p>1022,750370375</text:p>
          </table:table-cell>
          <table:table-cell office:value-type="float" office:value="1083.1952744126">
            <text:p>1083,1952744126</text:p>
          </table:table-cell>
          <table:table-cell office:value-type="float" office:value="1251.6301637421">
            <text:p>1251,6301637421</text:p>
          </table:table-cell>
          <table:table-cell office:value-type="float" office:value="1251.1543769927">
            <text:p>1251,1543769927</text:p>
          </table:table-cell>
          <table:table-cell office:value-type="float" office:value="1229.454386854">
            <text:p>1229,454386854</text:p>
          </table:table-cell>
          <table:table-cell office:value-type="float" office:value="1182.3783701693">
            <text:p>1182,3783701693</text:p>
          </table:table-cell>
          <table:table-cell office:value-type="float" office:value="1203.3836625243">
            <text:p>1203,3836625243</text:p>
          </table:table-cell>
          <table:table-cell office:value-type="float" office:value="1223.3446012528">
            <text:p>1223,3446012528</text:p>
          </table:table-cell>
          <table:table-cell office:value-type="float" office:value="1256.2019697119">
            <text:p>1256,2019697119</text:p>
          </table:table-cell>
          <table:table-cell office:value-type="float" office:value="1293.5554855185">
            <text:p>1293,5554855185</text:p>
          </table:table-cell>
          <table:table-cell office:value-type="float" office:value="1326.1586546114">
            <text:p>1326,1586546114</text:p>
          </table:table-cell>
          <table:table-cell office:value-type="float" office:value="1306.6496292386">
            <text:p>1306,6496292386</text:p>
          </table:table-cell>
          <table:table-cell office:value-type="float" office:value="1296.0074576187">
            <text:p>1296,007457618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6" office:value-type="string">
            <text:p>..</text:p>
          </table:table-cell>
          <table:table-cell office:value-type="float" office:value="2343.4125202979">
            <text:p>2343,4125202979</text:p>
          </table:table-cell>
          <table:table-cell office:value-type="float" office:value="2456.5485267317">
            <text:p>2456,5485267317</text:p>
          </table:table-cell>
          <table:table-cell office:value-type="float" office:value="2517.5379494422">
            <text:p>2517,5379494422</text:p>
          </table:table-cell>
          <table:table-cell office:value-type="float" office:value="2561.1037338697">
            <text:p>2561,1037338697</text:p>
          </table:table-cell>
          <table:table-cell office:value-type="float" office:value="2264.914004488">
            <text:p>2264,914004488</text:p>
          </table:table-cell>
          <table:table-cell office:value-type="float" office:value="2362.8665492705">
            <text:p>2362,8665492705</text:p>
          </table:table-cell>
          <table:table-cell office:value-type="float" office:value="2462.4684697324">
            <text:p>2462,4684697324</text:p>
          </table:table-cell>
          <table:table-cell office:value-type="float" office:value="2449.2900742224">
            <text:p>2449,2900742224</text:p>
          </table:table-cell>
          <table:table-cell office:value-type="float" office:value="2537.6903999877">
            <text:p>2537,6903999877</text:p>
          </table:table-cell>
          <table:table-cell office:value-type="float" office:value="2692.0803446425">
            <text:p>2692,0803446425</text:p>
          </table:table-cell>
          <table:table-cell office:value-type="float" office:value="2931.8433977471">
            <text:p>2931,8433977471</text:p>
          </table:table-cell>
          <table:table-cell office:value-type="float" office:value="3168.7207002205">
            <text:p>3168,7207002205</text:p>
          </table:table-cell>
          <table:table-cell office:value-type="float" office:value="3360.7045885428">
            <text:p>3360,7045885428</text:p>
          </table:table-cell>
          <table:table-cell office:value-type="float" office:value="3483.9782855359">
            <text:p>3483,9782855359</text:p>
          </table:table-cell>
          <table:table-cell office:value-type="float" office:value="3707.85678044">
            <text:p>3707,85678044</text:p>
          </table:table-cell>
          <table:table-cell office:value-type="float" office:value="3830.7413227819">
            <text:p>3830,7413227819</text:p>
          </table:table-cell>
          <table:table-cell office:value-type="float" office:value="4026.8923036784">
            <text:p>4026,8923036784</text:p>
          </table:table-cell>
          <table:table-cell office:value-type="float" office:value="4181.671063037">
            <text:p>4181,671063037</text:p>
          </table:table-cell>
          <table:table-cell office:value-type="float" office:value="4294.0881206781">
            <text:p>4294,0881206781</text:p>
          </table:table-cell>
          <table:table-cell office:value-type="float" office:value="4439.862812981">
            <text:p>4439,862812981</text:p>
          </table:table-cell>
          <table:table-cell office:value-type="float" office:value="4640.2530254172">
            <text:p>4640,2530254172</text:p>
          </table:table-cell>
          <table:table-cell office:value-type="float" office:value="4843.1442452477">
            <text:p>4843,1442452477</text:p>
          </table:table-cell>
          <table:table-cell office:value-type="float" office:value="5083.4233388595">
            <text:p>5083,4233388595</text:p>
          </table:table-cell>
          <table:table-cell office:value-type="float" office:value="5150.2499092369">
            <text:p>5150,2499092369</text:p>
          </table:table-cell>
          <table:table-cell office:value-type="float" office:value="5560.2346487762">
            <text:p>5560,2346487762</text:p>
          </table:table-cell>
          <table:table-cell office:value-type="float" office:value="5658.4496915812">
            <text:p>5658,4496915812</text:p>
          </table:table-cell>
          <table:table-cell office:value-type="float" office:value="5738.0559744795">
            <text:p>5738,0559744795</text:p>
          </table:table-cell>
          <table:table-cell office:value-type="float" office:value="5905.0012133722">
            <text:p>5905,0012133722</text:p>
          </table:table-cell>
          <table:table-cell office:value-type="float" office:value="6205.2531964581">
            <text:p>6205,2531964581</text:p>
          </table:table-cell>
          <table:table-cell office:value-type="float" office:value="6245.1969573302">
            <text:p>6245,1969573302</text:p>
          </table:table-cell>
          <table:table-cell office:value-type="float" office:value="6746.8866225544">
            <text:p>6746,8866225544</text:p>
          </table:table-cell>
          <table:table-cell office:value-type="float" office:value="7100.8618232972">
            <text:p>7100,8618232972</text:p>
          </table:table-cell>
          <table:table-cell office:value-type="float" office:value="7456.3692457235">
            <text:p>7456,3692457235</text:p>
          </table:table-cell>
          <table:table-cell office:value-type="float" office:value="7683.1249246964">
            <text:p>7683,1249246964</text:p>
          </table:table-cell>
          <table:table-cell office:value-type="float" office:value="8000.3764318216">
            <text:p>8000,3764318216</text:p>
          </table:table-cell>
          <table:table-cell office:value-type="float" office:value="8313.2712539312">
            <text:p>8313,2712539312</text:p>
          </table:table-cell>
          <table:table-cell office:value-type="float" office:value="8580.0856492483">
            <text:p>8580,0856492483</text:p>
          </table:table-cell>
          <table:table-cell office:value-type="float" office:value="8848.8870320082">
            <text:p>8848,8870320082</text:p>
          </table:table-cell>
          <table:table-cell office:value-type="float" office:value="9163.6333542701">
            <text:p>9163,6333542701</text:p>
          </table:table-cell>
          <table:table-cell office:value-type="float" office:value="9468.9407005017">
            <text:p>9468,9407005017</text:p>
          </table:table-cell>
          <table:table-cell office:value-type="float" office:value="9822.0081340235">
            <text:p>9822,008134023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686.395013194">
            <text:p>3686,395013194</text:p>
          </table:table-cell>
          <table:table-cell office:value-type="float" office:value="3750.8408974178">
            <text:p>3750,8408974178</text:p>
          </table:table-cell>
          <table:table-cell office:value-type="float" office:value="3804.547521876">
            <text:p>3804,547521876</text:p>
          </table:table-cell>
          <table:table-cell office:value-type="float" office:value="3986.4409860839">
            <text:p>3986,4409860839</text:p>
          </table:table-cell>
          <table:table-cell office:value-type="float" office:value="4324.4858450461">
            <text:p>4324,4858450461</text:p>
          </table:table-cell>
          <table:table-cell office:value-type="float" office:value="4490.4944921517">
            <text:p>4490,4944921517</text:p>
          </table:table-cell>
          <table:table-cell office:value-type="float" office:value="4620.520493971">
            <text:p>4620,520493971</text:p>
          </table:table-cell>
          <table:table-cell office:value-type="float" office:value="4744.7419419311">
            <text:p>4744,7419419311</text:p>
          </table:table-cell>
          <table:table-cell office:value-type="float" office:value="5036.3741623111">
            <text:p>5036,3741623111</text:p>
          </table:table-cell>
          <table:table-cell office:value-type="float" office:value="5050.5612067122">
            <text:p>5050,5612067122</text:p>
          </table:table-cell>
          <table:table-cell office:value-type="float" office:value="5212.9016847473">
            <text:p>5212,9016847473</text:p>
          </table:table-cell>
          <table:table-cell office:value-type="float" office:value="5238.9807577266">
            <text:p>5238,9807577266</text:p>
          </table:table-cell>
          <table:table-cell office:value-type="float" office:value="5490.2659933088">
            <text:p>5490,2659933088</text:p>
          </table:table-cell>
          <table:table-cell office:value-type="float" office:value="5735.5204045858">
            <text:p>5735,5204045858</text:p>
          </table:table-cell>
          <table:table-cell office:value-type="float" office:value="5881.2564412385">
            <text:p>5881,2564412385</text:p>
          </table:table-cell>
          <table:table-cell office:value-type="float" office:value="6036.8187135977">
            <text:p>6036,8187135977</text:p>
          </table:table-cell>
          <table:table-cell office:value-type="float" office:value="6127.2055532326">
            <text:p>6127,2055532326</text:p>
          </table:table-cell>
          <table:table-cell office:value-type="float" office:value="6165.4114020354">
            <text:p>6165,4114020354</text:p>
          </table:table-cell>
          <table:table-cell office:value-type="float" office:value="6545.3676020125">
            <text:p>6545,3676020125</text:p>
          </table:table-cell>
          <table:table-cell office:value-type="float" office:value="7003.0351184305">
            <text:p>7003,0351184305</text:p>
          </table:table-cell>
          <table:table-cell office:value-type="float" office:value="7467.5381212755">
            <text:p>7467,5381212755</text:p>
          </table:table-cell>
          <table:table-cell office:value-type="float" office:value="7935.986019553">
            <text:p>7935,986019553</text:p>
          </table:table-cell>
          <table:table-cell office:value-type="float" office:value="7711.2393206076">
            <text:p>7711,2393206076</text:p>
          </table:table-cell>
          <table:table-cell office:value-type="float" office:value="7228.9388689014">
            <text:p>7228,9388689014</text:p>
          </table:table-cell>
          <table:table-cell office:value-type="float" office:value="7333.3534286516">
            <text:p>7333,3534286516</text:p>
          </table:table-cell>
          <table:table-cell office:value-type="float" office:value="7369.8663120528">
            <text:p>7369,8663120528</text:p>
          </table:table-cell>
          <table:table-cell office:value-type="float" office:value="6951.8163670894">
            <text:p>6951,8163670894</text:p>
          </table:table-cell>
          <table:table-cell office:value-type="float" office:value="6942.8260361207">
            <text:p>6942,8260361207</text:p>
          </table:table-cell>
          <table:table-cell office:value-type="float" office:value="6893.9163520582">
            <text:p>6893,9163520582</text:p>
          </table:table-cell>
          <table:table-cell office:value-type="float" office:value="7044.8245766643">
            <text:p>7044,8245766643</text:p>
          </table:table-cell>
          <table:table-cell office:value-type="float" office:value="7257.9310817491">
            <text:p>7257,9310817491</text:p>
          </table:table-cell>
          <table:table-cell office:value-type="float" office:value="7415.5060103238">
            <text:p>7415,5060103238</text:p>
          </table:table-cell>
          <table:table-cell office:value-type="float" office:value="7532.6077856085">
            <text:p>7532,6077856085</text:p>
          </table:table-cell>
          <table:table-cell office:value-type="float" office:value="7685.217402565">
            <text:p>7685,217402565</text:p>
          </table:table-cell>
          <table:table-cell office:value-type="float" office:value="7896.1205975457">
            <text:p>7896,1205975457</text:p>
          </table:table-cell>
          <table:table-cell office:value-type="float" office:value="7307.1769782505">
            <text:p>7307,1769782505</text:p>
          </table:table-cell>
          <table:table-cell office:value-type="float" office:value="7603.7089813639">
            <text:p>7603,7089813639</text:p>
          </table:table-cell>
          <table:table-cell office:value-type="float" office:value="7999.8579421052">
            <text:p>7999,8579421052</text:p>
          </table:table-cell>
          <table:table-cell office:value-type="float" office:value="8245.4939251454">
            <text:p>8245,4939251454</text:p>
          </table:table-cell>
          <table:table-cell office:value-type="float" office:value="8340.5638575">
            <text:p>8340,5638575</text:p>
          </table:table-cell>
          <table:table-cell office:value-type="float" office:value="8659.7972535206">
            <text:p>8659,7972535206</text:p>
          </table:table-cell>
          <table:table-cell office:value-type="float" office:value="8494.8388508808">
            <text:p>8494,8388508808</text:p>
          </table:table-cell>
          <table:table-cell office:value-type="float" office:value="8401.0158669082">
            <text:p>8401,0158669082</text:p>
          </table:table-cell>
          <table:table-cell office:value-type="float" office:value="8416.9042657497">
            <text:p>8416,9042657497</text:p>
          </table:table-cell>
          <table:table-cell office:value-type="float" office:value="8667.2885553287">
            <text:p>8667,2885553287</text:p>
          </table:table-cell>
          <table:table-cell office:value-type="float" office:value="8808.5635649115">
            <text:p>8808,5635649115</text:p>
          </table:table-cell>
          <table:table-cell office:value-type="float" office:value="9108.0654495747">
            <text:p>9108,0654495747</text:p>
          </table:table-cell>
          <table:table-cell office:value-type="float" office:value="9253.3177155919">
            <text:p>9253,3177155919</text:p>
          </table:table-cell>
          <table:table-cell office:value-type="float" office:value="9232.1973160739">
            <text:p>9232,1973160739</text:p>
          </table:table-cell>
          <table:table-cell office:value-type="float" office:value="8657.8360287119">
            <text:p>8657,8360287119</text:p>
          </table:table-cell>
          <table:table-cell office:value-type="float" office:value="8959.5814158753">
            <text:p>8959,5814158753</text:p>
          </table:table-cell>
          <table:table-cell office:value-type="float" office:value="9183.3280777551">
            <text:p>9183,3280777551</text:p>
          </table:table-cell>
          <table:table-cell office:value-type="float" office:value="9414.9060779425">
            <text:p>9414,9060779425</text:p>
          </table:table-cell>
          <table:table-cell office:value-type="float" office:value="9409.9653706125">
            <text:p>9409,9653706125</text:p>
          </table:table-cell>
          <table:table-cell office:value-type="float" office:value="9492.9908888445">
            <text:p>9492,9908888445</text:p>
          </table:table-cell>
          <table:table-cell office:value-type="float" office:value="9615.3122286953">
            <text:p>9615,3122286953</text:p>
          </table:table-cell>
          <table:table-cell office:value-type="float" office:value="9707.9080050833">
            <text:p>9707,908005083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6" office:value-type="string">
            <text:p>..</text:p>
          </table:table-cell>
          <table:table-cell office:value-type="float" office:value="2320.5827945014">
            <text:p>2320,5827945014</text:p>
          </table:table-cell>
          <table:table-cell office:value-type="float" office:value="2294.3702874762">
            <text:p>2294,3702874762</text:p>
          </table:table-cell>
          <table:table-cell office:value-type="float" office:value="2301.6887260992">
            <text:p>2301,6887260992</text:p>
          </table:table-cell>
          <table:table-cell office:value-type="float" office:value="2330.4239635156">
            <text:p>2330,4239635156</text:p>
          </table:table-cell>
          <table:table-cell office:value-type="float" office:value="2361.3865042226">
            <text:p>2361,3865042226</text:p>
          </table:table-cell>
          <table:table-cell office:value-type="float" office:value="2473.4060794751">
            <text:p>2473,4060794751</text:p>
          </table:table-cell>
          <table:table-cell office:value-type="float" office:value="2506.2313304729">
            <text:p>2506,2313304729</text:p>
          </table:table-cell>
          <table:table-cell office:value-type="float" office:value="2644.5156369438">
            <text:p>2644,5156369438</text:p>
          </table:table-cell>
          <table:table-cell office:value-type="float" office:value="2577.7264075869">
            <text:p>2577,7264075869</text:p>
          </table:table-cell>
          <table:table-cell office:value-type="float" office:value="2721.8623149182">
            <text:p>2721,8623149182</text:p>
          </table:table-cell>
          <table:table-cell office:value-type="float" office:value="2617.9896674434">
            <text:p>2617,9896674434</text:p>
          </table:table-cell>
          <table:table-cell office:value-type="float" office:value="2455.6082009246">
            <text:p>2455,6082009246</text:p>
          </table:table-cell>
          <table:table-cell office:value-type="float" office:value="2534.3555944852">
            <text:p>2534,3555944852</text:p>
          </table:table-cell>
          <table:table-cell office:value-type="float" office:value="2579.4816812023">
            <text:p>2579,4816812023</text:p>
          </table:table-cell>
          <table:table-cell office:value-type="float" office:value="2706.8295420642">
            <text:p>2706,8295420642</text:p>
          </table:table-cell>
          <table:table-cell office:value-type="float" office:value="2760.9849439996">
            <text:p>2760,9849439996</text:p>
          </table:table-cell>
          <table:table-cell office:value-type="float" office:value="2782.2732581168">
            <text:p>2782,2732581168</text:p>
          </table:table-cell>
          <table:table-cell office:value-type="float" office:value="2840.8739441068">
            <text:p>2840,8739441068</text:p>
          </table:table-cell>
          <table:table-cell office:value-type="float" office:value="2758.1042544116">
            <text:p>2758,1042544116</text:p>
          </table:table-cell>
          <table:table-cell office:value-type="float" office:value="2824.9304081508">
            <text:p>2824,9304081508</text:p>
          </table:table-cell>
          <table:table-cell office:value-type="float" office:value="2834.9056310084">
            <text:p>2834,9056310084</text:p>
          </table:table-cell>
          <table:table-cell office:value-type="float" office:value="2795.3017417296">
            <text:p>2795,3017417296</text:p>
          </table:table-cell>
          <table:table-cell office:value-type="float" office:value="2749.0066046615">
            <text:p>2749,0066046615</text:p>
          </table:table-cell>
          <table:table-cell office:value-type="float" office:value="2795.2263918961">
            <text:p>2795,2263918961</text:p>
          </table:table-cell>
          <table:table-cell office:value-type="float" office:value="2861.7713480544">
            <text:p>2861,7713480544</text:p>
          </table:table-cell>
          <table:table-cell office:value-type="float" office:value="2961.787228195">
            <text:p>2961,787228195</text:p>
          </table:table-cell>
          <table:table-cell office:value-type="float" office:value="2901.8814681104">
            <text:p>2901,8814681104</text:p>
          </table:table-cell>
          <table:table-cell office:value-type="float" office:value="2784.5579143329">
            <text:p>2784,5579143329</text:p>
          </table:table-cell>
          <table:table-cell office:value-type="float" office:value="2716.3226262763">
            <text:p>2716,3226262763</text:p>
          </table:table-cell>
          <table:table-cell office:value-type="float" office:value="2838.8696648672">
            <text:p>2838,8696648672</text:p>
          </table:table-cell>
          <table:table-cell office:value-type="float" office:value="2823.4335265075">
            <text:p>2823,433526507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8" office:value-type="string">
            <text:p>..</text:p>
          </table:table-cell>
          <table:table-cell office:value-type="float" office:value="3309.6189819741">
            <text:p>3309,6189819741</text:p>
          </table:table-cell>
          <table:table-cell office:value-type="float" office:value="3576.2869501658">
            <text:p>3576,2869501658</text:p>
          </table:table-cell>
          <table:table-cell office:value-type="float" office:value="4158.134798815">
            <text:p>4158,134798815</text:p>
          </table:table-cell>
          <table:table-cell office:value-type="float" office:value="4501.3357234979">
            <text:p>4501,3357234979</text:p>
          </table:table-cell>
          <table:table-cell office:value-type="float" office:value="5092.9455076227">
            <text:p>5092,9455076227</text:p>
          </table:table-cell>
          <table:table-cell office:value-type="float" office:value="5521.9777585621">
            <text:p>5521,9777585621</text:p>
          </table:table-cell>
          <table:table-cell office:value-type="float" office:value="5901.4805494686">
            <text:p>5901,4805494686</text:p>
          </table:table-cell>
          <table:table-cell office:value-type="float" office:value="5642.8515454971">
            <text:p>5642,8515454971</text:p>
          </table:table-cell>
          <table:table-cell office:value-type="float" office:value="6332.9486278613">
            <text:p>6332,9486278613</text:p>
          </table:table-cell>
          <table:table-cell office:value-type="float" office:value="6407.8298241741">
            <text:p>6407,8298241741</text:p>
          </table:table-cell>
          <table:table-cell office:value-type="float" office:value="5960.5574305711">
            <text:p>5960,5574305711</text:p>
          </table:table-cell>
          <table:table-cell office:value-type="float" office:value="6046.3670180485">
            <text:p>6046,3670180485</text:p>
          </table:table-cell>
          <table:table-cell office:value-type="float" office:value="5926.5897194284">
            <text:p>5926,5897194284</text:p>
          </table:table-cell>
          <table:table-cell office:value-type="float" office:value="5805.9648634479">
            <text:p>5805,9648634479</text:p>
          </table:table-cell>
          <table:table-cell office:value-type="float" office:value="5461.0073456213">
            <text:p>5461,0073456213</text:p>
          </table:table-cell>
          <table:table-cell office:value-type="float" office:value="5174.1377501">
            <text:p>5174,1377501</text:p>
          </table:table-cell>
          <table:table-cell office:value-type="float" office:value="4961.9426306931">
            <text:p>4961,9426306931</text:p>
          </table:table-cell>
          <table:table-cell office:value-type="float" office:value="4774.0581134551">
            <text:p>4774,0581134551</text:p>
          </table:table-cell>
          <table:table-cell office:value-type="float" office:value="4669.6183880337">
            <text:p>4669,6183880337</text:p>
          </table:table-cell>
          <table:table-cell office:value-type="float" office:value="4522.8608139972">
            <text:p>4522,8608139972</text:p>
          </table:table-cell>
          <table:table-cell office:value-type="float" office:value="4519.1103155422">
            <text:p>4519,1103155422</text:p>
          </table:table-cell>
          <table:table-cell office:value-type="float" office:value="4508.5369472408">
            <text:p>4508,5369472408</text:p>
          </table:table-cell>
          <table:table-cell office:value-type="float" office:value="4925.4342333456">
            <text:p>4925,4342333456</text:p>
          </table:table-cell>
          <table:table-cell office:value-type="float" office:value="5002.6439802917">
            <text:p>5002,6439802917</text:p>
          </table:table-cell>
          <table:table-cell office:value-type="float" office:value="5152.7631596711">
            <text:p>5152,7631596711</text:p>
          </table:table-cell>
          <table:table-cell office:value-type="float" office:value="5151.9190777664">
            <text:p>5151,9190777664</text:p>
          </table:table-cell>
          <table:table-cell office:value-type="float" office:value="5175.211676031">
            <text:p>5175,211676031</text:p>
          </table:table-cell>
          <table:table-cell office:value-type="float" office:value="5188.4783503546">
            <text:p>5188,4783503546</text:p>
          </table:table-cell>
          <table:table-cell office:value-type="float" office:value="5330.0150148407">
            <text:p>5330,0150148407</text:p>
          </table:table-cell>
          <table:table-cell office:value-type="float" office:value="5404.7633011266">
            <text:p>5404,7633011266</text:p>
          </table:table-cell>
          <table:table-cell office:value-type="float" office:value="5534.7080614163">
            <text:p>5534,7080614163</text:p>
          </table:table-cell>
          <table:table-cell office:value-type="float" office:value="5535.4733929672">
            <text:p>5535,4733929672</text:p>
          </table:table-cell>
          <table:table-cell office:value-type="float" office:value="5740.1241573727">
            <text:p>5740,1241573727</text:p>
          </table:table-cell>
          <table:table-cell office:value-type="float" office:value="5716.6112344788">
            <text:p>5716,6112344788</text:p>
          </table:table-cell>
          <table:table-cell office:value-type="float" office:value="5708.9147719532">
            <text:p>5708,9147719532</text:p>
          </table:table-cell>
          <table:table-cell office:value-type="float" office:value="5907.881307181">
            <text:p>5907,881307181</text:p>
          </table:table-cell>
          <table:table-cell office:value-type="float" office:value="6260.8831876961">
            <text:p>6260,8831876961</text:p>
          </table:table-cell>
          <table:table-cell office:value-type="float" office:value="6447.5833535702">
            <text:p>6447,5833535702</text:p>
          </table:table-cell>
          <table:table-cell office:value-type="float" office:value="6693.91374158">
            <text:p>6693,91374158</text:p>
          </table:table-cell>
          <table:table-cell office:value-type="float" office:value="6890.9241377396">
            <text:p>6890,9241377396</text:p>
          </table:table-cell>
          <table:table-cell office:value-type="float" office:value="7046.8272414091">
            <text:p>7046,8272414091</text:p>
          </table:table-cell>
          <table:table-cell office:value-type="float" office:value="6932.1109866521">
            <text:p>6932,1109866521</text:p>
          </table:table-cell>
          <table:table-cell office:value-type="float" office:value="7127.0714145791">
            <text:p>7127,0714145791</text:p>
          </table:table-cell>
          <table:table-cell office:value-type="float" office:value="7231.6040961785">
            <text:p>7231,6040961785</text:p>
          </table:table-cell>
          <table:table-cell office:value-type="float" office:value="7277.4257893575">
            <text:p>7277,4257893575</text:p>
          </table:table-cell>
          <table:table-cell office:value-type="float" office:value="7352.5250890208">
            <text:p>7352,5250890208</text:p>
          </table:table-cell>
          <table:table-cell office:value-type="float" office:value="7445.6094979894">
            <text:p>7445,6094979894</text:p>
          </table:table-cell>
          <table:table-cell office:value-type="float" office:value="7497.9786309663">
            <text:p>7497,9786309663</text:p>
          </table:table-cell>
          <table:table-cell office:value-type="float" office:value="7724.7332839331">
            <text:p>7724,73328393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" office:value-type="string">
            <text:p>..</text:p>
          </table:table-cell>
          <table:table-cell office:value-type="float" office:value="1880.1422094906">
            <text:p>1880,1422094906</text:p>
          </table:table-cell>
          <table:table-cell office:value-type="float" office:value="1951.0417305746">
            <text:p>1951,0417305746</text:p>
          </table:table-cell>
          <table:table-cell office:value-type="float" office:value="2071.7900248993">
            <text:p>2071,7900248993</text:p>
          </table:table-cell>
          <table:table-cell office:value-type="float" office:value="2257.4708743054">
            <text:p>2257,4708743054</text:p>
          </table:table-cell>
          <table:table-cell office:value-type="float" office:value="2463.7645634049">
            <text:p>2463,7645634049</text:p>
          </table:table-cell>
          <table:table-cell office:value-type="float" office:value="2620.753768704">
            <text:p>2620,753768704</text:p>
          </table:table-cell>
          <table:table-cell office:value-type="float" office:value="2763.9820185703">
            <text:p>2763,9820185703</text:p>
          </table:table-cell>
          <table:table-cell office:value-type="float" office:value="3061.6478764951">
            <text:p>3061,6478764951</text:p>
          </table:table-cell>
          <table:table-cell office:value-type="float" office:value="3159.7539625848">
            <text:p>3159,7539625848</text:p>
          </table:table-cell>
          <table:table-cell office:value-type="float" office:value="3271.4956149591">
            <text:p>3271,4956149591</text:p>
          </table:table-cell>
          <table:table-cell office:value-type="float" office:value="3258.2780101307">
            <text:p>3258,2780101307</text:p>
          </table:table-cell>
          <table:table-cell office:value-type="float" office:value="3680.5416850602">
            <text:p>3680,5416850602</text:p>
          </table:table-cell>
          <table:table-cell office:value-type="float" office:value="3593.9573568521">
            <text:p>3593,9573568521</text:p>
          </table:table-cell>
          <table:table-cell office:value-type="float" office:value="3314.0386042965">
            <text:p>3314,0386042965</text:p>
          </table:table-cell>
          <table:table-cell office:value-type="float" office:value="3109.0684702719">
            <text:p>3109,0684702719</text:p>
          </table:table-cell>
          <table:table-cell office:value-type="float" office:value="2789.1567612673">
            <text:p>2789,1567612673</text:p>
          </table:table-cell>
          <table:table-cell office:value-type="float" office:value="2664.1883050794">
            <text:p>2664,1883050794</text:p>
          </table:table-cell>
          <table:table-cell office:value-type="float" office:value="2939.6730486221">
            <text:p>2939,6730486221</text:p>
          </table:table-cell>
          <table:table-cell office:value-type="float" office:value="3021.6323501758">
            <text:p>3021,6323501758</text:p>
          </table:table-cell>
          <table:table-cell office:value-type="float" office:value="2895.0164918008">
            <text:p>2895,0164918008</text:p>
          </table:table-cell>
          <table:table-cell office:value-type="float" office:value="2899.6193861828">
            <text:p>2899,6193861828</text:p>
          </table:table-cell>
          <table:table-cell office:value-type="float" office:value="2731.5140373899">
            <text:p>2731,5140373899</text:p>
          </table:table-cell>
          <table:table-cell office:value-type="float" office:value="2686.0035259461">
            <text:p>2686,0035259461</text:p>
          </table:table-cell>
          <table:table-cell office:value-type="float" office:value="2583.1617862826">
            <text:p>2583,1617862826</text:p>
          </table:table-cell>
          <table:table-cell office:value-type="float" office:value="2571.6467659072">
            <text:p>2571,6467659072</text:p>
          </table:table-cell>
          <table:table-cell office:value-type="float" office:value="2803.8612720629">
            <text:p>2803,8612720629</text:p>
          </table:table-cell>
          <table:table-cell office:value-type="float" office:value="2697.2319130391">
            <text:p>2697,2319130391</text:p>
          </table:table-cell>
          <table:table-cell office:value-type="float" office:value="2758.0903579842">
            <text:p>2758,0903579842</text:p>
          </table:table-cell>
          <table:table-cell office:value-type="float" office:value="2741.1311791133">
            <text:p>2741,1311791133</text:p>
          </table:table-cell>
          <table:table-cell office:value-type="float" office:value="2722.1780587101">
            <text:p>2722,1780587101</text:p>
          </table:table-cell>
          <table:table-cell office:value-type="float" office:value="2736.0342213936">
            <text:p>2736,0342213936</text:p>
          </table:table-cell>
          <table:table-cell office:value-type="float" office:value="2852.0848970395">
            <text:p>2852,0848970395</text:p>
          </table:table-cell>
          <table:table-cell office:value-type="float" office:value="2895.3456338809">
            <text:p>2895,3456338809</text:p>
          </table:table-cell>
          <table:table-cell office:value-type="float" office:value="3026.0519232079">
            <text:p>3026,0519232079</text:p>
          </table:table-cell>
          <table:table-cell office:value-type="float" office:value="3110.9486687147">
            <text:p>3110,9486687147</text:p>
          </table:table-cell>
          <table:table-cell office:value-type="float" office:value="3184.7684696969">
            <text:p>3184,7684696969</text:p>
          </table:table-cell>
          <table:table-cell office:value-type="float" office:value="3216.6974028556">
            <text:p>3216,6974028556</text:p>
          </table:table-cell>
          <table:table-cell office:value-type="float" office:value="3275.2531369144">
            <text:p>3275,2531369144</text:p>
          </table:table-cell>
          <table:table-cell office:value-type="float" office:value="3307.8348117553">
            <text:p>3307,8348117553</text:p>
          </table:table-cell>
          <table:table-cell office:value-type="float" office:value="3510.6809894541">
            <text:p>3510,6809894541</text:p>
          </table:table-cell>
          <table:table-cell office:value-type="float" office:value="3606.3789386762">
            <text:p>3606,3789386762</text:p>
          </table:table-cell>
          <table:table-cell office:value-type="float" office:value="3737.47533172">
            <text:p>3737,47533172</text:p>
          </table:table-cell>
          <table:table-cell office:value-type="float" office:value="3895.0019882689">
            <text:p>3895,0019882689</text:p>
          </table:table-cell>
          <table:table-cell office:value-type="float" office:value="3960.9777894775">
            <text:p>3960,9777894775</text:p>
          </table:table-cell>
          <table:table-cell office:value-type="float" office:value="3988.832907403">
            <text:p>3988,832907403</text:p>
          </table:table-cell>
          <table:table-cell office:value-type="float" office:value="4122.8118609187">
            <text:p>4122,8118609187</text:p>
          </table:table-cell>
          <table:table-cell office:value-type="float" office:value="4010.2093373646">
            <text:p>4010,2093373646</text:p>
          </table:table-cell>
          <table:table-cell office:value-type="float" office:value="3942.6189460776">
            <text:p>3942,6189460776</text:p>
          </table:table-cell>
          <table:table-cell office:value-type="float" office:value="3959.3080551141">
            <text:p>3959,3080551141</text:p>
          </table:table-cell>
          <table:table-cell office:value-type="float" office:value="4012.4795687902">
            <text:p>4012,4795687902</text:p>
          </table:table-cell>
          <table:table-cell office:value-type="float" office:value="3996.9489233522">
            <text:p>3996,9489233522</text:p>
          </table:table-cell>
          <table:table-cell office:value-type="float" office:value="4226.6596014211">
            <text:p>4226,65960142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" office:value-type="string">
            <text:p>..</text:p>
          </table:table-cell>
          <table:table-cell office:value-type="float" office:value="1867.884435019">
            <text:p>1867,884435019</text:p>
          </table:table-cell>
          <table:table-cell office:value-type="float" office:value="1938.3217196108">
            <text:p>1938,3217196108</text:p>
          </table:table-cell>
          <table:table-cell office:value-type="float" office:value="2058.2827833994">
            <text:p>2058,2827833994</text:p>
          </table:table-cell>
          <table:table-cell office:value-type="float" office:value="2242.7530680067">
            <text:p>2242,7530680067</text:p>
          </table:table-cell>
          <table:table-cell office:value-type="float" office:value="2447.701804845">
            <text:p>2447,701804845</text:p>
          </table:table-cell>
          <table:table-cell office:value-type="float" office:value="2603.6675033778">
            <text:p>2603,6675033778</text:p>
          </table:table-cell>
          <table:table-cell office:value-type="float" office:value="2745.9619623978">
            <text:p>2745,9619623978</text:p>
          </table:table-cell>
          <table:table-cell office:value-type="float" office:value="3041.6871581026">
            <text:p>3041,6871581026</text:p>
          </table:table-cell>
          <table:table-cell office:value-type="float" office:value="3139.1536317888">
            <text:p>3139,1536317888</text:p>
          </table:table-cell>
          <table:table-cell office:value-type="float" office:value="3250.1667733265">
            <text:p>3250,1667733265</text:p>
          </table:table-cell>
          <table:table-cell office:value-type="float" office:value="3237.0353419898">
            <text:p>3237,0353419898</text:p>
          </table:table-cell>
          <table:table-cell office:value-type="float" office:value="3656.5460268163">
            <text:p>3656,5460268163</text:p>
          </table:table-cell>
          <table:table-cell office:value-type="float" office:value="3570.5261937632">
            <text:p>3570,5261937632</text:p>
          </table:table-cell>
          <table:table-cell office:value-type="float" office:value="3292.432399406">
            <text:p>3292,432399406</text:p>
          </table:table-cell>
          <table:table-cell office:value-type="float" office:value="3088.7985885932">
            <text:p>3088,7985885932</text:p>
          </table:table-cell>
          <table:table-cell office:value-type="float" office:value="2770.9725758515">
            <text:p>2770,9725758515</text:p>
          </table:table-cell>
          <table:table-cell office:value-type="float" office:value="2646.8188639655">
            <text:p>2646,8188639655</text:p>
          </table:table-cell>
          <table:table-cell office:value-type="float" office:value="2920.5075572734">
            <text:p>2920,5075572734</text:p>
          </table:table-cell>
          <table:table-cell office:value-type="float" office:value="3001.9325169943">
            <text:p>3001,9325169943</text:p>
          </table:table-cell>
          <table:table-cell office:value-type="float" office:value="2876.1421433238">
            <text:p>2876,1421433238</text:p>
          </table:table-cell>
          <table:table-cell office:value-type="float" office:value="2880.7150286773">
            <text:p>2880,7150286773</text:p>
          </table:table-cell>
          <table:table-cell office:value-type="float" office:value="2713.7056594559">
            <text:p>2713,7056594559</text:p>
          </table:table-cell>
          <table:table-cell office:value-type="float" office:value="2668.4918583261">
            <text:p>2668,4918583261</text:p>
          </table:table-cell>
          <table:table-cell office:value-type="float" office:value="2566.3206056314">
            <text:p>2566,3206056314</text:p>
          </table:table-cell>
          <table:table-cell office:value-type="float" office:value="2554.8806585787">
            <text:p>2554,8806585787</text:p>
          </table:table-cell>
          <table:table-cell office:value-type="float" office:value="2809.9723069797">
            <text:p>2809,9723069797</text:p>
          </table:table-cell>
          <table:table-cell office:value-type="float" office:value="2703.5928413232">
            <text:p>2703,5928413232</text:p>
          </table:table-cell>
          <table:table-cell office:value-type="float" office:value="2765.1340320941">
            <text:p>2765,1340320941</text:p>
          </table:table-cell>
          <table:table-cell office:value-type="float" office:value="2748.7083507761">
            <text:p>2748,7083507761</text:p>
          </table:table-cell>
          <table:table-cell office:value-type="float" office:value="2730.308569378">
            <text:p>2730,308569378</text:p>
          </table:table-cell>
          <table:table-cell office:value-type="float" office:value="2743.9552733783">
            <text:p>2743,9552733783</text:p>
          </table:table-cell>
          <table:table-cell office:value-type="float" office:value="2862.1062278294">
            <text:p>2862,1062278294</text:p>
          </table:table-cell>
          <table:table-cell office:value-type="float" office:value="2903.9679027165">
            <text:p>2903,9679027165</text:p>
          </table:table-cell>
          <table:table-cell office:value-type="float" office:value="3033.4581952228">
            <text:p>3033,4581952228</text:p>
          </table:table-cell>
          <table:table-cell office:value-type="float" office:value="3117.8665177701">
            <text:p>3117,8665177701</text:p>
          </table:table-cell>
          <table:table-cell office:value-type="float" office:value="3195.4286648901">
            <text:p>3195,4286648901</text:p>
          </table:table-cell>
          <table:table-cell office:value-type="float" office:value="3230.5630811375">
            <text:p>3230,5630811375</text:p>
          </table:table-cell>
          <table:table-cell office:value-type="float" office:value="3293.0098125845">
            <text:p>3293,0098125845</text:p>
          </table:table-cell>
          <table:table-cell office:value-type="float" office:value="3324.0453549523">
            <text:p>3324,0453549523</text:p>
          </table:table-cell>
          <table:table-cell office:value-type="float" office:value="3527.7268646013">
            <text:p>3527,7268646013</text:p>
          </table:table-cell>
          <table:table-cell office:value-type="float" office:value="3622.8443049798">
            <text:p>3622,8443049798</text:p>
          </table:table-cell>
          <table:table-cell office:value-type="float" office:value="3757.0886783252">
            <text:p>3757,0886783252</text:p>
          </table:table-cell>
          <table:table-cell office:value-type="float" office:value="3915.6631261845">
            <text:p>3915,6631261845</text:p>
          </table:table-cell>
          <table:table-cell office:value-type="float" office:value="3981.8735344675">
            <text:p>3981,8735344675</text:p>
          </table:table-cell>
          <table:table-cell office:value-type="float" office:value="4008.8688793955">
            <text:p>4008,8688793955</text:p>
          </table:table-cell>
          <table:table-cell office:value-type="float" office:value="4143.28874205">
            <text:p>4143,28874205</text:p>
          </table:table-cell>
          <table:table-cell office:value-type="float" office:value="4026.9773015029">
            <text:p>4026,9773015029</text:p>
          </table:table-cell>
          <table:table-cell office:value-type="float" office:value="3957.7263058778">
            <text:p>3957,7263058778</text:p>
          </table:table-cell>
          <table:table-cell office:value-type="float" office:value="3975.0413252811">
            <text:p>3975,0413252811</text:p>
          </table:table-cell>
          <table:table-cell office:value-type="float" office:value="4030.0828431048">
            <text:p>4030,0828431048</text:p>
          </table:table-cell>
          <table:table-cell office:value-type="float" office:value="4014.3955057002">
            <text:p>4014,3955057002</text:p>
          </table:table-cell>
          <table:table-cell office:value-type="float" office:value="4246.8514036023">
            <text:p>4246,851403602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iddle income</text:p>
          </table:table-cell>
          <table:table-cell office:value-type="string">
            <text:p>MI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15.0733903049">
            <text:p>1015,0733903049</text:p>
          </table:table-cell>
          <table:table-cell office:value-type="float" office:value="1025.6752600732">
            <text:p>1025,6752600732</text:p>
          </table:table-cell>
          <table:table-cell office:value-type="float" office:value="1045.4908472629">
            <text:p>1045,4908472629</text:p>
          </table:table-cell>
          <table:table-cell office:value-type="float" office:value="1070.0726853133">
            <text:p>1070,0726853133</text:p>
          </table:table-cell>
          <table:table-cell office:value-type="float" office:value="1126.7033995479">
            <text:p>1126,7033995479</text:p>
          </table:table-cell>
          <table:table-cell office:value-type="float" office:value="1163.255816161">
            <text:p>1163,255816161</text:p>
          </table:table-cell>
          <table:table-cell office:value-type="float" office:value="1185.086054514">
            <text:p>1185,086054514</text:p>
          </table:table-cell>
          <table:table-cell office:value-type="float" office:value="1200.59950118">
            <text:p>1200,59950118</text:p>
          </table:table-cell>
          <table:table-cell office:value-type="float" office:value="1250.6044577943">
            <text:p>1250,6044577943</text:p>
          </table:table-cell>
          <table:table-cell office:value-type="float" office:value="1314.9833558364">
            <text:p>1314,9833558364</text:p>
          </table:table-cell>
          <table:table-cell office:value-type="float" office:value="1387.5628800294">
            <text:p>1387,5628800294</text:p>
          </table:table-cell>
          <table:table-cell office:value-type="float" office:value="1440.5510377965">
            <text:p>1440,5510377965</text:p>
          </table:table-cell>
          <table:table-cell office:value-type="float" office:value="1498.7565142529">
            <text:p>1498,7565142529</text:p>
          </table:table-cell>
          <table:table-cell office:value-type="float" office:value="1574.5470218848">
            <text:p>1574,5470218848</text:p>
          </table:table-cell>
          <table:table-cell office:value-type="float" office:value="1634.0071612733">
            <text:p>1634,0071612733</text:p>
          </table:table-cell>
          <table:table-cell office:value-type="float" office:value="1669.8707344784">
            <text:p>1669,8707344784</text:p>
          </table:table-cell>
          <table:table-cell office:value-type="float" office:value="1748.3148568125">
            <text:p>1748,3148568125</text:p>
          </table:table-cell>
          <table:table-cell office:value-type="float" office:value="1791.0597258012">
            <text:p>1791,0597258012</text:p>
          </table:table-cell>
          <table:table-cell office:value-type="float" office:value="1811.3347831148">
            <text:p>1811,3347831148</text:p>
          </table:table-cell>
          <table:table-cell office:value-type="float" office:value="1848.8855888374">
            <text:p>1848,8855888374</text:p>
          </table:table-cell>
          <table:table-cell office:value-type="float" office:value="1894.0563221437">
            <text:p>1894,0563221437</text:p>
          </table:table-cell>
          <table:table-cell office:value-type="float" office:value="1886.9884862496">
            <text:p>1886,9884862496</text:p>
          </table:table-cell>
          <table:table-cell office:value-type="float" office:value="1895.3615239843">
            <text:p>1895,3615239843</text:p>
          </table:table-cell>
          <table:table-cell office:value-type="float" office:value="1881.2222854791">
            <text:p>1881,2222854791</text:p>
          </table:table-cell>
          <table:table-cell office:value-type="float" office:value="1926.9251537039">
            <text:p>1926,9251537039</text:p>
          </table:table-cell>
          <table:table-cell office:value-type="float" office:value="1971.877412551">
            <text:p>1971,877412551</text:p>
          </table:table-cell>
          <table:table-cell office:value-type="float" office:value="2009.1608169785">
            <text:p>2009,1608169785</text:p>
          </table:table-cell>
          <table:table-cell office:value-type="float" office:value="2055.5871757222">
            <text:p>2055,5871757222</text:p>
          </table:table-cell>
          <table:table-cell office:value-type="float" office:value="2089.4438172906">
            <text:p>2089,4438172906</text:p>
          </table:table-cell>
          <table:table-cell office:value-type="float" office:value="2107.9881995133">
            <text:p>2107,9881995133</text:p>
          </table:table-cell>
          <table:table-cell office:value-type="float" office:value="2113.1260837598">
            <text:p>2113,1260837598</text:p>
          </table:table-cell>
          <table:table-cell office:value-type="float" office:value="2100.8519108619">
            <text:p>2100,8519108619</text:p>
          </table:table-cell>
          <table:table-cell office:value-type="float" office:value="2082.8970601665">
            <text:p>2082,8970601665</text:p>
          </table:table-cell>
          <table:table-cell office:value-type="float" office:value="2106.1338951437">
            <text:p>2106,1338951437</text:p>
          </table:table-cell>
          <table:table-cell office:value-type="float" office:value="2123.5578798196">
            <text:p>2123,5578798196</text:p>
          </table:table-cell>
          <table:table-cell office:value-type="float" office:value="2166.6600306667">
            <text:p>2166,6600306667</text:p>
          </table:table-cell>
          <table:table-cell office:value-type="float" office:value="2236.2229538455">
            <text:p>2236,2229538455</text:p>
          </table:table-cell>
          <table:table-cell office:value-type="float" office:value="2310.9127805667">
            <text:p>2310,9127805667</text:p>
          </table:table-cell>
          <table:table-cell office:value-type="float" office:value="2320.8773910337">
            <text:p>2320,8773910337</text:p>
          </table:table-cell>
          <table:table-cell office:value-type="float" office:value="2361.7835821669">
            <text:p>2361,7835821669</text:p>
          </table:table-cell>
          <table:table-cell office:value-type="float" office:value="2461.634383128">
            <text:p>2461,634383128</text:p>
          </table:table-cell>
          <table:table-cell office:value-type="float" office:value="2512.9865910057">
            <text:p>2512,9865910057</text:p>
          </table:table-cell>
          <table:table-cell office:value-type="float" office:value="2584.700411174">
            <text:p>2584,700411174</text:p>
          </table:table-cell>
          <table:table-cell office:value-type="float" office:value="2692.8207448662">
            <text:p>2692,8207448662</text:p>
          </table:table-cell>
          <table:table-cell office:value-type="float" office:value="2875.5382636588">
            <text:p>2875,5382636588</text:p>
          </table:table-cell>
          <table:table-cell office:value-type="float" office:value="3042.2610669912">
            <text:p>3042,2610669912</text:p>
          </table:table-cell>
          <table:table-cell office:value-type="float" office:value="3249.5437768572">
            <text:p>3249,5437768572</text:p>
          </table:table-cell>
          <table:table-cell office:value-type="float" office:value="3493.4679213394">
            <text:p>3493,4679213394</text:p>
          </table:table-cell>
          <table:table-cell office:value-type="float" office:value="3647.9491190356">
            <text:p>3647,9491190356</text:p>
          </table:table-cell>
          <table:table-cell office:value-type="float" office:value="3686.7616521706">
            <text:p>3686,7616521706</text:p>
          </table:table-cell>
          <table:table-cell office:value-type="float" office:value="3916.7562490728">
            <text:p>3916,7562490728</text:p>
          </table:table-cell>
          <table:table-cell office:value-type="float" office:value="4108.1778884304">
            <text:p>4108,1778884304</text:p>
          </table:table-cell>
          <table:table-cell office:value-type="float" office:value="4261.314033784">
            <text:p>4261,314033784</text:p>
          </table:table-cell>
          <table:table-cell office:value-type="float" office:value="4428.9821019221">
            <text:p>4428,9821019221</text:p>
          </table:table-cell>
          <table:table-cell office:value-type="float" office:value="4572.5333462365">
            <text:p>4572,5333462365</text:p>
          </table:table-cell>
          <table:table-cell office:value-type="float" office:value="4694.0332682284">
            <text:p>4694,0332682284</text:p>
          </table:table-cell>
          <table:table-cell office:value-type="float" office:value="4829.4057681371">
            <text:p>4829,40576813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1086.9360332874">
            <text:p>1086,9360332874</text:p>
          </table:table-cell>
          <table:table-cell office:value-type="float" office:value="1025.1065855706">
            <text:p>1025,1065855706</text:p>
          </table:table-cell>
          <table:table-cell office:value-type="float" office:value="1045.8516582272">
            <text:p>1045,8516582272</text:p>
          </table:table-cell>
          <table:table-cell office:value-type="float" office:value="977.8249955113">
            <text:p>977,8249955113</text:p>
          </table:table-cell>
          <table:table-cell office:value-type="float" office:value="946.3741874012">
            <text:p>946,3741874012</text:p>
          </table:table-cell>
          <table:table-cell office:value-type="float" office:value="968.2881766811">
            <text:p>968,2881766811</text:p>
          </table:table-cell>
          <table:table-cell office:value-type="float" office:value="1029.6537646372">
            <text:p>1029,6537646372</text:p>
          </table:table-cell>
          <table:table-cell office:value-type="float" office:value="1112.5401927953">
            <text:p>1112,5401927953</text:p>
          </table:table-cell>
          <table:table-cell office:value-type="float" office:value="1189.3121737821">
            <text:p>1189,3121737821</text:p>
          </table:table-cell>
          <table:table-cell office:value-type="float" office:value="1280.485916388">
            <text:p>1280,485916388</text:p>
          </table:table-cell>
          <table:table-cell office:value-type="float" office:value="1379.8756174664">
            <text:p>1379,8756174664</text:p>
          </table:table-cell>
          <table:table-cell office:value-type="float" office:value="1450.1343149964">
            <text:p>1450,1343149964</text:p>
          </table:table-cell>
          <table:table-cell office:value-type="float" office:value="1497.1038258143">
            <text:p>1497,1038258143</text:p>
          </table:table-cell>
          <table:table-cell office:value-type="float" office:value="1616.9527900326">
            <text:p>1616,9527900326</text:p>
          </table:table-cell>
          <table:table-cell office:value-type="float" office:value="1521.8555708596">
            <text:p>1521,8555708596</text:p>
          </table:table-cell>
          <table:table-cell office:value-type="float" office:value="1631.5358317953">
            <text:p>1631,5358317953</text:p>
          </table:table-cell>
          <table:table-cell office:value-type="float" office:value="1743.4880767005">
            <text:p>1743,4880767005</text:p>
          </table:table-cell>
          <table:table-cell office:value-type="float" office:value="1731.5107975846">
            <text:p>1731,5107975846</text:p>
          </table:table-cell>
          <table:table-cell office:value-type="float" office:value="1894.7801090657">
            <text:p>1894,7801090657</text:p>
          </table:table-cell>
          <table:table-cell office:value-type="float" office:value="1986.940620025">
            <text:p>1986,940620025</text:p>
          </table:table-cell>
          <table:table-cell office:value-type="float" office:value="1980.2674123697">
            <text:p>1980,2674123697</text:p>
          </table:table-cell>
          <table:table-cell office:value-type="float" office:value="2062.708500582">
            <text:p>2062,7085005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0" office:value-type="string">
            <text:p>..</text:p>
          </table:table-cell>
          <table:table-cell office:value-type="float" office:value="144246.368774966">
            <text:p>144246,368774966</text:p>
          </table:table-cell>
          <table:table-cell table:number-columns-repeated="7" office:value-type="string">
            <text:p>..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1" office:value-type="string">
            <text:p>..</text:p>
          </table:table-cell>
          <table:table-cell office:value-type="float" office:value="1440.6245705781">
            <text:p>1440,6245705781</text:p>
          </table:table-cell>
          <table:table-cell office:value-type="float" office:value="1521.9511945913">
            <text:p>1521,9511945913</text:p>
          </table:table-cell>
          <table:table-cell office:value-type="float" office:value="1570.5545932508">
            <text:p>1570,5545932508</text:p>
          </table:table-cell>
          <table:table-cell office:value-type="float" office:value="1621.1734184752">
            <text:p>1621,1734184752</text:p>
          </table:table-cell>
          <table:table-cell office:value-type="float" office:value="1668.4973897716">
            <text:p>1668,4973897716</text:p>
          </table:table-cell>
          <table:table-cell office:value-type="float" office:value="1774.6602455578">
            <text:p>1774,6602455578</text:p>
          </table:table-cell>
          <table:table-cell office:value-type="float" office:value="1784.5397447008">
            <text:p>1784,5397447008</text:p>
          </table:table-cell>
          <table:table-cell office:value-type="float" office:value="1825.0958414596">
            <text:p>1825,0958414596</text:p>
          </table:table-cell>
          <table:table-cell office:value-type="float" office:value="1855.799568444">
            <text:p>1855,799568444</text:p>
          </table:table-cell>
          <table:table-cell office:value-type="float" office:value="1761.2173863106">
            <text:p>1761,2173863106</text:p>
          </table:table-cell>
          <table:table-cell office:value-type="float" office:value="1583.6179947454">
            <text:p>1583,6179947454</text:p>
          </table:table-cell>
          <table:table-cell office:value-type="float" office:value="1420.6436117653">
            <text:p>1420,6436117653</text:p>
          </table:table-cell>
          <table:table-cell office:value-type="float" office:value="1363.6534677391">
            <text:p>1363,6534677391</text:p>
          </table:table-cell>
          <table:table-cell office:value-type="float" office:value="1382.1959280121">
            <text:p>1382,1959280121</text:p>
          </table:table-cell>
          <table:table-cell office:value-type="float" office:value="1459.1062836615">
            <text:p>1459,1062836615</text:p>
          </table:table-cell>
          <table:table-cell office:value-type="float" office:value="1479.787849838">
            <text:p>1479,787849838</text:p>
          </table:table-cell>
          <table:table-cell office:value-type="float" office:value="1524.8601041657">
            <text:p>1524,8601041657</text:p>
          </table:table-cell>
          <table:table-cell office:value-type="float" office:value="1562.4805565402">
            <text:p>1562,4805565402</text:p>
          </table:table-cell>
          <table:table-cell office:value-type="float" office:value="1596.5117098575">
            <text:p>1596,5117098575</text:p>
          </table:table-cell>
          <table:table-cell office:value-type="float" office:value="1600.4794839909">
            <text:p>1600,4794839909</text:p>
          </table:table-cell>
          <table:table-cell office:value-type="float" office:value="1632.5246747809">
            <text:p>1632,5246747809</text:p>
          </table:table-cell>
          <table:table-cell office:value-type="float" office:value="1693.0811375535">
            <text:p>1693,0811375535</text:p>
          </table:table-cell>
          <table:table-cell office:value-type="float" office:value="1792.8731680356">
            <text:p>1792,8731680356</text:p>
          </table:table-cell>
          <table:table-cell office:value-type="float" office:value="1961.4918929587">
            <text:p>1961,4918929587</text:p>
          </table:table-cell>
          <table:table-cell office:value-type="float" office:value="2079.1123704072">
            <text:p>2079,1123704072</text:p>
          </table:table-cell>
          <table:table-cell office:value-type="float" office:value="2229.154534998">
            <text:p>2229,154534998</text:p>
          </table:table-cell>
          <table:table-cell office:value-type="float" office:value="2425.6818400291">
            <text:p>2425,6818400291</text:p>
          </table:table-cell>
          <table:table-cell office:value-type="float" office:value="2604.928915478">
            <text:p>2604,928915478</text:p>
          </table:table-cell>
          <table:table-cell office:value-type="float" office:value="2533.1757369829">
            <text:p>2533,1757369829</text:p>
          </table:table-cell>
          <table:table-cell office:value-type="float" office:value="2650.3536483044">
            <text:p>2650,3536483044</text:p>
          </table:table-cell>
          <table:table-cell office:value-type="float" office:value="3053.6122679329">
            <text:p>3053,6122679329</text:p>
          </table:table-cell>
          <table:table-cell office:value-type="float" office:value="3365.5719752981">
            <text:p>3365,5719752981</text:p>
          </table:table-cell>
          <table:table-cell office:value-type="float" office:value="3685.7478453309">
            <text:p>3685,7478453309</text:p>
          </table:table-cell>
          <table:table-cell office:value-type="float" office:value="3901.866604449">
            <text:p>3901,866604449</text:p>
          </table:table-cell>
          <table:table-cell office:value-type="float" office:value="3923.6284691654">
            <text:p>3923,6284691654</text:p>
          </table:table-cell>
          <table:table-cell office:value-type="float" office:value="3906.1158746705">
            <text:p>3906,11587467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7" office:value-type="string">
            <text:p>..</text:p>
          </table:table-cell>
          <table:table-cell office:value-type="float" office:value="5014.1071946275">
            <text:p>5014,1071946275</text:p>
          </table:table-cell>
          <table:table-cell office:value-type="float" office:value="5275.8810668451">
            <text:p>5275,8810668451</text:p>
          </table:table-cell>
          <table:table-cell office:value-type="float" office:value="4793.0498310146">
            <text:p>4793,0498310146</text:p>
          </table:table-cell>
          <table:table-cell office:value-type="float" office:value="4950.2195195093">
            <text:p>4950,2195195093</text:p>
          </table:table-cell>
          <table:table-cell office:value-type="float" office:value="4984.5754821358">
            <text:p>4984,5754821358</text:p>
          </table:table-cell>
          <table:table-cell office:value-type="float" office:value="5058.9678286149">
            <text:p>5058,9678286149</text:p>
          </table:table-cell>
          <table:table-cell office:value-type="float" office:value="5164.7854443208">
            <text:p>5164,7854443208</text:p>
          </table:table-cell>
          <table:table-cell office:value-type="float" office:value="5382.4890729854">
            <text:p>5382,4890729854</text:p>
          </table:table-cell>
          <table:table-cell office:value-type="float" office:value="5599.8865174715">
            <text:p>5599,8865174715</text:p>
          </table:table-cell>
          <table:table-cell office:value-type="float" office:value="6072.0341727395">
            <text:p>6072,0341727395</text:p>
          </table:table-cell>
          <table:table-cell office:value-type="float" office:value="6709.9120983608">
            <text:p>6709,9120983608</text:p>
          </table:table-cell>
          <table:table-cell office:value-type="float" office:value="6932.072357702">
            <text:p>6932,072357702</text:p>
          </table:table-cell>
          <table:table-cell office:value-type="float" office:value="6516.3573711564">
            <text:p>6516,3573711564</text:p>
          </table:table-cell>
          <table:table-cell office:value-type="float" office:value="6682.2811577458">
            <text:p>6682,2811577458</text:p>
          </table:table-cell>
          <table:table-cell office:value-type="float" office:value="6890.7730610312">
            <text:p>6890,7730610312</text:p>
          </table:table-cell>
          <table:table-cell office:value-type="float" office:value="6697.4463811201">
            <text:p>6697,4463811201</text:p>
          </table:table-cell>
          <table:table-cell office:value-type="float" office:value="6928.3745262775">
            <text:p>6928,3745262775</text:p>
          </table:table-cell>
          <table:table-cell office:value-type="float" office:value="7045.1179242456">
            <text:p>7045,1179242456</text:p>
          </table:table-cell>
          <table:table-cell office:value-type="float" office:value="7279.8870535789">
            <text:p>7279,8870535789</text:p>
          </table:table-cell>
          <table:table-cell office:value-type="float" office:value="7492.8615995037">
            <text:p>7492,86159950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6" office:value-type="string">
            <text:p>..</text:p>
          </table:table-cell>
          <table:table-cell office:value-type="float" office:value="815.5008586538">
            <text:p>815,5008586538</text:p>
          </table:table-cell>
          <table:table-cell office:value-type="float" office:value="875.5311257643">
            <text:p>875,5311257643</text:p>
          </table:table-cell>
          <table:table-cell office:value-type="float" office:value="939.6987299664">
            <text:p>939,6987299664</text:p>
          </table:table-cell>
          <table:table-cell office:value-type="float" office:value="995.3668250542">
            <text:p>995,3668250542</text:p>
          </table:table-cell>
          <table:table-cell office:value-type="float" office:value="1019.5518768125">
            <text:p>1019,5518768125</text:p>
          </table:table-cell>
          <table:table-cell office:value-type="float" office:value="1053.8886552374">
            <text:p>1053,8886552374</text:p>
          </table:table-cell>
          <table:table-cell office:value-type="float" office:value="1057.3682080729">
            <text:p>1057,3682080729</text:p>
          </table:table-cell>
          <table:table-cell office:value-type="float" office:value="1072.5473584883">
            <text:p>1072,5473584883</text:p>
          </table:table-cell>
          <table:table-cell office:value-type="float" office:value="1108.759352258">
            <text:p>1108,759352258</text:p>
          </table:table-cell>
          <table:table-cell office:value-type="float" office:value="1166.4491707157">
            <text:p>1166,4491707157</text:p>
          </table:table-cell>
          <table:table-cell office:value-type="float" office:value="1263.0642411788">
            <text:p>1263,0642411788</text:p>
          </table:table-cell>
          <table:table-cell office:value-type="float" office:value="1308.0117565363">
            <text:p>1308,0117565363</text:p>
          </table:table-cell>
          <table:table-cell office:value-type="float" office:value="1304.9786363547">
            <text:p>1304,9786363547</text:p>
          </table:table-cell>
          <table:table-cell office:value-type="float" office:value="1334.2516910355">
            <text:p>1334,2516910355</text:p>
          </table:table-cell>
          <table:table-cell office:value-type="float" office:value="1349.2078517459">
            <text:p>1349,2078517459</text:p>
          </table:table-cell>
          <table:table-cell office:value-type="float" office:value="1293.4972195439">
            <text:p>1293,4972195439</text:p>
          </table:table-cell>
          <table:table-cell office:value-type="float" office:value="1375.2847203935">
            <text:p>1375,2847203935</text:p>
          </table:table-cell>
          <table:table-cell office:value-type="float" office:value="1361.1661525927">
            <text:p>1361,1661525927</text:p>
          </table:table-cell>
          <table:table-cell office:value-type="float" office:value="1415.0494344476">
            <text:p>1415,0494344476</text:p>
          </table:table-cell>
          <table:table-cell office:value-type="float" office:value="1466.7240435183">
            <text:p>1466,7240435183</text:p>
          </table:table-cell>
          <table:table-cell office:value-type="float" office:value="1568.6840278425">
            <text:p>1568,6840278425</text:p>
          </table:table-cell>
          <table:table-cell office:value-type="float" office:value="1531.8654768219">
            <text:p>1531,8654768219</text:p>
          </table:table-cell>
          <table:table-cell office:value-type="float" office:value="1680.3499862373">
            <text:p>1680,3499862373</text:p>
          </table:table-cell>
          <table:table-cell office:value-type="float" office:value="1695.4298499261">
            <text:p>1695,4298499261</text:p>
          </table:table-cell>
          <table:table-cell office:value-type="float" office:value="1720.7804867065">
            <text:p>1720,7804867065</text:p>
          </table:table-cell>
          <table:table-cell office:value-type="float" office:value="1811.4016176536">
            <text:p>1811,4016176536</text:p>
          </table:table-cell>
          <table:table-cell office:value-type="float" office:value="1741.9208883593">
            <text:p>1741,9208883593</text:p>
          </table:table-cell>
          <table:table-cell office:value-type="float" office:value="1699.4036624962">
            <text:p>1699,4036624962</text:p>
          </table:table-cell>
          <table:table-cell office:value-type="float" office:value="1848.783237361">
            <text:p>1848,783237361</text:p>
          </table:table-cell>
          <table:table-cell office:value-type="float" office:value="1722.1933062897">
            <text:p>1722,1933062897</text:p>
          </table:table-cell>
          <table:table-cell office:value-type="float" office:value="1907.7864465696">
            <text:p>1907,7864465696</text:p>
          </table:table-cell>
          <table:table-cell office:value-type="float" office:value="1853.0128545593">
            <text:p>1853,0128545593</text:p>
          </table:table-cell>
          <table:table-cell office:value-type="float" office:value="1962.0342398271">
            <text:p>1962,0342398271</text:p>
          </table:table-cell>
          <table:table-cell office:value-type="float" office:value="1958.953786043">
            <text:p>1958,953786043</text:p>
          </table:table-cell>
          <table:table-cell office:value-type="float" office:value="1972.3002866719">
            <text:p>1972,3002866719</text:p>
          </table:table-cell>
          <table:table-cell office:value-type="float" office:value="2091.2345159382">
            <text:p>2091,2345159382</text:p>
          </table:table-cell>
          <table:table-cell office:value-type="float" office:value="2130.7339178099">
            <text:p>2130,7339178099</text:p>
          </table:table-cell>
          <table:table-cell office:value-type="float" office:value="2230.9047526646">
            <text:p>2230,9047526646</text:p>
          </table:table-cell>
          <table:table-cell office:value-type="float" office:value="2310.3384490045">
            <text:p>2310,3384490045</text:p>
          </table:table-cell>
          <table:table-cell office:value-type="float" office:value="2358.4435788845">
            <text:p>2358,4435788845</text:p>
          </table:table-cell>
          <table:table-cell office:value-type="float" office:value="2507.6746581872">
            <text:p>2507,6746581872</text:p>
          </table:table-cell>
          <table:table-cell office:value-type="float" office:value="2566.2167005417">
            <text:p>2566,2167005417</text:p>
          </table:table-cell>
          <table:table-cell office:value-type="float" office:value="2686.2282974284">
            <text:p>2686,2282974284</text:p>
          </table:table-cell>
          <table:table-cell office:value-type="float" office:value="2765.8561538628">
            <text:p>2765,8561538628</text:p>
          </table:table-cell>
          <table:table-cell office:value-type="float" office:value="2834.2047198969">
            <text:p>2834,2047198969</text:p>
          </table:table-cell>
          <table:table-cell office:value-type="float" office:value="2942.0388166356">
            <text:p>2942,0388166356</text:p>
          </table:table-cell>
          <table:table-cell office:value-type="float" office:value="2987.3159196386">
            <text:p>2987,3159196386</text:p>
          </table:table-cell>
          <table:table-cell office:value-type="float" office:value="3077.3150051241">
            <text:p>3077,3150051241</text:p>
          </table:table-cell>
          <table:table-cell office:value-type="float" office:value="3113.7994145608">
            <text:p>3113,7994145608</text:p>
          </table:table-cell>
          <table:table-cell office:value-type="float" office:value="3209.7147129153">
            <text:p>3209,7147129153</text:p>
          </table:table-cell>
          <table:table-cell office:value-type="float" office:value="3204.864652545">
            <text:p>3204,86465254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190.4794724444">
            <text:p>190,4794724444</text:p>
          </table:table-cell>
          <table:table-cell office:value-type="float" office:value="195.3097044247">
            <text:p>195,3097044247</text:p>
          </table:table-cell>
          <table:table-cell office:value-type="float" office:value="177.7866160179">
            <text:p>177,7866160179</text:p>
          </table:table-cell>
          <table:table-cell office:value-type="float" office:value="146.9321535976">
            <text:p>146,9321535976</text:p>
          </table:table-cell>
          <table:table-cell office:value-type="float" office:value="135.2859407148">
            <text:p>135,2859407148</text:p>
          </table:table-cell>
          <table:table-cell office:value-type="float" office:value="135.2641895573">
            <text:p>135,2641895573</text:p>
          </table:table-cell>
          <table:table-cell office:value-type="float" office:value="131.6463809806">
            <text:p>131,6463809806</text:p>
          </table:table-cell>
          <table:table-cell office:value-type="float" office:value="151.155232669">
            <text:p>151,155232669</text:p>
          </table:table-cell>
          <table:table-cell office:value-type="float" office:value="163.7802378962">
            <text:p>163,7802378962</text:p>
          </table:table-cell>
          <table:table-cell office:value-type="float" office:value="173.6638597225">
            <text:p>173,6638597225</text:p>
          </table:table-cell>
          <table:table-cell office:value-type="float" office:value="172.9108663371">
            <text:p>172,9108663371</text:p>
          </table:table-cell>
          <table:table-cell office:value-type="float" office:value="176.788567559">
            <text:p>176,788567559</text:p>
          </table:table-cell>
          <table:table-cell office:value-type="float" office:value="161.8338159027">
            <text:p>161,8338159027</text:p>
          </table:table-cell>
          <table:table-cell office:value-type="float" office:value="169.2182342828">
            <text:p>169,2182342828</text:p>
          </table:table-cell>
          <table:table-cell office:value-type="float" office:value="172.7925617987">
            <text:p>172,7925617987</text:p>
          </table:table-cell>
          <table:table-cell office:value-type="float" office:value="170.5817089078">
            <text:p>170,5817089078</text:p>
          </table:table-cell>
          <table:table-cell office:value-type="float" office:value="209.8616570031">
            <text:p>209,8616570031</text:p>
          </table:table-cell>
          <table:table-cell office:value-type="float" office:value="226.3039233164">
            <text:p>226,3039233164</text:p>
          </table:table-cell>
          <table:table-cell office:value-type="float" office:value="246.7100988611">
            <text:p>246,7100988611</text:p>
          </table:table-cell>
          <table:table-cell office:value-type="float" office:value="259.2318253476">
            <text:p>259,2318253476</text:p>
          </table:table-cell>
          <table:table-cell office:value-type="float" office:value="256.5393797362">
            <text:p>256,5393797362</text:p>
          </table:table-cell>
          <table:table-cell office:value-type="float" office:value="281.067691329">
            <text:p>281,067691329</text:p>
          </table:table-cell>
          <table:table-cell office:value-type="float" office:value="296.9834863428">
            <text:p>296,9834863428</text:p>
          </table:table-cell>
          <table:table-cell office:value-type="float" office:value="307.0340734057">
            <text:p>307,0340734057</text:p>
          </table:table-cell>
          <table:table-cell office:value-type="float" office:value="321.3028803619">
            <text:p>321,3028803619</text:p>
          </table:table-cell>
          <table:table-cell office:value-type="float" office:value="339.1322441737">
            <text:p>339,1322441737</text:p>
          </table:table-cell>
          <table:table-cell office:value-type="float" office:value="361.7450376161">
            <text:p>361,7450376161</text:p>
          </table:table-cell>
          <table:table-cell office:value-type="float" office:value="377.3832719123">
            <text:p>377,3832719123</text:p>
          </table:table-cell>
          <table:table-cell office:value-type="float" office:value="391.7101472881">
            <text:p>391,7101472881</text:p>
          </table:table-cell>
          <table:table-cell office:value-type="float" office:value="404.5950201079">
            <text:p>404,5950201079</text:p>
          </table:table-cell>
          <table:table-cell office:value-type="float" office:value="419.2258149427">
            <text:p>419,2258149427</text:p>
          </table:table-cell>
          <table:table-cell office:value-type="float" office:value="436.1431815462">
            <text:p>436,1431815462</text:p>
          </table:table-cell>
          <table:table-cell office:value-type="float" office:value="454.1068239676">
            <text:p>454,1068239676</text:p>
          </table:table-cell>
          <table:table-cell office:value-type="float" office:value="472.5906370388">
            <text:p>472,5906370388</text:p>
          </table:table-cell>
          <table:table-cell office:value-type="float" office:value="493.2522360566">
            <text:p>493,2522360566</text:p>
          </table:table-cell>
          <table:table-cell office:value-type="float" office:value="510.7920795661">
            <text:p>510,7920795661</text:p>
          </table:table-cell>
          <table:table-cell office:value-type="float" office:value="515.3872816546">
            <text:p>515,38728165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58.8301076584">
            <text:p>158,8301076584</text:p>
          </table:table-cell>
          <table:table-cell office:value-type="float" office:value="156.2152475435">
            <text:p>156,2152475435</text:p>
          </table:table-cell>
          <table:table-cell office:value-type="float" office:value="159.1839605577">
            <text:p>159,1839605577</text:p>
          </table:table-cell>
          <table:table-cell office:value-type="float" office:value="176.6119431224">
            <text:p>176,6119431224</text:p>
          </table:table-cell>
          <table:table-cell office:value-type="float" office:value="162.5986514347">
            <text:p>162,5986514347</text:p>
          </table:table-cell>
          <table:table-cell office:value-type="float" office:value="175.9573876817">
            <text:p>175,9573876817</text:p>
          </table:table-cell>
          <table:table-cell office:value-type="float" office:value="163.5534570901">
            <text:p>163,5534570901</text:p>
          </table:table-cell>
          <table:table-cell office:value-type="float" office:value="150.2213569975">
            <text:p>150,2213569975</text:p>
          </table:table-cell>
          <table:table-cell office:value-type="float" office:value="164.2936678624">
            <text:p>164,2936678624</text:p>
          </table:table-cell>
          <table:table-cell office:value-type="float" office:value="165.6120777583">
            <text:p>165,6120777583</text:p>
          </table:table-cell>
          <table:table-cell office:value-type="float" office:value="169.6882620778">
            <text:p>169,6882620778</text:p>
          </table:table-cell>
          <table:table-cell office:value-type="float" office:value="172.4886015045">
            <text:p>172,4886015045</text:p>
          </table:table-cell>
          <table:table-cell office:value-type="float" office:value="172.5080859203">
            <text:p>172,5080859203</text:p>
          </table:table-cell>
          <table:table-cell office:value-type="float" office:value="166.8170652426">
            <text:p>166,8170652426</text:p>
          </table:table-cell>
          <table:table-cell office:value-type="float" office:value="171.610073855">
            <text:p>171,610073855</text:p>
          </table:table-cell>
          <table:table-cell office:value-type="float" office:value="174.5616894361">
            <text:p>174,5616894361</text:p>
          </table:table-cell>
          <table:table-cell office:value-type="float" office:value="180.8788234661">
            <text:p>180,8788234661</text:p>
          </table:table-cell>
          <table:table-cell office:value-type="float" office:value="187.2375899507">
            <text:p>187,2375899507</text:p>
          </table:table-cell>
          <table:table-cell office:value-type="float" office:value="194.8865007877">
            <text:p>194,8865007877</text:p>
          </table:table-cell>
          <table:table-cell office:value-type="float" office:value="200.3607491049">
            <text:p>200,3607491049</text:p>
          </table:table-cell>
          <table:table-cell office:value-type="float" office:value="211.3680279237">
            <text:p>211,3680279237</text:p>
          </table:table-cell>
          <table:table-cell office:value-type="float" office:value="219.735536164">
            <text:p>219,735536164</text:p>
          </table:table-cell>
          <table:table-cell office:value-type="float" office:value="226.8739083451">
            <text:p>226,8739083451</text:p>
          </table:table-cell>
          <table:table-cell office:value-type="float" office:value="231.6609639158">
            <text:p>231,6609639158</text:p>
          </table:table-cell>
          <table:table-cell office:value-type="float" office:value="237.9493339195">
            <text:p>237,9493339195</text:p>
          </table:table-cell>
          <table:table-cell office:value-type="float" office:value="239.7796797224">
            <text:p>239,7796797224</text:p>
          </table:table-cell>
          <table:table-cell office:value-type="float" office:value="232.6501833314">
            <text:p>232,6501833314</text:p>
          </table:table-cell>
          <table:table-cell office:value-type="float" office:value="219.1968267665">
            <text:p>219,1968267665</text:p>
          </table:table-cell>
          <table:table-cell office:value-type="float" office:value="190.9118549344">
            <text:p>190,9118549344</text:p>
          </table:table-cell>
          <table:table-cell office:value-type="float" office:value="194.7373963694">
            <text:p>194,7373963694</text:p>
          </table:table-cell>
          <table:table-cell office:value-type="float" office:value="197.2098451084">
            <text:p>197,2098451084</text:p>
          </table:table-cell>
          <table:table-cell office:value-type="float" office:value="193.24446639">
            <text:p>193,24446639</text:p>
          </table:table-cell>
          <table:table-cell office:value-type="float" office:value="209.2652101394">
            <text:p>209,2652101394</text:p>
          </table:table-cell>
          <table:table-cell office:value-type="float" office:value="219.2838830206">
            <text:p>219,2838830206</text:p>
          </table:table-cell>
          <table:table-cell office:value-type="float" office:value="232.9093984472">
            <text:p>232,9093984472</text:p>
          </table:table-cell>
          <table:table-cell office:value-type="float" office:value="246.064270654">
            <text:p>246,064270654</text:p>
          </table:table-cell>
          <table:table-cell office:value-type="float" office:value="258.5950686298">
            <text:p>258,5950686298</text:p>
          </table:table-cell>
          <table:table-cell office:value-type="float" office:value="269.6495273179">
            <text:p>269,6495273179</text:p>
          </table:table-cell>
          <table:table-cell office:value-type="float" office:value="281.7317042614">
            <text:p>281,7317042614</text:p>
          </table:table-cell>
          <table:table-cell office:value-type="float" office:value="308.5901093435">
            <text:p>308,5901093435</text:p>
          </table:table-cell>
          <table:table-cell office:value-type="float" office:value="346.7746454071">
            <text:p>346,7746454071</text:p>
          </table:table-cell>
          <table:table-cell office:value-type="float" office:value="381.7030096214">
            <text:p>381,7030096214</text:p>
          </table:table-cell>
          <table:table-cell office:value-type="float" office:value="422.9583996876">
            <text:p>422,9583996876</text:p>
          </table:table-cell>
          <table:table-cell office:value-type="float" office:value="476.6124381216">
            <text:p>476,6124381216</text:p>
          </table:table-cell>
          <table:table-cell office:value-type="float" office:value="536.2101036056">
            <text:p>536,2101036056</text:p>
          </table:table-cell>
          <table:table-cell office:value-type="float" office:value="603.8320887064">
            <text:p>603,8320887064</text:p>
          </table:table-cell>
          <table:table-cell office:value-type="float" office:value="677.7036471255">
            <text:p>677,7036471255</text:p>
          </table:table-cell>
          <table:table-cell office:value-type="float" office:value="753.9518936584">
            <text:p>753,9518936584</text:p>
          </table:table-cell>
          <table:table-cell office:value-type="float" office:value="826.0946985269">
            <text:p>826,0946985269</text:p>
          </table:table-cell>
          <table:table-cell office:value-type="float" office:value="907.3623858487">
            <text:p>907,3623858487</text:p>
          </table:table-cell>
          <table:table-cell office:value-type="float" office:value="987.7365832022">
            <text:p>987,7365832022</text:p>
          </table:table-cell>
          <table:table-cell office:value-type="float" office:value="1034.772359951">
            <text:p>1034,772359951</text:p>
          </table:table-cell>
          <table:table-cell office:value-type="float" office:value="1101.2061654106">
            <text:p>1101,2061654106</text:p>
          </table:table-cell>
          <table:table-cell office:value-type="float" office:value="1183.2792352406">
            <text:p>1183,2792352406</text:p>
          </table:table-cell>
          <table:table-cell office:value-type="float" office:value="1266.1240910459">
            <text:p>1266,1240910459</text:p>
          </table:table-cell>
          <table:table-cell office:value-type="float" office:value="1342.2630643321">
            <text:p>1342,2630643321</text:p>
          </table:table-cell>
          <table:table-cell office:value-type="float" office:value="1408.1406600178">
            <text:p>1408,140660017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4357.69082846">
            <text:p>4357,69082846</text:p>
          </table:table-cell>
          <table:table-cell office:value-type="float" office:value="4308.1657191566">
            <text:p>4308,1657191566</text:p>
          </table:table-cell>
          <table:table-cell office:value-type="float" office:value="4201.2357976665">
            <text:p>4201,2357976665</text:p>
          </table:table-cell>
          <table:table-cell office:value-type="float" office:value="4030.3336581258">
            <text:p>4030,3336581258</text:p>
          </table:table-cell>
          <table:table-cell office:value-type="float" office:value="3912.042405616">
            <text:p>3912,042405616</text:p>
          </table:table-cell>
          <table:table-cell office:value-type="float" office:value="3802.9822126148">
            <text:p>3802,9822126148</text:p>
          </table:table-cell>
          <table:table-cell office:value-type="float" office:value="3833.0999381502">
            <text:p>3833,0999381502</text:p>
          </table:table-cell>
          <table:table-cell office:value-type="float" office:value="3802.3964436486">
            <text:p>3802,3964436486</text:p>
          </table:table-cell>
          <table:table-cell office:value-type="float" office:value="3666.3257612121">
            <text:p>3666,3257612121</text:p>
          </table:table-cell>
          <table:table-cell office:value-type="float" office:value="3577.4176263394">
            <text:p>3577,4176263394</text:p>
          </table:table-cell>
          <table:table-cell office:value-type="float" office:value="3509.3562424874">
            <text:p>3509,3562424874</text:p>
          </table:table-cell>
          <table:table-cell office:value-type="float" office:value="3663.7145408626">
            <text:p>3663,7145408626</text:p>
          </table:table-cell>
          <table:table-cell office:value-type="float" office:value="3802.632356553">
            <text:p>3802,632356553</text:p>
          </table:table-cell>
          <table:table-cell office:value-type="float" office:value="3631.5807383681">
            <text:p>3631,5807383681</text:p>
          </table:table-cell>
          <table:table-cell office:value-type="float" office:value="3586.9427105691">
            <text:p>3586,9427105691</text:p>
          </table:table-cell>
          <table:table-cell office:value-type="float" office:value="3617.2900350294">
            <text:p>3617,2900350294</text:p>
          </table:table-cell>
          <table:table-cell office:value-type="float" office:value="3620.8890612082">
            <text:p>3620,8890612082</text:p>
          </table:table-cell>
          <table:table-cell office:value-type="float" office:value="3661.051520805">
            <text:p>3661,051520805</text:p>
          </table:table-cell>
          <table:table-cell office:value-type="float" office:value="3673.8445993734">
            <text:p>3673,8445993734</text:p>
          </table:table-cell>
          <table:table-cell office:value-type="float" office:value="3700.5911112498">
            <text:p>3700,5911112498</text:p>
          </table:table-cell>
          <table:table-cell office:value-type="float" office:value="3746.7131194717">
            <text:p>3746,7131194717</text:p>
          </table:table-cell>
          <table:table-cell office:value-type="float" office:value="3723.5252967469">
            <text:p>3723,5252967469</text:p>
          </table:table-cell>
          <table:table-cell office:value-type="float" office:value="3845.057149665">
            <text:p>3845,057149665</text:p>
          </table:table-cell>
          <table:table-cell office:value-type="float" office:value="3958.8738626397">
            <text:p>3958,8738626397</text:p>
          </table:table-cell>
          <table:table-cell office:value-type="float" office:value="4394.4106464982">
            <text:p>4394,4106464982</text:p>
          </table:table-cell>
          <table:table-cell office:value-type="float" office:value="4454.6347604536">
            <text:p>4454,6347604536</text:p>
          </table:table-cell>
          <table:table-cell office:value-type="float" office:value="4715.1059655428">
            <text:p>4715,1059655428</text:p>
          </table:table-cell>
          <table:table-cell office:value-type="float" office:value="4968.6640336932">
            <text:p>4968,6640336932</text:p>
          </table:table-cell>
          <table:table-cell office:value-type="float" office:value="5036.2546987936">
            <text:p>5036,2546987936</text:p>
          </table:table-cell>
          <table:table-cell office:value-type="float" office:value="4978.6800018345">
            <text:p>4978,6800018345</text:p>
          </table:table-cell>
          <table:table-cell office:value-type="float" office:value="5191.5830814145">
            <text:p>5191,5830814145</text:p>
          </table:table-cell>
          <table:table-cell office:value-type="float" office:value="5351.3697453923">
            <text:p>5351,3697453923</text:p>
          </table:table-cell>
          <table:table-cell office:value-type="float" office:value="5502.258873274">
            <text:p>5502,258873274</text:p>
          </table:table-cell>
          <table:table-cell office:value-type="float" office:value="5679.2786524497">
            <text:p>5679,2786524497</text:p>
          </table:table-cell>
          <table:table-cell office:value-type="float" office:value="5901.2428865054">
            <text:p>5901,2428865054</text:p>
          </table:table-cell>
          <table:table-cell office:value-type="float" office:value="6114.0556333651">
            <text:p>6114,0556333651</text:p>
          </table:table-cell>
          <table:table-cell office:value-type="float" office:value="6045.2170536086">
            <text:p>6045,217053608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7" office:value-type="string">
            <text:p>..</text:p>
          </table:table-cell>
          <table:table-cell office:value-type="float" office:value="2947.3403937657">
            <text:p>2947,3403937657</text:p>
          </table:table-cell>
          <table:table-cell office:value-type="float" office:value="3972.8351806101">
            <text:p>3972,8351806101</text:p>
          </table:table-cell>
          <table:table-cell office:value-type="float" office:value="4325.0498767639">
            <text:p>4325,0498767639</text:p>
          </table:table-cell>
          <table:table-cell office:value-type="float" office:value="4912.5995583728">
            <text:p>4912,5995583728</text:p>
          </table:table-cell>
          <table:table-cell office:value-type="float" office:value="5469.1556840563">
            <text:p>5469,1556840563</text:p>
          </table:table-cell>
          <table:table-cell office:value-type="float" office:value="5890.7709688391">
            <text:p>5890,7709688391</text:p>
          </table:table-cell>
          <table:table-cell office:value-type="float" office:value="7510.2882526312">
            <text:p>7510,2882526312</text:p>
          </table:table-cell>
          <table:table-cell office:value-type="float" office:value="9360.6290450809">
            <text:p>9360,6290450809</text:p>
          </table:table-cell>
          <table:table-cell office:value-type="float" office:value="9143.6687272402">
            <text:p>9143,6687272402</text:p>
          </table:table-cell>
          <table:table-cell office:value-type="float" office:value="9650.5684528476">
            <text:p>9650,568452847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67.0736069477">
            <text:p>267,0736069477</text:p>
          </table:table-cell>
          <table:table-cell office:value-type="float" office:value="267.9431716242">
            <text:p>267,9431716242</text:p>
          </table:table-cell>
          <table:table-cell office:value-type="float" office:value="268.7901100873">
            <text:p>268,7901100873</text:p>
          </table:table-cell>
          <table:table-cell office:value-type="float" office:value="269.5219093026">
            <text:p>269,5219093026</text:p>
          </table:table-cell>
          <table:table-cell office:value-type="float" office:value="285.0707387415">
            <text:p>285,0707387415</text:p>
          </table:table-cell>
          <table:table-cell office:value-type="float" office:value="276.8530681254">
            <text:p>276,8530681254</text:p>
          </table:table-cell>
          <table:table-cell office:value-type="float" office:value="291.1129282712">
            <text:p>291,1129282712</text:p>
          </table:table-cell>
          <table:table-cell office:value-type="float" office:value="281.2983964657">
            <text:p>281,2983964657</text:p>
          </table:table-cell>
          <table:table-cell office:value-type="float" office:value="277.8598080721">
            <text:p>277,8598080721</text:p>
          </table:table-cell>
          <table:table-cell office:value-type="float" office:value="284.6545627632">
            <text:p>284,6545627632</text:p>
          </table:table-cell>
          <table:table-cell office:value-type="float" office:value="286.2327374832">
            <text:p>286,2327374832</text:p>
          </table:table-cell>
          <table:table-cell office:value-type="float" office:value="277.1326774379">
            <text:p>277,1326774379</text:p>
          </table:table-cell>
          <table:table-cell office:value-type="float" office:value="279.9279707035">
            <text:p>279,9279707035</text:p>
          </table:table-cell>
          <table:table-cell office:value-type="float" office:value="272.7988882212">
            <text:p>272,7988882212</text:p>
          </table:table-cell>
          <table:table-cell office:value-type="float" office:value="283.9496803069">
            <text:p>283,9496803069</text:p>
          </table:table-cell>
          <table:table-cell office:value-type="float" office:value="281.9151621348">
            <text:p>281,9151621348</text:p>
          </table:table-cell>
          <table:table-cell office:value-type="float" office:value="287.9347556088">
            <text:p>287,9347556088</text:p>
          </table:table-cell>
          <table:table-cell office:value-type="float" office:value="290.1221437163">
            <text:p>290,1221437163</text:p>
          </table:table-cell>
          <table:table-cell office:value-type="float" office:value="296.201315087">
            <text:p>296,201315087</text:p>
          </table:table-cell>
          <table:table-cell office:value-type="float" office:value="296.4468181194">
            <text:p>296,4468181194</text:p>
          </table:table-cell>
          <table:table-cell office:value-type="float" office:value="283.0523311221">
            <text:p>283,0523311221</text:p>
          </table:table-cell>
          <table:table-cell office:value-type="float" office:value="299.6892334328">
            <text:p>299,6892334328</text:p>
          </table:table-cell>
          <table:table-cell office:value-type="float" office:value="303.8770082721">
            <text:p>303,8770082721</text:p>
          </table:table-cell>
          <table:table-cell office:value-type="float" office:value="288.052483001">
            <text:p>288,052483001</text:p>
          </table:table-cell>
          <table:table-cell office:value-type="float" office:value="308.7337771761">
            <text:p>308,7337771761</text:p>
          </table:table-cell>
          <table:table-cell office:value-type="float" office:value="320.3234811191">
            <text:p>320,3234811191</text:p>
          </table:table-cell>
          <table:table-cell office:value-type="float" office:value="327.5607634871">
            <text:p>327,5607634871</text:p>
          </table:table-cell>
          <table:table-cell office:value-type="float" office:value="325.8777929657">
            <text:p>325,8777929657</text:p>
          </table:table-cell>
          <table:table-cell office:value-type="float" office:value="343.2481841941">
            <text:p>343,2481841941</text:p>
          </table:table-cell>
          <table:table-cell office:value-type="float" office:value="349.8907938122">
            <text:p>349,8907938122</text:p>
          </table:table-cell>
          <table:table-cell office:value-type="float" office:value="357.2064307538">
            <text:p>357,2064307538</text:p>
          </table:table-cell>
          <table:table-cell office:value-type="float" office:value="370.1683266669">
            <text:p>370,1683266669</text:p>
          </table:table-cell>
          <table:table-cell office:value-type="float" office:value="375.0648143368">
            <text:p>375,0648143368</text:p>
          </table:table-cell>
          <table:table-cell office:value-type="float" office:value="379.0119506684">
            <text:p>379,0119506684</text:p>
          </table:table-cell>
          <table:table-cell office:value-type="float" office:value="399.4206242395">
            <text:p>399,4206242395</text:p>
          </table:table-cell>
          <table:table-cell office:value-type="float" office:value="403.051716748">
            <text:p>403,051716748</text:p>
          </table:table-cell>
          <table:table-cell office:value-type="float" office:value="414.7009692462">
            <text:p>414,7009692462</text:p>
          </table:table-cell>
          <table:table-cell office:value-type="float" office:value="426.1732796003">
            <text:p>426,1732796003</text:p>
          </table:table-cell>
          <table:table-cell office:value-type="float" office:value="430.0676649684">
            <text:p>430,0676649684</text:p>
          </table:table-cell>
          <table:table-cell office:value-type="float" office:value="440.3804009801">
            <text:p>440,3804009801</text:p>
          </table:table-cell>
          <table:table-cell office:value-type="float" office:value="459.1163400019">
            <text:p>459,1163400019</text:p>
          </table:table-cell>
          <table:table-cell office:value-type="float" office:value="472.7717925379">
            <text:p>472,7717925379</text:p>
          </table:table-cell>
          <table:table-cell office:value-type="float" office:value="465.5452862639">
            <text:p>465,5452862639</text:p>
          </table:table-cell>
          <table:table-cell office:value-type="float" office:value="476.4581877316">
            <text:p>476,4581877316</text:p>
          </table:table-cell>
          <table:table-cell office:value-type="float" office:value="491.6975137861">
            <text:p>491,6975137861</text:p>
          </table:table-cell>
          <table:table-cell office:value-type="float" office:value="502.239427925">
            <text:p>502,239427925</text:p>
          </table:table-cell>
          <table:table-cell office:value-type="float" office:value="513.1274615843">
            <text:p>513,1274615843</text:p>
          </table:table-cell>
          <table:table-cell office:value-type="float" office:value="525.0822525999">
            <text:p>525,0822525999</text:p>
          </table:table-cell>
          <table:table-cell office:value-type="float" office:value="551.6441032474">
            <text:p>551,6441032474</text:p>
          </table:table-cell>
          <table:table-cell office:value-type="float" office:value="570.9307893311">
            <text:p>570,9307893311</text:p>
          </table:table-cell>
          <table:table-cell office:value-type="float" office:value="592.183521642">
            <text:p>592,183521642</text:p>
          </table:table-cell>
          <table:table-cell office:value-type="float" office:value="605.6336525595">
            <text:p>605,6336525595</text:p>
          </table:table-cell>
          <table:table-cell office:value-type="float" office:value="627.1821221226">
            <text:p>627,1821221226</text:p>
          </table:table-cell>
          <table:table-cell office:value-type="float" office:value="645.2510104618">
            <text:p>645,2510104618</text:p>
          </table:table-cell>
          <table:table-cell office:value-type="float" office:value="675.7352885075">
            <text:p>675,7352885075</text:p>
          </table:table-cell>
          <table:table-cell office:value-type="float" office:value="690.0750330019">
            <text:p>690,0750330019</text:p>
          </table:table-cell>
          <table:table-cell office:value-type="float" office:value="685.1185503462">
            <text:p>685,11855034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6354.5400310888">
            <text:p>16354,5400310888</text:p>
          </table:table-cell>
          <table:table-cell office:value-type="float" office:value="16188.541846777">
            <text:p>16188,541846777</text:p>
          </table:table-cell>
          <table:table-cell office:value-type="float" office:value="17051.7694330585">
            <text:p>17051,7694330585</text:p>
          </table:table-cell>
          <table:table-cell office:value-type="float" office:value="17433.1546516885">
            <text:p>17433,1546516885</text:p>
          </table:table-cell>
          <table:table-cell office:value-type="float" office:value="18624.8969887379">
            <text:p>18624,8969887379</text:p>
          </table:table-cell>
          <table:table-cell office:value-type="float" office:value="19958.8087612925">
            <text:p>19958,8087612925</text:p>
          </table:table-cell>
          <table:table-cell office:value-type="float" office:value="20240.0025076957">
            <text:p>20240,0025076957</text:p>
          </table:table-cell>
          <table:table-cell office:value-type="float" office:value="21068.5824883823">
            <text:p>21068,5824883823</text:p>
          </table:table-cell>
          <table:table-cell office:value-type="float" office:value="22188.7298327292">
            <text:p>22188,7298327292</text:p>
          </table:table-cell>
          <table:table-cell office:value-type="float" office:value="23343.461730434">
            <text:p>23343,461730434</text:p>
          </table:table-cell>
          <table:table-cell office:value-type="float" office:value="24369.0302570506">
            <text:p>24369,0302570506</text:p>
          </table:table-cell>
          <table:table-cell office:value-type="float" office:value="25120.5366407266">
            <text:p>25120,5366407266</text:p>
          </table:table-cell>
          <table:table-cell office:value-type="float" office:value="25746.6015346832">
            <text:p>25746,6015346832</text:p>
          </table:table-cell>
          <table:table-cell office:value-type="float" office:value="26924.6241945612">
            <text:p>26924,6241945612</text:p>
          </table:table-cell>
          <table:table-cell office:value-type="float" office:value="27633.0825058317">
            <text:p>27633,0825058317</text:p>
          </table:table-cell>
          <table:table-cell office:value-type="float" office:value="27388.4141713491">
            <text:p>27388,4141713491</text:p>
          </table:table-cell>
          <table:table-cell office:value-type="float" office:value="28385.22767886">
            <text:p>28385,22767886</text:p>
          </table:table-cell>
          <table:table-cell office:value-type="float" office:value="28928.1338035289">
            <text:p>28928,1338035289</text:p>
          </table:table-cell>
          <table:table-cell office:value-type="float" office:value="29525.8853594382">
            <text:p>29525,8853594382</text:p>
          </table:table-cell>
          <table:table-cell office:value-type="float" office:value="29913.3846607343">
            <text:p>29913,3846607343</text:p>
          </table:table-cell>
          <table:table-cell office:value-type="float" office:value="30075.8526531545">
            <text:p>30075,8526531545</text:p>
          </table:table-cell>
          <table:table-cell office:value-type="float" office:value="29636.1578477068">
            <text:p>29636,1578477068</text:p>
          </table:table-cell>
          <table:table-cell office:value-type="float" office:value="29134.5391232451">
            <text:p>29134,5391232451</text:p>
          </table:table-cell>
          <table:table-cell office:value-type="float" office:value="29625.0536817357">
            <text:p>29625,0536817357</text:p>
          </table:table-cell>
          <table:table-cell office:value-type="float" office:value="30411.1259906349">
            <text:p>30411,1259906349</text:p>
          </table:table-cell>
          <table:table-cell office:value-type="float" office:value="31050.6521577972">
            <text:p>31050,6521577972</text:p>
          </table:table-cell>
          <table:table-cell office:value-type="float" office:value="31739.3964506571">
            <text:p>31739,3964506571</text:p>
          </table:table-cell>
          <table:table-cell office:value-type="float" office:value="32147.7285553239">
            <text:p>32147,7285553239</text:p>
          </table:table-cell>
          <table:table-cell office:value-type="float" office:value="33039.8419904143">
            <text:p>33039,8419904143</text:p>
          </table:table-cell>
          <table:table-cell office:value-type="float" office:value="34293.8921377651">
            <text:p>34293,8921377651</text:p>
          </table:table-cell>
          <table:table-cell office:value-type="float" office:value="35483.299495835">
            <text:p>35483,299495835</text:p>
          </table:table-cell>
          <table:table-cell office:value-type="float" office:value="36063.4708505602">
            <text:p>36063,4708505602</text:p>
          </table:table-cell>
          <table:table-cell office:value-type="float" office:value="36402.4728942336">
            <text:p>36402,4728942336</text:p>
          </table:table-cell>
          <table:table-cell office:value-type="float" office:value="36604.233481752">
            <text:p>36604,233481752</text:p>
          </table:table-cell>
          <table:table-cell office:value-type="float" office:value="37461.5661613717">
            <text:p>37461,5661613717</text:p>
          </table:table-cell>
          <table:table-cell office:value-type="float" office:value="38438.5538435132">
            <text:p>38438,5538435132</text:p>
          </table:table-cell>
          <table:table-cell office:value-type="float" office:value="39626.2926643833">
            <text:p>39626,2926643833</text:p>
          </table:table-cell>
          <table:table-cell office:value-type="float" office:value="41117.9632906548">
            <text:p>41117,9632906548</text:p>
          </table:table-cell>
          <table:table-cell office:value-type="float" office:value="42714.5130141436">
            <text:p>42714,5130141436</text:p>
          </table:table-cell>
          <table:table-cell office:value-type="float" office:value="44574.6884624324">
            <text:p>44574,6884624324</text:p>
          </table:table-cell>
          <table:table-cell office:value-type="float" office:value="46133.176346003">
            <text:p>46133,176346003</text:p>
          </table:table-cell>
          <table:table-cell office:value-type="float" office:value="46758.8767500274">
            <text:p>46758,8767500274</text:p>
          </table:table-cell>
          <table:table-cell office:value-type="float" office:value="46509.5171375534">
            <text:p>46509,5171375534</text:p>
          </table:table-cell>
          <table:table-cell office:value-type="float" office:value="46422.024850388">
            <text:p>46422,024850388</text:p>
          </table:table-cell>
          <table:table-cell office:value-type="float" office:value="47200.424693034">
            <text:p>47200,424693034</text:p>
          </table:table-cell>
          <table:table-cell office:value-type="float" office:value="48107.5854897237">
            <text:p>48107,5854897237</text:p>
          </table:table-cell>
          <table:table-cell office:value-type="float" office:value="49720.394858048">
            <text:p>49720,394858048</text:p>
          </table:table-cell>
          <table:table-cell office:value-type="float" office:value="51447.2595860077">
            <text:p>51447,2595860077</text:p>
          </table:table-cell>
          <table:table-cell office:value-type="float" office:value="52118.0925554466">
            <text:p>52118,0925554466</text:p>
          </table:table-cell>
          <table:table-cell office:value-type="float" office:value="49897.2251683257">
            <text:p>49897,2251683257</text:p>
          </table:table-cell>
          <table:table-cell office:value-type="float" office:value="50338.2548273725">
            <text:p>50338,2548273725</text:p>
          </table:table-cell>
          <table:table-cell office:value-type="float" office:value="50937.5529376309">
            <text:p>50937,5529376309</text:p>
          </table:table-cell>
          <table:table-cell office:value-type="float" office:value="50212.9641141358">
            <text:p>50212,9641141358</text:p>
          </table:table-cell>
          <table:table-cell office:value-type="float" office:value="49969.8502702524">
            <text:p>49969,8502702524</text:p>
          </table:table-cell>
          <table:table-cell office:value-type="float" office:value="50497.2367986737">
            <text:p>50497,2367986737</text:p>
          </table:table-cell>
          <table:table-cell office:value-type="float" office:value="51410.4893017426">
            <text:p>51410,4893017426</text:p>
          </table:table-cell>
          <table:table-cell office:value-type="float" office:value="52267.7317557741">
            <text:p>52267,731755774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7" office:value-type="string">
            <text:p>..</text:p>
          </table:table-cell>
          <table:table-cell office:value-type="float" office:value="21506.4614530682">
            <text:p>21506,4614530682</text:p>
          </table:table-cell>
          <table:table-cell office:value-type="float" office:value="21567.9135800904">
            <text:p>21567,9135800904</text:p>
          </table:table-cell>
          <table:table-cell office:value-type="float" office:value="22127.0857940946">
            <text:p>22127,0857940946</text:p>
          </table:table-cell>
          <table:table-cell office:value-type="float" office:value="22383.0134803525">
            <text:p>22383,0134803525</text:p>
          </table:table-cell>
          <table:table-cell office:value-type="float" office:value="23335.2553718406">
            <text:p>23335,2553718406</text:p>
          </table:table-cell>
          <table:table-cell office:value-type="float" office:value="23319.3426580174">
            <text:p>23319,3426580174</text:p>
          </table:table-cell>
          <table:table-cell office:value-type="float" office:value="23807.8056396545">
            <text:p>23807,8056396545</text:p>
          </table:table-cell>
          <table:table-cell office:value-type="float" office:value="24734.009949433">
            <text:p>24734,009949433</text:p>
          </table:table-cell>
          <table:table-cell office:value-type="float" office:value="24978.5677277436">
            <text:p>24978,5677277436</text:p>
          </table:table-cell>
          <table:table-cell office:value-type="float" office:value="25660.8152707831">
            <text:p>25660,8152707831</text:p>
          </table:table-cell>
          <table:table-cell office:value-type="float" office:value="25680.0715547677">
            <text:p>25680,0715547677</text:p>
          </table:table-cell>
          <table:table-cell office:value-type="float" office:value="25517.0980573067">
            <text:p>25517,0980573067</text:p>
          </table:table-cell>
          <table:table-cell office:value-type="float" office:value="25434.0943579753">
            <text:p>25434,0943579753</text:p>
          </table:table-cell>
          <table:table-cell office:value-type="float" office:value="25238.3072472515">
            <text:p>25238,3072472515</text:p>
          </table:table-cell>
          <table:table-cell office:value-type="float" office:value="23782.8911976455">
            <text:p>23782,8911976455</text:p>
          </table:table-cell>
          <table:table-cell office:value-type="float" office:value="23797.5898060174">
            <text:p>23797,5898060174</text:p>
          </table:table-cell>
          <table:table-cell office:value-type="float" office:value="25032.7043256575">
            <text:p>25032,7043256575</text:p>
          </table:table-cell>
          <table:table-cell office:value-type="float" office:value="25970.3977923704">
            <text:p>25970,3977923704</text:p>
          </table:table-cell>
          <table:table-cell office:value-type="float" office:value="26804.8312659699">
            <text:p>26804,8312659699</text:p>
          </table:table-cell>
          <table:table-cell office:value-type="float" office:value="27341.0756274366">
            <text:p>27341,0756274366</text:p>
          </table:table-cell>
          <table:table-cell office:value-type="float" office:value="27533.7888850208">
            <text:p>27533,7888850208</text:p>
          </table:table-cell>
          <table:table-cell office:value-type="float" office:value="27512.4692001892">
            <text:p>27512,4692001892</text:p>
          </table:table-cell>
          <table:table-cell office:value-type="float" office:value="28861.1177959172">
            <text:p>28861,1177959172</text:p>
          </table:table-cell>
          <table:table-cell office:value-type="float" office:value="29525.1203253083">
            <text:p>29525,1203253083</text:p>
          </table:table-cell>
          <table:table-cell office:value-type="float" office:value="30363.3211189094">
            <text:p>30363,3211189094</text:p>
          </table:table-cell>
          <table:table-cell office:value-type="float" office:value="31233.9109642132">
            <text:p>31233,9109642132</text:p>
          </table:table-cell>
          <table:table-cell office:value-type="float" office:value="32019.1455497404">
            <text:p>32019,1455497404</text:p>
          </table:table-cell>
          <table:table-cell office:value-type="float" office:value="32792.1654022348">
            <text:p>32792,1654022348</text:p>
          </table:table-cell>
          <table:table-cell office:value-type="float" office:value="33494.5805268678">
            <text:p>33494,5805268678</text:p>
          </table:table-cell>
          <table:table-cell office:value-type="float" office:value="34016.6202858532">
            <text:p>34016,6202858532</text:p>
          </table:table-cell>
          <table:table-cell office:value-type="float" office:value="34674.0102448102">
            <text:p>34674,0102448102</text:p>
          </table:table-cell>
          <table:table-cell office:value-type="float" office:value="33996.0772420506">
            <text:p>33996,0772420506</text:p>
          </table:table-cell>
          <table:table-cell office:value-type="float" office:value="33555.4656671981">
            <text:p>33555,4656671981</text:p>
          </table:table-cell>
          <table:table-cell office:value-type="float" office:value="33691.3483689734">
            <text:p>33691,3483689734</text:p>
          </table:table-cell>
          <table:table-cell office:value-type="float" office:value="34194.4455859055">
            <text:p>34194,4455859055</text:p>
          </table:table-cell>
          <table:table-cell office:value-type="float" office:value="34771.294065037">
            <text:p>34771,294065037</text:p>
          </table:table-cell>
          <table:table-cell office:value-type="float" office:value="35350.4437813159">
            <text:p>35350,4437813159</text:p>
          </table:table-cell>
          <table:table-cell office:value-type="float" office:value="36006.0214992661">
            <text:p>36006,0214992661</text:p>
          </table:table-cell>
          <table:table-cell office:value-type="float" office:value="36191.4847768161">
            <text:p>36191,4847768161</text:p>
          </table:table-cell>
          <table:table-cell office:value-type="float" office:value="36521.9592880155">
            <text:p>36521,95928801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527.6707495986">
            <text:p>1527,6707495986</text:p>
          </table:table-cell>
          <table:table-cell office:value-type="float" office:value="1590.7927353009">
            <text:p>1590,7927353009</text:p>
          </table:table-cell>
          <table:table-cell office:value-type="float" office:value="1723.945821383">
            <text:p>1723,945821383</text:p>
          </table:table-cell>
          <table:table-cell office:value-type="float" office:value="1839.747946366">
            <text:p>1839,747946366</text:p>
          </table:table-cell>
          <table:table-cell office:value-type="float" office:value="1984.4066920765">
            <text:p>1984,4066920765</text:p>
          </table:table-cell>
          <table:table-cell office:value-type="float" office:value="2099.622033866">
            <text:p>2099,622033866</text:p>
          </table:table-cell>
          <table:table-cell office:value-type="float" office:value="2105.0362040249">
            <text:p>2105,0362040249</text:p>
          </table:table-cell>
          <table:table-cell office:value-type="float" office:value="2185.2788323828">
            <text:p>2185,2788323828</text:p>
          </table:table-cell>
          <table:table-cell office:value-type="float" office:value="2148.9759182362">
            <text:p>2148,9759182362</text:p>
          </table:table-cell>
          <table:table-cell office:value-type="float" office:value="2214.9512450234">
            <text:p>2214,9512450234</text:p>
          </table:table-cell>
          <table:table-cell office:value-type="float" office:value="2177.5764904359">
            <text:p>2177,5764904359</text:p>
          </table:table-cell>
          <table:table-cell office:value-type="float" office:value="2181.7078858322">
            <text:p>2181,7078858322</text:p>
          </table:table-cell>
          <table:table-cell office:value-type="float" office:value="2162.7063818376">
            <text:p>2162,7063818376</text:p>
          </table:table-cell>
          <table:table-cell office:value-type="float" office:value="2231.7025915085">
            <text:p>2231,7025915085</text:p>
          </table:table-cell>
          <table:table-cell office:value-type="float" office:value="2471.0542000197">
            <text:p>2471,0542000197</text:p>
          </table:table-cell>
          <table:table-cell office:value-type="float" office:value="2392.3710364597">
            <text:p>2392,3710364597</text:p>
          </table:table-cell>
          <table:table-cell office:value-type="float" office:value="2440.7187297337">
            <text:p>2440,7187297337</text:p>
          </table:table-cell>
          <table:table-cell office:value-type="float" office:value="2565.2321899399">
            <text:p>2565,2321899399</text:p>
          </table:table-cell>
          <table:table-cell office:value-type="float" office:value="2293.7198696332">
            <text:p>2293,7198696332</text:p>
          </table:table-cell>
          <table:table-cell office:value-type="float" office:value="1637.105514204">
            <text:p>1637,105514204</text:p>
          </table:table-cell>
          <table:table-cell office:value-type="float" office:value="1663.8307473814">
            <text:p>1663,8307473814</text:p>
          </table:table-cell>
          <table:table-cell office:value-type="float" office:value="1704.4192483721">
            <text:p>1704,4192483721</text:p>
          </table:table-cell>
          <table:table-cell office:value-type="float" office:value="1644.8137388952">
            <text:p>1644,8137388952</text:p>
          </table:table-cell>
          <table:table-cell office:value-type="float" office:value="1675.6191147036">
            <text:p>1675,6191147036</text:p>
          </table:table-cell>
          <table:table-cell office:value-type="float" office:value="1607.7634428354">
            <text:p>1607,7634428354</text:p>
          </table:table-cell>
          <table:table-cell office:value-type="float" office:value="1504.7847838776">
            <text:p>1504,7847838776</text:p>
          </table:table-cell>
          <table:table-cell office:value-type="float" office:value="1455.0235812681">
            <text:p>1455,0235812681</text:p>
          </table:table-cell>
          <table:table-cell office:value-type="float" office:value="1412.7378562838">
            <text:p>1412,7378562838</text:p>
          </table:table-cell>
          <table:table-cell office:value-type="float" office:value="1210.203154992">
            <text:p>1210,203154992</text:p>
          </table:table-cell>
          <table:table-cell office:value-type="float" office:value="1164.1915876805">
            <text:p>1164,1915876805</text:p>
          </table:table-cell>
          <table:table-cell office:value-type="float" office:value="1138.0474695526">
            <text:p>1138,0474695526</text:p>
          </table:table-cell>
          <table:table-cell office:value-type="float" office:value="1111.1488022169">
            <text:p>1111,1488022169</text:p>
          </table:table-cell>
          <table:table-cell office:value-type="float" office:value="1091.1015515914">
            <text:p>1091,1015515914</text:p>
          </table:table-cell>
          <table:table-cell office:value-type="float" office:value="1063.4346121688">
            <text:p>1063,4346121688</text:p>
          </table:table-cell>
          <table:table-cell office:value-type="float" office:value="1076.0425385375">
            <text:p>1076,0425385375</text:p>
          </table:table-cell>
          <table:table-cell office:value-type="float" office:value="1117.0472731814">
            <text:p>1117,0472731814</text:p>
          </table:table-cell>
          <table:table-cell office:value-type="float" office:value="1165.5383672502">
            <text:p>1165,5383672502</text:p>
          </table:table-cell>
          <table:table-cell office:value-type="float" office:value="1190.0348969413">
            <text:p>1190,0348969413</text:p>
          </table:table-cell>
          <table:table-cell office:value-type="float" office:value="1213.1724254335">
            <text:p>1213,1724254335</text:p>
          </table:table-cell>
          <table:table-cell office:value-type="float" office:value="1277.5341601187">
            <text:p>1277,5341601187</text:p>
          </table:table-cell>
          <table:table-cell office:value-type="float" office:value="1309.5255966302">
            <text:p>1309,5255966302</text:p>
          </table:table-cell>
          <table:table-cell office:value-type="float" office:value="1328.7500881032">
            <text:p>1328,7500881032</text:p>
          </table:table-cell>
          <table:table-cell office:value-type="float" office:value="1320.3929559236">
            <text:p>1320,3929559236</text:p>
          </table:table-cell>
          <table:table-cell office:value-type="float" office:value="1335.8169433962">
            <text:p>1335,8169433962</text:p>
          </table:table-cell>
          <table:table-cell office:value-type="float" office:value="1388.5432613052">
            <text:p>1388,5432613052</text:p>
          </table:table-cell>
          <table:table-cell office:value-type="float" office:value="1429.2645736781">
            <text:p>1429,2645736781</text:p>
          </table:table-cell>
          <table:table-cell office:value-type="float" office:value="1464.3505192019">
            <text:p>1464,3505192019</text:p>
          </table:table-cell>
          <table:table-cell office:value-type="float" office:value="1518.6531990325">
            <text:p>1518,6531990325</text:p>
          </table:table-cell>
          <table:table-cell office:value-type="float" office:value="1550.5012948685">
            <text:p>1550,5012948685</text:p>
          </table:table-cell>
          <table:table-cell office:value-type="float" office:value="1480.3765290159">
            <text:p>1480,3765290159</text:p>
          </table:table-cell>
          <table:table-cell office:value-type="float" office:value="1526.4979380618">
            <text:p>1526,4979380618</text:p>
          </table:table-cell>
          <table:table-cell office:value-type="float" office:value="1603.3342903814">
            <text:p>1603,3342903814</text:p>
          </table:table-cell>
          <table:table-cell office:value-type="float" office:value="1687.3586794045">
            <text:p>1687,3586794045</text:p>
          </table:table-cell>
          <table:table-cell office:value-type="float" office:value="1750.057433033">
            <text:p>1750,057433033</text:p>
          </table:table-cell>
          <table:table-cell office:value-type="float" office:value="1812.9947421987">
            <text:p>1812,9947421987</text:p>
          </table:table-cell>
          <table:table-cell office:value-type="float" office:value="1879.7130209355">
            <text:p>1879,7130209355</text:p>
          </table:table-cell>
          <table:table-cell office:value-type="float" office:value="1946.3734067701">
            <text:p>1946,37340677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612.2551916179">
            <text:p>612,2551916179</text:p>
          </table:table-cell>
          <table:table-cell office:value-type="float" office:value="622.1838327889">
            <text:p>622,1838327889</text:p>
          </table:table-cell>
          <table:table-cell office:value-type="float" office:value="666.6582065939">
            <text:p>666,6582065939</text:p>
          </table:table-cell>
          <table:table-cell office:value-type="float" office:value="708.6352977117">
            <text:p>708,6352977117</text:p>
          </table:table-cell>
          <table:table-cell office:value-type="float" office:value="689.2669139833">
            <text:p>689,2669139833</text:p>
          </table:table-cell>
          <table:table-cell office:value-type="float" office:value="716.0067705466">
            <text:p>716,0067705466</text:p>
          </table:table-cell>
          <table:table-cell office:value-type="float" office:value="693.1111873102">
            <text:p>693,1111873102</text:p>
          </table:table-cell>
          <table:table-cell office:value-type="float" office:value="674.4323923638">
            <text:p>674,4323923638</text:p>
          </table:table-cell>
          <table:table-cell office:value-type="float" office:value="658.0678133062">
            <text:p>658,0678133062</text:p>
          </table:table-cell>
          <table:table-cell office:value-type="float" office:value="604.6632877513">
            <text:p>604,6632877513</text:p>
          </table:table-cell>
          <table:table-cell office:value-type="float" office:value="605.9097630577">
            <text:p>605,9097630577</text:p>
          </table:table-cell>
          <table:table-cell office:value-type="float" office:value="622.7387583786">
            <text:p>622,7387583786</text:p>
          </table:table-cell>
          <table:table-cell office:value-type="float" office:value="574.4339492779">
            <text:p>574,4339492779</text:p>
          </table:table-cell>
          <table:table-cell office:value-type="float" office:value="463.4881697064">
            <text:p>463,4881697064</text:p>
          </table:table-cell>
          <table:table-cell office:value-type="float" office:value="490.292753435">
            <text:p>490,292753435</text:p>
          </table:table-cell>
          <table:table-cell office:value-type="float" office:value="463.3469199806">
            <text:p>463,3469199806</text:p>
          </table:table-cell>
          <table:table-cell office:value-type="float" office:value="453.3638824227">
            <text:p>453,3638824227</text:p>
          </table:table-cell>
          <table:table-cell office:value-type="float" office:value="474.6850095941">
            <text:p>474,6850095941</text:p>
          </table:table-cell>
          <table:table-cell office:value-type="float" office:value="523.2537330613">
            <text:p>523,2537330613</text:p>
          </table:table-cell>
          <table:table-cell office:value-type="float" office:value="544.6409341322">
            <text:p>544,6409341322</text:p>
          </table:table-cell>
          <table:table-cell office:value-type="float" office:value="517.331793598">
            <text:p>517,331793598</text:p>
          </table:table-cell>
          <table:table-cell office:value-type="float" office:value="505.6964849043">
            <text:p>505,6964849043</text:p>
          </table:table-cell>
          <table:table-cell office:value-type="float" office:value="499.2937291938">
            <text:p>499,2937291938</text:p>
          </table:table-cell>
          <table:table-cell office:value-type="float" office:value="462.0617176023">
            <text:p>462,0617176023</text:p>
          </table:table-cell>
          <table:table-cell office:value-type="float" office:value="373.4268758613">
            <text:p>373,4268758613</text:p>
          </table:table-cell>
          <table:table-cell office:value-type="float" office:value="390.8888440048">
            <text:p>390,8888440048</text:p>
          </table:table-cell>
          <table:table-cell office:value-type="float" office:value="404.0180521948">
            <text:p>404,0180521948</text:p>
          </table:table-cell>
          <table:table-cell office:value-type="float" office:value="392.8794290888">
            <text:p>392,8794290888</text:p>
          </table:table-cell>
          <table:table-cell office:value-type="float" office:value="407.9378535058">
            <text:p>407,9378535058</text:p>
          </table:table-cell>
          <table:table-cell office:value-type="float" office:value="399.6246438852">
            <text:p>399,6246438852</text:p>
          </table:table-cell>
          <table:table-cell office:value-type="float" office:value="382.4859449934">
            <text:p>382,4859449934</text:p>
          </table:table-cell>
          <table:table-cell office:value-type="float" office:value="379.7370742661">
            <text:p>379,7370742661</text:p>
          </table:table-cell>
          <table:table-cell office:value-type="float" office:value="343.5129623692">
            <text:p>343,5129623692</text:p>
          </table:table-cell>
          <table:table-cell office:value-type="float" office:value="336.9447833653">
            <text:p>336,9447833653</text:p>
          </table:table-cell>
          <table:table-cell office:value-type="float" office:value="338.5924376032">
            <text:p>338,5924376032</text:p>
          </table:table-cell>
          <table:table-cell office:value-type="float" office:value="335.4807477508">
            <text:p>335,4807477508</text:p>
          </table:table-cell>
          <table:table-cell office:value-type="float" office:value="334.8455812438">
            <text:p>334,8455812438</text:p>
          </table:table-cell>
          <table:table-cell office:value-type="float" office:value="331.896505099">
            <text:p>331,896505099</text:p>
          </table:table-cell>
          <table:table-cell office:value-type="float" office:value="353.4172418258">
            <text:p>353,4172418258</text:p>
          </table:table-cell>
          <table:table-cell office:value-type="float" office:value="338.8477128299">
            <text:p>338,8477128299</text:p>
          </table:table-cell>
          <table:table-cell office:value-type="float" office:value="322.1498895806">
            <text:p>322,1498895806</text:p>
          </table:table-cell>
          <table:table-cell office:value-type="float" office:value="332.7555407021">
            <text:p>332,7555407021</text:p>
          </table:table-cell>
          <table:table-cell office:value-type="float" office:value="330.5481643086">
            <text:p>330,5481643086</text:p>
          </table:table-cell>
          <table:table-cell office:value-type="float" office:value="335.6682297421">
            <text:p>335,6682297421</text:p>
          </table:table-cell>
          <table:table-cell office:value-type="float" office:value="323.969967892">
            <text:p>323,969967892</text:p>
          </table:table-cell>
          <table:table-cell office:value-type="float" office:value="326.3317100691">
            <text:p>326,3317100691</text:p>
          </table:table-cell>
          <table:table-cell office:value-type="float" office:value="332.7108759389">
            <text:p>332,7108759389</text:p>
          </table:table-cell>
          <table:table-cell office:value-type="float" office:value="330.6332124912">
            <text:p>330,6332124912</text:p>
          </table:table-cell>
          <table:table-cell office:value-type="float" office:value="349.0046802228">
            <text:p>349,0046802228</text:p>
          </table:table-cell>
          <table:table-cell office:value-type="float" office:value="333.6902929404">
            <text:p>333,6902929404</text:p>
          </table:table-cell>
          <table:table-cell office:value-type="float" office:value="348.1515109693">
            <text:p>348,1515109693</text:p>
          </table:table-cell>
          <table:table-cell office:value-type="float" office:value="342.859308364">
            <text:p>342,859308364</text:p>
          </table:table-cell>
          <table:table-cell office:value-type="float" office:value="368.9428441919">
            <text:p>368,9428441919</text:p>
          </table:table-cell>
          <table:table-cell office:value-type="float" office:value="373.7368746366">
            <text:p>373,7368746366</text:p>
          </table:table-cell>
          <table:table-cell office:value-type="float" office:value="386.7257996638">
            <text:p>386,7257996638</text:p>
          </table:table-cell>
          <table:table-cell office:value-type="float" office:value="386.9036441069">
            <text:p>386,9036441069</text:p>
          </table:table-cell>
          <table:table-cell office:value-type="float" office:value="391.1325854077">
            <text:p>391,13258540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99.9492485506">
            <text:p>1299,9492485506</text:p>
          </table:table-cell>
          <table:table-cell office:value-type="float" office:value="1276.2852097724">
            <text:p>1276,2852097724</text:p>
          </table:table-cell>
          <table:table-cell office:value-type="float" office:value="1301.353358262">
            <text:p>1301,353358262</text:p>
          </table:table-cell>
          <table:table-cell office:value-type="float" office:value="1383.4825722116">
            <text:p>1383,4825722116</text:p>
          </table:table-cell>
          <table:table-cell office:value-type="float" office:value="1421.3789381879">
            <text:p>1421,3789381879</text:p>
          </table:table-cell>
          <table:table-cell office:value-type="float" office:value="1459.2535932398">
            <text:p>1459,2535932398</text:p>
          </table:table-cell>
          <table:table-cell office:value-type="float" office:value="1367.4882679926">
            <text:p>1367,4882679926</text:p>
          </table:table-cell>
          <table:table-cell office:value-type="float" office:value="1127.4430341043">
            <text:p>1127,4430341043</text:p>
          </table:table-cell>
          <table:table-cell office:value-type="float" office:value="1089.1446249731">
            <text:p>1089,1446249731</text:p>
          </table:table-cell>
          <table:table-cell office:value-type="float" office:value="1322.7571951841">
            <text:p>1322,7571951841</text:p>
          </table:table-cell>
          <table:table-cell office:value-type="float" office:value="1616.1874324842">
            <text:p>1616,1874324842</text:p>
          </table:table-cell>
          <table:table-cell office:value-type="float" office:value="1803.9561446586">
            <text:p>1803,9561446586</text:p>
          </table:table-cell>
          <table:table-cell office:value-type="float" office:value="1821.1820849558">
            <text:p>1821,1820849558</text:p>
          </table:table-cell>
          <table:table-cell office:value-type="float" office:value="1873.1632242895">
            <text:p>1873,1632242895</text:p>
          </table:table-cell>
          <table:table-cell office:value-type="float" office:value="2029.4466617229">
            <text:p>2029,4466617229</text:p>
          </table:table-cell>
          <table:table-cell office:value-type="float" office:value="1871.7578737554">
            <text:p>1871,7578737554</text:p>
          </table:table-cell>
          <table:table-cell office:value-type="float" office:value="1983.0368916176">
            <text:p>1983,0368916176</text:p>
          </table:table-cell>
          <table:table-cell office:value-type="float" office:value="2040.263818701">
            <text:p>2040,263818701</text:p>
          </table:table-cell>
          <table:table-cell office:value-type="float" office:value="1865.0094401554">
            <text:p>1865,0094401554</text:p>
          </table:table-cell>
          <table:table-cell office:value-type="float" office:value="1932.5683667278">
            <text:p>1932,5683667278</text:p>
          </table:table-cell>
          <table:table-cell office:value-type="float" office:value="1957.0987768249">
            <text:p>1957,0987768249</text:p>
          </table:table-cell>
          <table:table-cell office:value-type="float" office:value="1654.6334224014">
            <text:p>1654,6334224014</text:p>
          </table:table-cell>
          <table:table-cell office:value-type="float" office:value="1595.1455981603">
            <text:p>1595,1455981603</text:p>
          </table:table-cell>
          <table:table-cell office:value-type="float" office:value="1476.6653425026">
            <text:p>1476,6653425026</text:p>
          </table:table-cell>
          <table:table-cell office:value-type="float" office:value="1410.6788246457">
            <text:p>1410,6788246457</text:p>
          </table:table-cell>
          <table:table-cell office:value-type="float" office:value="1489.4239731366">
            <text:p>1489,4239731366</text:p>
          </table:table-cell>
          <table:table-cell office:value-type="float" office:value="1324.1151888644">
            <text:p>1324,1151888644</text:p>
          </table:table-cell>
          <table:table-cell office:value-type="float" office:value="1151.1256067885">
            <text:p>1151,1256067885</text:p>
          </table:table-cell>
          <table:table-cell office:value-type="float" office:value="1205.8046247965">
            <text:p>1205,8046247965</text:p>
          </table:table-cell>
          <table:table-cell office:value-type="float" office:value="1250.6827734508">
            <text:p>1250,6827734508</text:p>
          </table:table-cell>
          <table:table-cell office:value-type="float" office:value="1374.4367614571">
            <text:p>1374,4367614571</text:p>
          </table:table-cell>
          <table:table-cell office:value-type="float" office:value="1331.6119988263">
            <text:p>1331,6119988263</text:p>
          </table:table-cell>
          <table:table-cell office:value-type="float" office:value="1304.090283318">
            <text:p>1304,090283318</text:p>
          </table:table-cell>
          <table:table-cell office:value-type="float" office:value="1298.4409534109">
            <text:p>1298,4409534109</text:p>
          </table:table-cell>
          <table:table-cell office:value-type="float" office:value="1277.9929262839">
            <text:p>1277,9929262839</text:p>
          </table:table-cell>
          <table:table-cell office:value-type="float" office:value="1242.7380469838">
            <text:p>1242,7380469838</text:p>
          </table:table-cell>
          <table:table-cell office:value-type="float" office:value="1272.7292500552">
            <text:p>1272,7292500552</text:p>
          </table:table-cell>
          <table:table-cell office:value-type="float" office:value="1276.2408198015">
            <text:p>1276,2408198015</text:p>
          </table:table-cell>
          <table:table-cell office:value-type="float" office:value="1278.6513153021">
            <text:p>1278,6513153021</text:p>
          </table:table-cell>
          <table:table-cell office:value-type="float" office:value="1253.047893562">
            <text:p>1253,047893562</text:p>
          </table:table-cell>
          <table:table-cell office:value-type="float" office:value="1287.0592556858">
            <text:p>1287,0592556858</text:p>
          </table:table-cell>
          <table:table-cell office:value-type="float" office:value="1310.5059681451">
            <text:p>1310,5059681451</text:p>
          </table:table-cell>
          <table:table-cell office:value-type="float" office:value="1326.2429691249">
            <text:p>1326,2429691249</text:p>
          </table:table-cell>
          <table:table-cell office:value-type="float" office:value="1426.9033068098">
            <text:p>1426,9033068098</text:p>
          </table:table-cell>
          <table:table-cell office:value-type="float" office:value="1860.0623767613">
            <text:p>1860,0623767613</text:p>
          </table:table-cell>
          <table:table-cell office:value-type="float" office:value="1875.0296424248">
            <text:p>1875,0296424248</text:p>
          </table:table-cell>
          <table:table-cell office:value-type="float" office:value="1976.7084688352">
            <text:p>1976,7084688352</text:p>
          </table:table-cell>
          <table:table-cell office:value-type="float" office:value="2056.8385907947">
            <text:p>2056,8385907947</text:p>
          </table:table-cell>
          <table:table-cell office:value-type="float" office:value="2128.666631808">
            <text:p>2128,666631808</text:p>
          </table:table-cell>
          <table:table-cell office:value-type="float" office:value="2216.4993942447">
            <text:p>2216,4993942447</text:p>
          </table:table-cell>
          <table:table-cell office:value-type="float" office:value="2327.3206695739">
            <text:p>2327,3206695739</text:p>
          </table:table-cell>
          <table:table-cell office:value-type="float" office:value="2376.6387729821">
            <text:p>2376,6387729821</text:p>
          </table:table-cell>
          <table:table-cell office:value-type="float" office:value="2412.8607815488">
            <text:p>2412,8607815488</text:p>
          </table:table-cell>
          <table:table-cell office:value-type="float" office:value="2475.9480576742">
            <text:p>2475,9480576742</text:p>
          </table:table-cell>
          <table:table-cell office:value-type="float" office:value="2563.0921240355">
            <text:p>2563,0921240355</text:p>
          </table:table-cell>
          <table:table-cell office:value-type="float" office:value="2562.5222156164">
            <text:p>2562,5222156164</text:p>
          </table:table-cell>
          <table:table-cell office:value-type="float" office:value="2455.9185587943">
            <text:p>2455,91855879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NA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7095.8621094085">
            <text:p>17095,8621094085</text:p>
          </table:table-cell>
          <table:table-cell office:value-type="float" office:value="17209.8363246193">
            <text:p>17209,8363246193</text:p>
          </table:table-cell>
          <table:table-cell office:value-type="float" office:value="17991.7441554106">
            <text:p>17991,7441554106</text:p>
          </table:table-cell>
          <table:table-cell office:value-type="float" office:value="18520.7340647093">
            <text:p>18520,7340647093</text:p>
          </table:table-cell>
          <table:table-cell office:value-type="float" office:value="19331.8271500963">
            <text:p>19331,8271500963</text:p>
          </table:table-cell>
          <table:table-cell office:value-type="float" office:value="20307.2510097664">
            <text:p>20307,2510097664</text:p>
          </table:table-cell>
          <table:table-cell office:value-type="float" office:value="21367.1192945256">
            <text:p>21367,1192945256</text:p>
          </table:table-cell>
          <table:table-cell office:value-type="float" office:value="21659.1280926351">
            <text:p>21659,1280926351</text:p>
          </table:table-cell>
          <table:table-cell office:value-type="float" office:value="22470.3163357532">
            <text:p>22470,3163357532</text:p>
          </table:table-cell>
          <table:table-cell office:value-type="float" office:value="22979.9988558017">
            <text:p>22979,9988558017</text:p>
          </table:table-cell>
          <table:table-cell office:value-type="float" office:value="23438.4462090596">
            <text:p>23438,4462090596</text:p>
          </table:table-cell>
          <table:table-cell office:value-type="float" office:value="23920.3968732265">
            <text:p>23920,3968732265</text:p>
          </table:table-cell>
          <table:table-cell office:value-type="float" office:value="24902.9663347589">
            <text:p>24902,9663347589</text:p>
          </table:table-cell>
          <table:table-cell office:value-type="float" office:value="26072.2049013043">
            <text:p>26072,2049013043</text:p>
          </table:table-cell>
          <table:table-cell office:value-type="float" office:value="25789.7222877461">
            <text:p>25789,7222877461</text:p>
          </table:table-cell>
          <table:table-cell office:value-type="float" office:value="25518.4439768626">
            <text:p>25518,4439768626</text:p>
          </table:table-cell>
          <table:table-cell office:value-type="float" office:value="26624.3011701123">
            <text:p>26624,3011701123</text:p>
          </table:table-cell>
          <table:table-cell office:value-type="float" office:value="27535.9445220768">
            <text:p>27535,9445220768</text:p>
          </table:table-cell>
          <table:table-cell office:value-type="float" office:value="28715.95730391">
            <text:p>28715,95730391</text:p>
          </table:table-cell>
          <table:table-cell office:value-type="float" office:value="29324.2516023111">
            <text:p>29324,2516023111</text:p>
          </table:table-cell>
          <table:table-cell office:value-type="float" office:value="29037.7975091604">
            <text:p>29037,7975091604</text:p>
          </table:table-cell>
          <table:table-cell office:value-type="float" office:value="29520.6507319747">
            <text:p>29520,6507319747</text:p>
          </table:table-cell>
          <table:table-cell office:value-type="float" office:value="28633.6450070405">
            <text:p>28633,6450070405</text:p>
          </table:table-cell>
          <table:table-cell office:value-type="float" office:value="29623.0866593401">
            <text:p>29623,0866593401</text:p>
          </table:table-cell>
          <table:table-cell office:value-type="float" office:value="31454.7665227454">
            <text:p>31454,7665227454</text:p>
          </table:table-cell>
          <table:table-cell office:value-type="float" office:value="32512.5922166886">
            <text:p>32512,5922166886</text:p>
          </table:table-cell>
          <table:table-cell office:value-type="float" office:value="33297.3192751177">
            <text:p>33297,3192751177</text:p>
          </table:table-cell>
          <table:table-cell office:value-type="float" office:value="34150.9056917945">
            <text:p>34150,9056917945</text:p>
          </table:table-cell>
          <table:table-cell office:value-type="float" office:value="35259.4312991394">
            <text:p>35259,4312991394</text:p>
          </table:table-cell>
          <table:table-cell office:value-type="float" office:value="36133.9509531811">
            <text:p>36133,9509531811</text:p>
          </table:table-cell>
          <table:table-cell office:value-type="float" office:value="36335.9250323235">
            <text:p>36335,9250323235</text:p>
          </table:table-cell>
          <table:table-cell office:value-type="float" office:value="35751.8746980868">
            <text:p>35751,8746980868</text:p>
          </table:table-cell>
          <table:table-cell office:value-type="float" office:value="36425.5649288419">
            <text:p>36425,5649288419</text:p>
          </table:table-cell>
          <table:table-cell office:value-type="float" office:value="36940.7049599602">
            <text:p>36940,7049599602</text:p>
          </table:table-cell>
          <table:table-cell office:value-type="float" office:value="37989.4898807098">
            <text:p>37989,4898807098</text:p>
          </table:table-cell>
          <table:table-cell office:value-type="float" office:value="38573.1550361749">
            <text:p>38573,1550361749</text:p>
          </table:table-cell>
          <table:table-cell office:value-type="float" office:value="39496.9681238194">
            <text:p>39496,9681238194</text:p>
          </table:table-cell>
          <table:table-cell office:value-type="float" office:value="40773.6544684902">
            <text:p>40773,6544684902</text:p>
          </table:table-cell>
          <table:table-cell office:value-type="float" office:value="42085.2482531332">
            <text:p>42085,2482531332</text:p>
          </table:table-cell>
          <table:table-cell office:value-type="float" office:value="43586.397968933">
            <text:p>43586,397968933</text:p>
          </table:table-cell>
          <table:table-cell office:value-type="float" office:value="44923.36444131">
            <text:p>44923,36444131</text:p>
          </table:table-cell>
          <table:table-cell office:value-type="float" office:value="44948.9159672754">
            <text:p>44948,9159672754</text:p>
          </table:table-cell>
          <table:table-cell office:value-type="float" office:value="45382.5093501897">
            <text:p>45382,5093501897</text:p>
          </table:table-cell>
          <table:table-cell office:value-type="float" office:value="46206.9726032618">
            <text:p>46206,9726032618</text:p>
          </table:table-cell>
          <table:table-cell office:value-type="float" office:value="47479.8025529573">
            <text:p>47479,8025529573</text:p>
          </table:table-cell>
          <table:table-cell office:value-type="float" office:value="48608.10518158">
            <text:p>48608,10518158</text:p>
          </table:table-cell>
          <table:table-cell office:value-type="float" office:value="49432.0942865253">
            <text:p>49432,0942865253</text:p>
          </table:table-cell>
          <table:table-cell office:value-type="float" office:value="49847.6681587058">
            <text:p>49847,6681587058</text:p>
          </table:table-cell>
          <table:table-cell office:value-type="float" office:value="49289.298884844">
            <text:p>49289,298884844</text:p>
          </table:table-cell>
          <table:table-cell office:value-type="float" office:value="47481.7550628376">
            <text:p>47481,7550628376</text:p>
          </table:table-cell>
          <table:table-cell office:value-type="float" office:value="48289.700299921">
            <text:p>48289,700299921</text:p>
          </table:table-cell>
          <table:table-cell office:value-type="float" office:value="48758.0109802439">
            <text:p>48758,0109802439</text:p>
          </table:table-cell>
          <table:table-cell office:value-type="float" office:value="49426.495774438">
            <text:p>49426,495774438</text:p>
          </table:table-cell>
          <table:table-cell office:value-type="float" office:value="49920.3052177486">
            <text:p>49920,3052177486</text:p>
          </table:table-cell>
          <table:table-cell office:value-type="float" office:value="50820.5239161879">
            <text:p>50820,5239161879</text:p>
          </table:table-cell>
          <table:table-cell office:value-type="float" office:value="51796.3077167583">
            <text:p>51796,3077167583</text:p>
          </table:table-cell>
          <table:table-cell office:value-type="float" office:value="52172.6144225321">
            <text:p>52172,61442253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2" office:value-type="string">
            <text:p>..</text:p>
          </table:table-cell>
          <table:table-cell office:value-type="float" office:value="21177.6963699064">
            <text:p>21177,6963699064</text:p>
          </table:table-cell>
          <table:table-cell office:value-type="float" office:value="21687.1321868638">
            <text:p>21687,1321868638</text:p>
          </table:table-cell>
          <table:table-cell office:value-type="float" office:value="21573.6309645434">
            <text:p>21573,6309645434</text:p>
          </table:table-cell>
          <table:table-cell office:value-type="float" office:value="19408.2782743879">
            <text:p>19408,2782743879</text:p>
          </table:table-cell>
          <table:table-cell office:value-type="float" office:value="18673.1323528986">
            <text:p>18673,1323528986</text:p>
          </table:table-cell>
          <table:table-cell office:value-type="float" office:value="18056.3172406104">
            <text:p>18056,3172406104</text:p>
          </table:table-cell>
          <table:table-cell office:value-type="float" office:value="16639.5812638344">
            <text:p>16639,5812638344</text:p>
          </table:table-cell>
          <table:table-cell office:value-type="float" office:value="14155.5399917153">
            <text:p>14155,5399917153</text:p>
          </table:table-cell>
          <table:table-cell office:value-type="float" office:value="14681.0230780538">
            <text:p>14681,0230780538</text:p>
          </table:table-cell>
          <table:table-cell office:value-type="float" office:value="13712.461635713">
            <text:p>13712,461635713</text:p>
          </table:table-cell>
          <table:table-cell office:value-type="float" office:value="13803.6360639705">
            <text:p>13803,6360639705</text:p>
          </table:table-cell>
          <table:table-cell office:value-type="float" office:value="14089.3112890276">
            <text:p>14089,3112890276</text:p>
          </table:table-cell>
          <table:table-cell office:value-type="float" office:value="14468.9640430851">
            <text:p>14468,9640430851</text:p>
          </table:table-cell>
          <table:table-cell office:value-type="float" office:value="14919.6400246835">
            <text:p>14919,6400246835</text:p>
          </table:table-cell>
          <table:table-cell office:value-type="float" office:value="19115.3764753192">
            <text:p>19115,376475319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3183.5598319321">
            <text:p>23183,5598319321</text:p>
          </table:table-cell>
          <table:table-cell office:value-type="float" office:value="24443.0051328252">
            <text:p>24443,0051328252</text:p>
          </table:table-cell>
          <table:table-cell office:value-type="float" office:value="24929.7253771913">
            <text:p>24929,7253771913</text:p>
          </table:table-cell>
          <table:table-cell office:value-type="float" office:value="25678.4296773885">
            <text:p>25678,4296773885</text:p>
          </table:table-cell>
          <table:table-cell office:value-type="float" office:value="26761.903721266">
            <text:p>26761,903721266</text:p>
          </table:table-cell>
          <table:table-cell office:value-type="float" office:value="27958.2592758806">
            <text:p>27958,2592758806</text:p>
          </table:table-cell>
          <table:table-cell office:value-type="float" office:value="28786.1596851936">
            <text:p>28786,1596851936</text:p>
          </table:table-cell>
          <table:table-cell office:value-type="float" office:value="30332.2400286403">
            <text:p>30332,2400286403</text:p>
          </table:table-cell>
          <table:table-cell office:value-type="float" office:value="30758.0681771042">
            <text:p>30758,0681771042</text:p>
          </table:table-cell>
          <table:table-cell office:value-type="float" office:value="31882.7805793501">
            <text:p>31882,7805793501</text:p>
          </table:table-cell>
          <table:table-cell office:value-type="float" office:value="32267.0796772023">
            <text:p>32267,0796772023</text:p>
          </table:table-cell>
          <table:table-cell office:value-type="float" office:value="33859.1272456848">
            <text:p>33859,1272456848</text:p>
          </table:table-cell>
          <table:table-cell office:value-type="float" office:value="35392.3020646333">
            <text:p>35392,3020646333</text:p>
          </table:table-cell>
          <table:table-cell office:value-type="float" office:value="36738.7310258983">
            <text:p>36738,7310258983</text:p>
          </table:table-cell>
          <table:table-cell office:value-type="float" office:value="37943.8849620522">
            <text:p>37943,8849620522</text:p>
          </table:table-cell>
          <table:table-cell office:value-type="float" office:value="39603.7065461184">
            <text:p>39603,7065461184</text:p>
          </table:table-cell>
          <table:table-cell office:value-type="float" office:value="41714.7332474735">
            <text:p>41714,7332474735</text:p>
          </table:table-cell>
          <table:table-cell office:value-type="float" office:value="43267.1257736753">
            <text:p>43267,1257736753</text:p>
          </table:table-cell>
          <table:table-cell office:value-type="float" office:value="44770.0210425353">
            <text:p>44770,0210425353</text:p>
          </table:table-cell>
          <table:table-cell office:value-type="float" office:value="46568.7273357677">
            <text:p>46568,7273357677</text:p>
          </table:table-cell>
          <table:table-cell office:value-type="float" office:value="48538.2440171048">
            <text:p>48538,2440171048</text:p>
          </table:table-cell>
          <table:table-cell office:value-type="float" office:value="49144.6261866468">
            <text:p>49144,6261866468</text:p>
          </table:table-cell>
          <table:table-cell office:value-type="float" office:value="49079.6904303182">
            <text:p>49079,6904303182</text:p>
          </table:table-cell>
          <table:table-cell office:value-type="float" office:value="50860.855160908">
            <text:p>50860,855160908</text:p>
          </table:table-cell>
          <table:table-cell office:value-type="float" office:value="53787.1773092292">
            <text:p>53787,1773092292</text:p>
          </table:table-cell>
          <table:table-cell office:value-type="float" office:value="56604.382253573">
            <text:p>56604,382253573</text:p>
          </table:table-cell>
          <table:table-cell office:value-type="float" office:value="58682.8270963667">
            <text:p>58682,8270963667</text:p>
          </table:table-cell>
          <table:table-cell office:value-type="float" office:value="59432.9304691737">
            <text:p>59432,9304691737</text:p>
          </table:table-cell>
          <table:table-cell office:value-type="float" office:value="58963.1354641758">
            <text:p>58963,1354641758</text:p>
          </table:table-cell>
          <table:table-cell office:value-type="float" office:value="59329.9163348716">
            <text:p>59329,9163348716</text:p>
          </table:table-cell>
          <table:table-cell office:value-type="float" office:value="60268.6579400941">
            <text:p>60268,6579400941</text:p>
          </table:table-cell>
          <table:table-cell office:value-type="float" office:value="61832.412957477">
            <text:p>61832,412957477</text:p>
          </table:table-cell>
          <table:table-cell office:value-type="float" office:value="63673.9764919406">
            <text:p>63673,9764919406</text:p>
          </table:table-cell>
          <table:table-cell office:value-type="float" office:value="65097.0675668618">
            <text:p>65097,0675668618</text:p>
          </table:table-cell>
          <table:table-cell office:value-type="float" office:value="67999.7327106912">
            <text:p>67999,7327106912</text:p>
          </table:table-cell>
          <table:table-cell office:value-type="float" office:value="70457.6931024057">
            <text:p>70457,6931024057</text:p>
          </table:table-cell>
          <table:table-cell office:value-type="float" office:value="73626.1577612754">
            <text:p>73626,1577612754</text:p>
          </table:table-cell>
          <table:table-cell office:value-type="float" office:value="77097.8925778777">
            <text:p>77097,8925778777</text:p>
          </table:table-cell>
          <table:table-cell office:value-type="float" office:value="78651.5508844103">
            <text:p>78651,5508844103</text:p>
          </table:table-cell>
          <table:table-cell office:value-type="float" office:value="79687.5082442976">
            <text:p>79687,5082442976</text:p>
          </table:table-cell>
          <table:table-cell office:value-type="float" office:value="81709.6629402044">
            <text:p>81709,6629402044</text:p>
          </table:table-cell>
          <table:table-cell office:value-type="float" office:value="82992.5318600251">
            <text:p>82992,5318600251</text:p>
          </table:table-cell>
          <table:table-cell office:value-type="float" office:value="83732.9389438835">
            <text:p>83732,9389438835</text:p>
          </table:table-cell>
          <table:table-cell office:value-type="float" office:value="84008.961695493">
            <text:p>84008,961695493</text:p>
          </table:table-cell>
          <table:table-cell office:value-type="float" office:value="86820.3413099937">
            <text:p>86820,3413099937</text:p>
          </table:table-cell>
          <table:table-cell office:value-type="float" office:value="88494.3643276994">
            <text:p>88494,3643276994</text:p>
          </table:table-cell>
          <table:table-cell office:value-type="float" office:value="89887.0195170362">
            <text:p>89887,0195170362</text:p>
          </table:table-cell>
          <table:table-cell office:value-type="float" office:value="91617.279152267">
            <text:p>91617,279152267</text:p>
          </table:table-cell>
          <table:table-cell office:value-type="float" office:value="90917.5417553083">
            <text:p>90917,5417553083</text:p>
          </table:table-cell>
          <table:table-cell office:value-type="float" office:value="88259.9677198309">
            <text:p>88259,9677198309</text:p>
          </table:table-cell>
          <table:table-cell office:value-type="float" office:value="87770.2668443401">
            <text:p>87770,2668443401</text:p>
          </table:table-cell>
          <table:table-cell office:value-type="float" office:value="87481.1483489355">
            <text:p>87481,1483489355</text:p>
          </table:table-cell>
          <table:table-cell office:value-type="float" office:value="88689.4909577404">
            <text:p>88689,4909577404</text:p>
          </table:table-cell>
          <table:table-cell office:value-type="float" office:value="88538.6976513824">
            <text:p>88538,6976513824</text:p>
          </table:table-cell>
          <table:table-cell office:value-type="float" office:value="89274.9561404904">
            <text:p>89274,9561404904</text:p>
          </table:table-cell>
          <table:table-cell office:value-type="float" office:value="90104.0482597666">
            <text:p>90104,0482597666</text:p>
          </table:table-cell>
          <table:table-cell office:value-type="float" office:value="90288.8224111165">
            <text:p>90288,82241111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ot classified</text:p>
          </table:table-cell>
          <table:table-cell office:value-type="string">
            <text:p>INX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OECD members</text:p>
          </table:table-cell>
          <table:table-cell office:value-type="string">
            <text:p>OE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1330.8449443114">
            <text:p>11330,8449443114</text:p>
          </table:table-cell>
          <table:table-cell office:value-type="float" office:value="11683.3673844499">
            <text:p>11683,3673844499</text:p>
          </table:table-cell>
          <table:table-cell office:value-type="float" office:value="12200.6205673351">
            <text:p>12200,6205673351</text:p>
          </table:table-cell>
          <table:table-cell office:value-type="float" office:value="12685.8140149328">
            <text:p>12685,8140149328</text:p>
          </table:table-cell>
          <table:table-cell office:value-type="float" office:value="13343.7188529182">
            <text:p>13343,7188529182</text:p>
          </table:table-cell>
          <table:table-cell office:value-type="float" office:value="13905.9050504644">
            <text:p>13905,9050504644</text:p>
          </table:table-cell>
          <table:table-cell office:value-type="float" office:value="14585.4137927772">
            <text:p>14585,4137927772</text:p>
          </table:table-cell>
          <table:table-cell office:value-type="float" office:value="15083.6082352656">
            <text:p>15083,6082352656</text:p>
          </table:table-cell>
          <table:table-cell office:value-type="float" office:value="15854.6535715383">
            <text:p>15854,6535715383</text:p>
          </table:table-cell>
          <table:table-cell office:value-type="float" office:value="16562.0884553602">
            <text:p>16562,0884553602</text:p>
          </table:table-cell>
          <table:table-cell office:value-type="float" office:value="16983.7077583267">
            <text:p>16983,7077583267</text:p>
          </table:table-cell>
          <table:table-cell office:value-type="float" office:value="17425.6450673727">
            <text:p>17425,6450673727</text:p>
          </table:table-cell>
          <table:table-cell office:value-type="float" office:value="18174.0751963122">
            <text:p>18174,0751963122</text:p>
          </table:table-cell>
          <table:table-cell office:value-type="float" office:value="19093.1524735138">
            <text:p>19093,1524735138</text:p>
          </table:table-cell>
          <table:table-cell office:value-type="float" office:value="19085.4170672227">
            <text:p>19085,4170672227</text:p>
          </table:table-cell>
          <table:table-cell office:value-type="float" office:value="18949.6619564">
            <text:p>18949,6619564</text:p>
          </table:table-cell>
          <table:table-cell office:value-type="float" office:value="19686.7299634992">
            <text:p>19686,7299634992</text:p>
          </table:table-cell>
          <table:table-cell office:value-type="float" office:value="20236.5948556403">
            <text:p>20236,5948556403</text:p>
          </table:table-cell>
          <table:table-cell office:value-type="float" office:value="20935.1249551159">
            <text:p>20935,1249551159</text:p>
          </table:table-cell>
          <table:table-cell office:value-type="float" office:value="21570.6765125019">
            <text:p>21570,6765125019</text:p>
          </table:table-cell>
          <table:table-cell office:value-type="float" office:value="21663.3734824677">
            <text:p>21663,3734824677</text:p>
          </table:table-cell>
          <table:table-cell office:value-type="float" office:value="21933.1016012617">
            <text:p>21933,1016012617</text:p>
          </table:table-cell>
          <table:table-cell office:value-type="float" office:value="21812.9982530123">
            <text:p>21812,9982530123</text:p>
          </table:table-cell>
          <table:table-cell office:value-type="float" office:value="22241.9939895389">
            <text:p>22241,9939895389</text:p>
          </table:table-cell>
          <table:table-cell office:value-type="float" office:value="23095.654303572">
            <text:p>23095,654303572</text:p>
          </table:table-cell>
          <table:table-cell office:value-type="float" office:value="23826.6820644814">
            <text:p>23826,6820644814</text:p>
          </table:table-cell>
          <table:table-cell office:value-type="float" office:value="24345.1651063279">
            <text:p>24345,1651063279</text:p>
          </table:table-cell>
          <table:table-cell office:value-type="float" office:value="24995.3599853269">
            <text:p>24995,3599853269</text:p>
          </table:table-cell>
          <table:table-cell office:value-type="float" office:value="25968.3137897712">
            <text:p>25968,3137897712</text:p>
          </table:table-cell>
          <table:table-cell office:value-type="float" office:value="26767.954803236">
            <text:p>26767,954803236</text:p>
          </table:table-cell>
          <table:table-cell office:value-type="float" office:value="27386.1580677907">
            <text:p>27386,1580677907</text:p>
          </table:table-cell>
          <table:table-cell office:value-type="float" office:value="27506.7888797827">
            <text:p>27506,7888797827</text:p>
          </table:table-cell>
          <table:table-cell office:value-type="float" office:value="27814.5226836874">
            <text:p>27814,5226836874</text:p>
          </table:table-cell>
          <table:table-cell office:value-type="float" office:value="27948.6706606537">
            <text:p>27948,6706606537</text:p>
          </table:table-cell>
          <table:table-cell office:value-type="float" office:value="28567.3248969695">
            <text:p>28567,3248969695</text:p>
          </table:table-cell>
          <table:table-cell office:value-type="float" office:value="29113.6000991044">
            <text:p>29113,6000991044</text:p>
          </table:table-cell>
          <table:table-cell office:value-type="float" office:value="29773.0549298616">
            <text:p>29773,0549298616</text:p>
          </table:table-cell>
          <table:table-cell office:value-type="float" office:value="30571.4084933052">
            <text:p>30571,4084933052</text:p>
          </table:table-cell>
          <table:table-cell office:value-type="float" office:value="31198.1026637603">
            <text:p>31198,1026637603</text:p>
          </table:table-cell>
          <table:table-cell office:value-type="float" office:value="31980.5560354147">
            <text:p>31980,5560354147</text:p>
          </table:table-cell>
          <table:table-cell office:value-type="float" office:value="33036.298429684">
            <text:p>33036,298429684</text:p>
          </table:table-cell>
          <table:table-cell office:value-type="float" office:value="33249.478391569">
            <text:p>33249,478391569</text:p>
          </table:table-cell>
          <table:table-cell office:value-type="float" office:value="33531.8969997477">
            <text:p>33531,8969997477</text:p>
          </table:table-cell>
          <table:table-cell office:value-type="float" office:value="33948.4083150711">
            <text:p>33948,4083150711</text:p>
          </table:table-cell>
          <table:table-cell office:value-type="float" office:value="34783.8915396392">
            <text:p>34783,8915396392</text:p>
          </table:table-cell>
          <table:table-cell office:value-type="float" office:value="35478.1262564453">
            <text:p>35478,1262564453</text:p>
          </table:table-cell>
          <table:table-cell office:value-type="float" office:value="36259.7049400357">
            <text:p>36259,7049400357</text:p>
          </table:table-cell>
          <table:table-cell office:value-type="float" office:value="36896.730206027">
            <text:p>36896,730206027</text:p>
          </table:table-cell>
          <table:table-cell office:value-type="float" office:value="36679.7018283267">
            <text:p>36679,7018283267</text:p>
          </table:table-cell>
          <table:table-cell office:value-type="float" office:value="35131.4176400112">
            <text:p>35131,4176400112</text:p>
          </table:table-cell>
          <table:table-cell office:value-type="float" office:value="35903.579273001">
            <text:p>35903,579273001</text:p>
          </table:table-cell>
          <table:table-cell office:value-type="float" office:value="36364.550253097">
            <text:p>36364,550253097</text:p>
          </table:table-cell>
          <table:table-cell office:value-type="float" office:value="36590.4708177451">
            <text:p>36590,4708177451</text:p>
          </table:table-cell>
          <table:table-cell office:value-type="float" office:value="36872.1363944561">
            <text:p>36872,1363944561</text:p>
          </table:table-cell>
          <table:table-cell office:value-type="float" office:value="37384.3443149819">
            <text:p>37384,3443149819</text:p>
          </table:table-cell>
          <table:table-cell office:value-type="float" office:value="38040.1241455485">
            <text:p>38040,1241455485</text:p>
          </table:table-cell>
          <table:table-cell office:value-type="float" office:value="38438.3265417853">
            <text:p>38438,32654178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" office:value-type="string">
            <text:p>..</text:p>
          </table:table-cell>
          <table:table-cell office:value-type="float" office:value="2350.4622781807">
            <text:p>2350,4622781807</text:p>
          </table:table-cell>
          <table:table-cell office:value-type="float" office:value="2407.3357523758">
            <text:p>2407,3357523758</text:p>
          </table:table-cell>
          <table:table-cell office:value-type="float" office:value="3891.6374519548">
            <text:p>3891,6374519548</text:p>
          </table:table-cell>
          <table:table-cell office:value-type="float" office:value="6875.53847147">
            <text:p>6875,53847147</text:p>
          </table:table-cell>
          <table:table-cell office:value-type="float" office:value="8379.7089035734">
            <text:p>8379,7089035734</text:p>
          </table:table-cell>
          <table:table-cell office:value-type="float" office:value="9239.145201118">
            <text:p>9239,145201118</text:p>
          </table:table-cell>
          <table:table-cell office:value-type="float" office:value="9009.4636168434">
            <text:p>9009,4636168434</text:p>
          </table:table-cell>
          <table:table-cell office:value-type="float" office:value="9545.335086893">
            <text:p>9545,335086893</text:p>
          </table:table-cell>
          <table:table-cell office:value-type="float" office:value="7874.4859258425">
            <text:p>7874,4859258425</text:p>
          </table:table-cell>
          <table:table-cell office:value-type="float" office:value="8415.4210759848">
            <text:p>8415,4210759848</text:p>
          </table:table-cell>
          <table:table-cell office:value-type="float" office:value="9995.5845554361">
            <text:p>9995,5845554361</text:p>
          </table:table-cell>
          <table:table-cell office:value-type="float" office:value="11458.9473187916">
            <text:p>11458,9473187916</text:p>
          </table:table-cell>
          <table:table-cell office:value-type="float" office:value="10978.1434749506">
            <text:p>10978,1434749506</text:p>
          </table:table-cell>
          <table:table-cell office:value-type="float" office:value="10009.7151531207">
            <text:p>10009,7151531207</text:p>
          </table:table-cell>
          <table:table-cell office:value-type="float" office:value="9878.4824653269">
            <text:p>9878,4824653269</text:p>
          </table:table-cell>
          <table:table-cell office:value-type="float" office:value="9907.3395370257">
            <text:p>9907,3395370257</text:p>
          </table:table-cell>
          <table:table-cell office:value-type="float" office:value="10967.2388619199">
            <text:p>10967,2388619199</text:p>
          </table:table-cell>
          <table:table-cell office:value-type="float" office:value="11576.7262650807">
            <text:p>11576,7262650807</text:p>
          </table:table-cell>
          <table:table-cell office:value-type="float" office:value="12801.786222324">
            <text:p>12801,786222324</text:p>
          </table:table-cell>
          <table:table-cell office:value-type="float" office:value="14210.5421119843">
            <text:p>14210,5421119843</text:p>
          </table:table-cell>
          <table:table-cell office:value-type="float" office:value="15472.9536577871">
            <text:p>15472,9536577871</text:p>
          </table:table-cell>
          <table:table-cell office:value-type="float" office:value="15148.1959414703">
            <text:p>15148,1959414703</text:p>
          </table:table-cell>
          <table:table-cell office:value-type="float" office:value="14097.1220708429">
            <text:p>14097,1220708429</text:p>
          </table:table-cell>
          <table:table-cell office:value-type="float" office:value="14419.3436802949">
            <text:p>14419,3436802949</text:p>
          </table:table-cell>
          <table:table-cell office:value-type="float" office:value="15531.1276123079">
            <text:p>15531,1276123079</text:p>
          </table:table-cell>
          <table:table-cell office:value-type="float" office:value="14903.1587676903">
            <text:p>14903,1587676903</text:p>
          </table:table-cell>
          <table:table-cell office:value-type="float" office:value="15127.1346951134">
            <text:p>15127,1346951134</text:p>
          </table:table-cell>
          <table:table-cell office:value-type="float" office:value="15659.7802145527">
            <text:p>15659,7802145527</text:p>
          </table:table-cell>
          <table:table-cell office:value-type="float" office:value="15894.1703922192">
            <text:p>15894,1703922192</text:p>
          </table:table-cell>
          <table:table-cell office:value-type="float" office:value="15923.713350174">
            <text:p>15923,713350174</text:p>
          </table:table-cell>
          <table:table-cell office:value-type="float" office:value="16295.7347960108">
            <text:p>16295,7347960108</text:p>
          </table:table-cell>
          <table:table-cell office:value-type="float" office:value="16548.9730507851">
            <text:p>16548,9730507851</text:p>
          </table:table-cell>
          <table:table-cell office:value-type="float" office:value="17445.2272742139">
            <text:p>17445,2272742139</text:p>
          </table:table-cell>
          <table:table-cell office:value-type="float" office:value="17889.4747080799">
            <text:p>17889,4747080799</text:p>
          </table:table-cell>
          <table:table-cell office:value-type="float" office:value="17843.0357887836">
            <text:p>17843,0357887836</text:p>
          </table:table-cell>
          <table:table-cell office:value-type="float" office:value="18698.3997470458">
            <text:p>18698,3997470458</text:p>
          </table:table-cell>
          <table:table-cell office:value-type="float" office:value="19308.4206132352">
            <text:p>19308,4206132352</text:p>
          </table:table-cell>
          <table:table-cell office:value-type="float" office:value="18772.8003735174">
            <text:p>18772,8003735174</text:p>
          </table:table-cell>
          <table:table-cell office:value-type="float" office:value="17881.3147645156">
            <text:p>17881,3147645156</text:p>
          </table:table-cell>
          <table:table-cell office:value-type="float" office:value="17671.5750521154">
            <text:p>17671,5750521154</text:p>
          </table:table-cell>
          <table:table-cell office:value-type="float" office:value="17631.9396938635">
            <text:p>17631,9396938635</text:p>
          </table:table-cell>
          <table:table-cell office:value-type="float" office:value="18063.2519297007">
            <text:p>18063,2519297007</text:p>
          </table:table-cell>
          <table:table-cell office:value-type="float" office:value="18302.3193271216">
            <text:p>18302,3193271216</text:p>
          </table:table-cell>
          <table:table-cell office:value-type="float" office:value="19112.1970550978">
            <text:p>19112,1970550978</text:p>
          </table:table-cell>
          <table:table-cell office:value-type="float" office:value="19408.6340238052">
            <text:p>19408,6340238052</text:p>
          </table:table-cell>
          <table:table-cell office:value-type="float" office:value="19280.7473537557">
            <text:p>19280,7473537557</text:p>
          </table:table-cell>
          <table:table-cell office:value-type="float" office:value="17914.0282093055">
            <text:p>17914,0282093055</text:p>
          </table:table-cell>
          <table:table-cell office:value-type="float" office:value="18300.3290085588">
            <text:p>18300,3290085588</text:p>
          </table:table-cell>
          <table:table-cell office:value-type="float" office:value="17830.345853032">
            <text:p>17830,345853032</text:p>
          </table:table-cell>
          <table:table-cell office:value-type="float" office:value="17132.0888064421">
            <text:p>17132,0888064421</text:p>
          </table:table-cell>
          <table:table-cell office:value-type="float" office:value="17070.9583991986">
            <text:p>17070,9583991986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0" office:value-type="string">
            <text:p>..</text:p>
          </table:table-cell>
          <table:table-cell office:value-type="float" office:value="8057.891895104">
            <text:p>8057,891895104</text:p>
          </table:table-cell>
          <table:table-cell office:value-type="float" office:value="8256.2360333802">
            <text:p>8256,2360333802</text:p>
          </table:table-cell>
          <table:table-cell office:value-type="float" office:value="8473.8313621773">
            <text:p>8473,8313621773</text:p>
          </table:table-cell>
          <table:table-cell office:value-type="float" office:value="8670.8846075074">
            <text:p>8670,8846075074</text:p>
          </table:table-cell>
          <table:table-cell office:value-type="float" office:value="9271.5095637087">
            <text:p>9271,5095637087</text:p>
          </table:table-cell>
          <table:table-cell office:value-type="float" office:value="9584.5728299664">
            <text:p>9584,5728299664</text:p>
          </table:table-cell>
          <table:table-cell office:value-type="float" office:value="10359.5980841697">
            <text:p>10359,5980841697</text:p>
          </table:table-cell>
          <table:table-cell office:value-type="float" office:value="11113.6892134262">
            <text:p>11113,6892134262</text:p>
          </table:table-cell>
          <table:table-cell office:value-type="float" office:value="11624.1109234459">
            <text:p>11624,1109234459</text:p>
          </table:table-cell>
          <table:table-cell office:value-type="float" office:value="11552.0077120293">
            <text:p>11552,0077120293</text:p>
          </table:table-cell>
          <table:table-cell office:value-type="float" office:value="12214.6056953814">
            <text:p>12214,6056953814</text:p>
          </table:table-cell>
          <table:table-cell office:value-type="float" office:value="12834.2452324198">
            <text:p>12834,2452324198</text:p>
          </table:table-cell>
          <table:table-cell office:value-type="float" office:value="12999.4692153649">
            <text:p>12999,4692153649</text:p>
          </table:table-cell>
          <table:table-cell office:value-type="float" office:value="13119.3001151947">
            <text:p>13119,3001151947</text:p>
          </table:table-cell>
          <table:table-cell office:value-type="float" office:value="13255.6566862372">
            <text:p>13255,6566862372</text:p>
          </table:table-cell>
          <table:table-cell office:value-type="float" office:value="13300.2792099955">
            <text:p>13300,2792099955</text:p>
          </table:table-cell>
          <table:table-cell office:value-type="float" office:value="13303.16110929">
            <text:p>13303,1611092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1" office:value-type="string">
            <text:p>..</text:p>
          </table:table-cell>
          <table:table-cell office:value-type="float" office:value="2563.5578755052">
            <text:p>2563,5578755052</text:p>
          </table:table-cell>
          <table:table-cell office:value-type="float" office:value="2437.4437211315">
            <text:p>2437,4437211315</text:p>
          </table:table-cell>
          <table:table-cell office:value-type="float" office:value="2366.0042177806">
            <text:p>2366,0042177806</text:p>
          </table:table-cell>
          <table:table-cell office:value-type="float" office:value="2475.0603355802">
            <text:p>2475,0603355802</text:p>
          </table:table-cell>
          <table:table-cell office:value-type="float" office:value="2372.1948855198">
            <text:p>2372,1948855198</text:p>
          </table:table-cell>
          <table:table-cell office:value-type="float" office:value="2480.7400499299">
            <text:p>2480,7400499299</text:p>
          </table:table-cell>
          <table:table-cell office:value-type="float" office:value="2353.4620123465">
            <text:p>2353,4620123465</text:p>
          </table:table-cell>
          <table:table-cell office:value-type="float" office:value="2344.5520774591">
            <text:p>2344,5520774591</text:p>
          </table:table-cell>
          <table:table-cell office:value-type="float" office:value="2428.7867830127">
            <text:p>2428,7867830127</text:p>
          </table:table-cell>
          <table:table-cell office:value-type="float" office:value="2495.035449749">
            <text:p>2495,035449749</text:p>
          </table:table-cell>
          <table:table-cell office:value-type="float" office:value="2457.7870530229">
            <text:p>2457,7870530229</text:p>
          </table:table-cell>
          <table:table-cell office:value-type="float" office:value="2530.3399556637">
            <text:p>2530,3399556637</text:p>
          </table:table-cell>
          <table:table-cell office:value-type="float" office:value="2544.3980961227">
            <text:p>2544,3980961227</text:p>
          </table:table-cell>
          <table:table-cell office:value-type="float" office:value="2624.3799546135">
            <text:p>2624,3799546135</text:p>
          </table:table-cell>
          <table:table-cell office:value-type="float" office:value="2687.3684493068">
            <text:p>2687,3684493068</text:p>
          </table:table-cell>
          <table:table-cell office:value-type="float" office:value="2733.4366271856">
            <text:p>2733,4366271856</text:p>
          </table:table-cell>
          <table:table-cell office:value-type="float" office:value="2666.1662708364">
            <text:p>2666,1662708364</text:p>
          </table:table-cell>
          <table:table-cell office:value-type="float" office:value="2685.533455799">
            <text:p>2685,533455799</text:p>
          </table:table-cell>
          <table:table-cell office:value-type="float" office:value="2771.7021956747">
            <text:p>2771,7021956747</text:p>
          </table:table-cell>
          <table:table-cell office:value-type="float" office:value="2721.4138636949">
            <text:p>2721,4138636949</text:p>
          </table:table-cell>
          <table:table-cell office:value-type="float" office:value="2721.6132260922">
            <text:p>2721,6132260922</text:p>
          </table:table-cell>
          <table:table-cell office:value-type="float" office:value="2747.9670880757">
            <text:p>2747,9670880757</text:p>
          </table:table-cell>
          <table:table-cell office:value-type="float" office:value="2771.9237371914">
            <text:p>2771,9237371914</text:p>
          </table:table-cell>
          <table:table-cell office:value-type="float" office:value="2851.3220722774">
            <text:p>2851,3220722774</text:p>
          </table:table-cell>
          <table:table-cell office:value-type="float" office:value="2879.7677013992">
            <text:p>2879,7677013992</text:p>
          </table:table-cell>
          <table:table-cell office:value-type="float" office:value="2912.9771752569">
            <text:p>2912,9771752569</text:p>
          </table:table-cell>
          <table:table-cell office:value-type="float" office:value="2911.0215264462">
            <text:p>2911,0215264462</text:p>
          </table:table-cell>
          <table:table-cell office:value-type="float" office:value="2928.088348759">
            <text:p>2928,088348759</text:p>
          </table:table-cell>
          <table:table-cell office:value-type="float" office:value="2846.9291288883">
            <text:p>2846,9291288883</text:p>
          </table:table-cell>
          <table:table-cell office:value-type="float" office:value="2892.6515107847">
            <text:p>2892,6515107847</text:p>
          </table:table-cell>
          <table:table-cell office:value-type="float" office:value="2970.8219343113">
            <text:p>2970,8219343113</text:p>
          </table:table-cell>
          <table:table-cell office:value-type="float" office:value="2986.3885533136">
            <text:p>2986,3885533136</text:p>
          </table:table-cell>
          <table:table-cell office:value-type="float" office:value="3030.6246238056">
            <text:p>3030,6246238056</text:p>
          </table:table-cell>
          <table:table-cell office:value-type="float" office:value="3109.2320739112">
            <text:p>3109,2320739112</text:p>
          </table:table-cell>
          <table:table-cell office:value-type="float" office:value="3175.4142013829">
            <text:p>3175,4142013829</text:p>
          </table:table-cell>
          <table:table-cell office:value-type="float" office:value="3200.5550621294">
            <text:p>3200,555062129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04.7106880029">
            <text:p>304,7106880029</text:p>
          </table:table-cell>
          <table:table-cell office:value-type="float" office:value="315.3937503613">
            <text:p>315,3937503613</text:p>
          </table:table-cell>
          <table:table-cell office:value-type="float" office:value="321.5984213933">
            <text:p>321,5984213933</text:p>
          </table:table-cell>
          <table:table-cell office:value-type="float" office:value="340.9316661062">
            <text:p>340,9316661062</text:p>
          </table:table-cell>
          <table:table-cell office:value-type="float" office:value="357.5428215506">
            <text:p>357,5428215506</text:p>
          </table:table-cell>
          <table:table-cell office:value-type="float" office:value="384.7543324719">
            <text:p>384,7543324719</text:p>
          </table:table-cell>
          <table:table-cell office:value-type="float" office:value="396.5351301802">
            <text:p>396,5351301802</text:p>
          </table:table-cell>
          <table:table-cell office:value-type="float" office:value="407.033286806">
            <text:p>407,033286806</text:p>
          </table:table-cell>
          <table:table-cell office:value-type="float" office:value="424.9650605395">
            <text:p>424,9650605395</text:p>
          </table:table-cell>
          <table:table-cell office:value-type="float" office:value="436.4766759224">
            <text:p>436,4766759224</text:p>
          </table:table-cell>
          <table:table-cell office:value-type="float" office:value="473.0774125754">
            <text:p>473,0774125754</text:p>
          </table:table-cell>
          <table:table-cell office:value-type="float" office:value="462.581075545">
            <text:p>462,581075545</text:p>
          </table:table-cell>
          <table:table-cell office:value-type="float" office:value="453.7905643593">
            <text:p>453,7905643593</text:p>
          </table:table-cell>
          <table:table-cell office:value-type="float" office:value="472.5862305874">
            <text:p>472,5862305874</text:p>
          </table:table-cell>
          <table:table-cell office:value-type="float" office:value="475.6537728284">
            <text:p>475,6537728284</text:p>
          </table:table-cell>
          <table:table-cell office:value-type="float" office:value="481.4574611068">
            <text:p>481,4574611068</text:p>
          </table:table-cell>
          <table:table-cell office:value-type="float" office:value="491.3813582043">
            <text:p>491,3813582043</text:p>
          </table:table-cell>
          <table:table-cell office:value-type="float" office:value="495.42293218">
            <text:p>495,42293218</text:p>
          </table:table-cell>
          <table:table-cell office:value-type="float" office:value="518.8517309331">
            <text:p>518,8517309331</text:p>
          </table:table-cell>
          <table:table-cell office:value-type="float" office:value="521.4487438129">
            <text:p>521,4487438129</text:p>
          </table:table-cell>
          <table:table-cell office:value-type="float" office:value="556.3106202082">
            <text:p>556,3106202082</text:p>
          </table:table-cell>
          <table:table-cell office:value-type="float" office:value="580.816735082">
            <text:p>580,816735082</text:p>
          </table:table-cell>
          <table:table-cell office:value-type="float" office:value="598.4031238117">
            <text:p>598,4031238117</text:p>
          </table:table-cell>
          <table:table-cell office:value-type="float" office:value="617.8500188036">
            <text:p>617,8500188036</text:p>
          </table:table-cell>
          <table:table-cell office:value-type="float" office:value="627.8199622968">
            <text:p>627,8199622968</text:p>
          </table:table-cell>
          <table:table-cell office:value-type="float" office:value="653.5798208272">
            <text:p>653,5798208272</text:p>
          </table:table-cell>
          <table:table-cell office:value-type="float" office:value="667.4975846993">
            <text:p>667,4975846993</text:p>
          </table:table-cell>
          <table:table-cell office:value-type="float" office:value="688.2218727057">
            <text:p>688,2218727057</text:p>
          </table:table-cell>
          <table:table-cell office:value-type="float" office:value="717.9459813707">
            <text:p>717,9459813707</text:p>
          </table:table-cell>
          <table:table-cell office:value-type="float" office:value="731.1207260955">
            <text:p>731,1207260955</text:p>
          </table:table-cell>
          <table:table-cell office:value-type="float" office:value="741.8014498333">
            <text:p>741,8014498333</text:p>
          </table:table-cell>
          <table:table-cell office:value-type="float" office:value="757.8688632611">
            <text:p>757,8688632611</text:p>
          </table:table-cell>
          <table:table-cell office:value-type="float" office:value="794.6209856294">
            <text:p>794,6209856294</text:p>
          </table:table-cell>
          <table:table-cell office:value-type="float" office:value="787.7941116724">
            <text:p>787,7941116724</text:p>
          </table:table-cell>
          <table:table-cell office:value-type="float" office:value="796.6305686865">
            <text:p>796,6305686865</text:p>
          </table:table-cell>
          <table:table-cell office:value-type="float" office:value="815.3359379465">
            <text:p>815,3359379465</text:p>
          </table:table-cell>
          <table:table-cell office:value-type="float" office:value="833.7471026281">
            <text:p>833,7471026281</text:p>
          </table:table-cell>
          <table:table-cell office:value-type="float" office:value="821.6618180333">
            <text:p>821,6618180333</text:p>
          </table:table-cell>
          <table:table-cell office:value-type="float" office:value="822.4430367498">
            <text:p>822,4430367498</text:p>
          </table:table-cell>
          <table:table-cell office:value-type="float" office:value="832.6977922473">
            <text:p>832,6977922473</text:p>
          </table:table-cell>
          <table:table-cell office:value-type="float" office:value="848.631783053">
            <text:p>848,631783053</text:p>
          </table:table-cell>
          <table:table-cell office:value-type="float" office:value="846.6423730509">
            <text:p>846,6423730509</text:p>
          </table:table-cell>
          <table:table-cell office:value-type="float" office:value="855.4985498359">
            <text:p>855,4985498359</text:p>
          </table:table-cell>
          <table:table-cell office:value-type="float" office:value="878.4415196629">
            <text:p>878,4415196629</text:p>
          </table:table-cell>
          <table:table-cell office:value-type="float" office:value="923.923303987">
            <text:p>923,923303987</text:p>
          </table:table-cell>
          <table:table-cell office:value-type="float" office:value="974.5372982676">
            <text:p>974,5372982676</text:p>
          </table:table-cell>
          <table:table-cell office:value-type="float" office:value="1013.7653721823">
            <text:p>1013,7653721823</text:p>
          </table:table-cell>
          <table:table-cell office:value-type="float" office:value="1041.2893827158">
            <text:p>1041,2893827158</text:p>
          </table:table-cell>
          <table:table-cell office:value-type="float" office:value="1037.5751370942">
            <text:p>1037,5751370942</text:p>
          </table:table-cell>
          <table:table-cell office:value-type="float" office:value="1045.2079288187">
            <text:p>1045,2079288187</text:p>
          </table:table-cell>
          <table:table-cell office:value-type="float" office:value="1040.1422678764">
            <text:p>1040,1422678764</text:p>
          </table:table-cell>
          <table:table-cell office:value-type="float" office:value="1046.4935453695">
            <text:p>1046,4935453695</text:p>
          </table:table-cell>
          <table:table-cell office:value-type="float" office:value="1060.5013703754">
            <text:p>1060,5013703754</text:p>
          </table:table-cell>
          <table:table-cell office:value-type="float" office:value="1083.9670071884">
            <text:p>1083,9670071884</text:p>
          </table:table-cell>
          <table:table-cell office:value-type="float" office:value="1111.1959616682">
            <text:p>1111,1959616682</text:p>
          </table:table-cell>
          <table:table-cell office:value-type="float" office:value="1140.2062714905">
            <text:p>1140,2062714905</text:p>
          </table:table-cell>
          <table:table-cell office:value-type="float" office:value="1178.7981111199">
            <text:p>1178,79811111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1" office:value-type="string">
            <text:p>..</text:p>
          </table:table-cell>
          <table:table-cell office:value-type="float" office:value="11776.0792850295">
            <text:p>11776,0792850295</text:p>
          </table:table-cell>
          <table:table-cell office:value-type="float" office:value="10731.1422365827">
            <text:p>10731,1422365827</text:p>
          </table:table-cell>
          <table:table-cell office:value-type="float" office:value="9153.2078367431">
            <text:p>9153,2078367431</text:p>
          </table:table-cell>
          <table:table-cell office:value-type="float" office:value="9550.2309064402">
            <text:p>9550,2309064402</text:p>
          </table:table-cell>
          <table:table-cell office:value-type="float" office:value="10316.8074662626">
            <text:p>10316,8074662626</text:p>
          </table:table-cell>
          <table:table-cell office:value-type="float" office:value="11107.7650332883">
            <text:p>11107,7650332883</text:p>
          </table:table-cell>
          <table:table-cell office:value-type="float" office:value="11092.3768846473">
            <text:p>11092,3768846473</text:p>
          </table:table-cell>
          <table:table-cell office:value-type="float" office:value="11069.2932784187">
            <text:p>11069,2932784187</text:p>
          </table:table-cell>
          <table:table-cell office:value-type="float" office:value="10274.6502396269">
            <text:p>10274,6502396269</text:p>
          </table:table-cell>
          <table:table-cell office:value-type="float" office:value="9852.6289694232">
            <text:p>9852,6289694232</text:p>
          </table:table-cell>
          <table:table-cell office:value-type="float" office:value="10146.5887765776">
            <text:p>10146,5887765776</text:p>
          </table:table-cell>
          <table:table-cell office:value-type="float" office:value="10717.593066345">
            <text:p>10717,593066345</text:p>
          </table:table-cell>
          <table:table-cell office:value-type="float" office:value="9986.3711490324">
            <text:p>9986,3711490324</text:p>
          </table:table-cell>
          <table:table-cell office:value-type="float" office:value="10649.7755909604">
            <text:p>10649,7755909604</text:p>
          </table:table-cell>
          <table:table-cell office:value-type="float" office:value="10734.6181388712">
            <text:p>10734,6181388712</text:p>
          </table:table-cell>
          <table:table-cell office:value-type="float" office:value="10396.3637414051">
            <text:p>10396,3637414051</text:p>
          </table:table-cell>
          <table:table-cell office:value-type="float" office:value="10337.1900373412">
            <text:p>10337,1900373412</text:p>
          </table:table-cell>
          <table:table-cell office:value-type="float" office:value="9685.2147693163">
            <text:p>9685,2147693163</text:p>
          </table:table-cell>
          <table:table-cell office:value-type="float" office:value="8750.1167067636">
            <text:p>8750,1167067636</text:p>
          </table:table-cell>
          <table:table-cell office:value-type="float" office:value="8956.2823644358">
            <text:p>8956,2823644358</text:p>
          </table:table-cell>
          <table:table-cell office:value-type="float" office:value="9353.9886830117">
            <text:p>9353,9886830117</text:p>
          </table:table-cell>
          <table:table-cell office:value-type="float" office:value="9639.9121767705">
            <text:p>9639,9121767705</text:p>
          </table:table-cell>
          <table:table-cell office:value-type="float" office:value="9368.2174653532">
            <text:p>9368,2174653532</text:p>
          </table:table-cell>
          <table:table-cell office:value-type="float" office:value="9796.8704318849">
            <text:p>9796,8704318849</text:p>
          </table:table-cell>
          <table:table-cell office:value-type="float" office:value="10811.074223787">
            <text:p>10811,074223787</text:p>
          </table:table-cell>
          <table:table-cell office:value-type="float" office:value="10909.9048910255">
            <text:p>10909,90489102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119.3823768793">
            <text:p>2119,3823768793</text:p>
          </table:table-cell>
          <table:table-cell office:value-type="float" office:value="2282.2370229183">
            <text:p>2282,2370229183</text:p>
          </table:table-cell>
          <table:table-cell office:value-type="float" office:value="2397.795831011">
            <text:p>2397,795831011</text:p>
          </table:table-cell>
          <table:table-cell office:value-type="float" office:value="2525.963828161">
            <text:p>2525,963828161</text:p>
          </table:table-cell>
          <table:table-cell office:value-type="float" office:value="2560.5067320353">
            <text:p>2560,5067320353</text:p>
          </table:table-cell>
          <table:table-cell office:value-type="float" office:value="2713.5134496334">
            <text:p>2713,5134496334</text:p>
          </table:table-cell>
          <table:table-cell office:value-type="float" office:value="2834.7554706726">
            <text:p>2834,7554706726</text:p>
          </table:table-cell>
          <table:table-cell office:value-type="float" office:value="2988.9097472758">
            <text:p>2988,9097472758</text:p>
          </table:table-cell>
          <table:table-cell office:value-type="float" office:value="3106.3963023101">
            <text:p>3106,3963023101</text:p>
          </table:table-cell>
          <table:table-cell office:value-type="float" office:value="3273.2014907326">
            <text:p>3273,2014907326</text:p>
          </table:table-cell>
          <table:table-cell office:value-type="float" office:value="3402.3188761369">
            <text:p>3402,3188761369</text:p>
          </table:table-cell>
          <table:table-cell office:value-type="float" office:value="3624.9484191069">
            <text:p>3624,9484191069</text:p>
          </table:table-cell>
          <table:table-cell office:value-type="float" office:value="3685.6311570701">
            <text:p>3685,6311570701</text:p>
          </table:table-cell>
          <table:table-cell office:value-type="float" office:value="3776.647922353">
            <text:p>3776,647922353</text:p>
          </table:table-cell>
          <table:table-cell office:value-type="float" office:value="3764.6896810548">
            <text:p>3764,6896810548</text:p>
          </table:table-cell>
          <table:table-cell office:value-type="float" office:value="3729.0710309485">
            <text:p>3729,0710309485</text:p>
          </table:table-cell>
          <table:table-cell office:value-type="float" office:value="3693.2682264566">
            <text:p>3693,2682264566</text:p>
          </table:table-cell>
          <table:table-cell office:value-type="float" office:value="3639.3367714878">
            <text:p>3639,3367714878</text:p>
          </table:table-cell>
          <table:table-cell office:value-type="float" office:value="3896.8653989106">
            <text:p>3896,8653989106</text:p>
          </table:table-cell>
          <table:table-cell office:value-type="float" office:value="3973.9540459649">
            <text:p>3973,9540459649</text:p>
          </table:table-cell>
          <table:table-cell office:value-type="float" office:value="4386.7454115139">
            <text:p>4386,7454115139</text:p>
          </table:table-cell>
          <table:table-cell office:value-type="float" office:value="4678.3418316165">
            <text:p>4678,3418316165</text:p>
          </table:table-cell>
          <table:table-cell office:value-type="float" office:value="4815.0124855643">
            <text:p>4815,0124855643</text:p>
          </table:table-cell>
          <table:table-cell office:value-type="float" office:value="4494.5192862647">
            <text:p>4494,5192862647</text:p>
          </table:table-cell>
          <table:table-cell office:value-type="float" office:value="4513.2050540087">
            <text:p>4513,2050540087</text:p>
          </table:table-cell>
          <table:table-cell office:value-type="float" office:value="4631.9688980983">
            <text:p>4631,9688980983</text:p>
          </table:table-cell>
          <table:table-cell office:value-type="float" office:value="4692.9799901139">
            <text:p>4692,9799901139</text:p>
          </table:table-cell>
          <table:table-cell office:value-type="float" office:value="4509.1788427479">
            <text:p>4509,1788427479</text:p>
          </table:table-cell>
          <table:table-cell office:value-type="float" office:value="3822.9360019814">
            <text:p>3822,9360019814</text:p>
          </table:table-cell>
          <table:table-cell office:value-type="float" office:value="3801.0216469428">
            <text:p>3801,0216469428</text:p>
          </table:table-cell>
          <table:table-cell office:value-type="float" office:value="4023.2004852589">
            <text:p>4023,2004852589</text:p>
          </table:table-cell>
          <table:table-cell office:value-type="float" office:value="4311.1224725397">
            <text:p>4311,1224725397</text:p>
          </table:table-cell>
          <table:table-cell office:value-type="float" office:value="4569.0286278582">
            <text:p>4569,0286278582</text:p>
          </table:table-cell>
          <table:table-cell office:value-type="float" office:value="4720.0440630052">
            <text:p>4720,0440630052</text:p>
          </table:table-cell>
          <table:table-cell office:value-type="float" office:value="4755.9338652038">
            <text:p>4755,9338652038</text:p>
          </table:table-cell>
          <table:table-cell office:value-type="float" office:value="4741.1287143886">
            <text:p>4741,1287143886</text:p>
          </table:table-cell>
          <table:table-cell office:value-type="float" office:value="4834.6491128434">
            <text:p>4834,6491128434</text:p>
          </table:table-cell>
          <table:table-cell office:value-type="float" office:value="5043.1404913628">
            <text:p>5043,1404913628</text:p>
          </table:table-cell>
          <table:table-cell office:value-type="float" office:value="5304.8540231416">
            <text:p>5304,8540231416</text:p>
          </table:table-cell>
          <table:table-cell office:value-type="float" office:value="5403.4326090965">
            <text:p>5403,4326090965</text:p>
          </table:table-cell>
          <table:table-cell office:value-type="float" office:value="5441.8212882322">
            <text:p>5441,8212882322</text:p>
          </table:table-cell>
          <table:table-cell office:value-type="float" office:value="5367.9625259526">
            <text:p>5367,9625259526</text:p>
          </table:table-cell>
          <table:table-cell office:value-type="float" office:value="5383.8020113315">
            <text:p>5383,8020113315</text:p>
          </table:table-cell>
          <table:table-cell office:value-type="float" office:value="5505.4857907032">
            <text:p>5505,4857907032</text:p>
          </table:table-cell>
          <table:table-cell office:value-type="float" office:value="5810.3163779531">
            <text:p>5810,3163779531</text:p>
          </table:table-cell>
          <table:table-cell office:value-type="float" office:value="6114.2212054456">
            <text:p>6114,2212054456</text:p>
          </table:table-cell>
          <table:table-cell office:value-type="float" office:value="6522.9181297661">
            <text:p>6522,9181297661</text:p>
          </table:table-cell>
          <table:table-cell office:value-type="float" office:value="7173.704151482">
            <text:p>7173,704151482</text:p>
          </table:table-cell>
          <table:table-cell office:value-type="float" office:value="7653.0747473895">
            <text:p>7653,0747473895</text:p>
          </table:table-cell>
          <table:table-cell office:value-type="float" office:value="7638.2910405939">
            <text:p>7638,2910405939</text:p>
          </table:table-cell>
          <table:table-cell office:value-type="float" office:value="7937.2599309073">
            <text:p>7937,2599309073</text:p>
          </table:table-cell>
          <table:table-cell office:value-type="float" office:value="8719.9738630952">
            <text:p>8719,9738630952</text:p>
          </table:table-cell>
          <table:table-cell office:value-type="float" office:value="9360.33625598">
            <text:p>9360,33625598</text:p>
          </table:table-cell>
          <table:table-cell office:value-type="float" office:value="9810.0109453047">
            <text:p>9810,0109453047</text:p>
          </table:table-cell>
          <table:table-cell office:value-type="float" office:value="10229.2269017896">
            <text:p>10229,2269017896</text:p>
          </table:table-cell>
          <table:table-cell office:value-type="float" office:value="10642.3020457891">
            <text:p>10642,3020457891</text:p>
          </table:table-cell>
          <table:table-cell office:value-type="float" office:value="10982.3730512324">
            <text:p>10982,373051232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135.8914370671">
            <text:p>1135,8914370671</text:p>
          </table:table-cell>
          <table:table-cell office:value-type="float" office:value="1181.8442992656">
            <text:p>1181,8442992656</text:p>
          </table:table-cell>
          <table:table-cell office:value-type="float" office:value="1231.5248010277">
            <text:p>1231,5248010277</text:p>
          </table:table-cell>
          <table:table-cell office:value-type="float" office:value="1254.9490020336">
            <text:p>1254,9490020336</text:p>
          </table:table-cell>
          <table:table-cell office:value-type="float" office:value="1333.188753107">
            <text:p>1333,188753107</text:p>
          </table:table-cell>
          <table:table-cell office:value-type="float" office:value="1437.3054692482">
            <text:p>1437,3054692482</text:p>
          </table:table-cell>
          <table:table-cell office:value-type="float" office:value="1485.7185724732">
            <text:p>1485,7185724732</text:p>
          </table:table-cell>
          <table:table-cell office:value-type="float" office:value="1509.3568085254">
            <text:p>1509,3568085254</text:p>
          </table:table-cell>
          <table:table-cell office:value-type="float" office:value="1536.744186638">
            <text:p>1536,744186638</text:p>
          </table:table-cell>
          <table:table-cell office:value-type="float" office:value="1622.7349761664">
            <text:p>1622,7349761664</text:p>
          </table:table-cell>
          <table:table-cell office:value-type="float" office:value="1753.825770808">
            <text:p>1753,825770808</text:p>
          </table:table-cell>
          <table:table-cell office:value-type="float" office:value="1817.4639471473">
            <text:p>1817,4639471473</text:p>
          </table:table-cell>
          <table:table-cell office:value-type="float" office:value="1871.508065669">
            <text:p>1871,508065669</text:p>
          </table:table-cell>
          <table:table-cell office:value-type="float" office:value="1942.7732481001">
            <text:p>1942,7732481001</text:p>
          </table:table-cell>
          <table:table-cell office:value-type="float" office:value="1941.7981850938">
            <text:p>1941,7981850938</text:p>
          </table:table-cell>
          <table:table-cell office:value-type="float" office:value="1873.9472214502">
            <text:p>1873,9472214502</text:p>
          </table:table-cell>
          <table:table-cell office:value-type="float" office:value="1761.974545983">
            <text:p>1761,974545983</text:p>
          </table:table-cell>
          <table:table-cell office:value-type="float" office:value="1728.5670917121">
            <text:p>1728,5670917121</text:p>
          </table:table-cell>
          <table:table-cell office:value-type="float" office:value="1825.0962274971">
            <text:p>1825,0962274971</text:p>
          </table:table-cell>
          <table:table-cell office:value-type="float" office:value="1807.4533255085">
            <text:p>1807,4533255085</text:p>
          </table:table-cell>
          <table:table-cell office:value-type="float" office:value="1717.1312380089">
            <text:p>1717,1312380089</text:p>
          </table:table-cell>
          <table:table-cell office:value-type="float" office:value="1665.0495843776">
            <text:p>1665,0495843776</text:p>
          </table:table-cell>
          <table:table-cell office:value-type="float" office:value="1624.6832211498">
            <text:p>1624,6832211498</text:p>
          </table:table-cell>
          <table:table-cell office:value-type="float" office:value="1630.944601927">
            <text:p>1630,944601927</text:p>
          </table:table-cell>
          <table:table-cell office:value-type="float" office:value="1581.1488559974">
            <text:p>1581,1488559974</text:p>
          </table:table-cell>
          <table:table-cell office:value-type="float" office:value="1600.7697450897">
            <text:p>1600,7697450897</text:p>
          </table:table-cell>
          <table:table-cell office:value-type="float" office:value="1632.3904116277">
            <text:p>1632,3904116277</text:p>
          </table:table-cell>
          <table:table-cell office:value-type="float" office:value="1634.8748592052">
            <text:p>1634,8748592052</text:p>
          </table:table-cell>
          <table:table-cell office:value-type="float" office:value="1640.1676289658">
            <text:p>1640,1676289658</text:p>
          </table:table-cell>
          <table:table-cell office:value-type="float" office:value="1576.5452125512">
            <text:p>1576,5452125512</text:p>
          </table:table-cell>
          <table:table-cell office:value-type="float" office:value="1490.9799983082">
            <text:p>1490,9799983082</text:p>
          </table:table-cell>
          <table:table-cell office:value-type="float" office:value="1592.7208802373">
            <text:p>1592,7208802373</text:p>
          </table:table-cell>
          <table:table-cell office:value-type="float" office:value="1768.3155179584">
            <text:p>1768,3155179584</text:p>
          </table:table-cell>
          <table:table-cell office:value-type="float" office:value="2038.2178517371">
            <text:p>2038,2178517371</text:p>
          </table:table-cell>
          <table:table-cell office:value-type="float" office:value="2105.2699217229">
            <text:p>2105,2699217229</text:p>
          </table:table-cell>
          <table:table-cell office:value-type="float" office:value="1984.0994641319">
            <text:p>1984,0994641319</text:p>
          </table:table-cell>
          <table:table-cell office:value-type="float" office:value="2082.9985012525">
            <text:p>2082,9985012525</text:p>
          </table:table-cell>
          <table:table-cell office:value-type="float" office:value="1950.2303809771">
            <text:p>1950,2303809771</text:p>
          </table:table-cell>
          <table:table-cell office:value-type="float" office:value="1828.3911918065">
            <text:p>1828,3911918065</text:p>
          </table:table-cell>
          <table:table-cell office:value-type="float" office:value="1814.5463591357">
            <text:p>1814,5463591357</text:p>
          </table:table-cell>
          <table:table-cell office:value-type="float" office:value="1724.2704596018">
            <text:p>1724,2704596018</text:p>
          </table:table-cell>
          <table:table-cell office:value-type="float" office:value="1678.8154589907">
            <text:p>1678,8154589907</text:p>
          </table:table-cell>
          <table:table-cell office:value-type="float" office:value="1634.3567433516">
            <text:p>1634,3567433516</text:p>
          </table:table-cell>
          <table:table-cell office:value-type="float" office:value="1628.4994708317">
            <text:p>1628,4994708317</text:p>
          </table:table-cell>
          <table:table-cell office:value-type="float" office:value="1631.8744301509">
            <text:p>1631,8744301509</text:p>
          </table:table-cell>
          <table:table-cell office:value-type="float" office:value="1693.313182601">
            <text:p>1693,313182601</text:p>
          </table:table-cell>
          <table:table-cell office:value-type="float" office:value="1690.5196893677">
            <text:p>1690,5196893677</text:p>
          </table:table-cell>
          <table:table-cell office:value-type="float" office:value="1833.4571528287">
            <text:p>1833,4571528287</text:p>
          </table:table-cell>
          <table:table-cell office:value-type="float" office:value="1785.1652668124">
            <text:p>1785,1652668124</text:p>
          </table:table-cell>
          <table:table-cell office:value-type="float" office:value="1862.5625322742">
            <text:p>1862,5625322742</text:p>
          </table:table-cell>
          <table:table-cell office:value-type="float" office:value="2004.8181117509">
            <text:p>2004,8181117509</text:p>
          </table:table-cell>
          <table:table-cell office:value-type="float" office:value="1982.0941069623">
            <text:p>1982,0941069623</text:p>
          </table:table-cell>
          <table:table-cell office:value-type="float" office:value="2029.307529599">
            <text:p>2029,307529599</text:p>
          </table:table-cell>
          <table:table-cell office:value-type="float" office:value="2061.9637856343">
            <text:p>2061,9637856343</text:p>
          </table:table-cell>
          <table:table-cell office:value-type="float" office:value="2271.483179132">
            <text:p>2271,483179132</text:p>
          </table:table-cell>
          <table:table-cell office:value-type="float" office:value="2428.7839936803">
            <text:p>2428,7839936803</text:p>
          </table:table-cell>
          <table:table-cell office:value-type="float" office:value="2436.1800593265">
            <text:p>2436,18005932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25.5165988287">
            <text:p>1025,5165988287</text:p>
          </table:table-cell>
          <table:table-cell office:value-type="float" office:value="1067.9640759768">
            <text:p>1067,9640759768</text:p>
          </table:table-cell>
          <table:table-cell office:value-type="float" office:value="1074.597587275">
            <text:p>1074,597587275</text:p>
          </table:table-cell>
          <table:table-cell office:value-type="float" office:value="1095.9334393389">
            <text:p>1095,9334393389</text:p>
          </table:table-cell>
          <table:table-cell office:value-type="float" office:value="1112.289447745">
            <text:p>1112,289447745</text:p>
          </table:table-cell>
          <table:table-cell office:value-type="float" office:value="1150.0169268592">
            <text:p>1150,0169268592</text:p>
          </table:table-cell>
          <table:table-cell office:value-type="float" office:value="1142.1325816749">
            <text:p>1142,1325816749</text:p>
          </table:table-cell>
          <table:table-cell office:value-type="float" office:value="1213.860673134">
            <text:p>1213,860673134</text:p>
          </table:table-cell>
          <table:table-cell office:value-type="float" office:value="1235.7183491018">
            <text:p>1235,7183491018</text:p>
          </table:table-cell>
          <table:table-cell office:value-type="float" office:value="1260.7416221191">
            <text:p>1260,7416221191</text:p>
          </table:table-cell>
          <table:table-cell office:value-type="float" office:value="1297.6552386528">
            <text:p>1297,6552386528</text:p>
          </table:table-cell>
          <table:table-cell office:value-type="float" office:value="1336.4344092914">
            <text:p>1336,4344092914</text:p>
          </table:table-cell>
          <table:table-cell office:value-type="float" office:value="1391.3727868716">
            <text:p>1391,3727868716</text:p>
          </table:table-cell>
          <table:table-cell office:value-type="float" office:value="1457.9754205065">
            <text:p>1457,9754205065</text:p>
          </table:table-cell>
          <table:table-cell office:value-type="float" office:value="1542.791099173">
            <text:p>1542,791099173</text:p>
          </table:table-cell>
          <table:table-cell office:value-type="float" office:value="1608.6764770981">
            <text:p>1608,6764770981</text:p>
          </table:table-cell>
          <table:table-cell office:value-type="float" office:value="1687.0574717438">
            <text:p>1687,0574717438</text:p>
          </table:table-cell>
          <table:table-cell office:value-type="float" office:value="1833.6825183466">
            <text:p>1833,6825183466</text:p>
          </table:table-cell>
          <table:table-cell office:value-type="float" office:value="2001.4404147861">
            <text:p>2001,4404147861</text:p>
          </table:table-cell>
          <table:table-cell office:value-type="float" office:value="2179.7783654209">
            <text:p>2179,7783654209</text:p>
          </table:table-cell>
          <table:table-cell office:value-type="float" office:value="2369.1226359036">
            <text:p>2369,1226359036</text:p>
          </table:table-cell>
          <table:table-cell office:value-type="float" office:value="2514.5758790782">
            <text:p>2514,5758790782</text:p>
          </table:table-cell>
          <table:table-cell office:value-type="float" office:value="2409.2749589442">
            <text:p>2409,2749589442</text:p>
          </table:table-cell>
          <table:table-cell office:value-type="float" office:value="2269.1933247353">
            <text:p>2269,1933247353</text:p>
          </table:table-cell>
          <table:table-cell office:value-type="float" office:value="2266.4320094264">
            <text:p>2266,4320094264</text:p>
          </table:table-cell>
          <table:table-cell office:value-type="float" office:value="2301.8005567563">
            <text:p>2301,8005567563</text:p>
          </table:table-cell>
          <table:table-cell office:value-type="float" office:value="2348.3288031666">
            <text:p>2348,3288031666</text:p>
          </table:table-cell>
          <table:table-cell office:value-type="float" office:value="2456.3751569217">
            <text:p>2456,3751569217</text:p>
          </table:table-cell>
          <table:table-cell office:value-type="float" office:value="2530.7509085092">
            <text:p>2530,7509085092</text:p>
          </table:table-cell>
          <table:table-cell office:value-type="float" office:value="2634.0027279643">
            <text:p>2634,0027279643</text:p>
          </table:table-cell>
          <table:table-cell office:value-type="float" office:value="2671.1240994979">
            <text:p>2671,1240994979</text:p>
          </table:table-cell>
          <table:table-cell office:value-type="float" office:value="2694.320704308">
            <text:p>2694,320704308</text:p>
          </table:table-cell>
          <table:table-cell office:value-type="float" office:value="2672.449721779">
            <text:p>2672,449721779</text:p>
          </table:table-cell>
          <table:table-cell office:value-type="float" office:value="2736.9675221221">
            <text:p>2736,9675221221</text:p>
          </table:table-cell>
          <table:table-cell office:value-type="float" office:value="2814.7661998996">
            <text:p>2814,7661998996</text:p>
          </table:table-cell>
          <table:table-cell office:value-type="float" office:value="2937.5763751366">
            <text:p>2937,5763751366</text:p>
          </table:table-cell>
          <table:table-cell office:value-type="float" office:value="2916.5167455231">
            <text:p>2916,5167455231</text:p>
          </table:table-cell>
          <table:table-cell office:value-type="float" office:value="2973.3144669135">
            <text:p>2973,3144669135</text:p>
          </table:table-cell>
          <table:table-cell office:value-type="float" office:value="2911.6331279718">
            <text:p>2911,6331279718</text:p>
          </table:table-cell>
          <table:table-cell office:value-type="float" office:value="2812.382828041">
            <text:p>2812,382828041</text:p>
          </table:table-cell>
          <table:table-cell office:value-type="float" office:value="2692.5049443033">
            <text:p>2692,5049443033</text:p>
          </table:table-cell>
          <table:table-cell office:value-type="float" office:value="2618.7252834588">
            <text:p>2618,7252834588</text:p>
          </table:table-cell>
          <table:table-cell office:value-type="float" office:value="2569.6918472302">
            <text:p>2569,6918472302</text:p>
          </table:table-cell>
          <table:table-cell office:value-type="float" office:value="2633.2356077224">
            <text:p>2633,2356077224</text:p>
          </table:table-cell>
          <table:table-cell office:value-type="float" office:value="2694.0594927443">
            <text:p>2694,0594927443</text:p>
          </table:table-cell>
          <table:table-cell office:value-type="float" office:value="2707.9746713905">
            <text:p>2707,9746713905</text:p>
          </table:table-cell>
          <table:table-cell office:value-type="float" office:value="2796.0314897484">
            <text:p>2796,0314897484</text:p>
          </table:table-cell>
          <table:table-cell office:value-type="float" office:value="2906.4356993395">
            <text:p>2906,4356993395</text:p>
          </table:table-cell>
          <table:table-cell office:value-type="float" office:value="3049.8739766082">
            <text:p>3049,8739766082</text:p>
          </table:table-cell>
          <table:table-cell office:value-type="float" office:value="2890.3434718968">
            <text:p>2890,3434718968</text:p>
          </table:table-cell>
          <table:table-cell office:value-type="float" office:value="3225.5917537364">
            <text:p>3225,5917537364</text:p>
          </table:table-cell>
          <table:table-cell office:value-type="float" office:value="3320.7905503012">
            <text:p>3320,7905503012</text:p>
          </table:table-cell>
          <table:table-cell office:value-type="float" office:value="3235.7231414084">
            <text:p>3235,7231414084</text:p>
          </table:table-cell>
          <table:table-cell office:value-type="float" office:value="3640.5220242674">
            <text:p>3640,5220242674</text:p>
          </table:table-cell>
          <table:table-cell office:value-type="float" office:value="3761.9118467588">
            <text:p>3761,9118467588</text:p>
          </table:table-cell>
          <table:table-cell office:value-type="float" office:value="3822.8629184932">
            <text:p>3822,8629184932</text:p>
          </table:table-cell>
          <table:table-cell office:value-type="float" office:value="3925.5633560461">
            <text:p>3925,56335604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684.2395809907">
            <text:p>2684,2395809907</text:p>
          </table:table-cell>
          <table:table-cell office:value-type="float" office:value="2801.0731617995">
            <text:p>2801,0731617995</text:p>
          </table:table-cell>
          <table:table-cell office:value-type="float" office:value="2995.2298537143">
            <text:p>2995,2298537143</text:p>
          </table:table-cell>
          <table:table-cell office:value-type="float" office:value="3036.2484840588">
            <text:p>3036,2484840588</text:p>
          </table:table-cell>
          <table:table-cell office:value-type="float" office:value="3143.4421325005">
            <text:p>3143,4421325005</text:p>
          </table:table-cell>
          <table:table-cell office:value-type="float" office:value="3226.7214264196">
            <text:p>3226,7214264196</text:p>
          </table:table-cell>
          <table:table-cell office:value-type="float" office:value="3394.9850871703">
            <text:p>3394,9850871703</text:p>
          </table:table-cell>
          <table:table-cell office:value-type="float" office:value="3427.9590222808">
            <text:p>3427,9590222808</text:p>
          </table:table-cell>
          <table:table-cell office:value-type="float" office:value="3338.7814702316">
            <text:p>3338,7814702316</text:p>
          </table:table-cell>
          <table:table-cell office:value-type="float" office:value="3362.1157619573">
            <text:p>3362,1157619573</text:p>
          </table:table-cell>
          <table:table-cell office:value-type="float" office:value="3381.8640194566">
            <text:p>3381,8640194566</text:p>
          </table:table-cell>
          <table:table-cell office:value-type="float" office:value="3443.3503269993">
            <text:p>3443,3503269993</text:p>
          </table:table-cell>
          <table:table-cell office:value-type="float" office:value="3469.8822308116">
            <text:p>3469,8822308116</text:p>
          </table:table-cell>
          <table:table-cell office:value-type="float" office:value="3591.9238386406">
            <text:p>3591,9238386406</text:p>
          </table:table-cell>
          <table:table-cell office:value-type="float" office:value="3827.057492442">
            <text:p>3827,057492442</text:p>
          </table:table-cell>
          <table:table-cell office:value-type="float" office:value="3887.5755172436">
            <text:p>3887,5755172436</text:p>
          </table:table-cell>
          <table:table-cell office:value-type="float" office:value="3840.4570673649">
            <text:p>3840,4570673649</text:p>
          </table:table-cell>
          <table:table-cell office:value-type="float" office:value="3752.7438576753">
            <text:p>3752,7438576753</text:p>
          </table:table-cell>
          <table:table-cell office:value-type="float" office:value="3558.364733448">
            <text:p>3558,364733448</text:p>
          </table:table-cell>
          <table:table-cell office:value-type="float" office:value="3609.0212540179">
            <text:p>3609,0212540179</text:p>
          </table:table-cell>
          <table:table-cell office:value-type="float" office:value="3727.843873358">
            <text:p>3727,843873358</text:p>
          </table:table-cell>
          <table:table-cell office:value-type="float" office:value="3838.9626684257">
            <text:p>3838,9626684257</text:p>
          </table:table-cell>
          <table:table-cell office:value-type="float" office:value="3739.3728696409">
            <text:p>3739,3728696409</text:p>
          </table:table-cell>
          <table:table-cell office:value-type="float" office:value="3272.1308626839">
            <text:p>3272,1308626839</text:p>
          </table:table-cell>
          <table:table-cell office:value-type="float" office:value="3312.2499639025">
            <text:p>3312,2499639025</text:p>
          </table:table-cell>
          <table:table-cell office:value-type="float" office:value="3303.4877169947">
            <text:p>3303,4877169947</text:p>
          </table:table-cell>
          <table:table-cell office:value-type="float" office:value="3533.2888688519">
            <text:p>3533,2888688519</text:p>
          </table:table-cell>
          <table:table-cell office:value-type="float" office:value="3790.6027153899">
            <text:p>3790,6027153899</text:p>
          </table:table-cell>
          <table:table-cell office:value-type="float" office:value="3357.5025415329">
            <text:p>3357,5025415329</text:p>
          </table:table-cell>
          <table:table-cell office:value-type="float" office:value="2880.8910085067">
            <text:p>2880,8910085067</text:p>
          </table:table-cell>
          <table:table-cell office:value-type="float" office:value="2679.9347930585">
            <text:p>2679,9347930585</text:p>
          </table:table-cell>
          <table:table-cell office:value-type="float" office:value="2683.2926713903">
            <text:p>2683,2926713903</text:p>
          </table:table-cell>
          <table:table-cell office:value-type="float" office:value="2615.5088860008">
            <text:p>2615,5088860008</text:p>
          </table:table-cell>
          <table:table-cell office:value-type="float" office:value="2699.5625367609">
            <text:p>2699,5625367609</text:p>
          </table:table-cell>
          <table:table-cell office:value-type="float" office:value="2975.980553486">
            <text:p>2975,980553486</text:p>
          </table:table-cell>
          <table:table-cell office:value-type="float" office:value="3140.7721892451">
            <text:p>3140,7721892451</text:p>
          </table:table-cell>
          <table:table-cell office:value-type="float" office:value="3175.5356197658">
            <text:p>3175,5356197658</text:p>
          </table:table-cell>
          <table:table-cell office:value-type="float" office:value="3328.5954748402">
            <text:p>3328,5954748402</text:p>
          </table:table-cell>
          <table:table-cell office:value-type="float" office:value="3266.5732647618">
            <text:p>3266,5732647618</text:p>
          </table:table-cell>
          <table:table-cell office:value-type="float" office:value="3268.5109643701">
            <text:p>3268,5109643701</text:p>
          </table:table-cell>
          <table:table-cell office:value-type="float" office:value="3310.7799931643">
            <text:p>3310,7799931643</text:p>
          </table:table-cell>
          <table:table-cell office:value-type="float" office:value="3287.2857755461">
            <text:p>3287,2857755461</text:p>
          </table:table-cell>
          <table:table-cell office:value-type="float" office:value="3422.238348507">
            <text:p>3422,238348507</text:p>
          </table:table-cell>
          <table:table-cell office:value-type="float" office:value="3520.2753216078">
            <text:p>3520,2753216078</text:p>
          </table:table-cell>
          <table:table-cell office:value-type="float" office:value="3649.3720481147">
            <text:p>3649,3720481147</text:p>
          </table:table-cell>
          <table:table-cell office:value-type="float" office:value="3831.3648507771">
            <text:p>3831,3648507771</text:p>
          </table:table-cell>
          <table:table-cell office:value-type="float" office:value="4069.7770980411">
            <text:p>4069,7770980411</text:p>
          </table:table-cell>
          <table:table-cell office:value-type="float" office:value="4362.9489916322">
            <text:p>4362,9489916322</text:p>
          </table:table-cell>
          <table:table-cell office:value-type="float" office:value="4703.0799281636">
            <text:p>4703,0799281636</text:p>
          </table:table-cell>
          <table:table-cell office:value-type="float" office:value="4695.6751665672">
            <text:p>4695,6751665672</text:p>
          </table:table-cell>
          <table:table-cell office:value-type="float" office:value="5022.4931909637">
            <text:p>5022,4931909637</text:p>
          </table:table-cell>
          <table:table-cell office:value-type="float" office:value="5270.9487467432">
            <text:p>5270,9487467432</text:p>
          </table:table-cell>
          <table:table-cell office:value-type="float" office:value="5520.5591669597">
            <text:p>5520,5591669597</text:p>
          </table:table-cell>
          <table:table-cell office:value-type="float" office:value="5765.8871375688">
            <text:p>5765,8871375688</text:p>
          </table:table-cell>
          <table:table-cell office:value-type="float" office:value="5823.9643413918">
            <text:p>5823,9643413918</text:p>
          </table:table-cell>
          <table:table-cell office:value-type="float" office:value="5936.0178396787">
            <text:p>5936,0178396787</text:p>
          </table:table-cell>
          <table:table-cell office:value-type="float" office:value="6089.4034682758">
            <text:p>6089,40346827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59.3347010861">
            <text:p>1059,3347010861</text:p>
          </table:table-cell>
          <table:table-cell office:value-type="float" office:value="1082.1109440168">
            <text:p>1082,1109440168</text:p>
          </table:table-cell>
          <table:table-cell office:value-type="float" office:value="1096.7537244585">
            <text:p>1096,7537244585</text:p>
          </table:table-cell>
          <table:table-cell office:value-type="float" office:value="1136.3324109664">
            <text:p>1136,3324109664</text:p>
          </table:table-cell>
          <table:table-cell office:value-type="float" office:value="1138.3840569691">
            <text:p>1138,3840569691</text:p>
          </table:table-cell>
          <table:table-cell office:value-type="float" office:value="1161.4629992079">
            <text:p>1161,4629992079</text:p>
          </table:table-cell>
          <table:table-cell office:value-type="float" office:value="1176.5744302333">
            <text:p>1176,5744302333</text:p>
          </table:table-cell>
          <table:table-cell office:value-type="float" office:value="1203.0130338702">
            <text:p>1203,0130338702</text:p>
          </table:table-cell>
          <table:table-cell office:value-type="float" office:value="1226.2556269344">
            <text:p>1226,2556269344</text:p>
          </table:table-cell>
          <table:table-cell office:value-type="float" office:value="1246.8120947235">
            <text:p>1246,8120947235</text:p>
          </table:table-cell>
          <table:table-cell office:value-type="float" office:value="1256.9967942067">
            <text:p>1256,9967942067</text:p>
          </table:table-cell>
          <table:table-cell office:value-type="float" office:value="1287.6066295559">
            <text:p>1287,6066295559</text:p>
          </table:table-cell>
          <table:table-cell office:value-type="float" office:value="1319.2780229651">
            <text:p>1319,2780229651</text:p>
          </table:table-cell>
          <table:table-cell office:value-type="float" office:value="1396.4383166305">
            <text:p>1396,4383166305</text:p>
          </table:table-cell>
          <table:table-cell office:value-type="float" office:value="1405.6452158673">
            <text:p>1405,6452158673</text:p>
          </table:table-cell>
          <table:table-cell office:value-type="float" office:value="1442.7168123126">
            <text:p>1442,7168123126</text:p>
          </table:table-cell>
          <table:table-cell office:value-type="float" office:value="1526.6624961744">
            <text:p>1526,6624961744</text:p>
          </table:table-cell>
          <table:table-cell office:value-type="float" office:value="1568.2671289513">
            <text:p>1568,2671289513</text:p>
          </table:table-cell>
          <table:table-cell office:value-type="float" office:value="1604.6789867179">
            <text:p>1604,6789867179</text:p>
          </table:table-cell>
          <table:table-cell office:value-type="float" office:value="1649.3106810517">
            <text:p>1649,3106810517</text:p>
          </table:table-cell>
          <table:table-cell office:value-type="float" office:value="1687.2888610068">
            <text:p>1687,2888610068</text:p>
          </table:table-cell>
          <table:table-cell office:value-type="float" office:value="1697.8146515183">
            <text:p>1697,8146515183</text:p>
          </table:table-cell>
          <table:table-cell office:value-type="float" office:value="1711.7270411471">
            <text:p>1711,7270411471</text:p>
          </table:table-cell>
          <table:table-cell office:value-type="float" office:value="1696.8254019571">
            <text:p>1696,8254019571</text:p>
          </table:table-cell>
          <table:table-cell office:value-type="float" office:value="1530.3537544704">
            <text:p>1530,3537544704</text:p>
          </table:table-cell>
          <table:table-cell office:value-type="float" office:value="1380.6818984065">
            <text:p>1380,6818984065</text:p>
          </table:table-cell>
          <table:table-cell office:value-type="float" office:value="1389.977244019">
            <text:p>1389,977244019</text:p>
          </table:table-cell>
          <table:table-cell office:value-type="float" office:value="1411.727368053">
            <text:p>1411,727368053</text:p>
          </table:table-cell>
          <table:table-cell office:value-type="float" office:value="1467.8223213964">
            <text:p>1467,8223213964</text:p>
          </table:table-cell>
          <table:table-cell office:value-type="float" office:value="1518.9810207624">
            <text:p>1518,9810207624</text:p>
          </table:table-cell>
          <table:table-cell office:value-type="float" office:value="1525.8124281908">
            <text:p>1525,8124281908</text:p>
          </table:table-cell>
          <table:table-cell office:value-type="float" office:value="1479.6988124989">
            <text:p>1479,6988124989</text:p>
          </table:table-cell>
          <table:table-cell office:value-type="float" office:value="1448.9426691761">
            <text:p>1448,9426691761</text:p>
          </table:table-cell>
          <table:table-cell office:value-type="float" office:value="1444.6477316694">
            <text:p>1444,6477316694</text:p>
          </table:table-cell>
          <table:table-cell office:value-type="float" office:value="1472.9829121062">
            <text:p>1472,9829121062</text:p>
          </table:table-cell>
          <table:table-cell office:value-type="float" office:value="1506.5842999095">
            <text:p>1506,5842999095</text:p>
          </table:table-cell>
          <table:table-cell office:value-type="float" office:value="1558.7138086045">
            <text:p>1558,7138086045</text:p>
          </table:table-cell>
          <table:table-cell office:value-type="float" office:value="1603.2168684791">
            <text:p>1603,2168684791</text:p>
          </table:table-cell>
          <table:table-cell office:value-type="float" office:value="1559.2092140969">
            <text:p>1559,2092140969</text:p>
          </table:table-cell>
          <table:table-cell office:value-type="float" office:value="1572.6878604525">
            <text:p>1572,6878604525</text:p>
          </table:table-cell>
          <table:table-cell office:value-type="float" office:value="1607.20156235">
            <text:p>1607,20156235</text:p>
          </table:table-cell>
          <table:table-cell office:value-type="float" office:value="1618.9697877762">
            <text:p>1618,9697877762</text:p>
          </table:table-cell>
          <table:table-cell office:value-type="float" office:value="1643.2043903648">
            <text:p>1643,2043903648</text:p>
          </table:table-cell>
          <table:table-cell office:value-type="float" office:value="1689.9800777356">
            <text:p>1689,9800777356</text:p>
          </table:table-cell>
          <table:table-cell office:value-type="float" office:value="1768.1069120201">
            <text:p>1768,1069120201</text:p>
          </table:table-cell>
          <table:table-cell office:value-type="float" office:value="1818.315432311">
            <text:p>1818,315432311</text:p>
          </table:table-cell>
          <table:table-cell office:value-type="float" office:value="1880.1923172471">
            <text:p>1880,1923172471</text:p>
          </table:table-cell>
          <table:table-cell office:value-type="float" office:value="1971.2816883033">
            <text:p>1971,2816883033</text:p>
          </table:table-cell>
          <table:table-cell office:value-type="float" office:value="2020.1503929764">
            <text:p>2020,1503929764</text:p>
          </table:table-cell>
          <table:table-cell office:value-type="float" office:value="2010.7992635571">
            <text:p>2010,7992635571</text:p>
          </table:table-cell>
          <table:table-cell office:value-type="float" office:value="2129.4992465562">
            <text:p>2129,4992465562</text:p>
          </table:table-cell>
          <table:table-cell office:value-type="float" office:value="2171.4921815107">
            <text:p>2171,4921815107</text:p>
          </table:table-cell>
          <table:table-cell office:value-type="float" office:value="2278.6357262234">
            <text:p>2278,6357262234</text:p>
          </table:table-cell>
          <table:table-cell office:value-type="float" office:value="2399.6071898485">
            <text:p>2399,6071898485</text:p>
          </table:table-cell>
          <table:table-cell office:value-type="float" office:value="2505.8188650187">
            <text:p>2505,8188650187</text:p>
          </table:table-cell>
          <table:table-cell office:value-type="float" office:value="2615.6591018394">
            <text:p>2615,6591018394</text:p>
          </table:table-cell>
          <table:table-cell office:value-type="float" office:value="2753.3498622999">
            <text:p>2753,349862299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5946.6708499161">
            <text:p>5946,6708499161</text:p>
          </table:table-cell>
          <table:table-cell office:value-type="float" office:value="5509.9003042905">
            <text:p>5509,9003042905</text:p>
          </table:table-cell>
          <table:table-cell office:value-type="float" office:value="5631.1768388296">
            <text:p>5631,1768388296</text:p>
          </table:table-cell>
          <table:table-cell office:value-type="float" office:value="5826.8423704125">
            <text:p>5826,8423704125</text:p>
          </table:table-cell>
          <table:table-cell office:value-type="float" office:value="6122.3131282018">
            <text:p>6122,3131282018</text:p>
          </table:table-cell>
          <table:table-cell office:value-type="float" office:value="6539.0466717688">
            <text:p>6539,0466717688</text:p>
          </table:table-cell>
          <table:table-cell office:value-type="float" office:value="6929.8154269374">
            <text:p>6929,8154269374</text:p>
          </table:table-cell>
          <table:table-cell office:value-type="float" office:value="7372.6229509334">
            <text:p>7372,6229509334</text:p>
          </table:table-cell>
          <table:table-cell office:value-type="float" office:value="7710.0864099906">
            <text:p>7710,0864099906</text:p>
          </table:table-cell>
          <table:table-cell office:value-type="float" office:value="8068.6747608848">
            <text:p>8068,6747608848</text:p>
          </table:table-cell>
          <table:table-cell office:value-type="float" office:value="8525.1395021208">
            <text:p>8525,1395021208</text:p>
          </table:table-cell>
          <table:table-cell office:value-type="float" office:value="8633.9152271881">
            <text:p>8633,9152271881</text:p>
          </table:table-cell>
          <table:table-cell office:value-type="float" office:value="8814.2673062532">
            <text:p>8814,2673062532</text:p>
          </table:table-cell>
          <table:table-cell office:value-type="float" office:value="9134.436068995">
            <text:p>9134,436068995</text:p>
          </table:table-cell>
          <table:table-cell office:value-type="float" office:value="9609.169634522">
            <text:p>9609,169634522</text:p>
          </table:table-cell>
          <table:table-cell office:value-type="float" office:value="9949.2528394559">
            <text:p>9949,2528394559</text:p>
          </table:table-cell>
          <table:table-cell office:value-type="float" office:value="10570.7739026765">
            <text:p>10570,7739026765</text:p>
          </table:table-cell>
          <table:table-cell office:value-type="float" office:value="11320.5528749046">
            <text:p>11320,5528749046</text:p>
          </table:table-cell>
          <table:table-cell office:value-type="float" office:value="11800.0343836346">
            <text:p>11800,0343836346</text:p>
          </table:table-cell>
          <table:table-cell office:value-type="float" office:value="12124.6071954569">
            <text:p>12124,6071954569</text:p>
          </table:table-cell>
          <table:table-cell office:value-type="float" office:value="12597.8623899641">
            <text:p>12597,8623899641</text:p>
          </table:table-cell>
          <table:table-cell office:value-type="float" office:value="13222.8149952841">
            <text:p>13222,8149952841</text:p>
          </table:table-cell>
          <table:table-cell office:value-type="float" office:value="13435.4576371085">
            <text:p>13435,4576371085</text:p>
          </table:table-cell>
          <table:table-cell office:value-type="float" office:value="13630.689744439">
            <text:p>13630,689744439</text:p>
          </table:table-cell>
          <table:table-cell office:value-type="float" office:value="14088.746175605">
            <text:p>14088,746175605</text:p>
          </table:table-cell>
          <table:table-cell office:value-type="float" office:value="14640.1543715988">
            <text:p>14640,1543715988</text:p>
          </table:table-cell>
          <table:table-cell office:value-type="float" office:value="15065.9712477303">
            <text:p>15065,97124773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4506.0504259528">
            <text:p>4506,0504259528</text:p>
          </table:table-cell>
          <table:table-cell office:value-type="float" office:value="4717.324194984">
            <text:p>4717,324194984</text:p>
          </table:table-cell>
          <table:table-cell office:value-type="float" office:value="4993.1868626529">
            <text:p>4993,1868626529</text:p>
          </table:table-cell>
          <table:table-cell office:value-type="float" office:value="5265.1803763893">
            <text:p>5265,1803763893</text:p>
          </table:table-cell>
          <table:table-cell office:value-type="float" office:value="5594.3488897873">
            <text:p>5594,3488897873</text:p>
          </table:table-cell>
          <table:table-cell office:value-type="float" office:value="6036.7571388044">
            <text:p>6036,7571388044</text:p>
          </table:table-cell>
          <table:table-cell office:value-type="float" office:value="6330.4905874418">
            <text:p>6330,4905874418</text:p>
          </table:table-cell>
          <table:table-cell office:value-type="float" office:value="6851.4143381971">
            <text:p>6851,4143381971</text:p>
          </table:table-cell>
          <table:table-cell office:value-type="float" office:value="7491.4804430031">
            <text:p>7491,4804430031</text:p>
          </table:table-cell>
          <table:table-cell office:value-type="float" office:value="7719.3183173666">
            <text:p>7719,3183173666</text:p>
          </table:table-cell>
          <table:table-cell office:value-type="float" office:value="8770.3106934735">
            <text:p>8770,3106934735</text:p>
          </table:table-cell>
          <table:table-cell office:value-type="float" office:value="9391.6069294462">
            <text:p>9391,6069294462</text:p>
          </table:table-cell>
          <table:table-cell office:value-type="float" office:value="10160.0733128606">
            <text:p>10160,0733128606</text:p>
          </table:table-cell>
          <table:table-cell office:value-type="float" office:value="11294.5754918408">
            <text:p>11294,5754918408</text:p>
          </table:table-cell>
          <table:table-cell office:value-type="float" office:value="11265.4168307405">
            <text:p>11265,4168307405</text:p>
          </table:table-cell>
          <table:table-cell office:value-type="float" office:value="10373.8032764877">
            <text:p>10373,8032764877</text:p>
          </table:table-cell>
          <table:table-cell office:value-type="float" office:value="10778.6630671036">
            <text:p>10778,6630671036</text:p>
          </table:table-cell>
          <table:table-cell office:value-type="float" office:value="11262.3327036524">
            <text:p>11262,3327036524</text:p>
          </table:table-cell>
          <table:table-cell office:value-type="float" office:value="11455.2102474309">
            <text:p>11455,2102474309</text:p>
          </table:table-cell>
          <table:table-cell office:value-type="float" office:value="11972.1315320263">
            <text:p>11972,1315320263</text:p>
          </table:table-cell>
          <table:table-cell office:value-type="float" office:value="12386.8906194767">
            <text:p>12386,8906194767</text:p>
          </table:table-cell>
          <table:table-cell office:value-type="float" office:value="12478.6528861014">
            <text:p>12478,6528861014</text:p>
          </table:table-cell>
          <table:table-cell office:value-type="float" office:value="12667.4416334198">
            <text:p>12667,4416334198</text:p>
          </table:table-cell>
          <table:table-cell office:value-type="float" office:value="12586.9777663717">
            <text:p>12586,9777663717</text:p>
          </table:table-cell>
          <table:table-cell office:value-type="float" office:value="12302.9427244873">
            <text:p>12302,9427244873</text:p>
          </table:table-cell>
          <table:table-cell office:value-type="float" office:value="12613.7895833806">
            <text:p>12613,7895833806</text:p>
          </table:table-cell>
          <table:table-cell office:value-type="float" office:value="13124.1786525211">
            <text:p>13124,1786525211</text:p>
          </table:table-cell>
          <table:table-cell office:value-type="float" office:value="13965.4467247037">
            <text:p>13965,4467247037</text:p>
          </table:table-cell>
          <table:table-cell office:value-type="float" office:value="15026.9468118734">
            <text:p>15026,9468118734</text:p>
          </table:table-cell>
          <table:table-cell office:value-type="float" office:value="16018.1348967098">
            <text:p>16018,1348967098</text:p>
          </table:table-cell>
          <table:table-cell office:value-type="float" office:value="16687.2650889218">
            <text:p>16687,2650889218</text:p>
          </table:table-cell>
          <table:table-cell office:value-type="float" office:value="17456.3867271691">
            <text:p>17456,3867271691</text:p>
          </table:table-cell>
          <table:table-cell office:value-type="float" office:value="17660.2953779227">
            <text:p>17660,2953779227</text:p>
          </table:table-cell>
          <table:table-cell office:value-type="float" office:value="17278.2994600342">
            <text:p>17278,2994600342</text:p>
          </table:table-cell>
          <table:table-cell office:value-type="float" office:value="17398.1275122217">
            <text:p>17398,1275122217</text:p>
          </table:table-cell>
          <table:table-cell office:value-type="float" office:value="18080.5470698711">
            <text:p>18080,5470698711</text:p>
          </table:table-cell>
          <table:table-cell office:value-type="float" office:value="18642.539423436">
            <text:p>18642,539423436</text:p>
          </table:table-cell>
          <table:table-cell office:value-type="float" office:value="19380.9754306285">
            <text:p>19380,9754306285</text:p>
          </table:table-cell>
          <table:table-cell office:value-type="float" office:value="20207.2835473327">
            <text:p>20207,2835473327</text:p>
          </table:table-cell>
          <table:table-cell office:value-type="float" office:value="20874.5783294607">
            <text:p>20874,5783294607</text:p>
          </table:table-cell>
          <table:table-cell office:value-type="float" office:value="21513.4597301856">
            <text:p>21513,4597301856</text:p>
          </table:table-cell>
          <table:table-cell office:value-type="float" office:value="21777.4078819232">
            <text:p>21777,4078819232</text:p>
          </table:table-cell>
          <table:table-cell office:value-type="float" office:value="21824.9754901232">
            <text:p>21824,9754901232</text:p>
          </table:table-cell>
          <table:table-cell office:value-type="float" office:value="21540.0695849473">
            <text:p>21540,0695849473</text:p>
          </table:table-cell>
          <table:table-cell office:value-type="float" office:value="21877.9069419818">
            <text:p>21877,9069419818</text:p>
          </table:table-cell>
          <table:table-cell office:value-type="float" office:value="22004.7995539929">
            <text:p>22004,7995539929</text:p>
          </table:table-cell>
          <table:table-cell office:value-type="float" office:value="22306.2840517928">
            <text:p>22306,2840517928</text:p>
          </table:table-cell>
          <table:table-cell office:value-type="float" office:value="22817.3215491834">
            <text:p>22817,3215491834</text:p>
          </table:table-cell>
          <table:table-cell office:value-type="float" office:value="22829.8478709047">
            <text:p>22829,8478709047</text:p>
          </table:table-cell>
          <table:table-cell office:value-type="float" office:value="22128.8455201899">
            <text:p>22128,8455201899</text:p>
          </table:table-cell>
          <table:table-cell office:value-type="float" office:value="22538.6540773482">
            <text:p>22538,6540773482</text:p>
          </table:table-cell>
          <table:table-cell office:value-type="float" office:value="22159.4754249441">
            <text:p>22159,4754249441</text:p>
          </table:table-cell>
          <table:table-cell office:value-type="float" office:value="21353.2302573942">
            <text:p>21353,2302573942</text:p>
          </table:table-cell>
          <table:table-cell office:value-type="float" office:value="21228.0893693084">
            <text:p>21228,0893693084</text:p>
          </table:table-cell>
          <table:table-cell office:value-type="float" office:value="21533.4899876319">
            <text:p>21533,4899876319</text:p>
          </table:table-cell>
          <table:table-cell office:value-type="float" office:value="22016.8369177565">
            <text:p>22016,8369177565</text:p>
          </table:table-cell>
          <table:table-cell office:value-type="float" office:value="22444.0710843784">
            <text:p>22444,071084378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1520.5677168676">
            <text:p>11520,5677168676</text:p>
          </table:table-cell>
          <table:table-cell office:value-type="float" office:value="11896.6249836247">
            <text:p>11896,6249836247</text:p>
          </table:table-cell>
          <table:table-cell office:value-type="float" office:value="12443.4696909314">
            <text:p>12443,4696909314</text:p>
          </table:table-cell>
          <table:table-cell office:value-type="float" office:value="12945.4471561515">
            <text:p>12945,4471561515</text:p>
          </table:table-cell>
          <table:table-cell office:value-type="float" office:value="13627.4668649876">
            <text:p>13627,4668649876</text:p>
          </table:table-cell>
          <table:table-cell office:value-type="float" office:value="14226.1088607763">
            <text:p>14226,1088607763</text:p>
          </table:table-cell>
          <table:table-cell office:value-type="float" office:value="14936.3450427803">
            <text:p>14936,3450427803</text:p>
          </table:table-cell>
          <table:table-cell office:value-type="float" office:value="15471.4631820535">
            <text:p>15471,4631820535</text:p>
          </table:table-cell>
          <table:table-cell office:value-type="float" office:value="16279.2962335791">
            <text:p>16279,2962335791</text:p>
          </table:table-cell>
          <table:table-cell office:value-type="float" office:value="17047.9463229688">
            <text:p>17047,9463229688</text:p>
          </table:table-cell>
          <table:table-cell office:value-type="float" office:value="17506.0195354022">
            <text:p>17506,0195354022</text:p>
          </table:table-cell>
          <table:table-cell office:value-type="float" office:value="17990.8114593199">
            <text:p>17990,8114593199</text:p>
          </table:table-cell>
          <table:table-cell office:value-type="float" office:value="18792.6678823743">
            <text:p>18792,6678823743</text:p>
          </table:table-cell>
          <table:table-cell office:value-type="float" office:value="19797.3008606216">
            <text:p>19797,3008606216</text:p>
          </table:table-cell>
          <table:table-cell office:value-type="float" office:value="19800.5922732555">
            <text:p>19800,5922732555</text:p>
          </table:table-cell>
          <table:table-cell office:value-type="float" office:value="19674.4170212572">
            <text:p>19674,4170212572</text:p>
          </table:table-cell>
          <table:table-cell office:value-type="float" office:value="20488.9366584382">
            <text:p>20488,9366584382</text:p>
          </table:table-cell>
          <table:table-cell office:value-type="float" office:value="21115.5056581977">
            <text:p>21115,5056581977</text:p>
          </table:table-cell>
          <table:table-cell office:value-type="float" office:value="21880.1537982395">
            <text:p>21880,1537982395</text:p>
          </table:table-cell>
          <table:table-cell office:value-type="float" office:value="22575.9419949774">
            <text:p>22575,9419949774</text:p>
          </table:table-cell>
          <table:table-cell office:value-type="float" office:value="22690.3960762418">
            <text:p>22690,3960762418</text:p>
          </table:table-cell>
          <table:table-cell office:value-type="float" office:value="22983.6430805441">
            <text:p>22983,6430805441</text:p>
          </table:table-cell>
          <table:table-cell office:value-type="float" office:value="22919.8240390077">
            <text:p>22919,8240390077</text:p>
          </table:table-cell>
          <table:table-cell office:value-type="float" office:value="23474.6802287987">
            <text:p>23474,6802287987</text:p>
          </table:table-cell>
          <table:table-cell office:value-type="float" office:value="24441.4091958912">
            <text:p>24441,4091958912</text:p>
          </table:table-cell>
          <table:table-cell office:value-type="float" office:value="25273.0776355507">
            <text:p>25273,0776355507</text:p>
          </table:table-cell>
          <table:table-cell office:value-type="float" office:value="25910.1057441717">
            <text:p>25910,1057441717</text:p>
          </table:table-cell>
          <table:table-cell office:value-type="float" office:value="26647.1630574164">
            <text:p>26647,1630574164</text:p>
          </table:table-cell>
          <table:table-cell office:value-type="float" office:value="27767.0255986683">
            <text:p>27767,0255986683</text:p>
          </table:table-cell>
          <table:table-cell office:value-type="float" office:value="28680.050847964">
            <text:p>28680,050847964</text:p>
          </table:table-cell>
          <table:table-cell office:value-type="float" office:value="29338.9211855238">
            <text:p>29338,9211855238</text:p>
          </table:table-cell>
          <table:table-cell office:value-type="float" office:value="29510.866059306">
            <text:p>29510,866059306</text:p>
          </table:table-cell>
          <table:table-cell office:value-type="float" office:value="29838.9938311818">
            <text:p>29838,9938311818</text:p>
          </table:table-cell>
          <table:table-cell office:value-type="float" office:value="29959.7608007588">
            <text:p>29959,7608007588</text:p>
          </table:table-cell>
          <table:table-cell office:value-type="float" office:value="30665.0219933463">
            <text:p>30665,0219933463</text:p>
          </table:table-cell>
          <table:table-cell office:value-type="float" office:value="31322.4355861511">
            <text:p>31322,4355861511</text:p>
          </table:table-cell>
          <table:table-cell office:value-type="float" office:value="32045.2626413258">
            <text:p>32045,2626413258</text:p>
          </table:table-cell>
          <table:table-cell office:value-type="float" office:value="32916.937043867">
            <text:p>32916,937043867</text:p>
          </table:table-cell>
          <table:table-cell office:value-type="float" office:value="33618.6170199795">
            <text:p>33618,6170199795</text:p>
          </table:table-cell>
          <table:table-cell office:value-type="float" office:value="34563.5973208">
            <text:p>34563,5973208</text:p>
          </table:table-cell>
          <table:table-cell office:value-type="float" office:value="35747.6288060167">
            <text:p>35747,6288060167</text:p>
          </table:table-cell>
          <table:table-cell office:value-type="float" office:value="36106.1471562688">
            <text:p>36106,1471562688</text:p>
          </table:table-cell>
          <table:table-cell office:value-type="float" office:value="36480.7972496191">
            <text:p>36480,7972496191</text:p>
          </table:table-cell>
          <table:table-cell office:value-type="float" office:value="37003.570940178">
            <text:p>37003,570940178</text:p>
          </table:table-cell>
          <table:table-cell office:value-type="float" office:value="37952.8830671432">
            <text:p>37952,8830671432</text:p>
          </table:table-cell>
          <table:table-cell office:value-type="float" office:value="38750.6734560294">
            <text:p>38750,6734560294</text:p>
          </table:table-cell>
          <table:table-cell office:value-type="float" office:value="39637.5599968904">
            <text:p>39637,5599968904</text:p>
          </table:table-cell>
          <table:table-cell office:value-type="float" office:value="40382.9701457765">
            <text:p>40382,9701457765</text:p>
          </table:table-cell>
          <table:table-cell office:value-type="float" office:value="40200.5946478924">
            <text:p>40200,5946478924</text:p>
          </table:table-cell>
          <table:table-cell office:value-type="float" office:value="38559.2053275722">
            <text:p>38559,2053275722</text:p>
          </table:table-cell>
          <table:table-cell office:value-type="float" office:value="39449.2966554321">
            <text:p>39449,2966554321</text:p>
          </table:table-cell>
          <table:table-cell office:value-type="float" office:value="39956.8030740828">
            <text:p>39956,8030740828</text:p>
          </table:table-cell>
          <table:table-cell office:value-type="float" office:value="40224.8161940201">
            <text:p>40224,8161940201</text:p>
          </table:table-cell>
          <table:table-cell office:value-type="float" office:value="40557.1764899838">
            <text:p>40557,1764899838</text:p>
          </table:table-cell>
          <table:table-cell office:value-type="float" office:value="41141.9115112397">
            <text:p>41141,9115112397</text:p>
          </table:table-cell>
          <table:table-cell office:value-type="float" office:value="41818.3570083638">
            <text:p>41818,3570083638</text:p>
          </table:table-cell>
          <table:table-cell office:value-type="float" office:value="42297.2480098471">
            <text:p>42297,24800984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8" office:value-type="string">
            <text:p>..</text:p>
          </table:table-cell>
          <table:table-cell office:value-type="float" office:value="820.02258801">
            <text:p>820,02258801</text:p>
          </table:table-cell>
          <table:table-cell office:value-type="float" office:value="894.0186291427">
            <text:p>894,0186291427</text:p>
          </table:table-cell>
          <table:table-cell office:value-type="float" office:value="980.5176700962">
            <text:p>980,5176700962</text:p>
          </table:table-cell>
          <table:table-cell office:value-type="float" office:value="1045.8382032326">
            <text:p>1045,8382032326</text:p>
          </table:table-cell>
          <table:table-cell office:value-type="float" office:value="1051.7494323996">
            <text:p>1051,7494323996</text:p>
          </table:table-cell>
          <table:table-cell office:value-type="float" office:value="1066.0942897188">
            <text:p>1066,0942897188</text:p>
          </table:table-cell>
          <table:table-cell office:value-type="float" office:value="1130.7680553918">
            <text:p>1130,7680553918</text:p>
          </table:table-cell>
          <table:table-cell office:value-type="float" office:value="1096.7177353761">
            <text:p>1096,7177353761</text:p>
          </table:table-cell>
          <table:table-cell office:value-type="float" office:value="1144.9231175054">
            <text:p>1144,9231175054</text:p>
          </table:table-cell>
          <table:table-cell office:value-type="float" office:value="1163.9246715332">
            <text:p>1163,9246715332</text:p>
          </table:table-cell>
          <table:table-cell office:value-type="float" office:value="1128.8972042616">
            <text:p>1128,8972042616</text:p>
          </table:table-cell>
          <table:table-cell office:value-type="float" office:value="1164.5648843274">
            <text:p>1164,5648843274</text:p>
          </table:table-cell>
          <table:table-cell office:value-type="float" office:value="1187.2536463713">
            <text:p>1187,2536463713</text:p>
          </table:table-cell>
          <table:table-cell office:value-type="float" office:value="1108.3414096672">
            <text:p>1108,3414096672</text:p>
          </table:table-cell>
          <table:table-cell office:value-type="float" office:value="1092.5274367425">
            <text:p>1092,5274367425</text:p>
          </table:table-cell>
          <table:table-cell office:value-type="float" office:value="1026.2641532267">
            <text:p>1026,2641532267</text:p>
          </table:table-cell>
          <table:table-cell office:value-type="float" office:value="996.418935971">
            <text:p>996,418935971</text:p>
          </table:table-cell>
          <table:table-cell office:value-type="float" office:value="1016.3278906535">
            <text:p>1016,3278906535</text:p>
          </table:table-cell>
          <table:table-cell office:value-type="float" office:value="981.6481523532">
            <text:p>981,6481523532</text:p>
          </table:table-cell>
          <table:table-cell office:value-type="float" office:value="952.8451469771">
            <text:p>952,8451469771</text:p>
          </table:table-cell>
          <table:table-cell office:value-type="float" office:value="960.3676430926">
            <text:p>960,3676430926</text:p>
          </table:table-cell>
          <table:table-cell office:value-type="float" office:value="959.2843327706">
            <text:p>959,2843327706</text:p>
          </table:table-cell>
          <table:table-cell office:value-type="float" office:value="1028.0955417333">
            <text:p>1028,0955417333</text:p>
          </table:table-cell>
          <table:table-cell office:value-type="float" office:value="889.1232297559">
            <text:p>889,1232297559</text:p>
          </table:table-cell>
          <table:table-cell office:value-type="float" office:value="874.2176121041">
            <text:p>874,2176121041</text:p>
          </table:table-cell>
          <table:table-cell office:value-type="float" office:value="859.2850652685">
            <text:p>859,2850652685</text:p>
          </table:table-cell>
          <table:table-cell office:value-type="float" office:value="844.8697219369">
            <text:p>844,8697219369</text:p>
          </table:table-cell>
          <table:table-cell office:value-type="float" office:value="844.6587437279">
            <text:p>844,6587437279</text:p>
          </table:table-cell>
          <table:table-cell office:value-type="float" office:value="872.3451034659">
            <text:p>872,3451034659</text:p>
          </table:table-cell>
          <table:table-cell office:value-type="float" office:value="901.7669541011">
            <text:p>901,7669541011</text:p>
          </table:table-cell>
          <table:table-cell office:value-type="float" office:value="949.4878763227">
            <text:p>949,4878763227</text:p>
          </table:table-cell>
          <table:table-cell office:value-type="float" office:value="969.6942972046">
            <text:p>969,6942972046</text:p>
          </table:table-cell>
          <table:table-cell office:value-type="float" office:value="972.4777500951">
            <text:p>972,4777500951</text:p>
          </table:table-cell>
          <table:table-cell office:value-type="float" office:value="986.8611285497">
            <text:p>986,8611285497</text:p>
          </table:table-cell>
          <table:table-cell office:value-type="float" office:value="968.6386796792">
            <text:p>968,6386796792</text:p>
          </table:table-cell>
          <table:table-cell office:value-type="float" office:value="942.607997974">
            <text:p>942,607997974</text:p>
          </table:table-cell>
          <table:table-cell office:value-type="float" office:value="1110.9092143159">
            <text:p>1110,9092143159</text:p>
          </table:table-cell>
          <table:table-cell office:value-type="float" office:value="1140.8415155038">
            <text:p>1140,8415155038</text:p>
          </table:table-cell>
          <table:table-cell office:value-type="float" office:value="1201.1654446075">
            <text:p>1201,1654446075</text:p>
          </table:table-cell>
          <table:table-cell office:value-type="float" office:value="1252.2767006568">
            <text:p>1252,2767006568</text:p>
          </table:table-cell>
          <table:table-cell office:value-type="float" office:value="1300.5621531946">
            <text:p>1300,5621531946</text:p>
          </table:table-cell>
          <table:table-cell office:value-type="float" office:value="1325.7509372305">
            <text:p>1325,7509372305</text:p>
          </table:table-cell>
          <table:table-cell office:value-type="float" office:value="1366.2241100032">
            <text:p>1366,2241100032</text:p>
          </table:table-cell>
          <table:table-cell office:value-type="float" office:value="1386.9965271147">
            <text:p>1386,9965271147</text:p>
          </table:table-cell>
          <table:table-cell office:value-type="float" office:value="1420.0013202407">
            <text:p>1420,0013202407</text:p>
          </table:table-cell>
          <table:table-cell office:value-type="float" office:value="1455.9030735918">
            <text:p>1455,9030735918</text:p>
          </table:table-cell>
          <table:table-cell office:value-type="float" office:value="1483.3662344423">
            <text:p>1483,3662344423</text:p>
          </table:table-cell>
          <table:table-cell office:value-type="float" office:value="1492.8858940066">
            <text:p>1492,8858940066</text:p>
          </table:table-cell>
          <table:table-cell office:value-type="float" office:value="1488.9810930711">
            <text:p>1488,981093071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831.7196417945">
            <text:p>5831,7196417945</text:p>
          </table:table-cell>
          <table:table-cell office:value-type="float" office:value="6133.8430442246">
            <text:p>6133,8430442246</text:p>
          </table:table-cell>
          <table:table-cell office:value-type="float" office:value="6507.173176426">
            <text:p>6507,173176426</text:p>
          </table:table-cell>
          <table:table-cell office:value-type="float" office:value="6917.0864211184">
            <text:p>6917,0864211184</text:p>
          </table:table-cell>
          <table:table-cell office:value-type="float" office:value="7261.8673291815">
            <text:p>7261,8673291815</text:p>
          </table:table-cell>
          <table:table-cell office:value-type="float" office:value="7808.225568658">
            <text:p>7808,225568658</text:p>
          </table:table-cell>
          <table:table-cell office:value-type="float" office:value="8294.6652930001">
            <text:p>8294,6652930001</text:p>
          </table:table-cell>
          <table:table-cell office:value-type="float" office:value="8741.9937802473">
            <text:p>8741,9937802473</text:p>
          </table:table-cell>
          <table:table-cell office:value-type="float" office:value="9138.2553872507">
            <text:p>9138,2553872507</text:p>
          </table:table-cell>
          <table:table-cell office:value-type="float" office:value="9912.7464232206">
            <text:p>9912,7464232206</text:p>
          </table:table-cell>
          <table:table-cell office:value-type="float" office:value="10611.3897689072">
            <text:p>10611,3897689072</text:p>
          </table:table-cell>
          <table:table-cell office:value-type="float" office:value="11106.2832848328">
            <text:p>11106,2832848328</text:p>
          </table:table-cell>
          <table:table-cell office:value-type="float" office:value="11670.3451512566">
            <text:p>11670,3451512566</text:p>
          </table:table-cell>
          <table:table-cell office:value-type="float" office:value="12145.5526591937">
            <text:p>12145,5526591937</text:p>
          </table:table-cell>
          <table:table-cell office:value-type="float" office:value="12242.5422567079">
            <text:p>12242,5422567079</text:p>
          </table:table-cell>
          <table:table-cell office:value-type="float" office:value="11940.1968812474">
            <text:p>11940,1968812474</text:p>
          </table:table-cell>
          <table:table-cell office:value-type="float" office:value="12477.8612147057">
            <text:p>12477,8612147057</text:p>
          </table:table-cell>
          <table:table-cell office:value-type="float" office:value="13028.4695972284">
            <text:p>13028,4695972284</text:p>
          </table:table-cell>
          <table:table-cell office:value-type="float" office:value="13750.2693212403">
            <text:p>13750,2693212403</text:p>
          </table:table-cell>
          <table:table-cell office:value-type="float" office:value="14656.3853032726">
            <text:p>14656,3853032726</text:p>
          </table:table-cell>
          <table:table-cell office:value-type="float" office:value="15097.6527443785">
            <text:p>15097,6527443785</text:p>
          </table:table-cell>
          <table:table-cell office:value-type="float" office:value="15098.8223015133">
            <text:p>15098,8223015133</text:p>
          </table:table-cell>
          <table:table-cell office:value-type="float" office:value="14705.5057439825">
            <text:p>14705,5057439825</text:p>
          </table:table-cell>
          <table:table-cell office:value-type="float" office:value="14215.0075531508">
            <text:p>14215,0075531508</text:p>
          </table:table-cell>
          <table:table-cell office:value-type="float" office:value="14908.9486725518">
            <text:p>14908,9486725518</text:p>
          </table:table-cell>
          <table:table-cell office:value-type="float" office:value="15221.4068921375">
            <text:p>15221,4068921375</text:p>
          </table:table-cell>
          <table:table-cell office:value-type="float" office:value="15826.466420022">
            <text:p>15826,466420022</text:p>
          </table:table-cell>
          <table:table-cell office:value-type="float" office:value="16582.4229576136">
            <text:p>16582,4229576136</text:p>
          </table:table-cell>
          <table:table-cell office:value-type="float" office:value="17396.8708416766">
            <text:p>17396,8708416766</text:p>
          </table:table-cell>
          <table:table-cell office:value-type="float" office:value="17986.6162754147">
            <text:p>17986,6162754147</text:p>
          </table:table-cell>
          <table:table-cell office:value-type="float" office:value="17320.804241436">
            <text:p>17320,804241436</text:p>
          </table:table-cell>
          <table:table-cell office:value-type="float" office:value="17595.0320318591">
            <text:p>17595,0320318591</text:p>
          </table:table-cell>
          <table:table-cell office:value-type="float" office:value="18279.7104206616">
            <text:p>18279,7104206616</text:p>
          </table:table-cell>
          <table:table-cell office:value-type="float" office:value="18968.2954601663">
            <text:p>18968,2954601663</text:p>
          </table:table-cell>
          <table:table-cell office:value-type="float" office:value="19579.5828053638">
            <text:p>19579,5828053638</text:p>
          </table:table-cell>
          <table:table-cell office:value-type="float" office:value="20282.0324313573">
            <text:p>20282,0324313573</text:p>
          </table:table-cell>
          <table:table-cell office:value-type="float" office:value="20519.7992426258">
            <text:p>20519,7992426258</text:p>
          </table:table-cell>
          <table:table-cell office:value-type="float" office:value="21322.110834987">
            <text:p>21322,110834987</text:p>
          </table:table-cell>
          <table:table-cell office:value-type="float" office:value="22372.4138939573">
            <text:p>22372,4138939573</text:p>
          </table:table-cell>
          <table:table-cell office:value-type="float" office:value="23460.4553762309">
            <text:p>23460,4553762309</text:p>
          </table:table-cell>
          <table:table-cell office:value-type="float" office:value="24161.1608814414">
            <text:p>24161,1608814414</text:p>
          </table:table-cell>
          <table:table-cell office:value-type="float" office:value="25631.6210089665">
            <text:p>25631,6210089665</text:p>
          </table:table-cell>
          <table:table-cell office:value-type="float" office:value="25833.1942972616">
            <text:p>25833,1942972616</text:p>
          </table:table-cell>
          <table:table-cell office:value-type="float" office:value="25830.821791355">
            <text:p>25830,821791355</text:p>
          </table:table-cell>
          <table:table-cell office:value-type="float" office:value="28084.9294324536">
            <text:p>28084,9294324536</text:p>
          </table:table-cell>
          <table:table-cell office:value-type="float" office:value="27566.5886153971">
            <text:p>27566,5886153971</text:p>
          </table:table-cell>
          <table:table-cell office:value-type="float" office:value="27293.3468972834">
            <text:p>27293,3468972834</text:p>
          </table:table-cell>
          <table:table-cell office:value-type="float" office:value="27134.5480291002">
            <text:p>27134,5480291002</text:p>
          </table:table-cell>
          <table:table-cell office:value-type="float" office:value="26790.8293670124">
            <text:p>26790,8293670124</text:p>
          </table:table-cell>
          <table:table-cell office:value-type="float" office:value="26411.4147270047">
            <text:p>26411,4147270047</text:p>
          </table:table-cell>
          <table:table-cell office:value-type="float" office:value="26435.7401871545">
            <text:p>26435,7401871545</text:p>
          </table:table-cell>
          <table:table-cell office:value-type="float" office:value="26647.3776012974">
            <text:p>26647,3776012974</text:p>
          </table:table-cell>
          <table:table-cell office:value-type="float" office:value="26979.6622433289">
            <text:p>26979,6622433289</text:p>
          </table:table-cell>
          <table:table-cell office:value-type="float" office:value="27206.8739018448">
            <text:p>27206,8739018448</text:p>
          </table:table-cell>
          <table:table-cell office:value-type="float" office:value="27325.6519141063">
            <text:p>27325,6519141063</text:p>
          </table:table-cell>
          <table:table-cell office:value-type="float" office:value="27501.5760022438">
            <text:p>27501,5760022438</text:p>
          </table:table-cell>
          <table:table-cell office:value-type="float" office:value="27270.671864472">
            <text:p>27270,67186447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0" office:value-type="string">
            <text:p>..</text:p>
          </table:table-cell>
          <table:table-cell office:value-type="float" office:value="60858.1912230348">
            <text:p>60858,1912230348</text:p>
          </table:table-cell>
          <table:table-cell office:value-type="float" office:value="60707.1198813964">
            <text:p>60707,1198813964</text:p>
          </table:table-cell>
          <table:table-cell office:value-type="float" office:value="62167.557648297">
            <text:p>62167,557648297</text:p>
          </table:table-cell>
          <table:table-cell office:value-type="float" office:value="60460.4202003675">
            <text:p>60460,4202003675</text:p>
          </table:table-cell>
          <table:table-cell office:value-type="float" office:value="65405.7177707634">
            <text:p>65405,7177707634</text:p>
          </table:table-cell>
          <table:table-cell office:value-type="float" office:value="61688.8119300477">
            <text:p>61688,8119300477</text:p>
          </table:table-cell>
          <table:table-cell office:value-type="float" office:value="66623.136105089">
            <text:p>66623,136105089</text:p>
          </table:table-cell>
          <table:table-cell office:value-type="float" office:value="66761.6227443087">
            <text:p>66761,6227443087</text:p>
          </table:table-cell>
          <table:table-cell office:value-type="float" office:value="67262.4517149952">
            <text:p>67262,4517149952</text:p>
          </table:table-cell>
          <table:table-cell office:value-type="float" office:value="65769.0071794388">
            <text:p>65769,0071794388</text:p>
          </table:table-cell>
          <table:table-cell office:value-type="float" office:value="70306.2278449301">
            <text:p>70306,2278449301</text:p>
          </table:table-cell>
          <table:table-cell office:value-type="float" office:value="72670.9586637702">
            <text:p>72670,9586637702</text:p>
          </table:table-cell>
          <table:table-cell office:value-type="float" office:value="70396.8161178956">
            <text:p>70396,8161178956</text:p>
          </table:table-cell>
          <table:table-cell office:value-type="float" office:value="68899.4853105472">
            <text:p>68899,4853105472</text:p>
          </table:table-cell>
          <table:table-cell office:value-type="float" office:value="67901.2188129755">
            <text:p>67901,2188129755</text:p>
          </table:table-cell>
          <table:table-cell office:value-type="float" office:value="67277.24312946">
            <text:p>67277,24312946</text:p>
          </table:table-cell>
          <table:table-cell office:value-type="float" office:value="66410.7564675877">
            <text:p>66410,756467587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5345.8543276324">
            <text:p>5345,8543276324</text:p>
          </table:table-cell>
          <table:table-cell office:value-type="float" office:value="4695.8817640702">
            <text:p>4695,8817640702</text:p>
          </table:table-cell>
          <table:table-cell office:value-type="float" office:value="4323.0644628565">
            <text:p>4323,0644628565</text:p>
          </table:table-cell>
          <table:table-cell office:value-type="float" office:value="4395.1350750253">
            <text:p>4395,1350750253</text:p>
          </table:table-cell>
          <table:table-cell office:value-type="float" office:value="4574.5949405187">
            <text:p>4574,5949405187</text:p>
          </table:table-cell>
          <table:table-cell office:value-type="float" office:value="4911.0652318123">
            <text:p>4911,0652318123</text:p>
          </table:table-cell>
          <table:table-cell office:value-type="float" office:value="5115.8328221205">
            <text:p>5115,8328221205</text:p>
          </table:table-cell>
          <table:table-cell office:value-type="float" office:value="4883.4860345512">
            <text:p>4883,4860345512</text:p>
          </table:table-cell>
          <table:table-cell office:value-type="float" office:value="4791.4627348554">
            <text:p>4791,4627348554</text:p>
          </table:table-cell>
          <table:table-cell office:value-type="float" office:value="4779.7209469262">
            <text:p>4779,7209469262</text:p>
          </table:table-cell>
          <table:table-cell office:value-type="float" office:value="4900.5389379836">
            <text:p>4900,5389379836</text:p>
          </table:table-cell>
          <table:table-cell office:value-type="float" office:value="5247.2909468497">
            <text:p>5247,2909468497</text:p>
          </table:table-cell>
          <table:table-cell office:value-type="float" office:value="5621.2908277154">
            <text:p>5621,2908277154</text:p>
          </table:table-cell>
          <table:table-cell office:value-type="float" office:value="5974.7652438571">
            <text:p>5974,7652438571</text:p>
          </table:table-cell>
          <table:table-cell office:value-type="float" office:value="6511.1656843752">
            <text:p>6511,1656843752</text:p>
          </table:table-cell>
          <table:table-cell office:value-type="float" office:value="6824.8214597721">
            <text:p>6824,8214597721</text:p>
          </table:table-cell>
          <table:table-cell office:value-type="float" office:value="7418.4160291844">
            <text:p>7418,4160291844</text:p>
          </table:table-cell>
          <table:table-cell office:value-type="float" office:value="8045.5756585195">
            <text:p>8045,5756585195</text:p>
          </table:table-cell>
          <table:table-cell office:value-type="float" office:value="8872.7789704777">
            <text:p>8872,7789704777</text:p>
          </table:table-cell>
          <table:table-cell office:value-type="float" office:value="8314.7363318472">
            <text:p>8314,7363318472</text:p>
          </table:table-cell>
          <table:table-cell office:value-type="float" office:value="8297.4836207238">
            <text:p>8297,4836207238</text:p>
          </table:table-cell>
          <table:table-cell office:value-type="float" office:value="8426.4746975791">
            <text:p>8426,4746975791</text:p>
          </table:table-cell>
          <table:table-cell office:value-type="float" office:value="8518.3229188949">
            <text:p>8518,3229188949</text:p>
          </table:table-cell>
          <table:table-cell office:value-type="float" office:value="8851.9647197939">
            <text:p>8851,9647197939</text:p>
          </table:table-cell>
          <table:table-cell office:value-type="float" office:value="9158.5193142509">
            <text:p>9158,5193142509</text:p>
          </table:table-cell>
          <table:table-cell office:value-type="float" office:value="9567.39322064">
            <text:p>9567,39322064</text:p>
          </table:table-cell>
          <table:table-cell office:value-type="float" office:value="10065.4867914865">
            <text:p>10065,48679148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9" office:value-type="string">
            <text:p>..</text:p>
          </table:table-cell>
          <table:table-cell office:value-type="float" office:value="9867.3709094959">
            <text:p>9867,3709094959</text:p>
          </table:table-cell>
          <table:table-cell office:value-type="float" office:value="9534.49562146">
            <text:p>9534,49562146</text:p>
          </table:table-cell>
          <table:table-cell office:value-type="float" office:value="9033.0719232692">
            <text:p>9033,0719232692</text:p>
          </table:table-cell>
          <table:table-cell office:value-type="float" office:value="7717.0945434401">
            <text:p>7717,0945434401</text:p>
          </table:table-cell>
          <table:table-cell office:value-type="float" office:value="7056.1551195836">
            <text:p>7056,1551195836</text:p>
          </table:table-cell>
          <table:table-cell office:value-type="float" office:value="6176.8660995293">
            <text:p>6176,8660995293</text:p>
          </table:table-cell>
          <table:table-cell office:value-type="float" office:value="5919.3406340752">
            <text:p>5919,3406340752</text:p>
          </table:table-cell>
          <table:table-cell office:value-type="float" office:value="5714.5512372032">
            <text:p>5714,5512372032</text:p>
          </table:table-cell>
          <table:table-cell office:value-type="float" office:value="5804.1424031129">
            <text:p>5804,1424031129</text:p>
          </table:table-cell>
          <table:table-cell office:value-type="float" office:value="5505.6277900488">
            <text:p>5505,6277900488</text:p>
          </table:table-cell>
          <table:table-cell office:value-type="float" office:value="5876.1451601328">
            <text:p>5876,1451601328</text:p>
          </table:table-cell>
          <table:table-cell office:value-type="float" office:value="6491.001359271">
            <text:p>6491,001359271</text:p>
          </table:table-cell>
          <table:table-cell office:value-type="float" office:value="6850.5171289949">
            <text:p>6850,5171289949</text:p>
          </table:table-cell>
          <table:table-cell office:value-type="float" office:value="7208.5707221971">
            <text:p>7208,5707221971</text:p>
          </table:table-cell>
          <table:table-cell office:value-type="float" office:value="7769.6702252278">
            <text:p>7769,6702252278</text:p>
          </table:table-cell>
          <table:table-cell office:value-type="float" office:value="8360.8119196297">
            <text:p>8360,8119196297</text:p>
          </table:table-cell>
          <table:table-cell office:value-type="float" office:value="8927.9056584238">
            <text:p>8927,9056584238</text:p>
          </table:table-cell>
          <table:table-cell office:value-type="float" office:value="9687.4935132003">
            <text:p>9687,4935132003</text:p>
          </table:table-cell>
          <table:table-cell office:value-type="float" office:value="10532.3262706179">
            <text:p>10532,3262706179</text:p>
          </table:table-cell>
          <table:table-cell office:value-type="float" office:value="11089.9299546553">
            <text:p>11089,9299546553</text:p>
          </table:table-cell>
          <table:table-cell office:value-type="float" office:value="10219.5213064054">
            <text:p>10219,5213064054</text:p>
          </table:table-cell>
          <table:table-cell office:value-type="float" office:value="10674.987707365">
            <text:p>10674,987707365</text:p>
          </table:table-cell>
          <table:table-cell office:value-type="float" office:value="11230.3891529493">
            <text:p>11230,3891529493</text:p>
          </table:table-cell>
          <table:table-cell office:value-type="float" office:value="11621.3856814148">
            <text:p>11621,3856814148</text:p>
          </table:table-cell>
          <table:table-cell office:value-type="float" office:value="11803.7089563761">
            <text:p>11803,7089563761</text:p>
          </table:table-cell>
          <table:table-cell office:value-type="float" office:value="11680.593544877">
            <text:p>11680,593544877</text:p>
          </table:table-cell>
          <table:table-cell office:value-type="float" office:value="11325.7876875728">
            <text:p>11325,7876875728</text:p>
          </table:table-cell>
          <table:table-cell office:value-type="float" office:value="11279.6253410461">
            <text:p>11279,625341046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31.6444338609">
            <text:p>331,6444338609</text:p>
          </table:table-cell>
          <table:table-cell office:value-type="float" office:value="310.7531829297">
            <text:p>310,7531829297</text:p>
          </table:table-cell>
          <table:table-cell office:value-type="float" office:value="339.7914925958">
            <text:p>339,7914925958</text:p>
          </table:table-cell>
          <table:table-cell office:value-type="float" office:value="301.2510508928">
            <text:p>301,2510508928</text:p>
          </table:table-cell>
          <table:table-cell office:value-type="float" office:value="258.7999831906">
            <text:p>258,7999831906</text:p>
          </table:table-cell>
          <table:table-cell office:value-type="float" office:value="270.8406295451">
            <text:p>270,8406295451</text:p>
          </table:table-cell>
          <table:table-cell office:value-type="float" office:value="282.3011288888">
            <text:p>282,3011288888</text:p>
          </table:table-cell>
          <table:table-cell office:value-type="float" office:value="293.0630300004">
            <text:p>293,0630300004</text:p>
          </table:table-cell>
          <table:table-cell office:value-type="float" office:value="303.9311659066">
            <text:p>303,9311659066</text:p>
          </table:table-cell>
          <table:table-cell office:value-type="float" office:value="326.8835017573">
            <text:p>326,8835017573</text:p>
          </table:table-cell>
          <table:table-cell office:value-type="float" office:value="335.9848896935">
            <text:p>335,9848896935</text:p>
          </table:table-cell>
          <table:table-cell office:value-type="float" office:value="330.0359928989">
            <text:p>330,0359928989</text:p>
          </table:table-cell>
          <table:table-cell office:value-type="float" office:value="321.3216382116">
            <text:p>321,3216382116</text:p>
          </table:table-cell>
          <table:table-cell office:value-type="float" office:value="322.7583173756">
            <text:p>322,7583173756</text:p>
          </table:table-cell>
          <table:table-cell office:value-type="float" office:value="317.6694960461">
            <text:p>317,6694960461</text:p>
          </table:table-cell>
          <table:table-cell office:value-type="float" office:value="301.5174360898">
            <text:p>301,5174360898</text:p>
          </table:table-cell>
          <table:table-cell office:value-type="float" office:value="349.0823422511">
            <text:p>349,0823422511</text:p>
          </table:table-cell>
          <table:table-cell office:value-type="float" office:value="344.6973557773">
            <text:p>344,6973557773</text:p>
          </table:table-cell>
          <table:table-cell office:value-type="float" office:value="364.0131265316">
            <text:p>364,0131265316</text:p>
          </table:table-cell>
          <table:table-cell office:value-type="float" office:value="393.7498552353">
            <text:p>393,7498552353</text:p>
          </table:table-cell>
          <table:table-cell office:value-type="float" office:value="414.5897043919">
            <text:p>414,5897043919</text:p>
          </table:table-cell>
          <table:table-cell office:value-type="float" office:value="422.7912437788">
            <text:p>422,7912437788</text:p>
          </table:table-cell>
          <table:table-cell office:value-type="float" office:value="416.7803250791">
            <text:p>416,7803250791</text:p>
          </table:table-cell>
          <table:table-cell office:value-type="float" office:value="427.357647135">
            <text:p>427,357647135</text:p>
          </table:table-cell>
          <table:table-cell office:value-type="float" office:value="394.7424351159">
            <text:p>394,7424351159</text:p>
          </table:table-cell>
          <table:table-cell office:value-type="float" office:value="396.0817314095">
            <text:p>396,0817314095</text:p>
          </table:table-cell>
          <table:table-cell office:value-type="float" office:value="399.0077229182">
            <text:p>399,0077229182</text:p>
          </table:table-cell>
          <table:table-cell office:value-type="float" office:value="379.6860281262">
            <text:p>379,6860281262</text:p>
          </table:table-cell>
          <table:table-cell office:value-type="float" office:value="379.9462815276">
            <text:p>379,9462815276</text:p>
          </table:table-cell>
          <table:table-cell office:value-type="float" office:value="370.0255190333">
            <text:p>370,0255190333</text:p>
          </table:table-cell>
          <table:table-cell office:value-type="float" office:value="360.1607848143">
            <text:p>360,1607848143</text:p>
          </table:table-cell>
          <table:table-cell office:value-type="float" office:value="360.2682221862">
            <text:p>360,2682221862</text:p>
          </table:table-cell>
          <table:table-cell office:value-type="float" office:value="401.3402733187">
            <text:p>401,3402733187</text:p>
          </table:table-cell>
          <table:table-cell office:value-type="float" office:value="392.3265217174">
            <text:p>392,3265217174</text:p>
          </table:table-cell>
          <table:table-cell office:value-type="float" office:value="204.7726826864">
            <text:p>204,7726826864</text:p>
          </table:table-cell>
          <table:table-cell office:value-type="float" office:value="280.4994556895">
            <text:p>280,4994556895</text:p>
          </table:table-cell>
          <table:table-cell office:value-type="float" office:value="306.5755460071">
            <text:p>306,5755460071</text:p>
          </table:table-cell>
          <table:table-cell office:value-type="float" office:value="327.2440532264">
            <text:p>327,2440532264</text:p>
          </table:table-cell>
          <table:table-cell office:value-type="float" office:value="329.1151074321">
            <text:p>329,1151074321</text:p>
          </table:table-cell>
          <table:table-cell office:value-type="float" office:value="319.0611724354">
            <text:p>319,0611724354</text:p>
          </table:table-cell>
          <table:table-cell office:value-type="float" office:value="327.0968127826">
            <text:p>327,0968127826</text:p>
          </table:table-cell>
          <table:table-cell office:value-type="float" office:value="341.9933672817">
            <text:p>341,9933672817</text:p>
          </table:table-cell>
          <table:table-cell office:value-type="float" office:value="377.7118793157">
            <text:p>377,7118793157</text:p>
          </table:table-cell>
          <table:table-cell office:value-type="float" office:value="379.6439765084">
            <text:p>379,6439765084</text:p>
          </table:table-cell>
          <table:table-cell office:value-type="float" office:value="401.4096835183">
            <text:p>401,4096835183</text:p>
          </table:table-cell>
          <table:table-cell office:value-type="float" office:value="430.6336052684">
            <text:p>430,6336052684</text:p>
          </table:table-cell>
          <table:table-cell office:value-type="float" office:value="459.4121633309">
            <text:p>459,4121633309</text:p>
          </table:table-cell>
          <table:table-cell office:value-type="float" office:value="482.1399387855">
            <text:p>482,1399387855</text:p>
          </table:table-cell>
          <table:table-cell office:value-type="float" office:value="521.5452796771">
            <text:p>521,5452796771</text:p>
          </table:table-cell>
          <table:table-cell office:value-type="float" office:value="539.3787986285">
            <text:p>539,3787986285</text:p>
          </table:table-cell>
          <table:table-cell office:value-type="float" office:value="563.4910486832">
            <text:p>563,4910486832</text:p>
          </table:table-cell>
          <table:table-cell office:value-type="float" office:value="591.8214091989">
            <text:p>591,8214091989</text:p>
          </table:table-cell>
          <table:table-cell office:value-type="float" office:value="627.8523817899">
            <text:p>627,8523817899</text:p>
          </table:table-cell>
          <table:table-cell office:value-type="float" office:value="640.947436997">
            <text:p>640,947436997</text:p>
          </table:table-cell>
          <table:table-cell office:value-type="float" office:value="672.748918739">
            <text:p>672,748918739</text:p>
          </table:table-cell>
          <table:table-cell office:value-type="float" office:value="714.5431748243">
            <text:p>714,5431748243</text:p>
          </table:table-cell>
          <table:table-cell office:value-type="float" office:value="738.6391106268">
            <text:p>738,639110626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2" office:value-type="string">
            <text:p>..</text:p>
          </table:table-cell>
          <table:table-cell office:value-type="float" office:value="2205.6099765513">
            <text:p>2205,6099765513</text:p>
          </table:table-cell>
          <table:table-cell office:value-type="float" office:value="2201.3969411597">
            <text:p>2201,3969411597</text:p>
          </table:table-cell>
          <table:table-cell office:value-type="float" office:value="2217.1564517068">
            <text:p>2217,1564517068</text:p>
          </table:table-cell>
          <table:table-cell office:value-type="float" office:value="2293.2884343632">
            <text:p>2293,2884343632</text:p>
          </table:table-cell>
          <table:table-cell office:value-type="float" office:value="2411.0721087948">
            <text:p>2411,0721087948</text:p>
          </table:table-cell>
          <table:table-cell office:value-type="float" office:value="2416.3552128855">
            <text:p>2416,3552128855</text:p>
          </table:table-cell>
          <table:table-cell office:value-type="float" office:value="2375.5142592558">
            <text:p>2375,5142592558</text:p>
          </table:table-cell>
          <table:table-cell office:value-type="float" office:value="2454.8073064006">
            <text:p>2454,8073064006</text:p>
          </table:table-cell>
          <table:table-cell office:value-type="float" office:value="2333.7646822949">
            <text:p>2333,7646822949</text:p>
          </table:table-cell>
          <table:table-cell office:value-type="float" office:value="2263.2731229521">
            <text:p>2263,2731229521</text:p>
          </table:table-cell>
          <table:table-cell office:value-type="float" office:value="2238.3652784447">
            <text:p>2238,3652784447</text:p>
          </table:table-cell>
          <table:table-cell office:value-type="float" office:value="2307.3253227742">
            <text:p>2307,3253227742</text:p>
          </table:table-cell>
          <table:table-cell office:value-type="float" office:value="2227.6080835172">
            <text:p>2227,6080835172</text:p>
          </table:table-cell>
          <table:table-cell office:value-type="float" office:value="2357.1523580042">
            <text:p>2357,1523580042</text:p>
          </table:table-cell>
          <table:table-cell office:value-type="float" office:value="2509.7633685494">
            <text:p>2509,7633685494</text:p>
          </table:table-cell>
          <table:table-cell office:value-type="float" office:value="2512.4899953084">
            <text:p>2512,4899953084</text:p>
          </table:table-cell>
          <table:table-cell office:value-type="float" office:value="2556.013866625">
            <text:p>2556,013866625</text:p>
          </table:table-cell>
          <table:table-cell office:value-type="float" office:value="2600.2392686123">
            <text:p>2600,2392686123</text:p>
          </table:table-cell>
          <table:table-cell office:value-type="float" office:value="2766.5310415365">
            <text:p>2766,5310415365</text:p>
          </table:table-cell>
          <table:table-cell office:value-type="float" office:value="2942.4119393364">
            <text:p>2942,4119393364</text:p>
          </table:table-cell>
          <table:table-cell office:value-type="float" office:value="3052.5649984212">
            <text:p>3052,5649984212</text:p>
          </table:table-cell>
          <table:table-cell office:value-type="float" office:value="3171.0086058782">
            <text:p>3171,0086058782</text:p>
          </table:table-cell>
          <table:table-cell office:value-type="float" office:value="3296.9023524065">
            <text:p>3296,9023524065</text:p>
          </table:table-cell>
          <table:table-cell office:value-type="float" office:value="3412.0283037906">
            <text:p>3412,0283037906</text:p>
          </table:table-cell>
          <table:table-cell office:value-type="float" office:value="3456.8224361667">
            <text:p>3456,8224361667</text:p>
          </table:table-cell>
          <table:table-cell office:value-type="float" office:value="3651.3509510073">
            <text:p>3651,3509510073</text:p>
          </table:table-cell>
          <table:table-cell office:value-type="float" office:value="3663.2768160858">
            <text:p>3663,2768160858</text:p>
          </table:table-cell>
          <table:table-cell office:value-type="float" office:value="3462.6092240419">
            <text:p>3462,6092240419</text:p>
          </table:table-cell>
          <table:table-cell office:value-type="float" office:value="3453.434297635">
            <text:p>3453,434297635</text:p>
          </table:table-cell>
          <table:table-cell office:value-type="float" office:value="3624.5729024173">
            <text:p>3624,5729024173</text:p>
          </table:table-cell>
          <table:table-cell office:value-type="float" office:value="3609.7371193685">
            <text:p>3609,7371193685</text:p>
          </table:table-cell>
          <table:table-cell office:value-type="float" office:value="3510.9248828833">
            <text:p>3510,9248828833</text:p>
          </table:table-cell>
          <table:table-cell office:value-type="float" office:value="3524.5956486674">
            <text:p>3524,5956486674</text:p>
          </table:table-cell>
          <table:table-cell office:value-type="float" office:value="3555.0560327172">
            <text:p>3555,0560327172</text:p>
          </table:table-cell>
          <table:table-cell office:value-type="float" office:value="3782.4048534628">
            <text:p>3782,404853462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7" office:value-type="string">
            <text:p>..</text:p>
          </table:table-cell>
          <table:table-cell office:value-type="float" office:value="60836.7432123453">
            <text:p>60836,7432123453</text:p>
          </table:table-cell>
          <table:table-cell office:value-type="float" office:value="64697.1458668642">
            <text:p>64697,1458668642</text:p>
          </table:table-cell>
          <table:table-cell office:value-type="float" office:value="69744.3487561355">
            <text:p>69744,3487561355</text:p>
          </table:table-cell>
          <table:table-cell office:value-type="float" office:value="70449.0349570552">
            <text:p>70449,0349570552</text:p>
          </table:table-cell>
          <table:table-cell office:value-type="float" office:value="73438.6502394287">
            <text:p>73438,6502394287</text:p>
          </table:table-cell>
          <table:table-cell office:value-type="float" office:value="72748.7264217632">
            <text:p>72748,7264217632</text:p>
          </table:table-cell>
          <table:table-cell office:value-type="float" office:value="74582.2486194763">
            <text:p>74582,2486194763</text:p>
          </table:table-cell>
          <table:table-cell office:value-type="float" office:value="76998.2117645224">
            <text:p>76998,2117645224</text:p>
          </table:table-cell>
          <table:table-cell office:value-type="float" office:value="77823.1926048565">
            <text:p>77823,1926048565</text:p>
          </table:table-cell>
          <table:table-cell office:value-type="float" office:value="79802.9837757215">
            <text:p>79802,9837757215</text:p>
          </table:table-cell>
          <table:table-cell office:value-type="float" office:value="84457.8594693017">
            <text:p>84457,8594693017</text:p>
          </table:table-cell>
          <table:table-cell office:value-type="float" office:value="84793.6483103539">
            <text:p>84793,6483103539</text:p>
          </table:table-cell>
          <table:table-cell office:value-type="float" office:value="73024.1110592341">
            <text:p>73024,1110592341</text:p>
          </table:table-cell>
          <table:table-cell office:value-type="float" office:value="68758.368617233">
            <text:p>68758,368617233</text:p>
          </table:table-cell>
          <table:table-cell office:value-type="float" office:value="61488.7678599557">
            <text:p>61488,7678599557</text:p>
          </table:table-cell>
          <table:table-cell office:value-type="float" office:value="56116.9536790445">
            <text:p>56116,9536790445</text:p>
          </table:table-cell>
          <table:table-cell office:value-type="float" office:value="53759.8385038493">
            <text:p>53759,8385038493</text:p>
          </table:table-cell>
          <table:table-cell office:value-type="float" office:value="52708.0007998042">
            <text:p>52708,0007998042</text:p>
          </table:table-cell>
          <table:table-cell office:value-type="float" office:value="52476.9701283514">
            <text:p>52476,9701283514</text:p>
          </table:table-cell>
          <table:table-cell office:value-type="float" office:value="52596.224499382">
            <text:p>52596,2244993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0" office:value-type="string">
            <text:p>..</text:p>
          </table:table-cell>
          <table:table-cell office:value-type="float" office:value="854.4241692461">
            <text:p>854,4241692461</text:p>
          </table:table-cell>
          <table:table-cell office:value-type="float" office:value="862.9033675833">
            <text:p>862,9033675833</text:p>
          </table:table-cell>
          <table:table-cell office:value-type="float" office:value="863.4940540807">
            <text:p>863,4940540807</text:p>
          </table:table-cell>
          <table:table-cell office:value-type="float" office:value="898.6528026313">
            <text:p>898,6528026313</text:p>
          </table:table-cell>
          <table:table-cell office:value-type="float" office:value="911.0056018181">
            <text:p>911,0056018181</text:p>
          </table:table-cell>
          <table:table-cell office:value-type="float" office:value="952.6797735827">
            <text:p>952,6797735827</text:p>
          </table:table-cell>
          <table:table-cell office:value-type="float" office:value="1015.3953915155">
            <text:p>1015,3953915155</text:p>
          </table:table-cell>
          <table:table-cell office:value-type="float" office:value="1024.1790595975">
            <text:p>1024,1790595975</text:p>
          </table:table-cell>
          <table:table-cell office:value-type="float" office:value="1082.7148821661">
            <text:p>1082,7148821661</text:p>
          </table:table-cell>
          <table:table-cell office:value-type="float" office:value="1083.6642708722">
            <text:p>1083,6642708722</text:p>
          </table:table-cell>
          <table:table-cell office:value-type="float" office:value="1129.754961462">
            <text:p>1129,754961462</text:p>
          </table:table-cell>
          <table:table-cell office:value-type="float" office:value="1152.8997798492">
            <text:p>1152,8997798492</text:p>
          </table:table-cell>
          <table:table-cell office:value-type="float" office:value="1162.5373965592">
            <text:p>1162,5373965592</text:p>
          </table:table-cell>
          <table:table-cell office:value-type="float" office:value="1191.4367747898">
            <text:p>1191,4367747898</text:p>
          </table:table-cell>
          <table:table-cell office:value-type="float" office:value="1240.9980986216">
            <text:p>1240,9980986216</text:p>
          </table:table-cell>
          <table:table-cell office:value-type="float" office:value="1260.3220298263">
            <text:p>1260,3220298263</text:p>
          </table:table-cell>
          <table:table-cell office:value-type="float" office:value="1283.8867074562">
            <text:p>1283,88670745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8" office:value-type="string">
            <text:p>..</text:p>
          </table:table-cell>
          <table:table-cell office:value-type="float" office:value="14253.525051697">
            <text:p>14253,525051697</text:p>
          </table:table-cell>
          <table:table-cell office:value-type="float" office:value="14541.5374021275">
            <text:p>14541,5374021275</text:p>
          </table:table-cell>
          <table:table-cell office:value-type="float" office:value="22133.9049242035">
            <text:p>22133,9049242035</text:p>
          </table:table-cell>
          <table:table-cell office:value-type="float" office:value="25517.1841353502">
            <text:p>25517,1841353502</text:p>
          </table:table-cell>
          <table:table-cell office:value-type="float" office:value="29931.4707146121">
            <text:p>29931,4707146121</text:p>
          </table:table-cell>
          <table:table-cell office:value-type="float" office:value="35393.5835661149">
            <text:p>35393,5835661149</text:p>
          </table:table-cell>
          <table:table-cell office:value-type="float" office:value="39125.4456241907">
            <text:p>39125,4456241907</text:p>
          </table:table-cell>
          <table:table-cell office:value-type="float" office:value="33860.391586526">
            <text:p>33860,391586526</text:p>
          </table:table-cell>
          <table:table-cell office:value-type="float" office:value="37905.1189633422">
            <text:p>37905,1189633422</text:p>
          </table:table-cell>
          <table:table-cell office:value-type="float" office:value="38557.2148870784">
            <text:p>38557,2148870784</text:p>
          </table:table-cell>
          <table:table-cell office:value-type="float" office:value="34657.4308405071">
            <text:p>34657,4308405071</text:p>
          </table:table-cell>
          <table:table-cell office:value-type="float" office:value="36676.5798166759">
            <text:p>36676,5798166759</text:p>
          </table:table-cell>
          <table:table-cell office:value-type="float" office:value="36518.0450168757">
            <text:p>36518,0450168757</text:p>
          </table:table-cell>
          <table:table-cell office:value-type="float" office:value="34979.3485018947">
            <text:p>34979,3485018947</text:p>
          </table:table-cell>
          <table:table-cell office:value-type="float" office:value="26017.9618805561">
            <text:p>26017,9618805561</text:p>
          </table:table-cell>
          <table:table-cell office:value-type="float" office:value="20512.7843486214">
            <text:p>20512,7843486214</text:p>
          </table:table-cell>
          <table:table-cell office:value-type="float" office:value="18427.0047393798">
            <text:p>18427,0047393798</text:p>
          </table:table-cell>
          <table:table-cell office:value-type="float" office:value="15734.7373699196">
            <text:p>15734,7373699196</text:p>
          </table:table-cell>
          <table:table-cell office:value-type="float" office:value="17509.0588255314">
            <text:p>17509,0588255314</text:p>
          </table:table-cell>
          <table:table-cell office:value-type="float" office:value="15608.7527093434">
            <text:p>15608,7527093434</text:p>
          </table:table-cell>
          <table:table-cell office:value-type="float" office:value="16921.5486858887">
            <text:p>16921,5486858887</text:p>
          </table:table-cell>
          <table:table-cell office:value-type="float" office:value="16194.5142988576">
            <text:p>16194,5142988576</text:p>
          </table:table-cell>
          <table:table-cell office:value-type="float" office:value="18002.7387272615">
            <text:p>18002,7387272615</text:p>
          </table:table-cell>
          <table:table-cell office:value-type="float" office:value="20040.4957041795">
            <text:p>20040,4957041795</text:p>
          </table:table-cell>
          <table:table-cell office:value-type="float" office:value="20226.8542212626">
            <text:p>20226,8542212626</text:p>
          </table:table-cell>
          <table:table-cell office:value-type="float" office:value="19413.7829327585">
            <text:p>19413,7829327585</text:p>
          </table:table-cell>
          <table:table-cell office:value-type="float" office:value="19041.0583983076">
            <text:p>19041,0583983076</text:p>
          </table:table-cell>
          <table:table-cell office:value-type="float" office:value="18648.8568670781">
            <text:p>18648,8568670781</text:p>
          </table:table-cell>
          <table:table-cell office:value-type="float" office:value="18744.7805145329">
            <text:p>18744,7805145329</text:p>
          </table:table-cell>
          <table:table-cell office:value-type="float" office:value="18588.3043453831">
            <text:p>18588,3043453831</text:p>
          </table:table-cell>
          <table:table-cell office:value-type="float" office:value="18763.5859281919">
            <text:p>18763,5859281919</text:p>
          </table:table-cell>
          <table:table-cell office:value-type="float" office:value="17690.917568779">
            <text:p>17690,917568779</text:p>
          </table:table-cell>
          <table:table-cell office:value-type="float" office:value="18263.2300818186">
            <text:p>18263,2300818186</text:p>
          </table:table-cell>
          <table:table-cell office:value-type="float" office:value="17585.390454968">
            <text:p>17585,390454968</text:p>
          </table:table-cell>
          <table:table-cell office:value-type="float" office:value="16619.4346590337">
            <text:p>16619,4346590337</text:p>
          </table:table-cell>
          <table:table-cell office:value-type="float" office:value="17954.9497936841">
            <text:p>17954,9497936841</text:p>
          </table:table-cell>
          <table:table-cell office:value-type="float" office:value="18822.7300411973">
            <text:p>18822,7300411973</text:p>
          </table:table-cell>
          <table:table-cell office:value-type="float" office:value="19309.3120670672">
            <text:p>19309,3120670672</text:p>
          </table:table-cell>
          <table:table-cell office:value-type="float" office:value="19304.5502317946">
            <text:p>19304,5502317946</text:p>
          </table:table-cell>
          <table:table-cell office:value-type="float" office:value="19136.1592335417">
            <text:p>19136,1592335417</text:p>
          </table:table-cell>
          <table:table-cell office:value-type="float" office:value="19792.7203836535">
            <text:p>19792,7203836535</text:p>
          </table:table-cell>
          <table:table-cell office:value-type="float" office:value="18861.1099983952">
            <text:p>18861,1099983952</text:p>
          </table:table-cell>
          <table:table-cell office:value-type="float" office:value="19259.5872568465">
            <text:p>19259,5872568465</text:p>
          </table:table-cell>
          <table:table-cell office:value-type="float" office:value="20575.4979506353">
            <text:p>20575,4979506353</text:p>
          </table:table-cell>
          <table:table-cell office:value-type="float" office:value="21056.3471472209">
            <text:p>21056,3471472209</text:p>
          </table:table-cell>
          <table:table-cell office:value-type="float" office:value="21005.0121226588">
            <text:p>21005,0121226588</text:p>
          </table:table-cell>
          <table:table-cell office:value-type="float" office:value="21183.4648875212">
            <text:p>21183,4648875212</text:p>
          </table:table-cell>
          <table:table-cell office:value-type="float" office:value="21507.9556933289">
            <text:p>21507,9556933289</text:p>
          </table:table-cell>
          <table:table-cell office:value-type="float" office:value="21395.3597802581">
            <text:p>21395,359780258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0.3233526677">
            <text:p>1080,3233526677</text:p>
          </table:table-cell>
          <table:table-cell office:value-type="float" office:value="1082.7652144967">
            <text:p>1082,7652144967</text:p>
          </table:table-cell>
          <table:table-cell office:value-type="float" office:value="1052.0554611387">
            <text:p>1052,0554611387</text:p>
          </table:table-cell>
          <table:table-cell office:value-type="float" office:value="1042.4664108549">
            <text:p>1042,4664108549</text:p>
          </table:table-cell>
          <table:table-cell office:value-type="float" office:value="1053.1409882171">
            <text:p>1053,1409882171</text:p>
          </table:table-cell>
          <table:table-cell office:value-type="float" office:value="1037.4513014486">
            <text:p>1037,4513014486</text:p>
          </table:table-cell>
          <table:table-cell office:value-type="float" office:value="1037.3452183148">
            <text:p>1037,3452183148</text:p>
          </table:table-cell>
          <table:table-cell office:value-type="float" office:value="995.7777049708">
            <text:p>995,7777049708</text:p>
          </table:table-cell>
          <table:table-cell office:value-type="float" office:value="1028.2769755752">
            <text:p>1028,2769755752</text:p>
          </table:table-cell>
          <table:table-cell office:value-type="float" office:value="933.1439358554">
            <text:p>933,1439358554</text:p>
          </table:table-cell>
          <table:table-cell office:value-type="float" office:value="983.378030612">
            <text:p>983,378030612</text:p>
          </table:table-cell>
          <table:table-cell office:value-type="float" office:value="952.6937784904">
            <text:p>952,6937784904</text:p>
          </table:table-cell>
          <table:table-cell office:value-type="float" office:value="982.898872203">
            <text:p>982,898872203</text:p>
          </table:table-cell>
          <table:table-cell office:value-type="float" office:value="900.3006645162">
            <text:p>900,3006645162</text:p>
          </table:table-cell>
          <table:table-cell office:value-type="float" office:value="911.1812566753">
            <text:p>911,1812566753</text:p>
          </table:table-cell>
          <table:table-cell office:value-type="float" office:value="953.2731949657">
            <text:p>953,2731949657</text:p>
          </table:table-cell>
          <table:table-cell office:value-type="float" office:value="1011.9733268427">
            <text:p>1011,9733268427</text:p>
          </table:table-cell>
          <table:table-cell office:value-type="float" office:value="961.12730807">
            <text:p>961,12730807</text:p>
          </table:table-cell>
          <table:table-cell office:value-type="float" office:value="901.2896183515">
            <text:p>901,2896183515</text:p>
          </table:table-cell>
          <table:table-cell office:value-type="float" office:value="940.8795776299">
            <text:p>940,8795776299</text:p>
          </table:table-cell>
          <table:table-cell office:value-type="float" office:value="886.2193534333">
            <text:p>886,2193534333</text:p>
          </table:table-cell>
          <table:table-cell office:value-type="float" office:value="905.6114838677">
            <text:p>905,6114838677</text:p>
          </table:table-cell>
          <table:table-cell office:value-type="float" office:value="948.6401024932">
            <text:p>948,6401024932</text:p>
          </table:table-cell>
          <table:table-cell office:value-type="float" office:value="871.5481079875">
            <text:p>871,5481079875</text:p>
          </table:table-cell>
          <table:table-cell office:value-type="float" office:value="877.0465391911">
            <text:p>877,0465391911</text:p>
          </table:table-cell>
          <table:table-cell office:value-type="float" office:value="878.5474122459">
            <text:p>878,5474122459</text:p>
          </table:table-cell>
          <table:table-cell office:value-type="float" office:value="878.6092906066">
            <text:p>878,6092906066</text:p>
          </table:table-cell>
          <table:table-cell office:value-type="float" office:value="904.0659673805">
            <text:p>904,0659673805</text:p>
          </table:table-cell>
          <table:table-cell office:value-type="float" office:value="871.6424023291">
            <text:p>871,6424023291</text:p>
          </table:table-cell>
          <table:table-cell office:value-type="float" office:value="879.0309003251">
            <text:p>879,0309003251</text:p>
          </table:table-cell>
          <table:table-cell office:value-type="float" office:value="846.8588073708">
            <text:p>846,8588073708</text:p>
          </table:table-cell>
          <table:table-cell office:value-type="float" office:value="842.4093261861">
            <text:p>842,4093261861</text:p>
          </table:table-cell>
          <table:table-cell office:value-type="float" office:value="827.3782470228">
            <text:p>827,3782470228</text:p>
          </table:table-cell>
          <table:table-cell office:value-type="float" office:value="813.5759660582">
            <text:p>813,5759660582</text:p>
          </table:table-cell>
          <table:table-cell office:value-type="float" office:value="790.499966787">
            <text:p>790,499966787</text:p>
          </table:table-cell>
          <table:table-cell office:value-type="float" office:value="810.5742644265">
            <text:p>810,5742644265</text:p>
          </table:table-cell>
          <table:table-cell office:value-type="float" office:value="805.9245359838">
            <text:p>805,9245359838</text:p>
          </table:table-cell>
          <table:table-cell office:value-type="float" office:value="810.9987080164">
            <text:p>810,9987080164</text:p>
          </table:table-cell>
          <table:table-cell office:value-type="float" office:value="838.6056186347">
            <text:p>838,6056186347</text:p>
          </table:table-cell>
          <table:table-cell office:value-type="float" office:value="870.7930827944">
            <text:p>870,7930827944</text:p>
          </table:table-cell>
          <table:table-cell office:value-type="float" office:value="877.0022532676">
            <text:p>877,0022532676</text:p>
          </table:table-cell>
          <table:table-cell office:value-type="float" office:value="894.5115972441">
            <text:p>894,5115972441</text:p>
          </table:table-cell>
          <table:table-cell office:value-type="float" office:value="877.6481510168">
            <text:p>877,6481510168</text:p>
          </table:table-cell>
          <table:table-cell office:value-type="float" office:value="912.2505119886">
            <text:p>912,2505119886</text:p>
          </table:table-cell>
          <table:table-cell office:value-type="float" office:value="940.6869209554">
            <text:p>940,6869209554</text:p>
          </table:table-cell>
          <table:table-cell office:value-type="float" office:value="967.4987202827">
            <text:p>967,4987202827</text:p>
          </table:table-cell>
          <table:table-cell office:value-type="float" office:value="965.1095025552">
            <text:p>965,1095025552</text:p>
          </table:table-cell>
          <table:table-cell office:value-type="float" office:value="985.7499136631">
            <text:p>985,7499136631</text:p>
          </table:table-cell>
          <table:table-cell office:value-type="float" office:value="994.3802341608">
            <text:p>994,3802341608</text:p>
          </table:table-cell>
          <table:table-cell office:value-type="float" office:value="990.3208721995">
            <text:p>990,3208721995</text:p>
          </table:table-cell>
          <table:table-cell office:value-type="float" office:value="1002.5299403222">
            <text:p>1002,5299403222</text:p>
          </table:table-cell>
          <table:table-cell office:value-type="float" office:value="990.6804733082">
            <text:p>990,6804733082</text:p>
          </table:table-cell>
          <table:table-cell office:value-type="float" office:value="1003.9915250022">
            <text:p>1003,9915250022</text:p>
          </table:table-cell>
          <table:table-cell office:value-type="float" office:value="1008.0240385916">
            <text:p>1008,0240385916</text:p>
          </table:table-cell>
          <table:table-cell office:value-type="float" office:value="1018.3927476594">
            <text:p>1018,3927476594</text:p>
          </table:table-cell>
          <table:table-cell office:value-type="float" office:value="1052.9588198175">
            <text:p>1052,9588198175</text:p>
          </table:table-cell>
          <table:table-cell office:value-type="float" office:value="1092.2511622778">
            <text:p>1092,251162277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3153.3833932629">
            <text:p>3153,3833932629</text:p>
          </table:table-cell>
          <table:table-cell office:value-type="float" office:value="3233.0960198971">
            <text:p>3233,0960198971</text:p>
          </table:table-cell>
          <table:table-cell office:value-type="float" office:value="3475.1020523929">
            <text:p>3475,1020523929</text:p>
          </table:table-cell>
          <table:table-cell office:value-type="float" office:value="3573.0885666087">
            <text:p>3573,0885666087</text:p>
          </table:table-cell>
          <table:table-cell office:value-type="float" office:value="3150.4635890803">
            <text:p>3150,4635890803</text:p>
          </table:table-cell>
          <table:table-cell office:value-type="float" office:value="3405.7795993578">
            <text:p>3405,7795993578</text:p>
          </table:table-cell>
          <table:table-cell office:value-type="float" office:value="3581.9742277368">
            <text:p>3581,9742277368</text:p>
          </table:table-cell>
          <table:table-cell office:value-type="float" office:value="3840.3971019471">
            <text:p>3840,3971019471</text:p>
          </table:table-cell>
          <table:table-cell office:value-type="float" office:value="4018.5063389768">
            <text:p>4018,5063389768</text:p>
          </table:table-cell>
          <table:table-cell office:value-type="float" office:value="4392.2775260141">
            <text:p>4392,2775260141</text:p>
          </table:table-cell>
          <table:table-cell office:value-type="float" office:value="4649.5762671951">
            <text:p>4649,5762671951</text:p>
          </table:table-cell>
          <table:table-cell office:value-type="float" office:value="4896.8244409833">
            <text:p>4896,8244409833</text:p>
          </table:table-cell>
          <table:table-cell office:value-type="float" office:value="5206.2531451164">
            <text:p>5206,2531451164</text:p>
          </table:table-cell>
          <table:table-cell office:value-type="float" office:value="5509.0587905222">
            <text:p>5509,0587905222</text:p>
          </table:table-cell>
          <table:table-cell office:value-type="float" office:value="5358.8437417654">
            <text:p>5358,8437417654</text:p>
          </table:table-cell>
          <table:table-cell office:value-type="float" office:value="5411.8774039191">
            <text:p>5411,8774039191</text:p>
          </table:table-cell>
          <table:table-cell office:value-type="float" office:value="5531.2183484586">
            <text:p>5531,2183484586</text:p>
          </table:table-cell>
          <table:table-cell office:value-type="float" office:value="5501.69655273">
            <text:p>5501,69655273</text:p>
          </table:table-cell>
          <table:table-cell office:value-type="float" office:value="5670.7117300202">
            <text:p>5670,7117300202</text:p>
          </table:table-cell>
          <table:table-cell office:value-type="float" office:value="5593.0612018947">
            <text:p>5593,0612018947</text:p>
          </table:table-cell>
          <table:table-cell office:value-type="float" office:value="5663.3923807184">
            <text:p>5663,3923807184</text:p>
          </table:table-cell>
          <table:table-cell office:value-type="float" office:value="5852.384298958">
            <text:p>5852,384298958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2829.6406593833">
            <text:p>2829,6406593833</text:p>
          </table:table-cell>
          <table:table-cell office:value-type="float" office:value="2616.8743483039">
            <text:p>2616,8743483039</text:p>
          </table:table-cell>
          <table:table-cell office:value-type="float" office:value="2762.6471444305">
            <text:p>2762,6471444305</text:p>
          </table:table-cell>
          <table:table-cell office:value-type="float" office:value="2966.2818223248">
            <text:p>2966,2818223248</text:p>
          </table:table-cell>
          <table:table-cell office:value-type="float" office:value="3064.1340805456">
            <text:p>3064,1340805456</text:p>
          </table:table-cell>
          <table:table-cell office:value-type="float" office:value="2956.452168475">
            <text:p>2956,452168475</text:p>
          </table:table-cell>
          <table:table-cell office:value-type="float" office:value="3284.390828853">
            <text:p>3284,390828853</text:p>
          </table:table-cell>
          <table:table-cell office:value-type="float" office:value="3220.8102888321">
            <text:p>3220,8102888321</text:p>
          </table:table-cell>
          <table:table-cell office:value-type="float" office:value="3381.2332371008">
            <text:p>3381,2332371008</text:p>
          </table:table-cell>
          <table:table-cell office:value-type="float" office:value="3301.7469750007">
            <text:p>3301,7469750007</text:p>
          </table:table-cell>
          <table:table-cell office:value-type="float" office:value="3511.8486329068">
            <text:p>3511,8486329068</text:p>
          </table:table-cell>
          <table:table-cell office:value-type="float" office:value="3987.086398025">
            <text:p>3987,086398025</text:p>
          </table:table-cell>
          <table:table-cell office:value-type="float" office:value="4137.6867431677">
            <text:p>4137,6867431677</text:p>
          </table:table-cell>
          <table:table-cell office:value-type="float" office:value="4443.8728019939">
            <text:p>4443,8728019939</text:p>
          </table:table-cell>
          <table:table-cell office:value-type="float" office:value="4420.5721140717">
            <text:p>4420,5721140717</text:p>
          </table:table-cell>
          <table:table-cell office:value-type="float" office:value="4456.7983473951">
            <text:p>4456,7983473951</text:p>
          </table:table-cell>
          <table:table-cell office:value-type="float" office:value="5078.4506255434">
            <text:p>5078,4506255434</text:p>
          </table:table-cell>
          <table:table-cell office:value-type="float" office:value="4665.2328785062">
            <text:p>4665,2328785062</text:p>
          </table:table-cell>
          <table:table-cell office:value-type="float" office:value="5618.905919486">
            <text:p>5618,905919486</text:p>
          </table:table-cell>
          <table:table-cell office:value-type="float" office:value="6450.7419511566">
            <text:p>6450,7419511566</text:p>
          </table:table-cell>
          <table:table-cell office:value-type="float" office:value="6120.5388430946">
            <text:p>6120,5388430946</text:p>
          </table:table-cell>
          <table:table-cell office:value-type="float" office:value="5549.8233940069">
            <text:p>5549,8233940069</text:p>
          </table:table-cell>
          <table:table-cell office:value-type="float" office:value="5455.5900151213">
            <text:p>5455,5900151213</text:p>
          </table:table-cell>
          <table:table-cell office:value-type="float" office:value="5368.8419083726">
            <text:p>5368,8419083726</text:p>
          </table:table-cell>
          <table:table-cell office:value-type="float" office:value="5577.9176377689">
            <text:p>5577,9176377689</text:p>
          </table:table-cell>
          <table:table-cell office:value-type="float" office:value="6148.4345146039">
            <text:p>6148,4345146039</text:p>
          </table:table-cell>
          <table:table-cell office:value-type="float" office:value="6099.421585424">
            <text:p>6099,421585424</text:p>
          </table:table-cell>
          <table:table-cell office:value-type="float" office:value="6103.3737583162">
            <text:p>6103,3737583162</text:p>
          </table:table-cell>
          <table:table-cell office:value-type="float" office:value="6408.805833477">
            <text:p>6408,805833477</text:p>
          </table:table-cell>
          <table:table-cell office:value-type="float" office:value="7084.066866359">
            <text:p>7084,066866359</text:p>
          </table:table-cell>
          <table:table-cell office:value-type="float" office:value="7542.5594308647">
            <text:p>7542,5594308647</text:p>
          </table:table-cell>
          <table:table-cell office:value-type="float" office:value="7648.21344646">
            <text:p>7648,21344646</text:p>
          </table:table-cell>
          <table:table-cell office:value-type="float" office:value="8158.4112635336">
            <text:p>8158,4112635336</text:p>
          </table:table-cell>
          <table:table-cell office:value-type="float" office:value="8485.2914284767">
            <text:p>8485,2914284767</text:p>
          </table:table-cell>
          <table:table-cell office:value-type="float" office:value="8196.0925547874">
            <text:p>8196,0925547874</text:p>
          </table:table-cell>
          <table:table-cell office:value-type="float" office:value="8009.794500811">
            <text:p>8009,794500811</text:p>
          </table:table-cell>
          <table:table-cell office:value-type="float" office:value="8281.2800992658">
            <text:p>8281,2800992658</text:p>
          </table:table-cell>
          <table:table-cell office:value-type="float" office:value="9163.6850659942">
            <text:p>9163,6850659942</text:p>
          </table:table-cell>
          <table:table-cell office:value-type="float" office:value="9741.3605027237">
            <text:p>9741,3605027237</text:p>
          </table:table-cell>
          <table:table-cell office:value-type="float" office:value="9730.6999233946">
            <text:p>9730,6999233946</text:p>
          </table:table-cell>
          <table:table-cell office:value-type="float" office:value="9790.2707716522">
            <text:p>9790,2707716522</text:p>
          </table:table-cell>
          <table:table-cell office:value-type="float" office:value="9559.5519572009">
            <text:p>9559,5519572009</text:p>
          </table:table-cell>
          <table:table-cell office:value-type="float" office:value="9384.1524814478">
            <text:p>9384,1524814478</text:p>
          </table:table-cell>
          <table:table-cell office:value-type="float" office:value="8932.1950542646">
            <text:p>8932,1950542646</text:p>
          </table:table-cell>
          <table:table-cell office:value-type="float" office:value="8709.7826887445">
            <text:p>8709,7826887445</text:p>
          </table:table-cell>
          <table:table-cell office:value-type="float" office:value="9450.2794336366">
            <text:p>9450,2794336366</text:p>
          </table:table-cell>
          <table:table-cell office:value-type="float" office:value="10126.290476779">
            <text:p>10126,290476779</text:p>
          </table:table-cell>
          <table:table-cell office:value-type="float" office:value="11124.6571123506">
            <text:p>11124,6571123506</text:p>
          </table:table-cell>
          <table:table-cell office:value-type="float" office:value="10645.0866961106">
            <text:p>10645,0866961106</text:p>
          </table:table-cell>
          <table:table-cell office:value-type="float" office:value="10486.1898908954">
            <text:p>10486,1898908954</text:p>
          </table:table-cell>
          <table:table-cell office:value-type="float" office:value="10804.6844747547">
            <text:p>10804,6844747547</text:p>
          </table:table-cell>
          <table:table-cell office:value-type="float" office:value="11967.3623467509">
            <text:p>11967,3623467509</text:p>
          </table:table-cell>
          <table:table-cell office:value-type="float" office:value="12633.8883330393">
            <text:p>12633,8883330393</text:p>
          </table:table-cell>
          <table:table-cell office:value-type="float" office:value="13153.0386775823">
            <text:p>13153,0386775823</text:p>
          </table:table-cell>
          <table:table-cell office:value-type="float" office:value="13379.590567362">
            <text:p>13379,590567362</text:p>
          </table:table-cell>
          <table:table-cell office:value-type="float" office:value="13542.2280589431">
            <text:p>13542,2280589431</text:p>
          </table:table-cell>
          <table:table-cell office:value-type="float" office:value="13963.5916450155">
            <text:p>13963,591645015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76.2708664146">
            <text:p>376,2708664146</text:p>
          </table:table-cell>
          <table:table-cell office:value-type="float" office:value="377.7993584197">
            <text:p>377,7993584197</text:p>
          </table:table-cell>
          <table:table-cell office:value-type="float" office:value="389.3042507127">
            <text:p>389,3042507127</text:p>
          </table:table-cell>
          <table:table-cell office:value-type="float" office:value="390.0774479587">
            <text:p>390,0774479587</text:p>
          </table:table-cell>
          <table:table-cell office:value-type="float" office:value="409.8679677162">
            <text:p>409,8679677162</text:p>
          </table:table-cell>
          <table:table-cell office:value-type="float" office:value="432.5317245933">
            <text:p>432,5317245933</text:p>
          </table:table-cell>
          <table:table-cell office:value-type="float" office:value="432.9944406357">
            <text:p>432,9944406357</text:p>
          </table:table-cell>
          <table:table-cell office:value-type="float" office:value="426.2176296478">
            <text:p>426,2176296478</text:p>
          </table:table-cell>
          <table:table-cell office:value-type="float" office:value="427.6194969722">
            <text:p>427,6194969722</text:p>
          </table:table-cell>
          <table:table-cell office:value-type="float" office:value="455.9907532607">
            <text:p>455,9907532607</text:p>
          </table:table-cell>
          <table:table-cell office:value-type="float" office:value="486.1650275445">
            <text:p>486,1650275445</text:p>
          </table:table-cell>
          <table:table-cell office:value-type="float" office:value="493.2104637399">
            <text:p>493,2104637399</text:p>
          </table:table-cell>
          <table:table-cell office:value-type="float" office:value="487.485987157">
            <text:p>487,485987157</text:p>
          </table:table-cell>
          <table:table-cell office:value-type="float" office:value="487.9193358356">
            <text:p>487,9193358356</text:p>
          </table:table-cell>
          <table:table-cell office:value-type="float" office:value="494.002260359">
            <text:p>494,002260359</text:p>
          </table:table-cell>
          <table:table-cell office:value-type="float" office:value="491.1077194575">
            <text:p>491,1077194575</text:p>
          </table:table-cell>
          <table:table-cell office:value-type="float" office:value="477.875393839">
            <text:p>477,875393839</text:p>
          </table:table-cell>
          <table:table-cell office:value-type="float" office:value="467.1412861799">
            <text:p>467,1412861799</text:p>
          </table:table-cell>
          <table:table-cell office:value-type="float" office:value="467.2825816721">
            <text:p>467,2825816721</text:p>
          </table:table-cell>
          <table:table-cell office:value-type="float" office:value="476.9323625201">
            <text:p>476,9323625201</text:p>
          </table:table-cell>
          <table:table-cell office:value-type="float" office:value="488.2559603656">
            <text:p>488,2559603656</text:p>
          </table:table-cell>
          <table:table-cell office:value-type="float" office:value="490.6845413339">
            <text:p>490,6845413339</text:p>
          </table:table-cell>
          <table:table-cell office:value-type="float" office:value="502.4628002861">
            <text:p>502,4628002861</text:p>
          </table:table-cell>
          <table:table-cell office:value-type="float" office:value="480.5355668474">
            <text:p>480,5355668474</text:p>
          </table:table-cell>
          <table:table-cell office:value-type="float" office:value="487.938363502">
            <text:p>487,938363502</text:p>
          </table:table-cell>
          <table:table-cell office:value-type="float" office:value="449.8522814052">
            <text:p>449,8522814052</text:p>
          </table:table-cell>
          <table:table-cell office:value-type="float" office:value="442.2723625275">
            <text:p>442,2723625275</text:p>
          </table:table-cell>
          <table:table-cell office:value-type="float" office:value="459.8867640019">
            <text:p>459,8867640019</text:p>
          </table:table-cell>
          <table:table-cell office:value-type="float" office:value="415.1524998167">
            <text:p>415,1524998167</text:p>
          </table:table-cell>
          <table:table-cell office:value-type="float" office:value="408.6882822998">
            <text:p>408,6882822998</text:p>
          </table:table-cell>
          <table:table-cell office:value-type="float" office:value="416.2303015978">
            <text:p>416,2303015978</text:p>
          </table:table-cell>
          <table:table-cell office:value-type="float" office:value="423.5649683262">
            <text:p>423,5649683262</text:p>
          </table:table-cell>
          <table:table-cell office:value-type="float" office:value="343.5007663971">
            <text:p>343,5007663971</text:p>
          </table:table-cell>
          <table:table-cell office:value-type="float" office:value="350.1652950494">
            <text:p>350,1652950494</text:p>
          </table:table-cell>
          <table:table-cell office:value-type="float" office:value="345.2441000776">
            <text:p>345,2441000776</text:p>
          </table:table-cell>
          <table:table-cell office:value-type="float" office:value="318.2794255585">
            <text:p>318,2794255585</text:p>
          </table:table-cell>
          <table:table-cell office:value-type="float" office:value="323.2919309535">
            <text:p>323,2919309535</text:p>
          </table:table-cell>
          <table:table-cell office:value-type="float" office:value="302.6588329341">
            <text:p>302,6588329341</text:p>
          </table:table-cell>
          <table:table-cell office:value-type="float" office:value="304.65137055">
            <text:p>304,65137055</text:p>
          </table:table-cell>
          <table:table-cell office:value-type="float" office:value="292.9584933752">
            <text:p>292,9584933752</text:p>
          </table:table-cell>
          <table:table-cell office:value-type="float" office:value="303.7890981154">
            <text:p>303,7890981154</text:p>
          </table:table-cell>
          <table:table-cell office:value-type="float" office:value="271.6896441638">
            <text:p>271,6896441638</text:p>
          </table:table-cell>
          <table:table-cell office:value-type="float" office:value="327.9674226912">
            <text:p>327,9674226912</text:p>
          </table:table-cell>
          <table:table-cell office:value-type="float" office:value="342.0190236656">
            <text:p>342,0190236656</text:p>
          </table:table-cell>
          <table:table-cell office:value-type="float" office:value="347.9001293744">
            <text:p>347,9001293744</text:p>
          </table:table-cell>
          <table:table-cell office:value-type="float" office:value="348.9447397271">
            <text:p>348,9447397271</text:p>
          </table:table-cell>
          <table:table-cell office:value-type="float" office:value="356.2449586191">
            <text:p>356,2449586191</text:p>
          </table:table-cell>
          <table:table-cell office:value-type="float" office:value="374.2828754117">
            <text:p>374,2828754117</text:p>
          </table:table-cell>
          <table:table-cell office:value-type="float" office:value="384.8980308678">
            <text:p>384,8980308678</text:p>
          </table:table-cell>
          <table:table-cell office:value-type="float" office:value="393.5454834397">
            <text:p>393,5454834397</text:p>
          </table:table-cell>
          <table:table-cell office:value-type="float" office:value="405.1284017688">
            <text:p>405,1284017688</text:p>
          </table:table-cell>
          <table:table-cell office:value-type="float" office:value="414.7916712837">
            <text:p>414,7916712837</text:p>
          </table:table-cell>
          <table:table-cell office:value-type="float" office:value="466.8611994449">
            <text:p>466,8611994449</text:p>
          </table:table-cell>
          <table:table-cell office:value-type="float" office:value="550.8759817402">
            <text:p>550,8759817402</text:p>
          </table:table-cell>
          <table:table-cell office:value-type="float" office:value="563.1745052742">
            <text:p>563,1745052742</text:p>
          </table:table-cell>
          <table:table-cell office:value-type="float" office:value="437.9969023301">
            <text:p>437,9969023301</text:p>
          </table:table-cell>
          <table:table-cell office:value-type="float" office:value="455.5888773783">
            <text:p>455,588877378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389.5558328104">
            <text:p>3389,5558328104</text:p>
          </table:table-cell>
          <table:table-cell office:value-type="float" office:value="3544.8132845866">
            <text:p>3544,8132845866</text:p>
          </table:table-cell>
          <table:table-cell office:value-type="float" office:value="3693.5587056592">
            <text:p>3693,5587056592</text:p>
          </table:table-cell>
          <table:table-cell office:value-type="float" office:value="3960.9680559514">
            <text:p>3960,9680559514</text:p>
          </table:table-cell>
          <table:table-cell office:value-type="float" office:value="3718.6458292513">
            <text:p>3718,6458292513</text:p>
          </table:table-cell>
          <table:table-cell office:value-type="float" office:value="3905.1019416426">
            <text:p>3905,1019416426</text:p>
          </table:table-cell>
          <table:table-cell office:value-type="float" office:value="4223.3441706454">
            <text:p>4223,3441706454</text:p>
          </table:table-cell>
          <table:table-cell office:value-type="float" office:value="4638.5301960617">
            <text:p>4638,5301960617</text:p>
          </table:table-cell>
          <table:table-cell office:value-type="float" office:value="5180.1038288057">
            <text:p>5180,1038288057</text:p>
          </table:table-cell>
          <table:table-cell office:value-type="float" office:value="5803.0870406502">
            <text:p>5803,0870406502</text:p>
          </table:table-cell>
          <table:table-cell office:value-type="float" office:value="6506.9381526407">
            <text:p>6506,9381526407</text:p>
          </table:table-cell>
          <table:table-cell office:value-type="float" office:value="7160.5122239392">
            <text:p>7160,5122239392</text:p>
          </table:table-cell>
          <table:table-cell office:value-type="float" office:value="7979.9034849902">
            <text:p>7979,9034849902</text:p>
          </table:table-cell>
          <table:table-cell office:value-type="float" office:value="8703.7279499344">
            <text:p>8703,7279499344</text:p>
          </table:table-cell>
          <table:table-cell office:value-type="float" office:value="9113.7406263125">
            <text:p>9113,7406263125</text:p>
          </table:table-cell>
          <table:table-cell office:value-type="float" office:value="9395.5858357279">
            <text:p>9395,5858357279</text:p>
          </table:table-cell>
          <table:table-cell office:value-type="float" office:value="9959.1784495678">
            <text:p>9959,1784495678</text:p>
          </table:table-cell>
          <table:table-cell office:value-type="float" office:value="10557.4226626637">
            <text:p>10557,4226626637</text:p>
          </table:table-cell>
          <table:table-cell office:value-type="float" office:value="11338.2627635073">
            <text:p>11338,2627635073</text:p>
          </table:table-cell>
          <table:table-cell office:value-type="float" office:value="12250.6453847958">
            <text:p>12250,6453847958</text:p>
          </table:table-cell>
          <table:table-cell office:value-type="float" office:value="13308.9911813533">
            <text:p>13308,9911813533</text:p>
          </table:table-cell>
          <table:table-cell office:value-type="float" office:value="14039.4416897518">
            <text:p>14039,4416897518</text:p>
          </table:table-cell>
          <table:table-cell office:value-type="float" office:value="14400.3680159759">
            <text:p>14400,3680159759</text:p>
          </table:table-cell>
          <table:table-cell office:value-type="float" office:value="15428.5448262145">
            <text:p>15428,5448262145</text:p>
          </table:table-cell>
          <table:table-cell office:value-type="float" office:value="16472.0230125548">
            <text:p>16472,0230125548</text:p>
          </table:table-cell>
          <table:table-cell office:value-type="float" office:value="16336.5151329596">
            <text:p>16336,5151329596</text:p>
          </table:table-cell>
          <table:table-cell office:value-type="float" office:value="16569.0530613863">
            <text:p>16569,0530613863</text:p>
          </table:table-cell>
          <table:table-cell office:value-type="float" office:value="18077.4572215322">
            <text:p>18077,4572215322</text:p>
          </table:table-cell>
          <table:table-cell office:value-type="float" office:value="19583.4570098416">
            <text:p>19583,4570098416</text:p>
          </table:table-cell>
          <table:table-cell office:value-type="float" office:value="20953.4182740361">
            <text:p>20953,4182740361</text:p>
          </table:table-cell>
          <table:table-cell office:value-type="float" office:value="22178.4893943358">
            <text:p>22178,4893943358</text:p>
          </table:table-cell>
          <table:table-cell office:value-type="float" office:value="22997.7845338278">
            <text:p>22997,7845338278</text:p>
          </table:table-cell>
          <table:table-cell office:value-type="float" office:value="23898.8977032521">
            <text:p>23898,8977032521</text:p>
          </table:table-cell>
          <table:table-cell office:value-type="float" office:value="25990.3140287576">
            <text:p>25990,3140287576</text:p>
          </table:table-cell>
          <table:table-cell office:value-type="float" office:value="27939.6348618883">
            <text:p>27939,6348618883</text:p>
          </table:table-cell>
          <table:table-cell office:value-type="float" office:value="29008.4995541899">
            <text:p>29008,4995541899</text:p>
          </table:table-cell>
          <table:table-cell office:value-type="float" office:value="29951.0196044356">
            <text:p>29951,0196044356</text:p>
          </table:table-cell>
          <table:table-cell office:value-type="float" office:value="31363.408990084">
            <text:p>31363,408990084</text:p>
          </table:table-cell>
          <table:table-cell office:value-type="float" office:value="29641.2258279364">
            <text:p>29641,2258279364</text:p>
          </table:table-cell>
          <table:table-cell office:value-type="float" office:value="31197.6051202269">
            <text:p>31197,6051202269</text:p>
          </table:table-cell>
          <table:table-cell office:value-type="float" office:value="33390.0584777032">
            <text:p>33390,0584777032</text:p>
          </table:table-cell>
          <table:table-cell office:value-type="float" office:value="32191.9400902591">
            <text:p>32191,9400902591</text:p>
          </table:table-cell>
          <table:table-cell office:value-type="float" office:value="33242.9863316237">
            <text:p>33242,9863316237</text:p>
          </table:table-cell>
          <table:table-cell office:value-type="float" office:value="35233.1344804816">
            <text:p>35233,1344804816</text:p>
          </table:table-cell>
          <table:table-cell office:value-type="float" office:value="38117.4105337566">
            <text:p>38117,4105337566</text:p>
          </table:table-cell>
          <table:table-cell office:value-type="float" office:value="40020.2601607487">
            <text:p>40020,2601607487</text:p>
          </table:table-cell>
          <table:table-cell office:value-type="float" office:value="42223.8913630418">
            <text:p>42223,8913630418</text:p>
          </table:table-cell>
          <table:table-cell office:value-type="float" office:value="44191.2380925911">
            <text:p>44191,2380925911</text:p>
          </table:table-cell>
          <table:table-cell office:value-type="float" office:value="42650.1020802336">
            <text:p>42650,1020802336</text:p>
          </table:table-cell>
          <table:table-cell office:value-type="float" office:value="41133.2998100586">
            <text:p>41133,2998100586</text:p>
          </table:table-cell>
          <table:table-cell office:value-type="float" office:value="46569.6795060716">
            <text:p>46569,6795060716</text:p>
          </table:table-cell>
          <table:table-cell office:value-type="float" office:value="48447.6805765914">
            <text:p>48447,6805765914</text:p>
          </table:table-cell>
          <table:table-cell office:value-type="float" office:value="49103.7087817268">
            <text:p>49103,7087817268</text:p>
          </table:table-cell>
          <table:table-cell office:value-type="float" office:value="50731.2969399816">
            <text:p>50731,2969399816</text:p>
          </table:table-cell>
          <table:table-cell office:value-type="float" office:value="51865.7179867902">
            <text:p>51865,7179867902</text:p>
          </table:table-cell>
          <table:table-cell office:value-type="float" office:value="52244.5864920023">
            <text:p>52244,5864920023</text:p>
          </table:table-cell>
          <table:table-cell office:value-type="float" office:value="52600.6412258486">
            <text:p>52600,641225848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2" office:value-type="string">
            <text:p>..</text:p>
          </table:table-cell>
          <table:table-cell office:value-type="float" office:value="7675.5878119739">
            <text:p>7675,5878119739</text:p>
          </table:table-cell>
          <table:table-cell office:value-type="float" office:value="7791.7264317158">
            <text:p>7791,7264317158</text:p>
          </table:table-cell>
          <table:table-cell office:value-type="float" office:value="8242.6995872055">
            <text:p>8242,6995872055</text:p>
          </table:table-cell>
          <table:table-cell office:value-type="float" office:value="8698.8683814824">
            <text:p>8698,8683814824</text:p>
          </table:table-cell>
          <table:table-cell office:value-type="float" office:value="9267.0270255982">
            <text:p>9267,0270255982</text:p>
          </table:table-cell>
          <table:table-cell office:value-type="float" office:value="9811.1767687215">
            <text:p>9811,1767687215</text:p>
          </table:table-cell>
          <table:table-cell office:value-type="float" office:value="10191.1052592976">
            <text:p>10191,1052592976</text:p>
          </table:table-cell>
          <table:table-cell office:value-type="float" office:value="10159.832694037">
            <text:p>10159,832694037</text:p>
          </table:table-cell>
          <table:table-cell office:value-type="float" office:value="10296.7141833785">
            <text:p>10296,7141833785</text:p>
          </table:table-cell>
          <table:table-cell office:value-type="float" office:value="10657.6884748107">
            <text:p>10657,6884748107</text:p>
          </table:table-cell>
          <table:table-cell office:value-type="float" office:value="11143.7638880579">
            <text:p>11143,7638880579</text:p>
          </table:table-cell>
          <table:table-cell office:value-type="float" office:value="11755.3477987032">
            <text:p>11755,3477987032</text:p>
          </table:table-cell>
          <table:table-cell office:value-type="float" office:value="12376.0620305921">
            <text:p>12376,0620305921</text:p>
          </table:table-cell>
          <table:table-cell office:value-type="float" office:value="13210.2692544755">
            <text:p>13210,2692544755</text:p>
          </table:table-cell>
          <table:table-cell office:value-type="float" office:value="14326.2598754004">
            <text:p>14326,2598754004</text:p>
          </table:table-cell>
          <table:table-cell office:value-type="float" office:value="15868.8044098402">
            <text:p>15868,8044098402</text:p>
          </table:table-cell>
          <table:table-cell office:value-type="float" office:value="16747.8147334138">
            <text:p>16747,8147334138</text:p>
          </table:table-cell>
          <table:table-cell office:value-type="float" office:value="15818.5639472363">
            <text:p>15818,5639472363</text:p>
          </table:table-cell>
          <table:table-cell office:value-type="float" office:value="16600.6135880385">
            <text:p>16600,6135880385</text:p>
          </table:table-cell>
          <table:table-cell office:value-type="float" office:value="17046.6079365725">
            <text:p>17046,6079365725</text:p>
          </table:table-cell>
          <table:table-cell office:value-type="float" office:value="17299.6293337653">
            <text:p>17299,6293337653</text:p>
          </table:table-cell>
          <table:table-cell office:value-type="float" office:value="17538.6488294979">
            <text:p>17538,6488294979</text:p>
          </table:table-cell>
          <table:table-cell office:value-type="float" office:value="18003.540337681">
            <text:p>18003,540337681</text:p>
          </table:table-cell>
          <table:table-cell office:value-type="float" office:value="18678.9349990608">
            <text:p>18678,9349990608</text:p>
          </table:table-cell>
          <table:table-cell office:value-type="float" office:value="19275.0867559485">
            <text:p>19275,086755948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5" office:value-type="string">
            <text:p>..</text:p>
          </table:table-cell>
          <table:table-cell office:value-type="float" office:value="15062.8179447925">
            <text:p>15062,8179447925</text:p>
          </table:table-cell>
          <table:table-cell office:value-type="float" office:value="15602.2228975631">
            <text:p>15602,2228975631</text:p>
          </table:table-cell>
          <table:table-cell office:value-type="float" office:value="16422.2455127796">
            <text:p>16422,2455127796</text:p>
          </table:table-cell>
          <table:table-cell office:value-type="float" office:value="16998.8570898619">
            <text:p>16998,8570898619</text:p>
          </table:table-cell>
          <table:table-cell office:value-type="float" office:value="17882.658654161">
            <text:p>17882,658654161</text:p>
          </table:table-cell>
          <table:table-cell office:value-type="float" office:value="18570.6960677631">
            <text:p>18570,6960677631</text:p>
          </table:table-cell>
          <table:table-cell office:value-type="float" office:value="19088.3262156659">
            <text:p>19088,3262156659</text:p>
          </table:table-cell>
          <table:table-cell office:value-type="float" office:value="19796.0670927634">
            <text:p>19796,0670927634</text:p>
          </table:table-cell>
          <table:table-cell office:value-type="float" office:value="20346.41581914">
            <text:p>20346,41581914</text:p>
          </table:table-cell>
          <table:table-cell office:value-type="float" office:value="21218.2521512652">
            <text:p>21218,2521512652</text:p>
          </table:table-cell>
          <table:table-cell office:value-type="float" office:value="22029.4303476271">
            <text:p>22029,4303476271</text:p>
          </table:table-cell>
          <table:table-cell office:value-type="float" office:value="23201.2579079271">
            <text:p>23201,2579079271</text:p>
          </table:table-cell>
          <table:table-cell office:value-type="float" office:value="24673.4446856832">
            <text:p>24673,4446856832</text:p>
          </table:table-cell>
          <table:table-cell office:value-type="float" office:value="25447.4258986805">
            <text:p>25447,4258986805</text:p>
          </table:table-cell>
          <table:table-cell office:value-type="float" office:value="23252.0969978534">
            <text:p>23252,0969978534</text:p>
          </table:table-cell>
          <table:table-cell office:value-type="float" office:value="23437.4720211387">
            <text:p>23437,4720211387</text:p>
          </table:table-cell>
          <table:table-cell office:value-type="float" office:value="23540.7146228343">
            <text:p>23540,7146228343</text:p>
          </table:table-cell>
          <table:table-cell office:value-type="float" office:value="22864.2050796907">
            <text:p>22864,2050796907</text:p>
          </table:table-cell>
          <table:table-cell office:value-type="float" office:value="22574.7091033069">
            <text:p>22574,7091033069</text:p>
          </table:table-cell>
          <table:table-cell office:value-type="float" office:value="23224.401061341">
            <text:p>23224,401061341</text:p>
          </table:table-cell>
          <table:table-cell office:value-type="float" office:value="23731.1672755043">
            <text:p>23731,1672755043</text:p>
          </table:table-cell>
          <table:table-cell office:value-type="float" office:value="24460.3979007776">
            <text:p>24460,397900777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mall states</text:p>
          </table:table-cell>
          <table:table-cell office:value-type="string">
            <text:p>SS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7" office:value-type="string">
            <text:p>..</text:p>
          </table:table-cell>
          <table:table-cell office:value-type="float" office:value="7023.2883827913">
            <text:p>7023,2883827913</text:p>
          </table:table-cell>
          <table:table-cell office:value-type="float" office:value="7172.6482828284">
            <text:p>7172,6482828284</text:p>
          </table:table-cell>
          <table:table-cell office:value-type="float" office:value="7265.9276774882">
            <text:p>7265,9276774882</text:p>
          </table:table-cell>
          <table:table-cell office:value-type="float" office:value="7470.9360102908">
            <text:p>7470,9360102908</text:p>
          </table:table-cell>
          <table:table-cell office:value-type="float" office:value="7635.7602710219">
            <text:p>7635,7602710219</text:p>
          </table:table-cell>
          <table:table-cell office:value-type="float" office:value="7844.9035615813">
            <text:p>7844,9035615813</text:p>
          </table:table-cell>
          <table:table-cell office:value-type="float" office:value="8076.7600065276">
            <text:p>8076,7600065276</text:p>
          </table:table-cell>
          <table:table-cell office:value-type="float" office:value="8577.0566062078">
            <text:p>8577,0566062078</text:p>
          </table:table-cell>
          <table:table-cell office:value-type="float" office:value="8862.4743094165">
            <text:p>8862,4743094165</text:p>
          </table:table-cell>
          <table:table-cell office:value-type="float" office:value="9540.4732823503">
            <text:p>9540,4732823503</text:p>
          </table:table-cell>
          <table:table-cell office:value-type="float" office:value="10146.01977262">
            <text:p>10146,01977262</text:p>
          </table:table-cell>
          <table:table-cell office:value-type="float" office:value="10547.0456371602">
            <text:p>10547,0456371602</text:p>
          </table:table-cell>
          <table:table-cell office:value-type="float" office:value="10426.198113198">
            <text:p>10426,198113198</text:p>
          </table:table-cell>
          <table:table-cell office:value-type="float" office:value="10945.6963542305">
            <text:p>10945,6963542305</text:p>
          </table:table-cell>
          <table:table-cell office:value-type="float" office:value="11432.2982068698">
            <text:p>11432,2982068698</text:p>
          </table:table-cell>
          <table:table-cell office:value-type="float" office:value="11581.2968049285">
            <text:p>11581,2968049285</text:p>
          </table:table-cell>
          <table:table-cell office:value-type="float" office:value="11702.7740440895">
            <text:p>11702,7740440895</text:p>
          </table:table-cell>
          <table:table-cell office:value-type="float" office:value="11818.2471434374">
            <text:p>11818,2471434374</text:p>
          </table:table-cell>
          <table:table-cell office:value-type="float" office:value="11857.825605224">
            <text:p>11857,825605224</text:p>
          </table:table-cell>
          <table:table-cell office:value-type="float" office:value="11856.5089363162">
            <text:p>11856,50893631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1279.4422637167">
            <text:p>1279,4422637167</text:p>
          </table:table-cell>
          <table:table-cell office:value-type="float" office:value="1318.5748049242">
            <text:p>1318,5748049242</text:p>
          </table:table-cell>
          <table:table-cell office:value-type="float" office:value="1444.4766356503">
            <text:p>1444,4766356503</text:p>
          </table:table-cell>
          <table:table-cell office:value-type="float" office:value="1459.8698329089">
            <text:p>1459,8698329089</text:p>
          </table:table-cell>
          <table:table-cell office:value-type="float" office:value="1549.4956331479">
            <text:p>1549,4956331479</text:p>
          </table:table-cell>
          <table:table-cell office:value-type="float" office:value="1630.2382312271">
            <text:p>1630,2382312271</text:p>
          </table:table-cell>
          <table:table-cell office:value-type="float" office:value="1610.480500769">
            <text:p>1610,480500769</text:p>
          </table:table-cell>
          <table:table-cell office:value-type="float" office:value="1543.5211658601">
            <text:p>1543,5211658601</text:p>
          </table:table-cell>
          <table:table-cell office:value-type="float" office:value="1528.0392382928">
            <text:p>1528,0392382928</text:p>
          </table:table-cell>
          <table:table-cell office:value-type="float" office:value="1479.4044464898">
            <text:p>1479,4044464898</text:p>
          </table:table-cell>
          <table:table-cell office:value-type="float" office:value="1234.2992029274">
            <text:p>1234,2992029274</text:p>
          </table:table-cell>
          <table:table-cell office:value-type="float" office:value="1105.6887428613">
            <text:p>1105,6887428613</text:p>
          </table:table-cell>
          <table:table-cell office:value-type="float" office:value="1046.5588385137">
            <text:p>1046,5588385137</text:p>
          </table:table-cell>
          <table:table-cell office:value-type="float" office:value="1085.8778822239">
            <text:p>1085,8778822239</text:p>
          </table:table-cell>
          <table:table-cell office:value-type="float" office:value="1110.3506790597">
            <text:p>1110,3506790597</text:p>
          </table:table-cell>
          <table:table-cell office:value-type="float" office:value="1141.7449732517">
            <text:p>1141,7449732517</text:p>
          </table:table-cell>
          <table:table-cell office:value-type="float" office:value="1191.7960511273">
            <text:p>1191,7960511273</text:p>
          </table:table-cell>
          <table:table-cell office:value-type="float" office:value="1249.1496862833">
            <text:p>1249,1496862833</text:p>
          </table:table-cell>
          <table:table-cell office:value-type="float" office:value="1307.1767691443">
            <text:p>1307,1767691443</text:p>
          </table:table-cell>
          <table:table-cell office:value-type="float" office:value="1217.3777730923">
            <text:p>1217,3777730923</text:p>
          </table:table-cell>
          <table:table-cell office:value-type="float" office:value="1272.448025106">
            <text:p>1272,448025106</text:p>
          </table:table-cell>
          <table:table-cell office:value-type="float" office:value="1405.469625682">
            <text:p>1405,469625682</text:p>
          </table:table-cell>
          <table:table-cell office:value-type="float" office:value="1439.1896078403">
            <text:p>1439,1896078403</text:p>
          </table:table-cell>
          <table:table-cell office:value-type="float" office:value="1451.048353468">
            <text:p>1451,048353468</text:p>
          </table:table-cell>
          <table:table-cell office:value-type="float" office:value="1442.2325537459">
            <text:p>1442,2325537459</text:p>
          </table:table-cell>
          <table:table-cell office:value-type="float" office:value="1465.5884779769">
            <text:p>1465,5884779769</text:p>
          </table:table-cell>
          <table:table-cell office:value-type="float" office:value="1479.3432030439">
            <text:p>1479,343203043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4527.2516274917">
            <text:p>4527,2516274917</text:p>
          </table:table-cell>
          <table:table-cell office:value-type="float" office:value="4579.6350869881">
            <text:p>4579,6350869881</text:p>
          </table:table-cell>
          <table:table-cell office:value-type="float" office:value="4735.4742224088">
            <text:p>4735,4742224088</text:p>
          </table:table-cell>
          <table:table-cell office:value-type="float" office:value="4950.7577201093">
            <text:p>4950,7577201093</text:p>
          </table:table-cell>
          <table:table-cell office:value-type="float" office:value="5202.4301487919">
            <text:p>5202,4301487919</text:p>
          </table:table-cell>
          <table:table-cell office:value-type="float" office:value="5374.4197481195">
            <text:p>5374,4197481195</text:p>
          </table:table-cell>
          <table:table-cell office:value-type="float" office:value="5463.8685976131">
            <text:p>5463,8685976131</text:p>
          </table:table-cell>
          <table:table-cell office:value-type="float" office:value="5701.4130465381">
            <text:p>5701,4130465381</text:p>
          </table:table-cell>
          <table:table-cell office:value-type="float" office:value="5779.8099685329">
            <text:p>5779,8099685329</text:p>
          </table:table-cell>
          <table:table-cell office:value-type="float" office:value="5889.6782970259">
            <text:p>5889,6782970259</text:p>
          </table:table-cell>
          <table:table-cell office:value-type="float" office:value="6030.6564443148">
            <text:p>6030,6564443148</text:p>
          </table:table-cell>
          <table:table-cell office:value-type="float" office:value="6116.4138565634">
            <text:p>6116,4138565634</text:p>
          </table:table-cell>
          <table:table-cell office:value-type="float" office:value="6046.3193296653">
            <text:p>6046,3193296653</text:p>
          </table:table-cell>
          <table:table-cell office:value-type="float" office:value="6149.2020965096">
            <text:p>6149,2020965096</text:p>
          </table:table-cell>
          <table:table-cell office:value-type="float" office:value="6348.5832040047">
            <text:p>6348,5832040047</text:p>
          </table:table-cell>
          <table:table-cell office:value-type="float" office:value="6285.5804862719">
            <text:p>6285,5804862719</text:p>
          </table:table-cell>
          <table:table-cell office:value-type="float" office:value="6261.7061414901">
            <text:p>6261,7061414901</text:p>
          </table:table-cell>
          <table:table-cell office:value-type="float" office:value="6098.7387653945">
            <text:p>6098,7387653945</text:p>
          </table:table-cell>
          <table:table-cell office:value-type="float" office:value="6126.9889855348">
            <text:p>6126,9889855348</text:p>
          </table:table-cell>
          <table:table-cell office:value-type="float" office:value="6201.6823924795">
            <text:p>6201,6823924795</text:p>
          </table:table-cell>
          <table:table-cell office:value-type="float" office:value="6447.0943384182">
            <text:p>6447,0943384182</text:p>
          </table:table-cell>
          <table:table-cell office:value-type="float" office:value="6620.850835574">
            <text:p>6620,850835574</text:p>
          </table:table-cell>
          <table:table-cell office:value-type="float" office:value="6427.6230118303">
            <text:p>6427,6230118303</text:p>
          </table:table-cell>
          <table:table-cell office:value-type="float" office:value="6150.0415368495">
            <text:p>6150,0415368495</text:p>
          </table:table-cell>
          <table:table-cell office:value-type="float" office:value="6305.9161142365">
            <text:p>6305,9161142365</text:p>
          </table:table-cell>
          <table:table-cell office:value-type="float" office:value="6084.2527955037">
            <text:p>6084,2527955037</text:p>
          </table:table-cell>
          <table:table-cell office:value-type="float" office:value="5951.1990353989">
            <text:p>5951,1990353989</text:p>
          </table:table-cell>
          <table:table-cell office:value-type="float" office:value="5948.6182940841">
            <text:p>5948,6182940841</text:p>
          </table:table-cell>
          <table:table-cell office:value-type="float" office:value="6070.9012002678">
            <text:p>6070,9012002678</text:p>
          </table:table-cell>
          <table:table-cell office:value-type="float" office:value="6085.9493240303">
            <text:p>6085,9493240303</text:p>
          </table:table-cell>
          <table:table-cell office:value-type="float" office:value="5934.224116152">
            <text:p>5934,224116152</text:p>
          </table:table-cell>
          <table:table-cell office:value-type="float" office:value="5739.7333121794">
            <text:p>5739,7333121794</text:p>
          </table:table-cell>
          <table:table-cell office:value-type="float" office:value="5485.4411271779">
            <text:p>5485,4411271779</text:p>
          </table:table-cell>
          <table:table-cell office:value-type="float" office:value="5423.5879502245">
            <text:p>5423,5879502245</text:p>
          </table:table-cell>
          <table:table-cell office:value-type="float" office:value="5474.1969298542">
            <text:p>5474,1969298542</text:p>
          </table:table-cell>
          <table:table-cell office:value-type="float" office:value="5528.1694714763">
            <text:p>5528,1694714763</text:p>
          </table:table-cell>
          <table:table-cell office:value-type="float" office:value="5657.3279103766">
            <text:p>5657,3279103766</text:p>
          </table:table-cell>
          <table:table-cell office:value-type="float" office:value="5706.1748039217">
            <text:p>5706,1748039217</text:p>
          </table:table-cell>
          <table:table-cell office:value-type="float" office:value="5643.2614851174">
            <text:p>5643,2614851174</text:p>
          </table:table-cell>
          <table:table-cell office:value-type="float" office:value="5688.3085121265">
            <text:p>5688,3085121265</text:p>
          </table:table-cell>
          <table:table-cell office:value-type="float" office:value="5837.8851784116">
            <text:p>5837,8851784116</text:p>
          </table:table-cell>
          <table:table-cell office:value-type="float" office:value="5912.6701207395">
            <text:p>5912,6701207395</text:p>
          </table:table-cell>
          <table:table-cell office:value-type="float" office:value="6045.9631879906">
            <text:p>6045,9631879906</text:p>
          </table:table-cell>
          <table:table-cell office:value-type="float" office:value="6142.940311872">
            <text:p>6142,940311872</text:p>
          </table:table-cell>
          <table:table-cell office:value-type="float" office:value="6343.0297472784">
            <text:p>6343,0297472784</text:p>
          </table:table-cell>
          <table:table-cell office:value-type="float" office:value="6599.3565247271">
            <text:p>6599,3565247271</text:p>
          </table:table-cell>
          <table:table-cell office:value-type="float" office:value="6892.3624126902">
            <text:p>6892,3624126902</text:p>
          </table:table-cell>
          <table:table-cell office:value-type="float" office:value="7185.7529988788">
            <text:p>7185,7529988788</text:p>
          </table:table-cell>
          <table:table-cell office:value-type="float" office:value="7337.8401737561">
            <text:p>7337,8401737561</text:p>
          </table:table-cell>
          <table:table-cell office:value-type="float" office:value="7145.7841228347">
            <text:p>7145,7841228347</text:p>
          </table:table-cell>
          <table:table-cell office:value-type="float" office:value="7275.3821119364">
            <text:p>7275,3821119364</text:p>
          </table:table-cell>
          <table:table-cell office:value-type="float" office:value="7416.7161853158">
            <text:p>7416,7161853158</text:p>
          </table:table-cell>
          <table:table-cell office:value-type="float" office:value="7475.7762225883">
            <text:p>7475,7762225883</text:p>
          </table:table-cell>
          <table:table-cell office:value-type="float" office:value="7552.2606708214">
            <text:p>7552,2606708214</text:p>
          </table:table-cell>
          <table:table-cell office:value-type="float" office:value="7571.8759848925">
            <text:p>7571,8759848925</text:p>
          </table:table-cell>
          <table:table-cell office:value-type="float" office:value="7565.9508893343">
            <text:p>7565,9508893343</text:p>
          </table:table-cell>
          <table:table-cell office:value-type="float" office:value="7488.9902438603">
            <text:p>7488,990243860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uth Asia</text:p>
          </table:table-cell>
          <table:table-cell office:value-type="string">
            <text:p>SA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11.7615132151">
            <text:p>311,7615132151</text:p>
          </table:table-cell>
          <table:table-cell office:value-type="float" office:value="317.9007226271">
            <text:p>317,9007226271</text:p>
          </table:table-cell>
          <table:table-cell office:value-type="float" office:value="321.5805803273">
            <text:p>321,5805803273</text:p>
          </table:table-cell>
          <table:table-cell office:value-type="float" office:value="331.5968681314">
            <text:p>331,5968681314</text:p>
          </table:table-cell>
          <table:table-cell office:value-type="float" office:value="349.4271552426">
            <text:p>349,4271552426</text:p>
          </table:table-cell>
          <table:table-cell office:value-type="float" office:value="338.5565492619">
            <text:p>338,5565492619</text:p>
          </table:table-cell>
          <table:table-cell office:value-type="float" office:value="334.4637869632">
            <text:p>334,4637869632</text:p>
          </table:table-cell>
          <table:table-cell office:value-type="float" office:value="347.8770919689">
            <text:p>347,8770919689</text:p>
          </table:table-cell>
          <table:table-cell office:value-type="float" office:value="355.0441145427">
            <text:p>355,0441145427</text:p>
          </table:table-cell>
          <table:table-cell office:value-type="float" office:value="367.5564813833">
            <text:p>367,5564813833</text:p>
          </table:table-cell>
          <table:table-cell office:value-type="float" office:value="379.859506345">
            <text:p>379,859506345</text:p>
          </table:table-cell>
          <table:table-cell office:value-type="float" office:value="374.1730080414">
            <text:p>374,1730080414</text:p>
          </table:table-cell>
          <table:table-cell office:value-type="float" office:value="359.8682357556">
            <text:p>359,8682357556</text:p>
          </table:table-cell>
          <table:table-cell office:value-type="float" office:value="364.9704759296">
            <text:p>364,9704759296</text:p>
          </table:table-cell>
          <table:table-cell office:value-type="float" office:value="364.7450515694">
            <text:p>364,7450515694</text:p>
          </table:table-cell>
          <table:table-cell office:value-type="float" office:value="382.2246141852">
            <text:p>382,2246141852</text:p>
          </table:table-cell>
          <table:table-cell office:value-type="float" office:value="382.4375112172">
            <text:p>382,4375112172</text:p>
          </table:table-cell>
          <table:table-cell office:value-type="float" office:value="397.4097903174">
            <text:p>397,4097903174</text:p>
          </table:table-cell>
          <table:table-cell office:value-type="float" office:value="411.5562623843">
            <text:p>411,5562623843</text:p>
          </table:table-cell>
          <table:table-cell office:value-type="float" office:value="389.8696847492">
            <text:p>389,8696847492</text:p>
          </table:table-cell>
          <table:table-cell office:value-type="float" office:value="405.4420020817">
            <text:p>405,4420020817</text:p>
          </table:table-cell>
          <table:table-cell office:value-type="float" office:value="421.0826560804">
            <text:p>421,0826560804</text:p>
          </table:table-cell>
          <table:table-cell office:value-type="float" office:value="426.733565225">
            <text:p>426,733565225</text:p>
          </table:table-cell>
          <table:table-cell office:value-type="float" office:value="444.9011153619">
            <text:p>444,9011153619</text:p>
          </table:table-cell>
          <table:table-cell office:value-type="float" office:value="452.6936415217">
            <text:p>452,6936415217</text:p>
          </table:table-cell>
          <table:table-cell office:value-type="float" office:value="466.1965234499">
            <text:p>466,1965234499</text:p>
          </table:table-cell>
          <table:table-cell office:value-type="float" office:value="477.5114862846">
            <text:p>477,5114862846</text:p>
          </table:table-cell>
          <table:table-cell office:value-type="float" office:value="486.2675738243">
            <text:p>486,2675738243</text:p>
          </table:table-cell>
          <table:table-cell office:value-type="float" office:value="516.0478343093">
            <text:p>516,0478343093</text:p>
          </table:table-cell>
          <table:table-cell office:value-type="float" office:value="532.2172644934">
            <text:p>532,2172644934</text:p>
          </table:table-cell>
          <table:table-cell office:value-type="float" office:value="548.8386311613">
            <text:p>548,8386311613</text:p>
          </table:table-cell>
          <table:table-cell office:value-type="float" office:value="547.3042506732">
            <text:p>547,3042506732</text:p>
          </table:table-cell>
          <table:table-cell office:value-type="float" office:value="566.3068341153">
            <text:p>566,3068341153</text:p>
          </table:table-cell>
          <table:table-cell office:value-type="float" office:value="578.8288959736">
            <text:p>578,8288959736</text:p>
          </table:table-cell>
          <table:table-cell office:value-type="float" office:value="601.2328740875">
            <text:p>601,2328740875</text:p>
          </table:table-cell>
          <table:table-cell office:value-type="float" office:value="630.0105483987">
            <text:p>630,0105483987</text:p>
          </table:table-cell>
          <table:table-cell office:value-type="float" office:value="659.8253338636">
            <text:p>659,8253338636</text:p>
          </table:table-cell>
          <table:table-cell office:value-type="float" office:value="671.548207469">
            <text:p>671,548207469</text:p>
          </table:table-cell>
          <table:table-cell office:value-type="float" office:value="695.6137510658">
            <text:p>695,6137510658</text:p>
          </table:table-cell>
          <table:table-cell office:value-type="float" office:value="735.5816590107">
            <text:p>735,5816590107</text:p>
          </table:table-cell>
          <table:table-cell office:value-type="float" office:value="751.5355618963">
            <text:p>751,5355618963</text:p>
          </table:table-cell>
          <table:table-cell office:value-type="float" office:value="769.7662546436">
            <text:p>769,7662546436</text:p>
          </table:table-cell>
          <table:table-cell office:value-type="float" office:value="784.2187713656">
            <text:p>784,2187713656</text:p>
          </table:table-cell>
          <table:table-cell office:value-type="float" office:value="826.4412146532">
            <text:p>826,4412146532</text:p>
          </table:table-cell>
          <table:table-cell office:value-type="float" office:value="873.7136520231">
            <text:p>873,7136520231</text:p>
          </table:table-cell>
          <table:table-cell office:value-type="float" office:value="934.8259361723">
            <text:p>934,8259361723</text:p>
          </table:table-cell>
          <table:table-cell office:value-type="float" office:value="999.8500279476">
            <text:p>999,8500279476</text:p>
          </table:table-cell>
          <table:table-cell office:value-type="float" office:value="1073.2552744651">
            <text:p>1073,2552744651</text:p>
          </table:table-cell>
          <table:table-cell office:value-type="float" office:value="1098.3397063759">
            <text:p>1098,3397063759</text:p>
          </table:table-cell>
          <table:table-cell office:value-type="float" office:value="1164.7794411847">
            <text:p>1164,7794411847</text:p>
          </table:table-cell>
          <table:table-cell office:value-type="float" office:value="1252.2279621612">
            <text:p>1252,2279621612</text:p>
          </table:table-cell>
          <table:table-cell office:value-type="float" office:value="1312.7828455691">
            <text:p>1312,7828455691</text:p>
          </table:table-cell>
          <table:table-cell office:value-type="float" office:value="1366.3718080957">
            <text:p>1366,3718080957</text:p>
          </table:table-cell>
          <table:table-cell office:value-type="float" office:value="1429.9960382538">
            <text:p>1429,9960382538</text:p>
          </table:table-cell>
          <table:table-cell office:value-type="float" office:value="1511.0292780096">
            <text:p>1511,0292780096</text:p>
          </table:table-cell>
          <table:table-cell office:value-type="float" office:value="1603.2868800719">
            <text:p>1603,2868800719</text:p>
          </table:table-cell>
          <table:table-cell office:value-type="float" office:value="1691.1658449913">
            <text:p>1691,16584499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11.7615132151">
            <text:p>311,7615132151</text:p>
          </table:table-cell>
          <table:table-cell office:value-type="float" office:value="317.9007226271">
            <text:p>317,9007226271</text:p>
          </table:table-cell>
          <table:table-cell office:value-type="float" office:value="321.5805803273">
            <text:p>321,5805803273</text:p>
          </table:table-cell>
          <table:table-cell office:value-type="float" office:value="331.5968681314">
            <text:p>331,5968681314</text:p>
          </table:table-cell>
          <table:table-cell office:value-type="float" office:value="349.4271552426">
            <text:p>349,4271552426</text:p>
          </table:table-cell>
          <table:table-cell office:value-type="float" office:value="338.5565492619">
            <text:p>338,5565492619</text:p>
          </table:table-cell>
          <table:table-cell office:value-type="float" office:value="334.4637869632">
            <text:p>334,4637869632</text:p>
          </table:table-cell>
          <table:table-cell office:value-type="float" office:value="347.8770919689">
            <text:p>347,8770919689</text:p>
          </table:table-cell>
          <table:table-cell office:value-type="float" office:value="355.0441145427">
            <text:p>355,0441145427</text:p>
          </table:table-cell>
          <table:table-cell office:value-type="float" office:value="367.5564813833">
            <text:p>367,5564813833</text:p>
          </table:table-cell>
          <table:table-cell office:value-type="float" office:value="379.859506345">
            <text:p>379,859506345</text:p>
          </table:table-cell>
          <table:table-cell office:value-type="float" office:value="374.1730080414">
            <text:p>374,1730080414</text:p>
          </table:table-cell>
          <table:table-cell office:value-type="float" office:value="359.8682357556">
            <text:p>359,8682357556</text:p>
          </table:table-cell>
          <table:table-cell office:value-type="float" office:value="364.9704759296">
            <text:p>364,9704759296</text:p>
          </table:table-cell>
          <table:table-cell office:value-type="float" office:value="364.7450515694">
            <text:p>364,7450515694</text:p>
          </table:table-cell>
          <table:table-cell office:value-type="float" office:value="382.2246141852">
            <text:p>382,2246141852</text:p>
          </table:table-cell>
          <table:table-cell office:value-type="float" office:value="382.4375112172">
            <text:p>382,4375112172</text:p>
          </table:table-cell>
          <table:table-cell office:value-type="float" office:value="397.4097903174">
            <text:p>397,4097903174</text:p>
          </table:table-cell>
          <table:table-cell office:value-type="float" office:value="411.5562623843">
            <text:p>411,5562623843</text:p>
          </table:table-cell>
          <table:table-cell office:value-type="float" office:value="389.8696847492">
            <text:p>389,8696847492</text:p>
          </table:table-cell>
          <table:table-cell office:value-type="float" office:value="405.4420020817">
            <text:p>405,4420020817</text:p>
          </table:table-cell>
          <table:table-cell office:value-type="float" office:value="421.0826560804">
            <text:p>421,0826560804</text:p>
          </table:table-cell>
          <table:table-cell office:value-type="float" office:value="426.733565225">
            <text:p>426,733565225</text:p>
          </table:table-cell>
          <table:table-cell office:value-type="float" office:value="444.9011153619">
            <text:p>444,9011153619</text:p>
          </table:table-cell>
          <table:table-cell office:value-type="float" office:value="452.6936415217">
            <text:p>452,6936415217</text:p>
          </table:table-cell>
          <table:table-cell office:value-type="float" office:value="466.1965234499">
            <text:p>466,1965234499</text:p>
          </table:table-cell>
          <table:table-cell office:value-type="float" office:value="477.5114862846">
            <text:p>477,5114862846</text:p>
          </table:table-cell>
          <table:table-cell office:value-type="float" office:value="486.2675738243">
            <text:p>486,2675738243</text:p>
          </table:table-cell>
          <table:table-cell office:value-type="float" office:value="516.0478343093">
            <text:p>516,0478343093</text:p>
          </table:table-cell>
          <table:table-cell office:value-type="float" office:value="532.2172644934">
            <text:p>532,2172644934</text:p>
          </table:table-cell>
          <table:table-cell office:value-type="float" office:value="548.8386311613">
            <text:p>548,8386311613</text:p>
          </table:table-cell>
          <table:table-cell office:value-type="float" office:value="547.3042506732">
            <text:p>547,3042506732</text:p>
          </table:table-cell>
          <table:table-cell office:value-type="float" office:value="566.3068341153">
            <text:p>566,3068341153</text:p>
          </table:table-cell>
          <table:table-cell office:value-type="float" office:value="578.8288959736">
            <text:p>578,8288959736</text:p>
          </table:table-cell>
          <table:table-cell office:value-type="float" office:value="601.2328740875">
            <text:p>601,2328740875</text:p>
          </table:table-cell>
          <table:table-cell office:value-type="float" office:value="630.0105483987">
            <text:p>630,0105483987</text:p>
          </table:table-cell>
          <table:table-cell office:value-type="float" office:value="659.8253338636">
            <text:p>659,8253338636</text:p>
          </table:table-cell>
          <table:table-cell office:value-type="float" office:value="671.548207469">
            <text:p>671,548207469</text:p>
          </table:table-cell>
          <table:table-cell office:value-type="float" office:value="695.6137510658">
            <text:p>695,6137510658</text:p>
          </table:table-cell>
          <table:table-cell office:value-type="float" office:value="735.5816590107">
            <text:p>735,5816590107</text:p>
          </table:table-cell>
          <table:table-cell office:value-type="float" office:value="751.5355618963">
            <text:p>751,5355618963</text:p>
          </table:table-cell>
          <table:table-cell office:value-type="float" office:value="769.7662546436">
            <text:p>769,7662546436</text:p>
          </table:table-cell>
          <table:table-cell office:value-type="float" office:value="784.2187713656">
            <text:p>784,2187713656</text:p>
          </table:table-cell>
          <table:table-cell office:value-type="float" office:value="826.4412146532">
            <text:p>826,4412146532</text:p>
          </table:table-cell>
          <table:table-cell office:value-type="float" office:value="873.7136520231">
            <text:p>873,7136520231</text:p>
          </table:table-cell>
          <table:table-cell office:value-type="float" office:value="934.8259361723">
            <text:p>934,8259361723</text:p>
          </table:table-cell>
          <table:table-cell office:value-type="float" office:value="999.8500279476">
            <text:p>999,8500279476</text:p>
          </table:table-cell>
          <table:table-cell office:value-type="float" office:value="1073.2552744651">
            <text:p>1073,2552744651</text:p>
          </table:table-cell>
          <table:table-cell office:value-type="float" office:value="1098.3397063759">
            <text:p>1098,3397063759</text:p>
          </table:table-cell>
          <table:table-cell office:value-type="float" office:value="1164.7794411847">
            <text:p>1164,7794411847</text:p>
          </table:table-cell>
          <table:table-cell office:value-type="float" office:value="1252.2279621612">
            <text:p>1252,2279621612</text:p>
          </table:table-cell>
          <table:table-cell office:value-type="float" office:value="1312.7828455691">
            <text:p>1312,7828455691</text:p>
          </table:table-cell>
          <table:table-cell office:value-type="float" office:value="1366.3718080957">
            <text:p>1366,3718080957</text:p>
          </table:table-cell>
          <table:table-cell office:value-type="float" office:value="1429.9960382538">
            <text:p>1429,9960382538</text:p>
          </table:table-cell>
          <table:table-cell office:value-type="float" office:value="1511.0292780096">
            <text:p>1511,0292780096</text:p>
          </table:table-cell>
          <table:table-cell office:value-type="float" office:value="1603.2868800719">
            <text:p>1603,2868800719</text:p>
          </table:table-cell>
          <table:table-cell office:value-type="float" office:value="1691.1658449913">
            <text:p>1691,165844991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8" office:value-type="string">
            <text:p>..</text:p>
          </table:table-cell>
          <table:table-cell office:value-type="float" office:value="1532.1843569043">
            <text:p>1532,1843569043</text:p>
          </table:table-cell>
          <table:table-cell office:value-type="float" office:value="1541.6086440479">
            <text:p>1541,6086440479</text:p>
          </table:table-cell>
          <table:table-cell office:value-type="float" office:value="1562.2393456983">
            <text:p>1562,2393456983</text:p>
          </table:table-cell>
          <table:table-cell office:value-type="float" office:value="1435.3305787529">
            <text:p>1435,3305787529</text:p>
          </table:table-cell>
          <table:table-cell office:value-type="float" office:value="747.4741483839">
            <text:p>747,4741483839</text:p>
          </table:table-cell>
          <table:table-cell office:value-type="float" office:value="818.4383602541">
            <text:p>818,4383602541</text:p>
          </table:table-cell>
          <table:table-cell office:value-type="float" office:value="820.1140104506">
            <text:p>820,1140104506</text:p>
          </table:table-cell>
          <table:table-cell office:value-type="float" office:value="745.3399564946">
            <text:p>745,3399564946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7359.9677893915">
            <text:p>7359,9677893915</text:p>
          </table:table-cell>
          <table:table-cell office:value-type="float" office:value="8155.1745418389">
            <text:p>8155,1745418389</text:p>
          </table:table-cell>
          <table:table-cell office:value-type="float" office:value="8884.7748093048">
            <text:p>8884,7748093048</text:p>
          </table:table-cell>
          <table:table-cell office:value-type="float" office:value="9652.3743060407">
            <text:p>9652,3743060407</text:p>
          </table:table-cell>
          <table:table-cell office:value-type="float" office:value="10064.2648062065">
            <text:p>10064,2648062065</text:p>
          </table:table-cell>
          <table:table-cell office:value-type="float" office:value="10578.1091452389">
            <text:p>10578,1091452389</text:p>
          </table:table-cell>
          <table:table-cell office:value-type="float" office:value="11229.0261865849">
            <text:p>11229,0261865849</text:p>
          </table:table-cell>
          <table:table-cell office:value-type="float" office:value="11573.0977644596">
            <text:p>11573,0977644596</text:p>
          </table:table-cell>
          <table:table-cell office:value-type="float" office:value="12176.3075593896">
            <text:p>12176,3075593896</text:p>
          </table:table-cell>
          <table:table-cell office:value-type="float" office:value="13130.8184215255">
            <text:p>13130,8184215255</text:p>
          </table:table-cell>
          <table:table-cell office:value-type="float" office:value="13542.9637099591">
            <text:p>13542,9637099591</text:p>
          </table:table-cell>
          <table:table-cell office:value-type="float" office:value="14002.8728529629">
            <text:p>14002,8728529629</text:p>
          </table:table-cell>
          <table:table-cell office:value-type="float" office:value="14977.7799033755">
            <text:p>14977,7799033755</text:p>
          </table:table-cell>
          <table:table-cell office:value-type="float" office:value="15966.9163340177">
            <text:p>15966,9163340177</text:p>
          </table:table-cell>
          <table:table-cell office:value-type="float" office:value="16680.8080703511">
            <text:p>16680,8080703511</text:p>
          </table:table-cell>
          <table:table-cell office:value-type="float" office:value="16590.8824112998">
            <text:p>16590,8824112998</text:p>
          </table:table-cell>
          <table:table-cell office:value-type="float" office:value="16958.8304429591">
            <text:p>16958,8304429591</text:p>
          </table:table-cell>
          <table:table-cell office:value-type="float" office:value="17261.6569978345">
            <text:p>17261,6569978345</text:p>
          </table:table-cell>
          <table:table-cell office:value-type="float" office:value="17346.3648377351">
            <text:p>17346,3648377351</text:p>
          </table:table-cell>
          <table:table-cell office:value-type="float" office:value="17201.2576255766">
            <text:p>17201,2576255766</text:p>
          </table:table-cell>
          <table:table-cell office:value-type="float" office:value="17440.5813769605">
            <text:p>17440,5813769605</text:p>
          </table:table-cell>
          <table:table-cell office:value-type="float" office:value="17294.1001121271">
            <text:p>17294,1001121271</text:p>
          </table:table-cell>
          <table:table-cell office:value-type="float" office:value="17404.8531023933">
            <text:p>17404,8531023933</text:p>
          </table:table-cell>
          <table:table-cell office:value-type="float" office:value="17626.8545529956">
            <text:p>17626,8545529956</text:p>
          </table:table-cell>
          <table:table-cell office:value-type="float" office:value="17867.0904536737">
            <text:p>17867,0904536737</text:p>
          </table:table-cell>
          <table:table-cell office:value-type="float" office:value="18215.7362037429">
            <text:p>18215,7362037429</text:p>
          </table:table-cell>
          <table:table-cell office:value-type="float" office:value="18752.2405339532">
            <text:p>18752,2405339532</text:p>
          </table:table-cell>
          <table:table-cell office:value-type="float" office:value="19741.1892291472">
            <text:p>19741,1892291472</text:p>
          </table:table-cell>
          <table:table-cell office:value-type="float" office:value="20702.9191827874">
            <text:p>20702,9191827874</text:p>
          </table:table-cell>
          <table:table-cell office:value-type="float" office:value="21668.2580500099">
            <text:p>21668,2580500099</text:p>
          </table:table-cell>
          <table:table-cell office:value-type="float" office:value="22464.7329153987">
            <text:p>22464,7329153987</text:p>
          </table:table-cell>
          <table:table-cell office:value-type="float" office:value="22978.1250190017">
            <text:p>22978,1250190017</text:p>
          </table:table-cell>
          <table:table-cell office:value-type="float" office:value="23078.3360923639">
            <text:p>23078,3360923639</text:p>
          </table:table-cell>
          <table:table-cell office:value-type="float" office:value="22722.1546792394">
            <text:p>22722,1546792394</text:p>
          </table:table-cell>
          <table:table-cell office:value-type="float" office:value="23153.1727955438">
            <text:p>23153,1727955438</text:p>
          </table:table-cell>
          <table:table-cell office:value-type="float" office:value="23686.843485455">
            <text:p>23686,843485455</text:p>
          </table:table-cell>
          <table:table-cell office:value-type="float" office:value="24219.3275848937">
            <text:p>24219,3275848937</text:p>
          </table:table-cell>
          <table:table-cell office:value-type="float" office:value="25007.8943666805">
            <text:p>25007,8943666805</text:p>
          </table:table-cell>
          <table:table-cell office:value-type="float" office:value="25977.0009830159">
            <text:p>25977,0009830159</text:p>
          </table:table-cell>
          <table:table-cell office:value-type="float" office:value="27032.2207139117">
            <text:p>27032,2207139117</text:p>
          </table:table-cell>
          <table:table-cell office:value-type="float" office:value="28335.001833327">
            <text:p>28335,001833327</text:p>
          </table:table-cell>
          <table:table-cell office:value-type="float" office:value="29264.8814529131">
            <text:p>29264,8814529131</text:p>
          </table:table-cell>
          <table:table-cell office:value-type="float" office:value="29685.3639494669">
            <text:p>29685,3639494669</text:p>
          </table:table-cell>
          <table:table-cell office:value-type="float" office:value="30082.6264787606">
            <text:p>30082,6264787606</text:p>
          </table:table-cell>
          <table:table-cell office:value-type="float" office:value="30504.3574306103">
            <text:p>30504,3574306103</text:p>
          </table:table-cell>
          <table:table-cell office:value-type="float" office:value="31110.0141282392">
            <text:p>31110,0141282392</text:p>
          </table:table-cell>
          <table:table-cell office:value-type="float" office:value="31865.3691666632">
            <text:p>31865,3691666632</text:p>
          </table:table-cell>
          <table:table-cell office:value-type="float" office:value="32459.9173758671">
            <text:p>32459,9173758671</text:p>
          </table:table-cell>
          <table:table-cell office:value-type="float" office:value="32303.2414806061">
            <text:p>32303,2414806061</text:p>
          </table:table-cell>
          <table:table-cell office:value-type="float" office:value="30874.126012677">
            <text:p>30874,126012677</text:p>
          </table:table-cell>
          <table:table-cell office:value-type="float" office:value="30736.6278530812">
            <text:p>30736,6278530812</text:p>
          </table:table-cell>
          <table:table-cell office:value-type="float" office:value="30321.7048688993">
            <text:p>30321,7048688993</text:p>
          </table:table-cell>
          <table:table-cell office:value-type="float" office:value="29414.8569207405">
            <text:p>29414,8569207405</text:p>
          </table:table-cell>
          <table:table-cell office:value-type="float" office:value="29008.0209838975">
            <text:p>29008,0209838975</text:p>
          </table:table-cell>
          <table:table-cell office:value-type="float" office:value="29496.378933678">
            <text:p>29496,378933678</text:p>
          </table:table-cell>
          <table:table-cell office:value-type="float" office:value="30532.4499736572">
            <text:p>30532,4499736572</text:p>
          </table:table-cell>
          <table:table-cell office:value-type="float" office:value="31505.2929758767">
            <text:p>31505,292975876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string">
            <text:p>..</text:p>
          </table:table-cell>
          <table:table-cell office:value-type="float" office:value="585.9078762867">
            <text:p>585,9078762867</text:p>
          </table:table-cell>
          <table:table-cell office:value-type="float" office:value="594.1440916994">
            <text:p>594,1440916994</text:p>
          </table:table-cell>
          <table:table-cell office:value-type="float" office:value="594.9966382802">
            <text:p>594,9966382802</text:p>
          </table:table-cell>
          <table:table-cell office:value-type="float" office:value="603.85448864">
            <text:p>603,85448864</text:p>
          </table:table-cell>
          <table:table-cell office:value-type="float" office:value="604.6376435007">
            <text:p>604,6376435007</text:p>
          </table:table-cell>
          <table:table-cell office:value-type="float" office:value="619.9561381472">
            <text:p>619,9561381472</text:p>
          </table:table-cell>
          <table:table-cell office:value-type="float" office:value="644.1971385374">
            <text:p>644,1971385374</text:p>
          </table:table-cell>
          <table:table-cell office:value-type="float" office:value="665.5840598896">
            <text:p>665,5840598896</text:p>
          </table:table-cell>
          <table:table-cell office:value-type="float" office:value="700.6667749843">
            <text:p>700,6667749843</text:p>
          </table:table-cell>
          <table:table-cell office:value-type="float" office:value="711.8384143375">
            <text:p>711,8384143375</text:p>
          </table:table-cell>
          <table:table-cell office:value-type="float" office:value="706.3153452389">
            <text:p>706,3153452389</text:p>
          </table:table-cell>
          <table:table-cell office:value-type="float" office:value="689.6513746069">
            <text:p>689,6513746069</text:p>
          </table:table-cell>
          <table:table-cell office:value-type="float" office:value="724.4048720972">
            <text:p>724,4048720972</text:p>
          </table:table-cell>
          <table:table-cell office:value-type="float" office:value="738.341114755">
            <text:p>738,341114755</text:p>
          </table:table-cell>
          <table:table-cell office:value-type="float" office:value="769.1512990826">
            <text:p>769,1512990826</text:p>
          </table:table-cell>
          <table:table-cell office:value-type="float" office:value="780.1891345918">
            <text:p>780,1891345918</text:p>
          </table:table-cell>
          <table:table-cell office:value-type="float" office:value="805.0205395013">
            <text:p>805,0205395013</text:p>
          </table:table-cell>
          <table:table-cell office:value-type="float" office:value="835.3130510825">
            <text:p>835,3130510825</text:p>
          </table:table-cell>
          <table:table-cell office:value-type="float" office:value="873.463284983">
            <text:p>873,463284983</text:p>
          </table:table-cell>
          <table:table-cell office:value-type="float" office:value="909.323309605">
            <text:p>909,323309605</text:p>
          </table:table-cell>
          <table:table-cell office:value-type="float" office:value="946.2024027287">
            <text:p>946,2024027287</text:p>
          </table:table-cell>
          <table:table-cell office:value-type="float" office:value="970.8254818109">
            <text:p>970,8254818109</text:p>
          </table:table-cell>
          <table:table-cell office:value-type="float" office:value="1003.049038495">
            <text:p>1003,049038495</text:p>
          </table:table-cell>
          <table:table-cell office:value-type="float" office:value="1039.3513149595">
            <text:p>1039,3513149595</text:p>
          </table:table-cell>
          <table:table-cell office:value-type="float" office:value="1075.9090895721">
            <text:p>1075,9090895721</text:p>
          </table:table-cell>
          <table:table-cell office:value-type="float" office:value="1106.8374223719">
            <text:p>1106,8374223719</text:p>
          </table:table-cell>
          <table:table-cell office:value-type="float" office:value="1110.0277346126">
            <text:p>1110,0277346126</text:p>
          </table:table-cell>
          <table:table-cell office:value-type="float" office:value="1121.692511164">
            <text:p>1121,692511164</text:p>
          </table:table-cell>
          <table:table-cell office:value-type="float" office:value="1132.1582600766">
            <text:p>1132,1582600766</text:p>
          </table:table-cell>
          <table:table-cell office:value-type="float" office:value="1189.3932919795">
            <text:p>1189,3932919795</text:p>
          </table:table-cell>
          <table:table-cell office:value-type="float" office:value="1229.215377925">
            <text:p>1229,215377925</text:p>
          </table:table-cell>
          <table:table-cell office:value-type="float" office:value="1268.7607627256">
            <text:p>1268,7607627256</text:p>
          </table:table-cell>
          <table:table-cell office:value-type="float" office:value="1342.0883752045">
            <text:p>1342,0883752045</text:p>
          </table:table-cell>
          <table:table-cell office:value-type="float" office:value="1403.9497389602">
            <text:p>1403,9497389602</text:p>
          </table:table-cell>
          <table:table-cell office:value-type="float" office:value="1469.0918643675">
            <text:p>1469,0918643675</text:p>
          </table:table-cell>
          <table:table-cell office:value-type="float" office:value="1514.5417461015">
            <text:p>1514,5417461015</text:p>
          </table:table-cell>
          <table:table-cell office:value-type="float" office:value="1602.4495499481">
            <text:p>1602,4495499481</text:p>
          </table:table-cell>
          <table:table-cell office:value-type="float" office:value="1669.229426362">
            <text:p>1669,229426362</text:p>
          </table:table-cell>
          <table:table-cell office:value-type="float" office:value="1731.8386871535">
            <text:p>1731,8386871535</text:p>
          </table:table-cell>
          <table:table-cell office:value-type="float" office:value="1824.7210719651">
            <text:p>1824,7210719651</text:p>
          </table:table-cell>
          <table:table-cell office:value-type="float" office:value="1784.0671784842">
            <text:p>1784,0671784842</text:p>
          </table:table-cell>
          <table:table-cell office:value-type="float" office:value="1840.5673899609">
            <text:p>1840,5673899609</text:p>
          </table:table-cell>
          <table:table-cell office:value-type="float" office:value="1934.0710015927">
            <text:p>1934,0710015927</text:p>
          </table:table-cell>
          <table:table-cell office:value-type="float" office:value="2022.8303590988">
            <text:p>2022,8303590988</text:p>
          </table:table-cell>
          <table:table-cell office:value-type="float" office:value="2132.3573189652">
            <text:p>2132,3573189652</text:p>
          </table:table-cell>
          <table:table-cell office:value-type="float" office:value="2278.8792898081">
            <text:p>2278,8792898081</text:p>
          </table:table-cell>
          <table:table-cell office:value-type="float" office:value="2416.4932655117">
            <text:p>2416,4932655117</text:p>
          </table:table-cell>
          <table:table-cell office:value-type="float" office:value="2542.9424239322">
            <text:p>2542,9424239322</text:p>
          </table:table-cell>
          <table:table-cell office:value-type="float" office:value="2615.9826951041">
            <text:p>2615,9826951041</text:p>
          </table:table-cell>
          <table:table-cell office:value-type="float" office:value="2808.4341846752">
            <text:p>2808,4341846752</text:p>
          </table:table-cell>
          <table:table-cell office:value-type="float" office:value="3026.992070094">
            <text:p>3026,992070094</text:p>
          </table:table-cell>
          <table:table-cell office:value-type="float" office:value="3286.007721906">
            <text:p>3286,007721906</text:p>
          </table:table-cell>
          <table:table-cell office:value-type="float" office:value="3371.1827158038">
            <text:p>3371,1827158038</text:p>
          </table:table-cell>
          <table:table-cell office:value-type="float" office:value="3506.7318278257">
            <text:p>3506,7318278257</text:p>
          </table:table-cell>
          <table:table-cell office:value-type="float" office:value="3642.206901402">
            <text:p>3642,206901402</text:p>
          </table:table-cell>
          <table:table-cell office:value-type="float" office:value="3759.2296389769">
            <text:p>3759,229638976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7" office:value-type="string">
            <text:p>..</text:p>
          </table:table-cell>
          <table:table-cell office:value-type="float" office:value="4049.7396407983">
            <text:p>4049,7396407983</text:p>
          </table:table-cell>
          <table:table-cell office:value-type="float" office:value="4250.2492819688">
            <text:p>4250,2492819688</text:p>
          </table:table-cell>
          <table:table-cell office:value-type="float" office:value="4593.7838622416">
            <text:p>4593,7838622416</text:p>
          </table:table-cell>
          <table:table-cell office:value-type="float" office:value="5002.5848238473">
            <text:p>5002,5848238473</text:p>
          </table:table-cell>
          <table:table-cell office:value-type="float" office:value="5086.4973333988">
            <text:p>5086,4973333988</text:p>
          </table:table-cell>
          <table:table-cell office:value-type="float" office:value="5136.1974554021">
            <text:p>5136,1974554021</text:p>
          </table:table-cell>
          <table:table-cell office:value-type="float" office:value="5227.0804020377">
            <text:p>5227,0804020377</text:p>
          </table:table-cell>
          <table:table-cell office:value-type="float" office:value="5711.0614083297">
            <text:p>5711,0614083297</text:p>
          </table:table-cell>
          <table:table-cell office:value-type="float" office:value="6244.5111280075">
            <text:p>6244,5111280075</text:p>
          </table:table-cell>
          <table:table-cell office:value-type="float" office:value="6957.7368498482">
            <text:p>6957,7368498482</text:p>
          </table:table-cell>
          <table:table-cell office:value-type="float" office:value="7461.4233471846">
            <text:p>7461,4233471846</text:p>
          </table:table-cell>
          <table:table-cell office:value-type="float" office:value="8231.4473862329">
            <text:p>8231,4473862329</text:p>
          </table:table-cell>
          <table:table-cell office:value-type="float" office:value="8737.6972636308">
            <text:p>8737,6972636308</text:p>
          </table:table-cell>
          <table:table-cell office:value-type="float" office:value="9169.0822420705">
            <text:p>9169,0822420705</text:p>
          </table:table-cell>
          <table:table-cell office:value-type="float" office:value="8932.9389279386">
            <text:p>8932,9389279386</text:p>
          </table:table-cell>
          <table:table-cell office:value-type="float" office:value="9236.6514285406">
            <text:p>9236,6514285406</text:p>
          </table:table-cell>
          <table:table-cell office:value-type="float" office:value="9769.1599180141">
            <text:p>9769,1599180141</text:p>
          </table:table-cell>
          <table:table-cell office:value-type="float" office:value="10160.2542731917">
            <text:p>10160,2542731917</text:p>
          </table:table-cell>
          <table:table-cell office:value-type="float" office:value="10614.9899335318">
            <text:p>10614,9899335318</text:p>
          </table:table-cell>
          <table:table-cell office:value-type="float" office:value="11114.8983137404">
            <text:p>11114,8983137404</text:p>
          </table:table-cell>
          <table:table-cell office:value-type="float" office:value="11753.2449000125">
            <text:p>11753,2449000125</text:p>
          </table:table-cell>
          <table:table-cell office:value-type="float" office:value="11550.7342529659">
            <text:p>11550,7342529659</text:p>
          </table:table-cell>
          <table:table-cell office:value-type="float" office:value="11807.0545642138">
            <text:p>11807,0545642138</text:p>
          </table:table-cell>
          <table:table-cell office:value-type="float" office:value="12911.3143439446">
            <text:p>12911,3143439446</text:p>
          </table:table-cell>
          <table:table-cell office:value-type="float" office:value="13434.3742833925">
            <text:p>13434,3742833925</text:p>
          </table:table-cell>
          <table:table-cell office:value-type="float" office:value="13588.9180241425">
            <text:p>13588,9180241425</text:p>
          </table:table-cell>
          <table:table-cell office:value-type="float" office:value="12913.5326742404">
            <text:p>12913,5326742404</text:p>
          </table:table-cell>
          <table:table-cell office:value-type="float" office:value="13193.8111961107">
            <text:p>13193,8111961107</text:p>
          </table:table-cell>
          <table:table-cell office:value-type="float" office:value="14162.1545757383">
            <text:p>14162,1545757383</text:p>
          </table:table-cell>
          <table:table-cell office:value-type="float" office:value="14243.26741895">
            <text:p>14243,26741895</text:p>
          </table:table-cell>
          <table:table-cell office:value-type="float" office:value="14054.4723020614">
            <text:p>14054,4723020614</text:p>
          </table:table-cell>
          <table:table-cell office:value-type="float" office:value="14775.8220728387">
            <text:p>14775,8220728387</text:p>
          </table:table-cell>
          <table:table-cell office:value-type="float" office:value="14173.5787411372">
            <text:p>14173,5787411372</text:p>
          </table:table-cell>
          <table:table-cell office:value-type="float" office:value="13704.2544536956">
            <text:p>13704,2544536956</text:p>
          </table:table-cell>
          <table:table-cell office:value-type="float" office:value="13881.6057761613">
            <text:p>13881,6057761613</text:p>
          </table:table-cell>
          <table:table-cell office:value-type="float" office:value="13644.7539633234">
            <text:p>13644,7539633234</text:p>
          </table:table-cell>
          <table:table-cell office:value-type="float" office:value="14335.88509388">
            <text:p>14335,88509388</text:p>
          </table:table-cell>
          <table:table-cell office:value-type="float" office:value="15029.6165351856">
            <text:p>15029,6165351856</text:p>
          </table:table-cell>
          <table:table-cell office:value-type="float" office:value="15469.2131664746">
            <text:p>15469,2131664746</text:p>
          </table:table-cell>
          <table:table-cell office:value-type="float" office:value="15657.2242835482">
            <text:p>15657,22428354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7" office:value-type="string">
            <text:p>..</text:p>
          </table:table-cell>
          <table:table-cell office:value-type="float" office:value="3303.2687108674">
            <text:p>3303,2687108674</text:p>
          </table:table-cell>
          <table:table-cell office:value-type="float" office:value="3613.6738895261">
            <text:p>3613,6738895261</text:p>
          </table:table-cell>
          <table:table-cell office:value-type="float" office:value="3691.9406872224">
            <text:p>3691,9406872224</text:p>
          </table:table-cell>
          <table:table-cell office:value-type="float" office:value="3552.3282509784">
            <text:p>3552,3282509784</text:p>
          </table:table-cell>
          <table:table-cell office:value-type="float" office:value="3727.6887872029">
            <text:p>3727,6887872029</text:p>
          </table:table-cell>
          <table:table-cell office:value-type="float" office:value="3750.2182183512">
            <text:p>3750,2182183512</text:p>
          </table:table-cell>
          <table:table-cell office:value-type="float" office:value="3877.1130265359">
            <text:p>3877,1130265359</text:p>
          </table:table-cell>
          <table:table-cell office:value-type="float" office:value="4116.5736996676">
            <text:p>4116,5736996676</text:p>
          </table:table-cell>
          <table:table-cell office:value-type="float" office:value="4403.903739092">
            <text:p>4403,903739092</text:p>
          </table:table-cell>
          <table:table-cell office:value-type="float" office:value="4984.510675888">
            <text:p>4984,510675888</text:p>
          </table:table-cell>
          <table:table-cell office:value-type="float" office:value="5092.0304610176">
            <text:p>5092,0304610176</text:p>
          </table:table-cell>
          <table:table-cell office:value-type="float" office:value="5709.7099169261">
            <text:p>5709,7099169261</text:p>
          </table:table-cell>
          <table:table-cell office:value-type="float" office:value="6124.3384357382">
            <text:p>6124,3384357382</text:p>
          </table:table-cell>
          <table:table-cell office:value-type="float" office:value="6493.0886265494">
            <text:p>6493,0886265494</text:p>
          </table:table-cell>
          <table:table-cell office:value-type="float" office:value="6425.9372699591">
            <text:p>6425,9372699591</text:p>
          </table:table-cell>
          <table:table-cell office:value-type="float" office:value="6855.5819249433">
            <text:p>6855,5819249433</text:p>
          </table:table-cell>
          <table:table-cell office:value-type="float" office:value="6798.2572434221">
            <text:p>6798,2572434221</text:p>
          </table:table-cell>
          <table:table-cell office:value-type="float" office:value="6826.6608238262">
            <text:p>6826,6608238262</text:p>
          </table:table-cell>
          <table:table-cell office:value-type="float" office:value="6857.6691302996">
            <text:p>6857,6691302996</text:p>
          </table:table-cell>
          <table:table-cell office:value-type="float" office:value="6963.5596555124">
            <text:p>6963,5596555124</text:p>
          </table:table-cell>
          <table:table-cell office:value-type="float" office:value="6810.473976859">
            <text:p>6810,473976859</text:p>
          </table:table-cell>
          <table:table-cell office:value-type="float" office:value="7145.3311650915">
            <text:p>7145,3311650915</text:p>
          </table:table-cell>
          <table:table-cell office:value-type="float" office:value="7242.2715152037">
            <text:p>7242,2715152037</text:p>
          </table:table-cell>
          <table:table-cell office:value-type="float" office:value="7144.882588603">
            <text:p>7144,882588603</text:p>
          </table:table-cell>
          <table:table-cell office:value-type="float" office:value="6808.901947261">
            <text:p>6808,901947261</text:p>
          </table:table-cell>
          <table:table-cell office:value-type="float" office:value="6774.6171244948">
            <text:p>6774,6171244948</text:p>
          </table:table-cell>
          <table:table-cell office:value-type="float" office:value="7039.8837554557">
            <text:p>7039,8837554557</text:p>
          </table:table-cell>
          <table:table-cell office:value-type="float" office:value="7518.6515781115">
            <text:p>7518,6515781115</text:p>
          </table:table-cell>
          <table:table-cell office:value-type="float" office:value="7415.0211423171">
            <text:p>7415,0211423171</text:p>
          </table:table-cell>
          <table:table-cell office:value-type="float" office:value="7840.6031167512">
            <text:p>7840,6031167512</text:p>
          </table:table-cell>
          <table:table-cell office:value-type="float" office:value="7906.6995867305">
            <text:p>7906,6995867305</text:p>
          </table:table-cell>
          <table:table-cell office:value-type="float" office:value="8221.7721316975">
            <text:p>8221,7721316975</text:p>
          </table:table-cell>
          <table:table-cell office:value-type="float" office:value="8070.1143318043">
            <text:p>8070,1143318043</text:p>
          </table:table-cell>
          <table:table-cell office:value-type="float" office:value="8007.6964842929">
            <text:p>8007,6964842929</text:p>
          </table:table-cell>
          <table:table-cell office:value-type="float" office:value="8220.7936571432">
            <text:p>8220,7936571432</text:p>
          </table:table-cell>
          <table:table-cell office:value-type="float" office:value="8119.6780336505">
            <text:p>8119,6780336505</text:p>
          </table:table-cell>
          <table:table-cell office:value-type="float" office:value="8095.1400033982">
            <text:p>8095,1400033982</text:p>
          </table:table-cell>
          <table:table-cell office:value-type="float" office:value="7987.5261104867">
            <text:p>7987,5261104867</text:p>
          </table:table-cell>
          <table:table-cell office:value-type="float" office:value="8113.5312457704">
            <text:p>8113,5312457704</text:p>
          </table:table-cell>
          <table:table-cell office:value-type="float" office:value="8151.6341601465">
            <text:p>8151,634160146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752.4705742349">
            <text:p>1752,4705742349</text:p>
          </table:table-cell>
          <table:table-cell office:value-type="float" office:value="1805.2053528955">
            <text:p>1805,2053528955</text:p>
          </table:table-cell>
          <table:table-cell office:value-type="float" office:value="1847.9574418099">
            <text:p>1847,9574418099</text:p>
          </table:table-cell>
          <table:table-cell office:value-type="float" office:value="1712.3990462716">
            <text:p>1712,3990462716</text:p>
          </table:table-cell>
          <table:table-cell office:value-type="float" office:value="1756.4162490809">
            <text:p>1756,4162490809</text:p>
          </table:table-cell>
          <table:table-cell office:value-type="float" office:value="1753.3885489299">
            <text:p>1753,3885489299</text:p>
          </table:table-cell>
          <table:table-cell office:value-type="float" office:value="1735.482615696">
            <text:p>1735,482615696</text:p>
          </table:table-cell>
          <table:table-cell office:value-type="float" office:value="1554.4671529452">
            <text:p>1554,4671529452</text:p>
          </table:table-cell>
          <table:table-cell office:value-type="float" office:value="1639.2723950866">
            <text:p>1639,2723950866</text:p>
          </table:table-cell>
          <table:table-cell office:value-type="float" office:value="1669.1600642993">
            <text:p>1669,1600642993</text:p>
          </table:table-cell>
          <table:table-cell office:value-type="float" office:value="1829.3975572961">
            <text:p>1829,3975572961</text:p>
          </table:table-cell>
          <table:table-cell office:value-type="float" office:value="1863.3418672105">
            <text:p>1863,3418672105</text:p>
          </table:table-cell>
          <table:table-cell office:value-type="float" office:value="2318.7296472961">
            <text:p>2318,7296472961</text:p>
          </table:table-cell>
          <table:table-cell office:value-type="float" office:value="2038.0872295355">
            <text:p>2038,0872295355</text:p>
          </table:table-cell>
          <table:table-cell office:value-type="float" office:value="1837.6631222723">
            <text:p>1837,6631222723</text:p>
          </table:table-cell>
          <table:table-cell office:value-type="float" office:value="1679.3192932259">
            <text:p>1679,3192932259</text:p>
          </table:table-cell>
          <table:table-cell office:value-type="float" office:value="1833.8237870291">
            <text:p>1833,8237870291</text:p>
          </table:table-cell>
          <table:table-cell office:value-type="float" office:value="2054.9934788388">
            <text:p>2054,9934788388</text:p>
          </table:table-cell>
          <table:table-cell office:value-type="float" office:value="2233.4055405848">
            <text:p>2233,4055405848</text:p>
          </table:table-cell>
          <table:table-cell office:value-type="float" office:value="2286.7707970096">
            <text:p>2286,7707970096</text:p>
          </table:table-cell>
          <table:table-cell office:value-type="float" office:value="2321.3135718509">
            <text:p>2321,3135718509</text:p>
          </table:table-cell>
          <table:table-cell office:value-type="float" office:value="2407.4834159903">
            <text:p>2407,4834159903</text:p>
          </table:table-cell>
          <table:table-cell office:value-type="float" office:value="2494.9493745095">
            <text:p>2494,9493745095</text:p>
          </table:table-cell>
          <table:table-cell office:value-type="float" office:value="2529.730351616">
            <text:p>2529,730351616</text:p>
          </table:table-cell>
          <table:table-cell office:value-type="float" office:value="2676.6787529451">
            <text:p>2676,6787529451</text:p>
          </table:table-cell>
          <table:table-cell office:value-type="float" office:value="2822.0476370995">
            <text:p>2822,0476370995</text:p>
          </table:table-cell>
          <table:table-cell office:value-type="float" office:value="2959.6781653079">
            <text:p>2959,6781653079</text:p>
          </table:table-cell>
          <table:table-cell office:value-type="float" office:value="2953.0498344867">
            <text:p>2953,0498344867</text:p>
          </table:table-cell>
          <table:table-cell office:value-type="float" office:value="3348.4316110777">
            <text:p>3348,4316110777</text:p>
          </table:table-cell>
          <table:table-cell office:value-type="float" office:value="3378.1032996497">
            <text:p>3378,1032996497</text:p>
          </table:table-cell>
          <table:table-cell office:value-type="float" office:value="3504.5140063838">
            <text:p>3504,5140063838</text:p>
          </table:table-cell>
          <table:table-cell office:value-type="float" office:value="3534.157908908">
            <text:p>3534,157908908</text:p>
          </table:table-cell>
          <table:table-cell office:value-type="float" office:value="3752.9557908196">
            <text:p>3752,9557908196</text:p>
          </table:table-cell>
          <table:table-cell office:value-type="float" office:value="3909.273369761">
            <text:p>3909,273369761</text:p>
          </table:table-cell>
          <table:table-cell office:value-type="float" office:value="3859.1749171648">
            <text:p>3859,1749171648</text:p>
          </table:table-cell>
          <table:table-cell office:value-type="float" office:value="4159.2022583806">
            <text:p>4159,2022583806</text:p>
          </table:table-cell>
          <table:table-cell office:value-type="float" office:value="4214.5684461255">
            <text:p>4214,5684461255</text:p>
          </table:table-cell>
          <table:table-cell office:value-type="float" office:value="4365.1914912484">
            <text:p>4365,1914912484</text:p>
          </table:table-cell>
          <table:table-cell office:value-type="float" office:value="4547.1576093774">
            <text:p>4547,1576093774</text:p>
          </table:table-cell>
          <table:table-cell office:value-type="float" office:value="4672.2456184241">
            <text:p>4672,2456184241</text:p>
          </table:table-cell>
          <table:table-cell office:value-type="float" office:value="4747.9585552454">
            <text:p>4747,9585552454</text:p>
          </table:table-cell>
          <table:table-cell office:value-type="float" office:value="4825.0961379721">
            <text:p>4825,0961379721</text:p>
          </table:table-cell>
          <table:table-cell office:value-type="float" office:value="5122.7067818547">
            <text:p>5122,7067818547</text:p>
          </table:table-cell>
          <table:table-cell office:value-type="float" office:value="5506.2455941216">
            <text:p>5506,2455941216</text:p>
          </table:table-cell>
          <table:table-cell office:value-type="float" office:value="5724.0594816931">
            <text:p>5724,0594816931</text:p>
          </table:table-cell>
          <table:table-cell office:value-type="float" office:value="5856.4940593744">
            <text:p>5856,4940593744</text:p>
          </table:table-cell>
          <table:table-cell office:value-type="float" office:value="6297.3231955141">
            <text:p>6297,3231955141</text:p>
          </table:table-cell>
          <table:table-cell office:value-type="float" office:value="6189.7693647686">
            <text:p>6189,7693647686</text:p>
          </table:table-cell>
          <table:table-cell office:value-type="float" office:value="6595.3052637518">
            <text:p>6595,3052637518</text:p>
          </table:table-cell>
          <table:table-cell office:value-type="float" office:value="6451.6649551991">
            <text:p>6451,6649551991</text:p>
          </table:table-cell>
          <table:table-cell office:value-type="float" office:value="6231.7702324746">
            <text:p>6231,7702324746</text:p>
          </table:table-cell>
          <table:table-cell office:value-type="float" office:value="6204.1615843299">
            <text:p>6204,1615843299</text:p>
          </table:table-cell>
          <table:table-cell office:value-type="float" office:value="6290.5668182898">
            <text:p>6290,5668182898</text:p>
          </table:table-cell>
          <table:table-cell office:value-type="float" office:value="6406.2967725788">
            <text:p>6406,2967725788</text:p>
          </table:table-cell>
          <table:table-cell office:value-type="float" office:value="6483.3166509126">
            <text:p>6483,3166509126</text:p>
          </table:table-cell>
          <table:table-cell office:value-type="float" office:value="6566.0921550776">
            <text:p>6566,0921550776</text:p>
          </table:table-cell>
          <table:table-cell office:value-type="float" office:value="6676.6153428162">
            <text:p>6676,615342816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5.7149640444">
            <text:p>1085,7149640444</text:p>
          </table:table-cell>
          <table:table-cell office:value-type="float" office:value="1076.4770875334">
            <text:p>1076,4770875334</text:p>
          </table:table-cell>
          <table:table-cell office:value-type="float" office:value="1112.6099746498">
            <text:p>1112,6099746498</text:p>
          </table:table-cell>
          <table:table-cell office:value-type="float" office:value="1154.5804112757">
            <text:p>1154,5804112757</text:p>
          </table:table-cell>
          <table:table-cell office:value-type="float" office:value="1187.5910922353">
            <text:p>1187,5910922353</text:p>
          </table:table-cell>
          <table:table-cell office:value-type="float" office:value="1216.3345988787">
            <text:p>1216,3345988787</text:p>
          </table:table-cell>
          <table:table-cell office:value-type="float" office:value="1205.5949740676">
            <text:p>1205,5949740676</text:p>
          </table:table-cell>
          <table:table-cell office:value-type="float" office:value="1171.1798696851">
            <text:p>1171,1798696851</text:p>
          </table:table-cell>
          <table:table-cell office:value-type="float" office:value="1176.5696283246">
            <text:p>1176,5696283246</text:p>
          </table:table-cell>
          <table:table-cell office:value-type="float" office:value="1249.0519656336">
            <text:p>1249,0519656336</text:p>
          </table:table-cell>
          <table:table-cell office:value-type="float" office:value="1336.82739801">
            <text:p>1336,82739801</text:p>
          </table:table-cell>
          <table:table-cell office:value-type="float" office:value="1399.0376668131">
            <text:p>1399,0376668131</text:p>
          </table:table-cell>
          <table:table-cell office:value-type="float" office:value="1398.6475301438">
            <text:p>1398,6475301438</text:p>
          </table:table-cell>
          <table:table-cell office:value-type="float" office:value="1420.7931004125">
            <text:p>1420,7931004125</text:p>
          </table:table-cell>
          <table:table-cell office:value-type="float" office:value="1491.8163809945">
            <text:p>1491,8163809945</text:p>
          </table:table-cell>
          <table:table-cell office:value-type="float" office:value="1450.9241491168">
            <text:p>1450,9241491168</text:p>
          </table:table-cell>
          <table:table-cell office:value-type="float" office:value="1485.3845666711">
            <text:p>1485,3845666711</text:p>
          </table:table-cell>
          <table:table-cell office:value-type="float" office:value="1478.4555356183">
            <text:p>1478,4555356183</text:p>
          </table:table-cell>
          <table:table-cell office:value-type="float" office:value="1433.9985685728">
            <text:p>1433,9985685728</text:p>
          </table:table-cell>
          <table:table-cell office:value-type="float" office:value="1450.0567572541">
            <text:p>1450,0567572541</text:p>
          </table:table-cell>
          <table:table-cell office:value-type="float" office:value="1465.5828875223">
            <text:p>1465,5828875223</text:p>
          </table:table-cell>
          <table:table-cell office:value-type="float" office:value="1422.6298108945">
            <text:p>1422,6298108945</text:p>
          </table:table-cell>
          <table:table-cell office:value-type="float" office:value="1385.9126810065">
            <text:p>1385,9126810065</text:p>
          </table:table-cell>
          <table:table-cell office:value-type="float" office:value="1327.3779013513">
            <text:p>1327,3779013513</text:p>
          </table:table-cell>
          <table:table-cell office:value-type="float" office:value="1317.7255661494">
            <text:p>1317,7255661494</text:p>
          </table:table-cell>
          <table:table-cell office:value-type="float" office:value="1309.3847628744">
            <text:p>1309,3847628744</text:p>
          </table:table-cell>
          <table:table-cell office:value-type="float" office:value="1267.6536973642">
            <text:p>1267,6536973642</text:p>
          </table:table-cell>
          <table:table-cell office:value-type="float" office:value="1233.2017810762">
            <text:p>1233,2017810762</text:p>
          </table:table-cell>
          <table:table-cell office:value-type="float" office:value="1251.8551119953">
            <text:p>1251,8551119953</text:p>
          </table:table-cell>
          <table:table-cell office:value-type="float" office:value="1257.1591450475">
            <text:p>1257,1591450475</text:p>
          </table:table-cell>
          <table:table-cell office:value-type="float" office:value="1252.0052028179">
            <text:p>1252,0052028179</text:p>
          </table:table-cell>
          <table:table-cell office:value-type="float" office:value="1218.446929939">
            <text:p>1218,446929939</text:p>
          </table:table-cell>
          <table:table-cell office:value-type="float" office:value="1168.4800567262">
            <text:p>1168,4800567262</text:p>
          </table:table-cell>
          <table:table-cell office:value-type="float" office:value="1136.3276845903">
            <text:p>1136,3276845903</text:p>
          </table:table-cell>
          <table:table-cell office:value-type="float" office:value="1127.0550677267">
            <text:p>1127,0550677267</text:p>
          </table:table-cell>
          <table:table-cell office:value-type="float" office:value="1132.369539511">
            <text:p>1132,369539511</text:p>
          </table:table-cell>
          <table:table-cell office:value-type="float" office:value="1160.417442811">
            <text:p>1160,417442811</text:p>
          </table:table-cell>
          <table:table-cell office:value-type="float" office:value="1171.3159060111">
            <text:p>1171,3159060111</text:p>
          </table:table-cell>
          <table:table-cell office:value-type="float" office:value="1169.2956828169">
            <text:p>1169,2956828169</text:p>
          </table:table-cell>
          <table:table-cell office:value-type="float" office:value="1163.761432421">
            <text:p>1163,761432421</text:p>
          </table:table-cell>
          <table:table-cell office:value-type="float" office:value="1174.1587314038">
            <text:p>1174,1587314038</text:p>
          </table:table-cell>
          <table:table-cell office:value-type="float" office:value="1188.6144012878">
            <text:p>1188,6144012878</text:p>
          </table:table-cell>
          <table:table-cell office:value-type="float" office:value="1191.9504993806">
            <text:p>1191,9504993806</text:p>
          </table:table-cell>
          <table:table-cell office:value-type="float" office:value="1217.2970419073">
            <text:p>1217,2970419073</text:p>
          </table:table-cell>
          <table:table-cell office:value-type="float" office:value="1323.8673973367">
            <text:p>1323,8673973367</text:p>
          </table:table-cell>
          <table:table-cell office:value-type="float" office:value="1360.0999125302">
            <text:p>1360,0999125302</text:p>
          </table:table-cell>
          <table:table-cell office:value-type="float" office:value="1417.4023532853">
            <text:p>1417,4023532853</text:p>
          </table:table-cell>
          <table:table-cell office:value-type="float" office:value="1477.9105382365">
            <text:p>1477,9105382365</text:p>
          </table:table-cell>
          <table:table-cell office:value-type="float" office:value="1515.7822722442">
            <text:p>1515,7822722442</text:p>
          </table:table-cell>
          <table:table-cell office:value-type="float" office:value="1517.4838525429">
            <text:p>1517,4838525429</text:p>
          </table:table-cell>
          <table:table-cell office:value-type="float" office:value="1556.2566740987">
            <text:p>1556,2566740987</text:p>
          </table:table-cell>
          <table:table-cell office:value-type="float" office:value="1580.2652235811">
            <text:p>1580,2652235811</text:p>
          </table:table-cell>
          <table:table-cell office:value-type="float" office:value="1595.6311890999">
            <text:p>1595,6311890999</text:p>
          </table:table-cell>
          <table:table-cell office:value-type="float" office:value="1627.8026878662">
            <text:p>1627,8026878662</text:p>
          </table:table-cell>
          <table:table-cell office:value-type="float" office:value="1657.5972260547">
            <text:p>1657,5972260547</text:p>
          </table:table-cell>
          <table:table-cell office:value-type="float" office:value="1662.4802815758">
            <text:p>1662,4802815758</text:p>
          </table:table-cell>
          <table:table-cell office:value-type="float" office:value="1638.5069324921">
            <text:p>1638,50693249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5.4291755116">
            <text:p>1085,4291755116</text:p>
          </table:table-cell>
          <table:table-cell office:value-type="float" office:value="1076.2317365952">
            <text:p>1076,2317365952</text:p>
          </table:table-cell>
          <table:table-cell office:value-type="float" office:value="1112.3431207221">
            <text:p>1112,3431207221</text:p>
          </table:table-cell>
          <table:table-cell office:value-type="float" office:value="1154.2819059755">
            <text:p>1154,2819059755</text:p>
          </table:table-cell>
          <table:table-cell office:value-type="float" office:value="1187.2810218819">
            <text:p>1187,2810218819</text:p>
          </table:table-cell>
          <table:table-cell office:value-type="float" office:value="1216.0554373184">
            <text:p>1216,0554373184</text:p>
          </table:table-cell>
          <table:table-cell office:value-type="float" office:value="1205.2431508008">
            <text:p>1205,2431508008</text:p>
          </table:table-cell>
          <table:table-cell office:value-type="float" office:value="1170.831987782">
            <text:p>1170,831987782</text:p>
          </table:table-cell>
          <table:table-cell office:value-type="float" office:value="1176.1901327939">
            <text:p>1176,1901327939</text:p>
          </table:table-cell>
          <table:table-cell office:value-type="float" office:value="1248.7105036169">
            <text:p>1248,7105036169</text:p>
          </table:table-cell>
          <table:table-cell office:value-type="float" office:value="1336.4678823497">
            <text:p>1336,4678823497</text:p>
          </table:table-cell>
          <table:table-cell office:value-type="float" office:value="1398.5998427158">
            <text:p>1398,5998427158</text:p>
          </table:table-cell>
          <table:table-cell office:value-type="float" office:value="1398.1798449188">
            <text:p>1398,1798449188</text:p>
          </table:table-cell>
          <table:table-cell office:value-type="float" office:value="1420.2758172609">
            <text:p>1420,2758172609</text:p>
          </table:table-cell>
          <table:table-cell office:value-type="float" office:value="1491.3291266084">
            <text:p>1491,3291266084</text:p>
          </table:table-cell>
          <table:table-cell office:value-type="float" office:value="1450.4211756919">
            <text:p>1450,4211756919</text:p>
          </table:table-cell>
          <table:table-cell office:value-type="float" office:value="1484.7713191055">
            <text:p>1484,7713191055</text:p>
          </table:table-cell>
          <table:table-cell office:value-type="float" office:value="1477.9275690672">
            <text:p>1477,9275690672</text:p>
          </table:table-cell>
          <table:table-cell office:value-type="float" office:value="1433.2890767629">
            <text:p>1433,2890767629</text:p>
          </table:table-cell>
          <table:table-cell office:value-type="float" office:value="1449.2101989995">
            <text:p>1449,2101989995</text:p>
          </table:table-cell>
          <table:table-cell office:value-type="float" office:value="1464.8206163901">
            <text:p>1464,8206163901</text:p>
          </table:table-cell>
          <table:table-cell office:value-type="float" office:value="1421.9744151023">
            <text:p>1421,9744151023</text:p>
          </table:table-cell>
          <table:table-cell office:value-type="float" office:value="1385.2822184675">
            <text:p>1385,2822184675</text:p>
          </table:table-cell>
          <table:table-cell office:value-type="float" office:value="1326.7703072847">
            <text:p>1326,7703072847</text:p>
          </table:table-cell>
          <table:table-cell office:value-type="float" office:value="1317.0972449342">
            <text:p>1317,0972449342</text:p>
          </table:table-cell>
          <table:table-cell office:value-type="float" office:value="1308.677697318">
            <text:p>1308,677697318</text:p>
          </table:table-cell>
          <table:table-cell office:value-type="float" office:value="1266.9630264012">
            <text:p>1266,9630264012</text:p>
          </table:table-cell>
          <table:table-cell office:value-type="float" office:value="1232.4942923569">
            <text:p>1232,4942923569</text:p>
          </table:table-cell>
          <table:table-cell office:value-type="float" office:value="1251.1236933135">
            <text:p>1251,1236933135</text:p>
          </table:table-cell>
          <table:table-cell office:value-type="float" office:value="1256.3496145521">
            <text:p>1256,3496145521</text:p>
          </table:table-cell>
          <table:table-cell office:value-type="float" office:value="1251.1504823716">
            <text:p>1251,1504823716</text:p>
          </table:table-cell>
          <table:table-cell office:value-type="float" office:value="1217.585472639">
            <text:p>1217,585472639</text:p>
          </table:table-cell>
          <table:table-cell office:value-type="float" office:value="1167.5638093648">
            <text:p>1167,5638093648</text:p>
          </table:table-cell>
          <table:table-cell office:value-type="float" office:value="1135.3701269498">
            <text:p>1135,3701269498</text:p>
          </table:table-cell>
          <table:table-cell office:value-type="float" office:value="1126.1348045574">
            <text:p>1126,1348045574</text:p>
          </table:table-cell>
          <table:table-cell office:value-type="float" office:value="1131.4855531575">
            <text:p>1131,4855531575</text:p>
          </table:table-cell>
          <table:table-cell office:value-type="float" office:value="1159.5131775266">
            <text:p>1159,5131775266</text:p>
          </table:table-cell>
          <table:table-cell office:value-type="float" office:value="1170.3150410842">
            <text:p>1170,3150410842</text:p>
          </table:table-cell>
          <table:table-cell office:value-type="float" office:value="1168.2289498801">
            <text:p>1168,2289498801</text:p>
          </table:table-cell>
          <table:table-cell office:value-type="float" office:value="1162.7025190145">
            <text:p>1162,7025190145</text:p>
          </table:table-cell>
          <table:table-cell office:value-type="float" office:value="1173.1124009819">
            <text:p>1173,1124009819</text:p>
          </table:table-cell>
          <table:table-cell office:value-type="float" office:value="1187.6241348185">
            <text:p>1187,6241348185</text:p>
          </table:table-cell>
          <table:table-cell office:value-type="float" office:value="1190.9775858591">
            <text:p>1190,9775858591</text:p>
          </table:table-cell>
          <table:table-cell office:value-type="float" office:value="1216.4159958177">
            <text:p>1216,4159958177</text:p>
          </table:table-cell>
          <table:table-cell office:value-type="float" office:value="1323.0507324029">
            <text:p>1323,0507324029</text:p>
          </table:table-cell>
          <table:table-cell office:value-type="float" office:value="1359.2246183379">
            <text:p>1359,2246183379</text:p>
          </table:table-cell>
          <table:table-cell office:value-type="float" office:value="1416.4656431845">
            <text:p>1416,4656431845</text:p>
          </table:table-cell>
          <table:table-cell office:value-type="float" office:value="1476.8951234785">
            <text:p>1476,8951234785</text:p>
          </table:table-cell>
          <table:table-cell office:value-type="float" office:value="1514.8269515077">
            <text:p>1514,8269515077</text:p>
          </table:table-cell>
          <table:table-cell office:value-type="float" office:value="1516.5670562322">
            <text:p>1516,5670562322</text:p>
          </table:table-cell>
          <table:table-cell office:value-type="float" office:value="1555.3107322293">
            <text:p>1555,3107322293</text:p>
          </table:table-cell>
          <table:table-cell office:value-type="float" office:value="1579.2582934432">
            <text:p>1579,2582934432</text:p>
          </table:table-cell>
          <table:table-cell office:value-type="float" office:value="1594.5797026732">
            <text:p>1594,5797026732</text:p>
          </table:table-cell>
          <table:table-cell office:value-type="float" office:value="1626.7144728326">
            <text:p>1626,7144728326</text:p>
          </table:table-cell>
          <table:table-cell office:value-type="float" office:value="1656.5033053122">
            <text:p>1656,5033053122</text:p>
          </table:table-cell>
          <table:table-cell office:value-type="float" office:value="1661.3768680743">
            <text:p>1661,3768680743</text:p>
          </table:table-cell>
          <table:table-cell office:value-type="float" office:value="1637.3771502743">
            <text:p>1637,377150274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085.7149640444">
            <text:p>1085,7149640444</text:p>
          </table:table-cell>
          <table:table-cell office:value-type="float" office:value="1076.4770875334">
            <text:p>1076,4770875334</text:p>
          </table:table-cell>
          <table:table-cell office:value-type="float" office:value="1112.6099746498">
            <text:p>1112,6099746498</text:p>
          </table:table-cell>
          <table:table-cell office:value-type="float" office:value="1154.5804112757">
            <text:p>1154,5804112757</text:p>
          </table:table-cell>
          <table:table-cell office:value-type="float" office:value="1187.5910922353">
            <text:p>1187,5910922353</text:p>
          </table:table-cell>
          <table:table-cell office:value-type="float" office:value="1216.3345988787">
            <text:p>1216,3345988787</text:p>
          </table:table-cell>
          <table:table-cell office:value-type="float" office:value="1205.5949740676">
            <text:p>1205,5949740676</text:p>
          </table:table-cell>
          <table:table-cell office:value-type="float" office:value="1171.1798696851">
            <text:p>1171,1798696851</text:p>
          </table:table-cell>
          <table:table-cell office:value-type="float" office:value="1176.5696283246">
            <text:p>1176,5696283246</text:p>
          </table:table-cell>
          <table:table-cell office:value-type="float" office:value="1249.0519656336">
            <text:p>1249,0519656336</text:p>
          </table:table-cell>
          <table:table-cell office:value-type="float" office:value="1336.82739801">
            <text:p>1336,82739801</text:p>
          </table:table-cell>
          <table:table-cell office:value-type="float" office:value="1399.0376668131">
            <text:p>1399,0376668131</text:p>
          </table:table-cell>
          <table:table-cell office:value-type="float" office:value="1398.6475301438">
            <text:p>1398,6475301438</text:p>
          </table:table-cell>
          <table:table-cell office:value-type="float" office:value="1420.7931004125">
            <text:p>1420,7931004125</text:p>
          </table:table-cell>
          <table:table-cell office:value-type="float" office:value="1491.8163809945">
            <text:p>1491,8163809945</text:p>
          </table:table-cell>
          <table:table-cell office:value-type="float" office:value="1450.9241491168">
            <text:p>1450,9241491168</text:p>
          </table:table-cell>
          <table:table-cell office:value-type="float" office:value="1485.3845666711">
            <text:p>1485,3845666711</text:p>
          </table:table-cell>
          <table:table-cell office:value-type="float" office:value="1478.4555356183">
            <text:p>1478,4555356183</text:p>
          </table:table-cell>
          <table:table-cell office:value-type="float" office:value="1433.9985685728">
            <text:p>1433,9985685728</text:p>
          </table:table-cell>
          <table:table-cell office:value-type="float" office:value="1450.0567572541">
            <text:p>1450,0567572541</text:p>
          </table:table-cell>
          <table:table-cell office:value-type="float" office:value="1465.5828875223">
            <text:p>1465,5828875223</text:p>
          </table:table-cell>
          <table:table-cell office:value-type="float" office:value="1422.6298108945">
            <text:p>1422,6298108945</text:p>
          </table:table-cell>
          <table:table-cell office:value-type="float" office:value="1385.9126810065">
            <text:p>1385,9126810065</text:p>
          </table:table-cell>
          <table:table-cell office:value-type="float" office:value="1327.3779013513">
            <text:p>1327,3779013513</text:p>
          </table:table-cell>
          <table:table-cell office:value-type="float" office:value="1317.7255661494">
            <text:p>1317,7255661494</text:p>
          </table:table-cell>
          <table:table-cell office:value-type="float" office:value="1309.3847628744">
            <text:p>1309,3847628744</text:p>
          </table:table-cell>
          <table:table-cell office:value-type="float" office:value="1267.6536973642">
            <text:p>1267,6536973642</text:p>
          </table:table-cell>
          <table:table-cell office:value-type="float" office:value="1233.2017810762">
            <text:p>1233,2017810762</text:p>
          </table:table-cell>
          <table:table-cell office:value-type="float" office:value="1251.8551119953">
            <text:p>1251,8551119953</text:p>
          </table:table-cell>
          <table:table-cell office:value-type="float" office:value="1257.1591450475">
            <text:p>1257,1591450475</text:p>
          </table:table-cell>
          <table:table-cell office:value-type="float" office:value="1252.0052028179">
            <text:p>1252,0052028179</text:p>
          </table:table-cell>
          <table:table-cell office:value-type="float" office:value="1218.446929939">
            <text:p>1218,446929939</text:p>
          </table:table-cell>
          <table:table-cell office:value-type="float" office:value="1168.4800567262">
            <text:p>1168,4800567262</text:p>
          </table:table-cell>
          <table:table-cell office:value-type="float" office:value="1136.3276845903">
            <text:p>1136,3276845903</text:p>
          </table:table-cell>
          <table:table-cell office:value-type="float" office:value="1127.0550677267">
            <text:p>1127,0550677267</text:p>
          </table:table-cell>
          <table:table-cell office:value-type="float" office:value="1132.369539511">
            <text:p>1132,369539511</text:p>
          </table:table-cell>
          <table:table-cell office:value-type="float" office:value="1160.417442811">
            <text:p>1160,417442811</text:p>
          </table:table-cell>
          <table:table-cell office:value-type="float" office:value="1171.3159060111">
            <text:p>1171,3159060111</text:p>
          </table:table-cell>
          <table:table-cell office:value-type="float" office:value="1169.2956828169">
            <text:p>1169,2956828169</text:p>
          </table:table-cell>
          <table:table-cell office:value-type="float" office:value="1163.761432421">
            <text:p>1163,761432421</text:p>
          </table:table-cell>
          <table:table-cell office:value-type="float" office:value="1174.1587314038">
            <text:p>1174,1587314038</text:p>
          </table:table-cell>
          <table:table-cell office:value-type="float" office:value="1188.6144012878">
            <text:p>1188,6144012878</text:p>
          </table:table-cell>
          <table:table-cell office:value-type="float" office:value="1191.9504993806">
            <text:p>1191,9504993806</text:p>
          </table:table-cell>
          <table:table-cell office:value-type="float" office:value="1217.2970419073">
            <text:p>1217,2970419073</text:p>
          </table:table-cell>
          <table:table-cell office:value-type="float" office:value="1323.8673973367">
            <text:p>1323,8673973367</text:p>
          </table:table-cell>
          <table:table-cell office:value-type="float" office:value="1360.0999125302">
            <text:p>1360,0999125302</text:p>
          </table:table-cell>
          <table:table-cell office:value-type="float" office:value="1417.4023532853">
            <text:p>1417,4023532853</text:p>
          </table:table-cell>
          <table:table-cell office:value-type="float" office:value="1477.9105382365">
            <text:p>1477,9105382365</text:p>
          </table:table-cell>
          <table:table-cell office:value-type="float" office:value="1515.7822722442">
            <text:p>1515,7822722442</text:p>
          </table:table-cell>
          <table:table-cell office:value-type="float" office:value="1517.4838525429">
            <text:p>1517,4838525429</text:p>
          </table:table-cell>
          <table:table-cell office:value-type="float" office:value="1556.2566740987">
            <text:p>1556,2566740987</text:p>
          </table:table-cell>
          <table:table-cell office:value-type="float" office:value="1580.2652235811">
            <text:p>1580,2652235811</text:p>
          </table:table-cell>
          <table:table-cell office:value-type="float" office:value="1595.6311890999">
            <text:p>1595,6311890999</text:p>
          </table:table-cell>
          <table:table-cell office:value-type="float" office:value="1627.8026878662">
            <text:p>1627,8026878662</text:p>
          </table:table-cell>
          <table:table-cell office:value-type="float" office:value="1657.5972260547">
            <text:p>1657,5972260547</text:p>
          </table:table-cell>
          <table:table-cell office:value-type="float" office:value="1662.4802815758">
            <text:p>1662,4802815758</text:p>
          </table:table-cell>
          <table:table-cell office:value-type="float" office:value="1638.5069324921">
            <text:p>1638,506932492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887.7941084587">
            <text:p>887,7941084587</text:p>
          </table:table-cell>
          <table:table-cell office:value-type="float" office:value="864.8512446503">
            <text:p>864,8512446503</text:p>
          </table:table-cell>
          <table:table-cell office:value-type="float" office:value="900.1610840211">
            <text:p>900,1610840211</text:p>
          </table:table-cell>
          <table:table-cell office:value-type="float" office:value="850.9931895531">
            <text:p>850,9931895531</text:p>
          </table:table-cell>
          <table:table-cell office:value-type="float" office:value="818.4630545054">
            <text:p>818,4630545054</text:p>
          </table:table-cell>
          <table:table-cell office:value-type="float" office:value="849.7016980702">
            <text:p>849,7016980702</text:p>
          </table:table-cell>
          <table:table-cell office:value-type="float" office:value="796.2794339466">
            <text:p>796,2794339466</text:p>
          </table:table-cell>
          <table:table-cell office:value-type="float" office:value="784.5878587457">
            <text:p>784,5878587457</text:p>
          </table:table-cell>
          <table:table-cell office:value-type="float" office:value="776.8941368039">
            <text:p>776,8941368039</text:p>
          </table:table-cell>
          <table:table-cell office:value-type="float" office:value="764.7021820557">
            <text:p>764,7021820557</text:p>
          </table:table-cell>
          <table:table-cell office:value-type="float" office:value="786.1383274146">
            <text:p>786,1383274146</text:p>
          </table:table-cell>
          <table:table-cell office:value-type="float" office:value="779.926087959">
            <text:p>779,926087959</text:p>
          </table:table-cell>
          <table:table-cell office:value-type="float" office:value="718.1892466432">
            <text:p>718,1892466432</text:p>
          </table:table-cell>
          <table:table-cell office:value-type="float" office:value="700.7835596506">
            <text:p>700,7835596506</text:p>
          </table:table-cell>
          <table:table-cell office:value-type="float" office:value="756.8324265588">
            <text:p>756,8324265588</text:p>
          </table:table-cell>
          <table:table-cell office:value-type="float" office:value="848.1040554101">
            <text:p>848,1040554101</text:p>
          </table:table-cell>
          <table:table-cell office:value-type="float" office:value="957.682019079">
            <text:p>957,682019079</text:p>
          </table:table-cell>
          <table:table-cell office:value-type="float" office:value="984.251207945">
            <text:p>984,251207945</text:p>
          </table:table-cell>
          <table:table-cell office:value-type="float" office:value="895.4876030539">
            <text:p>895,4876030539</text:p>
          </table:table-cell>
          <table:table-cell office:value-type="float" office:value="822.3590020389">
            <text:p>822,3590020389</text:p>
          </table:table-cell>
          <table:table-cell office:value-type="float" office:value="807.0409002773">
            <text:p>807,0409002773</text:p>
          </table:table-cell>
          <table:table-cell office:value-type="float" office:value="837.9100284748">
            <text:p>837,9100284748</text:p>
          </table:table-cell>
          <table:table-cell office:value-type="float" office:value="857.9448150416">
            <text:p>857,9448150416</text:p>
          </table:table-cell>
          <table:table-cell office:value-type="float" office:value="846.6539273679">
            <text:p>846,6539273679</text:p>
          </table:table-cell>
          <table:table-cell office:value-type="float" office:value="778.6530447975">
            <text:p>778,6530447975</text:p>
          </table:table-cell>
          <table:table-cell office:value-type="float" office:value="707.7523569171">
            <text:p>707,7523569171</text:p>
          </table:table-cell>
          <table:table-cell office:value-type="float" office:value="724.8887635477">
            <text:p>724,8887635477</text:p>
          </table:table-cell>
          <table:table-cell office:value-type="float" office:value="805.6606053234">
            <text:p>805,6606053234</text:p>
          </table:table-cell>
          <table:table-cell office:value-type="float" office:value="782.1449180084">
            <text:p>782,1449180084</text:p>
          </table:table-cell>
          <table:table-cell office:value-type="float" office:value="830.2213850476">
            <text:p>830,2213850476</text:p>
          </table:table-cell>
          <table:table-cell office:value-type="float" office:value="764.7315087128">
            <text:p>764,7315087128</text:p>
          </table:table-cell>
          <table:table-cell office:value-type="float" office:value="801.0605187149">
            <text:p>801,0605187149</text:p>
          </table:table-cell>
          <table:table-cell office:value-type="float" office:value="831.7915787141">
            <text:p>831,7915787141</text:p>
          </table:table-cell>
          <table:table-cell office:value-type="float" office:value="847.2767327499">
            <text:p>847,2767327499</text:p>
          </table:table-cell>
          <table:table-cell office:value-type="float" office:value="833.4175738625">
            <text:p>833,4175738625</text:p>
          </table:table-cell>
          <table:table-cell office:value-type="float" office:value="860.0040075115">
            <text:p>860,0040075115</text:p>
          </table:table-cell>
          <table:table-cell office:value-type="float" office:value="886.4757557072">
            <text:p>886,4757557072</text:p>
          </table:table-cell>
          <table:table-cell office:value-type="float" office:value="953.554863707">
            <text:p>953,554863707</text:p>
          </table:table-cell>
          <table:table-cell office:value-type="float" office:value="967.4051346997">
            <text:p>967,4051346997</text:p>
          </table:table-cell>
          <table:table-cell office:value-type="float" office:value="969.9569508868">
            <text:p>969,9569508868</text:p>
          </table:table-cell>
          <table:table-cell office:value-type="float" office:value="1003.0020495666">
            <text:p>1003,0020495666</text:p>
          </table:table-cell>
          <table:table-cell office:value-type="float" office:value="1038.5814332335">
            <text:p>1038,5814332335</text:p>
          </table:table-cell>
          <table:table-cell office:value-type="float" office:value="1074.6392972056">
            <text:p>1074,6392972056</text:p>
          </table:table-cell>
          <table:table-cell office:value-type="float" office:value="1125.7643992986">
            <text:p>1125,7643992986</text:p>
          </table:table-cell>
          <table:table-cell office:value-type="float" office:value="1137.5630770003">
            <text:p>1137,5630770003</text:p>
          </table:table-cell>
          <table:table-cell office:value-type="float" office:value="1189.9609881691">
            <text:p>1189,9609881691</text:p>
          </table:table-cell>
          <table:table-cell office:value-type="float" office:value="1275.2620271475">
            <text:p>1275,2620271475</text:p>
          </table:table-cell>
          <table:table-cell office:value-type="float" office:value="1385.4100274142">
            <text:p>1385,4100274142</text:p>
          </table:table-cell>
          <table:table-cell office:value-type="float" office:value="1455.3183739362">
            <text:p>1455,3183739362</text:p>
          </table:table-cell>
          <table:table-cell office:value-type="float" office:value="1464.2545998598">
            <text:p>1464,2545998598</text:p>
          </table:table-cell>
          <table:table-cell office:value-type="float" office:value="1476.4780865784">
            <text:p>1476,4780865784</text:p>
          </table:table-cell>
          <table:table-cell office:value-type="float" office:value="1592.9643998238">
            <text:p>1592,9643998238</text:p>
          </table:table-cell>
          <table:table-cell office:value-type="float" office:value="1797.1060749826">
            <text:p>1797,1060749826</text:p>
          </table:table-cell>
          <table:table-cell office:value-type="float" office:value="1832.3137765714">
            <text:p>1832,3137765714</text:p>
          </table:table-cell>
          <table:table-cell office:value-type="float" office:value="1837.1383622111">
            <text:p>1837,1383622111</text:p>
          </table:table-cell>
          <table:table-cell office:value-type="float" office:value="1881.895263334">
            <text:p>1881,895263334</text:p>
          </table:table-cell>
          <table:table-cell office:value-type="float" office:value="1923.9953219926">
            <text:p>1923,99532199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5" office:value-type="string">
            <text:p>..</text:p>
          </table:table-cell>
          <table:table-cell office:value-type="float" office:value="7611.1237239914">
            <text:p>7611,1237239914</text:p>
          </table:table-cell>
          <table:table-cell office:value-type="float" office:value="7365.4468667112">
            <text:p>7365,4468667112</text:p>
          </table:table-cell>
          <table:table-cell office:value-type="float" office:value="8115.9219775915">
            <text:p>8115,9219775915</text:p>
          </table:table-cell>
          <table:table-cell office:value-type="float" office:value="8723.8240801146">
            <text:p>8723,8240801146</text:p>
          </table:table-cell>
          <table:table-cell office:value-type="float" office:value="8182.9449751226">
            <text:p>8182,9449751226</text:p>
          </table:table-cell>
          <table:table-cell office:value-type="float" office:value="7743.327251299">
            <text:p>7743,327251299</text:p>
          </table:table-cell>
          <table:table-cell office:value-type="float" office:value="7751.3547824546">
            <text:p>7751,3547824546</text:p>
          </table:table-cell>
          <table:table-cell office:value-type="float" office:value="7580.2426938657">
            <text:p>7580,2426938657</text:p>
          </table:table-cell>
          <table:table-cell office:value-type="float" office:value="7324.1086177728">
            <text:p>7324,1086177728</text:p>
          </table:table-cell>
          <table:table-cell office:value-type="float" office:value="6992.9736419532">
            <text:p>6992,9736419532</text:p>
          </table:table-cell>
          <table:table-cell office:value-type="float" office:value="6792.6570559883">
            <text:p>6792,6570559883</text:p>
          </table:table-cell>
          <table:table-cell office:value-type="float" office:value="6458.0001084722">
            <text:p>6458,0001084722</text:p>
          </table:table-cell>
          <table:table-cell office:value-type="float" office:value="5445.2610647217">
            <text:p>5445,2610647217</text:p>
          </table:table-cell>
          <table:table-cell office:value-type="float" office:value="5805.8559869193">
            <text:p>5805,8559869193</text:p>
          </table:table-cell>
          <table:table-cell office:value-type="float" office:value="6314.8699503551">
            <text:p>6314,8699503551</text:p>
          </table:table-cell>
          <table:table-cell office:value-type="float" office:value="6160.9459753871">
            <text:p>6160,9459753871</text:p>
          </table:table-cell>
          <table:table-cell office:value-type="float" office:value="6214.2485501247">
            <text:p>6214,2485501247</text:p>
          </table:table-cell>
          <table:table-cell office:value-type="float" office:value="6091.0204179962">
            <text:p>6091,0204179962</text:p>
          </table:table-cell>
          <table:table-cell office:value-type="float" office:value="5553.5599164712">
            <text:p>5553,5599164712</text:p>
          </table:table-cell>
          <table:table-cell office:value-type="float" office:value="5642.08046832">
            <text:p>5642,08046832</text:p>
          </table:table-cell>
          <table:table-cell office:value-type="float" office:value="5617.9857557901">
            <text:p>5617,9857557901</text:p>
          </table:table-cell>
          <table:table-cell office:value-type="float" office:value="5609.7806300623">
            <text:p>5609,7806300623</text:p>
          </table:table-cell>
          <table:table-cell office:value-type="float" office:value="5854.5969420697">
            <text:p>5854,5969420697</text:p>
          </table:table-cell>
          <table:table-cell office:value-type="float" office:value="5873.9537723884">
            <text:p>5873,9537723884</text:p>
          </table:table-cell>
          <table:table-cell office:value-type="float" office:value="5754.9226550637">
            <text:p>5754,9226550637</text:p>
          </table:table-cell>
          <table:table-cell office:value-type="float" office:value="5685.3873500137">
            <text:p>5685,3873500137</text:p>
          </table:table-cell>
          <table:table-cell office:value-type="float" office:value="5877.6804265163">
            <text:p>5877,6804265163</text:p>
          </table:table-cell>
          <table:table-cell office:value-type="float" office:value="6063.1031894228">
            <text:p>6063,1031894228</text:p>
          </table:table-cell>
          <table:table-cell office:value-type="float" office:value="6357.9035467359">
            <text:p>6357,9035467359</text:p>
          </table:table-cell>
          <table:table-cell office:value-type="float" office:value="6871.8393339501">
            <text:p>6871,8393339501</text:p>
          </table:table-cell>
          <table:table-cell office:value-type="float" office:value="7109.3693026837">
            <text:p>7109,3693026837</text:p>
          </table:table-cell>
          <table:table-cell office:value-type="float" office:value="7304.0416716543">
            <text:p>7304,0416716543</text:p>
          </table:table-cell>
          <table:table-cell office:value-type="float" office:value="7596.0799694969">
            <text:p>7596,0799694969</text:p>
          </table:table-cell>
          <table:table-cell office:value-type="float" office:value="7827.2315817659">
            <text:p>7827,2315817659</text:p>
          </table:table-cell>
          <table:table-cell office:value-type="float" office:value="7978.3882830321">
            <text:p>7978,3882830321</text:p>
          </table:table-cell>
          <table:table-cell office:value-type="float" office:value="8303.3133200977">
            <text:p>8303,3133200977</text:p>
          </table:table-cell>
          <table:table-cell office:value-type="float" office:value="8698.3021013241">
            <text:p>8698,3021013241</text:p>
          </table:table-cell>
          <table:table-cell office:value-type="float" office:value="8841.0440146607">
            <text:p>8841,0440146607</text:p>
          </table:table-cell>
          <table:table-cell office:value-type="float" office:value="9008.7562462377">
            <text:p>9008,7562462377</text:p>
          </table:table-cell>
          <table:table-cell office:value-type="float" office:value="8942.9607770558">
            <text:p>8942,9607770558</text:p>
          </table:table-cell>
          <table:table-cell office:value-type="float" office:value="8627.527234329">
            <text:p>8627,527234329</text:p>
          </table:table-cell>
          <table:table-cell office:value-type="float" office:value="8108.236644532">
            <text:p>8108,2366445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0" office:value-type="string">
            <text:p>..</text:p>
          </table:table-cell>
          <table:table-cell office:value-type="float" office:value="1186.002628993">
            <text:p>1186,002628993</text:p>
          </table:table-cell>
          <table:table-cell office:value-type="float" office:value="1311.1272865358">
            <text:p>1311,1272865358</text:p>
          </table:table-cell>
          <table:table-cell office:value-type="float" office:value="1342.3654634363">
            <text:p>1342,3654634363</text:p>
          </table:table-cell>
          <table:table-cell office:value-type="float" office:value="1420.3256908349">
            <text:p>1420,3256908349</text:p>
          </table:table-cell>
          <table:table-cell office:value-type="float" office:value="1457.1274379596">
            <text:p>1457,1274379596</text:p>
          </table:table-cell>
          <table:table-cell office:value-type="float" office:value="1609.9933482765">
            <text:p>1609,9933482765</text:p>
          </table:table-cell>
          <table:table-cell office:value-type="float" office:value="1528.0223150709">
            <text:p>1528,0223150709</text:p>
          </table:table-cell>
          <table:table-cell office:value-type="float" office:value="1496.0220881135">
            <text:p>1496,0220881135</text:p>
          </table:table-cell>
          <table:table-cell office:value-type="float" office:value="1469.2935857953">
            <text:p>1469,2935857953</text:p>
          </table:table-cell>
          <table:table-cell office:value-type="float" office:value="1468.9139182065">
            <text:p>1468,9139182065</text:p>
          </table:table-cell>
          <table:table-cell office:value-type="float" office:value="1602.4266663264">
            <text:p>1602,4266663264</text:p>
          </table:table-cell>
          <table:table-cell office:value-type="float" office:value="1784.1048572183">
            <text:p>1784,1048572183</text:p>
          </table:table-cell>
          <table:table-cell office:value-type="float" office:value="1754.3079078616">
            <text:p>1754,3079078616</text:p>
          </table:table-cell>
          <table:table-cell office:value-type="float" office:value="1723.936618444">
            <text:p>1723,936618444</text:p>
          </table:table-cell>
          <table:table-cell office:value-type="float" office:value="1771.8740566967">
            <text:p>1771,8740566967</text:p>
          </table:table-cell>
          <table:table-cell office:value-type="float" office:value="1773.5791643432">
            <text:p>1773,5791643432</text:p>
          </table:table-cell>
          <table:table-cell office:value-type="float" office:value="1912.0295521203">
            <text:p>1912,0295521203</text:p>
          </table:table-cell>
          <table:table-cell office:value-type="float" office:value="2098.5270831033">
            <text:p>2098,5270831033</text:p>
          </table:table-cell>
          <table:table-cell office:value-type="float" office:value="2142.1051294831">
            <text:p>2142,1051294831</text:p>
          </table:table-cell>
          <table:table-cell office:value-type="float" office:value="2325.0683421469">
            <text:p>2325,0683421469</text:p>
          </table:table-cell>
          <table:table-cell office:value-type="float" office:value="2720.029525355">
            <text:p>2720,029525355</text:p>
          </table:table-cell>
          <table:table-cell office:value-type="float" office:value="2692.1217108439">
            <text:p>2692,1217108439</text:p>
          </table:table-cell>
          <table:table-cell office:value-type="float" office:value="2716.3707859271">
            <text:p>2716,3707859271</text:p>
          </table:table-cell>
          <table:table-cell office:value-type="float" office:value="2746.2131637156">
            <text:p>2746,2131637156</text:p>
          </table:table-cell>
          <table:table-cell office:value-type="float" office:value="2759.1426659106">
            <text:p>2759,1426659106</text:p>
          </table:table-cell>
          <table:table-cell office:value-type="float" office:value="2835.0390524762">
            <text:p>2835,0390524762</text:p>
          </table:table-cell>
          <table:table-cell office:value-type="float" office:value="2881.0751678594">
            <text:p>2881,0751678594</text:p>
          </table:table-cell>
          <table:table-cell office:value-type="float" office:value="2904.6955848933">
            <text:p>2904,6955848933</text:p>
          </table:table-cell>
          <table:table-cell office:value-type="float" office:value="2916.3890772374">
            <text:p>2916,3890772374</text:p>
          </table:table-cell>
          <table:table-cell office:value-type="float" office:value="2946.110668019">
            <text:p>2946,110668019</text:p>
          </table:table-cell>
          <table:table-cell office:value-type="float" office:value="2953.2323032543">
            <text:p>2953,2323032543</text:p>
          </table:table-cell>
          <table:table-cell office:value-type="float" office:value="2952.508373425">
            <text:p>2952,508373425</text:p>
          </table:table-cell>
          <table:table-cell office:value-type="float" office:value="3059.013874335">
            <text:p>3059,013874335</text:p>
          </table:table-cell>
          <table:table-cell office:value-type="float" office:value="3158.8260980607">
            <text:p>3158,8260980607</text:p>
          </table:table-cell>
          <table:table-cell office:value-type="float" office:value="3250.3992173378">
            <text:p>3250,3992173378</text:p>
          </table:table-cell>
          <table:table-cell office:value-type="float" office:value="3411.6733404333">
            <text:p>3411,6733404333</text:p>
          </table:table-cell>
          <table:table-cell office:value-type="float" office:value="3568.8572764979">
            <text:p>3568,8572764979</text:p>
          </table:table-cell>
          <table:table-cell office:value-type="float" office:value="3668.4807335496">
            <text:p>3668,4807335496</text:p>
          </table:table-cell>
          <table:table-cell office:value-type="float" office:value="3633.3155889076">
            <text:p>3633,3155889076</text:p>
          </table:table-cell>
          <table:table-cell office:value-type="float" office:value="3622.1120004461">
            <text:p>3622,1120004461</text:p>
          </table:table-cell>
          <table:table-cell office:value-type="float" office:value="3690.2392284796">
            <text:p>3690,2392284796</text:p>
          </table:table-cell>
          <table:table-cell office:value-type="float" office:value="3704.1406577887">
            <text:p>3704,1406577887</text:p>
          </table:table-cell>
          <table:table-cell office:value-type="float" office:value="3807.741321364">
            <text:p>3807,741321364</text:p>
          </table:table-cell>
          <table:table-cell office:value-type="float" office:value="3977.9764266223">
            <text:p>3977,9764266223</text:p>
          </table:table-cell>
          <table:table-cell office:value-type="float" office:value="3980.7744480689">
            <text:p>3980,7744480689</text:p>
          </table:table-cell>
          <table:table-cell office:value-type="float" office:value="3923.8896801694">
            <text:p>3923,8896801694</text:p>
          </table:table-cell>
          <table:table-cell office:value-type="float" office:value="3906.2618779126">
            <text:p>3906,26187791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8142.8758760383">
            <text:p>18142,8758760383</text:p>
          </table:table-cell>
          <table:table-cell office:value-type="float" office:value="19083.5589699955">
            <text:p>19083,5589699955</text:p>
          </table:table-cell>
          <table:table-cell office:value-type="float" office:value="19786.8515302223">
            <text:p>19786,8515302223</text:p>
          </table:table-cell>
          <table:table-cell office:value-type="float" office:value="20723.9378430188">
            <text:p>20723,9378430188</text:p>
          </table:table-cell>
          <table:table-cell office:value-type="float" office:value="21972.8346984935">
            <text:p>21972,8346984935</text:p>
          </table:table-cell>
          <table:table-cell office:value-type="float" office:value="22598.6662618917">
            <text:p>22598,6662618917</text:p>
          </table:table-cell>
          <table:table-cell office:value-type="float" office:value="22852.6711648883">
            <text:p>22852,6711648883</text:p>
          </table:table-cell>
          <table:table-cell office:value-type="float" office:value="23441.2378890844">
            <text:p>23441,2378890844</text:p>
          </table:table-cell>
          <table:table-cell office:value-type="float" office:value="24157.9402168968">
            <text:p>24157,9402168968</text:p>
          </table:table-cell>
          <table:table-cell office:value-type="float" office:value="25190.5195619949">
            <text:p>25190,5195619949</text:p>
          </table:table-cell>
          <table:table-cell office:value-type="float" office:value="26464.3357352502">
            <text:p>26464,3357352502</text:p>
          </table:table-cell>
          <table:table-cell office:value-type="float" office:value="26531.1409419334">
            <text:p>26531,1409419334</text:p>
          </table:table-cell>
          <table:table-cell office:value-type="float" office:value="27058.2938433931">
            <text:p>27058,2938433931</text:p>
          </table:table-cell>
          <table:table-cell office:value-type="float" office:value="28083.5142055393">
            <text:p>28083,5142055393</text:p>
          </table:table-cell>
          <table:table-cell office:value-type="float" office:value="28897.7071799132">
            <text:p>28897,7071799132</text:p>
          </table:table-cell>
          <table:table-cell office:value-type="float" office:value="29517.9251600422">
            <text:p>29517,9251600422</text:p>
          </table:table-cell>
          <table:table-cell office:value-type="float" office:value="29721.9643071145">
            <text:p>29721,9643071145</text:p>
          </table:table-cell>
          <table:table-cell office:value-type="float" office:value="29143.8343058864">
            <text:p>29143,8343058864</text:p>
          </table:table-cell>
          <table:table-cell office:value-type="float" office:value="29568.0909370388">
            <text:p>29568,0909370388</text:p>
          </table:table-cell>
          <table:table-cell office:value-type="float" office:value="30636.5775329073">
            <text:p>30636,5775329073</text:p>
          </table:table-cell>
          <table:table-cell office:value-type="float" office:value="31094.2062441646">
            <text:p>31094,2062441646</text:p>
          </table:table-cell>
          <table:table-cell office:value-type="float" office:value="31198.1967171435">
            <text:p>31198,1967171435</text:p>
          </table:table-cell>
          <table:table-cell office:value-type="float" office:value="31569.6971614049">
            <text:p>31569,6971614049</text:p>
          </table:table-cell>
          <table:table-cell office:value-type="float" office:value="32155.1619433073">
            <text:p>32155,1619433073</text:p>
          </table:table-cell>
          <table:table-cell office:value-type="float" office:value="33484.7345724831">
            <text:p>33484,7345724831</text:p>
          </table:table-cell>
          <table:table-cell office:value-type="float" office:value="34151.6748422691">
            <text:p>34151,6748422691</text:p>
          </table:table-cell>
          <table:table-cell office:value-type="float" office:value="34989.337776183">
            <text:p>34989,337776183</text:p>
          </table:table-cell>
          <table:table-cell office:value-type="float" office:value="36042.3586041653">
            <text:p>36042,3586041653</text:p>
          </table:table-cell>
          <table:table-cell office:value-type="float" office:value="36795.197174584">
            <text:p>36795,197174584</text:p>
          </table:table-cell>
          <table:table-cell office:value-type="float" office:value="37520.868834226">
            <text:p>37520,868834226</text:p>
          </table:table-cell>
          <table:table-cell office:value-type="float" office:value="37513.0798044986">
            <text:p>37513,0798044986</text:p>
          </table:table-cell>
          <table:table-cell office:value-type="float" office:value="36831.2738899123">
            <text:p>36831,2738899123</text:p>
          </table:table-cell>
          <table:table-cell office:value-type="float" office:value="36191.6508145688">
            <text:p>36191,6508145688</text:p>
          </table:table-cell>
          <table:table-cell office:value-type="float" office:value="35238.7939685689">
            <text:p>35238,7939685689</text:p>
          </table:table-cell>
          <table:table-cell office:value-type="float" office:value="36419.4585694427">
            <text:p>36419,4585694427</text:p>
          </table:table-cell>
          <table:table-cell office:value-type="float" office:value="37686.8252706154">
            <text:p>37686,8252706154</text:p>
          </table:table-cell>
          <table:table-cell office:value-type="float" office:value="38198.0195514511">
            <text:p>38198,0195514511</text:p>
          </table:table-cell>
          <table:table-cell office:value-type="float" office:value="39283.4455529102">
            <text:p>39283,4455529102</text:p>
          </table:table-cell>
          <table:table-cell office:value-type="float" office:value="40921.1524598837">
            <text:p>40921,1524598837</text:p>
          </table:table-cell>
          <table:table-cell office:value-type="float" office:value="42741.6228641137">
            <text:p>42741,6228641137</text:p>
          </table:table-cell>
          <table:table-cell office:value-type="float" office:value="44693.7365969156">
            <text:p>44693,7365969156</text:p>
          </table:table-cell>
          <table:table-cell office:value-type="float" office:value="45270.7810701848">
            <text:p>45270,7810701848</text:p>
          </table:table-cell>
          <table:table-cell office:value-type="float" office:value="46059.3667851558">
            <text:p>46059,3667851558</text:p>
          </table:table-cell>
          <table:table-cell office:value-type="float" office:value="46983.077264445">
            <text:p>46983,077264445</text:p>
          </table:table-cell>
          <table:table-cell office:value-type="float" office:value="48820.6060879469">
            <text:p>48820,6060879469</text:p>
          </table:table-cell>
          <table:table-cell office:value-type="float" office:value="49996.1752158939">
            <text:p>49996,1752158939</text:p>
          </table:table-cell>
          <table:table-cell office:value-type="float" office:value="52046.4815086322">
            <text:p>52046,4815086322</text:p>
          </table:table-cell>
          <table:table-cell office:value-type="float" office:value="53421.0202381409">
            <text:p>53421,0202381409</text:p>
          </table:table-cell>
          <table:table-cell office:value-type="float" office:value="52711.1982655892">
            <text:p>52711,1982655892</text:p>
          </table:table-cell>
          <table:table-cell office:value-type="float" office:value="49554.3434279723">
            <text:p>49554,3434279723</text:p>
          </table:table-cell>
          <table:table-cell office:value-type="float" office:value="52076.2559134864">
            <text:p>52076,2559134864</text:p>
          </table:table-cell>
          <table:table-cell office:value-type="float" office:value="53061.5685724421">
            <text:p>53061,5685724421</text:p>
          </table:table-cell>
          <table:table-cell office:value-type="float" office:value="52519.6804369032">
            <text:p>52519,6804369032</text:p>
          </table:table-cell>
          <table:table-cell office:value-type="float" office:value="52722.9122969923">
            <text:p>52722,9122969923</text:p>
          </table:table-cell>
          <table:table-cell office:value-type="float" office:value="53561.8921209333">
            <text:p>53561,8921209333</text:p>
          </table:table-cell>
          <table:table-cell office:value-type="float" office:value="55395.05870784">
            <text:p>55395,05870784</text:p>
          </table:table-cell>
          <table:table-cell office:value-type="float" office:value="56473.022779491">
            <text:p>56473,02277949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0" office:value-type="string">
            <text:p>..</text:p>
          </table:table-cell>
          <table:table-cell office:value-type="float" office:value="54891.4347128977">
            <text:p>54891,4347128977</text:p>
          </table:table-cell>
          <table:table-cell office:value-type="float" office:value="55466.1635238677">
            <text:p>55466,1635238677</text:p>
          </table:table-cell>
          <table:table-cell office:value-type="float" office:value="54420.9719274919">
            <text:p>54420,9719274919</text:p>
          </table:table-cell>
          <table:table-cell office:value-type="float" office:value="54534.4260932743">
            <text:p>54534,4260932743</text:p>
          </table:table-cell>
          <table:table-cell office:value-type="float" office:value="55973.701105354">
            <text:p>55973,701105354</text:p>
          </table:table-cell>
          <table:table-cell office:value-type="float" office:value="57774.3443389052">
            <text:p>57774,3443389052</text:p>
          </table:table-cell>
          <table:table-cell office:value-type="float" office:value="58542.7118143479">
            <text:p>58542,7118143479</text:p>
          </table:table-cell>
          <table:table-cell office:value-type="float" office:value="59098.5183758063">
            <text:p>59098,5183758063</text:p>
          </table:table-cell>
          <table:table-cell office:value-type="float" office:value="60588.5971731451">
            <text:p>60588,5971731451</text:p>
          </table:table-cell>
          <table:table-cell office:value-type="float" office:value="62703.5287956167">
            <text:p>62703,5287956167</text:p>
          </table:table-cell>
          <table:table-cell office:value-type="float" office:value="64343.5184247218">
            <text:p>64343,5184247218</text:p>
          </table:table-cell>
          <table:table-cell office:value-type="float" office:value="62962.3913544145">
            <text:p>62962,3913544145</text:p>
          </table:table-cell>
          <table:table-cell office:value-type="float" office:value="62244.7969707644">
            <text:p>62244,7969707644</text:p>
          </table:table-cell>
          <table:table-cell office:value-type="float" office:value="61602.7901234966">
            <text:p>61602,7901234966</text:p>
          </table:table-cell>
          <table:table-cell office:value-type="float" office:value="61889.665951548">
            <text:p>61889,665951548</text:p>
          </table:table-cell>
          <table:table-cell office:value-type="float" office:value="61773.0963017187">
            <text:p>61773,0963017187</text:p>
          </table:table-cell>
          <table:table-cell office:value-type="float" office:value="61833.0071108105">
            <text:p>61833,0071108105</text:p>
          </table:table-cell>
          <table:table-cell office:value-type="float" office:value="63127.7396709474">
            <text:p>63127,7396709474</text:p>
          </table:table-cell>
          <table:table-cell office:value-type="float" office:value="64822.2941511056">
            <text:p>64822,2941511056</text:p>
          </table:table-cell>
          <table:table-cell office:value-type="float" office:value="65607.209255377">
            <text:p>65607,209255377</text:p>
          </table:table-cell>
          <table:table-cell office:value-type="float" office:value="67807.9268085504">
            <text:p>67807,9268085504</text:p>
          </table:table-cell>
          <table:table-cell office:value-type="float" office:value="68264.5262603737">
            <text:p>68264,5262603737</text:p>
          </table:table-cell>
          <table:table-cell office:value-type="float" office:value="67860.244831941">
            <text:p>67860,244831941</text:p>
          </table:table-cell>
          <table:table-cell office:value-type="float" office:value="67385.2976654941">
            <text:p>67385,2976654941</text:p>
          </table:table-cell>
          <table:table-cell office:value-type="float" office:value="68781.6125911663">
            <text:p>68781,6125911663</text:p>
          </table:table-cell>
          <table:table-cell office:value-type="float" office:value="70471.4385201236">
            <text:p>70471,4385201236</text:p>
          </table:table-cell>
          <table:table-cell office:value-type="float" office:value="72823.8372576833">
            <text:p>72823,8372576833</text:p>
          </table:table-cell>
          <table:table-cell office:value-type="float" office:value="75143.7022153819">
            <text:p>75143,7022153819</text:p>
          </table:table-cell>
          <table:table-cell office:value-type="float" office:value="75793.6330408041">
            <text:p>75793,6330408041</text:p>
          </table:table-cell>
          <table:table-cell office:value-type="float" office:value="73189.1925497185">
            <text:p>73189,1925497185</text:p>
          </table:table-cell>
          <table:table-cell office:value-type="float" office:value="74605.7210207051">
            <text:p>74605,7210207051</text:p>
          </table:table-cell>
          <table:table-cell office:value-type="float" office:value="75029.7578191806">
            <text:p>75029,7578191806</text:p>
          </table:table-cell>
          <table:table-cell office:value-type="float" office:value="74984.1371186098">
            <text:p>74984,1371186098</text:p>
          </table:table-cell>
          <table:table-cell office:value-type="float" office:value="75499.7067438104">
            <text:p>75499,7067438104</text:p>
          </table:table-cell>
          <table:table-cell office:value-type="float" office:value="76410.8566589945">
            <text:p>76410,8566589945</text:p>
          </table:table-cell>
          <table:table-cell office:value-type="float" office:value="76472.4594877065">
            <text:p>76472,4594877065</text:p>
          </table:table-cell>
          <table:table-cell office:value-type="float" office:value="76691.1168436405">
            <text:p>76691,1168436405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5" office:value-type="string">
            <text:p>..</text:p>
          </table:table-cell>
          <table:table-cell office:value-type="float" office:value="1374.2558283697">
            <text:p>1374,2558283697</text:p>
          </table:table-cell>
          <table:table-cell office:value-type="float" office:value="1376.9908660494">
            <text:p>1376,9908660494</text:p>
          </table:table-cell>
          <table:table-cell office:value-type="float" office:value="1316.4653656034">
            <text:p>1316,4653656034</text:p>
          </table:table-cell>
          <table:table-cell office:value-type="float" office:value="1452.3339861804">
            <text:p>1452,3339861804</text:p>
          </table:table-cell>
          <table:table-cell office:value-type="float" office:value="1318.7239671145">
            <text:p>1318,7239671145</text:p>
          </table:table-cell>
          <table:table-cell office:value-type="float" office:value="1277.5868960709">
            <text:p>1277,5868960709</text:p>
          </table:table-cell>
          <table:table-cell office:value-type="float" office:value="1161.1690192615">
            <text:p>1161,1690192615</text:p>
          </table:table-cell>
          <table:table-cell office:value-type="float" office:value="809.1095793772">
            <text:p>809,1095793772</text:p>
          </table:table-cell>
          <table:table-cell office:value-type="float" office:value="665.3956043322">
            <text:p>665,3956043322</text:p>
          </table:table-cell>
          <table:table-cell office:value-type="float" office:value="515.7633678761">
            <text:p>515,7633678761</text:p>
          </table:table-cell>
          <table:table-cell office:value-type="float" office:value="445.1562470901">
            <text:p>445,1562470901</text:p>
          </table:table-cell>
          <table:table-cell office:value-type="float" office:value="365.4377265047">
            <text:p>365,4377265047</text:p>
          </table:table-cell>
          <table:table-cell office:value-type="float" office:value="366.3429599554">
            <text:p>366,3429599554</text:p>
          </table:table-cell>
          <table:table-cell office:value-type="float" office:value="380.1595795491">
            <text:p>380,1595795491</text:p>
          </table:table-cell>
          <table:table-cell office:value-type="float" office:value="388.217219658">
            <text:p>388,217219658</text:p>
          </table:table-cell>
          <table:table-cell office:value-type="float" office:value="413.5864407488">
            <text:p>413,5864407488</text:p>
          </table:table-cell>
          <table:table-cell office:value-type="float" office:value="447.7821782025">
            <text:p>447,7821782025</text:p>
          </table:table-cell>
          <table:table-cell office:value-type="float" office:value="486.8654599753">
            <text:p>486,8654599753</text:p>
          </table:table-cell>
          <table:table-cell office:value-type="float" office:value="529.8052126376">
            <text:p>529,8052126376</text:p>
          </table:table-cell>
          <table:table-cell office:value-type="float" office:value="572.5390397219">
            <text:p>572,5390397219</text:p>
          </table:table-cell>
          <table:table-cell office:value-type="float" office:value="598.3022297686">
            <text:p>598,3022297686</text:p>
          </table:table-cell>
          <table:table-cell office:value-type="float" office:value="626.7972215079">
            <text:p>626,7972215079</text:p>
          </table:table-cell>
          <table:table-cell office:value-type="float" office:value="661.3441880404">
            <text:p>661,3441880404</text:p>
          </table:table-cell>
          <table:table-cell office:value-type="float" office:value="698.230224102">
            <text:p>698,230224102</text:p>
          </table:table-cell>
          <table:table-cell office:value-type="float" office:value="708.9453451176">
            <text:p>708,9453451176</text:p>
          </table:table-cell>
          <table:table-cell office:value-type="float" office:value="738.34752266">
            <text:p>738,34752266</text:p>
          </table:table-cell>
          <table:table-cell office:value-type="float" office:value="775.2992963046">
            <text:p>775,2992963046</text:p>
          </table:table-cell>
          <table:table-cell office:value-type="float" office:value="814.7750688194">
            <text:p>814,7750688194</text:p>
          </table:table-cell>
          <table:table-cell office:value-type="float" office:value="855.5135416519">
            <text:p>855,5135416519</text:p>
          </table:table-cell>
          <table:table-cell office:value-type="float" office:value="892.6400458017">
            <text:p>892,6400458017</text:p>
          </table:table-cell>
          <table:table-cell office:value-type="float" office:value="925.6216383869">
            <text:p>925,6216383869</text:p>
          </table:table-cell>
          <table:table-cell office:value-type="float" office:value="968.3856025646">
            <text:p>968,38560256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8" office:value-type="string">
            <text:p>..</text:p>
          </table:table-cell>
          <table:table-cell office:value-type="float" office:value="473.7025502838">
            <text:p>473,7025502838</text:p>
          </table:table-cell>
          <table:table-cell office:value-type="float" office:value="476.6045979355">
            <text:p>476,6045979355</text:p>
          </table:table-cell>
          <table:table-cell office:value-type="float" office:value="494.2025015281">
            <text:p>494,2025015281</text:p>
          </table:table-cell>
          <table:table-cell office:value-type="float" office:value="488.0767156069">
            <text:p>488,0767156069</text:p>
          </table:table-cell>
          <table:table-cell office:value-type="float" office:value="474.6445962982">
            <text:p>474,6445962982</text:p>
          </table:table-cell>
          <table:table-cell office:value-type="float" office:value="464.5330542103">
            <text:p>464,5330542103</text:p>
          </table:table-cell>
          <table:table-cell office:value-type="float" office:value="456.8931242949">
            <text:p>456,8931242949</text:p>
          </table:table-cell>
          <table:table-cell office:value-type="float" office:value="459.1749729928">
            <text:p>459,1749729928</text:p>
          </table:table-cell>
          <table:table-cell office:value-type="float" office:value="466.8130068329">
            <text:p>466,8130068329</text:p>
          </table:table-cell>
          <table:table-cell office:value-type="float" office:value="470.722367744">
            <text:p>470,722367744</text:p>
          </table:table-cell>
          <table:table-cell office:value-type="float" office:value="475.9287092443">
            <text:p>475,9287092443</text:p>
          </table:table-cell>
          <table:table-cell office:value-type="float" office:value="486.4109310521">
            <text:p>486,4109310521</text:p>
          </table:table-cell>
          <table:table-cell office:value-type="float" office:value="497.2041798629">
            <text:p>497,2041798629</text:p>
          </table:table-cell>
          <table:table-cell office:value-type="float" office:value="512.968270201">
            <text:p>512,968270201</text:p>
          </table:table-cell>
          <table:table-cell office:value-type="float" office:value="534.6966522926">
            <text:p>534,6966522926</text:p>
          </table:table-cell>
          <table:table-cell office:value-type="float" office:value="555.4960362189">
            <text:p>555,4960362189</text:p>
          </table:table-cell>
          <table:table-cell office:value-type="float" office:value="581.7724109461">
            <text:p>581,7724109461</text:p>
          </table:table-cell>
          <table:table-cell office:value-type="float" office:value="610.8223260558">
            <text:p>610,8223260558</text:p>
          </table:table-cell>
          <table:table-cell office:value-type="float" office:value="620.0597093287">
            <text:p>620,0597093287</text:p>
          </table:table-cell>
          <table:table-cell office:value-type="float" office:value="651.9036580683">
            <text:p>651,9036580683</text:p>
          </table:table-cell>
          <table:table-cell office:value-type="float" office:value="666.8132395768">
            <text:p>666,8132395768</text:p>
          </table:table-cell>
          <table:table-cell office:value-type="float" office:value="680.8061303085">
            <text:p>680,8061303085</text:p>
          </table:table-cell>
          <table:table-cell office:value-type="float" office:value="701.604550062">
            <text:p>701,604550062</text:p>
          </table:table-cell>
          <table:table-cell office:value-type="float" office:value="733.6707989693">
            <text:p>733,6707989693</text:p>
          </table:table-cell>
          <table:table-cell office:value-type="float" office:value="747.6644525586">
            <text:p>747,6644525586</text:p>
          </table:table-cell>
          <table:table-cell office:value-type="float" office:value="777.4036313803">
            <text:p>777,4036313803</text:p>
          </table:table-cell>
          <table:table-cell office:value-type="float" office:value="806.1500784549">
            <text:p>806,1500784549</text:p>
          </table:table-cell>
          <table:table-cell office:value-type="float" office:value="835.9709458766">
            <text:p>835,9709458766</text:p>
          </table:table-cell>
          <table:table-cell office:value-type="float" office:value="867.0586506551">
            <text:p>867,058650655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70.8570399481">
            <text:p>570,8570399481</text:p>
          </table:table-cell>
          <table:table-cell office:value-type="float" office:value="583.8429649324">
            <text:p>583,8429649324</text:p>
          </table:table-cell>
          <table:table-cell office:value-type="float" office:value="609.4463830952">
            <text:p>609,4463830952</text:p>
          </table:table-cell>
          <table:table-cell office:value-type="float" office:value="638.740657672">
            <text:p>638,740657672</text:p>
          </table:table-cell>
          <table:table-cell office:value-type="float" office:value="662.1702680773">
            <text:p>662,1702680773</text:p>
          </table:table-cell>
          <table:table-cell office:value-type="float" office:value="695.1539802725">
            <text:p>695,1539802725</text:p>
          </table:table-cell>
          <table:table-cell office:value-type="float" office:value="749.7077166443">
            <text:p>749,7077166443</text:p>
          </table:table-cell>
          <table:table-cell office:value-type="float" office:value="790.450625091">
            <text:p>790,450625091</text:p>
          </table:table-cell>
          <table:table-cell office:value-type="float" office:value="829.7821522453">
            <text:p>829,7821522453</text:p>
          </table:table-cell>
          <table:table-cell office:value-type="float" office:value="858.5753006195">
            <text:p>858,5753006195</text:p>
          </table:table-cell>
          <table:table-cell office:value-type="float" office:value="929.0816322564">
            <text:p>929,0816322564</text:p>
          </table:table-cell>
          <table:table-cell office:value-type="float" office:value="946.8396281246">
            <text:p>946,8396281246</text:p>
          </table:table-cell>
          <table:table-cell office:value-type="float" office:value="959.620180271">
            <text:p>959,620180271</text:p>
          </table:table-cell>
          <table:table-cell office:value-type="float" office:value="1028.8013601228">
            <text:p>1028,8013601228</text:p>
          </table:table-cell>
          <table:table-cell office:value-type="float" office:value="1046.2382968985">
            <text:p>1046,2382968985</text:p>
          </table:table-cell>
          <table:table-cell office:value-type="float" office:value="1070.3424112165">
            <text:p>1070,3424112165</text:p>
          </table:table-cell>
          <table:table-cell office:value-type="float" office:value="1141.8011515984">
            <text:p>1141,8011515984</text:p>
          </table:table-cell>
          <table:table-cell office:value-type="float" office:value="1225.1328416251">
            <text:p>1225,1328416251</text:p>
          </table:table-cell>
          <table:table-cell office:value-type="float" office:value="1321.300215868">
            <text:p>1321,300215868</text:p>
          </table:table-cell>
          <table:table-cell office:value-type="float" office:value="1362.6132049789">
            <text:p>1362,6132049789</text:p>
          </table:table-cell>
          <table:table-cell office:value-type="float" office:value="1403.6809320265">
            <text:p>1403,6809320265</text:p>
          </table:table-cell>
          <table:table-cell office:value-type="float" office:value="1457.3107128666">
            <text:p>1457,3107128666</text:p>
          </table:table-cell>
          <table:table-cell office:value-type="float" office:value="1506.3279608537">
            <text:p>1506,3279608537</text:p>
          </table:table-cell>
          <table:table-cell office:value-type="float" office:value="1561.3318938917">
            <text:p>1561,3318938917</text:p>
          </table:table-cell>
          <table:table-cell office:value-type="float" office:value="1621.3631909871">
            <text:p>1621,3631909871</text:p>
          </table:table-cell>
          <table:table-cell office:value-type="float" office:value="1666.2805506204">
            <text:p>1666,2805506204</text:p>
          </table:table-cell>
          <table:table-cell office:value-type="float" office:value="1726.801607747">
            <text:p>1726,801607747</text:p>
          </table:table-cell>
          <table:table-cell office:value-type="float" office:value="1857.2536363314">
            <text:p>1857,2536363314</text:p>
          </table:table-cell>
          <table:table-cell office:value-type="float" office:value="2067.7263492033">
            <text:p>2067,7263492033</text:p>
          </table:table-cell>
          <table:table-cell office:value-type="float" office:value="2283.0896495592">
            <text:p>2283,0896495592</text:p>
          </table:table-cell>
          <table:table-cell office:value-type="float" office:value="2502.71271791">
            <text:p>2502,71271791</text:p>
          </table:table-cell>
          <table:table-cell office:value-type="float" office:value="2684.8452313224">
            <text:p>2684,8452313224</text:p>
          </table:table-cell>
          <table:table-cell office:value-type="float" office:value="2872.7978718501">
            <text:p>2872,7978718501</text:p>
          </table:table-cell>
          <table:table-cell office:value-type="float" office:value="3081.7530354913">
            <text:p>3081,7530354913</text:p>
          </table:table-cell>
          <table:table-cell office:value-type="float" office:value="3297.8677935288">
            <text:p>3297,8677935288</text:p>
          </table:table-cell>
          <table:table-cell office:value-type="float" office:value="3530.2939849308">
            <text:p>3530,2939849308</text:p>
          </table:table-cell>
          <table:table-cell office:value-type="float" office:value="3688.9342034806">
            <text:p>3688,9342034806</text:p>
          </table:table-cell>
          <table:table-cell office:value-type="float" office:value="3545.3880610431">
            <text:p>3545,3880610431</text:p>
          </table:table-cell>
          <table:table-cell office:value-type="float" office:value="3235.7322429727">
            <text:p>3235,7322429727</text:p>
          </table:table-cell>
          <table:table-cell office:value-type="float" office:value="3345.1560154562">
            <text:p>3345,1560154562</text:p>
          </table:table-cell>
          <table:table-cell office:value-type="float" office:value="3458.0539314162">
            <text:p>3458,0539314162</text:p>
          </table:table-cell>
          <table:table-cell office:value-type="float" office:value="3544.2083435956">
            <text:p>3544,2083435956</text:p>
          </table:table-cell>
          <table:table-cell office:value-type="float" office:value="3731.0271070604">
            <text:p>3731,0271070604</text:p>
          </table:table-cell>
          <table:table-cell office:value-type="float" office:value="3969.4155657394">
            <text:p>3969,4155657394</text:p>
          </table:table-cell>
          <table:table-cell office:value-type="float" office:value="4190.0322756979">
            <text:p>4190,0322756979</text:p>
          </table:table-cell>
          <table:table-cell office:value-type="float" office:value="4337.2633567905">
            <text:p>4337,2633567905</text:p>
          </table:table-cell>
          <table:table-cell office:value-type="float" office:value="4525.1592817616">
            <text:p>4525,1592817616</text:p>
          </table:table-cell>
          <table:table-cell office:value-type="float" office:value="4744.3332273973">
            <text:p>4744,3332273973</text:p>
          </table:table-cell>
          <table:table-cell office:value-type="float" office:value="4800.8105371019">
            <text:p>4800,8105371019</text:p>
          </table:table-cell>
          <table:table-cell office:value-type="float" office:value="4743.6904717103">
            <text:p>4743,6904717103</text:p>
          </table:table-cell>
          <table:table-cell office:value-type="float" office:value="5075.3021763953">
            <text:p>5075,3021763953</text:p>
          </table:table-cell>
          <table:table-cell office:value-type="float" office:value="5093.5805003441">
            <text:p>5093,5805003441</text:p>
          </table:table-cell>
          <table:table-cell office:value-type="float" office:value="5437.237091632">
            <text:p>5437,237091632</text:p>
          </table:table-cell>
          <table:table-cell office:value-type="float" office:value="5561.2915329494">
            <text:p>5561,2915329494</text:p>
          </table:table-cell>
          <table:table-cell office:value-type="float" office:value="5589.6987322749">
            <text:p>5589,6987322749</text:p>
          </table:table-cell>
          <table:table-cell office:value-type="float" office:value="5733.9214472682">
            <text:p>5733,9214472682</text:p>
          </table:table-cell>
          <table:table-cell office:value-type="float" office:value="5901.8841230531">
            <text:p>5901,88412305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0" office:value-type="string">
            <text:p>..</text:p>
          </table:table-cell>
          <table:table-cell office:value-type="float" office:value="602.9541314307">
            <text:p>602,9541314307</text:p>
          </table:table-cell>
          <table:table-cell office:value-type="float" office:value="684.8561029647">
            <text:p>684,8561029647</text:p>
          </table:table-cell>
          <table:table-cell office:value-type="float" office:value="617.5465579948">
            <text:p>617,5465579948</text:p>
          </table:table-cell>
          <table:table-cell office:value-type="float" office:value="580.587111761">
            <text:p>580,587111761</text:p>
          </table:table-cell>
          <table:table-cell office:value-type="float" office:value="565.3457977472">
            <text:p>565,3457977472</text:p>
          </table:table-cell>
          <table:table-cell office:value-type="float" office:value="584.5330522529">
            <text:p>584,5330522529</text:p>
          </table:table-cell>
          <table:table-cell office:value-type="float" office:value="538.6924451506">
            <text:p>538,6924451506</text:p>
          </table:table-cell>
          <table:table-cell office:value-type="float" office:value="591.116114942">
            <text:p>591,116114942</text:p>
          </table:table-cell>
          <table:table-cell office:value-type="float" office:value="666.6777273076">
            <text:p>666,6777273076</text:p>
          </table:table-cell>
          <table:table-cell office:value-type="float" office:value="743.7555694506">
            <text:p>743,7555694506</text:p>
          </table:table-cell>
          <table:table-cell office:value-type="float" office:value="806.0627744818">
            <text:p>806,0627744818</text:p>
          </table:table-cell>
          <table:table-cell office:value-type="float" office:value="853.1526292144">
            <text:p>853,1526292144</text:p>
          </table:table-cell>
          <table:table-cell office:value-type="float" office:value="876.4486075594">
            <text:p>876,4486075594</text:p>
          </table:table-cell>
          <table:table-cell office:value-type="float" office:value="878.5622001502">
            <text:p>878,5622001502</text:p>
          </table:table-cell>
          <table:table-cell office:value-type="float" office:value="893.8715429121">
            <text:p>893,8715429121</text:p>
          </table:table-cell>
          <table:table-cell office:value-type="float" office:value="909.2539478567">
            <text:p>909,2539478567</text:p>
          </table:table-cell>
          <table:table-cell office:value-type="float" office:value="939.8016790007">
            <text:p>939,801679000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49.0495545399">
            <text:p>349,0495545399</text:p>
          </table:table-cell>
          <table:table-cell office:value-type="float" office:value="387.3569051297">
            <text:p>387,3569051297</text:p>
          </table:table-cell>
          <table:table-cell office:value-type="float" office:value="398.1786267801">
            <text:p>398,1786267801</text:p>
          </table:table-cell>
          <table:table-cell office:value-type="float" office:value="413.2159040846">
            <text:p>413,2159040846</text:p>
          </table:table-cell>
          <table:table-cell office:value-type="float" office:value="463.6362206461">
            <text:p>463,6362206461</text:p>
          </table:table-cell>
          <table:table-cell office:value-type="float" office:value="520.726760168">
            <text:p>520,726760168</text:p>
          </table:table-cell>
          <table:table-cell office:value-type="float" office:value="548.7179188545">
            <text:p>548,7179188545</text:p>
          </table:table-cell>
          <table:table-cell office:value-type="float" office:value="553.4985196553">
            <text:p>553,4985196553</text:p>
          </table:table-cell>
          <table:table-cell office:value-type="float" office:value="554.3159719782">
            <text:p>554,3159719782</text:p>
          </table:table-cell>
          <table:table-cell office:value-type="float" office:value="587.4451163872">
            <text:p>587,4451163872</text:p>
          </table:table-cell>
          <table:table-cell office:value-type="float" office:value="579.3234940743">
            <text:p>579,3234940743</text:p>
          </table:table-cell>
          <table:table-cell office:value-type="float" office:value="560.7324448296">
            <text:p>560,7324448296</text:p>
          </table:table-cell>
          <table:table-cell office:value-type="float" office:value="586.8632877419">
            <text:p>586,8632877419</text:p>
          </table:table-cell>
          <table:table-cell office:value-type="float" office:value="594.6311440415">
            <text:p>594,6311440415</text:p>
          </table:table-cell>
          <table:table-cell office:value-type="float" office:value="609.2760483603">
            <text:p>609,2760483603</text:p>
          </table:table-cell>
          <table:table-cell office:value-type="float" office:value="610.2088342316">
            <text:p>610,2088342316</text:p>
          </table:table-cell>
          <table:table-cell office:value-type="float" office:value="584.5917663895">
            <text:p>584,5917663895</text:p>
          </table:table-cell>
          <table:table-cell office:value-type="float" office:value="611.8400913999">
            <text:p>611,8400913999</text:p>
          </table:table-cell>
          <table:table-cell office:value-type="float" office:value="664.1513407433">
            <text:p>664,1513407433</text:p>
          </table:table-cell>
          <table:table-cell office:value-type="float" office:value="614.0110773596">
            <text:p>614,0110773596</text:p>
          </table:table-cell>
          <table:table-cell office:value-type="float" office:value="683.3489005084">
            <text:p>683,3489005084</text:p>
          </table:table-cell>
          <table:table-cell office:value-type="float" office:value="639.2669766872">
            <text:p>639,2669766872</text:p>
          </table:table-cell>
          <table:table-cell office:value-type="float" office:value="594.5816792015">
            <text:p>594,5816792015</text:p>
          </table:table-cell>
          <table:table-cell office:value-type="float" office:value="541.7309632661">
            <text:p>541,7309632661</text:p>
          </table:table-cell>
          <table:table-cell office:value-type="float" office:value="551.068271419">
            <text:p>551,068271419</text:p>
          </table:table-cell>
          <table:table-cell office:value-type="float" office:value="561.5205472297">
            <text:p>561,5205472297</text:p>
          </table:table-cell>
          <table:table-cell office:value-type="float" office:value="551.6026727569">
            <text:p>551,6026727569</text:p>
          </table:table-cell>
          <table:table-cell office:value-type="float" office:value="536.8526358013">
            <text:p>536,8526358013</text:p>
          </table:table-cell>
          <table:table-cell office:value-type="float" office:value="555.2746411415">
            <text:p>555,2746411415</text:p>
          </table:table-cell>
          <table:table-cell office:value-type="float" office:value="561.4477264612">
            <text:p>561,4477264612</text:p>
          </table:table-cell>
          <table:table-cell office:value-type="float" office:value="545.2060964031">
            <text:p>545,2060964031</text:p>
          </table:table-cell>
          <table:table-cell office:value-type="float" office:value="528.0957477072">
            <text:p>528,0957477072</text:p>
          </table:table-cell>
          <table:table-cell office:value-type="float" office:value="495.4533908642">
            <text:p>495,4533908642</text:p>
          </table:table-cell>
          <table:table-cell office:value-type="float" office:value="411.1814401455">
            <text:p>411,1814401455</text:p>
          </table:table-cell>
          <table:table-cell office:value-type="float" office:value="461.5770316625">
            <text:p>461,5770316625</text:p>
          </table:table-cell>
          <table:table-cell office:value-type="float" office:value="484.9355029256">
            <text:p>484,9355029256</text:p>
          </table:table-cell>
          <table:table-cell office:value-type="float" office:value="512.8798386205">
            <text:p>512,8798386205</text:p>
          </table:table-cell>
          <table:table-cell office:value-type="float" office:value="568.9841883242">
            <text:p>568,9841883242</text:p>
          </table:table-cell>
          <table:table-cell office:value-type="float" office:value="538.7340444768">
            <text:p>538,7340444768</text:p>
          </table:table-cell>
          <table:table-cell office:value-type="float" office:value="535.3224542731">
            <text:p>535,3224542731</text:p>
          </table:table-cell>
          <table:table-cell office:value-type="float" office:value="515.6697724372">
            <text:p>515,6697724372</text:p>
          </table:table-cell>
          <table:table-cell office:value-type="float" office:value="493.2483011809">
            <text:p>493,2483011809</text:p>
          </table:table-cell>
          <table:table-cell office:value-type="float" office:value="475.6991967366">
            <text:p>475,6991967366</text:p>
          </table:table-cell>
          <table:table-cell office:value-type="float" office:value="486.3091914711">
            <text:p>486,3091914711</text:p>
          </table:table-cell>
          <table:table-cell office:value-type="float" office:value="483.7654654427">
            <text:p>483,7654654427</text:p>
          </table:table-cell>
          <table:table-cell office:value-type="float" office:value="476.6715475334">
            <text:p>476,6715475334</text:p>
          </table:table-cell>
          <table:table-cell office:value-type="float" office:value="482.8596362822">
            <text:p>482,8596362822</text:p>
          </table:table-cell>
          <table:table-cell office:value-type="float" office:value="480.7759077635">
            <text:p>480,7759077635</text:p>
          </table:table-cell>
          <table:table-cell office:value-type="float" office:value="478.3617755177">
            <text:p>478,3617755177</text:p>
          </table:table-cell>
          <table:table-cell office:value-type="float" office:value="481.9602780063">
            <text:p>481,9602780063</text:p>
          </table:table-cell>
          <table:table-cell office:value-type="float" office:value="487.9238912664">
            <text:p>487,9238912664</text:p>
          </table:table-cell>
          <table:table-cell office:value-type="float" office:value="498.2428979603">
            <text:p>498,2428979603</text:p>
          </table:table-cell>
          <table:table-cell office:value-type="float" office:value="508.5400419725">
            <text:p>508,5400419725</text:p>
          </table:table-cell>
          <table:table-cell office:value-type="float" office:value="514.9449659884">
            <text:p>514,9449659884</text:p>
          </table:table-cell>
          <table:table-cell office:value-type="float" office:value="531.1561022035">
            <text:p>531,1561022035</text:p>
          </table:table-cell>
          <table:table-cell office:value-type="float" office:value="544.898506287">
            <text:p>544,898506287</text:p>
          </table:table-cell>
          <table:table-cell office:value-type="float" office:value="558.1187231949">
            <text:p>558,11872319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1" office:value-type="string">
            <text:p>..</text:p>
          </table:table-cell>
          <table:table-cell office:value-type="float" office:value="2204.636514595">
            <text:p>2204,636514595</text:p>
          </table:table-cell>
          <table:table-cell office:value-type="float" office:value="2303.5441594674">
            <text:p>2303,5441594674</text:p>
          </table:table-cell>
          <table:table-cell office:value-type="float" office:value="2346.8798618088">
            <text:p>2346,8798618088</text:p>
          </table:table-cell>
          <table:table-cell office:value-type="float" office:value="2385.9476682009">
            <text:p>2385,9476682009</text:p>
          </table:table-cell>
          <table:table-cell office:value-type="float" office:value="2539.4254421028">
            <text:p>2539,4254421028</text:p>
          </table:table-cell>
          <table:table-cell office:value-type="float" office:value="2587.9386085411">
            <text:p>2587,9386085411</text:p>
          </table:table-cell>
          <table:table-cell office:value-type="float" office:value="2658.4562256703">
            <text:p>2658,4562256703</text:p>
          </table:table-cell>
          <table:table-cell office:value-type="float" office:value="2600.6297798612">
            <text:p>2600,6297798612</text:p>
          </table:table-cell>
          <table:table-cell office:value-type="float" office:value="2603.5641988951">
            <text:p>2603,5641988951</text:p>
          </table:table-cell>
          <table:table-cell office:value-type="float" office:value="2544.3411903797">
            <text:p>2544,3411903797</text:p>
          </table:table-cell>
          <table:table-cell office:value-type="float" office:value="2702.4469541229">
            <text:p>2702,4469541229</text:p>
          </table:table-cell>
          <table:table-cell office:value-type="float" office:value="2704.6323589727">
            <text:p>2704,6323589727</text:p>
          </table:table-cell>
          <table:table-cell office:value-type="float" office:value="2801.3911923408">
            <text:p>2801,3911923408</text:p>
          </table:table-cell>
          <table:table-cell office:value-type="float" office:value="2934.3323717861">
            <text:p>2934,3323717861</text:p>
          </table:table-cell>
          <table:table-cell office:value-type="float" office:value="3035.5539370429">
            <text:p>3035,5539370429</text:p>
          </table:table-cell>
          <table:table-cell office:value-type="float" office:value="3026.633814684">
            <text:p>3026,633814684</text:p>
          </table:table-cell>
          <table:table-cell office:value-type="float" office:value="3011.5262849583">
            <text:p>3011,5262849583</text:p>
          </table:table-cell>
          <table:table-cell office:value-type="float" office:value="3080.3470018998">
            <text:p>3080,3470018998</text:p>
          </table:table-cell>
          <table:table-cell office:value-type="float" office:value="3184.9651620674">
            <text:p>3184,9651620674</text:p>
          </table:table-cell>
          <table:table-cell office:value-type="float" office:value="3275.8121110332">
            <text:p>3275,8121110332</text:p>
          </table:table-cell>
          <table:table-cell office:value-type="float" office:value="3375.593855811">
            <text:p>3375,593855811</text:p>
          </table:table-cell>
          <table:table-cell office:value-type="float" office:value="3470.8332378108">
            <text:p>3470,8332378108</text:p>
          </table:table-cell>
          <table:table-cell office:value-type="float" office:value="3522.5319414851">
            <text:p>3522,5319414851</text:p>
          </table:table-cell>
          <table:table-cell office:value-type="float" office:value="3488.5829896944">
            <text:p>3488,5829896944</text:p>
          </table:table-cell>
          <table:table-cell office:value-type="float" office:value="3521.507097338">
            <text:p>3521,507097338</text:p>
          </table:table-cell>
          <table:table-cell office:value-type="float" office:value="3470.64655492">
            <text:p>3470,64655492</text:p>
          </table:table-cell>
          <table:table-cell office:value-type="float" office:value="3304.3606967858">
            <text:p>3304,3606967858</text:p>
          </table:table-cell>
          <table:table-cell office:value-type="float" office:value="3385.348107395">
            <text:p>3385,348107395</text:p>
          </table:table-cell>
          <table:table-cell office:value-type="float" office:value="3442.8721531138">
            <text:p>3442,8721531138</text:p>
          </table:table-cell>
          <table:table-cell office:value-type="float" office:value="3548.0683985325">
            <text:p>3548,0683985325</text:p>
          </table:table-cell>
          <table:table-cell office:value-type="float" office:value="3631.5432709087">
            <text:p>3631,5432709087</text:p>
          </table:table-cell>
          <table:table-cell office:value-type="float" office:value="3650.81925128">
            <text:p>3650,81925128</text:p>
          </table:table-cell>
          <table:table-cell office:value-type="float" office:value="3524.2320730349">
            <text:p>3524,2320730349</text:p>
          </table:table-cell>
          <table:table-cell office:value-type="float" office:value="3581.8366119519">
            <text:p>3581,8366119519</text:p>
          </table:table-cell>
          <table:table-cell office:value-type="float" office:value="3694.4624087543">
            <text:p>3694,4624087543</text:p>
          </table:table-cell>
          <table:table-cell office:value-type="float" office:value="3792.2901489116">
            <text:p>3792,29014891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039.0875731459">
            <text:p>5039,0875731459</text:p>
          </table:table-cell>
          <table:table-cell office:value-type="float" office:value="5634.3294928048">
            <text:p>5634,3294928048</text:p>
          </table:table-cell>
          <table:table-cell office:value-type="float" office:value="5692.3947286646">
            <text:p>5692,3947286646</text:p>
          </table:table-cell>
          <table:table-cell office:value-type="float" office:value="5926.9335217386">
            <text:p>5926,9335217386</text:p>
          </table:table-cell>
          <table:table-cell office:value-type="float" office:value="6303.5793155523">
            <text:p>6303,5793155523</text:p>
          </table:table-cell>
          <table:table-cell office:value-type="float" office:value="6283.7195151327">
            <text:p>6283,7195151327</text:p>
          </table:table-cell>
          <table:table-cell office:value-type="float" office:value="6485.4285734195">
            <text:p>6485,4285734195</text:p>
          </table:table-cell>
          <table:table-cell office:value-type="float" office:value="6574.9667562339">
            <text:p>6574,9667562339</text:p>
          </table:table-cell>
          <table:table-cell office:value-type="float" office:value="6876.5752422498">
            <text:p>6876,5752422498</text:p>
          </table:table-cell>
          <table:table-cell office:value-type="float" office:value="7016.2951762533">
            <text:p>7016,2951762533</text:p>
          </table:table-cell>
          <table:table-cell office:value-type="float" office:value="7201.6805605397">
            <text:p>7201,6805605397</text:p>
          </table:table-cell>
          <table:table-cell office:value-type="float" office:value="7197.6780170095">
            <text:p>7197,6780170095</text:p>
          </table:table-cell>
          <table:table-cell office:value-type="float" office:value="7516.4686603989">
            <text:p>7516,4686603989</text:p>
          </table:table-cell>
          <table:table-cell office:value-type="float" office:value="7533.2632751346">
            <text:p>7533,2632751346</text:p>
          </table:table-cell>
          <table:table-cell office:value-type="float" office:value="7706.6792543838">
            <text:p>7706,6792543838</text:p>
          </table:table-cell>
          <table:table-cell office:value-type="float" office:value="7708.9579728074">
            <text:p>7708,9579728074</text:p>
          </table:table-cell>
          <table:table-cell office:value-type="float" office:value="8089.4192347788">
            <text:p>8089,4192347788</text:p>
          </table:table-cell>
          <table:table-cell office:value-type="float" office:value="8707.5881389604">
            <text:p>8707,5881389604</text:p>
          </table:table-cell>
          <table:table-cell office:value-type="float" office:value="9449.3236837781">
            <text:p>9449,3236837781</text:p>
          </table:table-cell>
          <table:table-cell office:value-type="float" office:value="9651.314910073">
            <text:p>9651,314910073</text:p>
          </table:table-cell>
          <table:table-cell office:value-type="float" office:value="9406.7702099226">
            <text:p>9406,7702099226</text:p>
          </table:table-cell>
          <table:table-cell office:value-type="float" office:value="9649.9741301959">
            <text:p>9649,9741301959</text:p>
          </table:table-cell>
          <table:table-cell office:value-type="float" office:value="9856.1646201049">
            <text:p>9856,1646201049</text:p>
          </table:table-cell>
          <table:table-cell office:value-type="float" office:value="8699.4183370525">
            <text:p>8699,4183370525</text:p>
          </table:table-cell>
          <table:table-cell office:value-type="float" office:value="8078.3808636722">
            <text:p>8078,3808636722</text:p>
          </table:table-cell>
          <table:table-cell office:value-type="float" office:value="7644.682419252">
            <text:p>7644,682419252</text:p>
          </table:table-cell>
          <table:table-cell office:value-type="float" office:value="7311.8506780677">
            <text:p>7311,8506780677</text:p>
          </table:table-cell>
          <table:table-cell office:value-type="float" office:value="6912.9595437154">
            <text:p>6912,9595437154</text:p>
          </table:table-cell>
          <table:table-cell office:value-type="float" office:value="6588.9614405948">
            <text:p>6588,9614405948</text:p>
          </table:table-cell>
          <table:table-cell office:value-type="float" office:value="6487.4591445112">
            <text:p>6487,4591445112</text:p>
          </table:table-cell>
          <table:table-cell office:value-type="float" office:value="6540.7142705952">
            <text:p>6540,7142705952</text:p>
          </table:table-cell>
          <table:table-cell office:value-type="float" office:value="6672.4157745568">
            <text:p>6672,4157745568</text:p>
          </table:table-cell>
          <table:table-cell office:value-type="float" office:value="6522.3100263153">
            <text:p>6522,3100263153</text:p>
          </table:table-cell>
          <table:table-cell office:value-type="float" office:value="6391.7669557454">
            <text:p>6391,7669557454</text:p>
          </table:table-cell>
          <table:table-cell office:value-type="float" office:value="6588.3957966323">
            <text:p>6588,3957966323</text:p>
          </table:table-cell>
          <table:table-cell office:value-type="float" office:value="6869.4981205842">
            <text:p>6869,4981205842</text:p>
          </table:table-cell>
          <table:table-cell office:value-type="float" office:value="7339.932246846">
            <text:p>7339,932246846</text:p>
          </table:table-cell>
          <table:table-cell office:value-type="float" office:value="7877.6185696949">
            <text:p>7877,6185696949</text:p>
          </table:table-cell>
          <table:table-cell office:value-type="float" office:value="8505.0654027417">
            <text:p>8505,0654027417</text:p>
          </table:table-cell>
          <table:table-cell office:value-type="float" office:value="9171.3604272814">
            <text:p>9171,3604272814</text:p>
          </table:table-cell>
          <table:table-cell office:value-type="float" office:value="9779.496344113">
            <text:p>9779,496344113</text:p>
          </table:table-cell>
          <table:table-cell office:value-type="float" office:value="10151.9609604185">
            <text:p>10151,9609604185</text:p>
          </table:table-cell>
          <table:table-cell office:value-type="float" office:value="10910.8978233392">
            <text:p>10910,8978233392</text:p>
          </table:table-cell>
          <table:table-cell office:value-type="float" office:value="12426.1491069149">
            <text:p>12426,1491069149</text:p>
          </table:table-cell>
          <table:table-cell office:value-type="float" office:value="13346.5923771546">
            <text:p>13346,5923771546</text:p>
          </table:table-cell>
          <table:table-cell office:value-type="float" office:value="14105.3413149066">
            <text:p>14105,3413149066</text:p>
          </table:table-cell>
          <table:table-cell office:value-type="float" office:value="15892.2872403853">
            <text:p>15892,2872403853</text:p>
          </table:table-cell>
          <table:table-cell office:value-type="float" office:value="16570.0690409323">
            <text:p>16570,0690409323</text:p>
          </table:table-cell>
          <table:table-cell office:value-type="float" office:value="17052.2593805911">
            <text:p>17052,2593805911</text:p>
          </table:table-cell>
          <table:table-cell office:value-type="float" office:value="16226.5131072686">
            <text:p>16226,5131072686</text:p>
          </table:table-cell>
          <table:table-cell office:value-type="float" office:value="16683.9457843568">
            <text:p>16683,9457843568</text:p>
          </table:table-cell>
          <table:table-cell office:value-type="float" office:value="16551.4864483809">
            <text:p>16551,4864483809</text:p>
          </table:table-cell>
          <table:table-cell office:value-type="float" office:value="16680.6804404745">
            <text:p>16680,6804404745</text:p>
          </table:table-cell>
          <table:table-cell office:value-type="float" office:value="17038.7870169178">
            <text:p>17038,7870169178</text:p>
          </table:table-cell>
          <table:table-cell office:value-type="float" office:value="16862.5500676216">
            <text:p>16862,5500676216</text:p>
          </table:table-cell>
          <table:table-cell office:value-type="float" office:value="16695.9812356453">
            <text:p>16695,9812356453</text:p>
          </table:table-cell>
          <table:table-cell office:value-type="float" office:value="16259.0416707916">
            <text:p>16259,041670791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" office:value-type="string">
            <text:p>..</text:p>
          </table:table-cell>
          <table:table-cell office:value-type="float" office:value="1113.1928243981">
            <text:p>1113,1928243981</text:p>
          </table:table-cell>
          <table:table-cell office:value-type="float" office:value="1128.5767885652">
            <text:p>1128,5767885652</text:p>
          </table:table-cell>
          <table:table-cell office:value-type="float" office:value="1106.6990179359">
            <text:p>1106,6990179359</text:p>
          </table:table-cell>
          <table:table-cell office:value-type="float" office:value="1195.5230898773">
            <text:p>1195,5230898773</text:p>
          </table:table-cell>
          <table:table-cell office:value-type="float" office:value="1224.9661385789">
            <text:p>1224,9661385789</text:p>
          </table:table-cell>
          <table:table-cell office:value-type="float" office:value="1254.2347028219">
            <text:p>1254,2347028219</text:p>
          </table:table-cell>
          <table:table-cell office:value-type="float" office:value="1356.580819669">
            <text:p>1356,580819669</text:p>
          </table:table-cell>
          <table:table-cell office:value-type="float" office:value="1562.5803332112">
            <text:p>1562,5803332112</text:p>
          </table:table-cell>
          <table:table-cell office:value-type="float" office:value="1518.5168554331">
            <text:p>1518,5168554331</text:p>
          </table:table-cell>
          <table:table-cell office:value-type="float" office:value="1605.0822356049">
            <text:p>1605,0822356049</text:p>
          </table:table-cell>
          <table:table-cell office:value-type="float" office:value="1681.6916959113">
            <text:p>1681,6916959113</text:p>
          </table:table-cell>
          <table:table-cell office:value-type="float" office:value="1773.5792930344">
            <text:p>1773,5792930344</text:p>
          </table:table-cell>
          <table:table-cell office:value-type="float" office:value="1792.7730906943">
            <text:p>1792,7730906943</text:p>
          </table:table-cell>
          <table:table-cell office:value-type="float" office:value="1864.1443908609">
            <text:p>1864,1443908609</text:p>
          </table:table-cell>
          <table:table-cell office:value-type="float" office:value="1938.4542367621">
            <text:p>1938,4542367621</text:p>
          </table:table-cell>
          <table:table-cell office:value-type="float" office:value="2028.980086361">
            <text:p>2028,980086361</text:p>
          </table:table-cell>
          <table:table-cell office:value-type="float" office:value="2083.0100829347">
            <text:p>2083,0100829347</text:p>
          </table:table-cell>
          <table:table-cell office:value-type="float" office:value="2014.5703256598">
            <text:p>2014,5703256598</text:p>
          </table:table-cell>
          <table:table-cell office:value-type="float" office:value="2049.1191467924">
            <text:p>2049,1191467924</text:p>
          </table:table-cell>
          <table:table-cell office:value-type="float" office:value="2106.8626657127">
            <text:p>2106,8626657127</text:p>
          </table:table-cell>
          <table:table-cell office:value-type="float" office:value="2166.9135754887">
            <text:p>2166,9135754887</text:p>
          </table:table-cell>
          <table:table-cell office:value-type="float" office:value="2082.1309195095">
            <text:p>2082,1309195095</text:p>
          </table:table-cell>
          <table:table-cell office:value-type="float" office:value="2168.9535122171">
            <text:p>2168,9535122171</text:p>
          </table:table-cell>
          <table:table-cell office:value-type="float" office:value="2121.1036546978">
            <text:p>2121,1036546978</text:p>
          </table:table-cell>
          <table:table-cell office:value-type="float" office:value="2110.0429728219">
            <text:p>2110,0429728219</text:p>
          </table:table-cell>
          <table:table-cell office:value-type="float" office:value="2227.4705559286">
            <text:p>2227,4705559286</text:p>
          </table:table-cell>
          <table:table-cell office:value-type="float" office:value="2263.6084516266">
            <text:p>2263,6084516266</text:p>
          </table:table-cell>
          <table:table-cell office:value-type="float" office:value="2387.6709968405">
            <text:p>2387,6709968405</text:p>
          </table:table-cell>
          <table:table-cell office:value-type="float" office:value="2389.5009536215">
            <text:p>2389,5009536215</text:p>
          </table:table-cell>
          <table:table-cell office:value-type="float" office:value="2418.18369669">
            <text:p>2418,18369669</text:p>
          </table:table-cell>
          <table:table-cell office:value-type="float" office:value="2432.3125112664">
            <text:p>2432,3125112664</text:p>
          </table:table-cell>
          <table:table-cell office:value-type="float" office:value="2566.1285873555">
            <text:p>2566,1285873555</text:p>
          </table:table-cell>
          <table:table-cell office:value-type="float" office:value="2668.8105534408">
            <text:p>2668,8105534408</text:p>
          </table:table-cell>
          <table:table-cell office:value-type="float" office:value="2762.5542945612">
            <text:p>2762,5542945612</text:p>
          </table:table-cell>
          <table:table-cell office:value-type="float" office:value="2897.983685368">
            <text:p>2897,983685368</text:p>
          </table:table-cell>
          <table:table-cell office:value-type="float" office:value="3004.610765488">
            <text:p>3004,610765488</text:p>
          </table:table-cell>
          <table:table-cell office:value-type="float" office:value="3091.102767932">
            <text:p>3091,102767932</text:p>
          </table:table-cell>
          <table:table-cell office:value-type="float" office:value="3107.0206443139">
            <text:p>3107,0206443139</text:p>
          </table:table-cell>
          <table:table-cell office:value-type="float" office:value="3228.463834133">
            <text:p>3228,463834133</text:p>
          </table:table-cell>
          <table:table-cell office:value-type="float" office:value="3403.1052342983">
            <text:p>3403,1052342983</text:p>
          </table:table-cell>
          <table:table-cell office:value-type="float" office:value="3492.1659443377">
            <text:p>3492,1659443377</text:p>
          </table:table-cell>
          <table:table-cell office:value-type="float" office:value="3641.5433964391">
            <text:p>3641,5433964391</text:p>
          </table:table-cell>
          <table:table-cell office:value-type="float" office:value="3847.4069742414">
            <text:p>3847,4069742414</text:p>
          </table:table-cell>
          <table:table-cell office:value-type="float" office:value="3968.3525556149">
            <text:p>3968,3525556149</text:p>
          </table:table-cell>
          <table:table-cell office:value-type="float" office:value="4044.6296885215">
            <text:p>4044,6296885215</text:p>
          </table:table-cell>
          <table:table-cell office:value-type="float" office:value="4140.1517698059">
            <text:p>4140,1517698059</text:p>
          </table:table-cell>
          <table:table-cell office:value-type="float" office:value="4014.9167932898">
            <text:p>4014,9167932898</text:p>
          </table:table-cell>
          <table:table-cell office:value-type="float" office:value="4127.4007767043">
            <text:p>4127,4007767043</text:p>
          </table:table-cell>
          <table:table-cell office:value-type="float" office:value="4196.7524942858">
            <text:p>4196,7524942858</text:p>
          </table:table-cell>
          <table:table-cell office:value-type="float" office:value="4265.1455690535">
            <text:p>4265,1455690535</text:p>
          </table:table-cell>
          <table:table-cell office:value-type="float" office:value="4264.5160359112">
            <text:p>4264,5160359112</text:p>
          </table:table-cell>
          <table:table-cell office:value-type="float" office:value="4265.3719881131">
            <text:p>4265,37198811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174.9424983164">
            <text:p>3174,9424983164</text:p>
          </table:table-cell>
          <table:table-cell office:value-type="float" office:value="3134.6774382198">
            <text:p>3134,6774382198</text:p>
          </table:table-cell>
          <table:table-cell office:value-type="float" office:value="3230.5972858669">
            <text:p>3230,5972858669</text:p>
          </table:table-cell>
          <table:table-cell office:value-type="float" office:value="3440.1480864686">
            <text:p>3440,1480864686</text:p>
          </table:table-cell>
          <table:table-cell office:value-type="float" office:value="3542.4329838851">
            <text:p>3542,4329838851</text:p>
          </table:table-cell>
          <table:table-cell office:value-type="float" office:value="3556.7548263591">
            <text:p>3556,7548263591</text:p>
          </table:table-cell>
          <table:table-cell office:value-type="float" office:value="3862.7171826104">
            <text:p>3862,7171826104</text:p>
          </table:table-cell>
          <table:table-cell office:value-type="float" office:value="3950.7932401032">
            <text:p>3950,7932401032</text:p>
          </table:table-cell>
          <table:table-cell office:value-type="float" office:value="4119.8288148414">
            <text:p>4119,8288148414</text:p>
          </table:table-cell>
          <table:table-cell office:value-type="float" office:value="4187.3705985853">
            <text:p>4187,3705985853</text:p>
          </table:table-cell>
          <table:table-cell office:value-type="float" office:value="4221.0216860958">
            <text:p>4221,0216860958</text:p>
          </table:table-cell>
          <table:table-cell office:value-type="float" office:value="4350.6700116148">
            <text:p>4350,6700116148</text:p>
          </table:table-cell>
          <table:table-cell office:value-type="float" office:value="4563.0326737382">
            <text:p>4563,0326737382</text:p>
          </table:table-cell>
          <table:table-cell office:value-type="float" office:value="4600.6019776584">
            <text:p>4600,6019776584</text:p>
          </table:table-cell>
          <table:table-cell office:value-type="float" office:value="4744.2946633999">
            <text:p>4744,2946633999</text:p>
          </table:table-cell>
          <table:table-cell office:value-type="float" office:value="4967.2433450537">
            <text:p>4967,2433450537</text:p>
          </table:table-cell>
          <table:table-cell office:value-type="float" office:value="5362.3237738344">
            <text:p>5362,3237738344</text:p>
          </table:table-cell>
          <table:table-cell office:value-type="float" office:value="5421.0740415013">
            <text:p>5421,0740415013</text:p>
          </table:table-cell>
          <table:table-cell office:value-type="float" office:value="5380.6019254522">
            <text:p>5380,6019254522</text:p>
          </table:table-cell>
          <table:table-cell office:value-type="float" office:value="5228.3680606058">
            <text:p>5228,3680606058</text:p>
          </table:table-cell>
          <table:table-cell office:value-type="float" office:value="4986.5254498974">
            <text:p>4986,5254498974</text:p>
          </table:table-cell>
          <table:table-cell office:value-type="float" office:value="5111.0347535633">
            <text:p>5111,0347535633</text:p>
          </table:table-cell>
          <table:table-cell office:value-type="float" office:value="5173.8921215581">
            <text:p>5173,8921215581</text:p>
          </table:table-cell>
          <table:table-cell office:value-type="float" office:value="5310.1701032217">
            <text:p>5310,1701032217</text:p>
          </table:table-cell>
          <table:table-cell office:value-type="float" office:value="5544.0241778994">
            <text:p>5544,0241778994</text:p>
          </table:table-cell>
          <table:table-cell office:value-type="float" office:value="5659.2177880383">
            <text:p>5659,2177880383</text:p>
          </table:table-cell>
          <table:table-cell office:value-type="float" office:value="5935.8851295709">
            <text:p>5935,8851295709</text:p>
          </table:table-cell>
          <table:table-cell office:value-type="float" office:value="6375.2687913405">
            <text:p>6375,2687913405</text:p>
          </table:table-cell>
          <table:table-cell office:value-type="float" office:value="6403.8165580592">
            <text:p>6403,8165580592</text:p>
          </table:table-cell>
          <table:table-cell office:value-type="float" office:value="6308.634730553">
            <text:p>6308,634730553</text:p>
          </table:table-cell>
          <table:table-cell office:value-type="float" office:value="6774.4067501058">
            <text:p>6774,4067501058</text:p>
          </table:table-cell>
          <table:table-cell office:value-type="float" office:value="6708.8812674179">
            <text:p>6708,8812674179</text:p>
          </table:table-cell>
          <table:table-cell office:value-type="float" office:value="6931.9004060573">
            <text:p>6931,9004060573</text:p>
          </table:table-cell>
          <table:table-cell office:value-type="float" office:value="7343.093527689">
            <text:p>7343,093527689</text:p>
          </table:table-cell>
          <table:table-cell office:value-type="float" office:value="6889.5940514194">
            <text:p>6889,5940514194</text:p>
          </table:table-cell>
          <table:table-cell office:value-type="float" office:value="7315.1764315255">
            <text:p>7315,1764315255</text:p>
          </table:table-cell>
          <table:table-cell office:value-type="float" office:value="7731.1749847164">
            <text:p>7731,1749847164</text:p>
          </table:table-cell>
          <table:table-cell office:value-type="float" office:value="8186.2414894473">
            <text:p>8186,2414894473</text:p>
          </table:table-cell>
          <table:table-cell office:value-type="float" office:value="8244.4966265909">
            <text:p>8244,4966265909</text:p>
          </table:table-cell>
          <table:table-cell office:value-type="float" office:value="7842.5938624736">
            <text:p>7842,5938624736</text:p>
          </table:table-cell>
          <table:table-cell office:value-type="float" office:value="8237.3421579095">
            <text:p>8237,3421579095</text:p>
          </table:table-cell>
          <table:table-cell office:value-type="float" office:value="7631.4031830935">
            <text:p>7631,4031830935</text:p>
          </table:table-cell>
          <table:table-cell office:value-type="float" office:value="8003.4793936022">
            <text:p>8003,4793936022</text:p>
          </table:table-cell>
          <table:table-cell office:value-type="float" office:value="8331.7578918859">
            <text:p>8331,7578918859</text:p>
          </table:table-cell>
          <table:table-cell office:value-type="float" office:value="9009.5945249067">
            <text:p>9009,5945249067</text:p>
          </table:table-cell>
          <table:table-cell office:value-type="float" office:value="9691.8159457902">
            <text:p>9691,8159457902</text:p>
          </table:table-cell>
          <table:table-cell office:value-type="float" office:value="10251.0454642528">
            <text:p>10251,0454642528</text:p>
          </table:table-cell>
          <table:table-cell office:value-type="float" office:value="10637.7191138148">
            <text:p>10637,7191138148</text:p>
          </table:table-cell>
          <table:table-cell office:value-type="float" office:value="10599.2881843679">
            <text:p>10599,2881843679</text:p>
          </table:table-cell>
          <table:table-cell office:value-type="float" office:value="9973.3405685518">
            <text:p>9973,3405685518</text:p>
          </table:table-cell>
          <table:table-cell office:value-type="float" office:value="10672.0548208629">
            <text:p>10672,0548208629</text:p>
          </table:table-cell>
          <table:table-cell office:value-type="float" office:value="11683.2264189985">
            <text:p>11683,2264189985</text:p>
          </table:table-cell>
          <table:table-cell office:value-type="float" office:value="12052.3300778697">
            <text:p>12052,3300778697</text:p>
          </table:table-cell>
          <table:table-cell office:value-type="float" office:value="12865.6790212764">
            <text:p>12865,6790212764</text:p>
          </table:table-cell>
          <table:table-cell office:value-type="float" office:value="13312.024434461">
            <text:p>13312,024434461</text:p>
          </table:table-cell>
          <table:table-cell office:value-type="float" office:value="13898.2990974066">
            <text:p>13898,2990974066</text:p>
          </table:table-cell>
          <table:table-cell office:value-type="float" office:value="14116.9800575831">
            <text:p>14116,980057583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7" office:value-type="string">
            <text:p>..</text:p>
          </table:table-cell>
          <table:table-cell office:value-type="float" office:value="2789.781870447">
            <text:p>2789,781870447</text:p>
          </table:table-cell>
          <table:table-cell office:value-type="float" office:value="3020.5686450929">
            <text:p>3020,5686450929</text:p>
          </table:table-cell>
          <table:table-cell office:value-type="float" office:value="2817.8567514479">
            <text:p>2817,8567514479</text:p>
          </table:table-cell>
          <table:table-cell office:value-type="float" office:value="3713.3561742193">
            <text:p>3713,3561742193</text:p>
          </table:table-cell>
          <table:table-cell office:value-type="float" office:value="3443.981623358">
            <text:p>3443,981623358</text:p>
          </table:table-cell>
          <table:table-cell office:value-type="float" office:value="2845.4580584417">
            <text:p>2845,4580584417</text:p>
          </table:table-cell>
          <table:table-cell office:value-type="float" office:value="2808.2485280756">
            <text:p>2808,2485280756</text:p>
          </table:table-cell>
          <table:table-cell office:value-type="float" office:value="2263.5563451139">
            <text:p>2263,5563451139</text:p>
          </table:table-cell>
          <table:table-cell office:value-type="float" office:value="2054.2824895235">
            <text:p>2054,2824895235</text:p>
          </table:table-cell>
          <table:table-cell office:value-type="float" office:value="2151.2725638842">
            <text:p>2151,2725638842</text:p>
          </table:table-cell>
          <table:table-cell office:value-type="float" office:value="1876.3677618897">
            <text:p>1876,3677618897</text:p>
          </table:table-cell>
          <table:table-cell office:value-type="float" office:value="1983.0154361721">
            <text:p>1983,0154361721</text:p>
          </table:table-cell>
          <table:table-cell office:value-type="float" office:value="2282.9759223841">
            <text:p>2282,9759223841</text:p>
          </table:table-cell>
          <table:table-cell office:value-type="float" office:value="2381.1757296552">
            <text:p>2381,1757296552</text:p>
          </table:table-cell>
          <table:table-cell office:value-type="float" office:value="2458.5076800031">
            <text:p>2458,5076800031</text:p>
          </table:table-cell>
          <table:table-cell office:value-type="float" office:value="2440.2773455091">
            <text:p>2440,2773455091</text:p>
          </table:table-cell>
          <table:table-cell office:value-type="float" office:value="2495.2883565918">
            <text:p>2495,2883565918</text:p>
          </table:table-cell>
          <table:table-cell office:value-type="float" office:value="2593.515253816">
            <text:p>2593,515253816</text:p>
          </table:table-cell>
          <table:table-cell office:value-type="float" office:value="2900.1225541333">
            <text:p>2900,1225541333</text:p>
          </table:table-cell>
          <table:table-cell office:value-type="float" office:value="3181.0737942716">
            <text:p>3181,0737942716</text:p>
          </table:table-cell>
          <table:table-cell office:value-type="float" office:value="3489.3300616397">
            <text:p>3489,3300616397</text:p>
          </table:table-cell>
          <table:table-cell office:value-type="float" office:value="3949.0482336565">
            <text:p>3949,0482336565</text:p>
          </table:table-cell>
          <table:table-cell office:value-type="float" office:value="4129.5435307691">
            <text:p>4129,5435307691</text:p>
          </table:table-cell>
          <table:table-cell office:value-type="float" office:value="4439.2030002176">
            <text:p>4439,2030002176</text:p>
          </table:table-cell>
          <table:table-cell office:value-type="float" office:value="5006.2962321037">
            <text:p>5006,2962321037</text:p>
          </table:table-cell>
          <table:table-cell office:value-type="float" office:value="5462.9805487397">
            <text:p>5462,9805487397</text:p>
          </table:table-cell>
          <table:table-cell office:value-type="float" office:value="5909.7710429678">
            <text:p>5909,7710429678</text:p>
          </table:table-cell>
          <table:table-cell office:value-type="float" office:value="6399.2706617558">
            <text:p>6399,2706617558</text:p>
          </table:table-cell>
          <table:table-cell office:value-type="float" office:value="6693.9356100652">
            <text:p>6693,9356100652</text:p>
          </table:table-cell>
          <table:table-cell office:value-type="float" office:value="6986.8559463882">
            <text:p>6986,85594638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58" office:value-type="string">
            <text:p>..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2381.6468907127">
            <text:p>2381,6468907127</text:p>
          </table:table-cell>
          <table:table-cell office:value-type="float" office:value="2453.9758003522">
            <text:p>2453,9758003522</text:p>
          </table:table-cell>
          <table:table-cell office:value-type="float" office:value="2506.9067010739">
            <text:p>2506,9067010739</text:p>
          </table:table-cell>
          <table:table-cell office:value-type="float" office:value="2596.5603337846">
            <text:p>2596,5603337846</text:p>
          </table:table-cell>
          <table:table-cell office:value-type="float" office:value="2852.9829772883">
            <text:p>2852,9829772883</text:p>
          </table:table-cell>
          <table:table-cell office:value-type="float" office:value="2698.4620224151">
            <text:p>2698,4620224151</text:p>
          </table:table-cell>
          <table:table-cell office:value-type="float" office:value="2530.4688739267">
            <text:p>2530,4688739267</text:p>
          </table:table-cell>
          <table:table-cell office:value-type="float" office:value="2777.2962258103">
            <text:p>2777,2962258103</text:p>
          </table:table-cell>
          <table:table-cell office:value-type="float" office:value="3197.8146208702">
            <text:p>3197,8146208702</text:p>
          </table:table-cell>
          <table:table-cell office:value-type="float" office:value="3134.67055455">
            <text:p>3134,67055455</text:p>
          </table:table-cell>
          <table:table-cell office:value-type="float" office:value="3079.5301179793">
            <text:p>3079,5301179793</text:p>
          </table:table-cell>
          <table:table-cell office:value-type="float" office:value="3099.5810383002">
            <text:p>3099,5810383002</text:p>
          </table:table-cell>
          <table:table-cell office:value-type="float" office:value="3301.3297939777">
            <text:p>3301,3297939777</text:p>
          </table:table-cell>
          <table:table-cell office:value-type="float" office:value="3148.1489551793">
            <text:p>3148,1489551793</text:p>
          </table:table-cell>
          <table:table-cell office:value-type="float" office:value="3065.7168577468">
            <text:p>3065,7168577468</text:p>
          </table:table-cell>
          <table:table-cell office:value-type="float" office:value="2910.71379687">
            <text:p>2910,71379687</text:p>
          </table:table-cell>
          <table:table-cell office:value-type="float" office:value="2940.7114479264">
            <text:p>2940,7114479264</text:p>
          </table:table-cell>
          <table:table-cell office:value-type="float" office:value="3095.0985868895">
            <text:p>3095,0985868895</text:p>
          </table:table-cell>
          <table:table-cell office:value-type="float" office:value="3310.8351644341">
            <text:p>3310,8351644341</text:p>
          </table:table-cell>
          <table:table-cell office:value-type="float" office:value="3133.4634303266">
            <text:p>3133,4634303266</text:p>
          </table:table-cell>
          <table:table-cell office:value-type="float" office:value="3021.8895281015">
            <text:p>3021,8895281015</text:p>
          </table:table-cell>
          <table:table-cell office:value-type="float" office:value="3247.4279012262">
            <text:p>3247,4279012262</text:p>
          </table:table-cell>
          <table:table-cell office:value-type="float" office:value="3223.6713875707">
            <text:p>3223,6713875707</text:p>
          </table:table-cell>
          <table:table-cell office:value-type="float" office:value="3237.1484798001">
            <text:p>3237,1484798001</text:p>
          </table:table-cell>
          <table:table-cell office:value-type="float" office:value="3282.5238570017">
            <text:p>3282,5238570017</text:p>
          </table:table-cell>
          <table:table-cell office:value-type="float" office:value="3340.7700573399">
            <text:p>3340,7700573399</text:p>
          </table:table-cell>
          <table:table-cell office:value-type="float" office:value="3402.7217711173">
            <text:p>3402,721771117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2" office:value-type="string">
            <text:p>..</text:p>
          </table:table-cell>
          <table:table-cell office:value-type="float" office:value="303.2818872948">
            <text:p>303,2818872948</text:p>
          </table:table-cell>
          <table:table-cell office:value-type="float" office:value="311.0857491804">
            <text:p>311,0857491804</text:p>
          </table:table-cell>
          <table:table-cell office:value-type="float" office:value="300.4076739226">
            <text:p>300,4076739226</text:p>
          </table:table-cell>
          <table:table-cell office:value-type="float" office:value="281.1111931373">
            <text:p>281,1111931373</text:p>
          </table:table-cell>
          <table:table-cell office:value-type="float" office:value="272.7497038482">
            <text:p>272,7497038482</text:p>
          </table:table-cell>
          <table:table-cell office:value-type="float" office:value="273.7839775246">
            <text:p>273,7839775246</text:p>
          </table:table-cell>
          <table:table-cell office:value-type="float" office:value="286.0809427997">
            <text:p>286,0809427997</text:p>
          </table:table-cell>
          <table:table-cell office:value-type="float" office:value="293.7407895065">
            <text:p>293,7407895065</text:p>
          </table:table-cell>
          <table:table-cell office:value-type="float" office:value="302.1261067338">
            <text:p>302,1261067338</text:p>
          </table:table-cell>
          <table:table-cell office:value-type="float" office:value="308.2730271191">
            <text:p>308,2730271191</text:p>
          </table:table-cell>
          <table:table-cell office:value-type="float" office:value="308.3430274047">
            <text:p>308,3430274047</text:p>
          </table:table-cell>
          <table:table-cell office:value-type="float" office:value="323.2289285938">
            <text:p>323,2289285938</text:p>
          </table:table-cell>
          <table:table-cell office:value-type="float" office:value="333.0051405273">
            <text:p>333,0051405273</text:p>
          </table:table-cell>
          <table:table-cell office:value-type="float" office:value="359.7642477418">
            <text:p>359,7642477418</text:p>
          </table:table-cell>
          <table:table-cell office:value-type="float" office:value="380.3386529327">
            <text:p>380,3386529327</text:p>
          </table:table-cell>
          <table:table-cell office:value-type="float" office:value="387.6006187294">
            <text:p>387,6006187294</text:p>
          </table:table-cell>
          <table:table-cell office:value-type="float" office:value="394.2472953425">
            <text:p>394,2472953425</text:p>
          </table:table-cell>
          <table:table-cell office:value-type="float" office:value="412.7984775577">
            <text:p>412,7984775577</text:p>
          </table:table-cell>
          <table:table-cell office:value-type="float" office:value="412.1963803927">
            <text:p>412,1963803927</text:p>
          </table:table-cell>
          <table:table-cell office:value-type="float" office:value="419.33578376">
            <text:p>419,33578376</text:p>
          </table:table-cell>
          <table:table-cell office:value-type="float" office:value="440.6521744746">
            <text:p>440,6521744746</text:p>
          </table:table-cell>
          <table:table-cell office:value-type="float" office:value="453.1977925696">
            <text:p>453,1977925696</text:p>
          </table:table-cell>
          <table:table-cell office:value-type="float" office:value="467.4799653338">
            <text:p>467,4799653338</text:p>
          </table:table-cell>
          <table:table-cell office:value-type="float" office:value="480.0953534153">
            <text:p>480,0953534153</text:p>
          </table:table-cell>
          <table:table-cell office:value-type="float" office:value="513.7527599644">
            <text:p>513,7527599644</text:p>
          </table:table-cell>
          <table:table-cell office:value-type="float" office:value="538.0393685094">
            <text:p>538,0393685094</text:p>
          </table:table-cell>
          <table:table-cell office:value-type="float" office:value="565.067857795">
            <text:p>565,067857795</text:p>
          </table:table-cell>
          <table:table-cell office:value-type="float" office:value="583.0970214526">
            <text:p>583,0970214526</text:p>
          </table:table-cell>
          <table:table-cell office:value-type="float" office:value="595.2061732185">
            <text:p>595,2061732185</text:p>
          </table:table-cell>
          <table:table-cell office:value-type="float" office:value="629.2404465058">
            <text:p>629,2404465058</text:p>
          </table:table-cell>
          <table:table-cell office:value-type="float" office:value="631.5551181196">
            <text:p>631,5551181196</text:p>
          </table:table-cell>
          <table:table-cell office:value-type="float" office:value="632.4861378091">
            <text:p>632,4861378091</text:p>
          </table:table-cell>
          <table:table-cell office:value-type="float" office:value="642.877313665">
            <text:p>642,877313665</text:p>
          </table:table-cell>
          <table:table-cell office:value-type="float" office:value="654.1365052312">
            <text:p>654,1365052312</text:p>
          </table:table-cell>
          <table:table-cell office:value-type="float" office:value="662.4343274601">
            <text:p>662,43432746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7" office:value-type="string">
            <text:p>..</text:p>
          </table:table-cell>
          <table:table-cell office:value-type="float" office:value="4020.5832061597">
            <text:p>4020,5832061597</text:p>
          </table:table-cell>
          <table:table-cell office:value-type="float" office:value="4105.5207483539">
            <text:p>4105,5207483539</text:p>
          </table:table-cell>
          <table:table-cell office:value-type="float" office:value="4243.77461395">
            <text:p>4243,77461395</text:p>
          </table:table-cell>
          <table:table-cell office:value-type="float" office:value="3965.382722604">
            <text:p>3965,382722604</text:p>
          </table:table-cell>
          <table:table-cell office:value-type="float" office:value="3624.2926334875">
            <text:p>3624,2926334875</text:p>
          </table:table-cell>
          <table:table-cell office:value-type="float" office:value="3263.3718571305">
            <text:p>3263,3718571305</text:p>
          </table:table-cell>
          <table:table-cell office:value-type="float" office:value="2797.5684059845">
            <text:p>2797,5684059845</text:p>
          </table:table-cell>
          <table:table-cell office:value-type="float" office:value="2166.6930208063">
            <text:p>2166,6930208063</text:p>
          </table:table-cell>
          <table:table-cell office:value-type="float" office:value="1917.451371533">
            <text:p>1917,451371533</text:p>
          </table:table-cell>
          <table:table-cell office:value-type="float" office:value="1741.0887143969">
            <text:p>1741,0887143969</text:p>
          </table:table-cell>
          <table:table-cell office:value-type="float" office:value="1704.3140236587">
            <text:p>1704,3140236587</text:p>
          </table:table-cell>
          <table:table-cell office:value-type="float" office:value="1686.9417870992">
            <text:p>1686,9417870992</text:p>
          </table:table-cell>
          <table:table-cell office:value-type="float" office:value="1699.5174728277">
            <text:p>1699,5174728277</text:p>
          </table:table-cell>
          <table:table-cell office:value-type="float" office:value="1817.9971010936">
            <text:p>1817,9971010936</text:p>
          </table:table-cell>
          <table:table-cell office:value-type="float" office:value="2005.3151415288">
            <text:p>2005,3151415288</text:p>
          </table:table-cell>
          <table:table-cell office:value-type="float" office:value="2130.6585585667">
            <text:p>2130,6585585667</text:p>
          </table:table-cell>
          <table:table-cell office:value-type="float" office:value="2349.9315077158">
            <text:p>2349,9315077158</text:p>
          </table:table-cell>
          <table:table-cell office:value-type="float" office:value="2654.3335476856">
            <text:p>2654,3335476856</text:p>
          </table:table-cell>
          <table:table-cell office:value-type="float" office:value="2746.049802029">
            <text:p>2746,049802029</text:p>
          </table:table-cell>
          <table:table-cell office:value-type="float" office:value="2966.5000622377">
            <text:p>2966,5000622377</text:p>
          </table:table-cell>
          <table:table-cell office:value-type="float" office:value="3220.0135574842">
            <text:p>3220,0135574842</text:p>
          </table:table-cell>
          <table:table-cell office:value-type="float" office:value="3311.958409541">
            <text:p>3311,958409541</text:p>
          </table:table-cell>
          <table:table-cell office:value-type="float" office:value="2834.3432451346">
            <text:p>2834,3432451346</text:p>
          </table:table-cell>
          <table:table-cell office:value-type="float" office:value="2965.1423654977">
            <text:p>2965,1423654977</text:p>
          </table:table-cell>
          <table:table-cell office:value-type="float" office:value="3138.4650700149">
            <text:p>3138,4650700149</text:p>
          </table:table-cell>
          <table:table-cell office:value-type="float" office:value="3153.739244692">
            <text:p>3153,739244692</text:p>
          </table:table-cell>
          <table:table-cell office:value-type="float" office:value="3160.0837358016">
            <text:p>3160,0837358016</text:p>
          </table:table-cell>
          <table:table-cell office:value-type="float" office:value="3123.9155722625">
            <text:p>3123,9155722625</text:p>
          </table:table-cell>
          <table:table-cell office:value-type="float" office:value="2828.8853902998">
            <text:p>2828,8853902998</text:p>
          </table:table-cell>
          <table:table-cell office:value-type="float" office:value="2905.8574403437">
            <text:p>2905,857440343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5" office:value-type="string">
            <text:p>..</text:p>
          </table:table-cell>
          <table:table-cell office:value-type="float" office:value="102479.189034393">
            <text:p>102479,189034393</text:p>
          </table:table-cell>
          <table:table-cell office:value-type="float" office:value="102319.727514163">
            <text:p>102319,727514163</text:p>
          </table:table-cell>
          <table:table-cell office:value-type="float" office:value="107452.18038336">
            <text:p>107452,18038336</text:p>
          </table:table-cell>
          <table:table-cell office:value-type="float" office:value="92822.3616039069">
            <text:p>92822,3616039069</text:p>
          </table:table-cell>
          <table:table-cell office:value-type="float" office:value="100480.436764231">
            <text:p>100480,436764231</text:p>
          </table:table-cell>
          <table:table-cell office:value-type="float" office:value="113682.038244614">
            <text:p>113682,038244614</text:p>
          </table:table-cell>
          <table:table-cell office:value-type="float" office:value="110644.551564704">
            <text:p>110644,551564704</text:p>
          </table:table-cell>
          <table:table-cell office:value-type="float" office:value="97254.0615227025">
            <text:p>97254,0615227025</text:p>
          </table:table-cell>
          <table:table-cell office:value-type="float" office:value="87942.902687767">
            <text:p>87942,902687767</text:p>
          </table:table-cell>
          <table:table-cell office:value-type="float" office:value="86936.8490892883">
            <text:p>86936,8490892883</text:p>
          </table:table-cell>
          <table:table-cell office:value-type="float" office:value="79439.2866285564">
            <text:p>79439,2866285564</text:p>
          </table:table-cell>
          <table:table-cell office:value-type="float" office:value="63832.1312517683">
            <text:p>63832,1312517683</text:p>
          </table:table-cell>
          <table:table-cell office:value-type="float" office:value="62248.9287498876">
            <text:p>62248,9287498876</text:p>
          </table:table-cell>
          <table:table-cell office:value-type="float" office:value="57136.0525999693">
            <text:p>57136,0525999693</text:p>
          </table:table-cell>
          <table:table-cell office:value-type="float" office:value="60523.2281305092">
            <text:p>60523,2281305092</text:p>
          </table:table-cell>
          <table:table-cell office:value-type="float" office:value="67606.9169233671">
            <text:p>67606,9169233671</text:p>
          </table:table-cell>
          <table:table-cell office:value-type="float" office:value="64386.0911209448">
            <text:p>64386,0911209448</text:p>
          </table:table-cell>
          <table:table-cell office:value-type="float" office:value="62821.1576886423">
            <text:p>62821,1576886423</text:p>
          </table:table-cell>
          <table:table-cell office:value-type="float" office:value="60133.1929557377">
            <text:p>60133,1929557377</text:p>
          </table:table-cell>
          <table:table-cell office:value-type="float" office:value="60932.2776417447">
            <text:p>60932,2776417447</text:p>
          </table:table-cell>
          <table:table-cell office:value-type="float" office:value="61818.2337791355">
            <text:p>61818,2337791355</text:p>
          </table:table-cell>
          <table:table-cell office:value-type="float" office:value="62294.1289696621">
            <text:p>62294,1289696621</text:p>
          </table:table-cell>
          <table:table-cell office:value-type="float" office:value="64176.4841609177">
            <text:p>64176,4841609177</text:p>
          </table:table-cell>
          <table:table-cell office:value-type="float" office:value="61231.2297229213">
            <text:p>61231,2297229213</text:p>
          </table:table-cell>
          <table:table-cell office:value-type="float" office:value="59845.0370389604">
            <text:p>59845,0370389604</text:p>
          </table:table-cell>
          <table:table-cell office:value-type="float" office:value="62833.2510712003">
            <text:p>62833,2510712003</text:p>
          </table:table-cell>
          <table:table-cell office:value-type="float" office:value="60434.6739832762">
            <text:p>60434,6739832762</text:p>
          </table:table-cell>
          <table:table-cell office:value-type="float" office:value="58707.0071667036">
            <text:p>58707,0071667036</text:p>
          </table:table-cell>
          <table:table-cell office:value-type="float" office:value="59867.2899395864">
            <text:p>59867,2899395864</text:p>
          </table:table-cell>
          <table:table-cell office:value-type="float" office:value="60042.5973540766">
            <text:p>60042,5973540766</text:p>
          </table:table-cell>
          <table:table-cell office:value-type="float" office:value="56199.0292674233">
            <text:p>56199,0292674233</text:p>
          </table:table-cell>
          <table:table-cell office:value-type="float" office:value="53926.5970978142">
            <text:p>53926,5970978142</text:p>
          </table:table-cell>
          <table:table-cell office:value-type="float" office:value="48260.0109053853">
            <text:p>48260,0109053853</text:p>
          </table:table-cell>
          <table:table-cell office:value-type="float" office:value="43658.9447787703">
            <text:p>43658,9447787703</text:p>
          </table:table-cell>
          <table:table-cell office:value-type="float" office:value="37203.397993339">
            <text:p>37203,397993339</text:p>
          </table:table-cell>
          <table:table-cell office:value-type="float" office:value="35049.1483168035">
            <text:p>35049,1483168035</text:p>
          </table:table-cell>
          <table:table-cell office:value-type="float" office:value="35550.8312723962">
            <text:p>35550,8312723962</text:p>
          </table:table-cell>
          <table:table-cell office:value-type="float" office:value="36408.4975478578">
            <text:p>36408,4975478578</text:p>
          </table:table-cell>
          <table:table-cell office:value-type="float" office:value="38064.004422593">
            <text:p>38064,004422593</text:p>
          </table:table-cell>
          <table:table-cell office:value-type="float" office:value="39034.3762747338">
            <text:p>39034,3762747338</text:p>
          </table:table-cell>
          <table:table-cell office:value-type="float" office:value="40159.5578756588">
            <text:p>40159,5578756588</text:p>
          </table:table-cell>
          <table:table-cell office:value-type="float" office:value="40864.2498465749">
            <text:p>40864,24984657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3827.4496385702">
            <text:p>13827,4496385702</text:p>
          </table:table-cell>
          <table:table-cell office:value-type="float" office:value="14075.859420582">
            <text:p>14075,859420582</text:p>
          </table:table-cell>
          <table:table-cell office:value-type="float" office:value="14142.2552886594">
            <text:p>14142,2552886594</text:p>
          </table:table-cell>
          <table:table-cell office:value-type="float" office:value="14592.1446600407">
            <text:p>14592,1446600407</text:p>
          </table:table-cell>
          <table:table-cell office:value-type="float" office:value="15227.9942651415">
            <text:p>15227,9942651415</text:p>
          </table:table-cell>
          <table:table-cell office:value-type="float" office:value="15552.4581437103">
            <text:p>15552,4581437103</text:p>
          </table:table-cell>
          <table:table-cell office:value-type="float" office:value="15783.9188434693">
            <text:p>15783,9188434693</text:p>
          </table:table-cell>
          <table:table-cell office:value-type="float" office:value="16061.9457508235">
            <text:p>16061,9457508235</text:p>
          </table:table-cell>
          <table:table-cell office:value-type="float" office:value="16620.8698534702">
            <text:p>16620,8698534702</text:p>
          </table:table-cell>
          <table:table-cell office:value-type="float" office:value="16891.6220330513">
            <text:p>16891,6220330513</text:p>
          </table:table-cell>
          <table:table-cell office:value-type="float" office:value="17934.1914233533">
            <text:p>17934,1914233533</text:p>
          </table:table-cell>
          <table:table-cell office:value-type="float" office:value="18481.7312079758">
            <text:p>18481,7312079758</text:p>
          </table:table-cell>
          <table:table-cell office:value-type="float" office:value="19211.5565102857">
            <text:p>19211,5565102857</text:p>
          </table:table-cell>
          <table:table-cell office:value-type="float" office:value="20422.4890665009">
            <text:p>20422,4890665009</text:p>
          </table:table-cell>
          <table:table-cell office:value-type="float" office:value="19906.8423382163">
            <text:p>19906,8423382163</text:p>
          </table:table-cell>
          <table:table-cell office:value-type="float" office:value="19613.8638199645">
            <text:p>19613,8638199645</text:p>
          </table:table-cell>
          <table:table-cell office:value-type="float" office:value="20189.6056528455">
            <text:p>20189,6056528455</text:p>
          </table:table-cell>
          <table:table-cell office:value-type="float" office:value="20689.6570174983">
            <text:p>20689,6570174983</text:p>
          </table:table-cell>
          <table:table-cell office:value-type="float" office:value="21557.8497405212">
            <text:p>21557,8497405212</text:p>
          </table:table-cell>
          <table:table-cell office:value-type="float" office:value="22344.3683774667">
            <text:p>22344,3683774667</text:p>
          </table:table-cell>
          <table:table-cell office:value-type="float" office:value="21865.1280768346">
            <text:p>21865,1280768346</text:p>
          </table:table-cell>
          <table:table-cell office:value-type="float" office:value="21688.996340987">
            <text:p>21688,996340987</text:p>
          </table:table-cell>
          <table:table-cell office:value-type="float" office:value="22132.9982467986">
            <text:p>22132,9982467986</text:p>
          </table:table-cell>
          <table:table-cell office:value-type="float" office:value="23059.570217066">
            <text:p>23059,570217066</text:p>
          </table:table-cell>
          <table:table-cell office:value-type="float" office:value="23547.1646756091">
            <text:p>23547,1646756091</text:p>
          </table:table-cell>
          <table:table-cell office:value-type="float" office:value="24479.4254258214">
            <text:p>24479,4254258214</text:p>
          </table:table-cell>
          <table:table-cell office:value-type="float" office:value="25185.8304019841">
            <text:p>25185,8304019841</text:p>
          </table:table-cell>
          <table:table-cell office:value-type="float" office:value="26465.9950111805">
            <text:p>26465,9950111805</text:p>
          </table:table-cell>
          <table:table-cell office:value-type="float" office:value="27925.0812363712">
            <text:p>27925,0812363712</text:p>
          </table:table-cell>
          <table:table-cell office:value-type="float" office:value="28568.1265388053">
            <text:p>28568,1265388053</text:p>
          </table:table-cell>
          <table:table-cell office:value-type="float" office:value="28691.2928745059">
            <text:p>28691,2928745059</text:p>
          </table:table-cell>
          <table:table-cell office:value-type="float" office:value="28291.9219603782">
            <text:p>28291,9219603782</text:p>
          </table:table-cell>
          <table:table-cell office:value-type="float" office:value="28321.0345262059">
            <text:p>28321,0345262059</text:p>
          </table:table-cell>
          <table:table-cell office:value-type="float" office:value="28967.1550453556">
            <text:p>28967,1550453556</text:p>
          </table:table-cell>
          <table:table-cell office:value-type="float" office:value="30014.5813988982">
            <text:p>30014,5813988982</text:p>
          </table:table-cell>
          <table:table-cell office:value-type="float" office:value="30674.6055465252">
            <text:p>30674,6055465252</text:p>
          </table:table-cell>
          <table:table-cell office:value-type="float" office:value="31373.3411897037">
            <text:p>31373,3411897037</text:p>
          </table:table-cell>
          <table:table-cell office:value-type="float" office:value="32556.3166954329">
            <text:p>32556,3166954329</text:p>
          </table:table-cell>
          <table:table-cell office:value-type="float" office:value="33480.1660134045">
            <text:p>33480,1660134045</text:p>
          </table:table-cell>
          <table:table-cell office:value-type="float" office:value="34442.1070945849">
            <text:p>34442,1070945849</text:p>
          </table:table-cell>
          <table:table-cell office:value-type="float" office:value="35576.7668473642">
            <text:p>35576,7668473642</text:p>
          </table:table-cell>
          <table:table-cell office:value-type="float" office:value="36341.7097504855">
            <text:p>36341,7097504855</text:p>
          </table:table-cell>
          <table:table-cell office:value-type="float" office:value="37077.6483548939">
            <text:p>37077,6483548939</text:p>
          </table:table-cell>
          <table:table-cell office:value-type="float" office:value="38132.8410859077">
            <text:p>38132,8410859077</text:p>
          </table:table-cell>
          <table:table-cell office:value-type="float" office:value="38813.0216936727">
            <text:p>38813,0216936727</text:p>
          </table:table-cell>
          <table:table-cell office:value-type="float" office:value="39740.9029213191">
            <text:p>39740,9029213191</text:p>
          </table:table-cell>
          <table:table-cell office:value-type="float" office:value="40418.747304743">
            <text:p>40418,747304743</text:p>
          </table:table-cell>
          <table:table-cell office:value-type="float" office:value="41050.4059264847">
            <text:p>41050,4059264847</text:p>
          </table:table-cell>
          <table:table-cell office:value-type="float" office:value="40536.1348574428">
            <text:p>40536,1348574428</text:p>
          </table:table-cell>
          <table:table-cell office:value-type="float" office:value="38545.9158164225">
            <text:p>38545,9158164225</text:p>
          </table:table-cell>
          <table:table-cell office:value-type="float" office:value="38893.0184937365">
            <text:p>38893,0184937365</text:p>
          </table:table-cell>
          <table:table-cell office:value-type="float" office:value="39150.7560185113">
            <text:p>39150,7560185113</text:p>
          </table:table-cell>
          <table:table-cell office:value-type="float" office:value="39455.4121361028">
            <text:p>39455,4121361028</text:p>
          </table:table-cell>
          <table:table-cell office:value-type="float" office:value="39996.5019019858">
            <text:p>39996,5019019858</text:p>
          </table:table-cell>
          <table:table-cell office:value-type="float" office:value="40908.7458550667">
            <text:p>40908,7458550667</text:p>
          </table:table-cell>
          <table:table-cell office:value-type="float" office:value="41536.9191150355">
            <text:p>41536,9191150355</text:p>
          </table:table-cell>
          <table:table-cell office:value-type="float" office:value="42039.7363643926">
            <text:p>42039,736364392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7036.8851695882">
            <text:p>17036,8851695882</text:p>
          </table:table-cell>
          <table:table-cell office:value-type="float" office:value="17142.1937673897">
            <text:p>17142,1937673897</text:p>
          </table:table-cell>
          <table:table-cell office:value-type="float" office:value="17910.2787901684">
            <text:p>17910,2787901684</text:p>
          </table:table-cell>
          <table:table-cell office:value-type="float" office:value="18431.1584040472">
            <text:p>18431,1584040472</text:p>
          </table:table-cell>
          <table:table-cell office:value-type="float" office:value="19231.1718590604">
            <text:p>19231,1718590604</text:p>
          </table:table-cell>
          <table:table-cell office:value-type="float" office:value="20207.7495376936">
            <text:p>20207,7495376936</text:p>
          </table:table-cell>
          <table:table-cell office:value-type="float" office:value="21274.1354890107">
            <text:p>21274,1354890107</text:p>
          </table:table-cell>
          <table:table-cell office:value-type="float" office:value="21569.8356088859">
            <text:p>21569,8356088859</text:p>
          </table:table-cell>
          <table:table-cell office:value-type="float" office:value="22380.6067673191">
            <text:p>22380,6067673191</text:p>
          </table:table-cell>
          <table:table-cell office:value-type="float" office:value="22850.010833783">
            <text:p>22850,010833783</text:p>
          </table:table-cell>
          <table:table-cell office:value-type="float" office:value="23309.6209459064">
            <text:p>23309,6209459064</text:p>
          </table:table-cell>
          <table:table-cell office:value-type="float" office:value="23775.2769229658">
            <text:p>23775,2769229658</text:p>
          </table:table-cell>
          <table:table-cell office:value-type="float" office:value="24760.1453772345">
            <text:p>24760,1453772345</text:p>
          </table:table-cell>
          <table:table-cell office:value-type="float" office:value="25908.9128017215">
            <text:p>25908,9128017215</text:p>
          </table:table-cell>
          <table:table-cell office:value-type="float" office:value="25540.5010030208">
            <text:p>25540,5010030208</text:p>
          </table:table-cell>
          <table:table-cell office:value-type="float" office:value="25239.919905729">
            <text:p>25239,919905729</text:p>
          </table:table-cell>
          <table:table-cell office:value-type="float" office:value="26347.809281996">
            <text:p>26347,809281996</text:p>
          </table:table-cell>
          <table:table-cell office:value-type="float" office:value="27286.2515144911">
            <text:p>27286,2515144911</text:p>
          </table:table-cell>
          <table:table-cell office:value-type="float" office:value="28500.2404573534">
            <text:p>28500,2404573534</text:p>
          </table:table-cell>
          <table:table-cell office:value-type="float" office:value="29082.5937779654">
            <text:p>29082,5937779654</text:p>
          </table:table-cell>
          <table:table-cell office:value-type="float" office:value="28734.3992597646">
            <text:p>28734,3992597646</text:p>
          </table:table-cell>
          <table:table-cell office:value-type="float" office:value="29191.9994879416">
            <text:p>29191,9994879416</text:p>
          </table:table-cell>
          <table:table-cell office:value-type="float" office:value="28362.4946163409">
            <text:p>28362,4946163409</text:p>
          </table:table-cell>
          <table:table-cell office:value-type="float" office:value="29406.2574686046">
            <text:p>29406,2574686046</text:p>
          </table:table-cell>
          <table:table-cell office:value-type="float" office:value="31268.9756446518">
            <text:p>31268,9756446518</text:p>
          </table:table-cell>
          <table:table-cell office:value-type="float" office:value="32306.8330567744">
            <text:p>32306,8330567744</text:p>
          </table:table-cell>
          <table:table-cell office:value-type="float" office:value="33133.6954441913">
            <text:p>33133,6954441913</text:p>
          </table:table-cell>
          <table:table-cell office:value-type="float" office:value="33975.6547953064">
            <text:p>33975,6547953064</text:p>
          </table:table-cell>
          <table:table-cell office:value-type="float" office:value="35083.9690428182">
            <text:p>35083,9690428182</text:p>
          </table:table-cell>
          <table:table-cell office:value-type="float" office:value="36033.3302026992">
            <text:p>36033,3302026992</text:p>
          </table:table-cell>
          <table:table-cell office:value-type="float" office:value="36312.4141825874">
            <text:p>36312,4141825874</text:p>
          </table:table-cell>
          <table:table-cell office:value-type="float" office:value="35803.8684213439">
            <text:p>35803,8684213439</text:p>
          </table:table-cell>
          <table:table-cell office:value-type="float" office:value="36566.1737698527">
            <text:p>36566,1737698527</text:p>
          </table:table-cell>
          <table:table-cell office:value-type="float" office:value="37078.04968394">
            <text:p>37078,04968394</text:p>
          </table:table-cell>
          <table:table-cell office:value-type="float" office:value="38104.9724675631">
            <text:p>38104,9724675631</text:p>
          </table:table-cell>
          <table:table-cell office:value-type="float" office:value="38677.7150883663">
            <text:p>38677,7150883663</text:p>
          </table:table-cell>
          <table:table-cell office:value-type="float" office:value="39681.5198579033">
            <text:p>39681,5198579033</text:p>
          </table:table-cell>
          <table:table-cell office:value-type="float" office:value="40965.8466450522">
            <text:p>40965,8466450522</text:p>
          </table:table-cell>
          <table:table-cell office:value-type="float" office:value="42292.8912011426">
            <text:p>42292,8912011426</text:p>
          </table:table-cell>
          <table:table-cell office:value-type="float" office:value="43768.8849928326">
            <text:p>43768,8849928326</text:p>
          </table:table-cell>
          <table:table-cell office:value-type="float" office:value="45055.817918284">
            <text:p>45055,817918284</text:p>
          </table:table-cell>
          <table:table-cell office:value-type="float" office:value="45047.4871976844">
            <text:p>45047,4871976844</text:p>
          </table:table-cell>
          <table:table-cell office:value-type="float" office:value="45428.6456781274">
            <text:p>45428,6456781274</text:p>
          </table:table-cell>
          <table:table-cell office:value-type="float" office:value="46304.0360895612">
            <text:p>46304,0360895612</text:p>
          </table:table-cell>
          <table:table-cell office:value-type="float" office:value="47614.2798621765">
            <text:p>47614,2798621765</text:p>
          </table:table-cell>
          <table:table-cell office:value-type="float" office:value="48755.6160606735">
            <text:p>48755,6160606735</text:p>
          </table:table-cell>
          <table:table-cell office:value-type="float" office:value="49575.401013591">
            <text:p>49575,401013591</text:p>
          </table:table-cell>
          <table:table-cell office:value-type="float" office:value="49979.5338429195">
            <text:p>49979,5338429195</text:p>
          </table:table-cell>
          <table:table-cell office:value-type="float" office:value="49364.6445500336">
            <text:p>49364,6445500336</text:p>
          </table:table-cell>
          <table:table-cell office:value-type="float" office:value="47575.608562749">
            <text:p>47575,608562749</text:p>
          </table:table-cell>
          <table:table-cell office:value-type="float" office:value="48373.8788155779">
            <text:p>48373,8788155779</text:p>
          </table:table-cell>
          <table:table-cell office:value-type="float" office:value="48783.4685866408">
            <text:p>48783,4685866408</text:p>
          </table:table-cell>
          <table:table-cell office:value-type="float" office:value="49497.5858531423">
            <text:p>49497,5858531423</text:p>
          </table:table-cell>
          <table:table-cell office:value-type="float" office:value="49976.6287666224">
            <text:p>49976,6287666224</text:p>
          </table:table-cell>
          <table:table-cell office:value-type="float" office:value="50881.1068630546">
            <text:p>50881,1068630546</text:p>
          </table:table-cell>
          <table:table-cell office:value-type="float" office:value="51956.5834682621">
            <text:p>51956,5834682621</text:p>
          </table:table-cell>
          <table:table-cell office:value-type="float" office:value="52364.2440246182">
            <text:p>52364,244024618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378.4345234849">
            <text:p>1378,4345234849</text:p>
          </table:table-cell>
          <table:table-cell office:value-type="float" office:value="1398.0765650212">
            <text:p>1398,0765650212</text:p>
          </table:table-cell>
          <table:table-cell office:value-type="float" office:value="1431.3679494699">
            <text:p>1431,3679494699</text:p>
          </table:table-cell>
          <table:table-cell office:value-type="float" office:value="1463.7302561476">
            <text:p>1463,7302561476</text:p>
          </table:table-cell>
          <table:table-cell office:value-type="float" office:value="1550.4447463153">
            <text:p>1550,4447463153</text:p>
          </table:table-cell>
          <table:table-cell office:value-type="float" office:value="1621.5551973046">
            <text:p>1621,5551973046</text:p>
          </table:table-cell>
          <table:table-cell office:value-type="float" office:value="1669.2032573002">
            <text:p>1669,2032573002</text:p>
          </table:table-cell>
          <table:table-cell office:value-type="float" office:value="1701.119954531">
            <text:p>1701,119954531</text:p>
          </table:table-cell>
          <table:table-cell office:value-type="float" office:value="1782.5949325006">
            <text:p>1782,5949325006</text:p>
          </table:table-cell>
          <table:table-cell office:value-type="float" office:value="1873.4461727105">
            <text:p>1873,4461727105</text:p>
          </table:table-cell>
          <table:table-cell office:value-type="float" office:value="1975.8590470994">
            <text:p>1975,8590470994</text:p>
          </table:table-cell>
          <table:table-cell office:value-type="float" office:value="2058.9733860017">
            <text:p>2058,9733860017</text:p>
          </table:table-cell>
          <table:table-cell office:value-type="float" office:value="2169.6815922565">
            <text:p>2169,6815922565</text:p>
          </table:table-cell>
          <table:table-cell office:value-type="float" office:value="2296.9114883292">
            <text:p>2296,9114883292</text:p>
          </table:table-cell>
          <table:table-cell office:value-type="float" office:value="2391.1842037243">
            <text:p>2391,1842037243</text:p>
          </table:table-cell>
          <table:table-cell office:value-type="float" office:value="2450.0663056726">
            <text:p>2450,0663056726</text:p>
          </table:table-cell>
          <table:table-cell office:value-type="float" office:value="2578.6463274681">
            <text:p>2578,6463274681</text:p>
          </table:table-cell>
          <table:table-cell office:value-type="float" office:value="2633.5672942858">
            <text:p>2633,5672942858</text:p>
          </table:table-cell>
          <table:table-cell office:value-type="float" office:value="2665.0122713085">
            <text:p>2665,0122713085</text:p>
          </table:table-cell>
          <table:table-cell office:value-type="float" office:value="2746.1585960222">
            <text:p>2746,1585960222</text:p>
          </table:table-cell>
          <table:table-cell office:value-type="float" office:value="2814.1517970196">
            <text:p>2814,1517970196</text:p>
          </table:table-cell>
          <table:table-cell office:value-type="float" office:value="2804.7663858941">
            <text:p>2804,7663858941</text:p>
          </table:table-cell>
          <table:table-cell office:value-type="float" office:value="2824.3390368744">
            <text:p>2824,3390368744</text:p>
          </table:table-cell>
          <table:table-cell office:value-type="float" office:value="2794.9288177673">
            <text:p>2794,9288177673</text:p>
          </table:table-cell>
          <table:table-cell office:value-type="float" office:value="2887.0100220711">
            <text:p>2887,0100220711</text:p>
          </table:table-cell>
          <table:table-cell office:value-type="float" office:value="2970.5273916191">
            <text:p>2970,5273916191</text:p>
          </table:table-cell>
          <table:table-cell office:value-type="float" office:value="3046.0792181423">
            <text:p>3046,0792181423</text:p>
          </table:table-cell>
          <table:table-cell office:value-type="float" office:value="3141.5668790685">
            <text:p>3141,5668790685</text:p>
          </table:table-cell>
          <table:table-cell office:value-type="float" office:value="3177.2359477343">
            <text:p>3177,2359477343</text:p>
          </table:table-cell>
          <table:table-cell office:value-type="float" office:value="3191.3087452099">
            <text:p>3191,3087452099</text:p>
          </table:table-cell>
          <table:table-cell office:value-type="float" office:value="3197.7927382065">
            <text:p>3197,7927382065</text:p>
          </table:table-cell>
          <table:table-cell office:value-type="float" office:value="3191.6747382778">
            <text:p>3191,6747382778</text:p>
          </table:table-cell>
          <table:table-cell office:value-type="float" office:value="3165.3071474932">
            <text:p>3165,3071474932</text:p>
          </table:table-cell>
          <table:table-cell office:value-type="float" office:value="3222.8044829581">
            <text:p>3222,8044829581</text:p>
          </table:table-cell>
          <table:table-cell office:value-type="float" office:value="3256.9379959692">
            <text:p>3256,9379959692</text:p>
          </table:table-cell>
          <table:table-cell office:value-type="float" office:value="3325.3238565911">
            <text:p>3325,3238565911</text:p>
          </table:table-cell>
          <table:table-cell office:value-type="float" office:value="3435.2298075857">
            <text:p>3435,2298075857</text:p>
          </table:table-cell>
          <table:table-cell office:value-type="float" office:value="3573.1552736989">
            <text:p>3573,1552736989</text:p>
          </table:table-cell>
          <table:table-cell office:value-type="float" office:value="3616.3650533475">
            <text:p>3616,3650533475</text:p>
          </table:table-cell>
          <table:table-cell office:value-type="float" office:value="3681.7554196804">
            <text:p>3681,7554196804</text:p>
          </table:table-cell>
          <table:table-cell office:value-type="float" office:value="3867.2580609575">
            <text:p>3867,2580609575</text:p>
          </table:table-cell>
          <table:table-cell office:value-type="float" office:value="3955.9997123146">
            <text:p>3955,9997123146</text:p>
          </table:table-cell>
          <table:table-cell office:value-type="float" office:value="4092.8574963311">
            <text:p>4092,8574963311</text:p>
          </table:table-cell>
          <table:table-cell office:value-type="float" office:value="4274.0918211557">
            <text:p>4274,0918211557</text:p>
          </table:table-cell>
          <table:table-cell office:value-type="float" office:value="4580.8644614582">
            <text:p>4580,8644614582</text:p>
          </table:table-cell>
          <table:table-cell office:value-type="float" office:value="4872.9544157141">
            <text:p>4872,9544157141</text:p>
          </table:table-cell>
          <table:table-cell office:value-type="float" office:value="5236.0390233988">
            <text:p>5236,0390233988</text:p>
          </table:table-cell>
          <table:table-cell office:value-type="float" office:value="5667.8433650795">
            <text:p>5667,8433650795</text:p>
          </table:table-cell>
          <table:table-cell office:value-type="float" office:value="5956.2203698521">
            <text:p>5956,2203698521</text:p>
          </table:table-cell>
          <table:table-cell office:value-type="float" office:value="6001.3352778049">
            <text:p>6001,3352778049</text:p>
          </table:table-cell>
          <table:table-cell office:value-type="float" office:value="6406.2269138655">
            <text:p>6406,2269138655</text:p>
          </table:table-cell>
          <table:table-cell office:value-type="float" office:value="6761.8731697861">
            <text:p>6761,8731697861</text:p>
          </table:table-cell>
          <table:table-cell office:value-type="float" office:value="7038.6661161817">
            <text:p>7038,6661161817</text:p>
          </table:table-cell>
          <table:table-cell office:value-type="float" office:value="7335.8460282931">
            <text:p>7335,8460282931</text:p>
          </table:table-cell>
          <table:table-cell office:value-type="float" office:value="7575.9006675762">
            <text:p>7575,9006675762</text:p>
          </table:table-cell>
          <table:table-cell office:value-type="float" office:value="7769.9382453549">
            <text:p>7769,9382453549</text:p>
          </table:table-cell>
          <table:table-cell office:value-type="float" office:value="7998.4577664652">
            <text:p>7998,457766465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5474.6215284448">
            <text:p>5474,6215284448</text:p>
          </table:table-cell>
          <table:table-cell office:value-type="float" office:value="5539.0189534783">
            <text:p>5539,0189534783</text:p>
          </table:table-cell>
          <table:table-cell office:value-type="float" office:value="5384.392964283">
            <text:p>5384,392964283</text:p>
          </table:table-cell>
          <table:table-cell office:value-type="float" office:value="5329.6251424741">
            <text:p>5329,6251424741</text:p>
          </table:table-cell>
          <table:table-cell office:value-type="float" office:value="5397.7101310184">
            <text:p>5397,7101310184</text:p>
          </table:table-cell>
          <table:table-cell office:value-type="float" office:value="5395.1508880844">
            <text:p>5395,1508880844</text:p>
          </table:table-cell>
          <table:table-cell office:value-type="float" office:value="5502.5233747565">
            <text:p>5502,5233747565</text:p>
          </table:table-cell>
          <table:table-cell office:value-type="float" office:value="5248.8414252049">
            <text:p>5248,8414252049</text:p>
          </table:table-cell>
          <table:table-cell office:value-type="float" office:value="5300.4182441299">
            <text:p>5300,4182441299</text:p>
          </table:table-cell>
          <table:table-cell office:value-type="float" office:value="5570.5763969436">
            <text:p>5570,5763969436</text:p>
          </table:table-cell>
          <table:table-cell office:value-type="float" office:value="5670.610716335">
            <text:p>5670,610716335</text:p>
          </table:table-cell>
          <table:table-cell office:value-type="float" office:value="5639.3436581832">
            <text:p>5639,3436581832</text:p>
          </table:table-cell>
          <table:table-cell office:value-type="float" office:value="5558.6781305978">
            <text:p>5558,6781305978</text:p>
          </table:table-cell>
          <table:table-cell office:value-type="float" office:value="5572.7075583216">
            <text:p>5572,7075583216</text:p>
          </table:table-cell>
          <table:table-cell office:value-type="float" office:value="5730.0201632836">
            <text:p>5730,0201632836</text:p>
          </table:table-cell>
          <table:table-cell office:value-type="float" office:value="6066.2649826528">
            <text:p>6066,2649826528</text:p>
          </table:table-cell>
          <table:table-cell office:value-type="float" office:value="6280.0222635479">
            <text:p>6280,0222635479</text:p>
          </table:table-cell>
          <table:table-cell office:value-type="float" office:value="6336.4676229953">
            <text:p>6336,4676229953</text:p>
          </table:table-cell>
          <table:table-cell office:value-type="float" office:value="6633.1998108845">
            <text:p>6633,1998108845</text:p>
          </table:table-cell>
          <table:table-cell office:value-type="float" office:value="6995.6121789294">
            <text:p>6995,6121789294</text:p>
          </table:table-cell>
          <table:table-cell office:value-type="float" office:value="7354.2275417912">
            <text:p>7354,2275417912</text:p>
          </table:table-cell>
          <table:table-cell office:value-type="float" office:value="7419.9144018284">
            <text:p>7419,9144018284</text:p>
          </table:table-cell>
          <table:table-cell office:value-type="float" office:value="6652.2675773558">
            <text:p>6652,2675773558</text:p>
          </table:table-cell>
          <table:table-cell office:value-type="float" office:value="5930.2840313372">
            <text:p>5930,2840313372</text:p>
          </table:table-cell>
          <table:table-cell office:value-type="float" office:value="5824.9464688902">
            <text:p>5824,9464688902</text:p>
          </table:table-cell>
          <table:table-cell office:value-type="float" office:value="5872.5709553181">
            <text:p>5872,5709553181</text:p>
          </table:table-cell>
          <table:table-cell office:value-type="float" office:value="6349.6039706169">
            <text:p>6349,6039706169</text:p>
          </table:table-cell>
          <table:table-cell office:value-type="float" office:value="6814.5813387291">
            <text:p>6814,5813387291</text:p>
          </table:table-cell>
          <table:table-cell office:value-type="float" office:value="6872.3892595771">
            <text:p>6872,3892595771</text:p>
          </table:table-cell>
          <table:table-cell office:value-type="float" office:value="6903.5250046641">
            <text:p>6903,5250046641</text:p>
          </table:table-cell>
          <table:table-cell office:value-type="float" office:value="6877.2871745716">
            <text:p>6877,2871745716</text:p>
          </table:table-cell>
          <table:table-cell office:value-type="float" office:value="7070.5058981839">
            <text:p>7070,5058981839</text:p>
          </table:table-cell>
          <table:table-cell office:value-type="float" office:value="7576.1460892829">
            <text:p>7576,1460892829</text:p>
          </table:table-cell>
          <table:table-cell office:value-type="float" office:value="7720.4666027512">
            <text:p>7720,4666027512</text:p>
          </table:table-cell>
          <table:table-cell office:value-type="float" office:value="8221.9494453662">
            <text:p>8221,9494453662</text:p>
          </table:table-cell>
          <table:table-cell office:value-type="float" office:value="8044.6417504367">
            <text:p>8044,6417504367</text:p>
          </table:table-cell>
          <table:table-cell office:value-type="float" office:value="8432.6211424503">
            <text:p>8432,6211424503</text:p>
          </table:table-cell>
          <table:table-cell office:value-type="float" office:value="9089.1229066613">
            <text:p>9089,1229066613</text:p>
          </table:table-cell>
          <table:table-cell office:value-type="float" office:value="9438.8830569422">
            <text:p>9438,8830569422</text:p>
          </table:table-cell>
          <table:table-cell office:value-type="float" office:value="9207.792289212">
            <text:p>9207,792289212</text:p>
          </table:table-cell>
          <table:table-cell office:value-type="float" office:value="8997.6601249686">
            <text:p>8997,6601249686</text:p>
          </table:table-cell>
          <table:table-cell office:value-type="float" office:value="8636.5452682747">
            <text:p>8636,5452682747</text:p>
          </table:table-cell>
          <table:table-cell office:value-type="float" office:value="7967.1625668353">
            <text:p>7967,1625668353</text:p>
          </table:table-cell>
          <table:table-cell office:value-type="float" office:value="8036.4792262401">
            <text:p>8036,4792262401</text:p>
          </table:table-cell>
          <table:table-cell office:value-type="float" office:value="8442.549557559">
            <text:p>8442,549557559</text:p>
          </table:table-cell>
          <table:table-cell office:value-type="float" office:value="9068.2392115989">
            <text:p>9068,2392115989</text:p>
          </table:table-cell>
          <table:table-cell office:value-type="float" office:value="9424.5169938065">
            <text:p>9424,5169938065</text:p>
          </table:table-cell>
          <table:table-cell office:value-type="float" office:value="10014.8720200543">
            <text:p>10014,8720200543</text:p>
          </table:table-cell>
          <table:table-cell office:value-type="float" office:value="10698.052015718">
            <text:p>10698,052015718</text:p>
          </table:table-cell>
          <table:table-cell office:value-type="float" office:value="11112.4560332721">
            <text:p>11112,4560332721</text:p>
          </table:table-cell>
          <table:table-cell office:value-type="float" office:value="11938.2120047097">
            <text:p>11938,2120047097</text:p>
          </table:table-cell>
          <table:table-cell office:value-type="float" office:value="12512.9134818312">
            <text:p>12512,9134818312</text:p>
          </table:table-cell>
          <table:table-cell office:value-type="float" office:value="12913.1040795096">
            <text:p>12913,1040795096</text:p>
          </table:table-cell>
          <table:table-cell office:value-type="float" office:value="13467.4378393048">
            <text:p>13467,4378393048</text:p>
          </table:table-cell>
          <table:table-cell office:value-type="float" office:value="13856.6951843558">
            <text:p>13856,6951843558</text:p>
          </table:table-cell>
          <table:table-cell office:value-type="float" office:value="13859.4073976697">
            <text:p>13859,4073976697</text:p>
          </table:table-cell>
          <table:table-cell office:value-type="float" office:value="14009.9984403322">
            <text:p>14009,998440332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7" office:value-type="string">
            <text:p>..</text:p>
          </table:table-cell>
          <table:table-cell office:value-type="float" office:value="940.4661835438">
            <text:p>940,4661835438</text:p>
          </table:table-cell>
          <table:table-cell office:value-type="float" office:value="1001.602915997">
            <text:p>1001,602915997</text:p>
          </table:table-cell>
          <table:table-cell office:value-type="float" office:value="1007.8663757854">
            <text:p>1007,8663757854</text:p>
          </table:table-cell>
          <table:table-cell office:value-type="float" office:value="997.487614193">
            <text:p>997,487614193</text:p>
          </table:table-cell>
          <table:table-cell office:value-type="float" office:value="971.6406686298">
            <text:p>971,6406686298</text:p>
          </table:table-cell>
          <table:table-cell office:value-type="float" office:value="842.8243730371">
            <text:p>842,8243730371</text:p>
          </table:table-cell>
          <table:table-cell office:value-type="float" office:value="804.9381075915">
            <text:p>804,9381075915</text:p>
          </table:table-cell>
          <table:table-cell office:value-type="float" office:value="748.2473279012">
            <text:p>748,2473279012</text:p>
          </table:table-cell>
          <table:table-cell office:value-type="float" office:value="728.2351846081">
            <text:p>728,2351846081</text:p>
          </table:table-cell>
          <table:table-cell office:value-type="float" office:value="726.5841523995">
            <text:p>726,5841523995</text:p>
          </table:table-cell>
          <table:table-cell office:value-type="float" office:value="750.0913770179">
            <text:p>750,0913770179</text:p>
          </table:table-cell>
          <table:table-cell office:value-type="float" office:value="769.8543246658">
            <text:p>769,8543246658</text:p>
          </table:table-cell>
          <table:table-cell office:value-type="float" office:value="794.3493887363">
            <text:p>794,3493887363</text:p>
          </table:table-cell>
          <table:table-cell office:value-type="float" office:value="813.2037694894">
            <text:p>813,2037694894</text:p>
          </table:table-cell>
          <table:table-cell office:value-type="float" office:value="836.6986545039">
            <text:p>836,6986545039</text:p>
          </table:table-cell>
          <table:table-cell office:value-type="float" office:value="859.5821276951">
            <text:p>859,5821276951</text:p>
          </table:table-cell>
          <table:table-cell office:value-type="float" office:value="885.3221269224">
            <text:p>885,3221269224</text:p>
          </table:table-cell>
          <table:table-cell office:value-type="float" office:value="942.5540545692">
            <text:p>942,5540545692</text:p>
          </table:table-cell>
          <table:table-cell office:value-type="float" office:value="996.8680521193">
            <text:p>996,8680521193</text:p>
          </table:table-cell>
          <table:table-cell office:value-type="float" office:value="1056.6668126612">
            <text:p>1056,6668126612</text:p>
          </table:table-cell>
          <table:table-cell office:value-type="float" office:value="1145.0838067693">
            <text:p>1145,0838067693</text:p>
          </table:table-cell>
          <table:table-cell office:value-type="float" office:value="1228.264565363">
            <text:p>1228,264565363</text:p>
          </table:table-cell>
          <table:table-cell office:value-type="float" office:value="1305.5382130691">
            <text:p>1305,5382130691</text:p>
          </table:table-cell>
          <table:table-cell office:value-type="float" office:value="1377.0821404694">
            <text:p>1377,0821404694</text:p>
          </table:table-cell>
          <table:table-cell office:value-type="float" office:value="1451.8835053097">
            <text:p>1451,8835053097</text:p>
          </table:table-cell>
          <table:table-cell office:value-type="float" office:value="1547.981560435">
            <text:p>1547,981560435</text:p>
          </table:table-cell>
          <table:table-cell office:value-type="float" office:value="1645.9107213977">
            <text:p>1645,9107213977</text:p>
          </table:table-cell>
          <table:table-cell office:value-type="float" office:value="1744.4912428693">
            <text:p>1744,4912428693</text:p>
          </table:table-cell>
          <table:table-cell office:value-type="float" office:value="1851.4727790524">
            <text:p>1851,4727790524</text:p>
          </table:table-cell>
          <table:table-cell office:value-type="float" office:value="1961.4821746984">
            <text:p>1961,482174698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19" office:value-type="string">
            <text:p>..</text:p>
          </table:table-cell>
          <table:table-cell office:value-type="float" office:value="2400.0210644929">
            <text:p>2400,0210644929</text:p>
          </table:table-cell>
          <table:table-cell office:value-type="float" office:value="2070.2983201789">
            <text:p>2070,2983201789</text:p>
          </table:table-cell>
          <table:table-cell office:value-type="float" office:value="2103.612748961">
            <text:p>2103,612748961</text:p>
          </table:table-cell>
          <table:table-cell office:value-type="float" office:value="2273.9527849569">
            <text:p>2273,9527849569</text:p>
          </table:table-cell>
          <table:table-cell office:value-type="float" office:value="2529.8860589693">
            <text:p>2529,8860589693</text:p>
          </table:table-cell>
          <table:table-cell office:value-type="float" office:value="2710.3842814622">
            <text:p>2710,3842814622</text:p>
          </table:table-cell>
          <table:table-cell office:value-type="float" office:value="2675.2727440876">
            <text:p>2675,2727440876</text:p>
          </table:table-cell>
          <table:table-cell office:value-type="float" office:value="2611.2696542732">
            <text:p>2611,2696542732</text:p>
          </table:table-cell>
          <table:table-cell office:value-type="float" office:value="2478.1957823465">
            <text:p>2478,1957823465</text:p>
          </table:table-cell>
          <table:table-cell office:value-type="float" office:value="2379.1363031117">
            <text:p>2379,1363031117</text:p>
          </table:table-cell>
          <table:table-cell office:value-type="float" office:value="2356.7193723896">
            <text:p>2356,7193723896</text:p>
          </table:table-cell>
          <table:table-cell office:value-type="float" office:value="2564.6539851215">
            <text:p>2564,6539851215</text:p>
          </table:table-cell>
          <table:table-cell office:value-type="float" office:value="2572.4666524052">
            <text:p>2572,4666524052</text:p>
          </table:table-cell>
          <table:table-cell office:value-type="float" office:value="2563.239998475">
            <text:p>2563,239998475</text:p>
          </table:table-cell>
          <table:table-cell office:value-type="float" office:value="2508.6190831795">
            <text:p>2508,6190831795</text:p>
          </table:table-cell>
          <table:table-cell office:value-type="float" office:value="2662.6025168708">
            <text:p>2662,6025168708</text:p>
          </table:table-cell>
          <table:table-cell office:value-type="float" office:value="2625.1627710876">
            <text:p>2625,1627710876</text:p>
          </table:table-cell>
          <table:table-cell office:value-type="float" office:value="2630.5303658068">
            <text:p>2630,5303658068</text:p>
          </table:table-cell>
          <table:table-cell office:value-type="float" office:value="2709.3414331922">
            <text:p>2709,3414331922</text:p>
          </table:table-cell>
          <table:table-cell office:value-type="float" office:value="2777.0228221708">
            <text:p>2777,0228221708</text:p>
          </table:table-cell>
          <table:table-cell office:value-type="float" office:value="2736.1233402653">
            <text:p>2736,1233402653</text:p>
          </table:table-cell>
          <table:table-cell office:value-type="float" office:value="2839.9324726124">
            <text:p>2839,9324726124</text:p>
          </table:table-cell>
          <table:table-cell office:value-type="float" office:value="2679.6555429723">
            <text:p>2679,6555429723</text:p>
          </table:table-cell>
          <table:table-cell office:value-type="float" office:value="2481.5229313612">
            <text:p>2481,5229313612</text:p>
          </table:table-cell>
          <table:table-cell office:value-type="float" office:value="2522.9228140471">
            <text:p>2522,9228140471</text:p>
          </table:table-cell>
          <table:table-cell office:value-type="float" office:value="2556.8994335711">
            <text:p>2556,8994335711</text:p>
          </table:table-cell>
          <table:table-cell office:value-type="float" office:value="2625.2690680297">
            <text:p>2625,2690680297</text:p>
          </table:table-cell>
          <table:table-cell office:value-type="float" office:value="2777.6659558962">
            <text:p>2777,6659558962</text:p>
          </table:table-cell>
          <table:table-cell office:value-type="float" office:value="2850.7230478995">
            <text:p>2850,7230478995</text:p>
          </table:table-cell>
          <table:table-cell office:value-type="float" office:value="2962.0082239378">
            <text:p>2962,0082239378</text:p>
          </table:table-cell>
          <table:table-cell office:value-type="float" office:value="2987.9351699181">
            <text:p>2987,9351699181</text:p>
          </table:table-cell>
          <table:table-cell office:value-type="float" office:value="2965.8024343484">
            <text:p>2965,8024343484</text:p>
          </table:table-cell>
          <table:table-cell office:value-type="float" office:value="2932.8720814288">
            <text:p>2932,8720814288</text:p>
          </table:table-cell>
          <table:table-cell office:value-type="float" office:value="2916.6393534379">
            <text:p>2916,6393534379</text:p>
          </table:table-cell>
          <table:table-cell office:value-type="float" office:value="2907.6102308007">
            <text:p>2907,6102308007</text:p>
          </table:table-cell>
          <table:table-cell office:value-type="float" office:value="2909.7754175811">
            <text:p>2909,7754175811</text:p>
          </table:table-cell>
          <table:table-cell office:value-type="float" office:value="2823.7078287569">
            <text:p>2823,7078287569</text:p>
          </table:table-cell>
          <table:table-cell office:value-type="float" office:value="2873.6929366553">
            <text:p>2873,692936655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VEN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2449.4994172367">
            <text:p>12449,4994172367</text:p>
          </table:table-cell>
          <table:table-cell office:value-type="float" office:value="12368.9493552823">
            <text:p>12368,9493552823</text:p>
          </table:table-cell>
          <table:table-cell office:value-type="float" office:value="12922.1040177061">
            <text:p>12922,1040177061</text:p>
          </table:table-cell>
          <table:table-cell office:value-type="float" office:value="12926.5715036173">
            <text:p>12926,5715036173</text:p>
          </table:table-cell>
          <table:table-cell office:value-type="float" office:value="13840.8539413906">
            <text:p>13840,8539413906</text:p>
          </table:table-cell>
          <table:table-cell office:value-type="float" office:value="13905.7195492934">
            <text:p>13905,7195492934</text:p>
          </table:table-cell>
          <table:table-cell office:value-type="float" office:value="13629.5624852044">
            <text:p>13629,5624852044</text:p>
          </table:table-cell>
          <table:table-cell office:value-type="float" office:value="13545.9784585488">
            <text:p>13545,9784585488</text:p>
          </table:table-cell>
          <table:table-cell office:value-type="float" office:value="14066.9633734264">
            <text:p>14066,9633734264</text:p>
          </table:table-cell>
          <table:table-cell office:value-type="float" office:value="13720.5754865802">
            <text:p>13720,5754865802</text:p>
          </table:table-cell>
          <table:table-cell office:value-type="float" office:value="14329.419572883">
            <text:p>14329,419572883</text:p>
          </table:table-cell>
          <table:table-cell office:value-type="float" office:value="14115.006194518">
            <text:p>14115,006194518</text:p>
          </table:table-cell>
          <table:table-cell office:value-type="float" office:value="13890.4157765252">
            <text:p>13890,4157765252</text:p>
          </table:table-cell>
          <table:table-cell office:value-type="float" office:value="14465.325238529">
            <text:p>14465,325238529</text:p>
          </table:table-cell>
          <table:table-cell office:value-type="float" office:value="14358.9506377002">
            <text:p>14358,9506377002</text:p>
          </table:table-cell>
          <table:table-cell office:value-type="float" office:value="14369.0295970089">
            <text:p>14369,0295970089</text:p>
          </table:table-cell>
          <table:table-cell office:value-type="float" office:value="15053.3762581753">
            <text:p>15053,3762581753</text:p>
          </table:table-cell>
          <table:table-cell office:value-type="float" office:value="15557.2658460224">
            <text:p>15557,2658460224</text:p>
          </table:table-cell>
          <table:table-cell office:value-type="float" office:value="15485.9592521845">
            <text:p>15485,9592521845</text:p>
          </table:table-cell>
          <table:table-cell office:value-type="float" office:value="15180.2396888811">
            <text:p>15180,2396888811</text:p>
          </table:table-cell>
          <table:table-cell office:value-type="float" office:value="14119.3214013969">
            <text:p>14119,3214013969</text:p>
          </table:table-cell>
          <table:table-cell office:value-type="float" office:value="13695.116109925">
            <text:p>13695,116109925</text:p>
          </table:table-cell>
          <table:table-cell office:value-type="float" office:value="13060.0880365412">
            <text:p>13060,0880365412</text:p>
          </table:table-cell>
          <table:table-cell office:value-type="float" office:value="12242.0742619946">
            <text:p>12242,0742619946</text:p>
          </table:table-cell>
          <table:table-cell office:value-type="float" office:value="12097.9711367185">
            <text:p>12097,9711367185</text:p>
          </table:table-cell>
          <table:table-cell office:value-type="float" office:value="11809.6182833833">
            <text:p>11809,6182833833</text:p>
          </table:table-cell>
          <table:table-cell office:value-type="float" office:value="12256.1078101108">
            <text:p>12256,1078101108</text:p>
          </table:table-cell>
          <table:table-cell office:value-type="float" office:value="12371.9888370891">
            <text:p>12371,9888370891</text:p>
          </table:table-cell>
          <table:table-cell office:value-type="float" office:value="12763.5743658404">
            <text:p>12763,5743658404</text:p>
          </table:table-cell>
          <table:table-cell office:value-type="float" office:value="11383.3597081306">
            <text:p>11383,3597081306</text:p>
          </table:table-cell>
          <table:table-cell office:value-type="float" office:value="11830.6326820489">
            <text:p>11830,6326820489</text:p>
          </table:table-cell>
          <table:table-cell office:value-type="float" office:value="12681.5732156537">
            <text:p>12681,5732156537</text:p>
          </table:table-cell>
          <table:table-cell office:value-type="float" office:value="13148.1442946352">
            <text:p>13148,1442946352</text:p>
          </table:table-cell>
          <table:table-cell office:value-type="float" office:value="12896.4223336048">
            <text:p>12896,4223336048</text:p>
          </table:table-cell>
          <table:table-cell office:value-type="float" office:value="12325.100207673">
            <text:p>12325,100207673</text:p>
          </table:table-cell>
          <table:table-cell office:value-type="float" office:value="12545.1973689765">
            <text:p>12545,1973689765</text:p>
          </table:table-cell>
          <table:table-cell office:value-type="float" office:value="12265.3092111554">
            <text:p>12265,3092111554</text:p>
          </table:table-cell>
          <table:table-cell office:value-type="float" office:value="12786.9902764532">
            <text:p>12786,9902764532</text:p>
          </table:table-cell>
          <table:table-cell office:value-type="float" office:value="12574.6902183046">
            <text:p>12574,6902183046</text:p>
          </table:table-cell>
          <table:table-cell office:value-type="float" office:value="11597.9454156517">
            <text:p>11597,9454156517</text:p>
          </table:table-cell>
          <table:table-cell office:value-type="float" office:value="11799.8331310304">
            <text:p>11799,8331310304</text:p>
          </table:table-cell>
          <table:table-cell office:value-type="float" office:value="11975.3308170734">
            <text:p>11975,3308170734</text:p>
          </table:table-cell>
          <table:table-cell office:value-type="float" office:value="10717.1389195076">
            <text:p>10717,1389195076</text:p>
          </table:table-cell>
          <table:table-cell office:value-type="float" office:value="9710.2652973646">
            <text:p>9710,2652973646</text:p>
          </table:table-cell>
          <table:table-cell office:value-type="float" office:value="11285.8225266766">
            <text:p>11285,8225266766</text:p>
          </table:table-cell>
          <table:table-cell office:value-type="float" office:value="12237.8829531152">
            <text:p>12237,8829531152</text:p>
          </table:table-cell>
          <table:table-cell office:value-type="float" office:value="13221.4206604979">
            <text:p>13221,4206604979</text:p>
          </table:table-cell>
          <table:table-cell office:value-type="float" office:value="14143.6579502867">
            <text:p>14143,6579502867</text:p>
          </table:table-cell>
          <table:table-cell office:value-type="float" office:value="14652.17842463">
            <text:p>14652,17842463</text:p>
          </table:table-cell>
          <table:table-cell office:value-type="float" office:value="13961.8857748739">
            <text:p>13961,8857748739</text:p>
          </table:table-cell>
          <table:table-cell office:value-type="float" office:value="13545.2058384559">
            <text:p>13545,2058384559</text:p>
          </table:table-cell>
          <table:table-cell office:value-type="float" office:value="13902.4522897544">
            <text:p>13902,4522897544</text:p>
          </table:table-cell>
          <table:table-cell office:value-type="float" office:value="14473.4698521084">
            <text:p>14473,4698521084</text:p>
          </table:table-cell>
          <table:table-cell office:value-type="float" office:value="14462.3581809876">
            <text:p>14462,3581809876</text:p>
          </table:table-cell>
          <table:table-cell office:value-type="float" office:value="13708.9847433362">
            <text:p>13708,9847433362</text:p>
          </table:table-cell>
          <table:table-cell table:number-columns-repeated="3" office:value-type="string">
            <text:p>..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24" office:value-type="string">
            <text:p>..</text:p>
          </table:table-cell>
          <table:table-cell office:value-type="float" office:value="376.6193252328">
            <text:p>376,6193252328</text:p>
          </table:table-cell>
          <table:table-cell office:value-type="float" office:value="382.0112831476">
            <text:p>382,0112831476</text:p>
          </table:table-cell>
          <table:table-cell office:value-type="float" office:value="383.8012199465">
            <text:p>383,8012199465</text:p>
          </table:table-cell>
          <table:table-cell office:value-type="float" office:value="388.7066765132">
            <text:p>388,7066765132</text:p>
          </table:table-cell>
          <table:table-cell office:value-type="float" office:value="399.7042373655">
            <text:p>399,7042373655</text:p>
          </table:table-cell>
          <table:table-cell office:value-type="float" office:value="419.8599249753">
            <text:p>419,8599249753</text:p>
          </table:table-cell>
          <table:table-cell office:value-type="float" office:value="431.8817237861">
            <text:p>431,8817237861</text:p>
          </table:table-cell>
          <table:table-cell office:value-type="float" office:value="448.0271535756">
            <text:p>448,0271535756</text:p>
          </table:table-cell>
          <table:table-cell office:value-type="float" office:value="476.7757484437">
            <text:p>476,7757484437</text:p>
          </table:table-cell>
          <table:table-cell office:value-type="float" office:value="505.1100338056">
            <text:p>505,1100338056</text:p>
          </table:table-cell>
          <table:table-cell office:value-type="float" office:value="539.6081213729">
            <text:p>539,6081213729</text:p>
          </table:table-cell>
          <table:table-cell office:value-type="float" office:value="581.0760827726">
            <text:p>581,0760827726</text:p>
          </table:table-cell>
          <table:table-cell office:value-type="float" office:value="625.5842687628">
            <text:p>625,5842687628</text:p>
          </table:table-cell>
          <table:table-cell office:value-type="float" office:value="667.1428596971">
            <text:p>667,1428596971</text:p>
          </table:table-cell>
          <table:table-cell office:value-type="float" office:value="696.6100201706">
            <text:p>696,6100201706</text:p>
          </table:table-cell>
          <table:table-cell office:value-type="float" office:value="721.2356680952">
            <text:p>721,2356680952</text:p>
          </table:table-cell>
          <table:table-cell office:value-type="float" office:value="761.6101712349">
            <text:p>761,6101712349</text:p>
          </table:table-cell>
          <table:table-cell office:value-type="float" office:value="800.2599285832">
            <text:p>800,2599285832</text:p>
          </table:table-cell>
          <table:table-cell office:value-type="float" office:value="842.3655167726">
            <text:p>842,3655167726</text:p>
          </table:table-cell>
          <table:table-cell office:value-type="float" office:value="891.8711814112">
            <text:p>891,8711814112</text:p>
          </table:table-cell>
          <table:table-cell office:value-type="float" office:value="950.1299116848">
            <text:p>950,1299116848</text:p>
          </table:table-cell>
          <table:table-cell office:value-type="float" office:value="1012.3707074289">
            <text:p>1012,3707074289</text:p>
          </table:table-cell>
          <table:table-cell office:value-type="float" office:value="1073.0128002923">
            <text:p>1073,0128002923</text:p>
          </table:table-cell>
          <table:table-cell office:value-type="float" office:value="1138.8736825935">
            <text:p>1138,8736825935</text:p>
          </table:table-cell>
          <table:table-cell office:value-type="float" office:value="1191.9987532658">
            <text:p>1191,9987532658</text:p>
          </table:table-cell>
          <table:table-cell office:value-type="float" office:value="1244.0371524866">
            <text:p>1244,0371524866</text:p>
          </table:table-cell>
          <table:table-cell office:value-type="float" office:value="1310.3702729413">
            <text:p>1310,3702729413</text:p>
          </table:table-cell>
          <table:table-cell office:value-type="float" office:value="1377.1339839229">
            <text:p>1377,1339839229</text:p>
          </table:table-cell>
          <table:table-cell office:value-type="float" office:value="1433.1291439162">
            <text:p>1433,1291439162</text:p>
          </table:table-cell>
          <table:table-cell office:value-type="float" office:value="1493.5625096893">
            <text:p>1493,5625096893</text:p>
          </table:table-cell>
          <table:table-cell office:value-type="float" office:value="1565.0204974802">
            <text:p>1565,0204974802</text:p>
          </table:table-cell>
          <table:table-cell office:value-type="float" office:value="1651.2346752894">
            <text:p>1651,2346752894</text:p>
          </table:table-cell>
          <table:table-cell office:value-type="float" office:value="1735.2909543746">
            <text:p>1735,2909543746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42" office:value-type="string">
            <text:p>..</text:p>
          </table:table-cell>
          <table:table-cell office:value-type="float" office:value="36687.0545096164">
            <text:p>36687,0545096164</text:p>
          </table:table-cell>
          <table:table-cell office:value-type="float" office:value="36565.8293918274">
            <text:p>36565,8293918274</text:p>
          </table:table-cell>
          <table:table-cell office:value-type="float" office:value="37654.2742802559">
            <text:p>37654,2742802559</text:p>
          </table:table-cell>
          <table:table-cell office:value-type="float" office:value="39026.6545559329">
            <text:p>39026,6545559329</text:p>
          </table:table-cell>
          <table:table-cell office:value-type="float" office:value="40472.6629527254">
            <text:p>40472,6629527254</text:p>
          </table:table-cell>
          <table:table-cell office:value-type="float" office:value="42118.3562605834">
            <text:p>42118,3562605834</text:p>
          </table:table-cell>
          <table:table-cell office:value-type="float" office:value="42491.4540238815">
            <text:p>42491,4540238815</text:p>
          </table:table-cell>
          <table:table-cell office:value-type="float" office:value="39667.1915982753">
            <text:p>39667,1915982753</text:p>
          </table:table-cell>
          <table:table-cell office:value-type="float" office:value="40043.1901659314">
            <text:p>40043,1901659314</text:p>
          </table:table-cell>
          <table:table-cell office:value-type="float" office:value="36798.6990347292">
            <text:p>36798,6990347292</text:p>
          </table:table-cell>
          <table:table-cell office:value-type="float" office:value="31301.0017253779">
            <text:p>31301,0017253779</text:p>
          </table:table-cell>
          <table:table-cell office:value-type="float" office:value="29525.4709952457">
            <text:p>29525,4709952457</text:p>
          </table:table-cell>
          <table:table-cell office:value-type="float" office:value="29284.7572900726">
            <text:p>29284,7572900726</text:p>
          </table:table-cell>
          <table:table-cell office:value-type="float" office:value="29389.0576736406">
            <text:p>29389,0576736406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4" office:value-type="string">
            <text:p>..</text:p>
          </table:table-cell>
          <table:table-cell office:value-type="float" office:value="1895.3706195859">
            <text:p>1895,3706195859</text:p>
          </table:table-cell>
          <table:table-cell office:value-type="float" office:value="1941.3843339235">
            <text:p>1941,3843339235</text:p>
          </table:table-cell>
          <table:table-cell office:value-type="float" office:value="1878.9268529375">
            <text:p>1878,9268529375</text:p>
          </table:table-cell>
          <table:table-cell office:value-type="float" office:value="2060.165103748">
            <text:p>2060,165103748</text:p>
          </table:table-cell>
          <table:table-cell office:value-type="float" office:value="2296.0471567258">
            <text:p>2296,0471567258</text:p>
          </table:table-cell>
          <table:table-cell office:value-type="float" office:value="2423.4462002424">
            <text:p>2423,4462002424</text:p>
          </table:table-cell>
          <table:table-cell office:value-type="float" office:value="2160.1826742306">
            <text:p>2160,1826742306</text:p>
          </table:table-cell>
          <table:table-cell office:value-type="float" office:value="1909.6309020319">
            <text:p>1909,6309020319</text:p>
          </table:table-cell>
          <table:table-cell office:value-type="float" office:value="1628.9721852478">
            <text:p>1628,9721852478</text:p>
          </table:table-cell>
          <table:table-cell office:value-type="float" office:value="1810.429692507">
            <text:p>1810,429692507</text:p>
          </table:table-cell>
          <table:table-cell office:value-type="float" office:value="1947.2840366069">
            <text:p>1947,2840366069</text:p>
          </table:table-cell>
          <table:table-cell office:value-type="float" office:value="2103.1335312154">
            <text:p>2103,1335312154</text:p>
          </table:table-cell>
          <table:table-cell office:value-type="float" office:value="1970.1086773754">
            <text:p>1970,1086773754</text:p>
          </table:table-cell>
          <table:table-cell office:value-type="float" office:value="2046.9712650314">
            <text:p>2046,9712650314</text:p>
          </table:table-cell>
          <table:table-cell office:value-type="float" office:value="2109.7167258115">
            <text:p>2109,7167258115</text:p>
          </table:table-cell>
          <table:table-cell office:value-type="float" office:value="2227.1258432732">
            <text:p>2227,1258432732</text:p>
          </table:table-cell>
          <table:table-cell office:value-type="float" office:value="2338.719876823">
            <text:p>2338,719876823</text:p>
          </table:table-cell>
          <table:table-cell office:value-type="float" office:value="2551.4157408957">
            <text:p>2551,4157408957</text:p>
          </table:table-cell>
          <table:table-cell office:value-type="float" office:value="2631.4434915478">
            <text:p>2631,4434915478</text:p>
          </table:table-cell>
          <table:table-cell office:value-type="float" office:value="2610.6998840314">
            <text:p>2610,6998840314</text:p>
          </table:table-cell>
          <table:table-cell office:value-type="float" office:value="2529.9962564745">
            <text:p>2529,9962564745</text:p>
          </table:table-cell>
          <table:table-cell office:value-type="float" office:value="2541.3197376994">
            <text:p>2541,3197376994</text:p>
          </table:table-cell>
          <table:table-cell office:value-type="float" office:value="2570.6757225107">
            <text:p>2570,6757225107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string">
            <text:p>WLD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3693.4775434778">
            <text:p>3693,4775434778</text:p>
          </table:table-cell>
          <table:table-cell office:value-type="float" office:value="3801.7275889368">
            <text:p>3801,7275889368</text:p>
          </table:table-cell>
          <table:table-cell office:value-type="float" office:value="3944.9797437763">
            <text:p>3944,9797437763</text:p>
          </table:table-cell>
          <table:table-cell office:value-type="float" office:value="4065.7096039948">
            <text:p>4065,7096039948</text:p>
          </table:table-cell>
          <table:table-cell office:value-type="float" office:value="4249.2176595792">
            <text:p>4249,2176595792</text:p>
          </table:table-cell>
          <table:table-cell office:value-type="float" office:value="4394.9958249157">
            <text:p>4394,9958249157</text:p>
          </table:table-cell>
          <table:table-cell office:value-type="float" office:value="4553.3561100002">
            <text:p>4553,3561100002</text:p>
          </table:table-cell>
          <table:table-cell office:value-type="float" office:value="4658.6690250223">
            <text:p>4658,6690250223</text:p>
          </table:table-cell>
          <table:table-cell office:value-type="float" office:value="4848.2581094573">
            <text:p>4848,2581094573</text:p>
          </table:table-cell>
          <table:table-cell office:value-type="float" office:value="5038.7767376402">
            <text:p>5038,7767376402</text:p>
          </table:table-cell>
          <table:table-cell office:value-type="float" office:value="5166.3676252524">
            <text:p>5166,3676252524</text:p>
          </table:table-cell>
          <table:table-cell office:value-type="float" office:value="5277.9955295715">
            <text:p>5277,9955295715</text:p>
          </table:table-cell>
          <table:table-cell office:value-type="float" office:value="5470.3597320427">
            <text:p>5470,3597320427</text:p>
          </table:table-cell>
          <table:table-cell office:value-type="float" office:value="5715.1888139095">
            <text:p>5715,1888139095</text:p>
          </table:table-cell>
          <table:table-cell office:value-type="float" office:value="5717.2538910628">
            <text:p>5717,2538910628</text:p>
          </table:table-cell>
          <table:table-cell office:value-type="float" office:value="5655.4031267741">
            <text:p>5655,4031267741</text:p>
          </table:table-cell>
          <table:table-cell office:value-type="float" office:value="5854.0453866439">
            <text:p>5854,0453866439</text:p>
          </table:table-cell>
          <table:table-cell office:value-type="float" office:value="5983.8929393446">
            <text:p>5983,8929393446</text:p>
          </table:table-cell>
          <table:table-cell office:value-type="float" office:value="6115.709952462">
            <text:p>6115,709952462</text:p>
          </table:table-cell>
          <table:table-cell office:value-type="float" office:value="6258.851893737">
            <text:p>6258,851893737</text:p>
          </table:table-cell>
          <table:table-cell office:value-type="float" office:value="6271.4006630806">
            <text:p>6271,4006630806</text:p>
          </table:table-cell>
          <table:table-cell office:value-type="float" office:value="6281.1320340081">
            <text:p>6281,1320340081</text:p>
          </table:table-cell>
          <table:table-cell office:value-type="float" office:value="6192.0542490915">
            <text:p>6192,0542490915</text:p>
          </table:table-cell>
          <table:table-cell office:value-type="float" office:value="6229.5530107138">
            <text:p>6229,5530107138</text:p>
          </table:table-cell>
          <table:table-cell office:value-type="float" office:value="6399.8744838008">
            <text:p>6399,8744838008</text:p>
          </table:table-cell>
          <table:table-cell office:value-type="float" office:value="6533.231114755">
            <text:p>6533,231114755</text:p>
          </table:table-cell>
          <table:table-cell office:value-type="float" office:value="6632.1077831957">
            <text:p>6632,1077831957</text:p>
          </table:table-cell>
          <table:table-cell office:value-type="float" office:value="6748.9499727827">
            <text:p>6748,9499727827</text:p>
          </table:table-cell>
          <table:table-cell office:value-type="float" office:value="6939.8702254031">
            <text:p>6939,8702254031</text:p>
          </table:table-cell>
          <table:table-cell office:value-type="float" office:value="7076.9748723696">
            <text:p>7076,9748723696</text:p>
          </table:table-cell>
          <table:table-cell office:value-type="float" office:value="7164.7543614102">
            <text:p>7164,7543614102</text:p>
          </table:table-cell>
          <table:table-cell office:value-type="float" office:value="7149.1300532705">
            <text:p>7149,1300532705</text:p>
          </table:table-cell>
          <table:table-cell office:value-type="float" office:value="7164.5448875023">
            <text:p>7164,5448875023</text:p>
          </table:table-cell>
          <table:table-cell office:value-type="float" office:value="7169.5070164379">
            <text:p>7169,5070164379</text:p>
          </table:table-cell>
          <table:table-cell office:value-type="float" office:value="7275.1693824569">
            <text:p>7275,1693824569</text:p>
          </table:table-cell>
          <table:table-cell office:value-type="float" office:value="7385.3205156071">
            <text:p>7385,3205156071</text:p>
          </table:table-cell>
          <table:table-cell office:value-type="float" office:value="7525.7294627336">
            <text:p>7525,7294627336</text:p>
          </table:table-cell>
          <table:table-cell office:value-type="float" office:value="7694.8010723035">
            <text:p>7694,8010723035</text:p>
          </table:table-cell>
          <table:table-cell office:value-type="float" office:value="7780.5440865842">
            <text:p>7780,5440865842</text:p>
          </table:table-cell>
          <table:table-cell office:value-type="float" office:value="7927.1673864236">
            <text:p>7927,1673864236</text:p>
          </table:table-cell>
          <table:table-cell office:value-type="float" office:value="8167.6416615766">
            <text:p>8167,6416615766</text:p>
          </table:table-cell>
          <table:table-cell office:value-type="float" office:value="8217.7731650778">
            <text:p>8217,7731650778</text:p>
          </table:table-cell>
          <table:table-cell office:value-type="float" office:value="8288.7183441217">
            <text:p>8288,7183441217</text:p>
          </table:table-cell>
          <table:table-cell office:value-type="float" office:value="8423.2161769211">
            <text:p>8423,2161769211</text:p>
          </table:table-cell>
          <table:table-cell office:value-type="float" office:value="8689.4274139956">
            <text:p>8689,4274139956</text:p>
          </table:table-cell>
          <table:table-cell office:value-type="float" office:value="8911.7070657351">
            <text:p>8911,7070657351</text:p>
          </table:table-cell>
          <table:table-cell office:value-type="float" office:value="9182.0233378143">
            <text:p>9182,0233378143</text:p>
          </table:table-cell>
          <table:table-cell office:value-type="float" office:value="9455.5980459072">
            <text:p>9455,5980459072</text:p>
          </table:table-cell>
          <table:table-cell office:value-type="float" office:value="9509.3572717768">
            <text:p>9509,3572717768</text:p>
          </table:table-cell>
          <table:table-cell office:value-type="float" office:value="9230.5419649523">
            <text:p>9230,5419649523</text:p>
          </table:table-cell>
          <table:table-cell office:value-type="float" office:value="9513.3048459649">
            <text:p>9513,3048459649</text:p>
          </table:table-cell>
          <table:table-cell office:value-type="float" office:value="9700.628138534">
            <text:p>9700,628138534</text:p>
          </table:table-cell>
          <table:table-cell office:value-type="float" office:value="9819.5637368034">
            <text:p>9819,5637368034</text:p>
          </table:table-cell>
          <table:table-cell office:value-type="float" office:value="9958.1118187555">
            <text:p>9958,1118187555</text:p>
          </table:table-cell>
          <table:table-cell office:value-type="float" office:value="10121.9392902973">
            <text:p>10121,9392902973</text:p>
          </table:table-cell>
          <table:table-cell office:value-type="float" office:value="10286.6172926753">
            <text:p>10286,6172926753</text:p>
          </table:table-cell>
          <table:table-cell office:value-type="float" office:value="10419.7248822771">
            <text:p>10419,724882277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table:number-columns-repeated="30" office:value-type="string">
            <text:p>..</text:p>
          </table:table-cell>
          <table:table-cell office:value-type="float" office:value="972.5828235775">
            <text:p>972,5828235775</text:p>
          </table:table-cell>
          <table:table-cell office:value-type="float" office:value="984.4300767557">
            <text:p>984,4300767557</text:p>
          </table:table-cell>
          <table:table-cell office:value-type="float" office:value="1012.1514044314">
            <text:p>1012,1514044314</text:p>
          </table:table-cell>
          <table:table-cell office:value-type="float" office:value="1000.7158375534">
            <text:p>1000,7158375534</text:p>
          </table:table-cell>
          <table:table-cell office:value-type="float" office:value="1018.8864871148">
            <text:p>1018,8864871148</text:p>
          </table:table-cell>
          <table:table-cell office:value-type="float" office:value="1032.520890114">
            <text:p>1032,520890114</text:p>
          </table:table-cell>
          <table:table-cell office:value-type="float" office:value="1041.7035135761">
            <text:p>1041,7035135761</text:p>
          </table:table-cell>
          <table:table-cell office:value-type="float" office:value="1061.4907859962">
            <text:p>1061,4907859962</text:p>
          </table:table-cell>
          <table:table-cell office:value-type="float" office:value="1092.8010926507">
            <text:p>1092,8010926507</text:p>
          </table:table-cell>
          <table:table-cell office:value-type="float" office:value="1102.6130781863">
            <text:p>1102,6130781863</text:p>
          </table:table-cell>
          <table:table-cell office:value-type="float" office:value="1138.2471418168">
            <text:p>1138,2471418168</text:p>
          </table:table-cell>
          <table:table-cell office:value-type="float" office:value="1148.4276163389">
            <text:p>1148,4276163389</text:p>
          </table:table-cell>
          <table:table-cell office:value-type="float" office:value="1160.2432389541">
            <text:p>1160,2432389541</text:p>
          </table:table-cell>
          <table:table-cell office:value-type="float" office:value="1170.143593952">
            <text:p>1170,143593952</text:p>
          </table:table-cell>
          <table:table-cell office:value-type="float" office:value="1182.8982496716">
            <text:p>1182,8982496716</text:p>
          </table:table-cell>
          <table:table-cell office:value-type="float" office:value="1214.7046656961">
            <text:p>1214,7046656961</text:p>
          </table:table-cell>
          <table:table-cell office:value-type="float" office:value="1219.0074614753">
            <text:p>1219,0074614753</text:p>
          </table:table-cell>
          <table:table-cell office:value-type="float" office:value="1225.4723860388">
            <text:p>1225,4723860388</text:p>
          </table:table-cell>
          <table:table-cell office:value-type="float" office:value="1235.8115887039">
            <text:p>1235,8115887039</text:p>
          </table:table-cell>
          <table:table-cell office:value-type="float" office:value="1249.0336779361">
            <text:p>1249,0336779361</text:p>
          </table:table-cell>
          <table:table-cell office:value-type="float" office:value="1309.2319597359">
            <text:p>1309,2319597359</text:p>
          </table:table-cell>
          <table:table-cell office:value-type="float" office:value="1112.3519318758">
            <text:p>1112,3519318758</text:p>
          </table:table-cell>
          <table:table-cell office:value-type="float" office:value="1108.8951930316">
            <text:p>1108,8951930316</text:p>
          </table:table-cell>
          <table:table-cell office:value-type="float" office:value="1132.0988061433">
            <text:p>1132,0988061433</text:p>
          </table:table-cell>
          <table:table-cell office:value-type="float" office:value="1101.1174435602">
            <text:p>1101,1174435602</text:p>
          </table:table-cell>
          <table:table-cell office:value-type="float" office:value="772.0338214701">
            <text:p>772,0338214701</text:p>
          </table:table-cell>
          <table:table-cell office:value-type="float" office:value="679.6673600301">
            <text:p>679,6673600301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1508.4426909106">
            <text:p>1508,4426909106</text:p>
          </table:table-cell>
          <table:table-cell office:value-type="float" office:value="1482.5198255989">
            <text:p>1482,5198255989</text:p>
          </table:table-cell>
          <table:table-cell office:value-type="float" office:value="1400.8395748269">
            <text:p>1400,8395748269</text:p>
          </table:table-cell>
          <table:table-cell office:value-type="float" office:value="1401.4621733592">
            <text:p>1401,4621733592</text:p>
          </table:table-cell>
          <table:table-cell office:value-type="float" office:value="1523.5414485401">
            <text:p>1523,5414485401</text:p>
          </table:table-cell>
          <table:table-cell office:value-type="float" office:value="1722.0803054343">
            <text:p>1722,0803054343</text:p>
          </table:table-cell>
          <table:table-cell office:value-type="float" office:value="1576.266197601">
            <text:p>1576,266197601</text:p>
          </table:table-cell>
          <table:table-cell office:value-type="float" office:value="1649.1977068905">
            <text:p>1649,1977068905</text:p>
          </table:table-cell>
          <table:table-cell office:value-type="float" office:value="1618.4813344418">
            <text:p>1618,4813344418</text:p>
          </table:table-cell>
          <table:table-cell office:value-type="float" office:value="1560.8053506583">
            <text:p>1560,8053506583</text:p>
          </table:table-cell>
          <table:table-cell office:value-type="float" office:value="1582.7731848059">
            <text:p>1582,7731848059</text:p>
          </table:table-cell>
          <table:table-cell office:value-type="float" office:value="1528.7360941165">
            <text:p>1528,7360941165</text:p>
          </table:table-cell>
          <table:table-cell office:value-type="float" office:value="1612.6881096061">
            <text:p>1612,6881096061</text:p>
          </table:table-cell>
          <table:table-cell office:value-type="float" office:value="1542.1423297346">
            <text:p>1542,1423297346</text:p>
          </table:table-cell>
          <table:table-cell office:value-type="float" office:value="1584.6726806116">
            <text:p>1584,6726806116</text:p>
          </table:table-cell>
          <table:table-cell office:value-type="float" office:value="1495.658047045">
            <text:p>1495,658047045</text:p>
          </table:table-cell>
          <table:table-cell office:value-type="float" office:value="1534.8499114963">
            <text:p>1534,8499114963</text:p>
          </table:table-cell>
          <table:table-cell office:value-type="float" office:value="1415.5982681629">
            <text:p>1415,5982681629</text:p>
          </table:table-cell>
          <table:table-cell office:value-type="float" office:value="1375.8775236975">
            <text:p>1375,8775236975</text:p>
          </table:table-cell>
          <table:table-cell office:value-type="float" office:value="1289.660466868">
            <text:p>1289,660466868</text:p>
          </table:table-cell>
          <table:table-cell office:value-type="float" office:value="1284.2512882457">
            <text:p>1284,2512882457</text:p>
          </table:table-cell>
          <table:table-cell office:value-type="float" office:value="1317.6038564694">
            <text:p>1317,6038564694</text:p>
          </table:table-cell>
          <table:table-cell office:value-type="float" office:value="1237.5911945035">
            <text:p>1237,5911945035</text:p>
          </table:table-cell>
          <table:table-cell office:value-type="float" office:value="1173.0985808849">
            <text:p>1173,0985808849</text:p>
          </table:table-cell>
          <table:table-cell office:value-type="float" office:value="1131.4599053321">
            <text:p>1131,4599053321</text:p>
          </table:table-cell>
          <table:table-cell office:value-type="float" office:value="1113.9565621119">
            <text:p>1113,9565621119</text:p>
          </table:table-cell>
          <table:table-cell office:value-type="float" office:value="1088.309065935">
            <text:p>1088,309065935</text:p>
          </table:table-cell>
          <table:table-cell office:value-type="float" office:value="1084.8952458321">
            <text:p>1084,8952458321</text:p>
          </table:table-cell>
          <table:table-cell office:value-type="float" office:value="1120.5095070014">
            <text:p>1120,5095070014</text:p>
          </table:table-cell>
          <table:table-cell office:value-type="float" office:value="1078.7047748464">
            <text:p>1078,7047748464</text:p>
          </table:table-cell>
          <table:table-cell office:value-type="float" office:value="1044.9706068495">
            <text:p>1044,9706068495</text:p>
          </table:table-cell>
          <table:table-cell office:value-type="float" office:value="1017.6559726144">
            <text:p>1017,6559726144</text:p>
          </table:table-cell>
          <table:table-cell office:value-type="float" office:value="974.8938576163">
            <text:p>974,8938576163</text:p>
          </table:table-cell>
          <table:table-cell office:value-type="float" office:value="1015.1113909384">
            <text:p>1015,1113909384</text:p>
          </table:table-cell>
          <table:table-cell office:value-type="float" office:value="903.8915248611">
            <text:p>903,8915248611</text:p>
          </table:table-cell>
          <table:table-cell office:value-type="float" office:value="905.5546418917">
            <text:p>905,5546418917</text:p>
          </table:table-cell>
          <table:table-cell office:value-type="float" office:value="935.5299385996">
            <text:p>935,5299385996</text:p>
          </table:table-cell>
          <table:table-cell office:value-type="float" office:value="943.8554693358">
            <text:p>943,8554693358</text:p>
          </table:table-cell>
          <table:table-cell office:value-type="float" office:value="913.4123619364">
            <text:p>913,4123619364</text:p>
          </table:table-cell>
          <table:table-cell office:value-type="float" office:value="928.8635824884">
            <text:p>928,8635824884</text:p>
          </table:table-cell>
          <table:table-cell office:value-type="float" office:value="938.3511566837">
            <text:p>938,3511566837</text:p>
          </table:table-cell>
          <table:table-cell office:value-type="float" office:value="961.499931611">
            <text:p>961,499931611</text:p>
          </table:table-cell>
          <table:table-cell office:value-type="float" office:value="978.0534306168">
            <text:p>978,0534306168</text:p>
          </table:table-cell>
          <table:table-cell office:value-type="float" office:value="1018.361971072">
            <text:p>1018,361971072</text:p>
          </table:table-cell>
          <table:table-cell office:value-type="float" office:value="1061.1977310767">
            <text:p>1061,1977310767</text:p>
          </table:table-cell>
          <table:table-cell office:value-type="float" office:value="1107.7281747872">
            <text:p>1107,7281747872</text:p>
          </table:table-cell>
          <table:table-cell office:value-type="float" office:value="1163.3027272165">
            <text:p>1163,3027272165</text:p>
          </table:table-cell>
          <table:table-cell office:value-type="float" office:value="1226.5405477191">
            <text:p>1226,5405477191</text:p>
          </table:table-cell>
          <table:table-cell office:value-type="float" office:value="1285.8645275595">
            <text:p>1285,8645275595</text:p>
          </table:table-cell>
          <table:table-cell office:value-type="float" office:value="1365.4023443428">
            <text:p>1365,4023443428</text:p>
          </table:table-cell>
          <table:table-cell office:value-type="float" office:value="1463.2135731072">
            <text:p>1463,2135731072</text:p>
          </table:table-cell>
          <table:table-cell office:value-type="float" office:value="1499.7283112986">
            <text:p>1499,7283112986</text:p>
          </table:table-cell>
          <table:table-cell office:value-type="float" office:value="1565.9003340903">
            <text:p>1565,9003340903</text:p>
          </table:table-cell>
          <table:table-cell office:value-type="float" office:value="1595.9150374677">
            <text:p>1595,9150374677</text:p>
          </table:table-cell>
          <table:table-cell office:value-type="float" office:value="1620.8232895661">
            <text:p>1620,8232895661</text:p>
          </table:table-cell>
          <table:table-cell office:value-type="float" office:value="1618.4576653362">
            <text:p>1618,4576653362</text:p>
          </table:table-cell>
          <table:table-cell office:value-type="float" office:value="1627.2747035863">
            <text:p>1627,2747035863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gdp_pc</text:p>
          </table:table-cell>
          <table:table-cell office:value-type="string">
            <text:p>GDP per capita (constant 2010 US$)</text:p>
          </table:table-cell>
          <table:table-cell office:value-type="float" office:value="897.5235192939">
            <text:p>897,5235192939</text:p>
          </table:table-cell>
          <table:table-cell office:value-type="float" office:value="923.7953523815">
            <text:p>923,7953523815</text:p>
          </table:table-cell>
          <table:table-cell office:value-type="float" office:value="906.9017319627">
            <text:p>906,9017319627</text:p>
          </table:table-cell>
          <table:table-cell office:value-type="float" office:value="932.4449325818">
            <text:p>932,4449325818</text:p>
          </table:table-cell>
          <table:table-cell office:value-type="float" office:value="892.5205121968">
            <text:p>892,5205121968</text:p>
          </table:table-cell>
          <table:table-cell office:value-type="float" office:value="906.550348554">
            <text:p>906,550348554</text:p>
          </table:table-cell>
          <table:table-cell office:value-type="float" office:value="891.4098815035">
            <text:p>891,4098815035</text:p>
          </table:table-cell>
          <table:table-cell office:value-type="float" office:value="935.8620458831">
            <text:p>935,8620458831</text:p>
          </table:table-cell>
          <table:table-cell office:value-type="float" office:value="924.5206508098">
            <text:p>924,5206508098</text:p>
          </table:table-cell>
          <table:table-cell office:value-type="float" office:value="1006.621672834">
            <text:p>1006,621672834</text:p>
          </table:table-cell>
          <table:table-cell office:value-type="float" office:value="1194.1713861453">
            <text:p>1194,1713861453</text:p>
          </table:table-cell>
          <table:table-cell office:value-type="float" office:value="1257.9868692503">
            <text:p>1257,9868692503</text:p>
          </table:table-cell>
          <table:table-cell office:value-type="float" office:value="1317.311637275">
            <text:p>1317,311637275</text:p>
          </table:table-cell>
          <table:table-cell office:value-type="float" office:value="1306.5063430527">
            <text:p>1306,5063430527</text:p>
          </table:table-cell>
          <table:table-cell office:value-type="float" office:value="1347.4443322191">
            <text:p>1347,4443322191</text:p>
          </table:table-cell>
          <table:table-cell office:value-type="float" office:value="1279.4099738938">
            <text:p>1279,4099738938</text:p>
          </table:table-cell>
          <table:table-cell office:value-type="float" office:value="1246.0464264374">
            <text:p>1246,0464264374</text:p>
          </table:table-cell>
          <table:table-cell office:value-type="float" office:value="1126.0033930647">
            <text:p>1126,0033930647</text:p>
          </table:table-cell>
          <table:table-cell office:value-type="float" office:value="1062.6260225307">
            <text:p>1062,6260225307</text:p>
          </table:table-cell>
          <table:table-cell office:value-type="float" office:value="1062.994204515">
            <text:p>1062,994204515</text:p>
          </table:table-cell>
          <table:table-cell office:value-type="float" office:value="1175.1352427242">
            <text:p>1175,1352427242</text:p>
          </table:table-cell>
          <table:table-cell office:value-type="float" office:value="1274.6833752083">
            <text:p>1274,6833752083</text:p>
          </table:table-cell>
          <table:table-cell office:value-type="float" office:value="1259.1959797223">
            <text:p>1259,1959797223</text:p>
          </table:table-cell>
          <table:table-cell office:value-type="float" office:value="1230.3936726052">
            <text:p>1230,3936726052</text:p>
          </table:table-cell>
          <table:table-cell office:value-type="float" office:value="1161.4058387929">
            <text:p>1161,4058387929</text:p>
          </table:table-cell>
          <table:table-cell office:value-type="float" office:value="1196.6351993074">
            <text:p>1196,6351993074</text:p>
          </table:table-cell>
          <table:table-cell office:value-type="float" office:value="1178.5586258051">
            <text:p>1178,5586258051</text:p>
          </table:table-cell>
          <table:table-cell office:value-type="float" office:value="1151.4467096866">
            <text:p>1151,4467096866</text:p>
          </table:table-cell>
          <table:table-cell office:value-type="float" office:value="1198.3045297829">
            <text:p>1198,3045297829</text:p>
          </table:table-cell>
          <table:table-cell office:value-type="float" office:value="1222.6472601045">
            <text:p>1222,6472601045</text:p>
          </table:table-cell>
          <table:table-cell office:value-type="float" office:value="1272.051032406">
            <text:p>1272,051032406</text:p>
          </table:table-cell>
          <table:table-cell office:value-type="float" office:value="1309.0049943773">
            <text:p>1309,0049943773</text:p>
          </table:table-cell>
          <table:table-cell office:value-type="float" office:value="1164.2535936812">
            <text:p>1164,2535936812</text:p>
          </table:table-cell>
          <table:table-cell office:value-type="float" office:value="1152.450441877">
            <text:p>1152,450441877</text:p>
          </table:table-cell>
          <table:table-cell office:value-type="float" office:value="1234.9661800592">
            <text:p>1234,9661800592</text:p>
          </table:table-cell>
          <table:table-cell office:value-type="float" office:value="1214.6934596905">
            <text:p>1214,6934596905</text:p>
          </table:table-cell>
          <table:table-cell office:value-type="float" office:value="1317.5098622273">
            <text:p>1317,5098622273</text:p>
          </table:table-cell>
          <table:table-cell office:value-type="float" office:value="1330.6762850946">
            <text:p>1330,6762850946</text:p>
          </table:table-cell>
          <table:table-cell office:value-type="float" office:value="1347.9717977886">
            <text:p>1347,9717977886</text:p>
          </table:table-cell>
          <table:table-cell office:value-type="float" office:value="1317.9688426929">
            <text:p>1317,9688426929</text:p>
          </table:table-cell>
          <table:table-cell office:value-type="float" office:value="1261.1630865912">
            <text:p>1261,1630865912</text:p>
          </table:table-cell>
          <table:table-cell office:value-type="float" office:value="1264.4306208696">
            <text:p>1264,4306208696</text:p>
          </table:table-cell>
          <table:table-cell office:value-type="float" office:value="1139.5900702035">
            <text:p>1139,5900702035</text:p>
          </table:table-cell>
          <table:table-cell office:value-type="float" office:value="935.9301577051">
            <text:p>935,9301577051</text:p>
          </table:table-cell>
          <table:table-cell office:value-type="float" office:value="871.6671053385">
            <text:p>871,6671053385</text:p>
          </table:table-cell>
          <table:table-cell office:value-type="float" office:value="811.5629532606">
            <text:p>811,5629532606</text:p>
          </table:table-cell>
          <table:table-cell office:value-type="float" office:value="772.4725860873">
            <text:p>772,4725860873</text:p>
          </table:table-cell>
          <table:table-cell office:value-type="float" office:value="732.7699827985">
            <text:p>732,7699827985</text:p>
          </table:table-cell>
          <table:table-cell office:value-type="float" office:value="593.1272466818">
            <text:p>593,1272466818</text:p>
          </table:table-cell>
          <table:table-cell office:value-type="float" office:value="652.2887325828">
            <text:p>652,2887325828</text:p>
          </table:table-cell>
          <table:table-cell office:value-type="float" office:value="719.979516975">
            <text:p>719,979516975</text:p>
          </table:table-cell>
          <table:table-cell office:value-type="float" office:value="813.8340104692">
            <text:p>813,8340104692</text:p>
          </table:table-cell>
          <table:table-cell office:value-type="float" office:value="913.5306295763">
            <text:p>913,5306295763</text:p>
          </table:table-cell>
          <table:table-cell office:value-type="float" office:value="942.0386553654">
            <text:p>942,0386553654</text:p>
          </table:table-cell>
          <table:table-cell office:value-type="float" office:value="939.7802726584">
            <text:p>939,7802726584</text:p>
          </table:table-cell>
          <table:table-cell office:value-type="float" office:value="933.5032635816">
            <text:p>933,5032635816</text:p>
          </table:table-cell>
          <table:table-cell office:value-type="float" office:value="917.5637152028">
            <text:p>917,5637152028</text:p>
          </table:table-cell>
          <table:table-cell office:value-type="string">
            <text:p>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18:10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30" meta:object-count="0"/>
    <meta:generator>OpenOffice/4.1.5$Win32 OpenOffice.org_project/415m1$Build-9789</meta:generator>
  </office:meta>
</office:document-meta>
</file>